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n100_heading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13.929000854492" calcext:value-type="float">
            <text:p>113.929000854492</text:p>
          </table:table-cell>
          <table:table-cell office:value-type="float" office:value="-7.46400022506714" calcext:value-type="float">
            <text:p>-7.46400022506714</text:p>
          </table:table-cell>
          <table:table-cell office:value-type="float" office:value="-7.19399976730347" calcext:value-type="float">
            <text:p>-7.19399976730347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2.992229114678" calcext:value-type="float">
            <text:p>-222.992229114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.934997558594" calcext:value-type="float">
            <text:p>113.934997558594</text:p>
          </table:table-cell>
          <table:table-cell office:value-type="float" office:value="-7.46199989318848" calcext:value-type="float">
            <text:p>-7.46199989318848</text:p>
          </table:table-cell>
          <table:table-cell office:value-type="float" office:value="-7.19799995422363" calcext:value-type="float">
            <text:p>-7.19799995422363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2.564004670119" calcext:value-type="float">
            <text:p>-222.564004670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.930999755859" calcext:value-type="float">
            <text:p>113.930999755859</text:p>
          </table:table-cell>
          <table:table-cell office:value-type="float" office:value="-7.46099996566772" calcext:value-type="float">
            <text:p>-7.46099996566772</text:p>
          </table:table-cell>
          <table:table-cell office:value-type="float" office:value="-7.20100021362305" calcext:value-type="float">
            <text:p>-7.20100021362305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2.890523524719" calcext:value-type="float">
            <text:p>-222.890523524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.960998535156" calcext:value-type="float">
            <text:p>113.960998535156</text:p>
          </table:table-cell>
          <table:table-cell office:value-type="float" office:value="-7.46799993515015" calcext:value-type="float">
            <text:p>-7.46799993515015</text:p>
          </table:table-cell>
          <table:table-cell office:value-type="float" office:value="-7.20599985122681" calcext:value-type="float">
            <text:p>-7.20599985122681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1.720482327146" calcext:value-type="float">
            <text:p>-221.720482327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.057998657227" calcext:value-type="float">
            <text:p>114.057998657227</text:p>
          </table:table-cell>
          <table:table-cell office:value-type="float" office:value="-7.45300006866455" calcext:value-type="float">
            <text:p>-7.45300006866455</text:p>
          </table:table-cell>
          <table:table-cell office:value-type="float" office:value="-7.22100019454956" calcext:value-type="float">
            <text:p>-7.22100019454956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2.454379169624" calcext:value-type="float">
            <text:p>-222.4543791696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.096000671387" calcext:value-type="float">
            <text:p>114.096000671387</text:p>
          </table:table-cell>
          <table:table-cell office:value-type="float" office:value="-7.46000003814697" calcext:value-type="float">
            <text:p>-7.46000003814697</text:p>
          </table:table-cell>
          <table:table-cell office:value-type="float" office:value="-7.2189998626709" calcext:value-type="float">
            <text:p>-7.2189998626709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2.248809878132" calcext:value-type="float">
            <text:p>-222.248809878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.980003356934" calcext:value-type="float">
            <text:p>113.980003356934</text:p>
          </table:table-cell>
          <table:table-cell office:value-type="float" office:value="-7.23799991607666" calcext:value-type="float">
            <text:p>-7.23799991607666</text:p>
          </table:table-cell>
          <table:table-cell office:value-type="float" office:value="-7.07100009918213" calcext:value-type="float">
            <text:p>-7.07100009918213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2.018956302608" calcext:value-type="float">
            <text:p>-222.018956302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.786003112793" calcext:value-type="float">
            <text:p>113.786003112793</text:p>
          </table:table-cell>
          <table:table-cell office:value-type="float" office:value="-6.64799976348877" calcext:value-type="float">
            <text:p>-6.64799976348877</text:p>
          </table:table-cell>
          <table:table-cell office:value-type="float" office:value="-7.01000022888184" calcext:value-type="float">
            <text:p>-7.01000022888184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1.995478973619" calcext:value-type="float">
            <text:p>-221.995478973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.902000427246" calcext:value-type="float">
            <text:p>113.902000427246</text:p>
          </table:table-cell>
          <table:table-cell office:value-type="float" office:value="-6.86499977111816" calcext:value-type="float">
            <text:p>-6.86499977111816</text:p>
          </table:table-cell>
          <table:table-cell office:value-type="float" office:value="-7.08199977874756" calcext:value-type="float">
            <text:p>-7.08199977874756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1.759627799163" calcext:value-type="float">
            <text:p>-221.759627799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.991996765137" calcext:value-type="float">
            <text:p>113.991996765137</text:p>
          </table:table-cell>
          <table:table-cell office:value-type="float" office:value="-6.6100001335144" calcext:value-type="float">
            <text:p>-6.6100001335144</text:p>
          </table:table-cell>
          <table:table-cell office:value-type="float" office:value="-7.13100004196167" calcext:value-type="float">
            <text:p>-7.13100004196167</text:p>
          </table:table-cell>
          <table:table-cell office:value-type="float" office:value="100.244003295898" calcext:value-type="float">
            <text:p>100.244003295898</text:p>
          </table:table-cell>
          <table:table-cell office:value-type="float" office:value="-221.903900312248" calcext:value-type="float">
            <text:p>-221.903900312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.982002258301" calcext:value-type="float">
            <text:p>113.982002258301</text:p>
          </table:table-cell>
          <table:table-cell office:value-type="float" office:value="-6.7960000038147" calcext:value-type="float">
            <text:p>-6.7960000038147</text:p>
          </table:table-cell>
          <table:table-cell office:value-type="float" office:value="-7.11399984359741" calcext:value-type="float">
            <text:p>-7.11399984359741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2.403276004568" calcext:value-type="float">
            <text:p>-222.403276004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.888000488281" calcext:value-type="float">
            <text:p>113.888000488281</text:p>
          </table:table-cell>
          <table:table-cell office:value-type="float" office:value="-6.94299983978272" calcext:value-type="float">
            <text:p>-6.94299983978272</text:p>
          </table:table-cell>
          <table:table-cell office:value-type="float" office:value="-7.15199995040894" calcext:value-type="float">
            <text:p>-7.15199995040894</text:p>
          </table:table-cell>
          <table:table-cell office:value-type="float" office:value="100.25700378418" calcext:value-type="float">
            <text:p>100.25700378418</text:p>
          </table:table-cell>
          <table:table-cell office:value-type="float" office:value="-222.331503964447" calcext:value-type="float">
            <text:p>-222.331503964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.77799987793" calcext:value-type="float">
            <text:p>113.77799987793</text:p>
          </table:table-cell>
          <table:table-cell office:value-type="float" office:value="-6.76700019836426" calcext:value-type="float">
            <text:p>-6.76700019836426</text:p>
          </table:table-cell>
          <table:table-cell office:value-type="float" office:value="-7.1230001449585" calcext:value-type="float">
            <text:p>-7.1230001449585</text:p>
          </table:table-cell>
          <table:table-cell office:value-type="float" office:value="100.244003295898" calcext:value-type="float">
            <text:p>100.244003295898</text:p>
          </table:table-cell>
          <table:table-cell office:value-type="float" office:value="-222.061002050934" calcext:value-type="float">
            <text:p>-222.061002050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.680999755859" calcext:value-type="float">
            <text:p>113.680999755859</text:p>
          </table:table-cell>
          <table:table-cell office:value-type="float" office:value="-6.69399976730347" calcext:value-type="float">
            <text:p>-6.69399976730347</text:p>
          </table:table-cell>
          <table:table-cell office:value-type="float" office:value="-7.18499994277954" calcext:value-type="float">
            <text:p>-7.18499994277954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2.051404846433" calcext:value-type="float">
            <text:p>-222.051404846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283996582031" calcext:value-type="float">
            <text:p>113.283996582031</text:p>
          </table:table-cell>
          <table:table-cell office:value-type="float" office:value="-6.42399978637695" calcext:value-type="float">
            <text:p>-6.42399978637695</text:p>
          </table:table-cell>
          <table:table-cell office:value-type="float" office:value="-7.10799980163574" calcext:value-type="float">
            <text:p>-7.10799980163574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2.74575396724" calcext:value-type="float">
            <text:p>-222.745753967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.949996948242" calcext:value-type="float">
            <text:p>112.949996948242</text:p>
          </table:table-cell>
          <table:table-cell office:value-type="float" office:value="-7.0939998626709" calcext:value-type="float">
            <text:p>-7.0939998626709</text:p>
          </table:table-cell>
          <table:table-cell office:value-type="float" office:value="-6.88899993896484" calcext:value-type="float">
            <text:p>-6.88899993896484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3.123899288901" calcext:value-type="float">
            <text:p>-223.1238992889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.287002563477" calcext:value-type="float">
            <text:p>113.287002563477</text:p>
          </table:table-cell>
          <table:table-cell office:value-type="float" office:value="-7.69700002670288" calcext:value-type="float">
            <text:p>-7.69700002670288</text:p>
          </table:table-cell>
          <table:table-cell office:value-type="float" office:value="-7.22499990463257" calcext:value-type="float">
            <text:p>-7.22499990463257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2.77641970136" calcext:value-type="float">
            <text:p>-222.77641970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.305999755859" calcext:value-type="float">
            <text:p>113.305999755859</text:p>
          </table:table-cell>
          <table:table-cell office:value-type="float" office:value="-7.74599981307983" calcext:value-type="float">
            <text:p>-7.74599981307983</text:p>
          </table:table-cell>
          <table:table-cell office:value-type="float" office:value="-7.09499979019165" calcext:value-type="float">
            <text:p>-7.09499979019165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3.283597839136" calcext:value-type="float">
            <text:p>-223.283597839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.524002075195" calcext:value-type="float">
            <text:p>113.524002075195</text:p>
          </table:table-cell>
          <table:table-cell office:value-type="float" office:value="-7.57100009918213" calcext:value-type="float">
            <text:p>-7.57100009918213</text:p>
          </table:table-cell>
          <table:table-cell office:value-type="float" office:value="-7.28700017929077" calcext:value-type="float">
            <text:p>-7.28700017929077</text:p>
          </table:table-cell>
          <table:table-cell office:value-type="float" office:value="100.261001586914" calcext:value-type="float">
            <text:p>100.261001586914</text:p>
          </table:table-cell>
          <table:table-cell office:value-type="float" office:value="-223.142038209442" calcext:value-type="float">
            <text:p>-223.142038209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.444000244141" calcext:value-type="float">
            <text:p>113.444000244141</text:p>
          </table:table-cell>
          <table:table-cell office:value-type="float" office:value="-7.72700023651123" calcext:value-type="float">
            <text:p>-7.72700023651123</text:p>
          </table:table-cell>
          <table:table-cell office:value-type="float" office:value="-7.2350001335144" calcext:value-type="float">
            <text:p>-7.2350001335144</text:p>
          </table:table-cell>
          <table:table-cell office:value-type="float" office:value="100.352996826172" calcext:value-type="float">
            <text:p>100.352996826172</text:p>
          </table:table-cell>
          <table:table-cell office:value-type="float" office:value="-222.634967184607" calcext:value-type="float">
            <text:p>-222.6349671846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3.690002441406" calcext:value-type="float">
            <text:p>113.690002441406</text:p>
          </table:table-cell>
          <table:table-cell office:value-type="float" office:value="-7.84600019454956" calcext:value-type="float">
            <text:p>-7.84600019454956</text:p>
          </table:table-cell>
          <table:table-cell office:value-type="float" office:value="-7.27600002288818" calcext:value-type="float">
            <text:p>-7.27600002288818</text:p>
          </table:table-cell>
          <table:table-cell office:value-type="float" office:value="100.339996337891" calcext:value-type="float">
            <text:p>100.339996337891</text:p>
          </table:table-cell>
          <table:table-cell office:value-type="float" office:value="-222.462375825388" calcext:value-type="float">
            <text:p>-222.4623758253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898002624512" calcext:value-type="float">
            <text:p>113.898002624512</text:p>
          </table:table-cell>
          <table:table-cell office:value-type="float" office:value="-7.68699979782105" calcext:value-type="float">
            <text:p>-7.68699979782105</text:p>
          </table:table-cell>
          <table:table-cell office:value-type="float" office:value="-7.26700019836426" calcext:value-type="float">
            <text:p>-7.26700019836426</text:p>
          </table:table-cell>
          <table:table-cell office:value-type="float" office:value="100.34400177002" calcext:value-type="float">
            <text:p>100.34400177002</text:p>
          </table:table-cell>
          <table:table-cell office:value-type="float" office:value="-222.220493136631" calcext:value-type="float">
            <text:p>-222.2204931366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3.978996276855" calcext:value-type="float">
            <text:p>113.978996276855</text:p>
          </table:table-cell>
          <table:table-cell office:value-type="float" office:value="-7.67700004577637" calcext:value-type="float">
            <text:p>-7.67700004577637</text:p>
          </table:table-cell>
          <table:table-cell office:value-type="float" office:value="-7.21400022506714" calcext:value-type="float">
            <text:p>-7.21400022506714</text:p>
          </table:table-cell>
          <table:table-cell office:value-type="float" office:value="100.339996337891" calcext:value-type="float">
            <text:p>100.339996337891</text:p>
          </table:table-cell>
          <table:table-cell office:value-type="float" office:value="-222.609586664808" calcext:value-type="float">
            <text:p>-222.609586664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.896003723145" calcext:value-type="float">
            <text:p>113.896003723145</text:p>
          </table:table-cell>
          <table:table-cell office:value-type="float" office:value="-7.56199979782105" calcext:value-type="float">
            <text:p>-7.56199979782105</text:p>
          </table:table-cell>
          <table:table-cell office:value-type="float" office:value="-7.26999998092651" calcext:value-type="float">
            <text:p>-7.26999998092651</text:p>
          </table:table-cell>
          <table:table-cell office:value-type="float" office:value="100.357002258301" calcext:value-type="float">
            <text:p>100.357002258301</text:p>
          </table:table-cell>
          <table:table-cell office:value-type="float" office:value="-223.25262117839" calcext:value-type="float">
            <text:p>-223.252621178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3.755996704102" calcext:value-type="float">
            <text:p>113.755996704102</text:p>
          </table:table-cell>
          <table:table-cell office:value-type="float" office:value="-7.49599981307983" calcext:value-type="float">
            <text:p>-7.49599981307983</text:p>
          </table:table-cell>
          <table:table-cell office:value-type="float" office:value="-7.29500007629395" calcext:value-type="float">
            <text:p>-7.29500007629395</text:p>
          </table:table-cell>
          <table:table-cell office:value-type="float" office:value="100.327003479004" calcext:value-type="float">
            <text:p>100.327003479004</text:p>
          </table:table-cell>
          <table:table-cell office:value-type="float" office:value="-223.267446446998" calcext:value-type="float">
            <text:p>-223.2674464469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.609001159668" calcext:value-type="float">
            <text:p>113.609001159668</text:p>
          </table:table-cell>
          <table:table-cell office:value-type="float" office:value="-7.70599985122681" calcext:value-type="float">
            <text:p>-7.70599985122681</text:p>
          </table:table-cell>
          <table:table-cell office:value-type="float" office:value="-7.23600006103516" calcext:value-type="float">
            <text:p>-7.23600006103516</text:p>
          </table:table-cell>
          <table:table-cell office:value-type="float" office:value="100.339996337891" calcext:value-type="float">
            <text:p>100.339996337891</text:p>
          </table:table-cell>
          <table:table-cell office:value-type="float" office:value="-222.881688339537" calcext:value-type="float">
            <text:p>-222.8816883395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.504997253418" calcext:value-type="float">
            <text:p>113.504997253418</text:p>
          </table:table-cell>
          <table:table-cell office:value-type="float" office:value="-7.79699993133545" calcext:value-type="float">
            <text:p>-7.79699993133545</text:p>
          </table:table-cell>
          <table:table-cell office:value-type="float" office:value="-7.27899980545044" calcext:value-type="float">
            <text:p>-7.27899980545044</text:p>
          </table:table-cell>
          <table:table-cell office:value-type="float" office:value="100.339996337891" calcext:value-type="float">
            <text:p>100.339996337891</text:p>
          </table:table-cell>
          <table:table-cell office:value-type="float" office:value="-223.412348984623" calcext:value-type="float">
            <text:p>-223.4123489846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3.550003051758" calcext:value-type="float">
            <text:p>113.550003051758</text:p>
          </table:table-cell>
          <table:table-cell office:value-type="float" office:value="-7.55600023269653" calcext:value-type="float">
            <text:p>-7.55600023269653</text:p>
          </table:table-cell>
          <table:table-cell office:value-type="float" office:value="-7.23999977111816" calcext:value-type="float">
            <text:p>-7.23999977111816</text:p>
          </table:table-cell>
          <table:table-cell office:value-type="float" office:value="100.274002075195" calcext:value-type="float">
            <text:p>100.274002075195</text:p>
          </table:table-cell>
          <table:table-cell office:value-type="float" office:value="-222.948830315013" calcext:value-type="float">
            <text:p>-222.948830315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3.610000610352" calcext:value-type="float">
            <text:p>113.610000610352</text:p>
          </table:table-cell>
          <table:table-cell office:value-type="float" office:value="-7.32100009918213" calcext:value-type="float">
            <text:p>-7.32100009918213</text:p>
          </table:table-cell>
          <table:table-cell office:value-type="float" office:value="-7.26999998092651" calcext:value-type="float">
            <text:p>-7.26999998092651</text:p>
          </table:table-cell>
          <table:table-cell office:value-type="float" office:value="100.27799987793" calcext:value-type="float">
            <text:p>100.27799987793</text:p>
          </table:table-cell>
          <table:table-cell office:value-type="float" office:value="-222.209333326181" calcext:value-type="float">
            <text:p>-222.209333326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3.589996337891" calcext:value-type="float">
            <text:p>113.589996337891</text:p>
          </table:table-cell>
          <table:table-cell office:value-type="float" office:value="-7.24200010299683" calcext:value-type="float">
            <text:p>-7.24200010299683</text:p>
          </table:table-cell>
          <table:table-cell office:value-type="float" office:value="-7.32499980926514" calcext:value-type="float">
            <text:p>-7.32499980926514</text:p>
          </table:table-cell>
          <table:table-cell office:value-type="float" office:value="100.225997924805" calcext:value-type="float">
            <text:p>100.225997924805</text:p>
          </table:table-cell>
          <table:table-cell office:value-type="float" office:value="-222.9736019876" calcext:value-type="float">
            <text:p>-222.97360198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.671997070313" calcext:value-type="float">
            <text:p>113.671997070313</text:p>
          </table:table-cell>
          <table:table-cell office:value-type="float" office:value="-6.95699977874756" calcext:value-type="float">
            <text:p>-6.95699977874756</text:p>
          </table:table-cell>
          <table:table-cell office:value-type="float" office:value="-7.11600017547607" calcext:value-type="float">
            <text:p>-7.11600017547607</text:p>
          </table:table-cell>
          <table:table-cell office:value-type="float" office:value="100.109001159668" calcext:value-type="float">
            <text:p>100.109001159668</text:p>
          </table:table-cell>
          <table:table-cell office:value-type="float" office:value="-222.276166794072" calcext:value-type="float">
            <text:p>-222.276166794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3.879997253418" calcext:value-type="float">
            <text:p>113.879997253418</text:p>
          </table:table-cell>
          <table:table-cell office:value-type="float" office:value="-7.24300003051758" calcext:value-type="float">
            <text:p>-7.24300003051758</text:p>
          </table:table-cell>
          <table:table-cell office:value-type="float" office:value="-6.95800018310547" calcext:value-type="float">
            <text:p>-6.95800018310547</text:p>
          </table:table-cell>
          <table:table-cell office:value-type="float" office:value="100.591003417969" calcext:value-type="float">
            <text:p>100.591003417969</text:p>
          </table:table-cell>
          <table:table-cell office:value-type="float" office:value="-222.57972127624" calcext:value-type="float">
            <text:p>-222.579721276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4.335998535156" calcext:value-type="float">
            <text:p>114.335998535156</text:p>
          </table:table-cell>
          <table:table-cell office:value-type="float" office:value="-7.09899997711182" calcext:value-type="float">
            <text:p>-7.09899997711182</text:p>
          </table:table-cell>
          <table:table-cell office:value-type="float" office:value="-7.05499982833862" calcext:value-type="float">
            <text:p>-7.05499982833862</text:p>
          </table:table-cell>
          <table:table-cell office:value-type="float" office:value="100.555999755859" calcext:value-type="float">
            <text:p>100.555999755859</text:p>
          </table:table-cell>
          <table:table-cell office:value-type="float" office:value="-222.061316822286" calcext:value-type="float">
            <text:p>-222.061316822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.577003479004" calcext:value-type="float">
            <text:p>114.577003479004</text:p>
          </table:table-cell>
          <table:table-cell office:value-type="float" office:value="-7.08300018310547" calcext:value-type="float">
            <text:p>-7.08300018310547</text:p>
          </table:table-cell>
          <table:table-cell office:value-type="float" office:value="-7.07100009918213" calcext:value-type="float">
            <text:p>-7.07100009918213</text:p>
          </table:table-cell>
          <table:table-cell office:value-type="float" office:value="100.605003356934" calcext:value-type="float">
            <text:p>100.605003356934</text:p>
          </table:table-cell>
          <table:table-cell office:value-type="float" office:value="-221.532093301687" calcext:value-type="float">
            <text:p>-221.5320933016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.857002258301" calcext:value-type="float">
            <text:p>114.857002258301</text:p>
          </table:table-cell>
          <table:table-cell office:value-type="float" office:value="-7.10300016403198" calcext:value-type="float">
            <text:p>-7.10300016403198</text:p>
          </table:table-cell>
          <table:table-cell office:value-type="float" office:value="-7.03399991989136" calcext:value-type="float">
            <text:p>-7.03399991989136</text:p>
          </table:table-cell>
          <table:table-cell office:value-type="float" office:value="100.605003356934" calcext:value-type="float">
            <text:p>100.605003356934</text:p>
          </table:table-cell>
          <table:table-cell office:value-type="float" office:value="-221.661508466912" calcext:value-type="float">
            <text:p>-221.661508466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.773002624512" calcext:value-type="float">
            <text:p>114.773002624512</text:p>
          </table:table-cell>
          <table:table-cell office:value-type="float" office:value="-7.12599992752075" calcext:value-type="float">
            <text:p>-7.12599992752075</text:p>
          </table:table-cell>
          <table:table-cell office:value-type="float" office:value="-7.08799982070923" calcext:value-type="float">
            <text:p>-7.08799982070923</text:p>
          </table:table-cell>
          <table:table-cell office:value-type="float" office:value="100.605003356934" calcext:value-type="float">
            <text:p>100.605003356934</text:p>
          </table:table-cell>
          <table:table-cell office:value-type="float" office:value="-222.55489331464" calcext:value-type="float">
            <text:p>-222.554893314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.750999450684" calcext:value-type="float">
            <text:p>114.750999450684</text:p>
          </table:table-cell>
          <table:table-cell office:value-type="float" office:value="-7.1399998664856" calcext:value-type="float">
            <text:p>-7.1399998664856</text:p>
          </table:table-cell>
          <table:table-cell office:value-type="float" office:value="-7.05999994277954" calcext:value-type="float">
            <text:p>-7.05999994277954</text:p>
          </table:table-cell>
          <table:table-cell office:value-type="float" office:value="100.513000488281" calcext:value-type="float">
            <text:p>100.513000488281</text:p>
          </table:table-cell>
          <table:table-cell office:value-type="float" office:value="-221.725298120737" calcext:value-type="float">
            <text:p>-221.7252981207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.622001647949" calcext:value-type="float">
            <text:p>114.622001647949</text:p>
          </table:table-cell>
          <table:table-cell office:value-type="float" office:value="-6.94999980926514" calcext:value-type="float">
            <text:p>-6.94999980926514</text:p>
          </table:table-cell>
          <table:table-cell office:value-type="float" office:value="-6.99399995803833" calcext:value-type="float">
            <text:p>-6.99399995803833</text:p>
          </table:table-cell>
          <table:table-cell office:value-type="float" office:value="100.421997070313" calcext:value-type="float">
            <text:p>100.421997070313</text:p>
          </table:table-cell>
          <table:table-cell office:value-type="float" office:value="-222.37017101244" calcext:value-type="float">
            <text:p>-222.370171012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5.247001647949" calcext:value-type="float">
            <text:p>115.247001647949</text:p>
          </table:table-cell>
          <table:table-cell office:value-type="float" office:value="-6.99100017547607" calcext:value-type="float">
            <text:p>-6.99100017547607</text:p>
          </table:table-cell>
          <table:table-cell office:value-type="float" office:value="-7.09200000762939" calcext:value-type="float">
            <text:p>-7.09200000762939</text:p>
          </table:table-cell>
          <table:table-cell office:value-type="float" office:value="100.434997558594" calcext:value-type="float">
            <text:p>100.434997558594</text:p>
          </table:table-cell>
          <table:table-cell office:value-type="float" office:value="-221.096990307364" calcext:value-type="float">
            <text:p>-221.0969903073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.263999938965" calcext:value-type="float">
            <text:p>115.263999938965</text:p>
          </table:table-cell>
          <table:table-cell office:value-type="float" office:value="-6.98199987411499" calcext:value-type="float">
            <text:p>-6.98199987411499</text:p>
          </table:table-cell>
          <table:table-cell office:value-type="float" office:value="-7.20100021362305" calcext:value-type="float">
            <text:p>-7.20100021362305</text:p>
          </table:table-cell>
          <table:table-cell office:value-type="float" office:value="100.400001525879" calcext:value-type="float">
            <text:p>100.400001525879</text:p>
          </table:table-cell>
          <table:table-cell office:value-type="float" office:value="-221.545642794654" calcext:value-type="float">
            <text:p>-221.5456427946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5.244003295898" calcext:value-type="float">
            <text:p>115.244003295898</text:p>
          </table:table-cell>
          <table:table-cell office:value-type="float" office:value="-7.07200002670288" calcext:value-type="float">
            <text:p>-7.07200002670288</text:p>
          </table:table-cell>
          <table:table-cell office:value-type="float" office:value="-7.16300010681152" calcext:value-type="float">
            <text:p>-7.16300010681152</text:p>
          </table:table-cell>
          <table:table-cell office:value-type="float" office:value="100.370002746582" calcext:value-type="float">
            <text:p>100.370002746582</text:p>
          </table:table-cell>
          <table:table-cell office:value-type="float" office:value="-221.442989011849" calcext:value-type="float">
            <text:p>-221.4429890118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.160003662109" calcext:value-type="float">
            <text:p>115.160003662109</text:p>
          </table:table-cell>
          <table:table-cell office:value-type="float" office:value="-7.04199981689453" calcext:value-type="float">
            <text:p>-7.04199981689453</text:p>
          </table:table-cell>
          <table:table-cell office:value-type="float" office:value="-6.61899995803833" calcext:value-type="float">
            <text:p>-6.61899995803833</text:p>
          </table:table-cell>
          <table:table-cell office:value-type="float" office:value="100.374000549316" calcext:value-type="float">
            <text:p>100.374000549316</text:p>
          </table:table-cell>
          <table:table-cell office:value-type="float" office:value="-221.647032724521" calcext:value-type="float">
            <text:p>-221.6470327245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5.238998413086" calcext:value-type="float">
            <text:p>115.238998413086</text:p>
          </table:table-cell>
          <table:table-cell office:value-type="float" office:value="-7.10099983215332" calcext:value-type="float">
            <text:p>-7.10099983215332</text:p>
          </table:table-cell>
          <table:table-cell office:value-type="float" office:value="-7.14799976348877" calcext:value-type="float">
            <text:p>-7.14799976348877</text:p>
          </table:table-cell>
          <table:table-cell office:value-type="float" office:value="100.34400177002" calcext:value-type="float">
            <text:p>100.34400177002</text:p>
          </table:table-cell>
          <table:table-cell office:value-type="float" office:value="-221.447902223795" calcext:value-type="float">
            <text:p>-221.4479022237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5.167999267578" calcext:value-type="float">
            <text:p>115.167999267578</text:p>
          </table:table-cell>
          <table:table-cell office:value-type="float" office:value="-7.06799983978272" calcext:value-type="float">
            <text:p>-7.06799983978272</text:p>
          </table:table-cell>
          <table:table-cell office:value-type="float" office:value="-7.16099977493286" calcext:value-type="float">
            <text:p>-7.16099977493286</text:p>
          </table:table-cell>
          <table:table-cell office:value-type="float" office:value="100.318000793457" calcext:value-type="float">
            <text:p>100.318000793457</text:p>
          </table:table-cell>
          <table:table-cell office:value-type="float" office:value="-221.885841255343" calcext:value-type="float">
            <text:p>-221.8858412553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.127998352051" calcext:value-type="float">
            <text:p>115.127998352051</text:p>
          </table:table-cell>
          <table:table-cell office:value-type="float" office:value="-6.98799991607666" calcext:value-type="float">
            <text:p>-6.98799991607666</text:p>
          </table:table-cell>
          <table:table-cell office:value-type="float" office:value="-7.23600006103516" calcext:value-type="float">
            <text:p>-7.23600006103516</text:p>
          </table:table-cell>
          <table:table-cell office:value-type="float" office:value="100.321998596191" calcext:value-type="float">
            <text:p>100.321998596191</text:p>
          </table:table-cell>
          <table:table-cell office:value-type="float" office:value="-221.885841255343" calcext:value-type="float">
            <text:p>-221.8858412553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.03800201416" calcext:value-type="float">
            <text:p>115.03800201416</text:p>
          </table:table-cell>
          <table:table-cell office:value-type="float" office:value="-7.13500022888184" calcext:value-type="float">
            <text:p>-7.13500022888184</text:p>
          </table:table-cell>
          <table:table-cell office:value-type="float" office:value="-7.19399976730347" calcext:value-type="float">
            <text:p>-7.19399976730347</text:p>
          </table:table-cell>
          <table:table-cell office:value-type="float" office:value="100.321998596191" calcext:value-type="float">
            <text:p>100.321998596191</text:p>
          </table:table-cell>
          <table:table-cell office:value-type="float" office:value="-221.981096928249" calcext:value-type="float">
            <text:p>-221.9810969282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4.97200012207" calcext:value-type="float">
            <text:p>114.97200012207</text:p>
          </table:table-cell>
          <table:table-cell office:value-type="float" office:value="-7.12099981307983" calcext:value-type="float">
            <text:p>-7.12099981307983</text:p>
          </table:table-cell>
          <table:table-cell office:value-type="float" office:value="-7.18900012969971" calcext:value-type="float">
            <text:p>-7.18900012969971</text:p>
          </table:table-cell>
          <table:table-cell office:value-type="float" office:value="100.307998657227" calcext:value-type="float">
            <text:p>100.307998657227</text:p>
          </table:table-cell>
          <table:table-cell office:value-type="float" office:value="-221.825660331285" calcext:value-type="float">
            <text:p>-221.8256603312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4.945999145508" calcext:value-type="float">
            <text:p>114.945999145508</text:p>
          </table:table-cell>
          <table:table-cell office:value-type="float" office:value="-7.08300018310547" calcext:value-type="float">
            <text:p>-7.08300018310547</text:p>
          </table:table-cell>
          <table:table-cell office:value-type="float" office:value="-7.20800018310547" calcext:value-type="float">
            <text:p>-7.20800018310547</text:p>
          </table:table-cell>
          <table:table-cell office:value-type="float" office:value="100.294998168945" calcext:value-type="float">
            <text:p>100.294998168945</text:p>
          </table:table-cell>
          <table:table-cell office:value-type="float" office:value="-221.650115812484" calcext:value-type="float">
            <text:p>-221.6501158124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4.86499786377" calcext:value-type="float">
            <text:p>114.86499786377</text:p>
          </table:table-cell>
          <table:table-cell office:value-type="float" office:value="-7.05999994277954" calcext:value-type="float">
            <text:p>-7.05999994277954</text:p>
          </table:table-cell>
          <table:table-cell office:value-type="float" office:value="-7.22599983215332" calcext:value-type="float">
            <text:p>-7.22599983215332</text:p>
          </table:table-cell>
          <table:table-cell office:value-type="float" office:value="100.281997680664" calcext:value-type="float">
            <text:p>100.281997680664</text:p>
          </table:table-cell>
          <table:table-cell office:value-type="float" office:value="-221.806285737207" calcext:value-type="float">
            <text:p>-221.806285737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.782997131348" calcext:value-type="float">
            <text:p>114.782997131348</text:p>
          </table:table-cell>
          <table:table-cell office:value-type="float" office:value="-7.09299993515015" calcext:value-type="float">
            <text:p>-7.09299993515015</text:p>
          </table:table-cell>
          <table:table-cell office:value-type="float" office:value="-7.22499990463257" calcext:value-type="float">
            <text:p>-7.22499990463257</text:p>
          </table:table-cell>
          <table:table-cell office:value-type="float" office:value="100.281997680664" calcext:value-type="float">
            <text:p>100.281997680664</text:p>
          </table:table-cell>
          <table:table-cell office:value-type="float" office:value="-222.073328780447" calcext:value-type="float">
            <text:p>-222.0733287804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.710998535156" calcext:value-type="float">
            <text:p>114.710998535156</text:p>
          </table:table-cell>
          <table:table-cell office:value-type="float" office:value="-7.08199977874756" calcext:value-type="float">
            <text:p>-7.08199977874756</text:p>
          </table:table-cell>
          <table:table-cell office:value-type="float" office:value="-7.20900011062622" calcext:value-type="float">
            <text:p>-7.20900011062622</text:p>
          </table:table-cell>
          <table:table-cell office:value-type="float" office:value="100.294998168945" calcext:value-type="float">
            <text:p>100.294998168945</text:p>
          </table:table-cell>
          <table:table-cell office:value-type="float" office:value="-221.608141873122" calcext:value-type="float">
            <text:p>-221.6081418731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.666999816895" calcext:value-type="float">
            <text:p>114.666999816895</text:p>
          </table:table-cell>
          <table:table-cell office:value-type="float" office:value="-7.11899995803833" calcext:value-type="float">
            <text:p>-7.11899995803833</text:p>
          </table:table-cell>
          <table:table-cell office:value-type="float" office:value="-7.21700000762939" calcext:value-type="float">
            <text:p>-7.21700000762939</text:p>
          </table:table-cell>
          <table:table-cell office:value-type="float" office:value="100.286003112793" calcext:value-type="float">
            <text:p>100.286003112793</text:p>
          </table:table-cell>
          <table:table-cell office:value-type="float" office:value="-221.629938500279" calcext:value-type="float">
            <text:p>-221.6299385002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4.608001708984" calcext:value-type="float">
            <text:p>114.608001708984</text:p>
          </table:table-cell>
          <table:table-cell office:value-type="float" office:value="-7.11100006103516" calcext:value-type="float">
            <text:p>-7.11100006103516</text:p>
          </table:table-cell>
          <table:table-cell office:value-type="float" office:value="-7.21999979019165" calcext:value-type="float">
            <text:p>-7.21999979019165</text:p>
          </table:table-cell>
          <table:table-cell office:value-type="float" office:value="100.273002624512" calcext:value-type="float">
            <text:p>100.273002624512</text:p>
          </table:table-cell>
          <table:table-cell office:value-type="float" office:value="-221.764323384539" calcext:value-type="float">
            <text:p>-221.7643233845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.738998413086" calcext:value-type="float">
            <text:p>114.738998413086</text:p>
          </table:table-cell>
          <table:table-cell office:value-type="float" office:value="-7.19299983978272" calcext:value-type="float">
            <text:p>-7.19299983978272</text:p>
          </table:table-cell>
          <table:table-cell office:value-type="float" office:value="-7.18599987030029" calcext:value-type="float">
            <text:p>-7.18599987030029</text:p>
          </table:table-cell>
          <table:table-cell office:value-type="float" office:value="100.299003601074" calcext:value-type="float">
            <text:p>100.299003601074</text:p>
          </table:table-cell>
          <table:table-cell office:value-type="float" office:value="-221.435910563584" calcext:value-type="float">
            <text:p>-221.435910563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948997497559" calcext:value-type="float">
            <text:p>114.948997497559</text:p>
          </table:table-cell>
          <table:table-cell office:value-type="float" office:value="-6.92500019073486" calcext:value-type="float">
            <text:p>-6.92500019073486</text:p>
          </table:table-cell>
          <table:table-cell office:value-type="float" office:value="-7.2960000038147" calcext:value-type="float">
            <text:p>-7.2960000038147</text:p>
          </table:table-cell>
          <table:table-cell office:value-type="float" office:value="100.699996948242" calcext:value-type="float">
            <text:p>100.699996948242</text:p>
          </table:table-cell>
          <table:table-cell office:value-type="float" office:value="-222.097312316768" calcext:value-type="float">
            <text:p>-222.0973123167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5.535003662109" calcext:value-type="float">
            <text:p>115.535003662109</text:p>
          </table:table-cell>
          <table:table-cell office:value-type="float" office:value="-7.35500001907349" calcext:value-type="float">
            <text:p>-7.35500001907349</text:p>
          </table:table-cell>
          <table:table-cell office:value-type="float" office:value="-7.13899993896484" calcext:value-type="float">
            <text:p>-7.13899993896484</text:p>
          </table:table-cell>
          <table:table-cell office:value-type="float" office:value="100.533996582031" calcext:value-type="float">
            <text:p>100.533996582031</text:p>
          </table:table-cell>
          <table:table-cell office:value-type="float" office:value="-220.477621627709" calcext:value-type="float">
            <text:p>-220.4776216277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.092002868652" calcext:value-type="float">
            <text:p>116.092002868652</text:p>
          </table:table-cell>
          <table:table-cell office:value-type="float" office:value="-7.77600002288818" calcext:value-type="float">
            <text:p>-7.77600002288818</text:p>
          </table:table-cell>
          <table:table-cell office:value-type="float" office:value="-7.05600023269653" calcext:value-type="float">
            <text:p>-7.05600023269653</text:p>
          </table:table-cell>
          <table:table-cell office:value-type="float" office:value="100.678001403809" calcext:value-type="float">
            <text:p>100.678001403809</text:p>
          </table:table-cell>
          <table:table-cell office:value-type="float" office:value="-220.42309364541" calcext:value-type="float">
            <text:p>-220.423093645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.26000213623" calcext:value-type="float">
            <text:p>116.26000213623</text:p>
          </table:table-cell>
          <table:table-cell office:value-type="float" office:value="-7.2960000038147" calcext:value-type="float">
            <text:p>-7.2960000038147</text:p>
          </table:table-cell>
          <table:table-cell office:value-type="float" office:value="-7.16699981689453" calcext:value-type="float">
            <text:p>-7.16699981689453</text:p>
          </table:table-cell>
          <table:table-cell office:value-type="float" office:value="100.678001403809" calcext:value-type="float">
            <text:p>100.678001403809</text:p>
          </table:table-cell>
          <table:table-cell office:value-type="float" office:value="-220.64912520406" calcext:value-type="float">
            <text:p>-220.649125204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6.417999267578" calcext:value-type="float">
            <text:p>116.417999267578</text:p>
          </table:table-cell>
          <table:table-cell office:value-type="float" office:value="-7.03499984741211" calcext:value-type="float">
            <text:p>-7.03499984741211</text:p>
          </table:table-cell>
          <table:table-cell office:value-type="float" office:value="-7.24900007247925" calcext:value-type="float">
            <text:p>-7.24900007247925</text:p>
          </table:table-cell>
          <table:table-cell office:value-type="float" office:value="100.652000427246" calcext:value-type="float">
            <text:p>100.652000427246</text:p>
          </table:table-cell>
          <table:table-cell office:value-type="float" office:value="-220.431009514819" calcext:value-type="float">
            <text:p>-220.4310095148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.573997497559" calcext:value-type="float">
            <text:p>116.573997497559</text:p>
          </table:table-cell>
          <table:table-cell office:value-type="float" office:value="-6.78599977493286" calcext:value-type="float">
            <text:p>-6.78599977493286</text:p>
          </table:table-cell>
          <table:table-cell office:value-type="float" office:value="-7.26900005340576" calcext:value-type="float">
            <text:p>-7.26900005340576</text:p>
          </table:table-cell>
          <table:table-cell office:value-type="float" office:value="100.628997802734" calcext:value-type="float">
            <text:p>100.628997802734</text:p>
          </table:table-cell>
          <table:table-cell office:value-type="float" office:value="-220.253162421699" calcext:value-type="float">
            <text:p>-220.2531624216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6.611000061035" calcext:value-type="float">
            <text:p>116.611000061035</text:p>
          </table:table-cell>
          <table:table-cell office:value-type="float" office:value="-7.15000009536743" calcext:value-type="float">
            <text:p>-7.15000009536743</text:p>
          </table:table-cell>
          <table:table-cell office:value-type="float" office:value="-7.23199987411499" calcext:value-type="float">
            <text:p>-7.23199987411499</text:p>
          </table:table-cell>
          <table:table-cell office:value-type="float" office:value="100.611999511719" calcext:value-type="float">
            <text:p>100.611999511719</text:p>
          </table:table-cell>
          <table:table-cell office:value-type="float" office:value="-219.924050349782" calcext:value-type="float">
            <text:p>-219.9240503497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6.73999786377" calcext:value-type="float">
            <text:p>116.73999786377</text:p>
          </table:table-cell>
          <table:table-cell office:value-type="float" office:value="-7.09499979019165" calcext:value-type="float">
            <text:p>-7.09499979019165</text:p>
          </table:table-cell>
          <table:table-cell office:value-type="float" office:value="-7.2810001373291" calcext:value-type="float">
            <text:p>-7.2810001373291</text:p>
          </table:table-cell>
          <table:table-cell office:value-type="float" office:value="100.602996826172" calcext:value-type="float">
            <text:p>100.602996826172</text:p>
          </table:table-cell>
          <table:table-cell office:value-type="float" office:value="-219.618570732692" calcext:value-type="float">
            <text:p>-219.6185707326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6.84400177002" calcext:value-type="float">
            <text:p>116.84400177002</text:p>
          </table:table-cell>
          <table:table-cell office:value-type="float" office:value="-7.11700010299683" calcext:value-type="float">
            <text:p>-7.11700010299683</text:p>
          </table:table-cell>
          <table:table-cell office:value-type="float" office:value="-7.25400018692017" calcext:value-type="float">
            <text:p>-7.25400018692017</text:p>
          </table:table-cell>
          <table:table-cell office:value-type="float" office:value="100.611999511719" calcext:value-type="float">
            <text:p>100.611999511719</text:p>
          </table:table-cell>
          <table:table-cell office:value-type="float" office:value="-219.728559255226" calcext:value-type="float">
            <text:p>-219.728559255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6.777000427246" calcext:value-type="float">
            <text:p>116.777000427246</text:p>
          </table:table-cell>
          <table:table-cell office:value-type="float" office:value="-7.11600017547607" calcext:value-type="float">
            <text:p>-7.11600017547607</text:p>
          </table:table-cell>
          <table:table-cell office:value-type="float" office:value="-7.26700019836426" calcext:value-type="float">
            <text:p>-7.26700019836426</text:p>
          </table:table-cell>
          <table:table-cell office:value-type="float" office:value="100.589996337891" calcext:value-type="float">
            <text:p>100.589996337891</text:p>
          </table:table-cell>
          <table:table-cell office:value-type="float" office:value="-213.677537401177" calcext:value-type="float">
            <text:p>-213.6775374011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6.789001464844" calcext:value-type="float">
            <text:p>116.789001464844</text:p>
          </table:table-cell>
          <table:table-cell office:value-type="float" office:value="-7.1399998664856" calcext:value-type="float">
            <text:p>-7.1399998664856</text:p>
          </table:table-cell>
          <table:table-cell office:value-type="float" office:value="-7.25299978256226" calcext:value-type="float">
            <text:p>-7.25299978256226</text:p>
          </table:table-cell>
          <table:table-cell office:value-type="float" office:value="100.585998535156" calcext:value-type="float">
            <text:p>100.585998535156</text:p>
          </table:table-cell>
          <table:table-cell office:value-type="float" office:value="-197.94939942856" calcext:value-type="float">
            <text:p>-197.949399428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7.350997924805" calcext:value-type="float">
            <text:p>117.350997924805</text:p>
          </table:table-cell>
          <table:table-cell office:value-type="float" office:value="-7.40500020980835" calcext:value-type="float">
            <text:p>-7.40500020980835</text:p>
          </table:table-cell>
          <table:table-cell office:value-type="float" office:value="-7.12200021743774" calcext:value-type="float">
            <text:p>-7.12200021743774</text:p>
          </table:table-cell>
          <table:table-cell office:value-type="float" office:value="100.559997558594" calcext:value-type="float">
            <text:p>100.559997558594</text:p>
          </table:table-cell>
          <table:table-cell office:value-type="float" office:value="-198.878003958581" calcext:value-type="float">
            <text:p>-198.8780039585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.819999694824" calcext:value-type="float">
            <text:p>117.819999694824</text:p>
          </table:table-cell>
          <table:table-cell office:value-type="float" office:value="-7.08199977874756" calcext:value-type="float">
            <text:p>-7.08199977874756</text:p>
          </table:table-cell>
          <table:table-cell office:value-type="float" office:value="-7.27899980545044" calcext:value-type="float">
            <text:p>-7.27899980545044</text:p>
          </table:table-cell>
          <table:table-cell office:value-type="float" office:value="100.53800201416" calcext:value-type="float">
            <text:p>100.53800201416</text:p>
          </table:table-cell>
          <table:table-cell office:value-type="float" office:value="-210.400490684017" calcext:value-type="float">
            <text:p>-210.4004906840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7.828002929688" calcext:value-type="float">
            <text:p>117.828002929688</text:p>
          </table:table-cell>
          <table:table-cell office:value-type="float" office:value="-7.17199993133545" calcext:value-type="float">
            <text:p>-7.17199993133545</text:p>
          </table:table-cell>
          <table:table-cell office:value-type="float" office:value="-7.25400018692017" calcext:value-type="float">
            <text:p>-7.25400018692017</text:p>
          </table:table-cell>
          <table:table-cell office:value-type="float" office:value="100.551002502441" calcext:value-type="float">
            <text:p>100.551002502441</text:p>
          </table:table-cell>
          <table:table-cell office:value-type="float" office:value="-206.496012559663" calcext:value-type="float">
            <text:p>-206.4960125596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7.863998413086" calcext:value-type="float">
            <text:p>117.863998413086</text:p>
          </table:table-cell>
          <table:table-cell office:value-type="float" office:value="-7.13600015640259" calcext:value-type="float">
            <text:p>-7.13600015640259</text:p>
          </table:table-cell>
          <table:table-cell office:value-type="float" office:value="-7.27799987792969" calcext:value-type="float">
            <text:p>-7.27799987792969</text:p>
          </table:table-cell>
          <table:table-cell office:value-type="float" office:value="100.53800201416" calcext:value-type="float">
            <text:p>100.53800201416</text:p>
          </table:table-cell>
          <table:table-cell office:value-type="float" office:value="-207.235747576603" calcext:value-type="float">
            <text:p>-207.2357475766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.898002624512" calcext:value-type="float">
            <text:p>117.898002624512</text:p>
          </table:table-cell>
          <table:table-cell office:value-type="float" office:value="-7.10599994659424" calcext:value-type="float">
            <text:p>-7.10599994659424</text:p>
          </table:table-cell>
          <table:table-cell office:value-type="float" office:value="-7.28900003433228" calcext:value-type="float">
            <text:p>-7.28900003433228</text:p>
          </table:table-cell>
          <table:table-cell office:value-type="float" office:value="100.525001525879" calcext:value-type="float">
            <text:p>100.525001525879</text:p>
          </table:table-cell>
          <table:table-cell office:value-type="float" office:value="-209.488635177462" calcext:value-type="float">
            <text:p>-209.4886351774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7.903999328613" calcext:value-type="float">
            <text:p>117.903999328613</text:p>
          </table:table-cell>
          <table:table-cell office:value-type="float" office:value="-7.23899984359741" calcext:value-type="float">
            <text:p>-7.23899984359741</text:p>
          </table:table-cell>
          <table:table-cell office:value-type="float" office:value="-7.27500009536743" calcext:value-type="float">
            <text:p>-7.27500009536743</text:p>
          </table:table-cell>
          <table:table-cell office:value-type="float" office:value="100.512001037598" calcext:value-type="float">
            <text:p>100.512001037598</text:p>
          </table:table-cell>
          <table:table-cell office:value-type="float" office:value="-225.582360227106" calcext:value-type="float">
            <text:p>-225.582360227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7.972999572754" calcext:value-type="float">
            <text:p>117.972999572754</text:p>
          </table:table-cell>
          <table:table-cell office:value-type="float" office:value="-7.05800008773804" calcext:value-type="float">
            <text:p>-7.05800008773804</text:p>
          </table:table-cell>
          <table:table-cell office:value-type="float" office:value="-7.29500007629395" calcext:value-type="float">
            <text:p>-7.29500007629395</text:p>
          </table:table-cell>
          <table:table-cell office:value-type="float" office:value="100.515998840332" calcext:value-type="float">
            <text:p>100.515998840332</text:p>
          </table:table-cell>
          <table:table-cell office:value-type="float" office:value="-207.446912466937" calcext:value-type="float">
            <text:p>-207.4469124669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.983001708984" calcext:value-type="float">
            <text:p>117.983001708984</text:p>
          </table:table-cell>
          <table:table-cell office:value-type="float" office:value="-7.14499998092651" calcext:value-type="float">
            <text:p>-7.14499998092651</text:p>
          </table:table-cell>
          <table:table-cell office:value-type="float" office:value="-7.27400016784668" calcext:value-type="float">
            <text:p>-7.27400016784668</text:p>
          </table:table-cell>
          <table:table-cell office:value-type="float" office:value="100.525001525879" calcext:value-type="float">
            <text:p>100.525001525879</text:p>
          </table:table-cell>
          <table:table-cell office:value-type="float" office:value="-206.62758913632" calcext:value-type="float">
            <text:p>-206.627589136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.967002868652" calcext:value-type="float">
            <text:p>117.967002868652</text:p>
          </table:table-cell>
          <table:table-cell office:value-type="float" office:value="-7.48799991607666" calcext:value-type="float">
            <text:p>-7.48799991607666</text:p>
          </table:table-cell>
          <table:table-cell office:value-type="float" office:value="-7.11999988555908" calcext:value-type="float">
            <text:p>-7.11999988555908</text:p>
          </table:table-cell>
          <table:table-cell office:value-type="float" office:value="100.48999786377" calcext:value-type="float">
            <text:p>100.48999786377</text:p>
          </table:table-cell>
          <table:table-cell office:value-type="float" office:value="-206.821266459506" calcext:value-type="float">
            <text:p>-206.8212664595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.015998840332" calcext:value-type="float">
            <text:p>118.015998840332</text:p>
          </table:table-cell>
          <table:table-cell office:value-type="float" office:value="-7.22399997711182" calcext:value-type="float">
            <text:p>-7.22399997711182</text:p>
          </table:table-cell>
          <table:table-cell office:value-type="float" office:value="-7.17600011825562" calcext:value-type="float">
            <text:p>-7.17600011825562</text:p>
          </table:table-cell>
          <table:table-cell office:value-type="float" office:value="100.476997375488" calcext:value-type="float">
            <text:p>100.476997375488</text:p>
          </table:table-cell>
          <table:table-cell office:value-type="float" office:value="-207.805363577326" calcext:value-type="float">
            <text:p>-207.8053635773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8.053001403809" calcext:value-type="float">
            <text:p>118.053001403809</text:p>
          </table:table-cell>
          <table:table-cell office:value-type="float" office:value="-7.10400009155273" calcext:value-type="float">
            <text:p>-7.10400009155273</text:p>
          </table:table-cell>
          <table:table-cell office:value-type="float" office:value="-7.16800022125244" calcext:value-type="float">
            <text:p>-7.16800022125244</text:p>
          </table:table-cell>
          <table:table-cell office:value-type="float" office:value="100.476997375488" calcext:value-type="float">
            <text:p>100.476997375488</text:p>
          </table:table-cell>
          <table:table-cell office:value-type="float" office:value="-205.703007810477" calcext:value-type="float">
            <text:p>-205.7030078104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8.09400177002" calcext:value-type="float">
            <text:p>118.09400177002</text:p>
          </table:table-cell>
          <table:table-cell office:value-type="float" office:value="-7.09899997711182" calcext:value-type="float">
            <text:p>-7.09899997711182</text:p>
          </table:table-cell>
          <table:table-cell office:value-type="float" office:value="-7.30100011825562" calcext:value-type="float">
            <text:p>-7.30100011825562</text:p>
          </table:table-cell>
          <table:table-cell office:value-type="float" office:value="100.476997375488" calcext:value-type="float">
            <text:p>100.476997375488</text:p>
          </table:table-cell>
          <table:table-cell office:value-type="float" office:value="-202.268883563969" calcext:value-type="float">
            <text:p>-202.2688835639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.152000427246" calcext:value-type="float">
            <text:p>118.152000427246</text:p>
          </table:table-cell>
          <table:table-cell office:value-type="float" office:value="-6.8730001449585" calcext:value-type="float">
            <text:p>-6.8730001449585</text:p>
          </table:table-cell>
          <table:table-cell office:value-type="float" office:value="-7.30900001525879" calcext:value-type="float">
            <text:p>-7.30900001525879</text:p>
          </table:table-cell>
          <table:table-cell office:value-type="float" office:value="100.476997375488" calcext:value-type="float">
            <text:p>100.476997375488</text:p>
          </table:table-cell>
          <table:table-cell office:value-type="float" office:value="-195.589684047905" calcext:value-type="float">
            <text:p>-195.589684047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8.143997192383" calcext:value-type="float">
            <text:p>118.143997192383</text:p>
          </table:table-cell>
          <table:table-cell office:value-type="float" office:value="-7.15199995040894" calcext:value-type="float">
            <text:p>-7.15199995040894</text:p>
          </table:table-cell>
          <table:table-cell office:value-type="float" office:value="-7.28900003433228" calcext:value-type="float">
            <text:p>-7.28900003433228</text:p>
          </table:table-cell>
          <table:table-cell office:value-type="float" office:value="100.476997375488" calcext:value-type="float">
            <text:p>100.476997375488</text:p>
          </table:table-cell>
          <table:table-cell office:value-type="float" office:value="-220.102396255482" calcext:value-type="float">
            <text:p>-220.1023962554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.180000305176" calcext:value-type="float">
            <text:p>118.180000305176</text:p>
          </table:table-cell>
          <table:table-cell office:value-type="float" office:value="-7.13399982452393" calcext:value-type="float">
            <text:p>-7.13399982452393</text:p>
          </table:table-cell>
          <table:table-cell office:value-type="float" office:value="-7.29400014877319" calcext:value-type="float">
            <text:p>-7.29400014877319</text:p>
          </table:table-cell>
          <table:table-cell office:value-type="float" office:value="100.463996887207" calcext:value-type="float">
            <text:p>100.463996887207</text:p>
          </table:table-cell>
          <table:table-cell office:value-type="float" office:value="-220.871316113127" calcext:value-type="float">
            <text:p>-220.871316113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8.196998596191" calcext:value-type="float">
            <text:p>118.196998596191</text:p>
          </table:table-cell>
          <table:table-cell office:value-type="float" office:value="-7.1710000038147" calcext:value-type="float">
            <text:p>-7.1710000038147</text:p>
          </table:table-cell>
          <table:table-cell office:value-type="float" office:value="-7.28800010681152" calcext:value-type="float">
            <text:p>-7.28800010681152</text:p>
          </table:table-cell>
          <table:table-cell office:value-type="float" office:value="100.468002319336" calcext:value-type="float">
            <text:p>100.468002319336</text:p>
          </table:table-cell>
          <table:table-cell office:value-type="float" office:value="-221.310363632885" calcext:value-type="float">
            <text:p>-221.310363632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8.213996887207" calcext:value-type="float">
            <text:p>118.213996887207</text:p>
          </table:table-cell>
          <table:table-cell office:value-type="float" office:value="-7.2039999961853" calcext:value-type="float">
            <text:p>-7.2039999961853</text:p>
          </table:table-cell>
          <table:table-cell office:value-type="float" office:value="-7.28299999237061" calcext:value-type="float">
            <text:p>-7.28299999237061</text:p>
          </table:table-cell>
          <table:table-cell office:value-type="float" office:value="100.455001831055" calcext:value-type="float">
            <text:p>100.455001831055</text:p>
          </table:table-cell>
          <table:table-cell office:value-type="float" office:value="-220.947885303241" calcext:value-type="float">
            <text:p>-220.9478853032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.246002197266" calcext:value-type="float">
            <text:p>118.246002197266</text:p>
          </table:table-cell>
          <table:table-cell office:value-type="float" office:value="-7.26200008392334" calcext:value-type="float">
            <text:p>-7.26200008392334</text:p>
          </table:table-cell>
          <table:table-cell office:value-type="float" office:value="-7.25600004196167" calcext:value-type="float">
            <text:p>-7.25600004196167</text:p>
          </table:table-cell>
          <table:table-cell office:value-type="float" office:value="100.455001831055" calcext:value-type="float">
            <text:p>100.455001831055</text:p>
          </table:table-cell>
          <table:table-cell office:value-type="float" office:value="-220.876271915713" calcext:value-type="float">
            <text:p>-220.8762719157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8.184997558594" calcext:value-type="float">
            <text:p>118.184997558594</text:p>
          </table:table-cell>
          <table:table-cell office:value-type="float" office:value="-7.55600023269653" calcext:value-type="float">
            <text:p>-7.55600023269653</text:p>
          </table:table-cell>
          <table:table-cell office:value-type="float" office:value="-7.13899993896484" calcext:value-type="float">
            <text:p>-7.13899993896484</text:p>
          </table:table-cell>
          <table:table-cell office:value-type="float" office:value="100.468002319336" calcext:value-type="float">
            <text:p>100.468002319336</text:p>
          </table:table-cell>
          <table:table-cell office:value-type="float" office:value="-221.136176446199" calcext:value-type="float">
            <text:p>-221.1361764461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7.587997436523" calcext:value-type="float">
            <text:p>117.587997436523</text:p>
          </table:table-cell>
          <table:table-cell office:value-type="float" office:value="-7.07600021362305" calcext:value-type="float">
            <text:p>-7.07600021362305</text:p>
          </table:table-cell>
          <table:table-cell office:value-type="float" office:value="-7.23199987411499" calcext:value-type="float">
            <text:p>-7.23199987411499</text:p>
          </table:table-cell>
          <table:table-cell office:value-type="float" office:value="100.442001342773" calcext:value-type="float">
            <text:p>100.442001342773</text:p>
          </table:table-cell>
          <table:table-cell office:value-type="float" office:value="-221.136176446199" calcext:value-type="float">
            <text:p>-221.1361764461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5.358001708984" calcext:value-type="float">
            <text:p>115.358001708984</text:p>
          </table:table-cell>
          <table:table-cell office:value-type="float" office:value="-7.11899995803833" calcext:value-type="float">
            <text:p>-7.11899995803833</text:p>
          </table:table-cell>
          <table:table-cell office:value-type="float" office:value="-7.22700023651123" calcext:value-type="float">
            <text:p>-7.22700023651123</text:p>
          </table:table-cell>
          <table:table-cell office:value-type="float" office:value="100.468002319336" calcext:value-type="float">
            <text:p>100.468002319336</text:p>
          </table:table-cell>
          <table:table-cell office:value-type="float" office:value="-222.329336520971" calcext:value-type="float">
            <text:p>-222.3293365209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.339996337891" calcext:value-type="float">
            <text:p>115.339996337891</text:p>
          </table:table-cell>
          <table:table-cell office:value-type="float" office:value="-7.17899990081787" calcext:value-type="float">
            <text:p>-7.17899990081787</text:p>
          </table:table-cell>
          <table:table-cell office:value-type="float" office:value="-7.28299999237061" calcext:value-type="float">
            <text:p>-7.28299999237061</text:p>
          </table:table-cell>
          <table:table-cell office:value-type="float" office:value="100.442001342773" calcext:value-type="float">
            <text:p>100.442001342773</text:p>
          </table:table-cell>
          <table:table-cell office:value-type="float" office:value="-222.658642158021" calcext:value-type="float">
            <text:p>-222.658642158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5.355003356934" calcext:value-type="float">
            <text:p>115.355003356934</text:p>
          </table:table-cell>
          <table:table-cell office:value-type="float" office:value="-6.59600019454956" calcext:value-type="float">
            <text:p>-6.59600019454956</text:p>
          </table:table-cell>
          <table:table-cell office:value-type="float" office:value="-7.33500003814697" calcext:value-type="float">
            <text:p>-7.33500003814697</text:p>
          </table:table-cell>
          <table:table-cell office:value-type="float" office:value="100.468002319336" calcext:value-type="float">
            <text:p>100.468002319336</text:p>
          </table:table-cell>
          <table:table-cell office:value-type="float" office:value="-222.14291655021" calcext:value-type="float">
            <text:p>-222.142916550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4.90299987793" calcext:value-type="float">
            <text:p>114.90299987793</text:p>
          </table:table-cell>
          <table:table-cell office:value-type="float" office:value="-6.22599983215332" calcext:value-type="float">
            <text:p>-6.22599983215332</text:p>
          </table:table-cell>
          <table:table-cell office:value-type="float" office:value="-7.2979998588562" calcext:value-type="float">
            <text:p>-7.2979998588562</text:p>
          </table:table-cell>
          <table:table-cell office:value-type="float" office:value="100.458999633789" calcext:value-type="float">
            <text:p>100.458999633789</text:p>
          </table:table-cell>
          <table:table-cell office:value-type="float" office:value="-222.444680502765" calcext:value-type="float">
            <text:p>-222.4446805027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.320999145508" calcext:value-type="float">
            <text:p>115.320999145508</text:p>
          </table:table-cell>
          <table:table-cell office:value-type="float" office:value="-7.0149998664856" calcext:value-type="float">
            <text:p>-7.0149998664856</text:p>
          </table:table-cell>
          <table:table-cell office:value-type="float" office:value="-7.34700012207031" calcext:value-type="float">
            <text:p>-7.34700012207031</text:p>
          </table:table-cell>
          <table:table-cell office:value-type="float" office:value="100.432998657227" calcext:value-type="float">
            <text:p>100.432998657227</text:p>
          </table:table-cell>
          <table:table-cell office:value-type="float" office:value="-222.381256019543" calcext:value-type="float">
            <text:p>-222.3812560195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.166999816895" calcext:value-type="float">
            <text:p>115.166999816895</text:p>
          </table:table-cell>
          <table:table-cell office:value-type="float" office:value="-7.11700010299683" calcext:value-type="float">
            <text:p>-7.11700010299683</text:p>
          </table:table-cell>
          <table:table-cell office:value-type="float" office:value="-7.33099985122681" calcext:value-type="float">
            <text:p>-7.33099985122681</text:p>
          </table:table-cell>
          <table:table-cell office:value-type="float" office:value="100.432998657227" calcext:value-type="float">
            <text:p>100.432998657227</text:p>
          </table:table-cell>
          <table:table-cell office:value-type="float" office:value="-222.618748034988" calcext:value-type="float">
            <text:p>-222.6187480349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5.168998718262" calcext:value-type="float">
            <text:p>115.168998718262</text:p>
          </table:table-cell>
          <table:table-cell office:value-type="float" office:value="-7.03000020980835" calcext:value-type="float">
            <text:p>-7.03000020980835</text:p>
          </table:table-cell>
          <table:table-cell office:value-type="float" office:value="-7.39900016784668" calcext:value-type="float">
            <text:p>-7.39900016784668</text:p>
          </table:table-cell>
          <table:table-cell office:value-type="float" office:value="100.432998657227" calcext:value-type="float">
            <text:p>100.432998657227</text:p>
          </table:table-cell>
          <table:table-cell office:value-type="float" office:value="-222.647767217897" calcext:value-type="float">
            <text:p>-222.6477672178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.196998596191" calcext:value-type="float">
            <text:p>115.196998596191</text:p>
          </table:table-cell>
          <table:table-cell office:value-type="float" office:value="-7.01999998092651" calcext:value-type="float">
            <text:p>-7.01999998092651</text:p>
          </table:table-cell>
          <table:table-cell office:value-type="float" office:value="-7.40700006484985" calcext:value-type="float">
            <text:p>-7.40700006484985</text:p>
          </table:table-cell>
          <table:table-cell office:value-type="float" office:value="100.432998657227" calcext:value-type="float">
            <text:p>100.432998657227</text:p>
          </table:table-cell>
          <table:table-cell office:value-type="float" office:value="-223.369793179566" calcext:value-type="float">
            <text:p>-223.3697931795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5.217002868652" calcext:value-type="float">
            <text:p>115.217002868652</text:p>
          </table:table-cell>
          <table:table-cell office:value-type="float" office:value="-7.03399991989136" calcext:value-type="float">
            <text:p>-7.03399991989136</text:p>
          </table:table-cell>
          <table:table-cell office:value-type="float" office:value="-7.40799999237061" calcext:value-type="float">
            <text:p>-7.40799999237061</text:p>
          </table:table-cell>
          <table:table-cell office:value-type="float" office:value="100.419998168945" calcext:value-type="float">
            <text:p>100.419998168945</text:p>
          </table:table-cell>
          <table:table-cell office:value-type="float" office:value="-222.766484711522" calcext:value-type="float">
            <text:p>-222.7664847115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5.363998413086" calcext:value-type="float">
            <text:p>115.363998413086</text:p>
          </table:table-cell>
          <table:table-cell office:value-type="float" office:value="-7.125" calcext:value-type="float">
            <text:p>-7.125</text:p>
          </table:table-cell>
          <table:table-cell office:value-type="float" office:value="-7.43599987030029" calcext:value-type="float">
            <text:p>-7.43599987030029</text:p>
          </table:table-cell>
          <table:table-cell office:value-type="float" office:value="100.511001586914" calcext:value-type="float">
            <text:p>100.511001586914</text:p>
          </table:table-cell>
          <table:table-cell office:value-type="float" office:value="-222.087635019302" calcext:value-type="float">
            <text:p>-222.0876350193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.644996643066" calcext:value-type="float">
            <text:p>115.644996643066</text:p>
          </table:table-cell>
          <table:table-cell office:value-type="float" office:value="-7.02199983596802" calcext:value-type="float">
            <text:p>-7.02199983596802</text:p>
          </table:table-cell>
          <table:table-cell office:value-type="float" office:value="-7.44899988174439" calcext:value-type="float">
            <text:p>-7.44899988174439</text:p>
          </table:table-cell>
          <table:table-cell office:value-type="float" office:value="100.563003540039" calcext:value-type="float">
            <text:p>100.563003540039</text:p>
          </table:table-cell>
          <table:table-cell office:value-type="float" office:value="-222.936305212965" calcext:value-type="float">
            <text:p>-222.9363052129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5.944999694824" calcext:value-type="float">
            <text:p>115.944999694824</text:p>
          </table:table-cell>
          <table:table-cell office:value-type="float" office:value="-6.75500011444092" calcext:value-type="float">
            <text:p>-6.75500011444092</text:p>
          </table:table-cell>
          <table:table-cell office:value-type="float" office:value="-7.35099983215332" calcext:value-type="float">
            <text:p>-7.35099983215332</text:p>
          </table:table-cell>
          <table:table-cell office:value-type="float" office:value="100.567001342773" calcext:value-type="float">
            <text:p>100.567001342773</text:p>
          </table:table-cell>
          <table:table-cell office:value-type="float" office:value="-222.475936988835" calcext:value-type="float">
            <text:p>-222.4759369888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5.791000366211" calcext:value-type="float">
            <text:p>115.791000366211</text:p>
          </table:table-cell>
          <table:table-cell office:value-type="float" office:value="-6.73999977111816" calcext:value-type="float">
            <text:p>-6.73999977111816</text:p>
          </table:table-cell>
          <table:table-cell office:value-type="float" office:value="-7.4229998588562" calcext:value-type="float">
            <text:p>-7.4229998588562</text:p>
          </table:table-cell>
          <table:table-cell office:value-type="float" office:value="100.550003051758" calcext:value-type="float">
            <text:p>100.550003051758</text:p>
          </table:table-cell>
          <table:table-cell office:value-type="float" office:value="-222.346670785491" calcext:value-type="float">
            <text:p>-222.3466707854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.805000305176" calcext:value-type="float">
            <text:p>115.805000305176</text:p>
          </table:table-cell>
          <table:table-cell office:value-type="float" office:value="-6.86499977111816" calcext:value-type="float">
            <text:p>-6.86499977111816</text:p>
          </table:table-cell>
          <table:table-cell office:value-type="float" office:value="-7.36399984359741" calcext:value-type="float">
            <text:p>-7.36399984359741</text:p>
          </table:table-cell>
          <table:table-cell office:value-type="float" office:value="100.537002563477" calcext:value-type="float">
            <text:p>100.537002563477</text:p>
          </table:table-cell>
          <table:table-cell office:value-type="float" office:value="-222.107326794131" calcext:value-type="float">
            <text:p>-222.107326794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.929000854492" calcext:value-type="float">
            <text:p>115.929000854492</text:p>
          </table:table-cell>
          <table:table-cell office:value-type="float" office:value="-6.92399978637695" calcext:value-type="float">
            <text:p>-6.92399978637695</text:p>
          </table:table-cell>
          <table:table-cell office:value-type="float" office:value="-7.4060001373291" calcext:value-type="float">
            <text:p>-7.4060001373291</text:p>
          </table:table-cell>
          <table:table-cell office:value-type="float" office:value="100.550003051758" calcext:value-type="float">
            <text:p>100.550003051758</text:p>
          </table:table-cell>
          <table:table-cell office:value-type="float" office:value="-222.169160236995" calcext:value-type="float">
            <text:p>-222.1691602369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6.143997192383" calcext:value-type="float">
            <text:p>116.143997192383</text:p>
          </table:table-cell>
          <table:table-cell office:value-type="float" office:value="-6.87200021743774" calcext:value-type="float">
            <text:p>-6.87200021743774</text:p>
          </table:table-cell>
          <table:table-cell office:value-type="float" office:value="-7.41499996185303" calcext:value-type="float">
            <text:p>-7.41499996185303</text:p>
          </table:table-cell>
          <table:table-cell office:value-type="float" office:value="100.52799987793" calcext:value-type="float">
            <text:p>100.52799987793</text:p>
          </table:table-cell>
          <table:table-cell office:value-type="float" office:value="-222.362299168613" calcext:value-type="float">
            <text:p>-222.3622991686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6.273002624512" calcext:value-type="float">
            <text:p>116.273002624512</text:p>
          </table:table-cell>
          <table:table-cell office:value-type="float" office:value="-6.89900016784668" calcext:value-type="float">
            <text:p>-6.89900016784668</text:p>
          </table:table-cell>
          <table:table-cell office:value-type="float" office:value="-7.4229998588562" calcext:value-type="float">
            <text:p>-7.4229998588562</text:p>
          </table:table-cell>
          <table:table-cell office:value-type="float" office:value="100.514999389648" calcext:value-type="float">
            <text:p>100.514999389648</text:p>
          </table:table-cell>
          <table:table-cell office:value-type="float" office:value="-222.307245060726" calcext:value-type="float">
            <text:p>-222.3072450607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6.398002624512" calcext:value-type="float">
            <text:p>116.398002624512</text:p>
          </table:table-cell>
          <table:table-cell office:value-type="float" office:value="-6.81899976730347" calcext:value-type="float">
            <text:p>-6.81899976730347</text:p>
          </table:table-cell>
          <table:table-cell office:value-type="float" office:value="-7.42600011825562" calcext:value-type="float">
            <text:p>-7.42600011825562</text:p>
          </table:table-cell>
          <table:table-cell office:value-type="float" office:value="100.52799987793" calcext:value-type="float">
            <text:p>100.52799987793</text:p>
          </table:table-cell>
          <table:table-cell office:value-type="float" office:value="-221.895393999843" calcext:value-type="float">
            <text:p>-221.8953939998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6.486999511719" calcext:value-type="float">
            <text:p>116.486999511719</text:p>
          </table:table-cell>
          <table:table-cell office:value-type="float" office:value="-6.8270001411438" calcext:value-type="float">
            <text:p>-6.8270001411438</text:p>
          </table:table-cell>
          <table:table-cell office:value-type="float" office:value="-7.42899990081787" calcext:value-type="float">
            <text:p>-7.42899990081787</text:p>
          </table:table-cell>
          <table:table-cell office:value-type="float" office:value="100.514999389648" calcext:value-type="float">
            <text:p>100.514999389648</text:p>
          </table:table-cell>
          <table:table-cell office:value-type="float" office:value="-222.20418853443" calcext:value-type="float">
            <text:p>-222.204188534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6.55899810791" calcext:value-type="float">
            <text:p>116.55899810791</text:p>
          </table:table-cell>
          <table:table-cell office:value-type="float" office:value="-6.95900011062622" calcext:value-type="float">
            <text:p>-6.95900011062622</text:p>
          </table:table-cell>
          <table:table-cell office:value-type="float" office:value="-7.40399980545044" calcext:value-type="float">
            <text:p>-7.40399980545044</text:p>
          </table:table-cell>
          <table:table-cell office:value-type="float" office:value="100.505996704102" calcext:value-type="float">
            <text:p>100.505996704102</text:p>
          </table:table-cell>
          <table:table-cell office:value-type="float" office:value="-221.934200487718" calcext:value-type="float">
            <text:p>-221.9342004877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.606002807617" calcext:value-type="float">
            <text:p>116.606002807617</text:p>
          </table:table-cell>
          <table:table-cell office:value-type="float" office:value="-7.08799982070923" calcext:value-type="float">
            <text:p>-7.08799982070923</text:p>
          </table:table-cell>
          <table:table-cell office:value-type="float" office:value="-7.34800004959106" calcext:value-type="float">
            <text:p>-7.34800004959106</text:p>
          </table:table-cell>
          <table:table-cell office:value-type="float" office:value="100.501998901367" calcext:value-type="float">
            <text:p>100.501998901367</text:p>
          </table:table-cell>
          <table:table-cell office:value-type="float" office:value="-221.820683493509" calcext:value-type="float">
            <text:p>-221.8206834935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6.638000488281" calcext:value-type="float">
            <text:p>116.638000488281</text:p>
          </table:table-cell>
          <table:table-cell office:value-type="float" office:value="-7.10300016403198" calcext:value-type="float">
            <text:p>-7.10300016403198</text:p>
          </table:table-cell>
          <table:table-cell office:value-type="float" office:value="-7.39099979400635" calcext:value-type="float">
            <text:p>-7.39099979400635</text:p>
          </table:table-cell>
          <table:table-cell office:value-type="float" office:value="100.488998413086" calcext:value-type="float">
            <text:p>100.488998413086</text:p>
          </table:table-cell>
          <table:table-cell office:value-type="float" office:value="-222.494404292729" calcext:value-type="float">
            <text:p>-222.4944042927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.678001403809" calcext:value-type="float">
            <text:p>116.678001403809</text:p>
          </table:table-cell>
          <table:table-cell office:value-type="float" office:value="-7.12599992752075" calcext:value-type="float">
            <text:p>-7.12599992752075</text:p>
          </table:table-cell>
          <table:table-cell office:value-type="float" office:value="-7.37599992752075" calcext:value-type="float">
            <text:p>-7.37599992752075</text:p>
          </table:table-cell>
          <table:table-cell office:value-type="float" office:value="100.49299621582" calcext:value-type="float">
            <text:p>100.49299621582</text:p>
          </table:table-cell>
          <table:table-cell office:value-type="float" office:value="-222.20418853443" calcext:value-type="float">
            <text:p>-222.204188534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6.725997924805" calcext:value-type="float">
            <text:p>116.725997924805</text:p>
          </table:table-cell>
          <table:table-cell office:value-type="float" office:value="-6.90199995040894" calcext:value-type="float">
            <text:p>-6.90199995040894</text:p>
          </table:table-cell>
          <table:table-cell office:value-type="float" office:value="-7.43100023269653" calcext:value-type="float">
            <text:p>-7.43100023269653</text:p>
          </table:table-cell>
          <table:table-cell office:value-type="float" office:value="100.49299621582" calcext:value-type="float">
            <text:p>100.49299621582</text:p>
          </table:table-cell>
          <table:table-cell office:value-type="float" office:value="-222.036729665805" calcext:value-type="float">
            <text:p>-222.0367296658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.740997314453" calcext:value-type="float">
            <text:p>116.740997314453</text:p>
          </table:table-cell>
          <table:table-cell office:value-type="float" office:value="-6.84499979019165" calcext:value-type="float">
            <text:p>-6.84499979019165</text:p>
          </table:table-cell>
          <table:table-cell office:value-type="float" office:value="-7.44600009918213" calcext:value-type="float">
            <text:p>-7.44600009918213</text:p>
          </table:table-cell>
          <table:table-cell office:value-type="float" office:value="100.480003356934" calcext:value-type="float">
            <text:p>100.480003356934</text:p>
          </table:table-cell>
          <table:table-cell office:value-type="float" office:value="-221.937945331476" calcext:value-type="float">
            <text:p>-221.9379453314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6.778999328613" calcext:value-type="float">
            <text:p>116.778999328613</text:p>
          </table:table-cell>
          <table:table-cell office:value-type="float" office:value="-6.62799978256226" calcext:value-type="float">
            <text:p>-6.62799978256226</text:p>
          </table:table-cell>
          <table:table-cell office:value-type="float" office:value="-7.48099994659424" calcext:value-type="float">
            <text:p>-7.48099994659424</text:p>
          </table:table-cell>
          <table:table-cell office:value-type="float" office:value="100.49299621582" calcext:value-type="float">
            <text:p>100.49299621582</text:p>
          </table:table-cell>
          <table:table-cell office:value-type="float" office:value="-222.117539776622" calcext:value-type="float">
            <text:p>-222.1175397766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6.734001159668" calcext:value-type="float">
            <text:p>116.734001159668</text:p>
          </table:table-cell>
          <table:table-cell office:value-type="float" office:value="-6.67199993133545" calcext:value-type="float">
            <text:p>-6.67199993133545</text:p>
          </table:table-cell>
          <table:table-cell office:value-type="float" office:value="-7.46799993515015" calcext:value-type="float">
            <text:p>-7.46799993515015</text:p>
          </table:table-cell>
          <table:table-cell office:value-type="float" office:value="100.480003356934" calcext:value-type="float">
            <text:p>100.480003356934</text:p>
          </table:table-cell>
          <table:table-cell office:value-type="float" office:value="-221.942693007047" calcext:value-type="float">
            <text:p>-221.9426930070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.109001159668" calcext:value-type="float">
            <text:p>117.109001159668</text:p>
          </table:table-cell>
          <table:table-cell office:value-type="float" office:value="-6.70599985122681" calcext:value-type="float">
            <text:p>-6.70599985122681</text:p>
          </table:table-cell>
          <table:table-cell office:value-type="float" office:value="-7.52899980545044" calcext:value-type="float">
            <text:p>-7.52899980545044</text:p>
          </table:table-cell>
          <table:table-cell office:value-type="float" office:value="100.518997192383" calcext:value-type="float">
            <text:p>100.518997192383</text:p>
          </table:table-cell>
          <table:table-cell office:value-type="float" office:value="-222.032022859366" calcext:value-type="float">
            <text:p>-222.0320228593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.208000183105" calcext:value-type="float">
            <text:p>117.208000183105</text:p>
          </table:table-cell>
          <table:table-cell office:value-type="float" office:value="-6.58199977874756" calcext:value-type="float">
            <text:p>-6.58199977874756</text:p>
          </table:table-cell>
          <table:table-cell office:value-type="float" office:value="-7.5770001411438" calcext:value-type="float">
            <text:p>-7.5770001411438</text:p>
          </table:table-cell>
          <table:table-cell office:value-type="float" office:value="100.531997680664" calcext:value-type="float">
            <text:p>100.531997680664</text:p>
          </table:table-cell>
          <table:table-cell office:value-type="float" office:value="-221.545658494492" calcext:value-type="float">
            <text:p>-221.5456584944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7.107002258301" calcext:value-type="float">
            <text:p>117.107002258301</text:p>
          </table:table-cell>
          <table:table-cell office:value-type="float" office:value="-6.45499992370606" calcext:value-type="float">
            <text:p>-6.45499992370606</text:p>
          </table:table-cell>
          <table:table-cell office:value-type="float" office:value="-7.60799980163574" calcext:value-type="float">
            <text:p>-7.60799980163574</text:p>
          </table:table-cell>
          <table:table-cell office:value-type="float" office:value="100.574996948242" calcext:value-type="float">
            <text:p>100.574996948242</text:p>
          </table:table-cell>
          <table:table-cell office:value-type="float" office:value="-221.527406539469" calcext:value-type="float">
            <text:p>-221.5274065394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.240997314453" calcext:value-type="float">
            <text:p>117.240997314453</text:p>
          </table:table-cell>
          <table:table-cell office:value-type="float" office:value="-6.42399978637695" calcext:value-type="float">
            <text:p>-6.42399978637695</text:p>
          </table:table-cell>
          <table:table-cell office:value-type="float" office:value="-7.65299987792969" calcext:value-type="float">
            <text:p>-7.65299987792969</text:p>
          </table:table-cell>
          <table:table-cell office:value-type="float" office:value="100.51000213623" calcext:value-type="float">
            <text:p>100.51000213623</text:p>
          </table:table-cell>
          <table:table-cell office:value-type="float" office:value="-221.860191009182" calcext:value-type="float">
            <text:p>-221.8601910091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.231002807617" calcext:value-type="float">
            <text:p>117.231002807617</text:p>
          </table:table-cell>
          <table:table-cell office:value-type="float" office:value="-6.58099985122681" calcext:value-type="float">
            <text:p>-6.58099985122681</text:p>
          </table:table-cell>
          <table:table-cell office:value-type="float" office:value="-7.59999990463257" calcext:value-type="float">
            <text:p>-7.59999990463257</text:p>
          </table:table-cell>
          <table:table-cell office:value-type="float" office:value="100.51000213623" calcext:value-type="float">
            <text:p>100.51000213623</text:p>
          </table:table-cell>
          <table:table-cell office:value-type="float" office:value="-221.702975715914" calcext:value-type="float">
            <text:p>-221.7029757159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.290000915527" calcext:value-type="float">
            <text:p>117.290000915527</text:p>
          </table:table-cell>
          <table:table-cell office:value-type="float" office:value="-6.36299991607666" calcext:value-type="float">
            <text:p>-6.36299991607666</text:p>
          </table:table-cell>
          <table:table-cell office:value-type="float" office:value="-7.56699991226196" calcext:value-type="float">
            <text:p>-7.56699991226196</text:p>
          </table:table-cell>
          <table:table-cell office:value-type="float" office:value="100.497001647949" calcext:value-type="float">
            <text:p>100.497001647949</text:p>
          </table:table-cell>
          <table:table-cell office:value-type="float" office:value="-220.9851728037" calcext:value-type="float">
            <text:p>-220.98517280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.401000976563" calcext:value-type="float">
            <text:p>117.401000976563</text:p>
          </table:table-cell>
          <table:table-cell office:value-type="float" office:value="-6.01599979400635" calcext:value-type="float">
            <text:p>-6.01599979400635</text:p>
          </table:table-cell>
          <table:table-cell office:value-type="float" office:value="-7.81699991226196" calcext:value-type="float">
            <text:p>-7.81699991226196</text:p>
          </table:table-cell>
          <table:table-cell office:value-type="float" office:value="100.51000213623" calcext:value-type="float">
            <text:p>100.51000213623</text:p>
          </table:table-cell>
          <table:table-cell office:value-type="float" office:value="-221.370378875657" calcext:value-type="float">
            <text:p>-221.3703788756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.716003417969" calcext:value-type="float">
            <text:p>116.716003417969</text:p>
          </table:table-cell>
          <table:table-cell office:value-type="float" office:value="-6.62400007247925" calcext:value-type="float">
            <text:p>-6.62400007247925</text:p>
          </table:table-cell>
          <table:table-cell office:value-type="float" office:value="-7.58300018310547" calcext:value-type="float">
            <text:p>-7.58300018310547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21.25764839848" calcext:value-type="float">
            <text:p>-221.257648398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6.314002990723" calcext:value-type="float">
            <text:p>116.314002990723</text:p>
          </table:table-cell>
          <table:table-cell office:value-type="float" office:value="-6.40299987792969" calcext:value-type="float">
            <text:p>-6.40299987792969</text:p>
          </table:table-cell>
          <table:table-cell office:value-type="float" office:value="-7.65100002288818" calcext:value-type="float">
            <text:p>-7.65100002288818</text:p>
          </table:table-cell>
          <table:table-cell office:value-type="float" office:value="100.758003234863" calcext:value-type="float">
            <text:p>100.758003234863</text:p>
          </table:table-cell>
          <table:table-cell office:value-type="float" office:value="-222.036669379989" calcext:value-type="float">
            <text:p>-222.0366693799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.123001098633" calcext:value-type="float">
            <text:p>116.123001098633</text:p>
          </table:table-cell>
          <table:table-cell office:value-type="float" office:value="-5.7810001373291" calcext:value-type="float">
            <text:p>-5.7810001373291</text:p>
          </table:table-cell>
          <table:table-cell office:value-type="float" office:value="-7.79699993133545" calcext:value-type="float">
            <text:p>-7.79699993133545</text:p>
          </table:table-cell>
          <table:table-cell office:value-type="float" office:value="100.745002746582" calcext:value-type="float">
            <text:p>100.745002746582</text:p>
          </table:table-cell>
          <table:table-cell office:value-type="float" office:value="-222.674301050323" calcext:value-type="float">
            <text:p>-222.6743010503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6.124000549316" calcext:value-type="float">
            <text:p>116.124000549316</text:p>
          </table:table-cell>
          <table:table-cell office:value-type="float" office:value="-6.80499982833862" calcext:value-type="float">
            <text:p>-6.80499982833862</text:p>
          </table:table-cell>
          <table:table-cell office:value-type="float" office:value="-7.54500007629395" calcext:value-type="float">
            <text:p>-7.54500007629395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222.768566222538" calcext:value-type="float">
            <text:p>-222.7685662225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6.245002746582" calcext:value-type="float">
            <text:p>116.245002746582</text:p>
          </table:table-cell>
          <table:table-cell office:value-type="float" office:value="-6.54300022125244" calcext:value-type="float">
            <text:p>-6.54300022125244</text:p>
          </table:table-cell>
          <table:table-cell office:value-type="float" office:value="-7.58500003814697" calcext:value-type="float">
            <text:p>-7.58500003814697</text:p>
          </table:table-cell>
          <table:table-cell office:value-type="float" office:value="100.706001281738" calcext:value-type="float">
            <text:p>100.706001281738</text:p>
          </table:table-cell>
          <table:table-cell office:value-type="float" office:value="-221.624240910284" calcext:value-type="float">
            <text:p>-221.6242409102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6.139999389648" calcext:value-type="float">
            <text:p>116.139999389648</text:p>
          </table:table-cell>
          <table:table-cell office:value-type="float" office:value="-7.07299995422363" calcext:value-type="float">
            <text:p>-7.07299995422363</text:p>
          </table:table-cell>
          <table:table-cell office:value-type="float" office:value="-7.60500001907349" calcext:value-type="float">
            <text:p>-7.60500001907349</text:p>
          </table:table-cell>
          <table:table-cell office:value-type="float" office:value="100.695999145508" calcext:value-type="float">
            <text:p>100.695999145508</text:p>
          </table:table-cell>
          <table:table-cell office:value-type="float" office:value="-222.215291195929" calcext:value-type="float">
            <text:p>-222.2152911959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6.166000366211" calcext:value-type="float">
            <text:p>116.166000366211</text:p>
          </table:table-cell>
          <table:table-cell office:value-type="float" office:value="-7.10300016403198" calcext:value-type="float">
            <text:p>-7.10300016403198</text:p>
          </table:table-cell>
          <table:table-cell office:value-type="float" office:value="-7.58799982070923" calcext:value-type="float">
            <text:p>-7.58799982070923</text:p>
          </table:table-cell>
          <table:table-cell office:value-type="float" office:value="100.679000854492" calcext:value-type="float">
            <text:p>100.679000854492</text:p>
          </table:table-cell>
          <table:table-cell office:value-type="float" office:value="-222.648689239003" calcext:value-type="float">
            <text:p>-222.6486892390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6.176002502441" calcext:value-type="float">
            <text:p>116.176002502441</text:p>
          </table:table-cell>
          <table:table-cell office:value-type="float" office:value="-7.12099981307983" calcext:value-type="float">
            <text:p>-7.12099981307983</text:p>
          </table:table-cell>
          <table:table-cell office:value-type="float" office:value="-7.59700012207031" calcext:value-type="float">
            <text:p>-7.59700012207031</text:p>
          </table:table-cell>
          <table:table-cell office:value-type="float" office:value="100.669998168945" calcext:value-type="float">
            <text:p>100.669998168945</text:p>
          </table:table-cell>
          <table:table-cell office:value-type="float" office:value="-222.518199617443" calcext:value-type="float">
            <text:p>-222.5181996174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.171997070313" calcext:value-type="float">
            <text:p>116.171997070313</text:p>
          </table:table-cell>
          <table:table-cell office:value-type="float" office:value="-7.12400007247925" calcext:value-type="float">
            <text:p>-7.12400007247925</text:p>
          </table:table-cell>
          <table:table-cell office:value-type="float" office:value="-7.59200000762939" calcext:value-type="float">
            <text:p>-7.59200000762939</text:p>
          </table:table-cell>
          <table:table-cell office:value-type="float" office:value="100.669998168945" calcext:value-type="float">
            <text:p>100.669998168945</text:p>
          </table:table-cell>
          <table:table-cell office:value-type="float" office:value="-222.915014260543" calcext:value-type="float">
            <text:p>-222.9150142605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.169998168945" calcext:value-type="float">
            <text:p>116.169998168945</text:p>
          </table:table-cell>
          <table:table-cell office:value-type="float" office:value="-7.14499998092651" calcext:value-type="float">
            <text:p>-7.14499998092651</text:p>
          </table:table-cell>
          <table:table-cell office:value-type="float" office:value="-7.5939998626709" calcext:value-type="float">
            <text:p>-7.5939998626709</text:p>
          </table:table-cell>
          <table:table-cell office:value-type="float" office:value="100.643997192383" calcext:value-type="float">
            <text:p>100.643997192383</text:p>
          </table:table-cell>
          <table:table-cell office:value-type="float" office:value="-222.06342421178" calcext:value-type="float">
            <text:p>-222.063424211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.22200012207" calcext:value-type="float">
            <text:p>116.22200012207</text:p>
          </table:table-cell>
          <table:table-cell office:value-type="float" office:value="-7.14599990844727" calcext:value-type="float">
            <text:p>-7.14599990844727</text:p>
          </table:table-cell>
          <table:table-cell office:value-type="float" office:value="-7.59200000762939" calcext:value-type="float">
            <text:p>-7.59200000762939</text:p>
          </table:table-cell>
          <table:table-cell office:value-type="float" office:value="100.656997680664" calcext:value-type="float">
            <text:p>100.656997680664</text:p>
          </table:table-cell>
          <table:table-cell office:value-type="float" office:value="-222.986586379656" calcext:value-type="float">
            <text:p>-222.9865863796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6.225997924805" calcext:value-type="float">
            <text:p>116.225997924805</text:p>
          </table:table-cell>
          <table:table-cell office:value-type="float" office:value="-7.0789999961853" calcext:value-type="float">
            <text:p>-7.0789999961853</text:p>
          </table:table-cell>
          <table:table-cell office:value-type="float" office:value="-7.65399980545044" calcext:value-type="float">
            <text:p>-7.65399980545044</text:p>
          </table:table-cell>
          <table:table-cell office:value-type="float" office:value="100.630996704102" calcext:value-type="float">
            <text:p>100.630996704102</text:p>
          </table:table-cell>
          <table:table-cell office:value-type="float" office:value="-222.434776946257" calcext:value-type="float">
            <text:p>-222.434776946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5.59400177002" calcext:value-type="float">
            <text:p>125.59400177002</text:p>
          </table:table-cell>
          <table:table-cell office:value-type="float" office:value="-11.3100004196167" calcext:value-type="float">
            <text:p>-11.3100004196167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100.63500213623" calcext:value-type="float">
            <text:p>100.63500213623</text:p>
          </table:table-cell>
          <table:table-cell office:value-type="float" office:value="-211.698110272346" calcext:value-type="float">
            <text:p>-211.6981102723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0.197998046875" calcext:value-type="float">
            <text:p>170.197998046875</text:p>
          </table:table-cell>
          <table:table-cell office:value-type="float" office:value="-13.253999710083" calcext:value-type="float">
            <text:p>-13.253999710083</text:p>
          </table:table-cell>
          <table:table-cell office:value-type="float" office:value="2.78999996185303" calcext:value-type="float">
            <text:p>2.78999996185303</text:p>
          </table:table-cell>
          <table:table-cell office:value-type="float" office:value="100.622001647949" calcext:value-type="float">
            <text:p>100.622001647949</text:p>
          </table:table-cell>
          <table:table-cell office:value-type="float" office:value="-184.465492498405" calcext:value-type="float">
            <text:p>-184.4654924984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6.272994995117" calcext:value-type="float">
            <text:p>-166.272994995117</text:p>
          </table:table-cell>
          <table:table-cell office:value-type="float" office:value="-24.5090007781982" calcext:value-type="float">
            <text:p>-24.5090007781982</text:p>
          </table:table-cell>
          <table:table-cell office:value-type="float" office:value="4.83500003814697" calcext:value-type="float">
            <text:p>4.83500003814697</text:p>
          </table:table-cell>
          <table:table-cell office:value-type="float" office:value="100.622001647949" calcext:value-type="float">
            <text:p>100.622001647949</text:p>
          </table:table-cell>
          <table:table-cell office:value-type="float" office:value="-174.324266905208" calcext:value-type="float">
            <text:p>-174.3242669052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45.436996459961" calcext:value-type="float">
            <text:p>-145.436996459961</text:p>
          </table:table-cell>
          <table:table-cell office:value-type="float" office:value="-43.7309989929199" calcext:value-type="float">
            <text:p>-43.7309989929199</text:p>
          </table:table-cell>
          <table:table-cell office:value-type="float" office:value="-15.0520000457764" calcext:value-type="float">
            <text:p>-15.0520000457764</text:p>
          </table:table-cell>
          <table:table-cell office:value-type="float" office:value="100.622001647949" calcext:value-type="float">
            <text:p>100.622001647949</text:p>
          </table:table-cell>
          <table:table-cell office:value-type="float" office:value="-198.099041038157" calcext:value-type="float">
            <text:p>-198.09904103815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49.811004638672" calcext:value-type="float">
            <text:p>-149.811004638672</text:p>
          </table:table-cell>
          <table:table-cell office:value-type="float" office:value="-27.3390007019043" calcext:value-type="float">
            <text:p>-27.3390007019043</text:p>
          </table:table-cell>
          <table:table-cell office:value-type="float" office:value="-17.7670001983643" calcext:value-type="float">
            <text:p>-17.7670001983643</text:p>
          </table:table-cell>
          <table:table-cell office:value-type="float" office:value="100.609001159668" calcext:value-type="float">
            <text:p>100.609001159668</text:p>
          </table:table-cell>
          <table:table-cell office:value-type="float" office:value="-188.618344822993" calcext:value-type="float">
            <text:p>-188.6183448229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9.309005737305" calcext:value-type="float">
            <text:p>-159.309005737305</text:p>
          </table:table-cell>
          <table:table-cell office:value-type="float" office:value="-5.23600006103516" calcext:value-type="float">
            <text:p>-5.23600006103516</text:p>
          </table:table-cell>
          <table:table-cell office:value-type="float" office:value="-7.85099983215332" calcext:value-type="float">
            <text:p>-7.85099983215332</text:p>
          </table:table-cell>
          <table:table-cell office:value-type="float" office:value="100.686996459961" calcext:value-type="float">
            <text:p>100.686996459961</text:p>
          </table:table-cell>
          <table:table-cell office:value-type="float" office:value="-175.396356888702" calcext:value-type="float">
            <text:p>-175.3963568887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64.188003540039" calcext:value-type="float">
            <text:p>-164.188003540039</text:p>
          </table:table-cell>
          <table:table-cell office:value-type="float" office:value="-9.63300037384033" calcext:value-type="float">
            <text:p>-9.63300037384033</text:p>
          </table:table-cell>
          <table:table-cell office:value-type="float" office:value="-6.35599994659424" calcext:value-type="float">
            <text:p>-6.35599994659424</text:p>
          </table:table-cell>
          <table:table-cell office:value-type="float" office:value="100.686996459961" calcext:value-type="float">
            <text:p>100.686996459961</text:p>
          </table:table-cell>
          <table:table-cell office:value-type="float" office:value="-177.396303100405" calcext:value-type="float">
            <text:p>-177.3963031004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8.328002929688" calcext:value-type="float">
            <text:p>-168.328002929688</text:p>
          </table:table-cell>
          <table:table-cell office:value-type="float" office:value="-9.80200004577637" calcext:value-type="float">
            <text:p>-9.80200004577637</text:p>
          </table:table-cell>
          <table:table-cell office:value-type="float" office:value="-6.60099983215332" calcext:value-type="float">
            <text:p>-6.60099983215332</text:p>
          </table:table-cell>
          <table:table-cell office:value-type="float" office:value="100.699996948242" calcext:value-type="float">
            <text:p>100.699996948242</text:p>
          </table:table-cell>
          <table:table-cell office:value-type="float" office:value="-178.311985774589" calcext:value-type="float">
            <text:p>-178.3119857745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72.645004272461" calcext:value-type="float">
            <text:p>-172.645004272461</text:p>
          </table:table-cell>
          <table:table-cell office:value-type="float" office:value="-9.67099952697754" calcext:value-type="float">
            <text:p>-9.67099952697754</text:p>
          </table:table-cell>
          <table:table-cell office:value-type="float" office:value="-8.59500026702881" calcext:value-type="float">
            <text:p>-8.59500026702881</text:p>
          </table:table-cell>
          <table:table-cell office:value-type="float" office:value="100.704002380371" calcext:value-type="float">
            <text:p>100.704002380371</text:p>
          </table:table-cell>
          <table:table-cell office:value-type="float" office:value="-181.661015359914" calcext:value-type="float">
            <text:p>-181.6610153599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78.468994140625" calcext:value-type="float">
            <text:p>-178.468994140625</text:p>
          </table:table-cell>
          <table:table-cell office:value-type="float" office:value="-9.41499996185303" calcext:value-type="float">
            <text:p>-9.41499996185303</text:p>
          </table:table-cell>
          <table:table-cell office:value-type="float" office:value="-8.30399990081787" calcext:value-type="float">
            <text:p>-8.30399990081787</text:p>
          </table:table-cell>
          <table:table-cell office:value-type="float" office:value="100.69100189209" calcext:value-type="float">
            <text:p>100.69100189209</text:p>
          </table:table-cell>
          <table:table-cell office:value-type="float" office:value="-180.273318110882" calcext:value-type="float">
            <text:p>-180.2733181108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75.333999633789" calcext:value-type="float">
            <text:p>-175.333999633789</text:p>
          </table:table-cell>
          <table:table-cell office:value-type="float" office:value="-8.93400001525879" calcext:value-type="float">
            <text:p>-8.93400001525879</text:p>
          </table:table-cell>
          <table:table-cell office:value-type="float" office:value="-4.87799978256226" calcext:value-type="float">
            <text:p>-4.87799978256226</text:p>
          </table:table-cell>
          <table:table-cell office:value-type="float" office:value="100.69100189209" calcext:value-type="float">
            <text:p>100.69100189209</text:p>
          </table:table-cell>
          <table:table-cell office:value-type="float" office:value="-174.131330320322" calcext:value-type="float">
            <text:p>-174.1313303203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9.095001220703" calcext:value-type="float">
            <text:p>-169.095001220703</text:p>
          </table:table-cell>
          <table:table-cell office:value-type="float" office:value="-9.50899982452393" calcext:value-type="float">
            <text:p>-9.50899982452393</text:p>
          </table:table-cell>
          <table:table-cell office:value-type="float" office:value="-7.15899991989136" calcext:value-type="float">
            <text:p>-7.15899991989136</text:p>
          </table:table-cell>
          <table:table-cell office:value-type="float" office:value="100.686996459961" calcext:value-type="float">
            <text:p>100.686996459961</text:p>
          </table:table-cell>
          <table:table-cell office:value-type="float" office:value="-172.418805096115" calcext:value-type="float">
            <text:p>-172.4188050961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2.541000366211" calcext:value-type="float">
            <text:p>-162.541000366211</text:p>
          </table:table-cell>
          <table:table-cell office:value-type="float" office:value="-9.73700046539307" calcext:value-type="float">
            <text:p>-9.73700046539307</text:p>
          </table:table-cell>
          <table:table-cell office:value-type="float" office:value="-7.67799997329712" calcext:value-type="float">
            <text:p>-7.67799997329712</text:p>
          </table:table-cell>
          <table:table-cell office:value-type="float" office:value="100.69100189209" calcext:value-type="float">
            <text:p>100.69100189209</text:p>
          </table:table-cell>
          <table:table-cell office:value-type="float" office:value="-169.367713825109" calcext:value-type="float">
            <text:p>-169.3677138251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57.244995117188" calcext:value-type="float">
            <text:p>-157.244995117188</text:p>
          </table:table-cell>
          <table:table-cell office:value-type="float" office:value="-9.45800018310547" calcext:value-type="float">
            <text:p>-9.45800018310547</text:p>
          </table:table-cell>
          <table:table-cell office:value-type="float" office:value="-6.2979998588562" calcext:value-type="float">
            <text:p>-6.2979998588562</text:p>
          </table:table-cell>
          <table:table-cell office:value-type="float" office:value="100.704002380371" calcext:value-type="float">
            <text:p>100.704002380371</text:p>
          </table:table-cell>
          <table:table-cell office:value-type="float" office:value="-164.467583824595" calcext:value-type="float">
            <text:p>-164.4675838245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57.332992553711" calcext:value-type="float">
            <text:p>-157.332992553711</text:p>
          </table:table-cell>
          <table:table-cell office:value-type="float" office:value="-9.67000007629395" calcext:value-type="float">
            <text:p>-9.67000007629395</text:p>
          </table:table-cell>
          <table:table-cell office:value-type="float" office:value="-7.46999979019165" calcext:value-type="float">
            <text:p>-7.46999979019165</text:p>
          </table:table-cell>
          <table:table-cell office:value-type="float" office:value="100.694999694824" calcext:value-type="float">
            <text:p>100.694999694824</text:p>
          </table:table-cell>
          <table:table-cell office:value-type="float" office:value="-164.446580859643" calcext:value-type="float">
            <text:p>-164.4465808596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7.639999389648" calcext:value-type="float">
            <text:p>-157.639999389648</text:p>
          </table:table-cell>
          <table:table-cell office:value-type="float" office:value="-9.79500007629395" calcext:value-type="float">
            <text:p>-9.79500007629395</text:p>
          </table:table-cell>
          <table:table-cell office:value-type="float" office:value="-8.5959997177124" calcext:value-type="float">
            <text:p>-8.5959997177124</text:p>
          </table:table-cell>
          <table:table-cell office:value-type="float" office:value="100.678001403809" calcext:value-type="float">
            <text:p>100.678001403809</text:p>
          </table:table-cell>
          <table:table-cell office:value-type="float" office:value="-166.293417573672" calcext:value-type="float">
            <text:p>-166.2934175736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56.79899597168" calcext:value-type="float">
            <text:p>-156.79899597168</text:p>
          </table:table-cell>
          <table:table-cell office:value-type="float" office:value="-9.19600009918213" calcext:value-type="float">
            <text:p>-9.19600009918213</text:p>
          </table:table-cell>
          <table:table-cell office:value-type="float" office:value="-6.57499980926514" calcext:value-type="float">
            <text:p>-6.57499980926514</text:p>
          </table:table-cell>
          <table:table-cell office:value-type="float" office:value="100.694999694824" calcext:value-type="float">
            <text:p>100.694999694824</text:p>
          </table:table-cell>
          <table:table-cell office:value-type="float" office:value="-163.379660801897" calcext:value-type="float">
            <text:p>-163.3796608018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6.063995361328" calcext:value-type="float">
            <text:p>-156.063995361328</text:p>
          </table:table-cell>
          <table:table-cell office:value-type="float" office:value="-9.11999988555908" calcext:value-type="float">
            <text:p>-9.11999988555908</text:p>
          </table:table-cell>
          <table:table-cell office:value-type="float" office:value="-6.51300001144409" calcext:value-type="float">
            <text:p>-6.51300001144409</text:p>
          </table:table-cell>
          <table:table-cell office:value-type="float" office:value="100.704002380371" calcext:value-type="float">
            <text:p>100.704002380371</text:p>
          </table:table-cell>
          <table:table-cell office:value-type="float" office:value="-162.508100365633" calcext:value-type="float">
            <text:p>-162.508100365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53.438003540039" calcext:value-type="float">
            <text:p>-153.438003540039</text:p>
          </table:table-cell>
          <table:table-cell office:value-type="float" office:value="-8.98400020599365" calcext:value-type="float">
            <text:p>-8.98400020599365</text:p>
          </table:table-cell>
          <table:table-cell office:value-type="float" office:value="-6.44500017166138" calcext:value-type="float">
            <text:p>-6.44500017166138</text:p>
          </table:table-cell>
          <table:table-cell office:value-type="float" office:value="100.694999694824" calcext:value-type="float">
            <text:p>100.694999694824</text:p>
          </table:table-cell>
          <table:table-cell office:value-type="float" office:value="-162.403309135203" calcext:value-type="float">
            <text:p>-162.4033091352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1.654998779297" calcext:value-type="float">
            <text:p>-151.654998779297</text:p>
          </table:table-cell>
          <table:table-cell office:value-type="float" office:value="-9.19600009918213" calcext:value-type="float">
            <text:p>-9.19600009918213</text:p>
          </table:table-cell>
          <table:table-cell office:value-type="float" office:value="-6.88700008392334" calcext:value-type="float">
            <text:p>-6.88700008392334</text:p>
          </table:table-cell>
          <table:table-cell office:value-type="float" office:value="100.694999694824" calcext:value-type="float">
            <text:p>100.694999694824</text:p>
          </table:table-cell>
          <table:table-cell office:value-type="float" office:value="-161.016926099607" calcext:value-type="float">
            <text:p>-161.0169260996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50.735000610352" calcext:value-type="float">
            <text:p>-150.735000610352</text:p>
          </table:table-cell>
          <table:table-cell office:value-type="float" office:value="-9.13399982452393" calcext:value-type="float">
            <text:p>-9.13399982452393</text:p>
          </table:table-cell>
          <table:table-cell office:value-type="float" office:value="-6.76800012588501" calcext:value-type="float">
            <text:p>-6.76800012588501</text:p>
          </table:table-cell>
          <table:table-cell office:value-type="float" office:value="100.694999694824" calcext:value-type="float">
            <text:p>100.694999694824</text:p>
          </table:table-cell>
          <table:table-cell office:value-type="float" office:value="-159.967210355345" calcext:value-type="float">
            <text:p>-159.9672103553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9.32600402832" calcext:value-type="float">
            <text:p>-149.32600402832</text:p>
          </table:table-cell>
          <table:table-cell office:value-type="float" office:value="-8.98799991607666" calcext:value-type="float">
            <text:p>-8.98799991607666</text:p>
          </table:table-cell>
          <table:table-cell office:value-type="float" office:value="-6.70599985122681" calcext:value-type="float">
            <text:p>-6.70599985122681</text:p>
          </table:table-cell>
          <table:table-cell office:value-type="float" office:value="100.694999694824" calcext:value-type="float">
            <text:p>100.694999694824</text:p>
          </table:table-cell>
          <table:table-cell office:value-type="float" office:value="-160.349237237697" calcext:value-type="float">
            <text:p>-160.3492372376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7.945999145508" calcext:value-type="float">
            <text:p>-147.945999145508</text:p>
          </table:table-cell>
          <table:table-cell office:value-type="float" office:value="-8.92800045013428" calcext:value-type="float">
            <text:p>-8.92800045013428</text:p>
          </table:table-cell>
          <table:table-cell office:value-type="float" office:value="-6.81899976730347" calcext:value-type="float">
            <text:p>-6.81899976730347</text:p>
          </table:table-cell>
          <table:table-cell office:value-type="float" office:value="100.681999206543" calcext:value-type="float">
            <text:p>100.681999206543</text:p>
          </table:table-cell>
          <table:table-cell office:value-type="float" office:value="-158.40287806706" calcext:value-type="float">
            <text:p>-158.402878067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47.690002441406" calcext:value-type="float">
            <text:p>-147.690002441406</text:p>
          </table:table-cell>
          <table:table-cell office:value-type="float" office:value="-8.97299957275391" calcext:value-type="float">
            <text:p>-8.97299957275391</text:p>
          </table:table-cell>
          <table:table-cell office:value-type="float" office:value="-7.04699993133545" calcext:value-type="float">
            <text:p>-7.04699993133545</text:p>
          </table:table-cell>
          <table:table-cell office:value-type="float" office:value="100.685997009277" calcext:value-type="float">
            <text:p>100.685997009277</text:p>
          </table:table-cell>
          <table:table-cell office:value-type="float" office:value="-158.699339964913" calcext:value-type="float">
            <text:p>-158.6993399649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46.72900390625" calcext:value-type="float">
            <text:p>-146.72900390625</text:p>
          </table:table-cell>
          <table:table-cell office:value-type="float" office:value="-9.25" calcext:value-type="float">
            <text:p>-9.25</text:p>
          </table:table-cell>
          <table:table-cell office:value-type="float" office:value="-6.56599998474121" calcext:value-type="float">
            <text:p>-6.56599998474121</text:p>
          </table:table-cell>
          <table:table-cell office:value-type="float" office:value="100.681999206543" calcext:value-type="float">
            <text:p>100.681999206543</text:p>
          </table:table-cell>
          <table:table-cell office:value-type="float" office:value="-157.188338586772" calcext:value-type="float">
            <text:p>-157.1883385867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45.662002563477" calcext:value-type="float">
            <text:p>-145.662002563477</text:p>
          </table:table-cell>
          <table:table-cell office:value-type="float" office:value="-9.06599998474121" calcext:value-type="float">
            <text:p>-9.06599998474121</text:p>
          </table:table-cell>
          <table:table-cell office:value-type="float" office:value="-7.22700023651123" calcext:value-type="float">
            <text:p>-7.22700023651123</text:p>
          </table:table-cell>
          <table:table-cell office:value-type="float" office:value="100.681999206543" calcext:value-type="float">
            <text:p>100.681999206543</text:p>
          </table:table-cell>
          <table:table-cell office:value-type="float" office:value="-158.574882305649" calcext:value-type="float">
            <text:p>-158.5748823056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46.080993652344" calcext:value-type="float">
            <text:p>-146.080993652344</text:p>
          </table:table-cell>
          <table:table-cell office:value-type="float" office:value="-9.09200000762939" calcext:value-type="float">
            <text:p>-9.09200000762939</text:p>
          </table:table-cell>
          <table:table-cell office:value-type="float" office:value="-7.29899978637695" calcext:value-type="float">
            <text:p>-7.29899978637695</text:p>
          </table:table-cell>
          <table:table-cell office:value-type="float" office:value="100.681999206543" calcext:value-type="float">
            <text:p>100.681999206543</text:p>
          </table:table-cell>
          <table:table-cell office:value-type="float" office:value="-157.462998534676" calcext:value-type="float">
            <text:p>-157.4629985346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47.223999023438" calcext:value-type="float">
            <text:p>-147.223999023438</text:p>
          </table:table-cell>
          <table:table-cell office:value-type="float" office:value="-9.02799987792969" calcext:value-type="float">
            <text:p>-9.02799987792969</text:p>
          </table:table-cell>
          <table:table-cell office:value-type="float" office:value="-6.84600019454956" calcext:value-type="float">
            <text:p>-6.84600019454956</text:p>
          </table:table-cell>
          <table:table-cell office:value-type="float" office:value="100.681999206543" calcext:value-type="float">
            <text:p>100.681999206543</text:p>
          </table:table-cell>
          <table:table-cell office:value-type="float" office:value="-156.923921236247" calcext:value-type="float">
            <text:p>-156.9239212362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49.494995117188" calcext:value-type="float">
            <text:p>-149.494995117188</text:p>
          </table:table-cell>
          <table:table-cell office:value-type="float" office:value="-9.17500019073486" calcext:value-type="float">
            <text:p>-9.17500019073486</text:p>
          </table:table-cell>
          <table:table-cell office:value-type="float" office:value="-7.01100015640259" calcext:value-type="float">
            <text:p>-7.01100015640259</text:p>
          </table:table-cell>
          <table:table-cell office:value-type="float" office:value="100.685997009277" calcext:value-type="float">
            <text:p>100.685997009277</text:p>
          </table:table-cell>
          <table:table-cell office:value-type="float" office:value="-158.711797917218" calcext:value-type="float">
            <text:p>-158.7117979172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1.669006347656" calcext:value-type="float">
            <text:p>-151.669006347656</text:p>
          </table:table-cell>
          <table:table-cell office:value-type="float" office:value="-9.17099952697754" calcext:value-type="float">
            <text:p>-9.17099952697754</text:p>
          </table:table-cell>
          <table:table-cell office:value-type="float" office:value="-6.65899991989136" calcext:value-type="float">
            <text:p>-6.65899991989136</text:p>
          </table:table-cell>
          <table:table-cell office:value-type="float" office:value="100.698997497559" calcext:value-type="float">
            <text:p>100.698997497559</text:p>
          </table:table-cell>
          <table:table-cell office:value-type="float" office:value="-159.510494809835" calcext:value-type="float">
            <text:p>-159.5104948098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53.083999633789" calcext:value-type="float">
            <text:p>-153.083999633789</text:p>
          </table:table-cell>
          <table:table-cell office:value-type="float" office:value="-9.14799976348877" calcext:value-type="float">
            <text:p>-9.14799976348877</text:p>
          </table:table-cell>
          <table:table-cell office:value-type="float" office:value="-6.49700021743774" calcext:value-type="float">
            <text:p>-6.49700021743774</text:p>
          </table:table-cell>
          <table:table-cell office:value-type="float" office:value="100.685997009277" calcext:value-type="float">
            <text:p>100.685997009277</text:p>
          </table:table-cell>
          <table:table-cell office:value-type="float" office:value="-158.915362788679" calcext:value-type="float">
            <text:p>-158.9153627886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55.179992675781" calcext:value-type="float">
            <text:p>-155.179992675781</text:p>
          </table:table-cell>
          <table:table-cell office:value-type="float" office:value="-9.24899959564209" calcext:value-type="float">
            <text:p>-9.24899959564209</text:p>
          </table:table-cell>
          <table:table-cell office:value-type="float" office:value="-7.01000022888184" calcext:value-type="float">
            <text:p>-7.01000022888184</text:p>
          </table:table-cell>
          <table:table-cell office:value-type="float" office:value="100.698997497559" calcext:value-type="float">
            <text:p>100.698997497559</text:p>
          </table:table-cell>
          <table:table-cell office:value-type="float" office:value="-160.424558734538" calcext:value-type="float">
            <text:p>-160.4245587345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57.927001953125" calcext:value-type="float">
            <text:p>-157.927001953125</text:p>
          </table:table-cell>
          <table:table-cell office:value-type="float" office:value="-9.0290002822876" calcext:value-type="float">
            <text:p>-9.0290002822876</text:p>
          </table:table-cell>
          <table:table-cell office:value-type="float" office:value="-7.31400012969971" calcext:value-type="float">
            <text:p>-7.31400012969971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62.584121285358" calcext:value-type="float">
            <text:p>-162.5841212853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5.940994262695" calcext:value-type="float">
            <text:p>-155.940994262695</text:p>
          </table:table-cell>
          <table:table-cell office:value-type="float" office:value="-8.78800010681152" calcext:value-type="float">
            <text:p>-8.78800010681152</text:p>
          </table:table-cell>
          <table:table-cell office:value-type="float" office:value="-5.69199991226196" calcext:value-type="float">
            <text:p>-5.69199991226196</text:p>
          </table:table-cell>
          <table:table-cell office:value-type="float" office:value="100.703002929688" calcext:value-type="float">
            <text:p>100.703002929688</text:p>
          </table:table-cell>
          <table:table-cell office:value-type="float" office:value="-159.018611046079" calcext:value-type="float">
            <text:p>-159.0186110460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55.542007446289" calcext:value-type="float">
            <text:p>-155.542007446289</text:p>
          </table:table-cell>
          <table:table-cell office:value-type="float" office:value="-9.09000015258789" calcext:value-type="float">
            <text:p>-9.09000015258789</text:p>
          </table:table-cell>
          <table:table-cell office:value-type="float" office:value="-6.47599983215332" calcext:value-type="float">
            <text:p>-6.47599983215332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59.549988995122" calcext:value-type="float">
            <text:p>-159.5499889951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56.089004516602" calcext:value-type="float">
            <text:p>-156.089004516602</text:p>
          </table:table-cell>
          <table:table-cell office:value-type="float" office:value="-9.47799968719482" calcext:value-type="float">
            <text:p>-9.47799968719482</text:p>
          </table:table-cell>
          <table:table-cell office:value-type="float" office:value="-7.06599998474121" calcext:value-type="float">
            <text:p>-7.06599998474121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58.176197266195" calcext:value-type="float">
            <text:p>-158.1761972661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56.50700378418" calcext:value-type="float">
            <text:p>-156.50700378418</text:p>
          </table:table-cell>
          <table:table-cell office:value-type="float" office:value="-9.13700008392334" calcext:value-type="float">
            <text:p>-9.13700008392334</text:p>
          </table:table-cell>
          <table:table-cell office:value-type="float" office:value="-6.54500007629395" calcext:value-type="float">
            <text:p>-6.54500007629395</text:p>
          </table:table-cell>
          <table:table-cell office:value-type="float" office:value="100.677001953125" calcext:value-type="float">
            <text:p>100.677001953125</text:p>
          </table:table-cell>
          <table:table-cell office:value-type="float" office:value="-159.167472960905" calcext:value-type="float">
            <text:p>-159.1674729609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55.535995483398" calcext:value-type="float">
            <text:p>-155.535995483398</text:p>
          </table:table-cell>
          <table:table-cell office:value-type="float" office:value="-8.96100044250488" calcext:value-type="float">
            <text:p>-8.96100044250488</text:p>
          </table:table-cell>
          <table:table-cell office:value-type="float" office:value="-7.11600017547607" calcext:value-type="float">
            <text:p>-7.11600017547607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60.130257213712" calcext:value-type="float">
            <text:p>-160.1302572137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54.007995605469" calcext:value-type="float">
            <text:p>-154.007995605469</text:p>
          </table:table-cell>
          <table:table-cell office:value-type="float" office:value="-9.3129997253418" calcext:value-type="float">
            <text:p>-9.3129997253418</text:p>
          </table:table-cell>
          <table:table-cell office:value-type="float" office:value="-6.82299995422363" calcext:value-type="float">
            <text:p>-6.82299995422363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57.532033023533" calcext:value-type="float">
            <text:p>-157.5320330235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53.233993530273" calcext:value-type="float">
            <text:p>-153.233993530273</text:p>
          </table:table-cell>
          <table:table-cell office:value-type="float" office:value="-9.57999992370606" calcext:value-type="float">
            <text:p>-9.57999992370606</text:p>
          </table:table-cell>
          <table:table-cell office:value-type="float" office:value="-6.52299976348877" calcext:value-type="float">
            <text:p>-6.52299976348877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56.01395406861" calcext:value-type="float">
            <text:p>-156.013954068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52.731002807617" calcext:value-type="float">
            <text:p>-152.731002807617</text:p>
          </table:table-cell>
          <table:table-cell office:value-type="float" office:value="-9.28699970245361" calcext:value-type="float">
            <text:p>-9.28699970245361</text:p>
          </table:table-cell>
          <table:table-cell office:value-type="float" office:value="-7.53399991989136" calcext:value-type="float">
            <text:p>-7.53399991989136</text:p>
          </table:table-cell>
          <table:table-cell office:value-type="float" office:value="100.703002929688" calcext:value-type="float">
            <text:p>100.703002929688</text:p>
          </table:table-cell>
          <table:table-cell office:value-type="float" office:value="-159.101124334274" calcext:value-type="float">
            <text:p>-159.1011243342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54.201995849609" calcext:value-type="float">
            <text:p>-154.201995849609</text:p>
          </table:table-cell>
          <table:table-cell office:value-type="float" office:value="-9.03800010681152" calcext:value-type="float">
            <text:p>-9.03800010681152</text:p>
          </table:table-cell>
          <table:table-cell office:value-type="float" office:value="-5.89699983596802" calcext:value-type="float">
            <text:p>-5.89699983596802</text:p>
          </table:table-cell>
          <table:table-cell office:value-type="float" office:value="100.690002441406" calcext:value-type="float">
            <text:p>100.690002441406</text:p>
          </table:table-cell>
          <table:table-cell office:value-type="float" office:value="-157.068953845992" calcext:value-type="float">
            <text:p>-157.0689538459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54.057998657227" calcext:value-type="float">
            <text:p>-154.057998657227</text:p>
          </table:table-cell>
          <table:table-cell office:value-type="float" office:value="-9.39900016784668" calcext:value-type="float">
            <text:p>-9.39900016784668</text:p>
          </table:table-cell>
          <table:table-cell office:value-type="float" office:value="-8.43200016021729" calcext:value-type="float">
            <text:p>-8.43200016021729</text:p>
          </table:table-cell>
          <table:table-cell office:value-type="float" office:value="100.694000244141" calcext:value-type="float">
            <text:p>100.694000244141</text:p>
          </table:table-cell>
          <table:table-cell office:value-type="float" office:value="-162.892961373941" calcext:value-type="float">
            <text:p>-162.8929613739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55.861999511719" calcext:value-type="float">
            <text:p>-155.861999511719</text:p>
          </table:table-cell>
          <table:table-cell office:value-type="float" office:value="-8.82600021362305" calcext:value-type="float">
            <text:p>-8.82600021362305</text:p>
          </table:table-cell>
          <table:table-cell office:value-type="float" office:value="-6.13800001144409" calcext:value-type="float">
            <text:p>-6.13800001144409</text:p>
          </table:table-cell>
          <table:table-cell office:value-type="float" office:value="100.694000244141" calcext:value-type="float">
            <text:p>100.694000244141</text:p>
          </table:table-cell>
          <table:table-cell office:value-type="float" office:value="-161.60889295301" calcext:value-type="float">
            <text:p>-161.608892953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57.143997192383" calcext:value-type="float">
            <text:p>-157.143997192383</text:p>
          </table:table-cell>
          <table:table-cell office:value-type="float" office:value="-9.16300010681152" calcext:value-type="float">
            <text:p>-9.16300010681152</text:p>
          </table:table-cell>
          <table:table-cell office:value-type="float" office:value="-7.00899982452393" calcext:value-type="float">
            <text:p>-7.00899982452393</text:p>
          </table:table-cell>
          <table:table-cell office:value-type="float" office:value="100.694000244141" calcext:value-type="float">
            <text:p>100.694000244141</text:p>
          </table:table-cell>
          <table:table-cell office:value-type="float" office:value="-161.656611234098" calcext:value-type="float">
            <text:p>-161.6566112340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58.968994140625" calcext:value-type="float">
            <text:p>-158.968994140625</text:p>
          </table:table-cell>
          <table:table-cell office:value-type="float" office:value="-9.23400020599365" calcext:value-type="float">
            <text:p>-9.23400020599365</text:p>
          </table:table-cell>
          <table:table-cell office:value-type="float" office:value="-7.31799983978272" calcext:value-type="float">
            <text:p>-7.31799983978272</text:p>
          </table:table-cell>
          <table:table-cell office:value-type="float" office:value="100.707000732422" calcext:value-type="float">
            <text:p>100.707000732422</text:p>
          </table:table-cell>
          <table:table-cell office:value-type="float" office:value="-163.713570241057" calcext:value-type="float">
            <text:p>-163.7135702410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1.677993774414" calcext:value-type="float">
            <text:p>-161.677993774414</text:p>
          </table:table-cell>
          <table:table-cell office:value-type="float" office:value="-9.25" calcext:value-type="float">
            <text:p>-9.25</text:p>
          </table:table-cell>
          <table:table-cell office:value-type="float" office:value="-6.37900018692017" calcext:value-type="float">
            <text:p>-6.37900018692017</text:p>
          </table:table-cell>
          <table:table-cell office:value-type="float" office:value="100.694000244141" calcext:value-type="float">
            <text:p>100.694000244141</text:p>
          </table:table-cell>
          <table:table-cell office:value-type="float" office:value="-164.194378190463" calcext:value-type="float">
            <text:p>-164.1943781904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4.503005981445" calcext:value-type="float">
            <text:p>-164.503005981445</text:p>
          </table:table-cell>
          <table:table-cell office:value-type="float" office:value="-9.48999977111816" calcext:value-type="float">
            <text:p>-9.48999977111816</text:p>
          </table:table-cell>
          <table:table-cell office:value-type="float" office:value="-7.28999996185303" calcext:value-type="float">
            <text:p>-7.28999996185303</text:p>
          </table:table-cell>
          <table:table-cell office:value-type="float" office:value="100.680999755859" calcext:value-type="float">
            <text:p>100.680999755859</text:p>
          </table:table-cell>
          <table:table-cell office:value-type="float" office:value="-166.753377892504" calcext:value-type="float">
            <text:p>-166.753377892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68.158004760742" calcext:value-type="float">
            <text:p>-168.158004760742</text:p>
          </table:table-cell>
          <table:table-cell office:value-type="float" office:value="-9.27499961853027" calcext:value-type="float">
            <text:p>-9.27499961853027</text:p>
          </table:table-cell>
          <table:table-cell office:value-type="float" office:value="-6.86100006103516" calcext:value-type="float">
            <text:p>-6.86100006103516</text:p>
          </table:table-cell>
          <table:table-cell office:value-type="float" office:value="100.694000244141" calcext:value-type="float">
            <text:p>100.694000244141</text:p>
          </table:table-cell>
          <table:table-cell office:value-type="float" office:value="-168.152705525297" calcext:value-type="float">
            <text:p>-168.1527055252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72.001998901367" calcext:value-type="float">
            <text:p>-172.001998901367</text:p>
          </table:table-cell>
          <table:table-cell office:value-type="float" office:value="-9.26599979400635" calcext:value-type="float">
            <text:p>-9.26599979400635</text:p>
          </table:table-cell>
          <table:table-cell office:value-type="float" office:value="-6.86299991607666" calcext:value-type="float">
            <text:p>-6.86299991607666</text:p>
          </table:table-cell>
          <table:table-cell office:value-type="float" office:value="100.694000244141" calcext:value-type="float">
            <text:p>100.694000244141</text:p>
          </table:table-cell>
          <table:table-cell office:value-type="float" office:value="-170.379706929438" calcext:value-type="float">
            <text:p>-170.3797069294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73.076995849609" calcext:value-type="float">
            <text:p>-173.076995849609</text:p>
          </table:table-cell>
          <table:table-cell office:value-type="float" office:value="-7.13199996948242" calcext:value-type="float">
            <text:p>-7.13199996948242</text:p>
          </table:table-cell>
          <table:table-cell office:value-type="float" office:value="-7.98000001907349" calcext:value-type="float">
            <text:p>-7.98000001907349</text:p>
          </table:table-cell>
          <table:table-cell office:value-type="float" office:value="100.697998046875" calcext:value-type="float">
            <text:p>100.697998046875</text:p>
          </table:table-cell>
          <table:table-cell office:value-type="float" office:value="-170.33325556308" calcext:value-type="float">
            <text:p>-170.333255563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70.539993286133" calcext:value-type="float">
            <text:p>-170.539993286133</text:p>
          </table:table-cell>
          <table:table-cell office:value-type="float" office:value="-7.70900011062622" calcext:value-type="float">
            <text:p>-7.70900011062622</text:p>
          </table:table-cell>
          <table:table-cell office:value-type="float" office:value="-6.97300004959106" calcext:value-type="float">
            <text:p>-6.97300004959106</text:p>
          </table:table-cell>
          <table:table-cell office:value-type="float" office:value="100.710998535156" calcext:value-type="float">
            <text:p>100.710998535156</text:p>
          </table:table-cell>
          <table:table-cell office:value-type="float" office:value="-168.135820617079" calcext:value-type="float">
            <text:p>-168.1358206170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72.740997314453" calcext:value-type="float">
            <text:p>-172.740997314453</text:p>
          </table:table-cell>
          <table:table-cell office:value-type="float" office:value="-4.68599987030029" calcext:value-type="float">
            <text:p>-4.68599987030029</text:p>
          </table:table-cell>
          <table:table-cell office:value-type="float" office:value="-7.96199989318848" calcext:value-type="float">
            <text:p>-7.96199989318848</text:p>
          </table:table-cell>
          <table:table-cell office:value-type="float" office:value="100.697998046875" calcext:value-type="float">
            <text:p>100.697998046875</text:p>
          </table:table-cell>
          <table:table-cell office:value-type="float" office:value="-168.809961674329" calcext:value-type="float">
            <text:p>-168.8099616743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4.570007324219" calcext:value-type="float">
            <text:p>-174.570007324219</text:p>
          </table:table-cell>
          <table:table-cell office:value-type="float" office:value="-3.99200010299683" calcext:value-type="float">
            <text:p>-3.99200010299683</text:p>
          </table:table-cell>
          <table:table-cell office:value-type="float" office:value="-9.33899974822998" calcext:value-type="float">
            <text:p>-9.33899974822998</text:p>
          </table:table-cell>
          <table:table-cell office:value-type="float" office:value="100.710998535156" calcext:value-type="float">
            <text:p>100.710998535156</text:p>
          </table:table-cell>
          <table:table-cell office:value-type="float" office:value="-170.445880836059" calcext:value-type="float">
            <text:p>-170.4458808360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4.942993164063" calcext:value-type="float">
            <text:p>-174.942993164063</text:p>
          </table:table-cell>
          <table:table-cell office:value-type="float" office:value="-3.96499991416931" calcext:value-type="float">
            <text:p>-3.96499991416931</text:p>
          </table:table-cell>
          <table:table-cell office:value-type="float" office:value="-7.74599981307983" calcext:value-type="float">
            <text:p>-7.74599981307983</text:p>
          </table:table-cell>
          <table:table-cell office:value-type="float" office:value="100.714996337891" calcext:value-type="float">
            <text:p>100.714996337891</text:p>
          </table:table-cell>
          <table:table-cell office:value-type="float" office:value="-168.293616510689" calcext:value-type="float">
            <text:p>-168.2936165106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4.233993530273" calcext:value-type="float">
            <text:p>-174.233993530273</text:p>
          </table:table-cell>
          <table:table-cell office:value-type="float" office:value="-4.01100015640259" calcext:value-type="float">
            <text:p>-4.01100015640259</text:p>
          </table:table-cell>
          <table:table-cell office:value-type="float" office:value="-7.39099979400635" calcext:value-type="float">
            <text:p>-7.39099979400635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67.213389803843" calcext:value-type="float">
            <text:p>-167.2133898038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6.455993652344" calcext:value-type="float">
            <text:p>166.455993652344</text:p>
          </table:table-cell>
          <table:table-cell office:value-type="float" office:value="-4.24100017547607" calcext:value-type="float">
            <text:p>-4.24100017547607</text:p>
          </table:table-cell>
          <table:table-cell office:value-type="float" office:value="-4.11600017547607" calcext:value-type="float">
            <text:p>-4.11600017547607</text:p>
          </table:table-cell>
          <table:table-cell office:value-type="float" office:value="100.714996337891" calcext:value-type="float">
            <text:p>100.714996337891</text:p>
          </table:table-cell>
          <table:table-cell office:value-type="float" office:value="-173.604395833514" calcext:value-type="float">
            <text:p>-173.6043958335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4.014999389648" calcext:value-type="float">
            <text:p>154.014999389648</text:p>
          </table:table-cell>
          <table:table-cell office:value-type="float" office:value="-5.44700002670288" calcext:value-type="float">
            <text:p>-5.44700002670288</text:p>
          </table:table-cell>
          <table:table-cell office:value-type="float" office:value="-5.93699979782105" calcext:value-type="float">
            <text:p>-5.93699979782105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82.677685954506" calcext:value-type="float">
            <text:p>-182.6776859545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.600997924805" calcext:value-type="float">
            <text:p>133.600997924805</text:p>
          </table:table-cell>
          <table:table-cell office:value-type="float" office:value="-2.7960000038147" calcext:value-type="float">
            <text:p>-2.7960000038147</text:p>
          </table:table-cell>
          <table:table-cell office:value-type="float" office:value="-5.59200000762939" calcext:value-type="float">
            <text:p>-5.59200000762939</text:p>
          </table:table-cell>
          <table:table-cell office:value-type="float" office:value="100.689002990723" calcext:value-type="float">
            <text:p>100.689002990723</text:p>
          </table:table-cell>
          <table:table-cell office:value-type="float" office:value="-190.302016350759" calcext:value-type="float">
            <text:p>-190.3020163507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2.774002075195" calcext:value-type="float">
            <text:p>122.774002075195</text:p>
          </table:table-cell>
          <table:table-cell office:value-type="float" office:value="-5.18300008773804" calcext:value-type="float">
            <text:p>-5.18300008773804</text:p>
          </table:table-cell>
          <table:table-cell office:value-type="float" office:value="-11.6149997711182" calcext:value-type="float">
            <text:p>-11.6149997711182</text:p>
          </table:table-cell>
          <table:table-cell office:value-type="float" office:value="100.689002990723" calcext:value-type="float">
            <text:p>100.689002990723</text:p>
          </table:table-cell>
          <table:table-cell office:value-type="float" office:value="-200.480471053861" calcext:value-type="float">
            <text:p>-200.48047105386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4.957000732422" calcext:value-type="float">
            <text:p>114.957000732422</text:p>
          </table:table-cell>
          <table:table-cell office:value-type="float" office:value="-4.07999992370606" calcext:value-type="float">
            <text:p>-4.07999992370606</text:p>
          </table:table-cell>
          <table:table-cell office:value-type="float" office:value="-7.30399990081787" calcext:value-type="float">
            <text:p>-7.30399990081787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9.827344150159" calcext:value-type="float">
            <text:p>-199.8273441501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.888000488281" calcext:value-type="float">
            <text:p>107.888000488281</text:p>
          </table:table-cell>
          <table:table-cell office:value-type="float" office:value="-4.81199979782105" calcext:value-type="float">
            <text:p>-4.81199979782105</text:p>
          </table:table-cell>
          <table:table-cell office:value-type="float" office:value="-9.60900020599365" calcext:value-type="float">
            <text:p>-9.60900020599365</text:p>
          </table:table-cell>
          <table:table-cell office:value-type="float" office:value="100.714996337891" calcext:value-type="float">
            <text:p>100.714996337891</text:p>
          </table:table-cell>
          <table:table-cell office:value-type="float" office:value="-204.937267325611" calcext:value-type="float">
            <text:p>-204.9372673256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6.564002990723" calcext:value-type="float">
            <text:p>106.564002990723</text:p>
          </table:table-cell>
          <table:table-cell office:value-type="float" office:value="-1.66499996185303" calcext:value-type="float">
            <text:p>-1.66499996185303</text:p>
          </table:table-cell>
          <table:table-cell office:value-type="float" office:value="-4.50699996948242" calcext:value-type="float">
            <text:p>-4.50699996948242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7.72631181587" calcext:value-type="float">
            <text:p>-197.726311815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8.958999633789" calcext:value-type="float">
            <text:p>108.958999633789</text:p>
          </table:table-cell>
          <table:table-cell office:value-type="float" office:value="-1.67999994754791" calcext:value-type="float">
            <text:p>-1.67999994754791</text:p>
          </table:table-cell>
          <table:table-cell office:value-type="float" office:value="-1.82000005245209" calcext:value-type="float">
            <text:p>-1.82000005245209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5.845524309052" calcext:value-type="float">
            <text:p>-195.8455243090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1.694000244141" calcext:value-type="float">
            <text:p>111.694000244141</text:p>
          </table:table-cell>
          <table:table-cell office:value-type="float" office:value="-1.55200004577637" calcext:value-type="float">
            <text:p>-1.55200004577637</text:p>
          </table:table-cell>
          <table:table-cell office:value-type="float" office:value="-0.155000001192093" calcext:value-type="float">
            <text:p>-0.155000001192093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2.024726730398" calcext:value-type="float">
            <text:p>-192.0247267303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.179000854492" calcext:value-type="float">
            <text:p>115.179000854492</text:p>
          </table:table-cell>
          <table:table-cell office:value-type="float" office:value="-6.20800018310547" calcext:value-type="float">
            <text:p>-6.20800018310547</text:p>
          </table:table-cell>
          <table:table-cell office:value-type="float" office:value="-6.59200000762939" calcext:value-type="float">
            <text:p>-6.59200000762939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9.96729877575" calcext:value-type="float">
            <text:p>-199.967298775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611999511719" calcext:value-type="float">
            <text:p>122.611999511719</text:p>
          </table:table-cell>
          <table:table-cell office:value-type="float" office:value="-7.43100023269653" calcext:value-type="float">
            <text:p>-7.43100023269653</text:p>
          </table:table-cell>
          <table:table-cell office:value-type="float" office:value="-7.29199981689453" calcext:value-type="float">
            <text:p>-7.29199981689453</text:p>
          </table:table-cell>
          <table:table-cell office:value-type="float" office:value="100.71900177002" calcext:value-type="float">
            <text:p>100.71900177002</text:p>
          </table:table-cell>
          <table:table-cell office:value-type="float" office:value="-197.616461063906" calcext:value-type="float">
            <text:p>-197.6164610639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7.986000061035" calcext:value-type="float">
            <text:p>127.986000061035</text:p>
          </table:table-cell>
          <table:table-cell office:value-type="float" office:value="-7.30999994277954" calcext:value-type="float">
            <text:p>-7.30999994277954</text:p>
          </table:table-cell>
          <table:table-cell office:value-type="float" office:value="-8.06099987030029" calcext:value-type="float">
            <text:p>-8.06099987030029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6.246542999165" calcext:value-type="float">
            <text:p>-196.2465429991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.968994140625" calcext:value-type="float">
            <text:p>129.968994140625</text:p>
          </table:table-cell>
          <table:table-cell office:value-type="float" office:value="-6.72200012207031" calcext:value-type="float">
            <text:p>-6.72200012207031</text:p>
          </table:table-cell>
          <table:table-cell office:value-type="float" office:value="-7.30800008773804" calcext:value-type="float">
            <text:p>-7.30800008773804</text:p>
          </table:table-cell>
          <table:table-cell office:value-type="float" office:value="100.706001281738" calcext:value-type="float">
            <text:p>100.706001281738</text:p>
          </table:table-cell>
          <table:table-cell office:value-type="float" office:value="-193.855583840506" calcext:value-type="float">
            <text:p>-193.8555838405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3.07600402832" calcext:value-type="float">
            <text:p>133.07600402832</text:p>
          </table:table-cell>
          <table:table-cell office:value-type="float" office:value="-6.85099983215332" calcext:value-type="float">
            <text:p>-6.85099983215332</text:p>
          </table:table-cell>
          <table:table-cell office:value-type="float" office:value="-7.93699979782105" calcext:value-type="float">
            <text:p>-7.93699979782105</text:p>
          </table:table-cell>
          <table:table-cell office:value-type="float" office:value="100.702003479004" calcext:value-type="float">
            <text:p>100.702003479004</text:p>
          </table:table-cell>
          <table:table-cell office:value-type="float" office:value="-193.237812477661" calcext:value-type="float">
            <text:p>-193.2378124776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6.526992797852" calcext:value-type="float">
            <text:p>136.526992797852</text:p>
          </table:table-cell>
          <table:table-cell office:value-type="float" office:value="-6.9520001411438" calcext:value-type="float">
            <text:p>-6.9520001411438</text:p>
          </table:table-cell>
          <table:table-cell office:value-type="float" office:value="-7.44000005722046" calcext:value-type="float">
            <text:p>-7.44000005722046</text:p>
          </table:table-cell>
          <table:table-cell office:value-type="float" office:value="100.71900177002" calcext:value-type="float">
            <text:p>100.71900177002</text:p>
          </table:table-cell>
          <table:table-cell office:value-type="float" office:value="-190.745507870721" calcext:value-type="float">
            <text:p>-190.7455078707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8.996994018555" calcext:value-type="float">
            <text:p>138.996994018555</text:p>
          </table:table-cell>
          <table:table-cell office:value-type="float" office:value="-6.82200002670288" calcext:value-type="float">
            <text:p>-6.82200002670288</text:p>
          </table:table-cell>
          <table:table-cell office:value-type="float" office:value="-7.84499979019165" calcext:value-type="float">
            <text:p>-7.84499979019165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90.745507870721" calcext:value-type="float">
            <text:p>-190.7455078707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9.822006225586" calcext:value-type="float">
            <text:p>139.822006225586</text:p>
          </table:table-cell>
          <table:table-cell office:value-type="float" office:value="-6.54899978637695" calcext:value-type="float">
            <text:p>-6.54899978637695</text:p>
          </table:table-cell>
          <table:table-cell office:value-type="float" office:value="-7.69099998474121" calcext:value-type="float">
            <text:p>-7.69099998474121</text:p>
          </table:table-cell>
          <table:table-cell office:value-type="float" office:value="100.709999084473" calcext:value-type="float">
            <text:p>100.709999084473</text:p>
          </table:table-cell>
          <table:table-cell office:value-type="float" office:value="-189.817141173554" calcext:value-type="float">
            <text:p>-189.8171411735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9.854995727539" calcext:value-type="float">
            <text:p>139.854995727539</text:p>
          </table:table-cell>
          <table:table-cell office:value-type="float" office:value="-6.23299980163574" calcext:value-type="float">
            <text:p>-6.23299980163574</text:p>
          </table:table-cell>
          <table:table-cell office:value-type="float" office:value="-7.84000015258789" calcext:value-type="float">
            <text:p>-7.84000015258789</text:p>
          </table:table-cell>
          <table:table-cell office:value-type="float" office:value="100.709999084473" calcext:value-type="float">
            <text:p>100.709999084473</text:p>
          </table:table-cell>
          <table:table-cell office:value-type="float" office:value="-189.246442126611" calcext:value-type="float">
            <text:p>-189.2464421266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5.542007446289" calcext:value-type="float">
            <text:p>135.542007446289</text:p>
          </table:table-cell>
          <table:table-cell office:value-type="float" office:value="-7.36700010299683" calcext:value-type="float">
            <text:p>-7.36700010299683</text:p>
          </table:table-cell>
          <table:table-cell office:value-type="float" office:value="-7.20800018310547" calcext:value-type="float">
            <text:p>-7.20800018310547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91.178819560715" calcext:value-type="float">
            <text:p>-191.1788195607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0.598999023438" calcext:value-type="float">
            <text:p>130.598999023438</text:p>
          </table:table-cell>
          <table:table-cell office:value-type="float" office:value="-7.91400003433228" calcext:value-type="float">
            <text:p>-7.91400003433228</text:p>
          </table:table-cell>
          <table:table-cell office:value-type="float" office:value="-9.28499984741211" calcext:value-type="float">
            <text:p>-9.28499984741211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96.61663239703" calcext:value-type="float">
            <text:p>-196.616632397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1.807998657227" calcext:value-type="float">
            <text:p>131.807998657227</text:p>
          </table:table-cell>
          <table:table-cell office:value-type="float" office:value="-10.7569999694824" calcext:value-type="float">
            <text:p>-10.7569999694824</text:p>
          </table:table-cell>
          <table:table-cell office:value-type="float" office:value="-14.1479997634888" calcext:value-type="float">
            <text:p>-14.1479997634888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201.276804141428" calcext:value-type="float">
            <text:p>-201.2768041414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.598007202148" calcext:value-type="float">
            <text:p>133.598007202148</text:p>
          </table:table-cell>
          <table:table-cell office:value-type="float" office:value="-10" calcext:value-type="float">
            <text:p>-10</text:p>
          </table:table-cell>
          <table:table-cell office:value-type="float" office:value="-12.8699998855591" calcext:value-type="float">
            <text:p>-12.8699998855591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98.751118341037" calcext:value-type="float">
            <text:p>-198.7511183410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.444000244141" calcext:value-type="float">
            <text:p>130.444000244141</text:p>
          </table:table-cell>
          <table:table-cell office:value-type="float" office:value="-9.47700023651123" calcext:value-type="float">
            <text:p>-9.47700023651123</text:p>
          </table:table-cell>
          <table:table-cell office:value-type="float" office:value="-11.9180002212524" calcext:value-type="float">
            <text:p>-11.9180002212524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99.714100874338" calcext:value-type="float">
            <text:p>-199.7141008743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8.936004638672" calcext:value-type="float">
            <text:p>128.936004638672</text:p>
          </table:table-cell>
          <table:table-cell office:value-type="float" office:value="-4.52899980545044" calcext:value-type="float">
            <text:p>-4.52899980545044</text:p>
          </table:table-cell>
          <table:table-cell office:value-type="float" office:value="-5.48299980163574" calcext:value-type="float">
            <text:p>-5.48299980163574</text:p>
          </table:table-cell>
          <table:table-cell office:value-type="float" office:value="100.709999084473" calcext:value-type="float">
            <text:p>100.709999084473</text:p>
          </table:table-cell>
          <table:table-cell office:value-type="float" office:value="-191.182530506756" calcext:value-type="float">
            <text:p>-191.1825305067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042007446289" calcext:value-type="float">
            <text:p>132.042007446289</text:p>
          </table:table-cell>
          <table:table-cell office:value-type="float" office:value="-4.00299978256226" calcext:value-type="float">
            <text:p>-4.00299978256226</text:p>
          </table:table-cell>
          <table:table-cell office:value-type="float" office:value="-9.58199977874756" calcext:value-type="float">
            <text:p>-9.58199977874756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192.04012010207" calcext:value-type="float">
            <text:p>-192.040120102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3.104995727539" calcext:value-type="float">
            <text:p>133.104995727539</text:p>
          </table:table-cell>
          <table:table-cell office:value-type="float" office:value="-3.54200005531311" calcext:value-type="float">
            <text:p>-3.54200005531311</text:p>
          </table:table-cell>
          <table:table-cell office:value-type="float" office:value="-5.94700002670288" calcext:value-type="float">
            <text:p>-5.94700002670288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88.345786048007" calcext:value-type="float">
            <text:p>-188.3457860480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2.619003295898" calcext:value-type="float">
            <text:p>132.619003295898</text:p>
          </table:table-cell>
          <table:table-cell office:value-type="float" office:value="-4.41599988937378" calcext:value-type="float">
            <text:p>-4.41599988937378</text:p>
          </table:table-cell>
          <table:table-cell office:value-type="float" office:value="-8.36600017547607" calcext:value-type="float">
            <text:p>-8.36600017547607</text:p>
          </table:table-cell>
          <table:table-cell office:value-type="float" office:value="100.736000061035" calcext:value-type="float">
            <text:p>100.736000061035</text:p>
          </table:table-cell>
          <table:table-cell office:value-type="float" office:value="-191.852587190946" calcext:value-type="float">
            <text:p>-191.8525871909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.339996337891" calcext:value-type="float">
            <text:p>131.339996337891</text:p>
          </table:table-cell>
          <table:table-cell office:value-type="float" office:value="-3.65000009536743" calcext:value-type="float">
            <text:p>-3.65000009536743</text:p>
          </table:table-cell>
          <table:table-cell office:value-type="float" office:value="-7.02199983596802" calcext:value-type="float">
            <text:p>-7.02199983596802</text:p>
          </table:table-cell>
          <table:table-cell office:value-type="float" office:value="100.73999786377" calcext:value-type="float">
            <text:p>100.73999786377</text:p>
          </table:table-cell>
          <table:table-cell office:value-type="float" office:value="-190.512945227584" calcext:value-type="float">
            <text:p>-190.5129452275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9.699005126953" calcext:value-type="float">
            <text:p>129.699005126953</text:p>
          </table:table-cell>
          <table:table-cell office:value-type="float" office:value="-3.68600010871887" calcext:value-type="float">
            <text:p>-3.68600010871887</text:p>
          </table:table-cell>
          <table:table-cell office:value-type="float" office:value="-8.08100032806397" calcext:value-type="float">
            <text:p>-8.08100032806397</text:p>
          </table:table-cell>
          <table:table-cell office:value-type="float" office:value="100.722999572754" calcext:value-type="float">
            <text:p>100.722999572754</text:p>
          </table:table-cell>
          <table:table-cell office:value-type="float" office:value="-192.307900597371" calcext:value-type="float">
            <text:p>-192.3079005973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8.044998168945" calcext:value-type="float">
            <text:p>128.044998168945</text:p>
          </table:table-cell>
          <table:table-cell office:value-type="float" office:value="-3.61999988555908" calcext:value-type="float">
            <text:p>-3.61999988555908</text:p>
          </table:table-cell>
          <table:table-cell office:value-type="float" office:value="-7.36800003051758" calcext:value-type="float">
            <text:p>-7.36800003051758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193.02506611747" calcext:value-type="float">
            <text:p>-193.025066117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6.384002685547" calcext:value-type="float">
            <text:p>126.384002685547</text:p>
          </table:table-cell>
          <table:table-cell office:value-type="float" office:value="-4.16499996185303" calcext:value-type="float">
            <text:p>-4.16499996185303</text:p>
          </table:table-cell>
          <table:table-cell office:value-type="float" office:value="-7.76300001144409" calcext:value-type="float">
            <text:p>-7.76300001144409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194.204802025637" calcext:value-type="float">
            <text:p>-194.2048020256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4.341003417969" calcext:value-type="float">
            <text:p>124.341003417969</text:p>
          </table:table-cell>
          <table:table-cell office:value-type="float" office:value="-4.07999992370606" calcext:value-type="float">
            <text:p>-4.07999992370606</text:p>
          </table:table-cell>
          <table:table-cell office:value-type="float" office:value="-7.58500003814697" calcext:value-type="float">
            <text:p>-7.58500003814697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193.589060158426" calcext:value-type="float">
            <text:p>-193.5890601584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5.067001342773" calcext:value-type="float">
            <text:p>125.067001342773</text:p>
          </table:table-cell>
          <table:table-cell office:value-type="float" office:value="-4.21000003814697" calcext:value-type="float">
            <text:p>-4.21000003814697</text:p>
          </table:table-cell>
          <table:table-cell office:value-type="float" office:value="-6.2810001373291" calcext:value-type="float">
            <text:p>-6.2810001373291</text:p>
          </table:table-cell>
          <table:table-cell office:value-type="float" office:value="100.713996887207" calcext:value-type="float">
            <text:p>100.713996887207</text:p>
          </table:table-cell>
          <table:table-cell office:value-type="float" office:value="-192.639961337971" calcext:value-type="float">
            <text:p>-192.639961337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8.121002197266" calcext:value-type="float">
            <text:p>128.121002197266</text:p>
          </table:table-cell>
          <table:table-cell office:value-type="float" office:value="-4.15199995040894" calcext:value-type="float">
            <text:p>-4.15199995040894</text:p>
          </table:table-cell>
          <table:table-cell office:value-type="float" office:value="-6.64200019836426" calcext:value-type="float">
            <text:p>-6.64200019836426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191.307373111896" calcext:value-type="float">
            <text:p>-191.3073731118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0.335006713867" calcext:value-type="float">
            <text:p>130.335006713867</text:p>
          </table:table-cell>
          <table:table-cell office:value-type="float" office:value="-4.54199981689453" calcext:value-type="float">
            <text:p>-4.54199981689453</text:p>
          </table:table-cell>
          <table:table-cell office:value-type="float" office:value="-2.03800010681152" calcext:value-type="float">
            <text:p>-2.03800010681152</text:p>
          </table:table-cell>
          <table:table-cell office:value-type="float" office:value="100.731002807617" calcext:value-type="float">
            <text:p>100.731002807617</text:p>
          </table:table-cell>
          <table:table-cell office:value-type="float" office:value="-186.789432403049" calcext:value-type="float">
            <text:p>-186.7894324030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4.968994140625" calcext:value-type="float">
            <text:p>134.968994140625</text:p>
          </table:table-cell>
          <table:table-cell office:value-type="float" office:value="-5.29300022125244" calcext:value-type="float">
            <text:p>-5.29300022125244</text:p>
          </table:table-cell>
          <table:table-cell office:value-type="float" office:value="-4.55600023269653" calcext:value-type="float">
            <text:p>-4.55600023269653</text:p>
          </table:table-cell>
          <table:table-cell office:value-type="float" office:value="100.718002319336" calcext:value-type="float">
            <text:p>100.718002319336</text:p>
          </table:table-cell>
          <table:table-cell office:value-type="float" office:value="-187.713196602211" calcext:value-type="float">
            <text:p>-187.7131966022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7.593002319336" calcext:value-type="float">
            <text:p>137.593002319336</text:p>
          </table:table-cell>
          <table:table-cell office:value-type="float" office:value="-4.30100011825562" calcext:value-type="float">
            <text:p>-4.30100011825562</text:p>
          </table:table-cell>
          <table:table-cell office:value-type="float" office:value="-3.26099991798401" calcext:value-type="float">
            <text:p>-3.26099991798401</text:p>
          </table:table-cell>
          <table:table-cell office:value-type="float" office:value="100.735000610352" calcext:value-type="float">
            <text:p>100.735000610352</text:p>
          </table:table-cell>
          <table:table-cell office:value-type="float" office:value="-184.813679235022" calcext:value-type="float">
            <text:p>-184.8136792350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.315994262695" calcext:value-type="float">
            <text:p>135.315994262695</text:p>
          </table:table-cell>
          <table:table-cell office:value-type="float" office:value="-5.00299978256226" calcext:value-type="float">
            <text:p>-5.00299978256226</text:p>
          </table:table-cell>
          <table:table-cell office:value-type="float" office:value="-3.19000005722046" calcext:value-type="float">
            <text:p>-3.19000005722046</text:p>
          </table:table-cell>
          <table:table-cell office:value-type="float" office:value="100.731002807617" calcext:value-type="float">
            <text:p>100.731002807617</text:p>
          </table:table-cell>
          <table:table-cell office:value-type="float" office:value="-185.470653959942" calcext:value-type="float">
            <text:p>-185.4706539599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7.880996704102" calcext:value-type="float">
            <text:p>127.880996704102</text:p>
          </table:table-cell>
          <table:table-cell office:value-type="float" office:value="-5.03499984741211" calcext:value-type="float">
            <text:p>-5.03499984741211</text:p>
          </table:table-cell>
          <table:table-cell office:value-type="float" office:value="-3.39100003242493" calcext:value-type="float">
            <text:p>-3.39100003242493</text:p>
          </table:table-cell>
          <table:table-cell office:value-type="float" office:value="100.735000610352" calcext:value-type="float">
            <text:p>100.735000610352</text:p>
          </table:table-cell>
          <table:table-cell office:value-type="float" office:value="-188.693861399688" calcext:value-type="float">
            <text:p>-188.69386139968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7.724998474121" calcext:value-type="float">
            <text:p>127.724998474121</text:p>
          </table:table-cell>
          <table:table-cell office:value-type="float" office:value="-4.75699996948242" calcext:value-type="float">
            <text:p>-4.75699996948242</text:p>
          </table:table-cell>
          <table:table-cell office:value-type="float" office:value="-3.1470000743866" calcext:value-type="float">
            <text:p>-3.1470000743866</text:p>
          </table:table-cell>
          <table:table-cell office:value-type="float" office:value="100.731002807617" calcext:value-type="float">
            <text:p>100.731002807617</text:p>
          </table:table-cell>
          <table:table-cell office:value-type="float" office:value="-188.372017244364" calcext:value-type="float">
            <text:p>-188.3720172443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9.757995605469" calcext:value-type="float">
            <text:p>129.757995605469</text:p>
          </table:table-cell>
          <table:table-cell office:value-type="float" office:value="-4.62400007247925" calcext:value-type="float">
            <text:p>-4.62400007247925</text:p>
          </table:table-cell>
          <table:table-cell office:value-type="float" office:value="-5.19399976730347" calcext:value-type="float">
            <text:p>-5.19399976730347</text:p>
          </table:table-cell>
          <table:table-cell office:value-type="float" office:value="100.72200012207" calcext:value-type="float">
            <text:p>100.72200012207</text:p>
          </table:table-cell>
          <table:table-cell office:value-type="float" office:value="-188.870464595785" calcext:value-type="float">
            <text:p>-188.8704645957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1.970001220703" calcext:value-type="float">
            <text:p>131.970001220703</text:p>
          </table:table-cell>
          <table:table-cell office:value-type="float" office:value="-3.58599996566772" calcext:value-type="float">
            <text:p>-3.58599996566772</text:p>
          </table:table-cell>
          <table:table-cell office:value-type="float" office:value="-9.09500026702881" calcext:value-type="float">
            <text:p>-9.09500026702881</text:p>
          </table:table-cell>
          <table:table-cell office:value-type="float" office:value="100.735000610352" calcext:value-type="float">
            <text:p>100.735000610352</text:p>
          </table:table-cell>
          <table:table-cell office:value-type="float" office:value="-191.04645927109" calcext:value-type="float">
            <text:p>-191.046459271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.990997314453" calcext:value-type="float">
            <text:p>132.990997314453</text:p>
          </table:table-cell>
          <table:table-cell office:value-type="float" office:value="-3.58400011062622" calcext:value-type="float">
            <text:p>-3.58400011062622</text:p>
          </table:table-cell>
          <table:table-cell office:value-type="float" office:value="-6.84299993515015" calcext:value-type="float">
            <text:p>-6.84299993515015</text:p>
          </table:table-cell>
          <table:table-cell office:value-type="float" office:value="100.735000610352" calcext:value-type="float">
            <text:p>100.735000610352</text:p>
          </table:table-cell>
          <table:table-cell office:value-type="float" office:value="-188.274730830029" calcext:value-type="float">
            <text:p>-188.2747308300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3.912994384766" calcext:value-type="float">
            <text:p>133.912994384766</text:p>
          </table:table-cell>
          <table:table-cell office:value-type="float" office:value="-4.2039999961853" calcext:value-type="float">
            <text:p>-4.2039999961853</text:p>
          </table:table-cell>
          <table:table-cell office:value-type="float" office:value="-8.27499961853027" calcext:value-type="float">
            <text:p>-8.27499961853027</text:p>
          </table:table-cell>
          <table:table-cell office:value-type="float" office:value="100.72200012207" calcext:value-type="float">
            <text:p>100.72200012207</text:p>
          </table:table-cell>
          <table:table-cell office:value-type="float" office:value="-190.397240036803" calcext:value-type="float">
            <text:p>-190.3972400368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4.876998901367" calcext:value-type="float">
            <text:p>134.876998901367</text:p>
          </table:table-cell>
          <table:table-cell office:value-type="float" office:value="-3.89100003242493" calcext:value-type="float">
            <text:p>-3.89100003242493</text:p>
          </table:table-cell>
          <table:table-cell office:value-type="float" office:value="-7.08799982070923" calcext:value-type="float">
            <text:p>-7.08799982070923</text:p>
          </table:table-cell>
          <table:table-cell office:value-type="float" office:value="100.735000610352" calcext:value-type="float">
            <text:p>100.735000610352</text:p>
          </table:table-cell>
          <table:table-cell office:value-type="float" office:value="-189.243609765842" calcext:value-type="float">
            <text:p>-189.2436097658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5.802001953125" calcext:value-type="float">
            <text:p>135.802001953125</text:p>
          </table:table-cell>
          <table:table-cell office:value-type="float" office:value="-3.82299995422363" calcext:value-type="float">
            <text:p>-3.82299995422363</text:p>
          </table:table-cell>
          <table:table-cell office:value-type="float" office:value="-7.65799999237061" calcext:value-type="float">
            <text:p>-7.65799999237061</text:p>
          </table:table-cell>
          <table:table-cell office:value-type="float" office:value="100.72200012207" calcext:value-type="float">
            <text:p>100.72200012207</text:p>
          </table:table-cell>
          <table:table-cell office:value-type="float" office:value="-188.462042559175" calcext:value-type="float">
            <text:p>-188.4620425591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6.156005859375" calcext:value-type="float">
            <text:p>136.156005859375</text:p>
          </table:table-cell>
          <table:table-cell office:value-type="float" office:value="-3.80599999427795" calcext:value-type="float">
            <text:p>-3.80599999427795</text:p>
          </table:table-cell>
          <table:table-cell office:value-type="float" office:value="-7.53700017929077" calcext:value-type="float">
            <text:p>-7.53700017929077</text:p>
          </table:table-cell>
          <table:table-cell office:value-type="float" office:value="100.738998413086" calcext:value-type="float">
            <text:p>100.738998413086</text:p>
          </table:table-cell>
          <table:table-cell office:value-type="float" office:value="-188.854563066513" calcext:value-type="float">
            <text:p>-188.8545630665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6.205993652344" calcext:value-type="float">
            <text:p>136.205993652344</text:p>
          </table:table-cell>
          <table:table-cell office:value-type="float" office:value="-4.06400012969971" calcext:value-type="float">
            <text:p>-4.06400012969971</text:p>
          </table:table-cell>
          <table:table-cell office:value-type="float" office:value="-7.28900003433228" calcext:value-type="float">
            <text:p>-7.28900003433228</text:p>
          </table:table-cell>
          <table:table-cell office:value-type="float" office:value="100.748001098633" calcext:value-type="float">
            <text:p>100.748001098633</text:p>
          </table:table-cell>
          <table:table-cell office:value-type="float" office:value="-188.592700294995" calcext:value-type="float">
            <text:p>-188.5927002949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6.727005004883" calcext:value-type="float">
            <text:p>136.727005004883</text:p>
          </table:table-cell>
          <table:table-cell office:value-type="float" office:value="-3.90899991989136" calcext:value-type="float">
            <text:p>-3.90899991989136</text:p>
          </table:table-cell>
          <table:table-cell office:value-type="float" office:value="-7.89499998092651" calcext:value-type="float">
            <text:p>-7.89499998092651</text:p>
          </table:table-cell>
          <table:table-cell office:value-type="float" office:value="100.725997924805" calcext:value-type="float">
            <text:p>100.725997924805</text:p>
          </table:table-cell>
          <table:table-cell office:value-type="float" office:value="-189.306233726743" calcext:value-type="float">
            <text:p>-189.3062337267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6.695999145508" calcext:value-type="float">
            <text:p>136.695999145508</text:p>
          </table:table-cell>
          <table:table-cell office:value-type="float" office:value="-3.70199990272522" calcext:value-type="float">
            <text:p>-3.70199990272522</text:p>
          </table:table-cell>
          <table:table-cell office:value-type="float" office:value="-7.51200008392334" calcext:value-type="float">
            <text:p>-7.51200008392334</text:p>
          </table:table-cell>
          <table:table-cell office:value-type="float" office:value="100.735000610352" calcext:value-type="float">
            <text:p>100.735000610352</text:p>
          </table:table-cell>
          <table:table-cell office:value-type="float" office:value="-187.289317631721" calcext:value-type="float">
            <text:p>-187.2893176317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7.436996459961" calcext:value-type="float">
            <text:p>137.436996459961</text:p>
          </table:table-cell>
          <table:table-cell office:value-type="float" office:value="-3.77099990844727" calcext:value-type="float">
            <text:p>-3.77099990844727</text:p>
          </table:table-cell>
          <table:table-cell office:value-type="float" office:value="-8.13000011444092" calcext:value-type="float">
            <text:p>-8.13000011444092</text:p>
          </table:table-cell>
          <table:table-cell office:value-type="float" office:value="100.725997924805" calcext:value-type="float">
            <text:p>100.725997924805</text:p>
          </table:table-cell>
          <table:table-cell office:value-type="float" office:value="-188.373935730908" calcext:value-type="float">
            <text:p>-188.3739357309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6.945999145508" calcext:value-type="float">
            <text:p>136.945999145508</text:p>
          </table:table-cell>
          <table:table-cell office:value-type="float" office:value="-4.04699993133545" calcext:value-type="float">
            <text:p>-4.04699993133545</text:p>
          </table:table-cell>
          <table:table-cell office:value-type="float" office:value="-7.48199987411499" calcext:value-type="float">
            <text:p>-7.48199987411499</text:p>
          </table:table-cell>
          <table:table-cell office:value-type="float" office:value="100.738998413086" calcext:value-type="float">
            <text:p>100.738998413086</text:p>
          </table:table-cell>
          <table:table-cell office:value-type="float" office:value="-187.573080064236" calcext:value-type="float">
            <text:p>-187.573080064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6.901000976563" calcext:value-type="float">
            <text:p>136.901000976563</text:p>
          </table:table-cell>
          <table:table-cell office:value-type="float" office:value="-4.21099996566772" calcext:value-type="float">
            <text:p>-4.21099996566772</text:p>
          </table:table-cell>
          <table:table-cell office:value-type="float" office:value="-7.73899984359741" calcext:value-type="float">
            <text:p>-7.73899984359741</text:p>
          </table:table-cell>
          <table:table-cell office:value-type="float" office:value="100.725997924805" calcext:value-type="float">
            <text:p>100.725997924805</text:p>
          </table:table-cell>
          <table:table-cell office:value-type="float" office:value="-187.289317631721" calcext:value-type="float">
            <text:p>-187.2893176317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7.160995483398" calcext:value-type="float">
            <text:p>137.160995483398</text:p>
          </table:table-cell>
          <table:table-cell office:value-type="float" office:value="-4.84499979019165" calcext:value-type="float">
            <text:p>-4.84499979019165</text:p>
          </table:table-cell>
          <table:table-cell office:value-type="float" office:value="-6.96999979019165" calcext:value-type="float">
            <text:p>-6.96999979019165</text:p>
          </table:table-cell>
          <table:table-cell office:value-type="float" office:value="100.725997924805" calcext:value-type="float">
            <text:p>100.725997924805</text:p>
          </table:table-cell>
          <table:table-cell office:value-type="float" office:value="-185.442098347301" calcext:value-type="float">
            <text:p>-185.4420983473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4.962005615234" calcext:value-type="float">
            <text:p>134.962005615234</text:p>
          </table:table-cell>
          <table:table-cell office:value-type="float" office:value="-3.30699992179871" calcext:value-type="float">
            <text:p>-3.30699992179871</text:p>
          </table:table-cell>
          <table:table-cell office:value-type="float" office:value="-6.84100008010864" calcext:value-type="float">
            <text:p>-6.84100008010864</text:p>
          </table:table-cell>
          <table:table-cell office:value-type="float" office:value="100.730003356934" calcext:value-type="float">
            <text:p>100.730003356934</text:p>
          </table:table-cell>
          <table:table-cell office:value-type="float" office:value="-185.081350445908" calcext:value-type="float">
            <text:p>-185.0813504459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0.417999267578" calcext:value-type="float">
            <text:p>130.417999267578</text:p>
          </table:table-cell>
          <table:table-cell office:value-type="float" office:value="-4.44199991226196" calcext:value-type="float">
            <text:p>-4.44199991226196</text:p>
          </table:table-cell>
          <table:table-cell office:value-type="float" office:value="-8.06999969482422" calcext:value-type="float">
            <text:p>-8.06999969482422</text:p>
          </table:table-cell>
          <table:table-cell office:value-type="float" office:value="100.738998413086" calcext:value-type="float">
            <text:p>100.738998413086</text:p>
          </table:table-cell>
          <table:table-cell office:value-type="float" office:value="-189.77752181599" calcext:value-type="float">
            <text:p>-189.777521815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7.267997741699" calcext:value-type="float">
            <text:p>127.267997741699</text:p>
          </table:table-cell>
          <table:table-cell office:value-type="float" office:value="-3.94199991226196" calcext:value-type="float">
            <text:p>-3.94199991226196</text:p>
          </table:table-cell>
          <table:table-cell office:value-type="float" office:value="-9.09899997711182" calcext:value-type="float">
            <text:p>-9.09899997711182</text:p>
          </table:table-cell>
          <table:table-cell office:value-type="float" office:value="100.738998413086" calcext:value-type="float">
            <text:p>100.738998413086</text:p>
          </table:table-cell>
          <table:table-cell office:value-type="float" office:value="-191.834101045148" calcext:value-type="float">
            <text:p>-191.8341010451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.716003417969" calcext:value-type="float">
            <text:p>124.716003417969</text:p>
          </table:table-cell>
          <table:table-cell office:value-type="float" office:value="-6.31599998474121" calcext:value-type="float">
            <text:p>-6.31599998474121</text:p>
          </table:table-cell>
          <table:table-cell office:value-type="float" office:value="-8.35099983215332" calcext:value-type="float">
            <text:p>-8.35099983215332</text:p>
          </table:table-cell>
          <table:table-cell office:value-type="float" office:value="100.717002868652" calcext:value-type="float">
            <text:p>100.717002868652</text:p>
          </table:table-cell>
          <table:table-cell office:value-type="float" office:value="-194.790606017784" calcext:value-type="float">
            <text:p>-194.7906060177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2.71199798584" calcext:value-type="float">
            <text:p>122.71199798584</text:p>
          </table:table-cell>
          <table:table-cell office:value-type="float" office:value="-4.95599985122681" calcext:value-type="float">
            <text:p>-4.95599985122681</text:p>
          </table:table-cell>
          <table:table-cell office:value-type="float" office:value="-1.51800000667572" calcext:value-type="float">
            <text:p>-1.51800000667572</text:p>
          </table:table-cell>
          <table:table-cell office:value-type="float" office:value="100.74299621582" calcext:value-type="float">
            <text:p>100.74299621582</text:p>
          </table:table-cell>
          <table:table-cell office:value-type="float" office:value="-187.456646956962" calcext:value-type="float">
            <text:p>-187.4566469569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4.476997375488" calcext:value-type="float">
            <text:p>124.476997375488</text:p>
          </table:table-cell>
          <table:table-cell office:value-type="float" office:value="-7.65700006484985" calcext:value-type="float">
            <text:p>-7.65700006484985</text:p>
          </table:table-cell>
          <table:table-cell office:value-type="float" office:value="-5.9689998626709" calcext:value-type="float">
            <text:p>-5.9689998626709</text:p>
          </table:table-cell>
          <table:table-cell office:value-type="float" office:value="100.755996704102" calcext:value-type="float">
            <text:p>100.755996704102</text:p>
          </table:table-cell>
          <table:table-cell office:value-type="float" office:value="-193.169251108625" calcext:value-type="float">
            <text:p>-193.1692511086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1.692001342773" calcext:value-type="float">
            <text:p>121.692001342773</text:p>
          </table:table-cell>
          <table:table-cell office:value-type="float" office:value="-6.77099990844727" calcext:value-type="float">
            <text:p>-6.77099990844727</text:p>
          </table:table-cell>
          <table:table-cell office:value-type="float" office:value="-5.27199983596802" calcext:value-type="float">
            <text:p>-5.27199983596802</text:p>
          </table:table-cell>
          <table:table-cell office:value-type="float" office:value="100.781997680664" calcext:value-type="float">
            <text:p>100.781997680664</text:p>
          </table:table-cell>
          <table:table-cell office:value-type="float" office:value="-193.823042984607" calcext:value-type="float">
            <text:p>-193.8230429846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1.896003723145" calcext:value-type="float">
            <text:p>121.896003723145</text:p>
          </table:table-cell>
          <table:table-cell office:value-type="float" office:value="0.093000002205372" calcext:value-type="float">
            <text:p>0.093000002205372</text:p>
          </table:table-cell>
          <table:table-cell office:value-type="float" office:value="-9.57100009918213" calcext:value-type="float">
            <text:p>-9.57100009918213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191.008534340678" calcext:value-type="float">
            <text:p>-191.0085343406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.693000793457" calcext:value-type="float">
            <text:p>121.693000793457</text:p>
          </table:table-cell>
          <table:table-cell office:value-type="float" office:value="3.23600006103516" calcext:value-type="float">
            <text:p>3.23600006103516</text:p>
          </table:table-cell>
          <table:table-cell office:value-type="float" office:value="-9.94999980926514" calcext:value-type="float">
            <text:p>-9.94999980926514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189.619594350224" calcext:value-type="float">
            <text:p>-189.6195943502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0.570999145508" calcext:value-type="float">
            <text:p>120.570999145508</text:p>
          </table:table-cell>
          <table:table-cell office:value-type="float" office:value="2.09800004959106" calcext:value-type="float">
            <text:p>2.09800004959106</text:p>
          </table:table-cell>
          <table:table-cell office:value-type="float" office:value="-7.57999992370606" calcext:value-type="float">
            <text:p>-7.57999992370606</text:p>
          </table:table-cell>
          <table:table-cell office:value-type="float" office:value="100.730003356934" calcext:value-type="float">
            <text:p>100.730003356934</text:p>
          </table:table-cell>
          <table:table-cell office:value-type="float" office:value="-189.974647384307" calcext:value-type="float">
            <text:p>-189.9746473843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6.775001525879" calcext:value-type="float">
            <text:p>116.775001525879</text:p>
          </table:table-cell>
          <table:table-cell office:value-type="float" office:value="-4.52799987792969" calcext:value-type="float">
            <text:p>-4.52799987792969</text:p>
          </table:table-cell>
          <table:table-cell office:value-type="float" office:value="-5.26800012588501" calcext:value-type="float">
            <text:p>-5.26800012588501</text:p>
          </table:table-cell>
          <table:table-cell office:value-type="float" office:value="100.730003356934" calcext:value-type="float">
            <text:p>100.730003356934</text:p>
          </table:table-cell>
          <table:table-cell office:value-type="float" office:value="-195.386258606554" calcext:value-type="float">
            <text:p>-195.3862586065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3.664001464844" calcext:value-type="float">
            <text:p>113.664001464844</text:p>
          </table:table-cell>
          <table:table-cell office:value-type="float" office:value="-2.43799996376038" calcext:value-type="float">
            <text:p>-2.43799996376038</text:p>
          </table:table-cell>
          <table:table-cell office:value-type="float" office:value="-6.59299993515015" calcext:value-type="float">
            <text:p>-6.59299993515015</text:p>
          </table:table-cell>
          <table:table-cell office:value-type="float" office:value="100.74299621582" calcext:value-type="float">
            <text:p>100.74299621582</text:p>
          </table:table-cell>
          <table:table-cell office:value-type="float" office:value="-196.840347308604" calcext:value-type="float">
            <text:p>-196.8403473086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1.282997131348" calcext:value-type="float">
            <text:p>111.282997131348</text:p>
          </table:table-cell>
          <table:table-cell office:value-type="float" office:value="-4.10300016403198" calcext:value-type="float">
            <text:p>-4.10300016403198</text:p>
          </table:table-cell>
          <table:table-cell office:value-type="float" office:value="-6.61100006103516" calcext:value-type="float">
            <text:p>-6.61100006103516</text:p>
          </table:table-cell>
          <table:table-cell office:value-type="float" office:value="100.734001159668" calcext:value-type="float">
            <text:p>100.734001159668</text:p>
          </table:table-cell>
          <table:table-cell office:value-type="float" office:value="-199.396758589761" calcext:value-type="float">
            <text:p>-199.3967585897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6.567001342773" calcext:value-type="float">
            <text:p>106.567001342773</text:p>
          </table:table-cell>
          <table:table-cell office:value-type="float" office:value="-2.91400003433228" calcext:value-type="float">
            <text:p>-2.91400003433228</text:p>
          </table:table-cell>
          <table:table-cell office:value-type="float" office:value="-5.97900009155273" calcext:value-type="float">
            <text:p>-5.97900009155273</text:p>
          </table:table-cell>
          <table:table-cell office:value-type="float" office:value="100.734001159668" calcext:value-type="float">
            <text:p>100.734001159668</text:p>
          </table:table-cell>
          <table:table-cell office:value-type="float" office:value="-200.42868111467" calcext:value-type="float">
            <text:p>-200.428681114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.107002258301" calcext:value-type="float">
            <text:p>100.107002258301</text:p>
          </table:table-cell>
          <table:table-cell office:value-type="float" office:value="-2.94099998474121" calcext:value-type="float">
            <text:p>-2.94099998474121</text:p>
          </table:table-cell>
          <table:table-cell office:value-type="float" office:value="-6.79400014877319" calcext:value-type="float">
            <text:p>-6.79400014877319</text:p>
          </table:table-cell>
          <table:table-cell office:value-type="float" office:value="100.734001159668" calcext:value-type="float">
            <text:p>100.734001159668</text:p>
          </table:table-cell>
          <table:table-cell office:value-type="float" office:value="-204.507388745946" calcext:value-type="float">
            <text:p>-204.5073887459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6.1839981079102" calcext:value-type="float">
            <text:p>86.1839981079102</text:p>
          </table:table-cell>
          <table:table-cell office:value-type="float" office:value="-4.11700010299683" calcext:value-type="float">
            <text:p>-4.11700010299683</text:p>
          </table:table-cell>
          <table:table-cell office:value-type="float" office:value="-6.78299999237061" calcext:value-type="float">
            <text:p>-6.78299999237061</text:p>
          </table:table-cell>
          <table:table-cell office:value-type="float" office:value="100.747001647949" calcext:value-type="float">
            <text:p>100.747001647949</text:p>
          </table:table-cell>
          <table:table-cell office:value-type="float" office:value="-213.213901609184" calcext:value-type="float">
            <text:p>-213.2139016091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0.6179962158203" calcext:value-type="float">
            <text:p>70.6179962158203</text:p>
          </table:table-cell>
          <table:table-cell office:value-type="float" office:value="-3.12100005149841" calcext:value-type="float">
            <text:p>-3.12100005149841</text:p>
          </table:table-cell>
          <table:table-cell office:value-type="float" office:value="-6.71400022506714" calcext:value-type="float">
            <text:p>-6.71400022506714</text:p>
          </table:table-cell>
          <table:table-cell office:value-type="float" office:value="100.737998962402" calcext:value-type="float">
            <text:p>100.737998962402</text:p>
          </table:table-cell>
          <table:table-cell office:value-type="float" office:value="-218.58986451182" calcext:value-type="float">
            <text:p>-218.589864511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8.064998626709" calcext:value-type="float">
            <text:p>58.064998626709</text:p>
          </table:table-cell>
          <table:table-cell office:value-type="float" office:value="-3.52300000190735" calcext:value-type="float">
            <text:p>-3.52300000190735</text:p>
          </table:table-cell>
          <table:table-cell office:value-type="float" office:value="-5.94399976730347" calcext:value-type="float">
            <text:p>-5.94399976730347</text:p>
          </table:table-cell>
          <table:table-cell office:value-type="float" office:value="100.747001647949" calcext:value-type="float">
            <text:p>100.747001647949</text:p>
          </table:table-cell>
          <table:table-cell office:value-type="float" office:value="-225.535224695984" calcext:value-type="float">
            <text:p>-225.5352246959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.6479988098145" calcext:value-type="float">
            <text:p>52.6479988098145</text:p>
          </table:table-cell>
          <table:table-cell office:value-type="float" office:value="-3.09400010108948" calcext:value-type="float">
            <text:p>-3.09400010108948</text:p>
          </table:table-cell>
          <table:table-cell office:value-type="float" office:value="-5.75699996948242" calcext:value-type="float">
            <text:p>-5.75699996948242</text:p>
          </table:table-cell>
          <table:table-cell office:value-type="float" office:value="100.737998962402" calcext:value-type="float">
            <text:p>100.737998962402</text:p>
          </table:table-cell>
          <table:table-cell office:value-type="float" office:value="-227.097003836621" calcext:value-type="float">
            <text:p>-227.0970038366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.8089981079102" calcext:value-type="float">
            <text:p>51.8089981079102</text:p>
          </table:table-cell>
          <table:table-cell office:value-type="float" office:value="-3.33100008964539" calcext:value-type="float">
            <text:p>-3.33100008964539</text:p>
          </table:table-cell>
          <table:table-cell office:value-type="float" office:value="-5.14499998092651" calcext:value-type="float">
            <text:p>-5.14499998092651</text:p>
          </table:table-cell>
          <table:table-cell office:value-type="float" office:value="100.750999450684" calcext:value-type="float">
            <text:p>100.750999450684</text:p>
          </table:table-cell>
          <table:table-cell office:value-type="float" office:value="-226.363634332877" calcext:value-type="float">
            <text:p>-226.3636343328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.7270011901856" calcext:value-type="float">
            <text:p>51.7270011901856</text:p>
          </table:table-cell>
          <table:table-cell office:value-type="float" office:value="-2.98900008201599" calcext:value-type="float">
            <text:p>-2.98900008201599</text:p>
          </table:table-cell>
          <table:table-cell office:value-type="float" office:value="-5.79400014877319" calcext:value-type="float">
            <text:p>-5.79400014877319</text:p>
          </table:table-cell>
          <table:table-cell office:value-type="float" office:value="100.750999450684" calcext:value-type="float">
            <text:p>100.750999450684</text:p>
          </table:table-cell>
          <table:table-cell office:value-type="float" office:value="-226.832624914823" calcext:value-type="float">
            <text:p>-226.8326249148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1.8940010070801" calcext:value-type="float">
            <text:p>51.8940010070801</text:p>
          </table:table-cell>
          <table:table-cell office:value-type="float" office:value="-3.31800007820129" calcext:value-type="float">
            <text:p>-3.31800007820129</text:p>
          </table:table-cell>
          <table:table-cell office:value-type="float" office:value="-6.15799999237061" calcext:value-type="float">
            <text:p>-6.15799999237061</text:p>
          </table:table-cell>
          <table:table-cell office:value-type="float" office:value="100.750999450684" calcext:value-type="float">
            <text:p>100.750999450684</text:p>
          </table:table-cell>
          <table:table-cell office:value-type="float" office:value="-226.982744360797" calcext:value-type="float">
            <text:p>-226.98274436079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.0340003967285" calcext:value-type="float">
            <text:p>53.0340003967285</text:p>
          </table:table-cell>
          <table:table-cell office:value-type="float" office:value="-3.21399998664856" calcext:value-type="float">
            <text:p>-3.21399998664856</text:p>
          </table:table-cell>
          <table:table-cell office:value-type="float" office:value="-5.05900001525879" calcext:value-type="float">
            <text:p>-5.05900001525879</text:p>
          </table:table-cell>
          <table:table-cell office:value-type="float" office:value="100.737998962402" calcext:value-type="float">
            <text:p>100.737998962402</text:p>
          </table:table-cell>
          <table:table-cell office:value-type="float" office:value="-225.21880238644" calcext:value-type="float">
            <text:p>-225.218802386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5.3310012817383" calcext:value-type="float">
            <text:p>55.3310012817383</text:p>
          </table:table-cell>
          <table:table-cell office:value-type="float" office:value="-2.93099999427795" calcext:value-type="float">
            <text:p>-2.93099999427795</text:p>
          </table:table-cell>
          <table:table-cell office:value-type="float" office:value="-5.90899991989136" calcext:value-type="float">
            <text:p>-5.90899991989136</text:p>
          </table:table-cell>
          <table:table-cell office:value-type="float" office:value="100.724998474121" calcext:value-type="float">
            <text:p>100.724998474121</text:p>
          </table:table-cell>
          <table:table-cell office:value-type="float" office:value="-224.585931188442" calcext:value-type="float">
            <text:p>-224.58593118844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9.6220016479492" calcext:value-type="float">
            <text:p>49.6220016479492</text:p>
          </table:table-cell>
          <table:table-cell office:value-type="float" office:value="-4.07999992370606" calcext:value-type="float">
            <text:p>-4.07999992370606</text:p>
          </table:table-cell>
          <table:table-cell office:value-type="float" office:value="-6.55499982833862" calcext:value-type="float">
            <text:p>-6.55499982833862</text:p>
          </table:table-cell>
          <table:table-cell office:value-type="float" office:value="100.737998962402" calcext:value-type="float">
            <text:p>100.737998962402</text:p>
          </table:table-cell>
          <table:table-cell office:value-type="float" office:value="-228.196730121597" calcext:value-type="float">
            <text:p>-228.1967301215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.4420013427734" calcext:value-type="float">
            <text:p>45.4420013427734</text:p>
          </table:table-cell>
          <table:table-cell office:value-type="float" office:value="-4.12400007247925" calcext:value-type="float">
            <text:p>-4.12400007247925</text:p>
          </table:table-cell>
          <table:table-cell office:value-type="float" office:value="-6.01999998092651" calcext:value-type="float">
            <text:p>-6.01999998092651</text:p>
          </table:table-cell>
          <table:table-cell office:value-type="float" office:value="100.737998962402" calcext:value-type="float">
            <text:p>100.737998962402</text:p>
          </table:table-cell>
          <table:table-cell office:value-type="float" office:value="-229.841791914547" calcext:value-type="float">
            <text:p>-229.8417919145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1.9690017700195" calcext:value-type="float">
            <text:p>41.9690017700195</text:p>
          </table:table-cell>
          <table:table-cell office:value-type="float" office:value="-3.97699999809265" calcext:value-type="float">
            <text:p>-3.97699999809265</text:p>
          </table:table-cell>
          <table:table-cell office:value-type="float" office:value="-6.86199998855591" calcext:value-type="float">
            <text:p>-6.86199998855591</text:p>
          </table:table-cell>
          <table:table-cell office:value-type="float" office:value="100.741996765137" calcext:value-type="float">
            <text:p>100.741996765137</text:p>
          </table:table-cell>
          <table:table-cell office:value-type="float" office:value="-231.319581548884" calcext:value-type="float">
            <text:p>-231.3195815488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.0019989013672" calcext:value-type="float">
            <text:p>42.0019989013672</text:p>
          </table:table-cell>
          <table:table-cell office:value-type="float" office:value="-2.93899989128113" calcext:value-type="float">
            <text:p>-2.93899989128113</text:p>
          </table:table-cell>
          <table:table-cell office:value-type="float" office:value="-5.4689998626709" calcext:value-type="float">
            <text:p>-5.4689998626709</text:p>
          </table:table-cell>
          <table:table-cell office:value-type="float" office:value="100.741996765137" calcext:value-type="float">
            <text:p>100.741996765137</text:p>
          </table:table-cell>
          <table:table-cell office:value-type="float" office:value="-227.867012062106" calcext:value-type="float">
            <text:p>-227.8670120621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.6150016784668" calcext:value-type="float">
            <text:p>42.6150016784668</text:p>
          </table:table-cell>
          <table:table-cell office:value-type="float" office:value="-3.73099994659424" calcext:value-type="float">
            <text:p>-3.73099994659424</text:p>
          </table:table-cell>
          <table:table-cell office:value-type="float" office:value="-6.44099998474121" calcext:value-type="float">
            <text:p>-6.44099998474121</text:p>
          </table:table-cell>
          <table:table-cell office:value-type="float" office:value="100.741996765137" calcext:value-type="float">
            <text:p>100.741996765137</text:p>
          </table:table-cell>
          <table:table-cell office:value-type="float" office:value="-228.558600376772" calcext:value-type="float">
            <text:p>-228.5586003767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0.3819999694824" calcext:value-type="float">
            <text:p>40.3819999694824</text:p>
          </table:table-cell>
          <table:table-cell office:value-type="float" office:value="-2.88299989700317" calcext:value-type="float">
            <text:p>-2.88299989700317</text:p>
          </table:table-cell>
          <table:table-cell office:value-type="float" office:value="-5.92899990081787" calcext:value-type="float">
            <text:p>-5.92899990081787</text:p>
          </table:table-cell>
          <table:table-cell office:value-type="float" office:value="100.750999450684" calcext:value-type="float">
            <text:p>100.750999450684</text:p>
          </table:table-cell>
          <table:table-cell office:value-type="float" office:value="-227.589043452717" calcext:value-type="float">
            <text:p>-227.5890434527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3.060001373291" calcext:value-type="float">
            <text:p>43.060001373291</text:p>
          </table:table-cell>
          <table:table-cell office:value-type="float" office:value="-4.18400001525879" calcext:value-type="float">
            <text:p>-4.18400001525879</text:p>
          </table:table-cell>
          <table:table-cell office:value-type="float" office:value="-6.17600011825562" calcext:value-type="float">
            <text:p>-6.17600011825562</text:p>
          </table:table-cell>
          <table:table-cell office:value-type="float" office:value="100.728996276855" calcext:value-type="float">
            <text:p>100.728996276855</text:p>
          </table:table-cell>
          <table:table-cell office:value-type="float" office:value="-229.272052087744" calcext:value-type="float">
            <text:p>-229.2720520877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.0880012512207" calcext:value-type="float">
            <text:p>45.0880012512207</text:p>
          </table:table-cell>
          <table:table-cell office:value-type="float" office:value="-4.34299993515015" calcext:value-type="float">
            <text:p>-4.34299993515015</text:p>
          </table:table-cell>
          <table:table-cell office:value-type="float" office:value="-6.93900012969971" calcext:value-type="float">
            <text:p>-6.93900012969971</text:p>
          </table:table-cell>
          <table:table-cell office:value-type="float" office:value="100.741996765137" calcext:value-type="float">
            <text:p>100.741996765137</text:p>
          </table:table-cell>
          <table:table-cell office:value-type="float" office:value="-227.52686095617" calcext:value-type="float">
            <text:p>-227.526860956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.3190002441406" calcext:value-type="float">
            <text:p>48.3190002441406</text:p>
          </table:table-cell>
          <table:table-cell office:value-type="float" office:value="-3.68300008773804" calcext:value-type="float">
            <text:p>-3.68300008773804</text:p>
          </table:table-cell>
          <table:table-cell office:value-type="float" office:value="-5.76999998092651" calcext:value-type="float">
            <text:p>-5.76999998092651</text:p>
          </table:table-cell>
          <table:table-cell office:value-type="float" office:value="100.746002197266" calcext:value-type="float">
            <text:p>100.746002197266</text:p>
          </table:table-cell>
          <table:table-cell office:value-type="float" office:value="-224.732582851714" calcext:value-type="float">
            <text:p>-224.7325828517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3.9850006103516" calcext:value-type="float">
            <text:p>53.9850006103516</text:p>
          </table:table-cell>
          <table:table-cell office:value-type="float" office:value="-3.91000008583069" calcext:value-type="float">
            <text:p>-3.91000008583069</text:p>
          </table:table-cell>
          <table:table-cell office:value-type="float" office:value="-6.49499988555908" calcext:value-type="float">
            <text:p>-6.49499988555908</text:p>
          </table:table-cell>
          <table:table-cell office:value-type="float" office:value="100.728996276855" calcext:value-type="float">
            <text:p>100.728996276855</text:p>
          </table:table-cell>
          <table:table-cell office:value-type="float" office:value="-222.727841412167" calcext:value-type="float">
            <text:p>-222.7278414121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5.0449981689453" calcext:value-type="float">
            <text:p>55.0449981689453</text:p>
          </table:table-cell>
          <table:table-cell office:value-type="float" office:value="-2.97300004959106" calcext:value-type="float">
            <text:p>-2.97300004959106</text:p>
          </table:table-cell>
          <table:table-cell office:value-type="float" office:value="-6.29699993133545" calcext:value-type="float">
            <text:p>-6.29699993133545</text:p>
          </table:table-cell>
          <table:table-cell office:value-type="float" office:value="100.728996276855" calcext:value-type="float">
            <text:p>100.728996276855</text:p>
          </table:table-cell>
          <table:table-cell office:value-type="float" office:value="-221.283867613214" calcext:value-type="float">
            <text:p>-221.2838676132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.6040000915527" calcext:value-type="float">
            <text:p>54.6040000915527</text:p>
          </table:table-cell>
          <table:table-cell office:value-type="float" office:value="-3.04399991035461" calcext:value-type="float">
            <text:p>-3.04399991035461</text:p>
          </table:table-cell>
          <table:table-cell office:value-type="float" office:value="-7.09899997711182" calcext:value-type="float">
            <text:p>-7.09899997711182</text:p>
          </table:table-cell>
          <table:table-cell office:value-type="float" office:value="100.728996276855" calcext:value-type="float">
            <text:p>100.728996276855</text:p>
          </table:table-cell>
          <table:table-cell office:value-type="float" office:value="-222.171289521926" calcext:value-type="float">
            <text:p>-222.1712895219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8.0999984741211" calcext:value-type="float">
            <text:p>58.0999984741211</text:p>
          </table:table-cell>
          <table:table-cell office:value-type="float" office:value="-2.28699994087219" calcext:value-type="float">
            <text:p>-2.28699994087219</text:p>
          </table:table-cell>
          <table:table-cell office:value-type="float" office:value="-7.03900003433228" calcext:value-type="float">
            <text:p>-7.03900003433228</text:p>
          </table:table-cell>
          <table:table-cell office:value-type="float" office:value="100.754997253418" calcext:value-type="float">
            <text:p>100.754997253418</text:p>
          </table:table-cell>
          <table:table-cell office:value-type="float" office:value="-218.906624230824" calcext:value-type="float">
            <text:p>-218.9066242308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.390998840332" calcext:value-type="float">
            <text:p>59.390998840332</text:p>
          </table:table-cell>
          <table:table-cell office:value-type="float" office:value="-5.39099979400635" calcext:value-type="float">
            <text:p>-5.39099979400635</text:p>
          </table:table-cell>
          <table:table-cell office:value-type="float" office:value="-5.74700021743774" calcext:value-type="float">
            <text:p>-5.74700021743774</text:p>
          </table:table-cell>
          <table:table-cell office:value-type="float" office:value="100.746002197266" calcext:value-type="float">
            <text:p>100.746002197266</text:p>
          </table:table-cell>
          <table:table-cell office:value-type="float" office:value="-222.711346890739" calcext:value-type="float">
            <text:p>-222.7113468907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.3359985351562" calcext:value-type="float">
            <text:p>61.3359985351562</text:p>
          </table:table-cell>
          <table:table-cell office:value-type="float" office:value="-5.3730001449585" calcext:value-type="float">
            <text:p>-5.3730001449585</text:p>
          </table:table-cell>
          <table:table-cell office:value-type="float" office:value="-6.18599987030029" calcext:value-type="float">
            <text:p>-6.18599987030029</text:p>
          </table:table-cell>
          <table:table-cell office:value-type="float" office:value="100.746002197266" calcext:value-type="float">
            <text:p>100.746002197266</text:p>
          </table:table-cell>
          <table:table-cell office:value-type="float" office:value="-222.153211493414" calcext:value-type="float">
            <text:p>-222.1532114934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3.7840003967285" calcext:value-type="float">
            <text:p>63.7840003967285</text:p>
          </table:table-cell>
          <table:table-cell office:value-type="float" office:value="-4.15500020980835" calcext:value-type="float">
            <text:p>-4.15500020980835</text:p>
          </table:table-cell>
          <table:table-cell office:value-type="float" office:value="-6.68699979782105" calcext:value-type="float">
            <text:p>-6.68699979782105</text:p>
          </table:table-cell>
          <table:table-cell office:value-type="float" office:value="100.746002197266" calcext:value-type="float">
            <text:p>100.746002197266</text:p>
          </table:table-cell>
          <table:table-cell office:value-type="float" office:value="-219.800885361641" calcext:value-type="float">
            <text:p>-219.8008853616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1.1430015563965" calcext:value-type="float">
            <text:p>61.1430015563965</text:p>
          </table:table-cell>
          <table:table-cell office:value-type="float" office:value="-6.48600006103516" calcext:value-type="float">
            <text:p>-6.48600006103516</text:p>
          </table:table-cell>
          <table:table-cell office:value-type="float" office:value="-6.54500007629395" calcext:value-type="float">
            <text:p>-6.54500007629395</text:p>
          </table:table-cell>
          <table:table-cell office:value-type="float" office:value="100.746002197266" calcext:value-type="float">
            <text:p>100.746002197266</text:p>
          </table:table-cell>
          <table:table-cell office:value-type="float" office:value="-224.931511762" calcext:value-type="float">
            <text:p>-224.9315117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6.8800010681152" calcext:value-type="float">
            <text:p>56.8800010681152</text:p>
          </table:table-cell>
          <table:table-cell office:value-type="float" office:value="-5.93300008773804" calcext:value-type="float">
            <text:p>-5.93300008773804</text:p>
          </table:table-cell>
          <table:table-cell office:value-type="float" office:value="-5.39099979400635" calcext:value-type="float">
            <text:p>-5.39099979400635</text:p>
          </table:table-cell>
          <table:table-cell office:value-type="float" office:value="100.759002685547" calcext:value-type="float">
            <text:p>100.759002685547</text:p>
          </table:table-cell>
          <table:table-cell office:value-type="float" office:value="-225.25339469098" calcext:value-type="float">
            <text:p>-225.253394690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5.3989982604981" calcext:value-type="float">
            <text:p>55.3989982604981</text:p>
          </table:table-cell>
          <table:table-cell office:value-type="float" office:value="-5.37400007247925" calcext:value-type="float">
            <text:p>-5.37400007247925</text:p>
          </table:table-cell>
          <table:table-cell office:value-type="float" office:value="-6.6560001373291" calcext:value-type="float">
            <text:p>-6.6560001373291</text:p>
          </table:table-cell>
          <table:table-cell office:value-type="float" office:value="100.746002197266" calcext:value-type="float">
            <text:p>100.746002197266</text:p>
          </table:table-cell>
          <table:table-cell office:value-type="float" office:value="-226.156406695642" calcext:value-type="float">
            <text:p>-226.1564066956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4.3419990539551" calcext:value-type="float">
            <text:p>54.3419990539551</text:p>
          </table:table-cell>
          <table:table-cell office:value-type="float" office:value="-5.39799976348877" calcext:value-type="float">
            <text:p>-5.39799976348877</text:p>
          </table:table-cell>
          <table:table-cell office:value-type="float" office:value="-5.76900005340576" calcext:value-type="float">
            <text:p>-5.76900005340576</text:p>
          </table:table-cell>
          <table:table-cell office:value-type="float" office:value="100.75" calcext:value-type="float">
            <text:p>100.75</text:p>
          </table:table-cell>
          <table:table-cell office:value-type="float" office:value="-226.73667106613" calcext:value-type="float">
            <text:p>-226.736671066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2.7229995727539" calcext:value-type="float">
            <text:p>52.7229995727539</text:p>
          </table:table-cell>
          <table:table-cell office:value-type="float" office:value="-6.23799991607666" calcext:value-type="float">
            <text:p>-6.23799991607666</text:p>
          </table:table-cell>
          <table:table-cell office:value-type="float" office:value="-6.06699991226196" calcext:value-type="float">
            <text:p>-6.06699991226196</text:p>
          </table:table-cell>
          <table:table-cell office:value-type="float" office:value="100.763000488281" calcext:value-type="float">
            <text:p>100.763000488281</text:p>
          </table:table-cell>
          <table:table-cell office:value-type="float" office:value="-228.775455351726" calcext:value-type="float">
            <text:p>-228.7754553517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0.7270011901855" calcext:value-type="float">
            <text:p>50.7270011901855</text:p>
          </table:table-cell>
          <table:table-cell office:value-type="float" office:value="-5.92399978637695" calcext:value-type="float">
            <text:p>-5.92399978637695</text:p>
          </table:table-cell>
          <table:table-cell office:value-type="float" office:value="-5.86999988555908" calcext:value-type="float">
            <text:p>-5.86999988555908</text:p>
          </table:table-cell>
          <table:table-cell office:value-type="float" office:value="100.736999511719" calcext:value-type="float">
            <text:p>100.736999511719</text:p>
          </table:table-cell>
          <table:table-cell office:value-type="float" office:value="-228.822273451774" calcext:value-type="float">
            <text:p>-228.8222734517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7.8880004882813" calcext:value-type="float">
            <text:p>47.8880004882813</text:p>
          </table:table-cell>
          <table:table-cell office:value-type="float" office:value="-4.57600021362305" calcext:value-type="float">
            <text:p>-4.57600021362305</text:p>
          </table:table-cell>
          <table:table-cell office:value-type="float" office:value="-6.36100006103516" calcext:value-type="float">
            <text:p>-6.36100006103516</text:p>
          </table:table-cell>
          <table:table-cell office:value-type="float" office:value="100.75" calcext:value-type="float">
            <text:p>100.75</text:p>
          </table:table-cell>
          <table:table-cell office:value-type="float" office:value="-227.189987957544" calcext:value-type="float">
            <text:p>-227.1899879575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.4529991149902" calcext:value-type="float">
            <text:p>43.4529991149902</text:p>
          </table:table-cell>
          <table:table-cell office:value-type="float" office:value="-6.36199998855591" calcext:value-type="float">
            <text:p>-6.36199998855591</text:p>
          </table:table-cell>
          <table:table-cell office:value-type="float" office:value="-6.36399984359741" calcext:value-type="float">
            <text:p>-6.36399984359741</text:p>
          </table:table-cell>
          <table:table-cell office:value-type="float" office:value="100.75" calcext:value-type="float">
            <text:p>100.75</text:p>
          </table:table-cell>
          <table:table-cell office:value-type="float" office:value="-231.671678600948" calcext:value-type="float">
            <text:p>-231.6716786009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.0040016174316" calcext:value-type="float">
            <text:p>42.0040016174316</text:p>
          </table:table-cell>
          <table:table-cell office:value-type="float" office:value="-6.06400012969971" calcext:value-type="float">
            <text:p>-6.06400012969971</text:p>
          </table:table-cell>
          <table:table-cell office:value-type="float" office:value="-5.62200021743774" calcext:value-type="float">
            <text:p>-5.62200021743774</text:p>
          </table:table-cell>
          <table:table-cell office:value-type="float" office:value="100.763000488281" calcext:value-type="float">
            <text:p>100.763000488281</text:p>
          </table:table-cell>
          <table:table-cell office:value-type="float" office:value="-233.697466990567" calcext:value-type="float">
            <text:p>-233.6974669905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.2200012207031" calcext:value-type="float">
            <text:p>41.2200012207031</text:p>
          </table:table-cell>
          <table:table-cell office:value-type="float" office:value="-5.77299976348877" calcext:value-type="float">
            <text:p>-5.77299976348877</text:p>
          </table:table-cell>
          <table:table-cell office:value-type="float" office:value="-5.97200012207031" calcext:value-type="float">
            <text:p>-5.97200012207031</text:p>
          </table:table-cell>
          <table:table-cell office:value-type="float" office:value="100.75" calcext:value-type="float">
            <text:p>100.75</text:p>
          </table:table-cell>
          <table:table-cell office:value-type="float" office:value="-233.115619479137" calcext:value-type="float">
            <text:p>-233.1156194791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0.8209991455078" calcext:value-type="float">
            <text:p>40.8209991455078</text:p>
          </table:table-cell>
          <table:table-cell office:value-type="float" office:value="-5.87599992752075" calcext:value-type="float">
            <text:p>-5.87599992752075</text:p>
          </table:table-cell>
          <table:table-cell office:value-type="float" office:value="-5.6399998664856" calcext:value-type="float">
            <text:p>-5.6399998664856</text:p>
          </table:table-cell>
          <table:table-cell office:value-type="float" office:value="100.75" calcext:value-type="float">
            <text:p>100.75</text:p>
          </table:table-cell>
          <table:table-cell office:value-type="float" office:value="-232.632617398419" calcext:value-type="float">
            <text:p>-232.6326173984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0.3530006408691" calcext:value-type="float">
            <text:p>40.3530006408691</text:p>
          </table:table-cell>
          <table:table-cell office:value-type="float" office:value="-6.34899997711182" calcext:value-type="float">
            <text:p>-6.34899997711182</text:p>
          </table:table-cell>
          <table:table-cell office:value-type="float" office:value="-5.89300012588501" calcext:value-type="float">
            <text:p>-5.89300012588501</text:p>
          </table:table-cell>
          <table:table-cell office:value-type="float" office:value="100.753997802734" calcext:value-type="float">
            <text:p>100.753997802734</text:p>
          </table:table-cell>
          <table:table-cell office:value-type="float" office:value="-235.327557328624" calcext:value-type="float">
            <text:p>-235.3275573286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.9150009155273" calcext:value-type="float">
            <text:p>39.9150009155273</text:p>
          </table:table-cell>
          <table:table-cell office:value-type="float" office:value="-6.04500007629395" calcext:value-type="float">
            <text:p>-6.04500007629395</text:p>
          </table:table-cell>
          <table:table-cell office:value-type="float" office:value="-5.30600023269653" calcext:value-type="float">
            <text:p>-5.30600023269653</text:p>
          </table:table-cell>
          <table:table-cell office:value-type="float" office:value="100.740997314453" calcext:value-type="float">
            <text:p>100.740997314453</text:p>
          </table:table-cell>
          <table:table-cell office:value-type="float" office:value="-233.71485587551" calcext:value-type="float">
            <text:p>-233.714855875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1.0530014038086" calcext:value-type="float">
            <text:p>41.0530014038086</text:p>
          </table:table-cell>
          <table:table-cell office:value-type="float" office:value="-6.08799982070923" calcext:value-type="float">
            <text:p>-6.08799982070923</text:p>
          </table:table-cell>
          <table:table-cell office:value-type="float" office:value="-6.07200002670288" calcext:value-type="float">
            <text:p>-6.07200002670288</text:p>
          </table:table-cell>
          <table:table-cell office:value-type="float" office:value="100.753997802734" calcext:value-type="float">
            <text:p>100.753997802734</text:p>
          </table:table-cell>
          <table:table-cell office:value-type="float" office:value="-232.712821814172" calcext:value-type="float">
            <text:p>-232.7128218141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1.9280014038086" calcext:value-type="float">
            <text:p>41.9280014038086</text:p>
          </table:table-cell>
          <table:table-cell office:value-type="float" office:value="-5.83799982070923" calcext:value-type="float">
            <text:p>-5.83799982070923</text:p>
          </table:table-cell>
          <table:table-cell office:value-type="float" office:value="-5.52299976348877" calcext:value-type="float">
            <text:p>-5.52299976348877</text:p>
          </table:table-cell>
          <table:table-cell office:value-type="float" office:value="100.753997802734" calcext:value-type="float">
            <text:p>100.753997802734</text:p>
          </table:table-cell>
          <table:table-cell office:value-type="float" office:value="-231.247866327013" calcext:value-type="float">
            <text:p>-231.2478663270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2.9480018615723" calcext:value-type="float">
            <text:p>42.9480018615723</text:p>
          </table:table-cell>
          <table:table-cell office:value-type="float" office:value="-5.88000011444092" calcext:value-type="float">
            <text:p>-5.88000011444092</text:p>
          </table:table-cell>
          <table:table-cell office:value-type="float" office:value="-5.86100006103516" calcext:value-type="float">
            <text:p>-5.86100006103516</text:p>
          </table:table-cell>
          <table:table-cell office:value-type="float" office:value="100.75" calcext:value-type="float">
            <text:p>100.75</text:p>
          </table:table-cell>
          <table:table-cell office:value-type="float" office:value="-231.350779687601" calcext:value-type="float">
            <text:p>-231.3507796876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.2130012512207" calcext:value-type="float">
            <text:p>43.2130012512207</text:p>
          </table:table-cell>
          <table:table-cell office:value-type="float" office:value="-6.02099990844727" calcext:value-type="float">
            <text:p>-6.02099990844727</text:p>
          </table:table-cell>
          <table:table-cell office:value-type="float" office:value="-5.68100023269653" calcext:value-type="float">
            <text:p>-5.68100023269653</text:p>
          </table:table-cell>
          <table:table-cell office:value-type="float" office:value="100.753997802734" calcext:value-type="float">
            <text:p>100.753997802734</text:p>
          </table:table-cell>
          <table:table-cell office:value-type="float" office:value="-232.399972455879" calcext:value-type="float">
            <text:p>-232.39997245587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.4790000915527" calcext:value-type="float">
            <text:p>43.4790000915527</text:p>
          </table:table-cell>
          <table:table-cell office:value-type="float" office:value="-6.16099977493286" calcext:value-type="float">
            <text:p>-6.16099977493286</text:p>
          </table:table-cell>
          <table:table-cell office:value-type="float" office:value="-5.94799995422363" calcext:value-type="float">
            <text:p>-5.94799995422363</text:p>
          </table:table-cell>
          <table:table-cell office:value-type="float" office:value="100.766998291016" calcext:value-type="float">
            <text:p>100.766998291016</text:p>
          </table:table-cell>
          <table:table-cell office:value-type="float" office:value="-232.206700655747" calcext:value-type="float">
            <text:p>-232.206700655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8209991455078" calcext:value-type="float">
            <text:p>43.8209991455078</text:p>
          </table:table-cell>
          <table:table-cell office:value-type="float" office:value="-5.91400003433228" calcext:value-type="float">
            <text:p>-5.91400003433228</text:p>
          </table:table-cell>
          <table:table-cell office:value-type="float" office:value="-5.71400022506714" calcext:value-type="float">
            <text:p>-5.71400022506714</text:p>
          </table:table-cell>
          <table:table-cell office:value-type="float" office:value="100.753997802734" calcext:value-type="float">
            <text:p>100.753997802734</text:p>
          </table:table-cell>
          <table:table-cell office:value-type="float" office:value="-233.046088269883" calcext:value-type="float">
            <text:p>-233.04608826988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3.4179992675781" calcext:value-type="float">
            <text:p>43.4179992675781</text:p>
          </table:table-cell>
          <table:table-cell office:value-type="float" office:value="-6.0789999961853" calcext:value-type="float">
            <text:p>-6.0789999961853</text:p>
          </table:table-cell>
          <table:table-cell office:value-type="float" office:value="-5.78299999237061" calcext:value-type="float">
            <text:p>-5.78299999237061</text:p>
          </table:table-cell>
          <table:table-cell office:value-type="float" office:value="100.736999511719" calcext:value-type="float">
            <text:p>100.736999511719</text:p>
          </table:table-cell>
          <table:table-cell office:value-type="float" office:value="-233.158766468928" calcext:value-type="float">
            <text:p>-233.1587664689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.2480010986328" calcext:value-type="float">
            <text:p>42.2480010986328</text:p>
          </table:table-cell>
          <table:table-cell office:value-type="float" office:value="-6.08300018310547" calcext:value-type="float">
            <text:p>-6.08300018310547</text:p>
          </table:table-cell>
          <table:table-cell office:value-type="float" office:value="-5.74300003051758" calcext:value-type="float">
            <text:p>-5.74300003051758</text:p>
          </table:table-cell>
          <table:table-cell office:value-type="float" office:value="100.740997314453" calcext:value-type="float">
            <text:p>100.740997314453</text:p>
          </table:table-cell>
          <table:table-cell office:value-type="float" office:value="-233.773427059283" calcext:value-type="float">
            <text:p>-233.7734270592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1.4700012207031" calcext:value-type="float">
            <text:p>41.4700012207031</text:p>
          </table:table-cell>
          <table:table-cell office:value-type="float" office:value="-5.97399997711182" calcext:value-type="float">
            <text:p>-5.97399997711182</text:p>
          </table:table-cell>
          <table:table-cell office:value-type="float" office:value="-5.96600008010864" calcext:value-type="float">
            <text:p>-5.96600008010864</text:p>
          </table:table-cell>
          <table:table-cell office:value-type="float" office:value="100.753997802734" calcext:value-type="float">
            <text:p>100.753997802734</text:p>
          </table:table-cell>
          <table:table-cell office:value-type="float" office:value="-233.476838762075" calcext:value-type="float">
            <text:p>-233.4768387620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0.9259986877441" calcext:value-type="float">
            <text:p>40.9259986877441</text:p>
          </table:table-cell>
          <table:table-cell office:value-type="float" office:value="-5.92000007629395" calcext:value-type="float">
            <text:p>-5.92000007629395</text:p>
          </table:table-cell>
          <table:table-cell office:value-type="float" office:value="-5.56400012969971" calcext:value-type="float">
            <text:p>-5.56400012969971</text:p>
          </table:table-cell>
          <table:table-cell office:value-type="float" office:value="100.758003234863" calcext:value-type="float">
            <text:p>100.758003234863</text:p>
          </table:table-cell>
          <table:table-cell office:value-type="float" office:value="-232.766994666206" calcext:value-type="float">
            <text:p>-232.7669946662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.4469985961914" calcext:value-type="float">
            <text:p>40.4469985961914</text:p>
          </table:table-cell>
          <table:table-cell office:value-type="float" office:value="-6.08500003814697" calcext:value-type="float">
            <text:p>-6.08500003814697</text:p>
          </table:table-cell>
          <table:table-cell office:value-type="float" office:value="-5.95300006866455" calcext:value-type="float">
            <text:p>-5.95300006866455</text:p>
          </table:table-cell>
          <table:table-cell office:value-type="float" office:value="100.758003234863" calcext:value-type="float">
            <text:p>100.758003234863</text:p>
          </table:table-cell>
          <table:table-cell office:value-type="float" office:value="-233.340175728696" calcext:value-type="float">
            <text:p>-233.3401757286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.507999420166" calcext:value-type="float">
            <text:p>40.507999420166</text:p>
          </table:table-cell>
          <table:table-cell office:value-type="float" office:value="-5.92000007629395" calcext:value-type="float">
            <text:p>-5.92000007629395</text:p>
          </table:table-cell>
          <table:table-cell office:value-type="float" office:value="-5.51200008392334" calcext:value-type="float">
            <text:p>-5.51200008392334</text:p>
          </table:table-cell>
          <table:table-cell office:value-type="float" office:value="100.745002746582" calcext:value-type="float">
            <text:p>100.745002746582</text:p>
          </table:table-cell>
          <table:table-cell office:value-type="float" office:value="-233.265934324405" calcext:value-type="float">
            <text:p>-233.2659343244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0.1450004577637" calcext:value-type="float">
            <text:p>40.1450004577637</text:p>
          </table:table-cell>
          <table:table-cell office:value-type="float" office:value="-6.15700006484985" calcext:value-type="float">
            <text:p>-6.15700006484985</text:p>
          </table:table-cell>
          <table:table-cell office:value-type="float" office:value="-6" calcext:value-type="float">
            <text:p>-6</text:p>
          </table:table-cell>
          <table:table-cell office:value-type="float" office:value="100.758003234863" calcext:value-type="float">
            <text:p>100.758003234863</text:p>
          </table:table-cell>
          <table:table-cell office:value-type="float" office:value="-233.340175728696" calcext:value-type="float">
            <text:p>-233.3401757286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9.2000007629395" calcext:value-type="float">
            <text:p>39.2000007629395</text:p>
          </table:table-cell>
          <table:table-cell office:value-type="float" office:value="-5.96000003814697" calcext:value-type="float">
            <text:p>-5.96000003814697</text:p>
          </table:table-cell>
          <table:table-cell office:value-type="float" office:value="-5.48699998855591" calcext:value-type="float">
            <text:p>-5.48699998855591</text:p>
          </table:table-cell>
          <table:table-cell office:value-type="float" office:value="100.758003234863" calcext:value-type="float">
            <text:p>100.758003234863</text:p>
          </table:table-cell>
          <table:table-cell office:value-type="float" office:value="-233.838521760105" calcext:value-type="float">
            <text:p>-233.8385217601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.0890007019043" calcext:value-type="float">
            <text:p>39.0890007019043</text:p>
          </table:table-cell>
          <table:table-cell office:value-type="float" office:value="-5.88100004196167" calcext:value-type="float">
            <text:p>-5.88100004196167</text:p>
          </table:table-cell>
          <table:table-cell office:value-type="float" office:value="-5.87599992752075" calcext:value-type="float">
            <text:p>-5.87599992752075</text:p>
          </table:table-cell>
          <table:table-cell office:value-type="float" office:value="100.758003234863" calcext:value-type="float">
            <text:p>100.758003234863</text:p>
          </table:table-cell>
          <table:table-cell office:value-type="float" office:value="-231.751884163991" calcext:value-type="float">
            <text:p>-231.75188416399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.0530014038086" calcext:value-type="float">
            <text:p>39.0530014038086</text:p>
          </table:table-cell>
          <table:table-cell office:value-type="float" office:value="-5.96099996566772" calcext:value-type="float">
            <text:p>-5.96099996566772</text:p>
          </table:table-cell>
          <table:table-cell office:value-type="float" office:value="-5.78499984741211" calcext:value-type="float">
            <text:p>-5.78499984741211</text:p>
          </table:table-cell>
          <table:table-cell office:value-type="float" office:value="100.762001037598" calcext:value-type="float">
            <text:p>100.762001037598</text:p>
          </table:table-cell>
          <table:table-cell office:value-type="float" office:value="-231.7210776945" calcext:value-type="float">
            <text:p>-231.72107769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.0629997253418" calcext:value-type="float">
            <text:p>39.0629997253418</text:p>
          </table:table-cell>
          <table:table-cell office:value-type="float" office:value="-6.04099988937378" calcext:value-type="float">
            <text:p>-6.04099988937378</text:p>
          </table:table-cell>
          <table:table-cell office:value-type="float" office:value="-5.74100017547607" calcext:value-type="float">
            <text:p>-5.74100017547607</text:p>
          </table:table-cell>
          <table:table-cell office:value-type="float" office:value="100.745002746582" calcext:value-type="float">
            <text:p>100.745002746582</text:p>
          </table:table-cell>
          <table:table-cell office:value-type="float" office:value="-233.323793097762" calcext:value-type="float">
            <text:p>-233.3237930977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.1189994812012" calcext:value-type="float">
            <text:p>39.1189994812012</text:p>
          </table:table-cell>
          <table:table-cell office:value-type="float" office:value="-6.08900022506714" calcext:value-type="float">
            <text:p>-6.08900022506714</text:p>
          </table:table-cell>
          <table:table-cell office:value-type="float" office:value="-5.84999990463257" calcext:value-type="float">
            <text:p>-5.84999990463257</text:p>
          </table:table-cell>
          <table:table-cell office:value-type="float" office:value="100.749000549316" calcext:value-type="float">
            <text:p>100.749000549316</text:p>
          </table:table-cell>
          <table:table-cell office:value-type="float" office:value="-233.706052289903" calcext:value-type="float">
            <text:p>-233.7060522899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9.1419982910156" calcext:value-type="float">
            <text:p>39.1419982910156</text:p>
          </table:table-cell>
          <table:table-cell office:value-type="float" office:value="-6.01200008392334" calcext:value-type="float">
            <text:p>-6.01200008392334</text:p>
          </table:table-cell>
          <table:table-cell office:value-type="float" office:value="-5.55399990081787" calcext:value-type="float">
            <text:p>-5.55399990081787</text:p>
          </table:table-cell>
          <table:table-cell office:value-type="float" office:value="100.762001037598" calcext:value-type="float">
            <text:p>100.762001037598</text:p>
          </table:table-cell>
          <table:table-cell office:value-type="float" office:value="-234.219176412405" calcext:value-type="float">
            <text:p>-234.2191764124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.6619987487793" calcext:value-type="float">
            <text:p>39.6619987487793</text:p>
          </table:table-cell>
          <table:table-cell office:value-type="float" office:value="-6.04699993133545" calcext:value-type="float">
            <text:p>-6.04699993133545</text:p>
          </table:table-cell>
          <table:table-cell office:value-type="float" office:value="-6.02600002288818" calcext:value-type="float">
            <text:p>-6.02600002288818</text:p>
          </table:table-cell>
          <table:table-cell office:value-type="float" office:value="100.762001037598" calcext:value-type="float">
            <text:p>100.762001037598</text:p>
          </table:table-cell>
          <table:table-cell office:value-type="float" office:value="-232.555642318409" calcext:value-type="float">
            <text:p>-232.5556423184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.8370018005371" calcext:value-type="float">
            <text:p>39.8370018005371</text:p>
          </table:table-cell>
          <table:table-cell office:value-type="float" office:value="-5.01700019836426" calcext:value-type="float">
            <text:p>-5.01700019836426</text:p>
          </table:table-cell>
          <table:table-cell office:value-type="float" office:value="-5.9520001411438" calcext:value-type="float">
            <text:p>-5.9520001411438</text:p>
          </table:table-cell>
          <table:table-cell office:value-type="float" office:value="100.775001525879" calcext:value-type="float">
            <text:p>100.775001525879</text:p>
          </table:table-cell>
          <table:table-cell office:value-type="float" office:value="-230.636759583321" calcext:value-type="float">
            <text:p>-230.6367595833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.2299995422363" calcext:value-type="float">
            <text:p>39.2299995422363</text:p>
          </table:table-cell>
          <table:table-cell office:value-type="float" office:value="-6.49499988555908" calcext:value-type="float">
            <text:p>-6.49499988555908</text:p>
          </table:table-cell>
          <table:table-cell office:value-type="float" office:value="-5.75500011444092" calcext:value-type="float">
            <text:p>-5.75500011444092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31.332363592901" calcext:value-type="float">
            <text:p>-231.3323635929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.6080017089844" calcext:value-type="float">
            <text:p>38.6080017089844</text:p>
          </table:table-cell>
          <table:table-cell office:value-type="float" office:value="-5.54099988937378" calcext:value-type="float">
            <text:p>-5.54099988937378</text:p>
          </table:table-cell>
          <table:table-cell office:value-type="float" office:value="-5.88600015640259" calcext:value-type="float">
            <text:p>-5.88600015640259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8.422370552343" calcext:value-type="float">
            <text:p>-228.4223705523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.6879997253418" calcext:value-type="float">
            <text:p>37.6879997253418</text:p>
          </table:table-cell>
          <table:table-cell office:value-type="float" office:value="-5.78499984741211" calcext:value-type="float">
            <text:p>-5.78499984741211</text:p>
          </table:table-cell>
          <table:table-cell office:value-type="float" office:value="-5.98000001907349" calcext:value-type="float">
            <text:p>-5.98000001907349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7.977349795166" calcext:value-type="float">
            <text:p>-227.97734979516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6.6679992675781" calcext:value-type="float">
            <text:p>36.6679992675781</text:p>
          </table:table-cell>
          <table:table-cell office:value-type="float" office:value="-5.74300003051758" calcext:value-type="float">
            <text:p>-5.74300003051758</text:p>
          </table:table-cell>
          <table:table-cell office:value-type="float" office:value="-5.76800012588501" calcext:value-type="float">
            <text:p>-5.76800012588501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6.817035635214" calcext:value-type="float">
            <text:p>-226.8170356352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5.8380012512207" calcext:value-type="float">
            <text:p>35.8380012512207</text:p>
          </table:table-cell>
          <table:table-cell office:value-type="float" office:value="-5.67399978637695" calcext:value-type="float">
            <text:p>-5.67399978637695</text:p>
          </table:table-cell>
          <table:table-cell office:value-type="float" office:value="-5.9539999961853" calcext:value-type="float">
            <text:p>-5.9539999961853</text:p>
          </table:table-cell>
          <table:table-cell office:value-type="float" office:value="100.896003723145" calcext:value-type="float">
            <text:p>100.896003723145</text:p>
          </table:table-cell>
          <table:table-cell office:value-type="float" office:value="-227.873245485803" calcext:value-type="float">
            <text:p>-227.8732454858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5.1990013122559" calcext:value-type="float">
            <text:p>35.1990013122559</text:p>
          </table:table-cell>
          <table:table-cell office:value-type="float" office:value="-5.70599985122681" calcext:value-type="float">
            <text:p>-5.70599985122681</text:p>
          </table:table-cell>
          <table:table-cell office:value-type="float" office:value="-5.86999988555908" calcext:value-type="float">
            <text:p>-5.86999988555908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8.665066086279" calcext:value-type="float">
            <text:p>-228.66506608627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.5149993896484" calcext:value-type="float">
            <text:p>34.5149993896484</text:p>
          </table:table-cell>
          <table:table-cell office:value-type="float" office:value="-5.66699981689453" calcext:value-type="float">
            <text:p>-5.66699981689453</text:p>
          </table:table-cell>
          <table:table-cell office:value-type="float" office:value="-5.9060001373291" calcext:value-type="float">
            <text:p>-5.9060001373291</text:p>
          </table:table-cell>
          <table:table-cell office:value-type="float" office:value="100.852996826172" calcext:value-type="float">
            <text:p>100.852996826172</text:p>
          </table:table-cell>
          <table:table-cell office:value-type="float" office:value="-230.175887316987" calcext:value-type="float">
            <text:p>-230.17588731698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4.2809982299805" calcext:value-type="float">
            <text:p>34.2809982299805</text:p>
          </table:table-cell>
          <table:table-cell office:value-type="float" office:value="-5.7020001411438" calcext:value-type="float">
            <text:p>-5.7020001411438</text:p>
          </table:table-cell>
          <table:table-cell office:value-type="float" office:value="-5.89200019836426" calcext:value-type="float">
            <text:p>-5.89200019836426</text:p>
          </table:table-cell>
          <table:table-cell office:value-type="float" office:value="100.827003479004" calcext:value-type="float">
            <text:p>100.827003479004</text:p>
          </table:table-cell>
          <table:table-cell office:value-type="float" office:value="-231.058534320217" calcext:value-type="float">
            <text:p>-231.0585343202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.9710006713867" calcext:value-type="float">
            <text:p>33.9710006713867</text:p>
          </table:table-cell>
          <table:table-cell office:value-type="float" office:value="-5.63700008392334" calcext:value-type="float">
            <text:p>-5.63700008392334</text:p>
          </table:table-cell>
          <table:table-cell office:value-type="float" office:value="-5.88299989700317" calcext:value-type="float">
            <text:p>-5.88299989700317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32.429364269154" calcext:value-type="float">
            <text:p>-232.4293642691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.1629981994629" calcext:value-type="float">
            <text:p>34.1629981994629</text:p>
          </table:table-cell>
          <table:table-cell office:value-type="float" office:value="-5.65700006484985" calcext:value-type="float">
            <text:p>-5.65700006484985</text:p>
          </table:table-cell>
          <table:table-cell office:value-type="float" office:value="-5.90500020980835" calcext:value-type="float">
            <text:p>-5.90500020980835</text:p>
          </table:table-cell>
          <table:table-cell office:value-type="float" office:value="100.752998352051" calcext:value-type="float">
            <text:p>100.752998352051</text:p>
          </table:table-cell>
          <table:table-cell office:value-type="float" office:value="-234.001236616674" calcext:value-type="float">
            <text:p>-234.0012366166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4.3930015563965" calcext:value-type="float">
            <text:p>34.3930015563965</text:p>
          </table:table-cell>
          <table:table-cell office:value-type="float" office:value="-5.92000007629395" calcext:value-type="float">
            <text:p>-5.92000007629395</text:p>
          </table:table-cell>
          <table:table-cell office:value-type="float" office:value="-5.61199998855591" calcext:value-type="float">
            <text:p>-5.61199998855591</text:p>
          </table:table-cell>
          <table:table-cell office:value-type="float" office:value="100.752998352051" calcext:value-type="float">
            <text:p>100.752998352051</text:p>
          </table:table-cell>
          <table:table-cell office:value-type="float" office:value="-233.785970132328" calcext:value-type="float">
            <text:p>-233.7859701323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4.6269989013672" calcext:value-type="float">
            <text:p>34.6269989013672</text:p>
          </table:table-cell>
          <table:table-cell office:value-type="float" office:value="-5.84700012207031" calcext:value-type="float">
            <text:p>-5.84700012207031</text:p>
          </table:table-cell>
          <table:table-cell office:value-type="float" office:value="-5.93900012969971" calcext:value-type="float">
            <text:p>-5.93900012969971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233.340175728696" calcext:value-type="float">
            <text:p>-233.3401757286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.310001373291" calcext:value-type="float">
            <text:p>34.310001373291</text:p>
          </table:table-cell>
          <table:table-cell office:value-type="float" office:value="-6.30499982833862" calcext:value-type="float">
            <text:p>-6.30499982833862</text:p>
          </table:table-cell>
          <table:table-cell office:value-type="float" office:value="-5.58900022506714" calcext:value-type="float">
            <text:p>-5.58900022506714</text:p>
          </table:table-cell>
          <table:table-cell office:value-type="float" office:value="100.765998840332" calcext:value-type="float">
            <text:p>100.765998840332</text:p>
          </table:table-cell>
          <table:table-cell office:value-type="float" office:value="-235.292614697367" calcext:value-type="float">
            <text:p>-235.29261469736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.6209983825684" calcext:value-type="float">
            <text:p>34.6209983825684</text:p>
          </table:table-cell>
          <table:table-cell office:value-type="float" office:value="-4.84899997711182" calcext:value-type="float">
            <text:p>-4.84899997711182</text:p>
          </table:table-cell>
          <table:table-cell office:value-type="float" office:value="-6.17399978637695" calcext:value-type="float">
            <text:p>-6.17399978637695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32.016925850832" calcext:value-type="float">
            <text:p>-232.0169258508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.109001159668" calcext:value-type="float">
            <text:p>35.109001159668</text:p>
          </table:table-cell>
          <table:table-cell office:value-type="float" office:value="-6.28599977493286" calcext:value-type="float">
            <text:p>-6.28599977493286</text:p>
          </table:table-cell>
          <table:table-cell office:value-type="float" office:value="-5.61299991607666" calcext:value-type="float">
            <text:p>-5.61299991607666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34.724226766543" calcext:value-type="float">
            <text:p>-234.7242267665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4869995117187" calcext:value-type="float">
            <text:p>35.4869995117187</text:p>
          </table:table-cell>
          <table:table-cell office:value-type="float" office:value="-5.28599977493286" calcext:value-type="float">
            <text:p>-5.28599977493286</text:p>
          </table:table-cell>
          <table:table-cell office:value-type="float" office:value="-6.12900018692017" calcext:value-type="float">
            <text:p>-6.12900018692017</text:p>
          </table:table-cell>
          <table:table-cell office:value-type="float" office:value="100.795997619629" calcext:value-type="float">
            <text:p>100.795997619629</text:p>
          </table:table-cell>
          <table:table-cell office:value-type="float" office:value="-231.17557367286" calcext:value-type="float">
            <text:p>-231.175573672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.5830001831055" calcext:value-type="float">
            <text:p>35.5830001831055</text:p>
          </table:table-cell>
          <table:table-cell office:value-type="float" office:value="-5.93699979782105" calcext:value-type="float">
            <text:p>-5.93699979782105</text:p>
          </table:table-cell>
          <table:table-cell office:value-type="float" office:value="-5.71700000762939" calcext:value-type="float">
            <text:p>-5.71700000762939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34.528882103069" calcext:value-type="float">
            <text:p>-234.5288821030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5.3720016479492" calcext:value-type="float">
            <text:p>35.3720016479492</text:p>
          </table:table-cell>
          <table:table-cell office:value-type="float" office:value="-6.22800016403198" calcext:value-type="float">
            <text:p>-6.22800016403198</text:p>
          </table:table-cell>
          <table:table-cell office:value-type="float" office:value="-5.66499996185303" calcext:value-type="float">
            <text:p>-5.66499996185303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235.765065636139" calcext:value-type="float">
            <text:p>-235.7650656361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3009986877441" calcext:value-type="float">
            <text:p>35.3009986877441</text:p>
          </table:table-cell>
          <table:table-cell office:value-type="float" office:value="-5.52299976348877" calcext:value-type="float">
            <text:p>-5.52299976348877</text:p>
          </table:table-cell>
          <table:table-cell office:value-type="float" office:value="-5.85900020599365" calcext:value-type="float">
            <text:p>-5.85900020599365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234.273152313858" calcext:value-type="float">
            <text:p>-234.2731523138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.0349998474121" calcext:value-type="float">
            <text:p>34.0349998474121</text:p>
          </table:table-cell>
          <table:table-cell office:value-type="float" office:value="-5.84999990463257" calcext:value-type="float">
            <text:p>-5.84999990463257</text:p>
          </table:table-cell>
          <table:table-cell office:value-type="float" office:value="-5.81500005722046" calcext:value-type="float">
            <text:p>-5.81500005722046</text:p>
          </table:table-cell>
          <table:table-cell office:value-type="float" office:value="100.769996643066" calcext:value-type="float">
            <text:p>100.769996643066</text:p>
          </table:table-cell>
          <table:table-cell office:value-type="float" office:value="-234.168556134534" calcext:value-type="float">
            <text:p>-234.1685561345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.423999786377" calcext:value-type="float">
            <text:p>33.423999786377</text:p>
          </table:table-cell>
          <table:table-cell office:value-type="float" office:value="-5.94899988174439" calcext:value-type="float">
            <text:p>-5.94899988174439</text:p>
          </table:table-cell>
          <table:table-cell office:value-type="float" office:value="-5.75799989700317" calcext:value-type="float">
            <text:p>-5.75799989700317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234.614926505682" calcext:value-type="float">
            <text:p>-234.6149265056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.9640007019043" calcext:value-type="float">
            <text:p>33.9640007019043</text:p>
          </table:table-cell>
          <table:table-cell office:value-type="float" office:value="-6.20100021362305" calcext:value-type="float">
            <text:p>-6.20100021362305</text:p>
          </table:table-cell>
          <table:table-cell office:value-type="float" office:value="-5.56400012969971" calcext:value-type="float">
            <text:p>-5.56400012969971</text:p>
          </table:table-cell>
          <table:table-cell office:value-type="float" office:value="100.774002075195" calcext:value-type="float">
            <text:p>100.774002075195</text:p>
          </table:table-cell>
          <table:table-cell office:value-type="float" office:value="-236.263540461831" calcext:value-type="float">
            <text:p>-236.2635404618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5.2890014648437" calcext:value-type="float">
            <text:p>35.2890014648437</text:p>
          </table:table-cell>
          <table:table-cell office:value-type="float" office:value="-6.25299978256226" calcext:value-type="float">
            <text:p>-6.25299978256226</text:p>
          </table:table-cell>
          <table:table-cell office:value-type="float" office:value="-5.85599994659424" calcext:value-type="float">
            <text:p>-5.85599994659424</text:p>
          </table:table-cell>
          <table:table-cell office:value-type="float" office:value="100.774002075195" calcext:value-type="float">
            <text:p>100.774002075195</text:p>
          </table:table-cell>
          <table:table-cell office:value-type="float" office:value="-235.892925269477" calcext:value-type="float">
            <text:p>-235.89292526947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5.7929992675781" calcext:value-type="float">
            <text:p>35.7929992675781</text:p>
          </table:table-cell>
          <table:table-cell office:value-type="float" office:value="-5.76800012588501" calcext:value-type="float">
            <text:p>-5.76800012588501</text:p>
          </table:table-cell>
          <table:table-cell office:value-type="float" office:value="-6.04099988937378" calcext:value-type="float">
            <text:p>-6.04099988937378</text:p>
          </table:table-cell>
          <table:table-cell office:value-type="float" office:value="100.774002075195" calcext:value-type="float">
            <text:p>100.774002075195</text:p>
          </table:table-cell>
          <table:table-cell office:value-type="float" office:value="-234.260167188123" calcext:value-type="float">
            <text:p>-234.2601671881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.9659996032715" calcext:value-type="float">
            <text:p>34.9659996032715</text:p>
          </table:table-cell>
          <table:table-cell office:value-type="float" office:value="-6.09100008010864" calcext:value-type="float">
            <text:p>-6.09100008010864</text:p>
          </table:table-cell>
          <table:table-cell office:value-type="float" office:value="-5.4229998588562" calcext:value-type="float">
            <text:p>-5.4229998588562</text:p>
          </table:table-cell>
          <table:table-cell office:value-type="float" office:value="100.744003295898" calcext:value-type="float">
            <text:p>100.744003295898</text:p>
          </table:table-cell>
          <table:table-cell office:value-type="float" office:value="-236.715189410958" calcext:value-type="float">
            <text:p>-236.7151894109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.8240013122559" calcext:value-type="float">
            <text:p>33.8240013122559</text:p>
          </table:table-cell>
          <table:table-cell office:value-type="float" office:value="-6.2039999961853" calcext:value-type="float">
            <text:p>-6.2039999961853</text:p>
          </table:table-cell>
          <table:table-cell office:value-type="float" office:value="-6.30700016021729" calcext:value-type="float">
            <text:p>-6.30700016021729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237.605888809258" calcext:value-type="float">
            <text:p>-237.6058888092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.9069995880127" calcext:value-type="float">
            <text:p>31.9069995880127</text:p>
          </table:table-cell>
          <table:table-cell office:value-type="float" office:value="-6.09800004959106" calcext:value-type="float">
            <text:p>-6.09800004959106</text:p>
          </table:table-cell>
          <table:table-cell office:value-type="float" office:value="-5.64300012588501" calcext:value-type="float">
            <text:p>-5.64300012588501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238.513204668813" calcext:value-type="float">
            <text:p>-238.5132046688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.4290008544922" calcext:value-type="float">
            <text:p>29.4290008544922</text:p>
          </table:table-cell>
          <table:table-cell office:value-type="float" office:value="-5.84200000762939" calcext:value-type="float">
            <text:p>-5.84200000762939</text:p>
          </table:table-cell>
          <table:table-cell office:value-type="float" office:value="-5.75699996948242" calcext:value-type="float">
            <text:p>-5.75699996948242</text:p>
          </table:table-cell>
          <table:table-cell office:value-type="float" office:value="100.761001586914" calcext:value-type="float">
            <text:p>100.761001586914</text:p>
          </table:table-cell>
          <table:table-cell office:value-type="float" office:value="-239.007777680153" calcext:value-type="float">
            <text:p>-239.00777768015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.6200008392334" calcext:value-type="float">
            <text:p>26.6200008392334</text:p>
          </table:table-cell>
          <table:table-cell office:value-type="float" office:value="-5.90700006484985" calcext:value-type="float">
            <text:p>-5.90700006484985</text:p>
          </table:table-cell>
          <table:table-cell office:value-type="float" office:value="-5.69199991226196" calcext:value-type="float">
            <text:p>-5.69199991226196</text:p>
          </table:table-cell>
          <table:table-cell office:value-type="float" office:value="100.761001586914" calcext:value-type="float">
            <text:p>100.761001586914</text:p>
          </table:table-cell>
          <table:table-cell office:value-type="float" office:value="117.833816375532" calcext:value-type="float">
            <text:p>117.8338163755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.0580005645752" calcext:value-type="float">
            <text:p>24.0580005645752</text:p>
          </table:table-cell>
          <table:table-cell office:value-type="float" office:value="-6.07000017166138" calcext:value-type="float">
            <text:p>-6.07000017166138</text:p>
          </table:table-cell>
          <table:table-cell office:value-type="float" office:value="-5.81199979782105" calcext:value-type="float">
            <text:p>-5.81199979782105</text:p>
          </table:table-cell>
          <table:table-cell office:value-type="float" office:value="100.774002075195" calcext:value-type="float">
            <text:p>100.774002075195</text:p>
          </table:table-cell>
          <table:table-cell office:value-type="float" office:value="117.007497777526" calcext:value-type="float">
            <text:p>117.0074977775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.1499996185303" calcext:value-type="float">
            <text:p>20.1499996185303</text:p>
          </table:table-cell>
          <table:table-cell office:value-type="float" office:value="-5.83699989318848" calcext:value-type="float">
            <text:p>-5.83699989318848</text:p>
          </table:table-cell>
          <table:table-cell office:value-type="float" office:value="-5.8600001335144" calcext:value-type="float">
            <text:p>-5.8600001335144</text:p>
          </table:table-cell>
          <table:table-cell office:value-type="float" office:value="100.764999389648" calcext:value-type="float">
            <text:p>100.764999389648</text:p>
          </table:table-cell>
          <table:table-cell office:value-type="float" office:value="119.06251638015" calcext:value-type="float">
            <text:p>119.062516380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.7329998016357" calcext:value-type="float">
            <text:p>15.7329998016357</text:p>
          </table:table-cell>
          <table:table-cell office:value-type="float" office:value="-5.86499977111816" calcext:value-type="float">
            <text:p>-5.86499977111816</text:p>
          </table:table-cell>
          <table:table-cell office:value-type="float" office:value="-5.7979998588562" calcext:value-type="float">
            <text:p>-5.7979998588562</text:p>
          </table:table-cell>
          <table:table-cell office:value-type="float" office:value="100.761001586914" calcext:value-type="float">
            <text:p>100.761001586914</text:p>
          </table:table-cell>
          <table:table-cell office:value-type="float" office:value="116.654575632864" calcext:value-type="float">
            <text:p>116.6545756328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.2790002822876" calcext:value-type="float">
            <text:p>12.2790002822876</text:p>
          </table:table-cell>
          <table:table-cell office:value-type="float" office:value="-5.90700006484985" calcext:value-type="float">
            <text:p>-5.90700006484985</text:p>
          </table:table-cell>
          <table:table-cell office:value-type="float" office:value="-5.92000007629395" calcext:value-type="float">
            <text:p>-5.92000007629395</text:p>
          </table:table-cell>
          <table:table-cell office:value-type="float" office:value="100.77799987793" calcext:value-type="float">
            <text:p>100.77799987793</text:p>
          </table:table-cell>
          <table:table-cell office:value-type="float" office:value="117.238677954322" calcext:value-type="float">
            <text:p>117.2386779543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.871000289917" calcext:value-type="float">
            <text:p>11.871000289917</text:p>
          </table:table-cell>
          <table:table-cell office:value-type="float" office:value="-6.00099992752075" calcext:value-type="float">
            <text:p>-6.00099992752075</text:p>
          </table:table-cell>
          <table:table-cell office:value-type="float" office:value="-5.55499982833862" calcext:value-type="float">
            <text:p>-5.55499982833862</text:p>
          </table:table-cell>
          <table:table-cell office:value-type="float" office:value="100.764999389648" calcext:value-type="float">
            <text:p>100.764999389648</text:p>
          </table:table-cell>
          <table:table-cell office:value-type="float" office:value="119.934293861962" calcext:value-type="float">
            <text:p>119.9342938619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.7189998626709" calcext:value-type="float">
            <text:p>20.7189998626709</text:p>
          </table:table-cell>
          <table:table-cell office:value-type="float" office:value="-5.53200006484985" calcext:value-type="float">
            <text:p>-5.53200006484985</text:p>
          </table:table-cell>
          <table:table-cell office:value-type="float" office:value="-5.53599977493286" calcext:value-type="float">
            <text:p>-5.53599977493286</text:p>
          </table:table-cell>
          <table:table-cell office:value-type="float" office:value="100.764999389648" calcext:value-type="float">
            <text:p>100.764999389648</text:p>
          </table:table-cell>
          <table:table-cell office:value-type="float" office:value="-236.095968103815" calcext:value-type="float">
            <text:p>-236.0959681038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.0130004882812" calcext:value-type="float">
            <text:p>28.0130004882812</text:p>
          </table:table-cell>
          <table:table-cell office:value-type="float" office:value="-7.7480001449585" calcext:value-type="float">
            <text:p>-7.7480001449585</text:p>
          </table:table-cell>
          <table:table-cell office:value-type="float" office:value="-2.09500002861023" calcext:value-type="float">
            <text:p>-2.09500002861023</text:p>
          </table:table-cell>
          <table:table-cell office:value-type="float" office:value="100.77799987793" calcext:value-type="float">
            <text:p>100.77799987793</text:p>
          </table:table-cell>
          <table:table-cell office:value-type="float" office:value="-237.939888829746" calcext:value-type="float">
            <text:p>-237.9398888297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.5440006256104" calcext:value-type="float">
            <text:p>24.5440006256104</text:p>
          </table:table-cell>
          <table:table-cell office:value-type="float" office:value="-5.16800022125244" calcext:value-type="float">
            <text:p>-5.16800022125244</text:p>
          </table:table-cell>
          <table:table-cell office:value-type="float" office:value="-7.56699991226196" calcext:value-type="float">
            <text:p>-7.56699991226196</text:p>
          </table:table-cell>
          <table:table-cell office:value-type="float" office:value="100.791000366211" calcext:value-type="float">
            <text:p>100.791000366211</text:p>
          </table:table-cell>
          <table:table-cell office:value-type="float" office:value="-231.033646902973" calcext:value-type="float">
            <text:p>-231.03364690297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3.6509990692139" calcext:value-type="float">
            <text:p>23.6509990692139</text:p>
          </table:table-cell>
          <table:table-cell office:value-type="float" office:value="-5.35799980163574" calcext:value-type="float">
            <text:p>-5.35799980163574</text:p>
          </table:table-cell>
          <table:table-cell office:value-type="float" office:value="-5.19099998474121" calcext:value-type="float">
            <text:p>-5.19099998474121</text:p>
          </table:table-cell>
          <table:table-cell office:value-type="float" office:value="100.791000366211" calcext:value-type="float">
            <text:p>100.791000366211</text:p>
          </table:table-cell>
          <table:table-cell office:value-type="float" office:value="-229.342689231744" calcext:value-type="float">
            <text:p>-229.3426892317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.5279998779297" calcext:value-type="float">
            <text:p>23.5279998779297</text:p>
          </table:table-cell>
          <table:table-cell office:value-type="float" office:value="-5.81500005722046" calcext:value-type="float">
            <text:p>-5.81500005722046</text:p>
          </table:table-cell>
          <table:table-cell office:value-type="float" office:value="-6.28900003433228" calcext:value-type="float">
            <text:p>-6.28900003433228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-231.511056086272" calcext:value-type="float">
            <text:p>-231.5110560862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.253999710083" calcext:value-type="float">
            <text:p>21.253999710083</text:p>
          </table:table-cell>
          <table:table-cell office:value-type="float" office:value="-5.63299989700317" calcext:value-type="float">
            <text:p>-5.63299989700317</text:p>
          </table:table-cell>
          <table:table-cell office:value-type="float" office:value="-6.00600004196167" calcext:value-type="float">
            <text:p>-6.00600004196167</text:p>
          </table:table-cell>
          <table:table-cell office:value-type="float" office:value="100.791000366211" calcext:value-type="float">
            <text:p>100.791000366211</text:p>
          </table:table-cell>
          <table:table-cell office:value-type="float" office:value="-231.511056086272" calcext:value-type="float">
            <text:p>-231.5110560862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.6490001678467" calcext:value-type="float">
            <text:p>12.6490001678467</text:p>
          </table:table-cell>
          <table:table-cell office:value-type="float" office:value="-5.94000005722046" calcext:value-type="float">
            <text:p>-5.94000005722046</text:p>
          </table:table-cell>
          <table:table-cell office:value-type="float" office:value="-8.97500038146973" calcext:value-type="float">
            <text:p>-8.97500038146973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4.768908695198" calcext:value-type="float">
            <text:p>-234.7689086951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3399991989136" calcext:value-type="float">
            <text:p>3.53399991989136</text:p>
          </table:table-cell>
          <table:table-cell office:value-type="float" office:value="-5.59899997711182" calcext:value-type="float">
            <text:p>-5.59899997711182</text:p>
          </table:table-cell>
          <table:table-cell office:value-type="float" office:value="-7.10900020599365" calcext:value-type="float">
            <text:p>-7.10900020599365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-234.527288382919" calcext:value-type="float">
            <text:p>-234.5272883829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.08800005912781" calcext:value-type="float">
            <text:p>-1.08800005912781</text:p>
          </table:table-cell>
          <table:table-cell office:value-type="float" office:value="-5.44799995422363" calcext:value-type="float">
            <text:p>-5.44799995422363</text:p>
          </table:table-cell>
          <table:table-cell office:value-type="float" office:value="-5.71000003814697" calcext:value-type="float">
            <text:p>-5.71000003814697</text:p>
          </table:table-cell>
          <table:table-cell office:value-type="float" office:value="100.77799987793" calcext:value-type="float">
            <text:p>100.77799987793</text:p>
          </table:table-cell>
          <table:table-cell office:value-type="float" office:value="-234.147157515942" calcext:value-type="float">
            <text:p>-234.1471575159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3.15400004386902" calcext:value-type="float">
            <text:p>-3.15400004386902</text:p>
          </table:table-cell>
          <table:table-cell office:value-type="float" office:value="-5.62400007247925" calcext:value-type="float">
            <text:p>-5.62400007247925</text:p>
          </table:table-cell>
          <table:table-cell office:value-type="float" office:value="-6.04699993133545" calcext:value-type="float">
            <text:p>-6.04699993133545</text:p>
          </table:table-cell>
          <table:table-cell office:value-type="float" office:value="100.781997680664" calcext:value-type="float">
            <text:p>100.781997680664</text:p>
          </table:table-cell>
          <table:table-cell office:value-type="float" office:value="-233.731501565276" calcext:value-type="float">
            <text:p>-233.7315015652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.78900003433228" calcext:value-type="float">
            <text:p>-2.78900003433228</text:p>
          </table:table-cell>
          <table:table-cell office:value-type="float" office:value="-6.06599998474121" calcext:value-type="float">
            <text:p>-6.06599998474121</text:p>
          </table:table-cell>
          <table:table-cell office:value-type="float" office:value="-5.71999979019165" calcext:value-type="float">
            <text:p>-5.71999979019165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5.644205475558" calcext:value-type="float">
            <text:p>-235.6442054755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.65400004386902" calcext:value-type="float">
            <text:p>-2.65400004386902</text:p>
          </table:table-cell>
          <table:table-cell office:value-type="float" office:value="-5.89499998092651" calcext:value-type="float">
            <text:p>-5.89499998092651</text:p>
          </table:table-cell>
          <table:table-cell office:value-type="float" office:value="-5.72900009155273" calcext:value-type="float">
            <text:p>-5.72900009155273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6.560744982558" calcext:value-type="float">
            <text:p>-236.5607449825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.86700010299683" calcext:value-type="float">
            <text:p>-2.86700010299683</text:p>
          </table:table-cell>
          <table:table-cell office:value-type="float" office:value="-5.90799999237061" calcext:value-type="float">
            <text:p>-5.90799999237061</text:p>
          </table:table-cell>
          <table:table-cell office:value-type="float" office:value="-6.25500011444092" calcext:value-type="float">
            <text:p>-6.25500011444092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5.97715145182" calcext:value-type="float">
            <text:p>-235.977151451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3.09200000762939" calcext:value-type="float">
            <text:p>-3.09200000762939</text:p>
          </table:table-cell>
          <table:table-cell office:value-type="float" office:value="-5.84499979019165" calcext:value-type="float">
            <text:p>-5.84499979019165</text:p>
          </table:table-cell>
          <table:table-cell office:value-type="float" office:value="-5.47599983215332" calcext:value-type="float">
            <text:p>-5.47599983215332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4.591667737594" calcext:value-type="float">
            <text:p>-234.5916677375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3.24799990653992" calcext:value-type="float">
            <text:p>-3.24799990653992</text:p>
          </table:table-cell>
          <table:table-cell office:value-type="float" office:value="-5.97499990463257" calcext:value-type="float">
            <text:p>-5.97499990463257</text:p>
          </table:table-cell>
          <table:table-cell office:value-type="float" office:value="-6.11299991607666" calcext:value-type="float">
            <text:p>-6.11299991607666</text:p>
          </table:table-cell>
          <table:table-cell office:value-type="float" office:value="100.773002624512" calcext:value-type="float">
            <text:p>100.773002624512</text:p>
          </table:table-cell>
          <table:table-cell office:value-type="float" office:value="-236.719119154952" calcext:value-type="float">
            <text:p>-236.7191191549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4.03299999237061" calcext:value-type="float">
            <text:p>-4.03299999237061</text:p>
          </table:table-cell>
          <table:table-cell office:value-type="float" office:value="-5.77199983596802" calcext:value-type="float">
            <text:p>-5.77199983596802</text:p>
          </table:table-cell>
          <table:table-cell office:value-type="float" office:value="-5.39799976348877" calcext:value-type="float">
            <text:p>-5.39799976348877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4.38338281288" calcext:value-type="float">
            <text:p>-234.383382812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5.1729998588562" calcext:value-type="float">
            <text:p>-5.1729998588562</text:p>
          </table:table-cell>
          <table:table-cell office:value-type="float" office:value="-5.81500005722046" calcext:value-type="float">
            <text:p>-5.81500005722046</text:p>
          </table:table-cell>
          <table:table-cell office:value-type="float" office:value="-5.75099992752075" calcext:value-type="float">
            <text:p>-5.75099992752075</text:p>
          </table:table-cell>
          <table:table-cell office:value-type="float" office:value="100.768997192383" calcext:value-type="float">
            <text:p>100.768997192383</text:p>
          </table:table-cell>
          <table:table-cell office:value-type="float" office:value="-236.541887044396" calcext:value-type="float">
            <text:p>-236.54188704439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.02299976348877" calcext:value-type="float">
            <text:p>-6.02299976348877</text:p>
          </table:table-cell>
          <table:table-cell office:value-type="float" office:value="-6.00099992752075" calcext:value-type="float">
            <text:p>-6.00099992752075</text:p>
          </table:table-cell>
          <table:table-cell office:value-type="float" office:value="-5.67899990081787" calcext:value-type="float">
            <text:p>-5.67899990081787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-234.96114506976" calcext:value-type="float">
            <text:p>-234.9611450697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5.60599994659424" calcext:value-type="float">
            <text:p>-5.60599994659424</text:p>
          </table:table-cell>
          <table:table-cell office:value-type="float" office:value="-5.62799978256226" calcext:value-type="float">
            <text:p>-5.62799978256226</text:p>
          </table:table-cell>
          <table:table-cell office:value-type="float" office:value="-6.12200021743774" calcext:value-type="float">
            <text:p>-6.12200021743774</text:p>
          </table:table-cell>
          <table:table-cell office:value-type="float" office:value="100.773002624512" calcext:value-type="float">
            <text:p>100.773002624512</text:p>
          </table:table-cell>
          <table:table-cell office:value-type="float" office:value="-233.196064576576" calcext:value-type="float">
            <text:p>-233.19606457657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5.17999982833862" calcext:value-type="float">
            <text:p>-5.17999982833862</text:p>
          </table:table-cell>
          <table:table-cell office:value-type="float" office:value="-6.04899978637695" calcext:value-type="float">
            <text:p>-6.04899978637695</text:p>
          </table:table-cell>
          <table:table-cell office:value-type="float" office:value="-5.82299995422363" calcext:value-type="float">
            <text:p>-5.82299995422363</text:p>
          </table:table-cell>
          <table:table-cell office:value-type="float" office:value="100.790000915527" calcext:value-type="float">
            <text:p>100.790000915527</text:p>
          </table:table-cell>
          <table:table-cell office:value-type="float" office:value="-236.605076521529" calcext:value-type="float">
            <text:p>-236.6050765215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4.67600011825562" calcext:value-type="float">
            <text:p>-4.67600011825562</text:p>
          </table:table-cell>
          <table:table-cell office:value-type="float" office:value="-5.60400009155273" calcext:value-type="float">
            <text:p>-5.60400009155273</text:p>
          </table:table-cell>
          <table:table-cell office:value-type="float" office:value="-5.86399984359741" calcext:value-type="float">
            <text:p>-5.86399984359741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-233.70567252132" calcext:value-type="float">
            <text:p>-233.7056725213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4.53800010681152" calcext:value-type="float">
            <text:p>-4.53800010681152</text:p>
          </table:table-cell>
          <table:table-cell office:value-type="float" office:value="-6.06699991226196" calcext:value-type="float">
            <text:p>-6.06699991226196</text:p>
          </table:table-cell>
          <table:table-cell office:value-type="float" office:value="-5.88100004196167" calcext:value-type="float">
            <text:p>-5.88100004196167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-236.700113169904" calcext:value-type="float">
            <text:p>-236.7001131699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4.59499979019165" calcext:value-type="float">
            <text:p>-4.59499979019165</text:p>
          </table:table-cell>
          <table:table-cell office:value-type="float" office:value="-5.71199989318848" calcext:value-type="float">
            <text:p>-5.71199989318848</text:p>
          </table:table-cell>
          <table:table-cell office:value-type="float" office:value="-5.90999984741211" calcext:value-type="float">
            <text:p>-5.90999984741211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-232.020355683597" calcext:value-type="float">
            <text:p>-232.02035568359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4.4539999961853" calcext:value-type="float">
            <text:p>-4.4539999961853</text:p>
          </table:table-cell>
          <table:table-cell office:value-type="float" office:value="-6.00299978256226" calcext:value-type="float">
            <text:p>-6.00299978256226</text:p>
          </table:table-cell>
          <table:table-cell office:value-type="float" office:value="-6" calcext:value-type="float">
            <text:p>-6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-233.254957002575" calcext:value-type="float">
            <text:p>-233.2549570025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4.45699977874756" calcext:value-type="float">
            <text:p>-4.45699977874756</text:p>
          </table:table-cell>
          <table:table-cell office:value-type="float" office:value="-5.78499984741211" calcext:value-type="float">
            <text:p>-5.78499984741211</text:p>
          </table:table-cell>
          <table:table-cell office:value-type="float" office:value="-5.88399982452393" calcext:value-type="float">
            <text:p>-5.88399982452393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31.508839676491" calcext:value-type="float">
            <text:p>-231.5088396764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4.91400003433228" calcext:value-type="float">
            <text:p>-4.91400003433228</text:p>
          </table:table-cell>
          <table:table-cell office:value-type="float" office:value="-5.82999992370606" calcext:value-type="float">
            <text:p>-5.82999992370606</text:p>
          </table:table-cell>
          <table:table-cell office:value-type="float" office:value="-6.14799976348877" calcext:value-type="float">
            <text:p>-6.14799976348877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29.873696069483" calcext:value-type="float">
            <text:p>-229.8736960694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5.88800001144409" calcext:value-type="float">
            <text:p>-5.88800001144409</text:p>
          </table:table-cell>
          <table:table-cell office:value-type="float" office:value="-6.01800012588501" calcext:value-type="float">
            <text:p>-6.01800012588501</text:p>
          </table:table-cell>
          <table:table-cell office:value-type="float" office:value="-5.77099990844727" calcext:value-type="float">
            <text:p>-5.77099990844727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31.688534833682" calcext:value-type="float">
            <text:p>-231.6885348336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6.16499996185303" calcext:value-type="float">
            <text:p>-6.16499996185303</text:p>
          </table:table-cell>
          <table:table-cell office:value-type="float" office:value="-5.75699996948242" calcext:value-type="float">
            <text:p>-5.75699996948242</text:p>
          </table:table-cell>
          <table:table-cell office:value-type="float" office:value="-6.1560001373291" calcext:value-type="float">
            <text:p>-6.1560001373291</text:p>
          </table:table-cell>
          <table:table-cell office:value-type="float" office:value="100.855003356934" calcext:value-type="float">
            <text:p>100.855003356934</text:p>
          </table:table-cell>
          <table:table-cell office:value-type="float" office:value="-232.483233199669" calcext:value-type="float">
            <text:p>-232.48323319966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.84000015258789" calcext:value-type="float">
            <text:p>-6.84000015258789</text:p>
          </table:table-cell>
          <table:table-cell office:value-type="float" office:value="-5.99399995803833" calcext:value-type="float">
            <text:p>-5.99399995803833</text:p>
          </table:table-cell>
          <table:table-cell office:value-type="float" office:value="-5.67899990081787" calcext:value-type="float">
            <text:p>-5.67899990081787</text:p>
          </table:table-cell>
          <table:table-cell office:value-type="float" office:value="100.855003356934" calcext:value-type="float">
            <text:p>100.855003356934</text:p>
          </table:table-cell>
          <table:table-cell office:value-type="float" office:value="-231.935064214911" calcext:value-type="float">
            <text:p>-231.9350642149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7.09999990463257" calcext:value-type="float">
            <text:p>-7.09999990463257</text:p>
          </table:table-cell>
          <table:table-cell office:value-type="float" office:value="-5.81799983978272" calcext:value-type="float">
            <text:p>-5.81799983978272</text:p>
          </table:table-cell>
          <table:table-cell office:value-type="float" office:value="-5.95300006866455" calcext:value-type="float">
            <text:p>-5.95300006866455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29.873696069483" calcext:value-type="float">
            <text:p>-229.87369606948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7.6269998550415" calcext:value-type="float">
            <text:p>-7.6269998550415</text:p>
          </table:table-cell>
          <table:table-cell office:value-type="float" office:value="-5.90999984741211" calcext:value-type="float">
            <text:p>-5.90999984741211</text:p>
          </table:table-cell>
          <table:table-cell office:value-type="float" office:value="-5.72599983215332" calcext:value-type="float">
            <text:p>-5.72599983215332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35.518411776266" calcext:value-type="float">
            <text:p>-235.51841177626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7.77099990844727" calcext:value-type="float">
            <text:p>-7.77099990844727</text:p>
          </table:table-cell>
          <table:table-cell office:value-type="float" office:value="-5.69899988174439" calcext:value-type="float">
            <text:p>-5.69899988174439</text:p>
          </table:table-cell>
          <table:table-cell office:value-type="float" office:value="-5.875" calcext:value-type="float">
            <text:p>-5.875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34.066004688111" calcext:value-type="float">
            <text:p>-234.066004688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7.32600021362305" calcext:value-type="float">
            <text:p>-7.32600021362305</text:p>
          </table:table-cell>
          <table:table-cell office:value-type="float" office:value="-5.86199998855591" calcext:value-type="float">
            <text:p>-5.86199998855591</text:p>
          </table:table-cell>
          <table:table-cell office:value-type="float" office:value="-5.875" calcext:value-type="float">
            <text:p>-5.875</text:p>
          </table:table-cell>
          <table:table-cell office:value-type="float" office:value="100.790000915527" calcext:value-type="float">
            <text:p>100.790000915527</text:p>
          </table:table-cell>
          <table:table-cell office:value-type="float" office:value="-232.556515546185" calcext:value-type="float">
            <text:p>-232.55651554618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.38199996948242" calcext:value-type="float">
            <text:p>-6.38199996948242</text:p>
          </table:table-cell>
          <table:table-cell office:value-type="float" office:value="-5.98799991607666" calcext:value-type="float">
            <text:p>-5.98799991607666</text:p>
          </table:table-cell>
          <table:table-cell office:value-type="float" office:value="-5.83199977874756" calcext:value-type="float">
            <text:p>-5.83199977874756</text:p>
          </table:table-cell>
          <table:table-cell office:value-type="float" office:value="100.777000427246" calcext:value-type="float">
            <text:p>100.777000427246</text:p>
          </table:table-cell>
          <table:table-cell office:value-type="float" office:value="-236.156061262695" calcext:value-type="float">
            <text:p>-236.15606126269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5.45300006866455" calcext:value-type="float">
            <text:p>-5.45300006866455</text:p>
          </table:table-cell>
          <table:table-cell office:value-type="float" office:value="-6.17199993133545" calcext:value-type="float">
            <text:p>-6.17199993133545</text:p>
          </table:table-cell>
          <table:table-cell office:value-type="float" office:value="-5.58699989318848" calcext:value-type="float">
            <text:p>-5.58699989318848</text:p>
          </table:table-cell>
          <table:table-cell office:value-type="float" office:value="100.78099822998" calcext:value-type="float">
            <text:p>100.78099822998</text:p>
          </table:table-cell>
          <table:table-cell office:value-type="float" office:value="-238.466086276377" calcext:value-type="float">
            <text:p>-238.46608627637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.99900007247925" calcext:value-type="float">
            <text:p>-3.99900007247925</text:p>
          </table:table-cell>
          <table:table-cell office:value-type="float" office:value="-6.0770001411438" calcext:value-type="float">
            <text:p>-6.0770001411438</text:p>
          </table:table-cell>
          <table:table-cell office:value-type="float" office:value="-5.57600021362305" calcext:value-type="float">
            <text:p>-5.57600021362305</text:p>
          </table:table-cell>
          <table:table-cell office:value-type="float" office:value="100.777000427246" calcext:value-type="float">
            <text:p>100.777000427246</text:p>
          </table:table-cell>
          <table:table-cell office:value-type="float" office:value="-234.467666672172" calcext:value-type="float">
            <text:p>-234.4676666721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.72199988365173" calcext:value-type="float">
            <text:p>-2.72199988365173</text:p>
          </table:table-cell>
          <table:table-cell office:value-type="float" office:value="-6.09000015258789" calcext:value-type="float">
            <text:p>-6.09000015258789</text:p>
          </table:table-cell>
          <table:table-cell office:value-type="float" office:value="-6.02199983596802" calcext:value-type="float">
            <text:p>-6.02199983596802</text:p>
          </table:table-cell>
          <table:table-cell office:value-type="float" office:value="100.766998291016" calcext:value-type="float">
            <text:p>100.766998291016</text:p>
          </table:table-cell>
          <table:table-cell office:value-type="float" office:value="-236.328052130156" calcext:value-type="float">
            <text:p>-236.32805213015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.99199998378754" calcext:value-type="float">
            <text:p>-1.99199998378754</text:p>
          </table:table-cell>
          <table:table-cell office:value-type="float" office:value="-6.0019998550415" calcext:value-type="float">
            <text:p>-6.0019998550415</text:p>
          </table:table-cell>
          <table:table-cell office:value-type="float" office:value="-5.68499994277954" calcext:value-type="float">
            <text:p>-5.68499994277954</text:p>
          </table:table-cell>
          <table:table-cell office:value-type="float" office:value="100.78099822998" calcext:value-type="float">
            <text:p>100.78099822998</text:p>
          </table:table-cell>
          <table:table-cell office:value-type="float" office:value="-233.639341904543" calcext:value-type="float">
            <text:p>-233.63934190454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.26699995994568" calcext:value-type="float">
            <text:p>-1.26699995994568</text:p>
          </table:table-cell>
          <table:table-cell office:value-type="float" office:value="-6.25500011444092" calcext:value-type="float">
            <text:p>-6.25500011444092</text:p>
          </table:table-cell>
          <table:table-cell office:value-type="float" office:value="-5.80399990081787" calcext:value-type="float">
            <text:p>-5.80399990081787</text:p>
          </table:table-cell>
          <table:table-cell office:value-type="float" office:value="100.78099822998" calcext:value-type="float">
            <text:p>100.78099822998</text:p>
          </table:table-cell>
          <table:table-cell office:value-type="float" office:value="-236.302514490259" calcext:value-type="float">
            <text:p>-236.3025144902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93999999761581" calcext:value-type="float">
            <text:p>0.293999999761581</text:p>
          </table:table-cell>
          <table:table-cell office:value-type="float" office:value="-6.35200023651123" calcext:value-type="float">
            <text:p>-6.35200023651123</text:p>
          </table:table-cell>
          <table:table-cell office:value-type="float" office:value="-5.92700004577637" calcext:value-type="float">
            <text:p>-5.92700004577637</text:p>
          </table:table-cell>
          <table:table-cell office:value-type="float" office:value="100.766998291016" calcext:value-type="float">
            <text:p>100.766998291016</text:p>
          </table:table-cell>
          <table:table-cell office:value-type="float" office:value="-233.889205273674" calcext:value-type="float">
            <text:p>-233.8892052736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59399998188019" calcext:value-type="float">
            <text:p>1.59399998188019</text:p>
          </table:table-cell>
          <table:table-cell office:value-type="float" office:value="-6.35500001907349" calcext:value-type="float">
            <text:p>-6.35500001907349</text:p>
          </table:table-cell>
          <table:table-cell office:value-type="float" office:value="-5.74200010299683" calcext:value-type="float">
            <text:p>-5.74200010299683</text:p>
          </table:table-cell>
          <table:table-cell office:value-type="float" office:value="100.78099822998" calcext:value-type="float">
            <text:p>100.78099822998</text:p>
          </table:table-cell>
          <table:table-cell office:value-type="float" office:value="-234.85812498431" calcext:value-type="float">
            <text:p>-234.858124984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50999999046326" calcext:value-type="float">
            <text:p>2.50999999046326</text:p>
          </table:table-cell>
          <table:table-cell office:value-type="float" office:value="-6.00099992752075" calcext:value-type="float">
            <text:p>-6.00099992752075</text:p>
          </table:table-cell>
          <table:table-cell office:value-type="float" office:value="-5.6100001335144" calcext:value-type="float">
            <text:p>-5.6100001335144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33.024163460645" calcext:value-type="float">
            <text:p>-233.0241634606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00899982452393" calcext:value-type="float">
            <text:p>4.00899982452393</text:p>
          </table:table-cell>
          <table:table-cell office:value-type="float" office:value="-6.23000001907349" calcext:value-type="float">
            <text:p>-6.23000001907349</text:p>
          </table:table-cell>
          <table:table-cell office:value-type="float" office:value="-6.0149998664856" calcext:value-type="float">
            <text:p>-6.0149998664856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4.99667311171" calcext:value-type="float">
            <text:p>-234.9966731117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51999998092651" calcext:value-type="float">
            <text:p>5.51999998092651</text:p>
          </table:table-cell>
          <table:table-cell office:value-type="float" office:value="-6.15999984741211" calcext:value-type="float">
            <text:p>-6.15999984741211</text:p>
          </table:table-cell>
          <table:table-cell office:value-type="float" office:value="-5.55200004577637" calcext:value-type="float">
            <text:p>-5.55200004577637</text:p>
          </table:table-cell>
          <table:table-cell office:value-type="float" office:value="100.78099822998" calcext:value-type="float">
            <text:p>100.78099822998</text:p>
          </table:table-cell>
          <table:table-cell office:value-type="float" office:value="-234.585495257634" calcext:value-type="float">
            <text:p>-234.58549525763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5199995040894" calcext:value-type="float">
            <text:p>6.65199995040894</text:p>
          </table:table-cell>
          <table:table-cell office:value-type="float" office:value="-6.05499982833862" calcext:value-type="float">
            <text:p>-6.05499982833862</text:p>
          </table:table-cell>
          <table:table-cell office:value-type="float" office:value="-6.03900003433228" calcext:value-type="float">
            <text:p>-6.03900003433228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33.442153374914" calcext:value-type="float">
            <text:p>-233.44215337491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62099981307983" calcext:value-type="float">
            <text:p>7.62099981307983</text:p>
          </table:table-cell>
          <table:table-cell office:value-type="float" office:value="-6.16800022125244" calcext:value-type="float">
            <text:p>-6.16800022125244</text:p>
          </table:table-cell>
          <table:table-cell office:value-type="float" office:value="-5.67600011825562" calcext:value-type="float">
            <text:p>-5.67600011825562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32.022475426314" calcext:value-type="float">
            <text:p>-232.0224754263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58600044250488" calcext:value-type="float">
            <text:p>9.58600044250488</text:p>
          </table:table-cell>
          <table:table-cell office:value-type="float" office:value="-6.32600021362305" calcext:value-type="float">
            <text:p>-6.32600021362305</text:p>
          </table:table-cell>
          <table:table-cell office:value-type="float" office:value="-6.01700019836426" calcext:value-type="float">
            <text:p>-6.01700019836426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30.939923034869" calcext:value-type="float">
            <text:p>-230.93992303486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.664999961853" calcext:value-type="float">
            <text:p>11.664999961853</text:p>
          </table:table-cell>
          <table:table-cell office:value-type="float" office:value="-6.00899982452393" calcext:value-type="float">
            <text:p>-6.00899982452393</text:p>
          </table:table-cell>
          <table:table-cell office:value-type="float" office:value="-5.90299987792969" calcext:value-type="float">
            <text:p>-5.90299987792969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28.477345122188" calcext:value-type="float">
            <text:p>-228.4773451221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.4949998855591" calcext:value-type="float">
            <text:p>13.4949998855591</text:p>
          </table:table-cell>
          <table:table-cell office:value-type="float" office:value="-6.09499979019165" calcext:value-type="float">
            <text:p>-6.09499979019165</text:p>
          </table:table-cell>
          <table:table-cell office:value-type="float" office:value="-5.68699979782105" calcext:value-type="float">
            <text:p>-5.68699979782105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26.98953328841" calcext:value-type="float">
            <text:p>-226.9895332884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.418999671936" calcext:value-type="float">
            <text:p>15.418999671936</text:p>
          </table:table-cell>
          <table:table-cell office:value-type="float" office:value="-6.26599979400635" calcext:value-type="float">
            <text:p>-6.26599979400635</text:p>
          </table:table-cell>
          <table:table-cell office:value-type="float" office:value="-5.88299989700317" calcext:value-type="float">
            <text:p>-5.88299989700317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27.490928637667" calcext:value-type="float">
            <text:p>-227.4909286376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2189998626709" calcext:value-type="float">
            <text:p>17.2189998626709</text:p>
          </table:table-cell>
          <table:table-cell office:value-type="float" office:value="-6.14200019836426" calcext:value-type="float">
            <text:p>-6.14200019836426</text:p>
          </table:table-cell>
          <table:table-cell office:value-type="float" office:value="-5.81500005722046" calcext:value-type="float">
            <text:p>-5.81500005722046</text:p>
          </table:table-cell>
          <table:table-cell office:value-type="float" office:value="100.771003723145" calcext:value-type="float">
            <text:p>100.771003723145</text:p>
          </table:table-cell>
          <table:table-cell office:value-type="float" office:value="-227.409966856559" calcext:value-type="float">
            <text:p>-227.4099668565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.121000289917" calcext:value-type="float">
            <text:p>19.121000289917</text:p>
          </table:table-cell>
          <table:table-cell office:value-type="float" office:value="-6.13700008392334" calcext:value-type="float">
            <text:p>-6.13700008392334</text:p>
          </table:table-cell>
          <table:table-cell office:value-type="float" office:value="-5.90100002288818" calcext:value-type="float">
            <text:p>-5.90100002288818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24.141402135372" calcext:value-type="float">
            <text:p>-224.14140213537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.9540004730225" calcext:value-type="float">
            <text:p>20.9540004730225</text:p>
          </table:table-cell>
          <table:table-cell office:value-type="float" office:value="-6.25299978256226" calcext:value-type="float">
            <text:p>-6.25299978256226</text:p>
          </table:table-cell>
          <table:table-cell office:value-type="float" office:value="-5.77699995040894" calcext:value-type="float">
            <text:p>-5.77699995040894</text:p>
          </table:table-cell>
          <table:table-cell office:value-type="float" office:value="100.78800201416" calcext:value-type="float">
            <text:p>100.78800201416</text:p>
          </table:table-cell>
          <table:table-cell office:value-type="float" office:value="-224.289383480073" calcext:value-type="float">
            <text:p>-224.2893834800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.7880001068115" calcext:value-type="float">
            <text:p>22.7880001068115</text:p>
          </table:table-cell>
          <table:table-cell office:value-type="float" office:value="-6.10200023651123" calcext:value-type="float">
            <text:p>-6.10200023651123</text:p>
          </table:table-cell>
          <table:table-cell office:value-type="float" office:value="-5.84299993515015" calcext:value-type="float">
            <text:p>-5.84299993515015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23.752723065361" calcext:value-type="float">
            <text:p>-223.7527230653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.5739994049072" calcext:value-type="float">
            <text:p>24.5739994049072</text:p>
          </table:table-cell>
          <table:table-cell office:value-type="float" office:value="-6.03499984741211" calcext:value-type="float">
            <text:p>-6.03499984741211</text:p>
          </table:table-cell>
          <table:table-cell office:value-type="float" office:value="-5.65000009536743" calcext:value-type="float">
            <text:p>-5.65000009536743</text:p>
          </table:table-cell>
          <table:table-cell office:value-type="float" office:value="100.775001525879" calcext:value-type="float">
            <text:p>100.775001525879</text:p>
          </table:table-cell>
          <table:table-cell office:value-type="float" office:value="-221.860860146645" calcext:value-type="float">
            <text:p>-221.8608601466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.2549991607666" calcext:value-type="float">
            <text:p>26.2549991607666</text:p>
          </table:table-cell>
          <table:table-cell office:value-type="float" office:value="-6.17399978637695" calcext:value-type="float">
            <text:p>-6.17399978637695</text:p>
          </table:table-cell>
          <table:table-cell office:value-type="float" office:value="-5.84499979019165" calcext:value-type="float">
            <text:p>-5.84499979019165</text:p>
          </table:table-cell>
          <table:table-cell office:value-type="float" office:value="100.771003723145" calcext:value-type="float">
            <text:p>100.771003723145</text:p>
          </table:table-cell>
          <table:table-cell office:value-type="float" office:value="-222.663238333868" calcext:value-type="float">
            <text:p>-222.6632383338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.7759990692139" calcext:value-type="float">
            <text:p>27.7759990692139</text:p>
          </table:table-cell>
          <table:table-cell office:value-type="float" office:value="-6.20800018310547" calcext:value-type="float">
            <text:p>-6.20800018310547</text:p>
          </table:table-cell>
          <table:table-cell office:value-type="float" office:value="-5.85400009155273" calcext:value-type="float">
            <text:p>-5.85400009155273</text:p>
          </table:table-cell>
          <table:table-cell office:value-type="float" office:value="100.78800201416" calcext:value-type="float">
            <text:p>100.78800201416</text:p>
          </table:table-cell>
          <table:table-cell office:value-type="float" office:value="-221.276305716027" calcext:value-type="float">
            <text:p>-221.2763057160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9.2810001373291" calcext:value-type="float">
            <text:p>29.2810001373291</text:p>
          </table:table-cell>
          <table:table-cell office:value-type="float" office:value="-6.07600021362305" calcext:value-type="float">
            <text:p>-6.07600021362305</text:p>
          </table:table-cell>
          <table:table-cell office:value-type="float" office:value="-5.67799997329712" calcext:value-type="float">
            <text:p>-5.67799997329712</text:p>
          </table:table-cell>
          <table:table-cell office:value-type="float" office:value="100.78800201416" calcext:value-type="float">
            <text:p>100.78800201416</text:p>
          </table:table-cell>
          <table:table-cell office:value-type="float" office:value="-219.182012472787" calcext:value-type="float">
            <text:p>-219.18201247278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.8020000457764" calcext:value-type="float">
            <text:p>30.8020000457764</text:p>
          </table:table-cell>
          <table:table-cell office:value-type="float" office:value="-6.14300012588501" calcext:value-type="float">
            <text:p>-6.14300012588501</text:p>
          </table:table-cell>
          <table:table-cell office:value-type="float" office:value="-6.01900005340576" calcext:value-type="float">
            <text:p>-6.01900005340576</text:p>
          </table:table-cell>
          <table:table-cell office:value-type="float" office:value="100.775001525879" calcext:value-type="float">
            <text:p>100.775001525879</text:p>
          </table:table-cell>
          <table:table-cell office:value-type="float" office:value="-219.758180194486" calcext:value-type="float">
            <text:p>-219.7581801944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2.0719985961914" calcext:value-type="float">
            <text:p>32.0719985961914</text:p>
          </table:table-cell>
          <table:table-cell office:value-type="float" office:value="-6.15999984741211" calcext:value-type="float">
            <text:p>-6.15999984741211</text:p>
          </table:table-cell>
          <table:table-cell office:value-type="float" office:value="-5.73799991607666" calcext:value-type="float">
            <text:p>-5.73799991607666</text:p>
          </table:table-cell>
          <table:table-cell office:value-type="float" office:value="100.78800201416" calcext:value-type="float">
            <text:p>100.78800201416</text:p>
          </table:table-cell>
          <table:table-cell office:value-type="float" office:value="-218.285298171343" calcext:value-type="float">
            <text:p>-218.2852981713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.2709999084473" calcext:value-type="float">
            <text:p>33.2709999084473</text:p>
          </table:table-cell>
          <table:table-cell office:value-type="float" office:value="-6.16400003433228" calcext:value-type="float">
            <text:p>-6.16400003433228</text:p>
          </table:table-cell>
          <table:table-cell office:value-type="float" office:value="-5.89300012588501" calcext:value-type="float">
            <text:p>-5.89300012588501</text:p>
          </table:table-cell>
          <table:table-cell office:value-type="float" office:value="100.78800201416" calcext:value-type="float">
            <text:p>100.78800201416</text:p>
          </table:table-cell>
          <table:table-cell office:value-type="float" office:value="-218.518515646654" calcext:value-type="float">
            <text:p>-218.51851564665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4.5839996337891" calcext:value-type="float">
            <text:p>34.5839996337891</text:p>
          </table:table-cell>
          <table:table-cell office:value-type="float" office:value="-6.15199995040894" calcext:value-type="float">
            <text:p>-6.15199995040894</text:p>
          </table:table-cell>
          <table:table-cell office:value-type="float" office:value="-5.96999979019165" calcext:value-type="float">
            <text:p>-5.96999979019165</text:p>
          </table:table-cell>
          <table:table-cell office:value-type="float" office:value="100.775001525879" calcext:value-type="float">
            <text:p>100.775001525879</text:p>
          </table:table-cell>
          <table:table-cell office:value-type="float" office:value="-217.534685694787" calcext:value-type="float">
            <text:p>-217.5346856947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5.851001739502" calcext:value-type="float">
            <text:p>35.851001739502</text:p>
          </table:table-cell>
          <table:table-cell office:value-type="float" office:value="-6.18300008773804" calcext:value-type="float">
            <text:p>-6.18300008773804</text:p>
          </table:table-cell>
          <table:table-cell office:value-type="float" office:value="-5.68100023269653" calcext:value-type="float">
            <text:p>-5.68100023269653</text:p>
          </table:table-cell>
          <table:table-cell office:value-type="float" office:value="100.78800201416" calcext:value-type="float">
            <text:p>100.78800201416</text:p>
          </table:table-cell>
          <table:table-cell office:value-type="float" office:value="-216.761240710291" calcext:value-type="float">
            <text:p>-216.76124071029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7.1879997253418" calcext:value-type="float">
            <text:p>37.1879997253418</text:p>
          </table:table-cell>
          <table:table-cell office:value-type="float" office:value="-6.13299989700317" calcext:value-type="float">
            <text:p>-6.13299989700317</text:p>
          </table:table-cell>
          <table:table-cell office:value-type="float" office:value="-6.00500011444092" calcext:value-type="float">
            <text:p>-6.00500011444092</text:p>
          </table:table-cell>
          <table:table-cell office:value-type="float" office:value="100.775001525879" calcext:value-type="float">
            <text:p>100.775001525879</text:p>
          </table:table-cell>
          <table:table-cell office:value-type="float" office:value="-217.260581219894" calcext:value-type="float">
            <text:p>-217.2605812198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8.5519981384277" calcext:value-type="float">
            <text:p>38.5519981384277</text:p>
          </table:table-cell>
          <table:table-cell office:value-type="float" office:value="-6.09999990463257" calcext:value-type="float">
            <text:p>-6.09999990463257</text:p>
          </table:table-cell>
          <table:table-cell office:value-type="float" office:value="-5.7649998664856" calcext:value-type="float">
            <text:p>-5.7649998664856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15.373085202839" calcext:value-type="float">
            <text:p>-215.3730852028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.1080017089844" calcext:value-type="float">
            <text:p>40.1080017089844</text:p>
          </table:table-cell>
          <table:table-cell office:value-type="float" office:value="-6.22900009155273" calcext:value-type="float">
            <text:p>-6.22900009155273</text:p>
          </table:table-cell>
          <table:table-cell office:value-type="float" office:value="-5.73999977111816" calcext:value-type="float">
            <text:p>-5.73999977111816</text:p>
          </table:table-cell>
          <table:table-cell office:value-type="float" office:value="100.778999328613" calcext:value-type="float">
            <text:p>100.778999328613</text:p>
          </table:table-cell>
          <table:table-cell office:value-type="float" office:value="-215.813783194289" calcext:value-type="float">
            <text:p>-215.81378319428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.8359985351563" calcext:value-type="float">
            <text:p>41.8359985351563</text:p>
          </table:table-cell>
          <table:table-cell office:value-type="float" office:value="-6.14300012588501" calcext:value-type="float">
            <text:p>-6.14300012588501</text:p>
          </table:table-cell>
          <table:table-cell office:value-type="float" office:value="-5.78200006484985" calcext:value-type="float">
            <text:p>-5.78200006484985</text:p>
          </table:table-cell>
          <table:table-cell office:value-type="float" office:value="100.778999328613" calcext:value-type="float">
            <text:p>100.778999328613</text:p>
          </table:table-cell>
          <table:table-cell office:value-type="float" office:value="-215.426156494348" calcext:value-type="float">
            <text:p>-215.4261564943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.8219985961914" calcext:value-type="float">
            <text:p>43.8219985961914</text:p>
          </table:table-cell>
          <table:table-cell office:value-type="float" office:value="-6.09899997711182" calcext:value-type="float">
            <text:p>-6.09899997711182</text:p>
          </table:table-cell>
          <table:table-cell office:value-type="float" office:value="-5.86100006103516" calcext:value-type="float">
            <text:p>-5.86100006103516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13.807662294961" calcext:value-type="float">
            <text:p>-213.8076622949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.8009986877441" calcext:value-type="float">
            <text:p>45.8009986877441</text:p>
          </table:table-cell>
          <table:table-cell office:value-type="float" office:value="-6.18400001525879" calcext:value-type="float">
            <text:p>-6.18400001525879</text:p>
          </table:table-cell>
          <table:table-cell office:value-type="float" office:value="-5.79500007629395" calcext:value-type="float">
            <text:p>-5.79500007629395</text:p>
          </table:table-cell>
          <table:table-cell office:value-type="float" office:value="100.778999328613" calcext:value-type="float">
            <text:p>100.778999328613</text:p>
          </table:table-cell>
          <table:table-cell office:value-type="float" office:value="-212.620491880206" calcext:value-type="float">
            <text:p>-212.6204918802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8.0089988708496" calcext:value-type="float">
            <text:p>48.0089988708496</text:p>
          </table:table-cell>
          <table:table-cell office:value-type="float" office:value="-6.25899982452393" calcext:value-type="float">
            <text:p>-6.25899982452393</text:p>
          </table:table-cell>
          <table:table-cell office:value-type="float" office:value="-5.83699989318848" calcext:value-type="float">
            <text:p>-5.83699989318848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10.989867791338" calcext:value-type="float">
            <text:p>-210.98986779133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.2229995727539" calcext:value-type="float">
            <text:p>50.2229995727539</text:p>
          </table:table-cell>
          <table:table-cell office:value-type="float" office:value="-6.15999984741211" calcext:value-type="float">
            <text:p>-6.15999984741211</text:p>
          </table:table-cell>
          <table:table-cell office:value-type="float" office:value="-5.75400018692017" calcext:value-type="float">
            <text:p>-5.75400018692017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11.312483404128" calcext:value-type="float">
            <text:p>-211.31248340412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2.6590003967285" calcext:value-type="float">
            <text:p>52.6590003967285</text:p>
          </table:table-cell>
          <table:table-cell office:value-type="float" office:value="-6.11399984359741" calcext:value-type="float">
            <text:p>-6.11399984359741</text:p>
          </table:table-cell>
          <table:table-cell office:value-type="float" office:value="-5.78200006484985" calcext:value-type="float">
            <text:p>-5.78200006484985</text:p>
          </table:table-cell>
          <table:table-cell office:value-type="float" office:value="100.778999328613" calcext:value-type="float">
            <text:p>100.778999328613</text:p>
          </table:table-cell>
          <table:table-cell office:value-type="float" office:value="-210.047599432307" calcext:value-type="float">
            <text:p>-210.04759943230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5.0530014038086" calcext:value-type="float">
            <text:p>55.0530014038086</text:p>
          </table:table-cell>
          <table:table-cell office:value-type="float" office:value="-6.20100021362305" calcext:value-type="float">
            <text:p>-6.20100021362305</text:p>
          </table:table-cell>
          <table:table-cell office:value-type="float" office:value="-5.9060001373291" calcext:value-type="float">
            <text:p>-5.9060001373291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09.703030883095" calcext:value-type="float">
            <text:p>-209.70303088309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7.6590003967285" calcext:value-type="float">
            <text:p>57.6590003967285</text:p>
          </table:table-cell>
          <table:table-cell office:value-type="float" office:value="-6.28599977493286" calcext:value-type="float">
            <text:p>-6.28599977493286</text:p>
          </table:table-cell>
          <table:table-cell office:value-type="float" office:value="-5.70900011062622" calcext:value-type="float">
            <text:p>-5.70900011062622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08.575528335238" calcext:value-type="float">
            <text:p>-208.5755283352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0.1990013122559" calcext:value-type="float">
            <text:p>60.1990013122559</text:p>
          </table:table-cell>
          <table:table-cell office:value-type="float" office:value="-6.14499998092651" calcext:value-type="float">
            <text:p>-6.14499998092651</text:p>
          </table:table-cell>
          <table:table-cell office:value-type="float" office:value="-5.875" calcext:value-type="float">
            <text:p>-5.875</text:p>
          </table:table-cell>
          <table:table-cell office:value-type="float" office:value="100.795997619629" calcext:value-type="float">
            <text:p>100.795997619629</text:p>
          </table:table-cell>
          <table:table-cell office:value-type="float" office:value="-208.45170330992" calcext:value-type="float">
            <text:p>-208.4517033099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2.3989982604981" calcext:value-type="float">
            <text:p>62.3989982604981</text:p>
          </table:table-cell>
          <table:table-cell office:value-type="float" office:value="-6.15299987792969" calcext:value-type="float">
            <text:p>-6.15299987792969</text:p>
          </table:table-cell>
          <table:table-cell office:value-type="float" office:value="-5.94700002670288" calcext:value-type="float">
            <text:p>-5.94700002670288</text:p>
          </table:table-cell>
          <table:table-cell office:value-type="float" office:value="100.795997619629" calcext:value-type="float">
            <text:p>100.795997619629</text:p>
          </table:table-cell>
          <table:table-cell office:value-type="float" office:value="-205.710189437981" calcext:value-type="float">
            <text:p>-205.7101894379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6.7690010070801" calcext:value-type="float">
            <text:p>56.7690010070801</text:p>
          </table:table-cell>
          <table:table-cell office:value-type="float" office:value="-6.44999980926514" calcext:value-type="float">
            <text:p>-6.44999980926514</text:p>
          </table:table-cell>
          <table:table-cell office:value-type="float" office:value="-7.13399982452393" calcext:value-type="float">
            <text:p>-7.13399982452393</text:p>
          </table:table-cell>
          <table:table-cell office:value-type="float" office:value="100.791999816895" calcext:value-type="float">
            <text:p>100.791999816895</text:p>
          </table:table-cell>
          <table:table-cell office:value-type="float" office:value="-211.352603969064" calcext:value-type="float">
            <text:p>-211.3526039690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2.4860000610352" calcext:value-type="float">
            <text:p>52.4860000610352</text:p>
          </table:table-cell>
          <table:table-cell office:value-type="float" office:value="-5.98799991607666" calcext:value-type="float">
            <text:p>-5.98799991607666</text:p>
          </table:table-cell>
          <table:table-cell office:value-type="float" office:value="-6.65299987792969" calcext:value-type="float">
            <text:p>-6.65299987792969</text:p>
          </table:table-cell>
          <table:table-cell office:value-type="float" office:value="100.795997619629" calcext:value-type="float">
            <text:p>100.795997619629</text:p>
          </table:table-cell>
          <table:table-cell office:value-type="float" office:value="-213.224834952458" calcext:value-type="float">
            <text:p>-213.2248349524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1.1430015563965" calcext:value-type="float">
            <text:p>51.1430015563965</text:p>
          </table:table-cell>
          <table:table-cell office:value-type="float" office:value="-5.84200000762939" calcext:value-type="float">
            <text:p>-5.84200000762939</text:p>
          </table:table-cell>
          <table:table-cell office:value-type="float" office:value="-5.75400018692017" calcext:value-type="float">
            <text:p>-5.75400018692017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16.585663874966" calcext:value-type="float">
            <text:p>-216.5856638749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0.0369987487793" calcext:value-type="float">
            <text:p>50.0369987487793</text:p>
          </table:table-cell>
          <table:table-cell office:value-type="float" office:value="-6.31199979782105" calcext:value-type="float">
            <text:p>-6.31199979782105</text:p>
          </table:table-cell>
          <table:table-cell office:value-type="float" office:value="-5.7649998664856" calcext:value-type="float">
            <text:p>-5.7649998664856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18.215682541848" calcext:value-type="float">
            <text:p>-218.21568254184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.7400016784668" calcext:value-type="float">
            <text:p>48.7400016784668</text:p>
          </table:table-cell>
          <table:table-cell office:value-type="float" office:value="-6.32499980926514" calcext:value-type="float">
            <text:p>-6.32499980926514</text:p>
          </table:table-cell>
          <table:table-cell office:value-type="float" office:value="-5.84600019454956" calcext:value-type="float">
            <text:p>-5.84600019454956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19.649618060252" calcext:value-type="float">
            <text:p>-219.6496180602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7.5449981689453" calcext:value-type="float">
            <text:p>47.5449981689453</text:p>
          </table:table-cell>
          <table:table-cell office:value-type="float" office:value="-6.125" calcext:value-type="float">
            <text:p>-6.125</text:p>
          </table:table-cell>
          <table:table-cell office:value-type="float" office:value="-5.89200019836426" calcext:value-type="float">
            <text:p>-5.89200019836426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20.101424607877" calcext:value-type="float">
            <text:p>-220.10142460787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.7029991149902" calcext:value-type="float">
            <text:p>46.7029991149902</text:p>
          </table:table-cell>
          <table:table-cell office:value-type="float" office:value="-6.22900009155273" calcext:value-type="float">
            <text:p>-6.22900009155273</text:p>
          </table:table-cell>
          <table:table-cell office:value-type="float" office:value="-5.90199995040894" calcext:value-type="float">
            <text:p>-5.90199995040894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0.91714644093" calcext:value-type="float">
            <text:p>-220.9171464409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6.0900001525879" calcext:value-type="float">
            <text:p>46.0900001525879</text:p>
          </table:table-cell>
          <table:table-cell office:value-type="float" office:value="-6.35900020599365" calcext:value-type="float">
            <text:p>-6.35900020599365</text:p>
          </table:table-cell>
          <table:table-cell office:value-type="float" office:value="-5.81300020217896" calcext:value-type="float">
            <text:p>-5.81300020217896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3.083429158478" calcext:value-type="float">
            <text:p>-223.08342915847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6.1450004577637" calcext:value-type="float">
            <text:p>46.1450004577637</text:p>
          </table:table-cell>
          <table:table-cell office:value-type="float" office:value="-6.09200000762939" calcext:value-type="float">
            <text:p>-6.09200000762939</text:p>
          </table:table-cell>
          <table:table-cell office:value-type="float" office:value="-5.69399976730347" calcext:value-type="float">
            <text:p>-5.69399976730347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21.544269283633" calcext:value-type="float">
            <text:p>-221.5442692836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.3619995117188" calcext:value-type="float">
            <text:p>46.3619995117188</text:p>
          </table:table-cell>
          <table:table-cell office:value-type="float" office:value="-6.16400003433228" calcext:value-type="float">
            <text:p>-6.16400003433228</text:p>
          </table:table-cell>
          <table:table-cell office:value-type="float" office:value="-5.97399997711182" calcext:value-type="float">
            <text:p>-5.97399997711182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3.197496870034" calcext:value-type="float">
            <text:p>-223.19749687003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6.4269981384277" calcext:value-type="float">
            <text:p>46.4269981384277</text:p>
          </table:table-cell>
          <table:table-cell office:value-type="float" office:value="-6.16099977493286" calcext:value-type="float">
            <text:p>-6.16099977493286</text:p>
          </table:table-cell>
          <table:table-cell office:value-type="float" office:value="-5.95499992370606" calcext:value-type="float">
            <text:p>-5.95499992370606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3.715759298258" calcext:value-type="float">
            <text:p>-223.7157592982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.2490005493164" calcext:value-type="float">
            <text:p>46.2490005493164</text:p>
          </table:table-cell>
          <table:table-cell office:value-type="float" office:value="-6.12400007247925" calcext:value-type="float">
            <text:p>-6.12400007247925</text:p>
          </table:table-cell>
          <table:table-cell office:value-type="float" office:value="-5.73799991607666" calcext:value-type="float">
            <text:p>-5.73799991607666</text:p>
          </table:table-cell>
          <table:table-cell office:value-type="float" office:value="100.782997131348" calcext:value-type="float">
            <text:p>100.782997131348</text:p>
          </table:table-cell>
          <table:table-cell office:value-type="float" office:value="-223.310081451384" calcext:value-type="float">
            <text:p>-223.31008145138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5.9379997253418" calcext:value-type="float">
            <text:p>45.9379997253418</text:p>
          </table:table-cell>
          <table:table-cell office:value-type="float" office:value="-6.23600006103516" calcext:value-type="float">
            <text:p>-6.23600006103516</text:p>
          </table:table-cell>
          <table:table-cell office:value-type="float" office:value="-5.85200023651123" calcext:value-type="float">
            <text:p>-5.85200023651123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4.180806621666" calcext:value-type="float">
            <text:p>-224.1808066216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.6059989929199" calcext:value-type="float">
            <text:p>45.6059989929199</text:p>
          </table:table-cell>
          <table:table-cell office:value-type="float" office:value="-6.18699979782105" calcext:value-type="float">
            <text:p>-6.18699979782105</text:p>
          </table:table-cell>
          <table:table-cell office:value-type="float" office:value="-5.94399976730347" calcext:value-type="float">
            <text:p>-5.94399976730347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2.597756679426" calcext:value-type="float">
            <text:p>-222.5977566794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5.3989982604981" calcext:value-type="float">
            <text:p>45.3989982604981</text:p>
          </table:table-cell>
          <table:table-cell office:value-type="float" office:value="-6.09000015258789" calcext:value-type="float">
            <text:p>-6.09000015258789</text:p>
          </table:table-cell>
          <table:table-cell office:value-type="float" office:value="-5.81400012969971" calcext:value-type="float">
            <text:p>-5.81400012969971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4.582242253373" calcext:value-type="float">
            <text:p>-224.5822422533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.0750007629395" calcext:value-type="float">
            <text:p>45.0750007629395</text:p>
          </table:table-cell>
          <table:table-cell office:value-type="float" office:value="-6.2519998550415" calcext:value-type="float">
            <text:p>-6.2519998550415</text:p>
          </table:table-cell>
          <table:table-cell office:value-type="float" office:value="-6.02600002288818" calcext:value-type="float">
            <text:p>-6.02600002288818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4.190881693699" calcext:value-type="float">
            <text:p>-224.1908816936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.257999420166" calcext:value-type="float">
            <text:p>44.257999420166</text:p>
          </table:table-cell>
          <table:table-cell office:value-type="float" office:value="-6.12599992752075" calcext:value-type="float">
            <text:p>-6.12599992752075</text:p>
          </table:table-cell>
          <table:table-cell office:value-type="float" office:value="-5.90100002288818" calcext:value-type="float">
            <text:p>-5.90100002288818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3.041682713045" calcext:value-type="float">
            <text:p>-223.0416827130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.451000213623" calcext:value-type="float">
            <text:p>43.451000213623</text:p>
          </table:table-cell>
          <table:table-cell office:value-type="float" office:value="-6.16400003433228" calcext:value-type="float">
            <text:p>-6.16400003433228</text:p>
          </table:table-cell>
          <table:table-cell office:value-type="float" office:value="-5.9539999961853" calcext:value-type="float">
            <text:p>-5.9539999961853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2.484986305488" calcext:value-type="float">
            <text:p>-222.48498630548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.7050018310547" calcext:value-type="float">
            <text:p>42.7050018310547</text:p>
          </table:table-cell>
          <table:table-cell office:value-type="float" office:value="-6.21500015258789" calcext:value-type="float">
            <text:p>-6.21500015258789</text:p>
          </table:table-cell>
          <table:table-cell office:value-type="float" office:value="-6.02699995040894" calcext:value-type="float">
            <text:p>-6.02699995040894</text:p>
          </table:table-cell>
          <table:table-cell office:value-type="float" office:value="100.804000854492" calcext:value-type="float">
            <text:p>100.804000854492</text:p>
          </table:table-cell>
          <table:table-cell office:value-type="float" office:value="-224.082041856465" calcext:value-type="float">
            <text:p>-224.08204185646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.8260002136231" calcext:value-type="float">
            <text:p>41.8260002136231</text:p>
          </table:table-cell>
          <table:table-cell office:value-type="float" office:value="-6.12099981307983" calcext:value-type="float">
            <text:p>-6.12099981307983</text:p>
          </table:table-cell>
          <table:table-cell office:value-type="float" office:value="-5.72100019454956" calcext:value-type="float">
            <text:p>-5.72100019454956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2.912303451005" calcext:value-type="float">
            <text:p>-222.91230345100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.2669982910156" calcext:value-type="float">
            <text:p>41.2669982910156</text:p>
          </table:table-cell>
          <table:table-cell office:value-type="float" office:value="-6.15100002288818" calcext:value-type="float">
            <text:p>-6.15100002288818</text:p>
          </table:table-cell>
          <table:table-cell office:value-type="float" office:value="-5.89599990844727" calcext:value-type="float">
            <text:p>-5.89599990844727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4.829334310539" calcext:value-type="float">
            <text:p>-224.82933431053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0.6220016479492" calcext:value-type="float">
            <text:p>40.6220016479492</text:p>
          </table:table-cell>
          <table:table-cell office:value-type="float" office:value="-6.06099987030029" calcext:value-type="float">
            <text:p>-6.06099987030029</text:p>
          </table:table-cell>
          <table:table-cell office:value-type="float" office:value="-5.84100008010864" calcext:value-type="float">
            <text:p>-5.84100008010864</text:p>
          </table:table-cell>
          <table:table-cell office:value-type="float" office:value="100.787002563477" calcext:value-type="float">
            <text:p>100.787002563477</text:p>
          </table:table-cell>
          <table:table-cell office:value-type="float" office:value="-225.036746897077" calcext:value-type="float">
            <text:p>-225.03674689707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2.9449996948242" calcext:value-type="float">
            <text:p>42.9449996948242</text:p>
          </table:table-cell>
          <table:table-cell office:value-type="float" office:value="-5.48699998855591" calcext:value-type="float">
            <text:p>-5.48699998855591</text:p>
          </table:table-cell>
          <table:table-cell office:value-type="float" office:value="-5.1230001449585" calcext:value-type="float">
            <text:p>-5.1230001449585</text:p>
          </table:table-cell>
          <table:table-cell office:value-type="float" office:value="100.791000366211" calcext:value-type="float">
            <text:p>100.791000366211</text:p>
          </table:table-cell>
          <table:table-cell office:value-type="float" office:value="-222.306560702155" calcext:value-type="float">
            <text:p>-222.3065607021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5.3140029907227" calcext:value-type="float">
            <text:p>65.3140029907227</text:p>
          </table:table-cell>
          <table:table-cell office:value-type="float" office:value="-7.28599977493286" calcext:value-type="float">
            <text:p>-7.28599977493286</text:p>
          </table:table-cell>
          <table:table-cell office:value-type="float" office:value="-5.73000001907349" calcext:value-type="float">
            <text:p>-5.73000001907349</text:p>
          </table:table-cell>
          <table:table-cell office:value-type="float" office:value="100.77799987793" calcext:value-type="float">
            <text:p>100.77799987793</text:p>
          </table:table-cell>
          <table:table-cell office:value-type="float" office:value="-219.172275237867" calcext:value-type="float">
            <text:p>-219.1722752378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3.2669982910156" calcext:value-type="float">
            <text:p>63.2669982910156</text:p>
          </table:table-cell>
          <table:table-cell office:value-type="float" office:value="-5.89799976348877" calcext:value-type="float">
            <text:p>-5.89799976348877</text:p>
          </table:table-cell>
          <table:table-cell office:value-type="float" office:value="-7.02600002288818" calcext:value-type="float">
            <text:p>-7.02600002288818</text:p>
          </table:table-cell>
          <table:table-cell office:value-type="float" office:value="100.791000366211" calcext:value-type="float">
            <text:p>100.791000366211</text:p>
          </table:table-cell>
          <table:table-cell office:value-type="float" office:value="-219.577667338961" calcext:value-type="float">
            <text:p>-219.5776673389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3.5190010070801" calcext:value-type="float">
            <text:p>33.5190010070801</text:p>
          </table:table-cell>
          <table:table-cell office:value-type="float" office:value="-5.83500003814697" calcext:value-type="float">
            <text:p>-5.83500003814697</text:p>
          </table:table-cell>
          <table:table-cell office:value-type="float" office:value="-4.4539999961853" calcext:value-type="float">
            <text:p>-4.4539999961853</text:p>
          </table:table-cell>
          <table:table-cell office:value-type="float" office:value="100.804000854492" calcext:value-type="float">
            <text:p>100.804000854492</text:p>
          </table:table-cell>
          <table:table-cell office:value-type="float" office:value="-231.08121564011" calcext:value-type="float">
            <text:p>-231.081215640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1759996414185" calcext:value-type="float">
            <text:p>14.1759996414185</text:p>
          </table:table-cell>
          <table:table-cell office:value-type="float" office:value="-5.76999998092651" calcext:value-type="float">
            <text:p>-5.76999998092651</text:p>
          </table:table-cell>
          <table:table-cell office:value-type="float" office:value="-7.14099979400635" calcext:value-type="float">
            <text:p>-7.14099979400635</text:p>
          </table:table-cell>
          <table:table-cell office:value-type="float" office:value="100.804000854492" calcext:value-type="float">
            <text:p>100.804000854492</text:p>
          </table:table-cell>
          <table:table-cell office:value-type="float" office:value="-238.512132516142" calcext:value-type="float">
            <text:p>-238.51213251614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75999999046326" calcext:value-type="float">
            <text:p>1.75999999046326</text:p>
          </table:table-cell>
          <table:table-cell office:value-type="float" office:value="-6.30999994277954" calcext:value-type="float">
            <text:p>-6.30999994277954</text:p>
          </table:table-cell>
          <table:table-cell office:value-type="float" office:value="-6.22100019454956" calcext:value-type="float">
            <text:p>-6.22100019454956</text:p>
          </table:table-cell>
          <table:table-cell office:value-type="float" office:value="100.807998657227" calcext:value-type="float">
            <text:p>100.807998657227</text:p>
          </table:table-cell>
          <table:table-cell office:value-type="float" office:value="116.400771078277" calcext:value-type="float">
            <text:p>116.40077107827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02100002765656" calcext:value-type="float">
            <text:p>1.02100002765656</text:p>
          </table:table-cell>
          <table:table-cell office:value-type="float" office:value="-6.12200021743774" calcext:value-type="float">
            <text:p>-6.12200021743774</text:p>
          </table:table-cell>
          <table:table-cell office:value-type="float" office:value="-6.22900009155273" calcext:value-type="float">
            <text:p>-6.22900009155273</text:p>
          </table:table-cell>
          <table:table-cell office:value-type="float" office:value="100.807998657227" calcext:value-type="float">
            <text:p>100.807998657227</text:p>
          </table:table-cell>
          <table:table-cell office:value-type="float" office:value="113.482369861086" calcext:value-type="float">
            <text:p>113.48236986108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197999998927116" calcext:value-type="float">
            <text:p>-0.197999998927116</text:p>
          </table:table-cell>
          <table:table-cell office:value-type="float" office:value="-6.06699991226196" calcext:value-type="float">
            <text:p>-6.06699991226196</text:p>
          </table:table-cell>
          <table:table-cell office:value-type="float" office:value="-5.96299982070923" calcext:value-type="float">
            <text:p>-5.96299982070923</text:p>
          </table:table-cell>
          <table:table-cell office:value-type="float" office:value="100.807998657227" calcext:value-type="float">
            <text:p>100.807998657227</text:p>
          </table:table-cell>
          <table:table-cell office:value-type="float" office:value="114.024744356979" calcext:value-type="float">
            <text:p>114.02474435697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.4650000333786" calcext:value-type="float">
            <text:p>-1.4650000333786</text:p>
          </table:table-cell>
          <table:table-cell office:value-type="float" office:value="-5.98099994659424" calcext:value-type="float">
            <text:p>-5.98099994659424</text:p>
          </table:table-cell>
          <table:table-cell office:value-type="float" office:value="-5.89599990844727" calcext:value-type="float">
            <text:p>-5.89599990844727</text:p>
          </table:table-cell>
          <table:table-cell office:value-type="float" office:value="100.781997680664" calcext:value-type="float">
            <text:p>100.781997680664</text:p>
          </table:table-cell>
          <table:table-cell office:value-type="float" office:value="115.723377922613" calcext:value-type="float">
            <text:p>115.7233779226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388999998569488" calcext:value-type="float">
            <text:p>-0.388999998569488</text:p>
          </table:table-cell>
          <table:table-cell office:value-type="float" office:value="-6.19999980926514" calcext:value-type="float">
            <text:p>-6.19999980926514</text:p>
          </table:table-cell>
          <table:table-cell office:value-type="float" office:value="-6.1729998588562" calcext:value-type="float">
            <text:p>-6.1729998588562</text:p>
          </table:table-cell>
          <table:table-cell office:value-type="float" office:value="100.781997680664" calcext:value-type="float">
            <text:p>100.781997680664</text:p>
          </table:table-cell>
          <table:table-cell office:value-type="float" office:value="114.98829682088" calcext:value-type="float">
            <text:p>114.9882968208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294999986886978" calcext:value-type="float">
            <text:p>-0.294999986886978</text:p>
          </table:table-cell>
          <table:table-cell office:value-type="float" office:value="-5.93699979782105" calcext:value-type="float">
            <text:p>-5.93699979782105</text:p>
          </table:table-cell>
          <table:table-cell office:value-type="float" office:value="-5.72100019454956" calcext:value-type="float">
            <text:p>-5.72100019454956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113.92234034021" calcext:value-type="float">
            <text:p>113.922340340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28600001335144" calcext:value-type="float">
            <text:p>-0.28600001335144</text:p>
          </table:table-cell>
          <table:table-cell office:value-type="float" office:value="-6.08500003814697" calcext:value-type="float">
            <text:p>-6.08500003814697</text:p>
          </table:table-cell>
          <table:table-cell office:value-type="float" office:value="-6.34000015258789" calcext:value-type="float">
            <text:p>-6.34000015258789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117.234598679363" calcext:value-type="float">
            <text:p>117.2345986793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87000024318695" calcext:value-type="float">
            <text:p>0.887000024318695</text:p>
          </table:table-cell>
          <table:table-cell office:value-type="float" office:value="-7.16599988937378" calcext:value-type="float">
            <text:p>-7.16599988937378</text:p>
          </table:table-cell>
          <table:table-cell office:value-type="float" office:value="-6.57600021362305" calcext:value-type="float">
            <text:p>-6.57600021362305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110.404824800278" calcext:value-type="float">
            <text:p>110.40482480027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70099997520447" calcext:value-type="float">
            <text:p>1.70099997520447</text:p>
          </table:table-cell>
          <table:table-cell office:value-type="float" office:value="-5.65500020980835" calcext:value-type="float">
            <text:p>-5.65500020980835</text:p>
          </table:table-cell>
          <table:table-cell office:value-type="float" office:value="-5.38199996948242" calcext:value-type="float">
            <text:p>-5.38199996948242</text:p>
          </table:table-cell>
          <table:table-cell office:value-type="float" office:value="100.807998657227" calcext:value-type="float">
            <text:p>100.807998657227</text:p>
          </table:table-cell>
          <table:table-cell office:value-type="float" office:value="-239.247052233525" calcext:value-type="float">
            <text:p>-239.2470522335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52199995517731" calcext:value-type="float">
            <text:p>1.52199995517731</text:p>
          </table:table-cell>
          <table:table-cell office:value-type="float" office:value="-6.06899976730347" calcext:value-type="float">
            <text:p>-6.06899976730347</text:p>
          </table:table-cell>
          <table:table-cell office:value-type="float" office:value="-6.16300010681152" calcext:value-type="float">
            <text:p>-6.16300010681152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118.359519157859" calcext:value-type="float">
            <text:p>118.3595191578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5200004577637" calcext:value-type="float">
            <text:p>1.05200004577637</text:p>
          </table:table-cell>
          <table:table-cell office:value-type="float" office:value="-6.32000017166138" calcext:value-type="float">
            <text:p>-6.32000017166138</text:p>
          </table:table-cell>
          <table:table-cell office:value-type="float" office:value="-5.8730001449585" calcext:value-type="float">
            <text:p>-5.8730001449585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4.719372291093" calcext:value-type="float">
            <text:p>114.7193722910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416000008583069" calcext:value-type="float">
            <text:p>0.416000008583069</text:p>
          </table:table-cell>
          <table:table-cell office:value-type="float" office:value="-6.08300018310547" calcext:value-type="float">
            <text:p>-6.08300018310547</text:p>
          </table:table-cell>
          <table:table-cell office:value-type="float" office:value="-5.78399991989136" calcext:value-type="float">
            <text:p>-5.78399991989136</text:p>
          </table:table-cell>
          <table:table-cell office:value-type="float" office:value="100.781997680664" calcext:value-type="float">
            <text:p>100.781997680664</text:p>
          </table:table-cell>
          <table:table-cell office:value-type="float" office:value="117.318486445045" calcext:value-type="float">
            <text:p>117.3184864450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40000000596046" calcext:value-type="float">
            <text:p>0.140000000596046</text:p>
          </table:table-cell>
          <table:table-cell office:value-type="float" office:value="-5.75400018692017" calcext:value-type="float">
            <text:p>-5.75400018692017</text:p>
          </table:table-cell>
          <table:table-cell office:value-type="float" office:value="-6.10099983215332" calcext:value-type="float">
            <text:p>-6.10099983215332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118.969081827789" calcext:value-type="float">
            <text:p>118.96908182778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405000001192093" calcext:value-type="float">
            <text:p>-0.405000001192093</text:p>
          </table:table-cell>
          <table:table-cell office:value-type="float" office:value="-6.09200000762939" calcext:value-type="float">
            <text:p>-6.09200000762939</text:p>
          </table:table-cell>
          <table:table-cell office:value-type="float" office:value="-5.82499980926514" calcext:value-type="float">
            <text:p>-5.82499980926514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116.743340134295" calcext:value-type="float">
            <text:p>116.74334013429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.17799997329712" calcext:value-type="float">
            <text:p>-1.17799997329712</text:p>
          </table:table-cell>
          <table:table-cell office:value-type="float" office:value="-5.86700010299683" calcext:value-type="float">
            <text:p>-5.86700010299683</text:p>
          </table:table-cell>
          <table:table-cell office:value-type="float" office:value="-5.8730001449585" calcext:value-type="float">
            <text:p>-5.8730001449585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7.234598679363" calcext:value-type="float">
            <text:p>117.2345986793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.81700003147125" calcext:value-type="float">
            <text:p>-1.81700003147125</text:p>
          </table:table-cell>
          <table:table-cell office:value-type="float" office:value="-5.72900009155273" calcext:value-type="float">
            <text:p>-5.72900009155273</text:p>
          </table:table-cell>
          <table:table-cell office:value-type="float" office:value="-6.02500009536743" calcext:value-type="float">
            <text:p>-6.02500009536743</text:p>
          </table:table-cell>
          <table:table-cell office:value-type="float" office:value="100.794998168945" calcext:value-type="float">
            <text:p>100.794998168945</text:p>
          </table:table-cell>
          <table:table-cell office:value-type="float" office:value="117.649001010374" calcext:value-type="float">
            <text:p>117.64900101037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.73300004005432" calcext:value-type="float">
            <text:p>-2.73300004005432</text:p>
          </table:table-cell>
          <table:table-cell office:value-type="float" office:value="-6.09700012207031" calcext:value-type="float">
            <text:p>-6.09700012207031</text:p>
          </table:table-cell>
          <table:table-cell office:value-type="float" office:value="-5.85699987411499" calcext:value-type="float">
            <text:p>-5.85699987411499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7.649001010374" calcext:value-type="float">
            <text:p>117.64900101037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3.63700008392334" calcext:value-type="float">
            <text:p>-3.63700008392334</text:p>
          </table:table-cell>
          <table:table-cell office:value-type="float" office:value="-6.31799983978272" calcext:value-type="float">
            <text:p>-6.31799983978272</text:p>
          </table:table-cell>
          <table:table-cell office:value-type="float" office:value="-5.91400003433228" calcext:value-type="float">
            <text:p>-5.91400003433228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3.04483222375" calcext:value-type="float">
            <text:p>113.044832223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4.29500007629395" calcext:value-type="float">
            <text:p>-4.29500007629395</text:p>
          </table:table-cell>
          <table:table-cell office:value-type="float" office:value="-6.1560001373291" calcext:value-type="float">
            <text:p>-6.1560001373291</text:p>
          </table:table-cell>
          <table:table-cell office:value-type="float" office:value="-5.83500003814697" calcext:value-type="float">
            <text:p>-5.83500003814697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5.729616373942" calcext:value-type="float">
            <text:p>115.7296163739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4.82999992370606" calcext:value-type="float">
            <text:p>-4.82999992370606</text:p>
          </table:table-cell>
          <table:table-cell office:value-type="float" office:value="-6.01599979400635" calcext:value-type="float">
            <text:p>-6.01599979400635</text:p>
          </table:table-cell>
          <table:table-cell office:value-type="float" office:value="-6.11100006103516" calcext:value-type="float">
            <text:p>-6.11100006103516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4.729943222034" calcext:value-type="float">
            <text:p>114.72994322203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5.48999977111816" calcext:value-type="float">
            <text:p>-5.48999977111816</text:p>
          </table:table-cell>
          <table:table-cell office:value-type="float" office:value="-6.05999994277954" calcext:value-type="float">
            <text:p>-6.05999994277954</text:p>
          </table:table-cell>
          <table:table-cell office:value-type="float" office:value="-5.73999977111816" calcext:value-type="float">
            <text:p>-5.73999977111816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115.137428421601" calcext:value-type="float">
            <text:p>115.1374284216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5.80700016021729" calcext:value-type="float">
            <text:p>-5.80700016021729</text:p>
          </table:table-cell>
          <table:table-cell office:value-type="float" office:value="-6.16200017929077" calcext:value-type="float">
            <text:p>-6.16200017929077</text:p>
          </table:table-cell>
          <table:table-cell office:value-type="float" office:value="-5.92500019073486" calcext:value-type="float">
            <text:p>-5.92500019073486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6.783591276808" calcext:value-type="float">
            <text:p>116.7835912768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5.22399997711182" calcext:value-type="float">
            <text:p>-5.22399997711182</text:p>
          </table:table-cell>
          <table:table-cell office:value-type="float" office:value="-6.59700012207031" calcext:value-type="float">
            <text:p>-6.59700012207031</text:p>
          </table:table-cell>
          <table:table-cell office:value-type="float" office:value="-5.94199991226196" calcext:value-type="float">
            <text:p>-5.94199991226196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3.92234034021" calcext:value-type="float">
            <text:p>113.922340340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.44700002670288" calcext:value-type="float">
            <text:p>-5.44700002670288</text:p>
          </table:table-cell>
          <table:table-cell office:value-type="float" office:value="-5.89599990844727" calcext:value-type="float">
            <text:p>-5.89599990844727</text:p>
          </table:table-cell>
          <table:table-cell office:value-type="float" office:value="-5.90799999237061" calcext:value-type="float">
            <text:p>-5.90799999237061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118.309795373677" calcext:value-type="float">
            <text:p>118.30979537367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5.63800001144409" calcext:value-type="float">
            <text:p>-5.63800001144409</text:p>
          </table:table-cell>
          <table:table-cell office:value-type="float" office:value="-6.44500017166138" calcext:value-type="float">
            <text:p>-6.44500017166138</text:p>
          </table:table-cell>
          <table:table-cell office:value-type="float" office:value="-5.91200017929077" calcext:value-type="float">
            <text:p>-5.91200017929077</text:p>
          </table:table-cell>
          <table:table-cell office:value-type="float" office:value="100.803001403809" calcext:value-type="float">
            <text:p>100.803001403809</text:p>
          </table:table-cell>
          <table:table-cell office:value-type="float" office:value="113.816378991138" calcext:value-type="float">
            <text:p>113.8163789911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5.78999996185303" calcext:value-type="float">
            <text:p>-5.78999996185303</text:p>
          </table:table-cell>
          <table:table-cell office:value-type="float" office:value="-6.12400007247925" calcext:value-type="float">
            <text:p>-6.12400007247925</text:p>
          </table:table-cell>
          <table:table-cell office:value-type="float" office:value="-5.93300008773804" calcext:value-type="float">
            <text:p>-5.93300008773804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7.603369201555" calcext:value-type="float">
            <text:p>117.6033692015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6.59600019454956" calcext:value-type="float">
            <text:p>-6.59600019454956</text:p>
          </table:table-cell>
          <table:table-cell office:value-type="float" office:value="-6.28000020980835" calcext:value-type="float">
            <text:p>-6.28000020980835</text:p>
          </table:table-cell>
          <table:table-cell office:value-type="float" office:value="-6.21500015258789" calcext:value-type="float">
            <text:p>-6.21500015258789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119.447324696781" calcext:value-type="float">
            <text:p>119.4473246967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5.77099990844727" calcext:value-type="float">
            <text:p>-5.77099990844727</text:p>
          </table:table-cell>
          <table:table-cell office:value-type="float" office:value="-6.05900001525879" calcext:value-type="float">
            <text:p>-6.05900001525879</text:p>
          </table:table-cell>
          <table:table-cell office:value-type="float" office:value="-5.91800022125244" calcext:value-type="float">
            <text:p>-5.91800022125244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117.772036963848" calcext:value-type="float">
            <text:p>117.7720369638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4.56899976730347" calcext:value-type="float">
            <text:p>-4.56899976730347</text:p>
          </table:table-cell>
          <table:table-cell office:value-type="float" office:value="-6.0019998550415" calcext:value-type="float">
            <text:p>-6.0019998550415</text:p>
          </table:table-cell>
          <table:table-cell office:value-type="float" office:value="-5.97100019454956" calcext:value-type="float">
            <text:p>-5.97100019454956</text:p>
          </table:table-cell>
          <table:table-cell office:value-type="float" office:value="100.786003112793" calcext:value-type="float">
            <text:p>100.786003112793</text:p>
          </table:table-cell>
          <table:table-cell office:value-type="float" office:value="116.788209585464" calcext:value-type="float">
            <text:p>116.7882095854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3.99799990653992" calcext:value-type="float">
            <text:p>-3.99799990653992</text:p>
          </table:table-cell>
          <table:table-cell office:value-type="float" office:value="-6.2480001449585" calcext:value-type="float">
            <text:p>-6.2480001449585</text:p>
          </table:table-cell>
          <table:table-cell office:value-type="float" office:value="-5.90399980545044" calcext:value-type="float">
            <text:p>-5.90399980545044</text:p>
          </table:table-cell>
          <table:table-cell office:value-type="float" office:value="100.799003601074" calcext:value-type="float">
            <text:p>100.799003601074</text:p>
          </table:table-cell>
          <table:table-cell office:value-type="float" office:value="116.842612371903" calcext:value-type="float">
            <text:p>116.84261237190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3.76799988746643" calcext:value-type="float">
            <text:p>-3.76799988746643</text:p>
          </table:table-cell>
          <table:table-cell office:value-type="float" office:value="-6.1269998550415" calcext:value-type="float">
            <text:p>-6.1269998550415</text:p>
          </table:table-cell>
          <table:table-cell office:value-type="float" office:value="-5.96099996566772" calcext:value-type="float">
            <text:p>-5.96099996566772</text:p>
          </table:table-cell>
          <table:table-cell office:value-type="float" office:value="100.803001403809" calcext:value-type="float">
            <text:p>100.803001403809</text:p>
          </table:table-cell>
          <table:table-cell office:value-type="float" office:value="-238.478557390443" calcext:value-type="float">
            <text:p>-238.4785573904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09599995613098" calcext:value-type="float">
            <text:p>2.09599995613098</text:p>
          </table:table-cell>
          <table:table-cell office:value-type="float" office:value="-7.3270001411438" calcext:value-type="float">
            <text:p>-7.3270001411438</text:p>
          </table:table-cell>
          <table:table-cell office:value-type="float" office:value="-5.34999990463257" calcext:value-type="float">
            <text:p>-5.34999990463257</text:p>
          </table:table-cell>
          <table:table-cell office:value-type="float" office:value="100.790000915527" calcext:value-type="float">
            <text:p>100.790000915527</text:p>
          </table:table-cell>
          <table:table-cell office:value-type="float" office:value="117.709389847766" calcext:value-type="float">
            <text:p>117.70938984776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52199983596802" calcext:value-type="float">
            <text:p>6.52199983596802</text:p>
          </table:table-cell>
          <table:table-cell office:value-type="float" office:value="-7.57999992370606" calcext:value-type="float">
            <text:p>-7.57999992370606</text:p>
          </table:table-cell>
          <table:table-cell office:value-type="float" office:value="-5.75600004196167" calcext:value-type="float">
            <text:p>-5.75600004196167</text:p>
          </table:table-cell>
          <table:table-cell office:value-type="float" office:value="100.790000915527" calcext:value-type="float">
            <text:p>100.790000915527</text:p>
          </table:table-cell>
          <table:table-cell office:value-type="float" office:value="115.522120644277" calcext:value-type="float">
            <text:p>115.5221206442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8149995803833" calcext:value-type="float">
            <text:p>8.8149995803833</text:p>
          </table:table-cell>
          <table:table-cell office:value-type="float" office:value="-6.09000015258789" calcext:value-type="float">
            <text:p>-6.09000015258789</text:p>
          </table:table-cell>
          <table:table-cell office:value-type="float" office:value="-5.75600004196167" calcext:value-type="float">
            <text:p>-5.75600004196167</text:p>
          </table:table-cell>
          <table:table-cell office:value-type="float" office:value="100.803001403809" calcext:value-type="float">
            <text:p>100.803001403809</text:p>
          </table:table-cell>
          <table:table-cell office:value-type="float" office:value="-237.884495192565" calcext:value-type="float">
            <text:p>-237.88449519256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9379997253418" calcext:value-type="float">
            <text:p>8.9379997253418</text:p>
          </table:table-cell>
          <table:table-cell office:value-type="float" office:value="-6.31199979782105" calcext:value-type="float">
            <text:p>-6.31199979782105</text:p>
          </table:table-cell>
          <table:table-cell office:value-type="float" office:value="-6.11299991607666" calcext:value-type="float">
            <text:p>-6.11299991607666</text:p>
          </table:table-cell>
          <table:table-cell office:value-type="float" office:value="100.803001403809" calcext:value-type="float">
            <text:p>100.803001403809</text:p>
          </table:table-cell>
          <table:table-cell office:value-type="float" office:value="-237.86384761031" calcext:value-type="float">
            <text:p>-237.863847610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51599979400635" calcext:value-type="float">
            <text:p>8.51599979400635</text:p>
          </table:table-cell>
          <table:table-cell office:value-type="float" office:value="-6.35599994659424" calcext:value-type="float">
            <text:p>-6.35599994659424</text:p>
          </table:table-cell>
          <table:table-cell office:value-type="float" office:value="-5.54199981689453" calcext:value-type="float">
            <text:p>-5.54199981689453</text:p>
          </table:table-cell>
          <table:table-cell office:value-type="float" office:value="100.803001403809" calcext:value-type="float">
            <text:p>100.803001403809</text:p>
          </table:table-cell>
          <table:table-cell office:value-type="float" office:value="-237.244020119241" calcext:value-type="float">
            <text:p>-237.24402011924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1929998397827" calcext:value-type="float">
            <text:p>10.1929998397827</text:p>
          </table:table-cell>
          <table:table-cell office:value-type="float" office:value="-6.21999979019165" calcext:value-type="float">
            <text:p>-6.21999979019165</text:p>
          </table:table-cell>
          <table:table-cell office:value-type="float" office:value="-6.36800003051758" calcext:value-type="float">
            <text:p>-6.36800003051758</text:p>
          </table:table-cell>
          <table:table-cell office:value-type="float" office:value="100.793998718262" calcext:value-type="float">
            <text:p>100.793998718262</text:p>
          </table:table-cell>
          <table:table-cell office:value-type="float" office:value="-236.32045050744" calcext:value-type="float">
            <text:p>-236.3204505074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8690004348755" calcext:value-type="float">
            <text:p>10.8690004348755</text:p>
          </table:table-cell>
          <table:table-cell office:value-type="float" office:value="-6.02199983596802" calcext:value-type="float">
            <text:p>-6.02199983596802</text:p>
          </table:table-cell>
          <table:table-cell office:value-type="float" office:value="-5.82200002670288" calcext:value-type="float">
            <text:p>-5.82200002670288</text:p>
          </table:table-cell>
          <table:table-cell office:value-type="float" office:value="100.806999206543" calcext:value-type="float">
            <text:p>100.806999206543</text:p>
          </table:table-cell>
          <table:table-cell office:value-type="float" office:value="-236.234064934208" calcext:value-type="float">
            <text:p>-236.2340649342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7030000686646" calcext:value-type="float">
            <text:p>10.7030000686646</text:p>
          </table:table-cell>
          <table:table-cell office:value-type="float" office:value="-6.6399998664856" calcext:value-type="float">
            <text:p>-6.6399998664856</text:p>
          </table:table-cell>
          <table:table-cell office:value-type="float" office:value="-6.35200023651123" calcext:value-type="float">
            <text:p>-6.35200023651123</text:p>
          </table:table-cell>
          <table:table-cell office:value-type="float" office:value="100.806999206543" calcext:value-type="float">
            <text:p>100.806999206543</text:p>
          </table:table-cell>
          <table:table-cell office:value-type="float" office:value="-236.271711587047" calcext:value-type="float">
            <text:p>-236.2717115870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30300045013428" calcext:value-type="float">
            <text:p>9.30300045013428</text:p>
          </table:table-cell>
          <table:table-cell office:value-type="float" office:value="-6.52299976348877" calcext:value-type="float">
            <text:p>-6.52299976348877</text:p>
          </table:table-cell>
          <table:table-cell office:value-type="float" office:value="-5.8899998664856" calcext:value-type="float">
            <text:p>-5.8899998664856</text:p>
          </table:table-cell>
          <table:table-cell office:value-type="float" office:value="100.793998718262" calcext:value-type="float">
            <text:p>100.793998718262</text:p>
          </table:table-cell>
          <table:table-cell office:value-type="float" office:value="-237.886352366162" calcext:value-type="float">
            <text:p>-237.8863523661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49499988555908" calcext:value-type="float">
            <text:p>8.49499988555908</text:p>
          </table:table-cell>
          <table:table-cell office:value-type="float" office:value="-6.41400003433228" calcext:value-type="float">
            <text:p>-6.41400003433228</text:p>
          </table:table-cell>
          <table:table-cell office:value-type="float" office:value="-6.68699979782105" calcext:value-type="float">
            <text:p>-6.68699979782105</text:p>
          </table:table-cell>
          <table:table-cell office:value-type="float" office:value="100.810997009277" calcext:value-type="float">
            <text:p>100.810997009277</text:p>
          </table:table-cell>
          <table:table-cell office:value-type="float" office:value="-236.1627378601" calcext:value-type="float">
            <text:p>-236.16273786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52400016784668" calcext:value-type="float">
            <text:p>8.52400016784668</text:p>
          </table:table-cell>
          <table:table-cell office:value-type="float" office:value="-6.16499996185303" calcext:value-type="float">
            <text:p>-6.16499996185303</text:p>
          </table:table-cell>
          <table:table-cell office:value-type="float" office:value="-6.16200017929077" calcext:value-type="float">
            <text:p>-6.16200017929077</text:p>
          </table:table-cell>
          <table:table-cell office:value-type="float" office:value="100.806999206543" calcext:value-type="float">
            <text:p>100.806999206543</text:p>
          </table:table-cell>
          <table:table-cell office:value-type="float" office:value="-234.2894068625" calcext:value-type="float">
            <text:p>-234.28940686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91300010681152" calcext:value-type="float">
            <text:p>8.91300010681152</text:p>
          </table:table-cell>
          <table:table-cell office:value-type="float" office:value="-6.42500019073486" calcext:value-type="float">
            <text:p>-6.42500019073486</text:p>
          </table:table-cell>
          <table:table-cell office:value-type="float" office:value="-5.98799991607666" calcext:value-type="float">
            <text:p>-5.98799991607666</text:p>
          </table:table-cell>
          <table:table-cell office:value-type="float" office:value="100.793998718262" calcext:value-type="float">
            <text:p>100.793998718262</text:p>
          </table:table-cell>
          <table:table-cell office:value-type="float" office:value="-236.693253364278" calcext:value-type="float">
            <text:p>-236.69325336427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33500003814697" calcext:value-type="float">
            <text:p>9.33500003814697</text:p>
          </table:table-cell>
          <table:table-cell office:value-type="float" office:value="-6.30299997329712" calcext:value-type="float">
            <text:p>-6.30299997329712</text:p>
          </table:table-cell>
          <table:table-cell office:value-type="float" office:value="-5.99700021743774" calcext:value-type="float">
            <text:p>-5.99700021743774</text:p>
          </table:table-cell>
          <table:table-cell office:value-type="float" office:value="100.793998718262" calcext:value-type="float">
            <text:p>100.793998718262</text:p>
          </table:table-cell>
          <table:table-cell office:value-type="float" office:value="-237.295941733087" calcext:value-type="float">
            <text:p>-237.29594173308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46000003814697" calcext:value-type="float">
            <text:p>9.46000003814697</text:p>
          </table:table-cell>
          <table:table-cell office:value-type="float" office:value="-6.14900016784668" calcext:value-type="float">
            <text:p>-6.14900016784668</text:p>
          </table:table-cell>
          <table:table-cell office:value-type="float" office:value="-5.93699979782105" calcext:value-type="float">
            <text:p>-5.93699979782105</text:p>
          </table:table-cell>
          <table:table-cell office:value-type="float" office:value="100.806999206543" calcext:value-type="float">
            <text:p>100.806999206543</text:p>
          </table:table-cell>
          <table:table-cell office:value-type="float" office:value="-236.103038145431" calcext:value-type="float">
            <text:p>-236.1030381454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45100021362305" calcext:value-type="float">
            <text:p>9.45100021362305</text:p>
          </table:table-cell>
          <table:table-cell office:value-type="float" office:value="-6.09299993515015" calcext:value-type="float">
            <text:p>-6.09299993515015</text:p>
          </table:table-cell>
          <table:table-cell office:value-type="float" office:value="-6.01000022888184" calcext:value-type="float">
            <text:p>-6.01000022888184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6.135223773468" calcext:value-type="float">
            <text:p>-236.13522377346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45199966430664" calcext:value-type="float">
            <text:p>9.45199966430664</text:p>
          </table:table-cell>
          <table:table-cell office:value-type="float" office:value="-6.21299982070923" calcext:value-type="float">
            <text:p>-6.21299982070923</text:p>
          </table:table-cell>
          <table:table-cell office:value-type="float" office:value="-5.94500017166138" calcext:value-type="float">
            <text:p>-5.94500017166138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9.044320556315" calcext:value-type="float">
            <text:p>-239.0443205563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37399959564209" calcext:value-type="float">
            <text:p>9.37399959564209</text:p>
          </table:table-cell>
          <table:table-cell office:value-type="float" office:value="-6.10799980163574" calcext:value-type="float">
            <text:p>-6.10799980163574</text:p>
          </table:table-cell>
          <table:table-cell office:value-type="float" office:value="-5.80000019073486" calcext:value-type="float">
            <text:p>-5.80000019073486</text:p>
          </table:table-cell>
          <table:table-cell office:value-type="float" office:value="100.806999206543" calcext:value-type="float">
            <text:p>100.806999206543</text:p>
          </table:table-cell>
          <table:table-cell office:value-type="float" office:value="-232.771572823358" calcext:value-type="float">
            <text:p>-232.7715728233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10200023651123" calcext:value-type="float">
            <text:p>9.10200023651123</text:p>
          </table:table-cell>
          <table:table-cell office:value-type="float" office:value="-6.06199979782105" calcext:value-type="float">
            <text:p>-6.06199979782105</text:p>
          </table:table-cell>
          <table:table-cell office:value-type="float" office:value="-6.0149998664856" calcext:value-type="float">
            <text:p>-6.0149998664856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7.244020119241" calcext:value-type="float">
            <text:p>-237.2440201192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07800006866455" calcext:value-type="float">
            <text:p>9.07800006866455</text:p>
          </table:table-cell>
          <table:table-cell office:value-type="float" office:value="-6.26599979400635" calcext:value-type="float">
            <text:p>-6.26599979400635</text:p>
          </table:table-cell>
          <table:table-cell office:value-type="float" office:value="-5.88700008392334" calcext:value-type="float">
            <text:p>-5.88700008392334</text:p>
          </table:table-cell>
          <table:table-cell office:value-type="float" office:value="100.810997009277" calcext:value-type="float">
            <text:p>100.810997009277</text:p>
          </table:table-cell>
          <table:table-cell office:value-type="float" office:value="-238.473830479742" calcext:value-type="float">
            <text:p>-238.4738304797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0719995498657" calcext:value-type="float">
            <text:p>10.0719995498657</text:p>
          </table:table-cell>
          <table:table-cell office:value-type="float" office:value="-6.18300008773804" calcext:value-type="float">
            <text:p>-6.18300008773804</text:p>
          </table:table-cell>
          <table:table-cell office:value-type="float" office:value="-5.93400001525879" calcext:value-type="float">
            <text:p>-5.93400001525879</text:p>
          </table:table-cell>
          <table:table-cell office:value-type="float" office:value="100.806999206543" calcext:value-type="float">
            <text:p>100.806999206543</text:p>
          </table:table-cell>
          <table:table-cell office:value-type="float" office:value="-236.536755892914" calcext:value-type="float">
            <text:p>-236.5367558929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.8739995956421" calcext:value-type="float">
            <text:p>10.8739995956421</text:p>
          </table:table-cell>
          <table:table-cell office:value-type="float" office:value="-6.28800010681152" calcext:value-type="float">
            <text:p>-6.28800010681152</text:p>
          </table:table-cell>
          <table:table-cell office:value-type="float" office:value="-6.01700019836426" calcext:value-type="float">
            <text:p>-6.01700019836426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7.336999127277" calcext:value-type="float">
            <text:p>-237.33699912727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5959997177124" calcext:value-type="float">
            <text:p>9.5959997177124</text:p>
          </table:table-cell>
          <table:table-cell office:value-type="float" office:value="-6.22800016403198" calcext:value-type="float">
            <text:p>-6.22800016403198</text:p>
          </table:table-cell>
          <table:table-cell office:value-type="float" office:value="-6.02099990844727" calcext:value-type="float">
            <text:p>-6.02099990844727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6.728076994012" calcext:value-type="float">
            <text:p>-236.72807699401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46500015258789" calcext:value-type="float">
            <text:p>8.46500015258789</text:p>
          </table:table-cell>
          <table:table-cell office:value-type="float" office:value="-5.94299983978272" calcext:value-type="float">
            <text:p>-5.94299983978272</text:p>
          </table:table-cell>
          <table:table-cell office:value-type="float" office:value="-5.96299982070923" calcext:value-type="float">
            <text:p>-5.96299982070923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5.933940620957" calcext:value-type="float">
            <text:p>-235.93394062095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82299995422363" calcext:value-type="float">
            <text:p>9.82299995422363</text:p>
          </table:table-cell>
          <table:table-cell office:value-type="float" office:value="-5.81799983978272" calcext:value-type="float">
            <text:p>-5.81799983978272</text:p>
          </table:table-cell>
          <table:table-cell office:value-type="float" office:value="-6.11899995803833" calcext:value-type="float">
            <text:p>-6.11899995803833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4.795969090222" calcext:value-type="float">
            <text:p>-234.7959690902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.371000289917" calcext:value-type="float">
            <text:p>11.371000289917</text:p>
          </table:table-cell>
          <table:table-cell office:value-type="float" office:value="-6.43900012969971" calcext:value-type="float">
            <text:p>-6.43900012969971</text:p>
          </table:table-cell>
          <table:table-cell office:value-type="float" office:value="-5.54300022125244" calcext:value-type="float">
            <text:p>-5.54300022125244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6.614617337353" calcext:value-type="float">
            <text:p>-236.61461733735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.9919996261597" calcext:value-type="float">
            <text:p>11.9919996261597</text:p>
          </table:table-cell>
          <table:table-cell office:value-type="float" office:value="-6.11999988555908" calcext:value-type="float">
            <text:p>-6.11999988555908</text:p>
          </table:table-cell>
          <table:table-cell office:value-type="float" office:value="-6.05100011825562" calcext:value-type="float">
            <text:p>-6.05100011825562</text:p>
          </table:table-cell>
          <table:table-cell office:value-type="float" office:value="100.810997009277" calcext:value-type="float">
            <text:p>100.810997009277</text:p>
          </table:table-cell>
          <table:table-cell office:value-type="float" office:value="-234.365054765263" calcext:value-type="float">
            <text:p>-234.3650547652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.2670001983643" calcext:value-type="float">
            <text:p>12.2670001983643</text:p>
          </table:table-cell>
          <table:table-cell office:value-type="float" office:value="-5.89699983596802" calcext:value-type="float">
            <text:p>-5.89699983596802</text:p>
          </table:table-cell>
          <table:table-cell office:value-type="float" office:value="-5.98699998855591" calcext:value-type="float">
            <text:p>-5.98699998855591</text:p>
          </table:table-cell>
          <table:table-cell office:value-type="float" office:value="100.815002441406" calcext:value-type="float">
            <text:p>100.815002441406</text:p>
          </table:table-cell>
          <table:table-cell office:value-type="float" office:value="-232.198346073076" calcext:value-type="float">
            <text:p>-232.19834607307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.5240001678467" calcext:value-type="float">
            <text:p>12.5240001678467</text:p>
          </table:table-cell>
          <table:table-cell office:value-type="float" office:value="-6.19099998474121" calcext:value-type="float">
            <text:p>-6.19099998474121</text:p>
          </table:table-cell>
          <table:table-cell office:value-type="float" office:value="-5.76599979400635" calcext:value-type="float">
            <text:p>-5.76599979400635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33.341908930144" calcext:value-type="float">
            <text:p>-233.3419089301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.5590000152588" calcext:value-type="float">
            <text:p>12.5590000152588</text:p>
          </table:table-cell>
          <table:table-cell office:value-type="float" office:value="-6.22100019454956" calcext:value-type="float">
            <text:p>-6.22100019454956</text:p>
          </table:table-cell>
          <table:table-cell office:value-type="float" office:value="-5.88199996948242" calcext:value-type="float">
            <text:p>-5.88199996948242</text:p>
          </table:table-cell>
          <table:table-cell office:value-type="float" office:value="100.785003662109" calcext:value-type="float">
            <text:p>100.785003662109</text:p>
          </table:table-cell>
          <table:table-cell office:value-type="float" office:value="-234.022511179733" calcext:value-type="float">
            <text:p>-234.0225111797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.6669998168945" calcext:value-type="float">
            <text:p>12.6669998168945</text:p>
          </table:table-cell>
          <table:table-cell office:value-type="float" office:value="-6.19799995422363" calcext:value-type="float">
            <text:p>-6.19799995422363</text:p>
          </table:table-cell>
          <table:table-cell office:value-type="float" office:value="-6" calcext:value-type="float">
            <text:p>-6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3.492486837692" calcext:value-type="float">
            <text:p>-233.49248683769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3.2519998550415" calcext:value-type="float">
            <text:p>13.2519998550415</text:p>
          </table:table-cell>
          <table:table-cell office:value-type="float" office:value="-6.22200012207031" calcext:value-type="float">
            <text:p>-6.22200012207031</text:p>
          </table:table-cell>
          <table:table-cell office:value-type="float" office:value="-5.86100006103516" calcext:value-type="float">
            <text:p>-5.86100006103516</text:p>
          </table:table-cell>
          <table:table-cell office:value-type="float" office:value="100.797996520996" calcext:value-type="float">
            <text:p>100.797996520996</text:p>
          </table:table-cell>
          <table:table-cell office:value-type="float" office:value="-231.988358718983" calcext:value-type="float">
            <text:p>-231.9883587189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.875" calcext:value-type="float">
            <text:p>13.875</text:p>
          </table:table-cell>
          <table:table-cell office:value-type="float" office:value="-6.23600006103516" calcext:value-type="float">
            <text:p>-6.23600006103516</text:p>
          </table:table-cell>
          <table:table-cell office:value-type="float" office:value="-6.43200016021729" calcext:value-type="float">
            <text:p>-6.43200016021729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32.934583977271" calcext:value-type="float">
            <text:p>-232.9345839772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.3420000076294" calcext:value-type="float">
            <text:p>14.3420000076294</text:p>
          </table:table-cell>
          <table:table-cell office:value-type="float" office:value="-5.94000005722046" calcext:value-type="float">
            <text:p>-5.94000005722046</text:p>
          </table:table-cell>
          <table:table-cell office:value-type="float" office:value="-5.63000011444092" calcext:value-type="float">
            <text:p>-5.63000011444092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29.451934525791" calcext:value-type="float">
            <text:p>-229.45193452579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.8669996261597" calcext:value-type="float">
            <text:p>14.8669996261597</text:p>
          </table:table-cell>
          <table:table-cell office:value-type="float" office:value="-6.25400018692017" calcext:value-type="float">
            <text:p>-6.25400018692017</text:p>
          </table:table-cell>
          <table:table-cell office:value-type="float" office:value="-6.36499977111816" calcext:value-type="float">
            <text:p>-6.36499977111816</text:p>
          </table:table-cell>
          <table:table-cell office:value-type="float" office:value="100.815002441406" calcext:value-type="float">
            <text:p>100.815002441406</text:p>
          </table:table-cell>
          <table:table-cell office:value-type="float" office:value="-231.273625258654" calcext:value-type="float">
            <text:p>-231.2736252586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5.0979995727539" calcext:value-type="float">
            <text:p>15.0979995727539</text:p>
          </table:table-cell>
          <table:table-cell office:value-type="float" office:value="-6.18100023269653" calcext:value-type="float">
            <text:p>-6.18100023269653</text:p>
          </table:table-cell>
          <table:table-cell office:value-type="float" office:value="-5.7020001411438" calcext:value-type="float">
            <text:p>-5.7020001411438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29.572465168827" calcext:value-type="float">
            <text:p>-229.57246516882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5.2209997177124" calcext:value-type="float">
            <text:p>15.2209997177124</text:p>
          </table:table-cell>
          <table:table-cell office:value-type="float" office:value="-6.17500019073486" calcext:value-type="float">
            <text:p>-6.17500019073486</text:p>
          </table:table-cell>
          <table:table-cell office:value-type="float" office:value="-6.11199998855591" calcext:value-type="float">
            <text:p>-6.11199998855591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29.572465168827" calcext:value-type="float">
            <text:p>-229.5724651688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7980003356934" calcext:value-type="float">
            <text:p>15.7980003356934</text:p>
          </table:table-cell>
          <table:table-cell office:value-type="float" office:value="-6.61199998855591" calcext:value-type="float">
            <text:p>-6.61199998855591</text:p>
          </table:table-cell>
          <table:table-cell office:value-type="float" office:value="-6.31300020217896" calcext:value-type="float">
            <text:p>-6.31300020217896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31.273625258654" calcext:value-type="float">
            <text:p>-231.2736252586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.1199998855591" calcext:value-type="float">
            <text:p>15.1199998855591</text:p>
          </table:table-cell>
          <table:table-cell office:value-type="float" office:value="-6.65899991989136" calcext:value-type="float">
            <text:p>-6.65899991989136</text:p>
          </table:table-cell>
          <table:table-cell office:value-type="float" office:value="-6.14599990844727" calcext:value-type="float">
            <text:p>-6.14599990844727</text:p>
          </table:table-cell>
          <table:table-cell office:value-type="float" office:value="100.805999755859" calcext:value-type="float">
            <text:p>100.805999755859</text:p>
          </table:table-cell>
          <table:table-cell office:value-type="float" office:value="-230.979834551018" calcext:value-type="float">
            <text:p>-230.979834551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.0959997177124" calcext:value-type="float">
            <text:p>14.0959997177124</text:p>
          </table:table-cell>
          <table:table-cell office:value-type="float" office:value="-6.47499990463257" calcext:value-type="float">
            <text:p>-6.47499990463257</text:p>
          </table:table-cell>
          <table:table-cell office:value-type="float" office:value="-6.4229998588562" calcext:value-type="float">
            <text:p>-6.4229998588562</text:p>
          </table:table-cell>
          <table:table-cell office:value-type="float" office:value="100.805999755859" calcext:value-type="float">
            <text:p>100.805999755859</text:p>
          </table:table-cell>
          <table:table-cell office:value-type="float" office:value="-230.387457951221" calcext:value-type="float">
            <text:p>-230.3874579512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.5790004730225" calcext:value-type="float">
            <text:p>13.5790004730225</text:p>
          </table:table-cell>
          <table:table-cell office:value-type="float" office:value="-6.39499998092651" calcext:value-type="float">
            <text:p>-6.39499998092651</text:p>
          </table:table-cell>
          <table:table-cell office:value-type="float" office:value="-6.1100001335144" calcext:value-type="float">
            <text:p>-6.1100001335144</text:p>
          </table:table-cell>
          <table:table-cell office:value-type="float" office:value="100.792999267578" calcext:value-type="float">
            <text:p>100.792999267578</text:p>
          </table:table-cell>
          <table:table-cell office:value-type="float" office:value="-231.279569489073" calcext:value-type="float">
            <text:p>-231.27956948907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.66100025177" calcext:value-type="float">
            <text:p>12.66100025177</text:p>
          </table:table-cell>
          <table:table-cell office:value-type="float" office:value="-6.51300001144409" calcext:value-type="float">
            <text:p>-6.51300001144409</text:p>
          </table:table-cell>
          <table:table-cell office:value-type="float" office:value="-6.18400001525879" calcext:value-type="float">
            <text:p>-6.18400001525879</text:p>
          </table:table-cell>
          <table:table-cell office:value-type="float" office:value="100.802001953125" calcext:value-type="float">
            <text:p>100.802001953125</text:p>
          </table:table-cell>
          <table:table-cell office:value-type="float" office:value="-229.684725512297" calcext:value-type="float">
            <text:p>-229.68472551229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.0139999389648" calcext:value-type="float">
            <text:p>12.0139999389648</text:p>
          </table:table-cell>
          <table:table-cell office:value-type="float" office:value="-6.07800006866455" calcext:value-type="float">
            <text:p>-6.07800006866455</text:p>
          </table:table-cell>
          <table:table-cell office:value-type="float" office:value="-5.76100015640259" calcext:value-type="float">
            <text:p>-5.76100015640259</text:p>
          </table:table-cell>
          <table:table-cell office:value-type="float" office:value="100.805999755859" calcext:value-type="float">
            <text:p>100.805999755859</text:p>
          </table:table-cell>
          <table:table-cell office:value-type="float" office:value="-229.140496640352" calcext:value-type="float">
            <text:p>-229.14049664035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.8959999084473" calcext:value-type="float">
            <text:p>11.8959999084473</text:p>
          </table:table-cell>
          <table:table-cell office:value-type="float" office:value="-6.00600004196167" calcext:value-type="float">
            <text:p>-6.00600004196167</text:p>
          </table:table-cell>
          <table:table-cell office:value-type="float" office:value="-6.23699998855591" calcext:value-type="float">
            <text:p>-6.23699998855591</text:p>
          </table:table-cell>
          <table:table-cell office:value-type="float" office:value="100.805999755859" calcext:value-type="float">
            <text:p>100.805999755859</text:p>
          </table:table-cell>
          <table:table-cell office:value-type="float" office:value="-229.808498529651" calcext:value-type="float">
            <text:p>-229.8084985296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.8109998703003" calcext:value-type="float">
            <text:p>11.8109998703003</text:p>
          </table:table-cell>
          <table:table-cell office:value-type="float" office:value="-6.19700002670288" calcext:value-type="float">
            <text:p>-6.19700002670288</text:p>
          </table:table-cell>
          <table:table-cell office:value-type="float" office:value="-5.82200002670288" calcext:value-type="float">
            <text:p>-5.82200002670288</text:p>
          </table:table-cell>
          <table:table-cell office:value-type="float" office:value="100.805999755859" calcext:value-type="float">
            <text:p>100.805999755859</text:p>
          </table:table-cell>
          <table:table-cell office:value-type="float" office:value="-230.547053793978" calcext:value-type="float">
            <text:p>-230.54705379397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.9289999008179" calcext:value-type="float">
            <text:p>11.9289999008179</text:p>
          </table:table-cell>
          <table:table-cell office:value-type="float" office:value="-6.34299993515015" calcext:value-type="float">
            <text:p>-6.34299993515015</text:p>
          </table:table-cell>
          <table:table-cell office:value-type="float" office:value="-5.91499996185303" calcext:value-type="float">
            <text:p>-5.91499996185303</text:p>
          </table:table-cell>
          <table:table-cell office:value-type="float" office:value="100.792999267578" calcext:value-type="float">
            <text:p>100.792999267578</text:p>
          </table:table-cell>
          <table:table-cell office:value-type="float" office:value="-231.279569489073" calcext:value-type="float">
            <text:p>-231.27956948907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1.9949998855591" calcext:value-type="float">
            <text:p>11.9949998855591</text:p>
          </table:table-cell>
          <table:table-cell office:value-type="float" office:value="-6.13899993896484" calcext:value-type="float">
            <text:p>-6.13899993896484</text:p>
          </table:table-cell>
          <table:table-cell office:value-type="float" office:value="-6.10500001907349" calcext:value-type="float">
            <text:p>-6.10500001907349</text:p>
          </table:table-cell>
          <table:table-cell office:value-type="float" office:value="100.805999755859" calcext:value-type="float">
            <text:p>100.805999755859</text:p>
          </table:table-cell>
          <table:table-cell office:value-type="float" office:value="-231.425632248047" calcext:value-type="float">
            <text:p>-231.4256322480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.1000003814697" calcext:value-type="float">
            <text:p>12.1000003814697</text:p>
          </table:table-cell>
          <table:table-cell office:value-type="float" office:value="-6.08099985122681" calcext:value-type="float">
            <text:p>-6.08099985122681</text:p>
          </table:table-cell>
          <table:table-cell office:value-type="float" office:value="-5.94700002670288" calcext:value-type="float">
            <text:p>-5.94700002670288</text:p>
          </table:table-cell>
          <table:table-cell office:value-type="float" office:value="100.792999267578" calcext:value-type="float">
            <text:p>100.792999267578</text:p>
          </table:table-cell>
          <table:table-cell office:value-type="float" office:value="-230.868863850227" calcext:value-type="float">
            <text:p>-230.8688638502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.1979999542236" calcext:value-type="float">
            <text:p>12.1979999542236</text:p>
          </table:table-cell>
          <table:table-cell office:value-type="float" office:value="-6.27500009536743" calcext:value-type="float">
            <text:p>-6.27500009536743</text:p>
          </table:table-cell>
          <table:table-cell office:value-type="float" office:value="-6.10799980163574" calcext:value-type="float">
            <text:p>-6.10799980163574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32.080686248539" calcext:value-type="float">
            <text:p>-232.08068624853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.2760000228882" calcext:value-type="float">
            <text:p>12.2760000228882</text:p>
          </table:table-cell>
          <table:table-cell office:value-type="float" office:value="-6.21999979019165" calcext:value-type="float">
            <text:p>-6.21999979019165</text:p>
          </table:table-cell>
          <table:table-cell office:value-type="float" office:value="-5.76100015640259" calcext:value-type="float">
            <text:p>-5.76100015640259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30.433314367589" calcext:value-type="float">
            <text:p>-230.43331436758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.2919998168945" calcext:value-type="float">
            <text:p>12.2919998168945</text:p>
          </table:table-cell>
          <table:table-cell office:value-type="float" office:value="-6.23699998855591" calcext:value-type="float">
            <text:p>-6.23699998855591</text:p>
          </table:table-cell>
          <table:table-cell office:value-type="float" office:value="-6.24700021743774" calcext:value-type="float">
            <text:p>-6.24700021743774</text:p>
          </table:table-cell>
          <table:table-cell office:value-type="float" office:value="100.796997070313" calcext:value-type="float">
            <text:p>100.796997070313</text:p>
          </table:table-cell>
          <table:table-cell office:value-type="float" office:value="-230.979834551018" calcext:value-type="float">
            <text:p>-230.979834551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.1890001296997" calcext:value-type="float">
            <text:p>12.1890001296997</text:p>
          </table:table-cell>
          <table:table-cell office:value-type="float" office:value="-6.09200000762939" calcext:value-type="float">
            <text:p>-6.09200000762939</text:p>
          </table:table-cell>
          <table:table-cell office:value-type="float" office:value="-5.68499994277954" calcext:value-type="float">
            <text:p>-5.68499994277954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30.979834551018" calcext:value-type="float">
            <text:p>-230.979834551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.8590002059937" calcext:value-type="float">
            <text:p>12.8590002059937</text:p>
          </table:table-cell>
          <table:table-cell office:value-type="float" office:value="-6.18599987030029" calcext:value-type="float">
            <text:p>-6.18599987030029</text:p>
          </table:table-cell>
          <table:table-cell office:value-type="float" office:value="-6" calcext:value-type="float">
            <text:p>-6</text:p>
          </table:table-cell>
          <table:table-cell office:value-type="float" office:value="100.796997070313" calcext:value-type="float">
            <text:p>100.796997070313</text:p>
          </table:table-cell>
          <table:table-cell office:value-type="float" office:value="-231.840409667047" calcext:value-type="float">
            <text:p>-231.84040966704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.4580001831055" calcext:value-type="float">
            <text:p>13.4580001831055</text:p>
          </table:table-cell>
          <table:table-cell office:value-type="float" office:value="-6.09600019454956" calcext:value-type="float">
            <text:p>-6.09600019454956</text:p>
          </table:table-cell>
          <table:table-cell office:value-type="float" office:value="-5.88199996948242" calcext:value-type="float">
            <text:p>-5.88199996948242</text:p>
          </table:table-cell>
          <table:table-cell office:value-type="float" office:value="100.792999267578" calcext:value-type="float">
            <text:p>100.792999267578</text:p>
          </table:table-cell>
          <table:table-cell office:value-type="float" office:value="-229.051081748407" calcext:value-type="float">
            <text:p>-229.0510817484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.0989999771118" calcext:value-type="float">
            <text:p>14.0989999771118</text:p>
          </table:table-cell>
          <table:table-cell office:value-type="float" office:value="-6.25799989700317" calcext:value-type="float">
            <text:p>-6.25799989700317</text:p>
          </table:table-cell>
          <table:table-cell office:value-type="float" office:value="-6.22700023651123" calcext:value-type="float">
            <text:p>-6.22700023651123</text:p>
          </table:table-cell>
          <table:table-cell office:value-type="float" office:value="100.796997070313" calcext:value-type="float">
            <text:p>100.796997070313</text:p>
          </table:table-cell>
          <table:table-cell office:value-type="float" office:value="-230.140793893502" calcext:value-type="float">
            <text:p>-230.1407938935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.6180000305176" calcext:value-type="float">
            <text:p>14.6180000305176</text:p>
          </table:table-cell>
          <table:table-cell office:value-type="float" office:value="-6.10900020599365" calcext:value-type="float">
            <text:p>-6.10900020599365</text:p>
          </table:table-cell>
          <table:table-cell office:value-type="float" office:value="-5.93499994277954" calcext:value-type="float">
            <text:p>-5.93499994277954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30.167158669472" calcext:value-type="float">
            <text:p>-230.16715866947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.3859996795654" calcext:value-type="float">
            <text:p>15.3859996795654</text:p>
          </table:table-cell>
          <table:table-cell office:value-type="float" office:value="-6.39200019836426" calcext:value-type="float">
            <text:p>-6.39200019836426</text:p>
          </table:table-cell>
          <table:table-cell office:value-type="float" office:value="-6.10300016403198" calcext:value-type="float">
            <text:p>-6.10300016403198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30.546321461083" calcext:value-type="float">
            <text:p>-230.54632146108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.1700000762939" calcext:value-type="float">
            <text:p>16.1700000762939</text:p>
          </table:table-cell>
          <table:table-cell office:value-type="float" office:value="-6.14900016784668" calcext:value-type="float">
            <text:p>-6.14900016784668</text:p>
          </table:table-cell>
          <table:table-cell office:value-type="float" office:value="-5.97200012207031" calcext:value-type="float">
            <text:p>-5.97200012207031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30.297912943113" calcext:value-type="float">
            <text:p>-230.2979129431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.1690006256104" calcext:value-type="float">
            <text:p>17.1690006256104</text:p>
          </table:table-cell>
          <table:table-cell office:value-type="float" office:value="-6.15100002288818" calcext:value-type="float">
            <text:p>-6.15100002288818</text:p>
          </table:table-cell>
          <table:table-cell office:value-type="float" office:value="-5.98799991607666" calcext:value-type="float">
            <text:p>-5.98799991607666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28.862491422271" calcext:value-type="float">
            <text:p>-228.86249142227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.9650001525879" calcext:value-type="float">
            <text:p>17.9650001525879</text:p>
          </table:table-cell>
          <table:table-cell office:value-type="float" office:value="-6.26200008392334" calcext:value-type="float">
            <text:p>-6.26200008392334</text:p>
          </table:table-cell>
          <table:table-cell office:value-type="float" office:value="-6.03800010681152" calcext:value-type="float">
            <text:p>-6.03800010681152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28.414609638517" calcext:value-type="float">
            <text:p>-228.4146096385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8.7089996337891" calcext:value-type="float">
            <text:p>18.7089996337891</text:p>
          </table:table-cell>
          <table:table-cell office:value-type="float" office:value="-6.19600009918213" calcext:value-type="float">
            <text:p>-6.19600009918213</text:p>
          </table:table-cell>
          <table:table-cell office:value-type="float" office:value="-6.06400012969971" calcext:value-type="float">
            <text:p>-6.06400012969971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29.443038027697" calcext:value-type="float">
            <text:p>-229.44303802769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.9330005645752" calcext:value-type="float">
            <text:p>18.9330005645752</text:p>
          </table:table-cell>
          <table:table-cell office:value-type="float" office:value="-6.28200006484985" calcext:value-type="float">
            <text:p>-6.28200006484985</text:p>
          </table:table-cell>
          <table:table-cell office:value-type="float" office:value="-6.11100006103516" calcext:value-type="float">
            <text:p>-6.11100006103516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28.690067164334" calcext:value-type="float">
            <text:p>-228.69006716433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8.3419990539551" calcext:value-type="float">
            <text:p>18.3419990539551</text:p>
          </table:table-cell>
          <table:table-cell office:value-type="float" office:value="-6.19099998474121" calcext:value-type="float">
            <text:p>-6.19099998474121</text:p>
          </table:table-cell>
          <table:table-cell office:value-type="float" office:value="-5.95900011062622" calcext:value-type="float">
            <text:p>-5.95900011062622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29.707811359167" calcext:value-type="float">
            <text:p>-229.70781135916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.8780002593994" calcext:value-type="float">
            <text:p>17.8780002593994</text:p>
          </table:table-cell>
          <table:table-cell office:value-type="float" office:value="-6.18499994277954" calcext:value-type="float">
            <text:p>-6.18499994277954</text:p>
          </table:table-cell>
          <table:table-cell office:value-type="float" office:value="-6.01900005340576" calcext:value-type="float">
            <text:p>-6.01900005340576</text:p>
          </table:table-cell>
          <table:table-cell office:value-type="float" office:value="100.809997558594" calcext:value-type="float">
            <text:p>100.809997558594</text:p>
          </table:table-cell>
          <table:table-cell office:value-type="float" office:value="-228.690067164334" calcext:value-type="float">
            <text:p>-228.6900671643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.6410007476807" calcext:value-type="float">
            <text:p>17.6410007476807</text:p>
          </table:table-cell>
          <table:table-cell office:value-type="float" office:value="-6.32399988174439" calcext:value-type="float">
            <text:p>-6.32399988174439</text:p>
          </table:table-cell>
          <table:table-cell office:value-type="float" office:value="-6.06899976730347" calcext:value-type="float">
            <text:p>-6.06899976730347</text:p>
          </table:table-cell>
          <table:table-cell office:value-type="float" office:value="100.796997070313" calcext:value-type="float">
            <text:p>100.796997070313</text:p>
          </table:table-cell>
          <table:table-cell office:value-type="float" office:value="-228.501758211773" calcext:value-type="float">
            <text:p>-228.50175821177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.4939994812012" calcext:value-type="float">
            <text:p>17.4939994812012</text:p>
          </table:table-cell>
          <table:table-cell office:value-type="float" office:value="-6.05900001525879" calcext:value-type="float">
            <text:p>-6.05900001525879</text:p>
          </table:table-cell>
          <table:table-cell office:value-type="float" office:value="-6.07800006866455" calcext:value-type="float">
            <text:p>-6.07800006866455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29.443038027697" calcext:value-type="float">
            <text:p>-229.44303802769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.7679996490479" calcext:value-type="float">
            <text:p>17.7679996490479</text:p>
          </table:table-cell>
          <table:table-cell office:value-type="float" office:value="-6.02600002288818" calcext:value-type="float">
            <text:p>-6.02600002288818</text:p>
          </table:table-cell>
          <table:table-cell office:value-type="float" office:value="-6.11999988555908" calcext:value-type="float">
            <text:p>-6.11999988555908</text:p>
          </table:table-cell>
          <table:table-cell office:value-type="float" office:value="100.801002502441" calcext:value-type="float">
            <text:p>100.801002502441</text:p>
          </table:table-cell>
          <table:table-cell office:value-type="float" office:value="-228.80538875039" calcext:value-type="float">
            <text:p>-228.8053887503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9270000457764" calcext:value-type="float">
            <text:p>17.9270000457764</text:p>
          </table:table-cell>
          <table:table-cell office:value-type="float" office:value="-6.29300022125244" calcext:value-type="float">
            <text:p>-6.29300022125244</text:p>
          </table:table-cell>
          <table:table-cell office:value-type="float" office:value="-6.03200006484985" calcext:value-type="float">
            <text:p>-6.03200006484985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29.091121776737" calcext:value-type="float">
            <text:p>-229.09112177673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.9640007019043" calcext:value-type="float">
            <text:p>16.9640007019043</text:p>
          </table:table-cell>
          <table:table-cell office:value-type="float" office:value="-6.50299978256226" calcext:value-type="float">
            <text:p>-6.50299978256226</text:p>
          </table:table-cell>
          <table:table-cell office:value-type="float" office:value="-6.39099979400635" calcext:value-type="float">
            <text:p>-6.39099979400635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30.901771460631" calcext:value-type="float">
            <text:p>-230.9017714606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6.1459999084473" calcext:value-type="float">
            <text:p>16.1459999084473</text:p>
          </table:table-cell>
          <table:table-cell office:value-type="float" office:value="-6.01399993896484" calcext:value-type="float">
            <text:p>-6.01399993896484</text:p>
          </table:table-cell>
          <table:table-cell office:value-type="float" office:value="-5.92000007629395" calcext:value-type="float">
            <text:p>-5.92000007629395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28.407824365268" calcext:value-type="float">
            <text:p>-228.40782436526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.9890003204346" calcext:value-type="float">
            <text:p>15.9890003204346</text:p>
          </table:table-cell>
          <table:table-cell office:value-type="float" office:value="-6.35799980163574" calcext:value-type="float">
            <text:p>-6.35799980163574</text:p>
          </table:table-cell>
          <table:table-cell office:value-type="float" office:value="-6.29300022125244" calcext:value-type="float">
            <text:p>-6.29300022125244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30.947101467923" calcext:value-type="float">
            <text:p>-230.94710146792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6.3649997711182" calcext:value-type="float">
            <text:p>16.3649997711182</text:p>
          </table:table-cell>
          <table:table-cell office:value-type="float" office:value="-6.49100017547607" calcext:value-type="float">
            <text:p>-6.49100017547607</text:p>
          </table:table-cell>
          <table:table-cell office:value-type="float" office:value="-6.03999996185303" calcext:value-type="float">
            <text:p>-6.03999996185303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-231.963695071265" calcext:value-type="float">
            <text:p>-231.96369507126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6.2630004882813" calcext:value-type="float">
            <text:p>16.2630004882813</text:p>
          </table:table-cell>
          <table:table-cell office:value-type="float" office:value="-6.40299987792969" calcext:value-type="float">
            <text:p>-6.40299987792969</text:p>
          </table:table-cell>
          <table:table-cell office:value-type="float" office:value="-6.34100008010864" calcext:value-type="float">
            <text:p>-6.34100008010864</text:p>
          </table:table-cell>
          <table:table-cell office:value-type="float" office:value="100.814002990723" calcext:value-type="float">
            <text:p>100.814002990723</text:p>
          </table:table-cell>
          <table:table-cell office:value-type="float" office:value="-231.758210156609" calcext:value-type="float">
            <text:p>-231.75821015660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.0480003356934" calcext:value-type="float">
            <text:p>17.0480003356934</text:p>
          </table:table-cell>
          <table:table-cell office:value-type="float" office:value="-6.35099983215332" calcext:value-type="float">
            <text:p>-6.35099983215332</text:p>
          </table:table-cell>
          <table:table-cell office:value-type="float" office:value="-6.34499979019165" calcext:value-type="float">
            <text:p>-6.34499979019165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27.916411773569" calcext:value-type="float">
            <text:p>-227.9164117735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.3229999542236" calcext:value-type="float">
            <text:p>17.3229999542236</text:p>
          </table:table-cell>
          <table:table-cell office:value-type="float" office:value="-6.34700012207031" calcext:value-type="float">
            <text:p>-6.34700012207031</text:p>
          </table:table-cell>
          <table:table-cell office:value-type="float" office:value="-6.5460000038147" calcext:value-type="float">
            <text:p>-6.5460000038147</text:p>
          </table:table-cell>
          <table:table-cell office:value-type="float" office:value="100.801002502441" calcext:value-type="float">
            <text:p>100.801002502441</text:p>
          </table:table-cell>
          <table:table-cell office:value-type="float" office:value="-230.505306750245" calcext:value-type="float">
            <text:p>-230.50530675024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.2099990844727" calcext:value-type="float">
            <text:p>17.2099990844727</text:p>
          </table:table-cell>
          <table:table-cell office:value-type="float" office:value="-6.40299987792969" calcext:value-type="float">
            <text:p>-6.40299987792969</text:p>
          </table:table-cell>
          <table:table-cell office:value-type="float" office:value="-6.33799982070923" calcext:value-type="float">
            <text:p>-6.33799982070923</text:p>
          </table:table-cell>
          <table:table-cell office:value-type="float" office:value="100.801002502441" calcext:value-type="float">
            <text:p>100.801002502441</text:p>
          </table:table-cell>
          <table:table-cell office:value-type="float" office:value="-229.443038027697" calcext:value-type="float">
            <text:p>-229.44303802769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.1989994049072" calcext:value-type="float">
            <text:p>17.1989994049072</text:p>
          </table:table-cell>
          <table:table-cell office:value-type="float" office:value="-6.80999994277954" calcext:value-type="float">
            <text:p>-6.80999994277954</text:p>
          </table:table-cell>
          <table:table-cell office:value-type="float" office:value="-6.43100023269653" calcext:value-type="float">
            <text:p>-6.43100023269653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31.040187818991" calcext:value-type="float">
            <text:p>-231.0401878189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.1569995880127" calcext:value-type="float">
            <text:p>17.1569995880127</text:p>
          </table:table-cell>
          <table:table-cell office:value-type="float" office:value="-6.33199977874756" calcext:value-type="float">
            <text:p>-6.33199977874756</text:p>
          </table:table-cell>
          <table:table-cell office:value-type="float" office:value="-6.31500005722046" calcext:value-type="float">
            <text:p>-6.31500005722046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29.91509724754" calcext:value-type="float">
            <text:p>-229.9150972475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.298999786377" calcext:value-type="float">
            <text:p>17.298999786377</text:p>
          </table:table-cell>
          <table:table-cell office:value-type="float" office:value="-6.33900022506714" calcext:value-type="float">
            <text:p>-6.33900022506714</text:p>
          </table:table-cell>
          <table:table-cell office:value-type="float" office:value="-6.21199989318848" calcext:value-type="float">
            <text:p>-6.21199989318848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-229.357820847413" calcext:value-type="float">
            <text:p>-229.35782084741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.003999710083" calcext:value-type="float">
            <text:p>18.003999710083</text:p>
          </table:table-cell>
          <table:table-cell office:value-type="float" office:value="-6.45499992370606" calcext:value-type="float">
            <text:p>-6.45499992370606</text:p>
          </table:table-cell>
          <table:table-cell office:value-type="float" office:value="-6.39200019836426" calcext:value-type="float">
            <text:p>-6.39200019836426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30.314588430492" calcext:value-type="float">
            <text:p>-230.31458843049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.496000289917" calcext:value-type="float">
            <text:p>18.496000289917</text:p>
          </table:table-cell>
          <table:table-cell office:value-type="float" office:value="-6.1269998550415" calcext:value-type="float">
            <text:p>-6.1269998550415</text:p>
          </table:table-cell>
          <table:table-cell office:value-type="float" office:value="-5.93499994277954" calcext:value-type="float">
            <text:p>-5.93499994277954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-230.648700426159" calcext:value-type="float">
            <text:p>-230.6487004261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.7159996032715" calcext:value-type="float">
            <text:p>19.7159996032715</text:p>
          </table:table-cell>
          <table:table-cell office:value-type="float" office:value="-6.12599992752075" calcext:value-type="float">
            <text:p>-6.12599992752075</text:p>
          </table:table-cell>
          <table:table-cell office:value-type="float" office:value="-6.04699993133545" calcext:value-type="float">
            <text:p>-6.04699993133545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29.80798144543" calcext:value-type="float">
            <text:p>-229.80798144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.9759998321533" calcext:value-type="float">
            <text:p>19.9759998321533</text:p>
          </table:table-cell>
          <table:table-cell office:value-type="float" office:value="-6.08799982070923" calcext:value-type="float">
            <text:p>-6.08799982070923</text:p>
          </table:table-cell>
          <table:table-cell office:value-type="float" office:value="-6.4060001373291" calcext:value-type="float">
            <text:p>-6.4060001373291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-228.643972343489" calcext:value-type="float">
            <text:p>-228.64397234348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.5230007171631" calcext:value-type="float">
            <text:p>19.5230007171631</text:p>
          </table:table-cell>
          <table:table-cell office:value-type="float" office:value="-6.17600011825562" calcext:value-type="float">
            <text:p>-6.17600011825562</text:p>
          </table:table-cell>
          <table:table-cell office:value-type="float" office:value="-5.77799987792969" calcext:value-type="float">
            <text:p>-5.77799987792969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27.307334430151" calcext:value-type="float">
            <text:p>-227.30733443015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8.7059993743896" calcext:value-type="float">
            <text:p>18.7059993743896</text:p>
          </table:table-cell>
          <table:table-cell office:value-type="float" office:value="-6.33799982070923" calcext:value-type="float">
            <text:p>-6.33799982070923</text:p>
          </table:table-cell>
          <table:table-cell office:value-type="float" office:value="-6.45599985122681" calcext:value-type="float">
            <text:p>-6.45599985122681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-229.860687879391" calcext:value-type="float">
            <text:p>-229.8606878793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.9020004272461" calcext:value-type="float">
            <text:p>18.9020004272461</text:p>
          </table:table-cell>
          <table:table-cell office:value-type="float" office:value="-6.2649998664856" calcext:value-type="float">
            <text:p>-6.2649998664856</text:p>
          </table:table-cell>
          <table:table-cell office:value-type="float" office:value="-6.03800010681152" calcext:value-type="float">
            <text:p>-6.03800010681152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29.762004885455" calcext:value-type="float">
            <text:p>-229.7620048854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.7019996643066" calcext:value-type="float">
            <text:p>18.7019996643066</text:p>
          </table:table-cell>
          <table:table-cell office:value-type="float" office:value="-6.28399991989136" calcext:value-type="float">
            <text:p>-6.28399991989136</text:p>
          </table:table-cell>
          <table:table-cell office:value-type="float" office:value="-6.24599981307983" calcext:value-type="float">
            <text:p>-6.24599981307983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-229.091121776737" calcext:value-type="float">
            <text:p>-229.0911217767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.6760005950928" calcext:value-type="float">
            <text:p>17.6760005950928</text:p>
          </table:table-cell>
          <table:table-cell office:value-type="float" office:value="-6.04899978637695" calcext:value-type="float">
            <text:p>-6.04899978637695</text:p>
          </table:table-cell>
          <table:table-cell office:value-type="float" office:value="-6.07800006866455" calcext:value-type="float">
            <text:p>-6.07800006866455</text:p>
          </table:table-cell>
          <table:table-cell office:value-type="float" office:value="100.805000305176" calcext:value-type="float">
            <text:p>100.805000305176</text:p>
          </table:table-cell>
          <table:table-cell office:value-type="float" office:value="-228.37960515913" calcext:value-type="float">
            <text:p>-228.379605159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.1410007476807" calcext:value-type="float">
            <text:p>17.1410007476807</text:p>
          </table:table-cell>
          <table:table-cell office:value-type="float" office:value="-6.31099987030029" calcext:value-type="float">
            <text:p>-6.31099987030029</text:p>
          </table:table-cell>
          <table:table-cell office:value-type="float" office:value="-6.06899976730347" calcext:value-type="float">
            <text:p>-6.06899976730347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-228.501758211773" calcext:value-type="float">
            <text:p>-228.50175821177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996000289917" calcext:value-type="float">
            <text:p>15.996000289917</text:p>
          </table:table-cell>
          <table:table-cell office:value-type="float" office:value="-6.04400014877319" calcext:value-type="float">
            <text:p>-6.04400014877319</text:p>
          </table:table-cell>
          <table:table-cell office:value-type="float" office:value="-5.84200000762939" calcext:value-type="float">
            <text:p>-5.84200000762939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-227.638886286016" calcext:value-type="float">
            <text:p>-227.6388862860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.1540002822876" calcext:value-type="float">
            <text:p>15.1540002822876</text:p>
          </table:table-cell>
          <table:table-cell office:value-type="float" office:value="-6.01599979400635" calcext:value-type="float">
            <text:p>-6.01599979400635</text:p>
          </table:table-cell>
          <table:table-cell office:value-type="float" office:value="-6.16499996185303" calcext:value-type="float">
            <text:p>-6.16499996185303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-229.645240208341" calcext:value-type="float">
            <text:p>-229.64524020834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5.28600025177" calcext:value-type="float">
            <text:p>15.28600025177</text:p>
          </table:table-cell>
          <table:table-cell office:value-type="float" office:value="-6.41300010681152" calcext:value-type="float">
            <text:p>-6.41300010681152</text:p>
          </table:table-cell>
          <table:table-cell office:value-type="float" office:value="-6.13199996948242" calcext:value-type="float">
            <text:p>-6.13199996948242</text:p>
          </table:table-cell>
          <table:table-cell office:value-type="float" office:value="100.80899810791" calcext:value-type="float">
            <text:p>100.80899810791</text:p>
          </table:table-cell>
          <table:table-cell office:value-type="float" office:value="-231.040187818991" calcext:value-type="float">
            <text:p>-231.0401878189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.4689998626709" calcext:value-type="float">
            <text:p>14.4689998626709</text:p>
          </table:table-cell>
          <table:table-cell office:value-type="float" office:value="-6.24700021743774" calcext:value-type="float">
            <text:p>-6.24700021743774</text:p>
          </table:table-cell>
          <table:table-cell office:value-type="float" office:value="-6.10099983215332" calcext:value-type="float">
            <text:p>-6.10099983215332</text:p>
          </table:table-cell>
          <table:table-cell office:value-type="float" office:value="100.80899810791" calcext:value-type="float">
            <text:p>100.80899810791</text:p>
          </table:table-cell>
          <table:table-cell office:value-type="float" office:value="-231.523122084423" calcext:value-type="float">
            <text:p>-231.5231220844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.0699996948242" calcext:value-type="float">
            <text:p>14.0699996948242</text:p>
          </table:table-cell>
          <table:table-cell office:value-type="float" office:value="-6.13199996948242" calcext:value-type="float">
            <text:p>-6.13199996948242</text:p>
          </table:table-cell>
          <table:table-cell office:value-type="float" office:value="-6.28800010681152" calcext:value-type="float">
            <text:p>-6.28800010681152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-229.934315145751" calcext:value-type="float">
            <text:p>-229.93431514575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.2270002365112" calcext:value-type="float">
            <text:p>14.2270002365112</text:p>
          </table:table-cell>
          <table:table-cell office:value-type="float" office:value="-6.09700012207031" calcext:value-type="float">
            <text:p>-6.09700012207031</text:p>
          </table:table-cell>
          <table:table-cell office:value-type="float" office:value="-6.05800008773804" calcext:value-type="float">
            <text:p>-6.05800008773804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28.244352060548" calcext:value-type="float">
            <text:p>-228.24435206054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.6319999694824" calcext:value-type="float">
            <text:p>14.6319999694824</text:p>
          </table:table-cell>
          <table:table-cell office:value-type="float" office:value="-6.11600017547607" calcext:value-type="float">
            <text:p>-6.11600017547607</text:p>
          </table:table-cell>
          <table:table-cell office:value-type="float" office:value="-5.98899984359741" calcext:value-type="float">
            <text:p>-5.98899984359741</text:p>
          </table:table-cell>
          <table:table-cell office:value-type="float" office:value="100.80899810791" calcext:value-type="float">
            <text:p>100.80899810791</text:p>
          </table:table-cell>
          <table:table-cell office:value-type="float" office:value="-231.316473422839" calcext:value-type="float">
            <text:p>-231.31647342283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.0090007781982" calcext:value-type="float">
            <text:p>16.0090007781982</text:p>
          </table:table-cell>
          <table:table-cell office:value-type="float" office:value="-6.53200006484985" calcext:value-type="float">
            <text:p>-6.53200006484985</text:p>
          </table:table-cell>
          <table:table-cell office:value-type="float" office:value="-6.4689998626709" calcext:value-type="float">
            <text:p>-6.4689998626709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29.183170800104" calcext:value-type="float">
            <text:p>-229.1831708001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.2469997406006" calcext:value-type="float">
            <text:p>16.2469997406006</text:p>
          </table:table-cell>
          <table:table-cell office:value-type="float" office:value="-6.66400003433228" calcext:value-type="float">
            <text:p>-6.66400003433228</text:p>
          </table:table-cell>
          <table:table-cell office:value-type="float" office:value="-5.92600011825562" calcext:value-type="float">
            <text:p>-5.92600011825562</text:p>
          </table:table-cell>
          <table:table-cell office:value-type="float" office:value="100.80899810791" calcext:value-type="float">
            <text:p>100.80899810791</text:p>
          </table:table-cell>
          <table:table-cell office:value-type="float" office:value="-233.207438489341" calcext:value-type="float">
            <text:p>-233.20743848934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.5470008850098" calcext:value-type="float">
            <text:p>17.5470008850098</text:p>
          </table:table-cell>
          <table:table-cell office:value-type="float" office:value="-6.49100017547607" calcext:value-type="float">
            <text:p>-6.49100017547607</text:p>
          </table:table-cell>
          <table:table-cell office:value-type="float" office:value="-5.97200012207031" calcext:value-type="float">
            <text:p>-5.97200012207031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28.751521574964" calcext:value-type="float">
            <text:p>-228.7515215749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.5069999694824" calcext:value-type="float">
            <text:p>17.5069999694824</text:p>
          </table:table-cell>
          <table:table-cell office:value-type="float" office:value="-6.24599981307983" calcext:value-type="float">
            <text:p>-6.24599981307983</text:p>
          </table:table-cell>
          <table:table-cell office:value-type="float" office:value="-6.36499977111816" calcext:value-type="float">
            <text:p>-6.36499977111816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29.443038027697" calcext:value-type="float">
            <text:p>-229.44303802769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7.625" calcext:value-type="float">
            <text:p>17.625</text:p>
          </table:table-cell>
          <table:table-cell office:value-type="float" office:value="-6.15100002288818" calcext:value-type="float">
            <text:p>-6.15100002288818</text:p>
          </table:table-cell>
          <table:table-cell office:value-type="float" office:value="-5.78599977493286" calcext:value-type="float">
            <text:p>-5.78599977493286</text:p>
          </table:table-cell>
          <table:table-cell office:value-type="float" office:value="100.80899810791" calcext:value-type="float">
            <text:p>100.80899810791</text:p>
          </table:table-cell>
          <table:table-cell office:value-type="float" office:value="-227.908764975344" calcext:value-type="float">
            <text:p>-227.90876497534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.9759998321533" calcext:value-type="float">
            <text:p>17.9759998321533</text:p>
          </table:table-cell>
          <table:table-cell office:value-type="float" office:value="-6.36899995803833" calcext:value-type="float">
            <text:p>-6.36899995803833</text:p>
          </table:table-cell>
          <table:table-cell office:value-type="float" office:value="-6.41499996185303" calcext:value-type="float">
            <text:p>-6.41499996185303</text:p>
          </table:table-cell>
          <table:table-cell office:value-type="float" office:value="100.80899810791" calcext:value-type="float">
            <text:p>100.80899810791</text:p>
          </table:table-cell>
          <table:table-cell office:value-type="float" office:value="-230.852077235941" calcext:value-type="float">
            <text:p>-230.85207723594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.2819995880127" calcext:value-type="float">
            <text:p>18.2819995880127</text:p>
          </table:table-cell>
          <table:table-cell office:value-type="float" office:value="-5.94299983978272" calcext:value-type="float">
            <text:p>-5.94299983978272</text:p>
          </table:table-cell>
          <table:table-cell office:value-type="float" office:value="-5.85500001907349" calcext:value-type="float">
            <text:p>-5.85500001907349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27.190961853341" calcext:value-type="float">
            <text:p>-227.19096185334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7.6399993896484" calcext:value-type="float">
            <text:p>17.6399993896484</text:p>
          </table:table-cell>
          <table:table-cell office:value-type="float" office:value="-6.14799976348877" calcext:value-type="float">
            <text:p>-6.14799976348877</text:p>
          </table:table-cell>
          <table:table-cell office:value-type="float" office:value="-5.93900012969971" calcext:value-type="float">
            <text:p>-5.93900012969971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29.431225913385" calcext:value-type="float">
            <text:p>-229.43122591338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.1000003814697" calcext:value-type="float">
            <text:p>12.1000003814697</text:p>
          </table:table-cell>
          <table:table-cell office:value-type="float" office:value="-13.1169996261597" calcext:value-type="float">
            <text:p>-13.1169996261597</text:p>
          </table:table-cell>
          <table:table-cell office:value-type="float" office:value="-4.2480001449585" calcext:value-type="float">
            <text:p>-4.2480001449585</text:p>
          </table:table-cell>
          <table:table-cell office:value-type="float" office:value="100.800003051758" calcext:value-type="float">
            <text:p>100.800003051758</text:p>
          </table:table-cell>
          <table:table-cell office:value-type="float" office:value="103.193783346606" calcext:value-type="float">
            <text:p>103.19378334660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73999977111816" calcext:value-type="float">
            <text:p>8.73999977111816</text:p>
          </table:table-cell>
          <table:table-cell office:value-type="float" office:value="-9.42899990081787" calcext:value-type="float">
            <text:p>-9.42899990081787</text:p>
          </table:table-cell>
          <table:table-cell office:value-type="float" office:value="-7.91099977493286" calcext:value-type="float">
            <text:p>-7.91099977493286</text:p>
          </table:table-cell>
          <table:table-cell office:value-type="float" office:value="100.800003051758" calcext:value-type="float">
            <text:p>100.800003051758</text:p>
          </table:table-cell>
          <table:table-cell office:value-type="float" office:value="117.620963737027" calcext:value-type="float">
            <text:p>117.6209637370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00599956512451" calcext:value-type="float">
            <text:p>8.00599956512451</text:p>
          </table:table-cell>
          <table:table-cell office:value-type="float" office:value="-17.576000213623" calcext:value-type="float">
            <text:p>-17.576000213623</text:p>
          </table:table-cell>
          <table:table-cell office:value-type="float" office:value="-4.06099987030029" calcext:value-type="float">
            <text:p>-4.06099987030029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88.0929545285057" calcext:value-type="float">
            <text:p>88.09295452850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33799982070923" calcext:value-type="float">
            <text:p>7.33799982070923</text:p>
          </table:table-cell>
          <table:table-cell office:value-type="float" office:value="-22.0130004882812" calcext:value-type="float">
            <text:p>-22.0130004882812</text:p>
          </table:table-cell>
          <table:table-cell office:value-type="float" office:value="-1.53199994564056" calcext:value-type="float">
            <text:p>-1.53199994564056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71.4353601364988" calcext:value-type="float">
            <text:p>71.43536013649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32699966430664" calcext:value-type="float">
            <text:p>9.32699966430664</text:p>
          </table:table-cell>
          <table:table-cell office:value-type="float" office:value="-8.8459997177124" calcext:value-type="float">
            <text:p>-8.8459997177124</text:p>
          </table:table-cell>
          <table:table-cell office:value-type="float" office:value="-5.5939998626709" calcext:value-type="float">
            <text:p>-5.5939998626709</text:p>
          </table:table-cell>
          <table:table-cell office:value-type="float" office:value="100.800003051758" calcext:value-type="float">
            <text:p>100.800003051758</text:p>
          </table:table-cell>
          <table:table-cell office:value-type="float" office:value="-239.270579276083" calcext:value-type="float">
            <text:p>-239.2705792760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06900024414063" calcext:value-type="float">
            <text:p>9.06900024414063</text:p>
          </table:table-cell>
          <table:table-cell office:value-type="float" office:value="-7.60900020599365" calcext:value-type="float">
            <text:p>-7.60900020599365</text:p>
          </table:table-cell>
          <table:table-cell office:value-type="float" office:value="-6.45599985122681" calcext:value-type="float">
            <text:p>-6.45599985122681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37.061192258534" calcext:value-type="float">
            <text:p>-237.0611922585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6100015640259" calcext:value-type="float">
            <text:p>6.76100015640259</text:p>
          </table:table-cell>
          <table:table-cell office:value-type="float" office:value="-7.42799997329712" calcext:value-type="float">
            <text:p>-7.42799997329712</text:p>
          </table:table-cell>
          <table:table-cell office:value-type="float" office:value="-5.71299982070923" calcext:value-type="float">
            <text:p>-5.71299982070923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4.55648690735" calcext:value-type="float">
            <text:p>-234.556486907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77699995040894" calcext:value-type="float">
            <text:p>5.77699995040894</text:p>
          </table:table-cell>
          <table:table-cell office:value-type="float" office:value="-6.41699981689453" calcext:value-type="float">
            <text:p>-6.41699981689453</text:p>
          </table:table-cell>
          <table:table-cell office:value-type="float" office:value="-6.44199991226196" calcext:value-type="float">
            <text:p>-6.44199991226196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32.431152299035" calcext:value-type="float">
            <text:p>-232.431152299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82299995422363" calcext:value-type="float">
            <text:p>4.82299995422363</text:p>
          </table:table-cell>
          <table:table-cell office:value-type="float" office:value="-5.95699977874756" calcext:value-type="float">
            <text:p>-5.95699977874756</text:p>
          </table:table-cell>
          <table:table-cell office:value-type="float" office:value="-5.9850001335144" calcext:value-type="float">
            <text:p>-5.9850001335144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29.332082193982" calcext:value-type="float">
            <text:p>-229.33208219398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66699981689453" calcext:value-type="float">
            <text:p>5.66699981689453</text:p>
          </table:table-cell>
          <table:table-cell office:value-type="float" office:value="-6.90000009536743" calcext:value-type="float">
            <text:p>-6.90000009536743</text:p>
          </table:table-cell>
          <table:table-cell office:value-type="float" office:value="-6.05700016021729" calcext:value-type="float">
            <text:p>-6.05700016021729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28.423352134404" calcext:value-type="float">
            <text:p>-228.42335213440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42600011825562" calcext:value-type="float">
            <text:p>7.42600011825562</text:p>
          </table:table-cell>
          <table:table-cell office:value-type="float" office:value="-5.65899991989136" calcext:value-type="float">
            <text:p>-5.65899991989136</text:p>
          </table:table-cell>
          <table:table-cell office:value-type="float" office:value="-6.2649998664856" calcext:value-type="float">
            <text:p>-6.2649998664856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31.356710886454" calcext:value-type="float">
            <text:p>-231.35671088645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57999992370606" calcext:value-type="float">
            <text:p>8.57999992370606</text:p>
          </table:table-cell>
          <table:table-cell office:value-type="float" office:value="-6.58500003814697" calcext:value-type="float">
            <text:p>-6.58500003814697</text:p>
          </table:table-cell>
          <table:table-cell office:value-type="float" office:value="-6.01100015640259" calcext:value-type="float">
            <text:p>-6.01100015640259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30.803343846351" calcext:value-type="float">
            <text:p>-230.8033438463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55099964141846" calcext:value-type="float">
            <text:p>9.55099964141846</text:p>
          </table:table-cell>
          <table:table-cell office:value-type="float" office:value="-6.60300016403198" calcext:value-type="float">
            <text:p>-6.60300016403198</text:p>
          </table:table-cell>
          <table:table-cell office:value-type="float" office:value="-6.41400003433228" calcext:value-type="float">
            <text:p>-6.41400003433228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0.803343846351" calcext:value-type="float">
            <text:p>-230.8033438463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7220001220703" calcext:value-type="float">
            <text:p>10.7220001220703</text:p>
          </table:table-cell>
          <table:table-cell office:value-type="float" office:value="-5.89099979400635" calcext:value-type="float">
            <text:p>-5.89099979400635</text:p>
          </table:table-cell>
          <table:table-cell office:value-type="float" office:value="-5.64200019836426" calcext:value-type="float">
            <text:p>-5.64200019836426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0.618489701784" calcext:value-type="float">
            <text:p>-230.6184897017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.9169998168945" calcext:value-type="float">
            <text:p>10.9169998168945</text:p>
          </table:table-cell>
          <table:table-cell office:value-type="float" office:value="-6.86100006103516" calcext:value-type="float">
            <text:p>-6.86100006103516</text:p>
          </table:table-cell>
          <table:table-cell office:value-type="float" office:value="-6.95800018310547" calcext:value-type="float">
            <text:p>-6.95800018310547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35.115786858353" calcext:value-type="float">
            <text:p>-235.11578685835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.2959995269775" calcext:value-type="float">
            <text:p>11.2959995269775</text:p>
          </table:table-cell>
          <table:table-cell office:value-type="float" office:value="-6.03999996185303" calcext:value-type="float">
            <text:p>-6.03999996185303</text:p>
          </table:table-cell>
          <table:table-cell office:value-type="float" office:value="-5.44299983978272" calcext:value-type="float">
            <text:p>-5.44299983978272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29.30612728253" calcext:value-type="float">
            <text:p>-229.3061272825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.75" calcext:value-type="float">
            <text:p>12.75</text:p>
          </table:table-cell>
          <table:table-cell office:value-type="float" office:value="-6.5770001411438" calcext:value-type="float">
            <text:p>-6.5770001411438</text:p>
          </table:table-cell>
          <table:table-cell office:value-type="float" office:value="-6.63399982452393" calcext:value-type="float">
            <text:p>-6.63399982452393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4.557011898712" calcext:value-type="float">
            <text:p>-234.5570118987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.8859996795654" calcext:value-type="float">
            <text:p>13.8859996795654</text:p>
          </table:table-cell>
          <table:table-cell office:value-type="float" office:value="-6.46500015258789" calcext:value-type="float">
            <text:p>-6.46500015258789</text:p>
          </table:table-cell>
          <table:table-cell office:value-type="float" office:value="-5.81899976730347" calcext:value-type="float">
            <text:p>-5.81899976730347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35.286952454072" calcext:value-type="float">
            <text:p>-235.2869524540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.7089996337891" calcext:value-type="float">
            <text:p>14.7089996337891</text:p>
          </table:table-cell>
          <table:table-cell office:value-type="float" office:value="-6.41699981689453" calcext:value-type="float">
            <text:p>-6.41699981689453</text:p>
          </table:table-cell>
          <table:table-cell office:value-type="float" office:value="-6.34899997711182" calcext:value-type="float">
            <text:p>-6.34899997711182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1.788815703074" calcext:value-type="float">
            <text:p>-231.7888157030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.5920000076294" calcext:value-type="float">
            <text:p>14.5920000076294</text:p>
          </table:table-cell>
          <table:table-cell office:value-type="float" office:value="-6.39900016784668" calcext:value-type="float">
            <text:p>-6.39900016784668</text:p>
          </table:table-cell>
          <table:table-cell office:value-type="float" office:value="-6.1729998588562" calcext:value-type="float">
            <text:p>-6.1729998588562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4.557011898712" calcext:value-type="float">
            <text:p>-234.5570118987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5.4449996948242" calcext:value-type="float">
            <text:p>15.4449996948242</text:p>
          </table:table-cell>
          <table:table-cell office:value-type="float" office:value="-6.46099996566772" calcext:value-type="float">
            <text:p>-6.46099996566772</text:p>
          </table:table-cell>
          <table:table-cell office:value-type="float" office:value="-6.30600023269653" calcext:value-type="float">
            <text:p>-6.30600023269653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0.98826020928" calcext:value-type="float">
            <text:p>-230.988260209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7.3640003204346" calcext:value-type="float">
            <text:p>17.3640003204346</text:p>
          </table:table-cell>
          <table:table-cell office:value-type="float" office:value="-6.01999998092651" calcext:value-type="float">
            <text:p>-6.01999998092651</text:p>
          </table:table-cell>
          <table:table-cell office:value-type="float" office:value="-5.7649998664856" calcext:value-type="float">
            <text:p>-5.7649998664856</text:p>
          </table:table-cell>
          <table:table-cell office:value-type="float" office:value="100.817001342773" calcext:value-type="float">
            <text:p>100.817001342773</text:p>
          </table:table-cell>
          <table:table-cell office:value-type="float" office:value="-230.706691744201" calcext:value-type="float">
            <text:p>-230.7066917442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.5249996185303" calcext:value-type="float">
            <text:p>19.5249996185303</text:p>
          </table:table-cell>
          <table:table-cell office:value-type="float" office:value="-6.30700016021729" calcext:value-type="float">
            <text:p>-6.30700016021729</text:p>
          </table:table-cell>
          <table:table-cell office:value-type="float" office:value="-5.94799995422363" calcext:value-type="float">
            <text:p>-5.94799995422363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32.280612359133" calcext:value-type="float">
            <text:p>-232.2806123591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.8899993896484" calcext:value-type="float">
            <text:p>20.8899993896484</text:p>
          </table:table-cell>
          <table:table-cell office:value-type="float" office:value="-6.29400014877319" calcext:value-type="float">
            <text:p>-6.29400014877319</text:p>
          </table:table-cell>
          <table:table-cell office:value-type="float" office:value="-6.48000001907349" calcext:value-type="float">
            <text:p>-6.48000001907349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28.98205386486" calcext:value-type="float">
            <text:p>-228.9820538648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.382999420166" calcext:value-type="float">
            <text:p>21.382999420166</text:p>
          </table:table-cell>
          <table:table-cell office:value-type="float" office:value="-6.31199979782105" calcext:value-type="float">
            <text:p>-6.31199979782105</text:p>
          </table:table-cell>
          <table:table-cell office:value-type="float" office:value="-5.53000020980835" calcext:value-type="float">
            <text:p>-5.53000020980835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28.417456296976" calcext:value-type="float">
            <text:p>-228.41745629697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1.9759998321533" calcext:value-type="float">
            <text:p>21.9759998321533</text:p>
          </table:table-cell>
          <table:table-cell office:value-type="float" office:value="-6.46700000762939" calcext:value-type="float">
            <text:p>-6.46700000762939</text:p>
          </table:table-cell>
          <table:table-cell office:value-type="float" office:value="-6.28499984741211" calcext:value-type="float">
            <text:p>-6.28499984741211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30.694694888954" calcext:value-type="float">
            <text:p>-230.69469488895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4.3570003509521" calcext:value-type="float">
            <text:p>24.3570003509521</text:p>
          </table:table-cell>
          <table:table-cell office:value-type="float" office:value="-7.12099981307983" calcext:value-type="float">
            <text:p>-7.12099981307983</text:p>
          </table:table-cell>
          <table:table-cell office:value-type="float" office:value="-5.03599977493286" calcext:value-type="float">
            <text:p>-5.03599977493286</text:p>
          </table:table-cell>
          <table:table-cell office:value-type="float" office:value="100.807998657227" calcext:value-type="float">
            <text:p>100.807998657227</text:p>
          </table:table-cell>
          <table:table-cell office:value-type="float" office:value="-231.047859525181" calcext:value-type="float">
            <text:p>-231.04785952518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6.0499992370605" calcext:value-type="float">
            <text:p>26.0499992370605</text:p>
          </table:table-cell>
          <table:table-cell office:value-type="float" office:value="-6.89799976348877" calcext:value-type="float">
            <text:p>-6.89799976348877</text:p>
          </table:table-cell>
          <table:table-cell office:value-type="float" office:value="-5.24700021743774" calcext:value-type="float">
            <text:p>-5.24700021743774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29.160677499607" calcext:value-type="float">
            <text:p>-229.1606774996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.4379997253418" calcext:value-type="float">
            <text:p>26.4379997253418</text:p>
          </table:table-cell>
          <table:table-cell office:value-type="float" office:value="-7.51999998092651" calcext:value-type="float">
            <text:p>-7.51999998092651</text:p>
          </table:table-cell>
          <table:table-cell office:value-type="float" office:value="-5.71400022506714" calcext:value-type="float">
            <text:p>-5.71400022506714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31.593046136531" calcext:value-type="float">
            <text:p>-231.5930461365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.886999130249" calcext:value-type="float">
            <text:p>25.886999130249</text:p>
          </table:table-cell>
          <table:table-cell office:value-type="float" office:value="-6.85699987411499" calcext:value-type="float">
            <text:p>-6.85699987411499</text:p>
          </table:table-cell>
          <table:table-cell office:value-type="float" office:value="-4.58400011062622" calcext:value-type="float">
            <text:p>-4.58400011062622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28.699766969692" calcext:value-type="float">
            <text:p>-228.6997669696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4.875" calcext:value-type="float">
            <text:p>24.875</text:p>
          </table:table-cell>
          <table:table-cell office:value-type="float" office:value="-6.78900003433228" calcext:value-type="float">
            <text:p>-6.78900003433228</text:p>
          </table:table-cell>
          <table:table-cell office:value-type="float" office:value="-6.47900009155273" calcext:value-type="float">
            <text:p>-6.47900009155273</text:p>
          </table:table-cell>
          <table:table-cell office:value-type="float" office:value="100.824996948242" calcext:value-type="float">
            <text:p>100.824996948242</text:p>
          </table:table-cell>
          <table:table-cell office:value-type="float" office:value="-228.643972343489" calcext:value-type="float">
            <text:p>-228.64397234348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.7970008850098" calcext:value-type="float">
            <text:p>22.7970008850098</text:p>
          </table:table-cell>
          <table:table-cell office:value-type="float" office:value="-5.95599985122681" calcext:value-type="float">
            <text:p>-5.95599985122681</text:p>
          </table:table-cell>
          <table:table-cell office:value-type="float" office:value="-5.97599983215332" calcext:value-type="float">
            <text:p>-5.97599983215332</text:p>
          </table:table-cell>
          <table:table-cell office:value-type="float" office:value="100.824996948242" calcext:value-type="float">
            <text:p>100.824996948242</text:p>
          </table:table-cell>
          <table:table-cell office:value-type="float" office:value="-229.868826707008" calcext:value-type="float">
            <text:p>-229.8688267070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.6919994354248" calcext:value-type="float">
            <text:p>21.6919994354248</text:p>
          </table:table-cell>
          <table:table-cell office:value-type="float" office:value="-6.05800008773804" calcext:value-type="float">
            <text:p>-6.05800008773804</text:p>
          </table:table-cell>
          <table:table-cell office:value-type="float" office:value="-6.41300010681152" calcext:value-type="float">
            <text:p>-6.41300010681152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28.462350381286" calcext:value-type="float">
            <text:p>-228.46235038128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.3740005493164" calcext:value-type="float">
            <text:p>20.3740005493164</text:p>
          </table:table-cell>
          <table:table-cell office:value-type="float" office:value="-5.76100015640259" calcext:value-type="float">
            <text:p>-5.76100015640259</text:p>
          </table:table-cell>
          <table:table-cell office:value-type="float" office:value="-6.33599996566772" calcext:value-type="float">
            <text:p>-6.33599996566772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27.097807797863" calcext:value-type="float">
            <text:p>-227.09780779786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.3010005950928" calcext:value-type="float">
            <text:p>19.3010005950928</text:p>
          </table:table-cell>
          <table:table-cell office:value-type="float" office:value="-4.90700006484985" calcext:value-type="float">
            <text:p>-4.90700006484985</text:p>
          </table:table-cell>
          <table:table-cell office:value-type="float" office:value="-7.0789999961853" calcext:value-type="float">
            <text:p>-7.0789999961853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25.205828912811" calcext:value-type="float">
            <text:p>-225.2058289128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7.6509990692139" calcext:value-type="float">
            <text:p>17.6509990692139</text:p>
          </table:table-cell>
          <table:table-cell office:value-type="float" office:value="-7.09499979019165" calcext:value-type="float">
            <text:p>-7.09499979019165</text:p>
          </table:table-cell>
          <table:table-cell office:value-type="float" office:value="-5.5019998550415" calcext:value-type="float">
            <text:p>-5.5019998550415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32.366669479623" calcext:value-type="float">
            <text:p>-232.3666694796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8.0790004730225" calcext:value-type="float">
            <text:p>18.0790004730225</text:p>
          </table:table-cell>
          <table:table-cell office:value-type="float" office:value="-5.7649998664856" calcext:value-type="float">
            <text:p>-5.7649998664856</text:p>
          </table:table-cell>
          <table:table-cell office:value-type="float" office:value="-6" calcext:value-type="float">
            <text:p>-6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26.723022168615" calcext:value-type="float">
            <text:p>-226.7230221686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8.6259994506836" calcext:value-type="float">
            <text:p>18.6259994506836</text:p>
          </table:table-cell>
          <table:table-cell office:value-type="float" office:value="-7.11700010299683" calcext:value-type="float">
            <text:p>-7.11700010299683</text:p>
          </table:table-cell>
          <table:table-cell office:value-type="float" office:value="-5.77400016784668" calcext:value-type="float">
            <text:p>-5.77400016784668</text:p>
          </table:table-cell>
          <table:table-cell office:value-type="float" office:value="100.807998657227" calcext:value-type="float">
            <text:p>100.807998657227</text:p>
          </table:table-cell>
          <table:table-cell office:value-type="float" office:value="-230.296865593238" calcext:value-type="float">
            <text:p>-230.2968655932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.8250007629395" calcext:value-type="float">
            <text:p>18.8250007629395</text:p>
          </table:table-cell>
          <table:table-cell office:value-type="float" office:value="-5.45699977874756" calcext:value-type="float">
            <text:p>-5.45699977874756</text:p>
          </table:table-cell>
          <table:table-cell office:value-type="float" office:value="-6.73600006103516" calcext:value-type="float">
            <text:p>-6.73600006103516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25.892448492751" calcext:value-type="float">
            <text:p>-225.89244849275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.3819999694824" calcext:value-type="float">
            <text:p>19.3819999694824</text:p>
          </table:table-cell>
          <table:table-cell office:value-type="float" office:value="-6.96999979019165" calcext:value-type="float">
            <text:p>-6.96999979019165</text:p>
          </table:table-cell>
          <table:table-cell office:value-type="float" office:value="-5.78299999237061" calcext:value-type="float">
            <text:p>-5.78299999237061</text:p>
          </table:table-cell>
          <table:table-cell office:value-type="float" office:value="100.824996948242" calcext:value-type="float">
            <text:p>100.824996948242</text:p>
          </table:table-cell>
          <table:table-cell office:value-type="float" office:value="-229.440712741341" calcext:value-type="float">
            <text:p>-229.44071274134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.3859996795654" calcext:value-type="float">
            <text:p>15.3859996795654</text:p>
          </table:table-cell>
          <table:table-cell office:value-type="float" office:value="-6.43800020217896" calcext:value-type="float">
            <text:p>-6.43800020217896</text:p>
          </table:table-cell>
          <table:table-cell office:value-type="float" office:value="-6.29500007629395" calcext:value-type="float">
            <text:p>-6.29500007629395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28.294044781636" calcext:value-type="float">
            <text:p>-228.29404478163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.2320003509521" calcext:value-type="float">
            <text:p>12.2320003509521</text:p>
          </table:table-cell>
          <table:table-cell office:value-type="float" office:value="-6.73299980163574" calcext:value-type="float">
            <text:p>-6.73299980163574</text:p>
          </table:table-cell>
          <table:table-cell office:value-type="float" office:value="-5.05999994277954" calcext:value-type="float">
            <text:p>-5.05999994277954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30.186826608993" calcext:value-type="float">
            <text:p>-230.18682660899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.0740003585815" calcext:value-type="float">
            <text:p>14.0740003585815</text:p>
          </table:table-cell>
          <table:table-cell office:value-type="float" office:value="-6.21999979019165" calcext:value-type="float">
            <text:p>-6.21999979019165</text:p>
          </table:table-cell>
          <table:table-cell office:value-type="float" office:value="-6.58900022506714" calcext:value-type="float">
            <text:p>-6.58900022506714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28.07683379795" calcext:value-type="float">
            <text:p>-228.0768337979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5190000534058" calcext:value-type="float">
            <text:p>15.5190000534058</text:p>
          </table:table-cell>
          <table:table-cell office:value-type="float" office:value="-6.05800008773804" calcext:value-type="float">
            <text:p>-6.05800008773804</text:p>
          </table:table-cell>
          <table:table-cell office:value-type="float" office:value="-6.25899982452393" calcext:value-type="float">
            <text:p>-6.25899982452393</text:p>
          </table:table-cell>
          <table:table-cell office:value-type="float" office:value="100.824996948242" calcext:value-type="float">
            <text:p>100.824996948242</text:p>
          </table:table-cell>
          <table:table-cell office:value-type="float" office:value="-228.601237498166" calcext:value-type="float">
            <text:p>-228.60123749816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.1440000534058" calcext:value-type="float">
            <text:p>15.1440000534058</text:p>
          </table:table-cell>
          <table:table-cell office:value-type="float" office:value="-6.4060001373291" calcext:value-type="float">
            <text:p>-6.4060001373291</text:p>
          </table:table-cell>
          <table:table-cell office:value-type="float" office:value="-6.44000005722046" calcext:value-type="float">
            <text:p>-6.44000005722046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30.296865593238" calcext:value-type="float">
            <text:p>-230.29686559323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3.7749996185303" calcext:value-type="float">
            <text:p>13.7749996185303</text:p>
          </table:table-cell>
          <table:table-cell office:value-type="float" office:value="-6.44099998474121" calcext:value-type="float">
            <text:p>-6.44099998474121</text:p>
          </table:table-cell>
          <table:table-cell office:value-type="float" office:value="-6.16599988937378" calcext:value-type="float">
            <text:p>-6.16599988937378</text:p>
          </table:table-cell>
          <table:table-cell office:value-type="float" office:value="100.824996948242" calcext:value-type="float">
            <text:p>100.824996948242</text:p>
          </table:table-cell>
          <table:table-cell office:value-type="float" office:value="-229.472214167285" calcext:value-type="float">
            <text:p>-229.47221416728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6.3920001983643" calcext:value-type="float">
            <text:p>16.3920001983643</text:p>
          </table:table-cell>
          <table:table-cell office:value-type="float" office:value="-5.76300001144409" calcext:value-type="float">
            <text:p>-5.76300001144409</text:p>
          </table:table-cell>
          <table:table-cell office:value-type="float" office:value="-6.59999990463257" calcext:value-type="float">
            <text:p>-6.59999990463257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26.498285944371" calcext:value-type="float">
            <text:p>-226.49828594437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.5930004119873" calcext:value-type="float">
            <text:p>18.5930004119873</text:p>
          </table:table-cell>
          <table:table-cell office:value-type="float" office:value="-7.16800022125244" calcext:value-type="float">
            <text:p>-7.16800022125244</text:p>
          </table:table-cell>
          <table:table-cell office:value-type="float" office:value="-5.6399998664856" calcext:value-type="float">
            <text:p>-5.6399998664856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30.575070955452" calcext:value-type="float">
            <text:p>-230.57507095545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.5289993286133" calcext:value-type="float">
            <text:p>19.5289993286133</text:p>
          </table:table-cell>
          <table:table-cell office:value-type="float" office:value="-6.78800010681152" calcext:value-type="float">
            <text:p>-6.78800010681152</text:p>
          </table:table-cell>
          <table:table-cell office:value-type="float" office:value="-6.37400007247925" calcext:value-type="float">
            <text:p>-6.37400007247925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27.84505896662" calcext:value-type="float">
            <text:p>-227.8450589666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.738000869751" calcext:value-type="float">
            <text:p>20.738000869751</text:p>
          </table:table-cell>
          <table:table-cell office:value-type="float" office:value="-5.59200000762939" calcext:value-type="float">
            <text:p>-5.59200000762939</text:p>
          </table:table-cell>
          <table:table-cell office:value-type="float" office:value="-6.05200004577637" calcext:value-type="float">
            <text:p>-6.05200004577637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24.307165166811" calcext:value-type="float">
            <text:p>-224.3071651668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.4820003509521" calcext:value-type="float">
            <text:p>19.4820003509521</text:p>
          </table:table-cell>
          <table:table-cell office:value-type="float" office:value="-6.61800003051758" calcext:value-type="float">
            <text:p>-6.61800003051758</text:p>
          </table:table-cell>
          <table:table-cell office:value-type="float" office:value="-6.38899993896484" calcext:value-type="float">
            <text:p>-6.38899993896484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28.564557313911" calcext:value-type="float">
            <text:p>-228.5645573139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.2280006408691" calcext:value-type="float">
            <text:p>18.2280006408691</text:p>
          </table:table-cell>
          <table:table-cell office:value-type="float" office:value="-5.80200004577637" calcext:value-type="float">
            <text:p>-5.80200004577637</text:p>
          </table:table-cell>
          <table:table-cell office:value-type="float" office:value="-5.58799982070923" calcext:value-type="float">
            <text:p>-5.58799982070923</text:p>
          </table:table-cell>
          <table:table-cell office:value-type="float" office:value="100.811996459961" calcext:value-type="float">
            <text:p>100.811996459961</text:p>
          </table:table-cell>
          <table:table-cell office:value-type="float" office:value="-226.104941605855" calcext:value-type="float">
            <text:p>-226.1049416058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.1060009002686" calcext:value-type="float">
            <text:p>17.1060009002686</text:p>
          </table:table-cell>
          <table:table-cell office:value-type="float" office:value="-6.15399980545044" calcext:value-type="float">
            <text:p>-6.15399980545044</text:p>
          </table:table-cell>
          <table:table-cell office:value-type="float" office:value="-5.75" calcext:value-type="float">
            <text:p>-5.75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26.923037452278" calcext:value-type="float">
            <text:p>-226.92303745227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.9139995574951" calcext:value-type="float">
            <text:p>18.9139995574951</text:p>
          </table:table-cell>
          <table:table-cell office:value-type="float" office:value="-6.75899982452393" calcext:value-type="float">
            <text:p>-6.75899982452393</text:p>
          </table:table-cell>
          <table:table-cell office:value-type="float" office:value="-6.43499994277954" calcext:value-type="float">
            <text:p>-6.43499994277954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29.260207925717" calcext:value-type="float">
            <text:p>-229.2602079257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6.7840003967285" calcext:value-type="float">
            <text:p>16.7840003967285</text:p>
          </table:table-cell>
          <table:table-cell office:value-type="float" office:value="-6.8289999961853" calcext:value-type="float">
            <text:p>-6.8289999961853</text:p>
          </table:table-cell>
          <table:table-cell office:value-type="float" office:value="-6.9850001335144" calcext:value-type="float">
            <text:p>-6.9850001335144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32.131801768399" calcext:value-type="float">
            <text:p>-232.13180176839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.1429996490479" calcext:value-type="float">
            <text:p>14.1429996490479</text:p>
          </table:table-cell>
          <table:table-cell office:value-type="float" office:value="-7.38000011444092" calcext:value-type="float">
            <text:p>-7.38000011444092</text:p>
          </table:table-cell>
          <table:table-cell office:value-type="float" office:value="-6.03499984741211" calcext:value-type="float">
            <text:p>-6.03499984741211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32.043783698078" calcext:value-type="float">
            <text:p>-232.04378369807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.9930000305176" calcext:value-type="float">
            <text:p>10.9930000305176</text:p>
          </table:table-cell>
          <table:table-cell office:value-type="float" office:value="-6.37200021743774" calcext:value-type="float">
            <text:p>-6.37200021743774</text:p>
          </table:table-cell>
          <table:table-cell office:value-type="float" office:value="-6.52400016784668" calcext:value-type="float">
            <text:p>-6.52400016784668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29.241432653053" calcext:value-type="float">
            <text:p>-229.24143265305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0600004196167" calcext:value-type="float">
            <text:p>9.0600004196167</text:p>
          </table:table-cell>
          <table:table-cell office:value-type="float" office:value="-8.07400035858154" calcext:value-type="float">
            <text:p>-8.07400035858154</text:p>
          </table:table-cell>
          <table:table-cell office:value-type="float" office:value="-6.46600008010864" calcext:value-type="float">
            <text:p>-6.46600008010864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35.304103795752" calcext:value-type="float">
            <text:p>-235.30410379575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.0229997634888" calcext:value-type="float">
            <text:p>11.0229997634888</text:p>
          </table:table-cell>
          <table:table-cell office:value-type="float" office:value="-6.5310001373291" calcext:value-type="float">
            <text:p>-6.5310001373291</text:p>
          </table:table-cell>
          <table:table-cell office:value-type="float" office:value="-5.94500017166138" calcext:value-type="float">
            <text:p>-5.94500017166138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29.449913766791" calcext:value-type="float">
            <text:p>-229.44991376679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2.6990003585815" calcext:value-type="float">
            <text:p>12.6990003585815</text:p>
          </table:table-cell>
          <table:table-cell office:value-type="float" office:value="-7.16499996185303" calcext:value-type="float">
            <text:p>-7.16499996185303</text:p>
          </table:table-cell>
          <table:table-cell office:value-type="float" office:value="-7.24100017547607" calcext:value-type="float">
            <text:p>-7.24100017547607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233.787786004328" calcext:value-type="float">
            <text:p>-233.78778600432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.9180002212524" calcext:value-type="float">
            <text:p>11.9180002212524</text:p>
          </table:table-cell>
          <table:table-cell office:value-type="float" office:value="-6.82299995422363" calcext:value-type="float">
            <text:p>-6.82299995422363</text:p>
          </table:table-cell>
          <table:table-cell office:value-type="float" office:value="-5.57200002670288" calcext:value-type="float">
            <text:p>-5.57200002670288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231.244364410329" calcext:value-type="float">
            <text:p>-231.24436441032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.0909996032715" calcext:value-type="float">
            <text:p>11.0909996032715</text:p>
          </table:table-cell>
          <table:table-cell office:value-type="float" office:value="-6.54099988937378" calcext:value-type="float">
            <text:p>-6.54099988937378</text:p>
          </table:table-cell>
          <table:table-cell office:value-type="float" office:value="-6.72499990463257" calcext:value-type="float">
            <text:p>-6.72499990463257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30.217593341633" calcext:value-type="float">
            <text:p>-230.21759334163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.8420000076294" calcext:value-type="float">
            <text:p>10.8420000076294</text:p>
          </table:table-cell>
          <table:table-cell office:value-type="float" office:value="-6.1230001449585" calcext:value-type="float">
            <text:p>-6.1230001449585</text:p>
          </table:table-cell>
          <table:table-cell office:value-type="float" office:value="-6.22700023651123" calcext:value-type="float">
            <text:p>-6.22700023651123</text:p>
          </table:table-cell>
          <table:table-cell office:value-type="float" office:value="100.81600189209" calcext:value-type="float">
            <text:p>100.81600189209</text:p>
          </table:table-cell>
          <table:table-cell office:value-type="float" office:value="-231.020731885847" calcext:value-type="float">
            <text:p>-231.0207318858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.2959995269775" calcext:value-type="float">
            <text:p>10.2959995269775</text:p>
          </table:table-cell>
          <table:table-cell office:value-type="float" office:value="-6.53299999237061" calcext:value-type="float">
            <text:p>-6.53299999237061</text:p>
          </table:table-cell>
          <table:table-cell office:value-type="float" office:value="-6.48600006103516" calcext:value-type="float">
            <text:p>-6.48600006103516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231.779383470404" calcext:value-type="float">
            <text:p>-231.7793834704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19200038909912" calcext:value-type="float">
            <text:p>8.19200038909912</text:p>
          </table:table-cell>
          <table:table-cell office:value-type="float" office:value="-6.67199993133545" calcext:value-type="float">
            <text:p>-6.67199993133545</text:p>
          </table:table-cell>
          <table:table-cell office:value-type="float" office:value="-6.50500011444092" calcext:value-type="float">
            <text:p>-6.50500011444092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30.701911505288" calcext:value-type="float">
            <text:p>-230.70191150528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21099996566772" calcext:value-type="float">
            <text:p>6.21099996566772</text:p>
          </table:table-cell>
          <table:table-cell office:value-type="float" office:value="-7.01999998092651" calcext:value-type="float">
            <text:p>-7.01999998092651</text:p>
          </table:table-cell>
          <table:table-cell office:value-type="float" office:value="-7.39900016784668" calcext:value-type="float">
            <text:p>-7.39900016784668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234.485554701855" calcext:value-type="float">
            <text:p>-234.4855547018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17000007629395" calcext:value-type="float">
            <text:p>3.17000007629395</text:p>
          </table:table-cell>
          <table:table-cell office:value-type="float" office:value="-6.5939998626709" calcext:value-type="float">
            <text:p>-6.5939998626709</text:p>
          </table:table-cell>
          <table:table-cell office:value-type="float" office:value="-5.20100021362305" calcext:value-type="float">
            <text:p>-5.20100021362305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230.601110571096" calcext:value-type="float">
            <text:p>-230.60111057109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1.418999671936" calcext:value-type="float">
            <text:p>-11.418999671936</text:p>
          </table:table-cell>
          <table:table-cell office:value-type="float" office:value="-6.71000003814697" calcext:value-type="float">
            <text:p>-6.71000003814697</text:p>
          </table:table-cell>
          <table:table-cell office:value-type="float" office:value="-7.53999996185303" calcext:value-type="float">
            <text:p>-7.53999996185303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218.266130433179" calcext:value-type="float">
            <text:p>-218.26613043317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21.6499996185303" calcext:value-type="float">
            <text:p>-21.6499996185303</text:p>
          </table:table-cell>
          <table:table-cell office:value-type="float" office:value="-6.58400011062622" calcext:value-type="float">
            <text:p>-6.58400011062622</text:p>
          </table:table-cell>
          <table:table-cell office:value-type="float" office:value="-5.69799995422363" calcext:value-type="float">
            <text:p>-5.69799995422363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175.473834738933" calcext:value-type="float">
            <text:p>-175.47383473893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27.3460006713867" calcext:value-type="float">
            <text:p>-27.3460006713867</text:p>
          </table:table-cell>
          <table:table-cell office:value-type="float" office:value="-6.28200006484985" calcext:value-type="float">
            <text:p>-6.28200006484985</text:p>
          </table:table-cell>
          <table:table-cell office:value-type="float" office:value="-6.36399984359741" calcext:value-type="float">
            <text:p>-6.36399984359741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154.88840087934" calcext:value-type="float">
            <text:p>-154.8884008793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1.2929992675781" calcext:value-type="float">
            <text:p>-31.2929992675781</text:p>
          </table:table-cell>
          <table:table-cell office:value-type="float" office:value="-6.74900007247925" calcext:value-type="float">
            <text:p>-6.74900007247925</text:p>
          </table:table-cell>
          <table:table-cell office:value-type="float" office:value="-6.50299978256226" calcext:value-type="float">
            <text:p>-6.50299978256226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126.822115888146" calcext:value-type="float">
            <text:p>-126.8221158881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4.8310012817383" calcext:value-type="float">
            <text:p>-34.8310012817383</text:p>
          </table:table-cell>
          <table:table-cell office:value-type="float" office:value="-6.57399988174439" calcext:value-type="float">
            <text:p>-6.57399988174439</text:p>
          </table:table-cell>
          <table:table-cell office:value-type="float" office:value="-5.78999996185303" calcext:value-type="float">
            <text:p>-5.78999996185303</text:p>
          </table:table-cell>
          <table:table-cell office:value-type="float" office:value="100.83699798584" calcext:value-type="float">
            <text:p>100.83699798584</text:p>
          </table:table-cell>
          <table:table-cell office:value-type="float" office:value="-115.735980694506" calcext:value-type="float">
            <text:p>-115.73598069450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9.7449989318848" calcext:value-type="float">
            <text:p>-39.7449989318848</text:p>
          </table:table-cell>
          <table:table-cell office:value-type="float" office:value="-5.23099994659424" calcext:value-type="float">
            <text:p>-5.23099994659424</text:p>
          </table:table-cell>
          <table:table-cell office:value-type="float" office:value="-6.0479998588562" calcext:value-type="float">
            <text:p>-6.0479998588562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128.18069679691" calcext:value-type="float">
            <text:p>-128.180696796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44.189998626709" calcext:value-type="float">
            <text:p>-44.189998626709</text:p>
          </table:table-cell>
          <table:table-cell office:value-type="float" office:value="-6.63800001144409" calcext:value-type="float">
            <text:p>-6.63800001144409</text:p>
          </table:table-cell>
          <table:table-cell office:value-type="float" office:value="-6.94600009918213" calcext:value-type="float">
            <text:p>-6.94600009918213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28.602570618665" calcext:value-type="float">
            <text:p>-128.60257061866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48.3600006103516" calcext:value-type="float">
            <text:p>-48.3600006103516</text:p>
          </table:table-cell>
          <table:table-cell office:value-type="float" office:value="-6.03299999237061" calcext:value-type="float">
            <text:p>-6.03299999237061</text:p>
          </table:table-cell>
          <table:table-cell office:value-type="float" office:value="-5.41099977493286" calcext:value-type="float">
            <text:p>-5.41099977493286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16.369800691042" calcext:value-type="float">
            <text:p>-116.36980069104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52.1500015258789" calcext:value-type="float">
            <text:p>-52.1500015258789</text:p>
          </table:table-cell>
          <table:table-cell office:value-type="float" office:value="-7.54199981689453" calcext:value-type="float">
            <text:p>-7.54199981689453</text:p>
          </table:table-cell>
          <table:table-cell office:value-type="float" office:value="-6.52500009536743" calcext:value-type="float">
            <text:p>-6.52500009536743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16.52065488753" calcext:value-type="float">
            <text:p>-116.5206548875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54.9249992370605" calcext:value-type="float">
            <text:p>-54.9249992370605</text:p>
          </table:table-cell>
          <table:table-cell office:value-type="float" office:value="-5.37799978256226" calcext:value-type="float">
            <text:p>-5.37799978256226</text:p>
          </table:table-cell>
          <table:table-cell office:value-type="float" office:value="-6.29500007629395" calcext:value-type="float">
            <text:p>-6.29500007629395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24.536653590936" calcext:value-type="float">
            <text:p>-124.53665359093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56.9990005493164" calcext:value-type="float">
            <text:p>-56.9990005493164</text:p>
          </table:table-cell>
          <table:table-cell office:value-type="float" office:value="-5.87599992752075" calcext:value-type="float">
            <text:p>-5.87599992752075</text:p>
          </table:table-cell>
          <table:table-cell office:value-type="float" office:value="-6.3289999961853" calcext:value-type="float">
            <text:p>-6.3289999961853</text:p>
          </table:table-cell>
          <table:table-cell office:value-type="float" office:value="100.819999694824" calcext:value-type="float">
            <text:p>100.819999694824</text:p>
          </table:table-cell>
          <table:table-cell office:value-type="float" office:value="-120.747217525403" calcext:value-type="float">
            <text:p>-120.74721752540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58.1430015563965" calcext:value-type="float">
            <text:p>-58.1430015563965</text:p>
          </table:table-cell>
          <table:table-cell office:value-type="float" office:value="-6.16800022125244" calcext:value-type="float">
            <text:p>-6.16800022125244</text:p>
          </table:table-cell>
          <table:table-cell office:value-type="float" office:value="-6.28599977493286" calcext:value-type="float">
            <text:p>-6.28599977493286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16.884348069124" calcext:value-type="float">
            <text:p>-116.88434806912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58.5670013427734" calcext:value-type="float">
            <text:p>-58.5670013427734</text:p>
          </table:table-cell>
          <table:table-cell office:value-type="float" office:value="-7.17999982833862" calcext:value-type="float">
            <text:p>-7.17999982833862</text:p>
          </table:table-cell>
          <table:table-cell office:value-type="float" office:value="-6.36199998855591" calcext:value-type="float">
            <text:p>-6.36199998855591</text:p>
          </table:table-cell>
          <table:table-cell office:value-type="float" office:value="100.83699798584" calcext:value-type="float">
            <text:p>100.83699798584</text:p>
          </table:table-cell>
          <table:table-cell office:value-type="float" office:value="-120.975733658608" calcext:value-type="float">
            <text:p>-120.97573365860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58.2000007629395" calcext:value-type="float">
            <text:p>-58.2000007629395</text:p>
          </table:table-cell>
          <table:table-cell office:value-type="float" office:value="-7.11600017547607" calcext:value-type="float">
            <text:p>-7.11600017547607</text:p>
          </table:table-cell>
          <table:table-cell office:value-type="float" office:value="-6.67199993133545" calcext:value-type="float">
            <text:p>-6.67199993133545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20.662912591827" calcext:value-type="float">
            <text:p>-120.6629125918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57.2970008850098" calcext:value-type="float">
            <text:p>-57.2970008850098</text:p>
          </table:table-cell>
          <table:table-cell office:value-type="float" office:value="-6.2649998664856" calcext:value-type="float">
            <text:p>-6.2649998664856</text:p>
          </table:table-cell>
          <table:table-cell office:value-type="float" office:value="-6.08300018310547" calcext:value-type="float">
            <text:p>-6.08300018310547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20.118666069686" calcext:value-type="float">
            <text:p>-120.11866606968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53.1510009765625" calcext:value-type="float">
            <text:p>-53.1510009765625</text:p>
          </table:table-cell>
          <table:table-cell office:value-type="float" office:value="-7.17799997329712" calcext:value-type="float">
            <text:p>-7.17799997329712</text:p>
          </table:table-cell>
          <table:table-cell office:value-type="float" office:value="-7.29699993133545" calcext:value-type="float">
            <text:p>-7.29699993133545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24.018090869743" calcext:value-type="float">
            <text:p>-124.0180908697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49.2290000915527" calcext:value-type="float">
            <text:p>-49.2290000915527</text:p>
          </table:table-cell>
          <table:table-cell office:value-type="float" office:value="-6.46500015258789" calcext:value-type="float">
            <text:p>-6.46500015258789</text:p>
          </table:table-cell>
          <table:table-cell office:value-type="float" office:value="-5.93800020217896" calcext:value-type="float">
            <text:p>-5.93800020217896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15.345749655516" calcext:value-type="float">
            <text:p>-115.3457496555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46.5120010375977" calcext:value-type="float">
            <text:p>-46.5120010375977</text:p>
          </table:table-cell>
          <table:table-cell office:value-type="float" office:value="-6.80700016021729" calcext:value-type="float">
            <text:p>-6.80700016021729</text:p>
          </table:table-cell>
          <table:table-cell office:value-type="float" office:value="-5.9210000038147" calcext:value-type="float">
            <text:p>-5.9210000038147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15.274578548886" calcext:value-type="float">
            <text:p>-115.27457854888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44.5960006713867" calcext:value-type="float">
            <text:p>-44.5960006713867</text:p>
          </table:table-cell>
          <table:table-cell office:value-type="float" office:value="-6.42700004577637" calcext:value-type="float">
            <text:p>-6.42700004577637</text:p>
          </table:table-cell>
          <table:table-cell office:value-type="float" office:value="-6.73400020599365" calcext:value-type="float">
            <text:p>-6.73400020599365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19.720284381686" calcext:value-type="float">
            <text:p>-119.72028438168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41.7910003662109" calcext:value-type="float">
            <text:p>-41.7910003662109</text:p>
          </table:table-cell>
          <table:table-cell office:value-type="float" office:value="-6.44999980926514" calcext:value-type="float">
            <text:p>-6.44999980926514</text:p>
          </table:table-cell>
          <table:table-cell office:value-type="float" office:value="-5.92799997329712" calcext:value-type="float">
            <text:p>-5.92799997329712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11.106845631811" calcext:value-type="float">
            <text:p>-111.10684563181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40.5069999694824" calcext:value-type="float">
            <text:p>-40.5069999694824</text:p>
          </table:table-cell>
          <table:table-cell office:value-type="float" office:value="-6.9520001411438" calcext:value-type="float">
            <text:p>-6.9520001411438</text:p>
          </table:table-cell>
          <table:table-cell office:value-type="float" office:value="-6.47300004959106" calcext:value-type="float">
            <text:p>-6.47300004959106</text:p>
          </table:table-cell>
          <table:table-cell office:value-type="float" office:value="100.823997497559" calcext:value-type="float">
            <text:p>100.823997497559</text:p>
          </table:table-cell>
          <table:table-cell office:value-type="float" office:value="-117.248507189034" calcext:value-type="float">
            <text:p>-117.24850718903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40.7459983825684" calcext:value-type="float">
            <text:p>-40.7459983825684</text:p>
          </table:table-cell>
          <table:table-cell office:value-type="float" office:value="-6.45699977874756" calcext:value-type="float">
            <text:p>-6.45699977874756</text:p>
          </table:table-cell>
          <table:table-cell office:value-type="float" office:value="-6.02899980545044" calcext:value-type="float">
            <text:p>-6.02899980545044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16.92452479487" calcext:value-type="float">
            <text:p>-116.9245247948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40.6660003662109" calcext:value-type="float">
            <text:p>-40.6660003662109</text:p>
          </table:table-cell>
          <table:table-cell office:value-type="float" office:value="-6.44999980926514" calcext:value-type="float">
            <text:p>-6.44999980926514</text:p>
          </table:table-cell>
          <table:table-cell office:value-type="float" office:value="-6.80499982833862" calcext:value-type="float">
            <text:p>-6.80499982833862</text:p>
          </table:table-cell>
          <table:table-cell office:value-type="float" office:value="100.815002441406" calcext:value-type="float">
            <text:p>100.815002441406</text:p>
          </table:table-cell>
          <table:table-cell office:value-type="float" office:value="-120.967716409739" calcext:value-type="float">
            <text:p>-120.96771640973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9.617000579834" calcext:value-type="float">
            <text:p>-39.617000579834</text:p>
          </table:table-cell>
          <table:table-cell office:value-type="float" office:value="-6.71799993515015" calcext:value-type="float">
            <text:p>-6.71799993515015</text:p>
          </table:table-cell>
          <table:table-cell office:value-type="float" office:value="-5.86999988555908" calcext:value-type="float">
            <text:p>-5.86999988555908</text:p>
          </table:table-cell>
          <table:table-cell office:value-type="float" office:value="100.841003417969" calcext:value-type="float">
            <text:p>100.841003417969</text:p>
          </table:table-cell>
          <table:table-cell office:value-type="float" office:value="-114.614568382844" calcext:value-type="float">
            <text:p>-114.61456838284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7.0909996032715" calcext:value-type="float">
            <text:p>-37.0909996032715</text:p>
          </table:table-cell>
          <table:table-cell office:value-type="float" office:value="-6.80200004577637" calcext:value-type="float">
            <text:p>-6.80200004577637</text:p>
          </table:table-cell>
          <table:table-cell office:value-type="float" office:value="-6.44700002670288" calcext:value-type="float">
            <text:p>-6.44700002670288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06.40288131054" calcext:value-type="float">
            <text:p>-106.4028813105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5.8019981384277" calcext:value-type="float">
            <text:p>-35.8019981384277</text:p>
          </table:table-cell>
          <table:table-cell office:value-type="float" office:value="-6.30700016021729" calcext:value-type="float">
            <text:p>-6.30700016021729</text:p>
          </table:table-cell>
          <table:table-cell office:value-type="float" office:value="-6.08099985122681" calcext:value-type="float">
            <text:p>-6.08099985122681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29.059577088815" calcext:value-type="float">
            <text:p>-129.0595770888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6.9259986877441" calcext:value-type="float">
            <text:p>-36.9259986877441</text:p>
          </table:table-cell>
          <table:table-cell office:value-type="float" office:value="-6.89400005340576" calcext:value-type="float">
            <text:p>-6.89400005340576</text:p>
          </table:table-cell>
          <table:table-cell office:value-type="float" office:value="-6.80999994277954" calcext:value-type="float">
            <text:p>-6.80999994277954</text:p>
          </table:table-cell>
          <table:table-cell office:value-type="float" office:value="100.841003417969" calcext:value-type="float">
            <text:p>100.841003417969</text:p>
          </table:table-cell>
          <table:table-cell office:value-type="float" office:value="-128.272904285356" calcext:value-type="float">
            <text:p>-128.27290428535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7.5349998474121" calcext:value-type="float">
            <text:p>-37.5349998474121</text:p>
          </table:table-cell>
          <table:table-cell office:value-type="float" office:value="-7.11899995803833" calcext:value-type="float">
            <text:p>-7.11899995803833</text:p>
          </table:table-cell>
          <table:table-cell office:value-type="float" office:value="-6.2189998626709" calcext:value-type="float">
            <text:p>-6.2189998626709</text:p>
          </table:table-cell>
          <table:table-cell office:value-type="float" office:value="100.841003417969" calcext:value-type="float">
            <text:p>100.841003417969</text:p>
          </table:table-cell>
          <table:table-cell office:value-type="float" office:value="-111.441600556231" calcext:value-type="float">
            <text:p>-111.44160055623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6.4580001831055" calcext:value-type="float">
            <text:p>-36.4580001831055</text:p>
          </table:table-cell>
          <table:table-cell office:value-type="float" office:value="-6.90000009536743" calcext:value-type="float">
            <text:p>-6.90000009536743</text:p>
          </table:table-cell>
          <table:table-cell office:value-type="float" office:value="-6.51599979400635" calcext:value-type="float">
            <text:p>-6.51599979400635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22.941030925051" calcext:value-type="float">
            <text:p>-122.94103092505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5.2840003967285" calcext:value-type="float">
            <text:p>-35.2840003967285</text:p>
          </table:table-cell>
          <table:table-cell office:value-type="float" office:value="-6.89400005340576" calcext:value-type="float">
            <text:p>-6.89400005340576</text:p>
          </table:table-cell>
          <table:table-cell office:value-type="float" office:value="-6.25600004196167" calcext:value-type="float">
            <text:p>-6.25600004196167</text:p>
          </table:table-cell>
          <table:table-cell office:value-type="float" office:value="100.841003417969" calcext:value-type="float">
            <text:p>100.841003417969</text:p>
          </table:table-cell>
          <table:table-cell office:value-type="float" office:value="-116.853005141482" calcext:value-type="float">
            <text:p>-116.85300514148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2.6310005187988" calcext:value-type="float">
            <text:p>-32.6310005187988</text:p>
          </table:table-cell>
          <table:table-cell office:value-type="float" office:value="-7.19600009918213" calcext:value-type="float">
            <text:p>-7.19600009918213</text:p>
          </table:table-cell>
          <table:table-cell office:value-type="float" office:value="-6.15700006484985" calcext:value-type="float">
            <text:p>-6.15700006484985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126.072727871359" calcext:value-type="float">
            <text:p>-126.07272787135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0.1830005645752" calcext:value-type="float">
            <text:p>-30.1830005645752</text:p>
          </table:table-cell>
          <table:table-cell office:value-type="float" office:value="-7.86999988555908" calcext:value-type="float">
            <text:p>-7.86999988555908</text:p>
          </table:table-cell>
          <table:table-cell office:value-type="float" office:value="-6.30900001525879" calcext:value-type="float">
            <text:p>-6.30900001525879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101.742777110102" calcext:value-type="float">
            <text:p>-101.7427771101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29.6110000610352" calcext:value-type="float">
            <text:p>-29.6110000610352</text:p>
          </table:table-cell>
          <table:table-cell office:value-type="float" office:value="-6.48299980163574" calcext:value-type="float">
            <text:p>-6.48299980163574</text:p>
          </table:table-cell>
          <table:table-cell office:value-type="float" office:value="-6.13700008392334" calcext:value-type="float">
            <text:p>-6.13700008392334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147.157862270296" calcext:value-type="float">
            <text:p>-147.15786227029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29.1770000457764" calcext:value-type="float">
            <text:p>-29.1770000457764</text:p>
          </table:table-cell>
          <table:table-cell office:value-type="float" office:value="-8.02600002288818" calcext:value-type="float">
            <text:p>-8.02600002288818</text:p>
          </table:table-cell>
          <table:table-cell office:value-type="float" office:value="-6.87799978256226" calcext:value-type="float">
            <text:p>-6.87799978256226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201.766174595807" calcext:value-type="float">
            <text:p>-201.76617459580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27.6870002746582" calcext:value-type="float">
            <text:p>-27.6870002746582</text:p>
          </table:table-cell>
          <table:table-cell office:value-type="float" office:value="-6.33400011062622" calcext:value-type="float">
            <text:p>-6.33400011062622</text:p>
          </table:table-cell>
          <table:table-cell office:value-type="float" office:value="-9.35400009155273" calcext:value-type="float">
            <text:p>-9.35400009155273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215.633524483659" calcext:value-type="float">
            <text:p>-215.6335244836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26.8700008392334" calcext:value-type="float">
            <text:p>-26.8700008392334</text:p>
          </table:table-cell>
          <table:table-cell office:value-type="float" office:value="-8.22200012207031" calcext:value-type="float">
            <text:p>-8.22200012207031</text:p>
          </table:table-cell>
          <table:table-cell office:value-type="float" office:value="-5.26399993896484" calcext:value-type="float">
            <text:p>-5.26399993896484</text:p>
          </table:table-cell>
          <table:table-cell office:value-type="float" office:value="100.828002929688" calcext:value-type="float">
            <text:p>100.828002929688</text:p>
          </table:table-cell>
          <table:table-cell office:value-type="float" office:value="-137.905241946875" calcext:value-type="float">
            <text:p>-137.9052419468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26.3229999542236" calcext:value-type="float">
            <text:p>-26.3229999542236</text:p>
          </table:table-cell>
          <table:table-cell office:value-type="float" office:value="-5.03499984741211" calcext:value-type="float">
            <text:p>-5.03499984741211</text:p>
          </table:table-cell>
          <table:table-cell office:value-type="float" office:value="-6.84000015258789" calcext:value-type="float">
            <text:p>-6.84000015258789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179.190311797476" calcext:value-type="float">
            <text:p>-179.19031179747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25.8239994049072" calcext:value-type="float">
            <text:p>-25.8239994049072</text:p>
          </table:table-cell>
          <table:table-cell office:value-type="float" office:value="-6.73799991607666" calcext:value-type="float">
            <text:p>-6.73799991607666</text:p>
          </table:table-cell>
          <table:table-cell office:value-type="float" office:value="-6.72900009155273" calcext:value-type="float">
            <text:p>-6.72900009155273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192.570724328732" calcext:value-type="float">
            <text:p>-192.5707243287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26.0349998474121" calcext:value-type="float">
            <text:p>-26.0349998474121</text:p>
          </table:table-cell>
          <table:table-cell office:value-type="float" office:value="-7.1560001373291" calcext:value-type="float">
            <text:p>-7.1560001373291</text:p>
          </table:table-cell>
          <table:table-cell office:value-type="float" office:value="-6.42600011825562" calcext:value-type="float">
            <text:p>-6.42600011825562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205.304847535983" calcext:value-type="float">
            <text:p>-205.30484753598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25.6350002288818" calcext:value-type="float">
            <text:p>-25.6350002288818</text:p>
          </table:table-cell>
          <table:table-cell office:value-type="float" office:value="-6.8769998550415" calcext:value-type="float">
            <text:p>-6.8769998550415</text:p>
          </table:table-cell>
          <table:table-cell office:value-type="float" office:value="-6.25299978256226" calcext:value-type="float">
            <text:p>-6.25299978256226</text:p>
          </table:table-cell>
          <table:table-cell office:value-type="float" office:value="100.845001220703" calcext:value-type="float">
            <text:p>100.845001220703</text:p>
          </table:table-cell>
          <table:table-cell office:value-type="float" office:value="-145.236358654279" calcext:value-type="float">
            <text:p>-145.23635865427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25.3889999389648" calcext:value-type="float">
            <text:p>-25.3889999389648</text:p>
          </table:table-cell>
          <table:table-cell office:value-type="float" office:value="-6.46099996566772" calcext:value-type="float">
            <text:p>-6.46099996566772</text:p>
          </table:table-cell>
          <table:table-cell office:value-type="float" office:value="-6.40999984741211" calcext:value-type="float">
            <text:p>-6.40999984741211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224.931512392517" calcext:value-type="float">
            <text:p>-224.9315123925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26.07200050354" calcext:value-type="float">
            <text:p>-26.07200050354</text:p>
          </table:table-cell>
          <table:table-cell office:value-type="float" office:value="-6.94799995422363" calcext:value-type="float">
            <text:p>-6.94799995422363</text:p>
          </table:table-cell>
          <table:table-cell office:value-type="float" office:value="-6.46500015258789" calcext:value-type="float">
            <text:p>-6.46500015258789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-229.530825833733" calcext:value-type="float">
            <text:p>-229.5308258337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26.0979995727539" calcext:value-type="float">
            <text:p>-26.0979995727539</text:p>
          </table:table-cell>
          <table:table-cell office:value-type="float" office:value="-6.61399984359741" calcext:value-type="float">
            <text:p>-6.61399984359741</text:p>
          </table:table-cell>
          <table:table-cell office:value-type="float" office:value="-6.34000015258789" calcext:value-type="float">
            <text:p>-6.34000015258789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144.173657764237" calcext:value-type="float">
            <text:p>-144.1736577642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26.1940002441406" calcext:value-type="float">
            <text:p>-26.1940002441406</text:p>
          </table:table-cell>
          <table:table-cell office:value-type="float" office:value="-6.78999996185303" calcext:value-type="float">
            <text:p>-6.78999996185303</text:p>
          </table:table-cell>
          <table:table-cell office:value-type="float" office:value="-6.36899995803833" calcext:value-type="float">
            <text:p>-6.36899995803833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234.920392050114" calcext:value-type="float">
            <text:p>-234.9203920501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25.6429996490478" calcext:value-type="float">
            <text:p>-25.6429996490478</text:p>
          </table:table-cell>
          <table:table-cell office:value-type="float" office:value="-6.56899976730347" calcext:value-type="float">
            <text:p>-6.56899976730347</text:p>
          </table:table-cell>
          <table:table-cell office:value-type="float" office:value="-6.92799997329712" calcext:value-type="float">
            <text:p>-6.92799997329712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222.239087572912" calcext:value-type="float">
            <text:p>-222.2390875729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21.7369995117187" calcext:value-type="float">
            <text:p>-21.7369995117187</text:p>
          </table:table-cell>
          <table:table-cell office:value-type="float" office:value="-5.16900014877319" calcext:value-type="float">
            <text:p>-5.16900014877319</text:p>
          </table:table-cell>
          <table:table-cell office:value-type="float" office:value="-7.23899984359741" calcext:value-type="float">
            <text:p>-7.23899984359741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-222.090686358371" calcext:value-type="float">
            <text:p>-222.0906863583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6.7119998931885" calcext:value-type="float">
            <text:p>-16.7119998931885</text:p>
          </table:table-cell>
          <table:table-cell office:value-type="float" office:value="-7.14300012588501" calcext:value-type="float">
            <text:p>-7.14300012588501</text:p>
          </table:table-cell>
          <table:table-cell office:value-type="float" office:value="-5.88399982452393" calcext:value-type="float">
            <text:p>-5.88399982452393</text:p>
          </table:table-cell>
          <table:table-cell office:value-type="float" office:value="100.832000732422" calcext:value-type="float">
            <text:p>100.832000732422</text:p>
          </table:table-cell>
          <table:table-cell office:value-type="float" office:value="90.6960349026219" calcext:value-type="float">
            <text:p>90.69603490262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.8970003128052" calcext:value-type="float">
            <text:p>-11.8970003128052</text:p>
          </table:table-cell>
          <table:table-cell office:value-type="float" office:value="-6.51800012588501" calcext:value-type="float">
            <text:p>-6.51800012588501</text:p>
          </table:table-cell>
          <table:table-cell office:value-type="float" office:value="-6.87400007247925" calcext:value-type="float">
            <text:p>-6.87400007247925</text:p>
          </table:table-cell>
          <table:table-cell office:value-type="float" office:value="100.818000793457" calcext:value-type="float">
            <text:p>100.818000793457</text:p>
          </table:table-cell>
          <table:table-cell office:value-type="float" office:value="99.2359302888331" calcext:value-type="float">
            <text:p>99.235930288833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6.81400012969971" calcext:value-type="float">
            <text:p>-6.81400012969971</text:p>
          </table:table-cell>
          <table:table-cell office:value-type="float" office:value="-6.01900005340576" calcext:value-type="float">
            <text:p>-6.01900005340576</text:p>
          </table:table-cell>
          <table:table-cell office:value-type="float" office:value="-6.24499988555908" calcext:value-type="float">
            <text:p>-6.24499988555908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05.630784131812" calcext:value-type="float">
            <text:p>105.6307841318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.06800007820129" calcext:value-type="float">
            <text:p>-3.06800007820129</text:p>
          </table:table-cell>
          <table:table-cell office:value-type="float" office:value="-7.13899993896484" calcext:value-type="float">
            <text:p>-7.13899993896484</text:p>
          </table:table-cell>
          <table:table-cell office:value-type="float" office:value="-6.3600001335144" calcext:value-type="float">
            <text:p>-6.3600001335144</text:p>
          </table:table-cell>
          <table:table-cell office:value-type="float" office:value="100.848999023438" calcext:value-type="float">
            <text:p>100.848999023438</text:p>
          </table:table-cell>
          <table:table-cell office:value-type="float" office:value="99.6235643026401" calcext:value-type="float">
            <text:p>99.623564302640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93000002205372" calcext:value-type="float">
            <text:p>0.093000002205372</text:p>
          </table:table-cell>
          <table:table-cell office:value-type="float" office:value="-6.56099987030029" calcext:value-type="float">
            <text:p>-6.56099987030029</text:p>
          </table:table-cell>
          <table:table-cell office:value-type="float" office:value="-6.45900011062622" calcext:value-type="float">
            <text:p>-6.45900011062622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105.894994871077" calcext:value-type="float">
            <text:p>105.89499487107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41700005531311" calcext:value-type="float">
            <text:p>2.41700005531311</text:p>
          </table:table-cell>
          <table:table-cell office:value-type="float" office:value="-6.39499998092651" calcext:value-type="float">
            <text:p>-6.39499998092651</text:p>
          </table:table-cell>
          <table:table-cell office:value-type="float" office:value="-6.26900005340576" calcext:value-type="float">
            <text:p>-6.26900005340576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06.55713254736" calcext:value-type="float">
            <text:p>106.5571325473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98000001907349" calcext:value-type="float">
            <text:p>5.98000001907349</text:p>
          </table:table-cell>
          <table:table-cell office:value-type="float" office:value="-6.59000015258789" calcext:value-type="float">
            <text:p>-6.59000015258789</text:p>
          </table:table-cell>
          <table:table-cell office:value-type="float" office:value="-6.69399976730347" calcext:value-type="float">
            <text:p>-6.69399976730347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08.350904281306" calcext:value-type="float">
            <text:p>108.3509042813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13599967956543" calcext:value-type="float">
            <text:p>9.13599967956543</text:p>
          </table:table-cell>
          <table:table-cell office:value-type="float" office:value="-6.87599992752075" calcext:value-type="float">
            <text:p>-6.87599992752075</text:p>
          </table:table-cell>
          <table:table-cell office:value-type="float" office:value="-5.90899991989136" calcext:value-type="float">
            <text:p>-5.90899991989136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07.229519102061" calcext:value-type="float">
            <text:p>107.2295191020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.6470003128052" calcext:value-type="float">
            <text:p>13.6470003128052</text:p>
          </table:table-cell>
          <table:table-cell office:value-type="float" office:value="-7.09800004959106" calcext:value-type="float">
            <text:p>-7.09800004959106</text:p>
          </table:table-cell>
          <table:table-cell office:value-type="float" office:value="-6.2480001449585" calcext:value-type="float">
            <text:p>-6.2480001449585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111.430858364937" calcext:value-type="float">
            <text:p>111.43085836493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.3850002288818" calcext:value-type="float">
            <text:p>19.3850002288818</text:p>
          </table:table-cell>
          <table:table-cell office:value-type="float" office:value="-7.08699989318848" calcext:value-type="float">
            <text:p>-7.08699989318848</text:p>
          </table:table-cell>
          <table:table-cell office:value-type="float" office:value="-5.80499982833862" calcext:value-type="float">
            <text:p>-5.80499982833862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13.30131863384" calcext:value-type="float">
            <text:p>113.3013186338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6380004882812" calcext:value-type="float">
            <text:p>23.6380004882812</text:p>
          </table:table-cell>
          <table:table-cell office:value-type="float" office:value="-6.39699983596802" calcext:value-type="float">
            <text:p>-6.39699983596802</text:p>
          </table:table-cell>
          <table:table-cell office:value-type="float" office:value="-6.35699987411499" calcext:value-type="float">
            <text:p>-6.35699987411499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115.567639783723" calcext:value-type="float">
            <text:p>115.5676397837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7.4150009155273" calcext:value-type="float">
            <text:p>27.4150009155273</text:p>
          </table:table-cell>
          <table:table-cell office:value-type="float" office:value="-6.62400007247925" calcext:value-type="float">
            <text:p>-6.62400007247925</text:p>
          </table:table-cell>
          <table:table-cell office:value-type="float" office:value="-6.375" calcext:value-type="float">
            <text:p>-6.375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16.086246320517" calcext:value-type="float">
            <text:p>116.08624632051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0.8999996185303" calcext:value-type="float">
            <text:p>30.8999996185303</text:p>
          </table:table-cell>
          <table:table-cell office:value-type="float" office:value="-6.54300022125244" calcext:value-type="float">
            <text:p>-6.54300022125244</text:p>
          </table:table-cell>
          <table:table-cell office:value-type="float" office:value="-6.19600009918213" calcext:value-type="float">
            <text:p>-6.19600009918213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119.540795826317" calcext:value-type="float">
            <text:p>119.5407958263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3.5099983215332" calcext:value-type="float">
            <text:p>33.5099983215332</text:p>
          </table:table-cell>
          <table:table-cell office:value-type="float" office:value="-6.55600023269653" calcext:value-type="float">
            <text:p>-6.55600023269653</text:p>
          </table:table-cell>
          <table:table-cell office:value-type="float" office:value="-6.26100015640259" calcext:value-type="float">
            <text:p>-6.26100015640259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-238.825049281779" calcext:value-type="float">
            <text:p>-238.82504928177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5.6559982299805" calcext:value-type="float">
            <text:p>35.6559982299805</text:p>
          </table:table-cell>
          <table:table-cell office:value-type="float" office:value="-7" calcext:value-type="float">
            <text:p>-7</text:p>
          </table:table-cell>
          <table:table-cell office:value-type="float" office:value="-6.07800006866455" calcext:value-type="float">
            <text:p>-6.07800006866455</text:p>
          </table:table-cell>
          <table:table-cell office:value-type="float" office:value="100.821998596191" calcext:value-type="float">
            <text:p>100.821998596191</text:p>
          </table:table-cell>
          <table:table-cell office:value-type="float" office:value="-238.025065915182" calcext:value-type="float">
            <text:p>-238.02506591518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8.0110015869141" calcext:value-type="float">
            <text:p>38.0110015869141</text:p>
          </table:table-cell>
          <table:table-cell office:value-type="float" office:value="-6.8899998664856" calcext:value-type="float">
            <text:p>-6.8899998664856</text:p>
          </table:table-cell>
          <table:table-cell office:value-type="float" office:value="-5.93800020217896" calcext:value-type="float">
            <text:p>-5.93800020217896</text:p>
          </table:table-cell>
          <table:table-cell office:value-type="float" office:value="100.852996826172" calcext:value-type="float">
            <text:p>100.852996826172</text:p>
          </table:table-cell>
          <table:table-cell office:value-type="float" office:value="-236.907716639069" calcext:value-type="float">
            <text:p>-236.90771663906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.8079986572266" calcext:value-type="float">
            <text:p>39.8079986572266</text:p>
          </table:table-cell>
          <table:table-cell office:value-type="float" office:value="-6.84100008010864" calcext:value-type="float">
            <text:p>-6.84100008010864</text:p>
          </table:table-cell>
          <table:table-cell office:value-type="float" office:value="-6.10200023651123" calcext:value-type="float">
            <text:p>-6.10200023651123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36.258464653293" calcext:value-type="float">
            <text:p>-236.25846465329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1.8549995422363" calcext:value-type="float">
            <text:p>41.8549995422363</text:p>
          </table:table-cell>
          <table:table-cell office:value-type="float" office:value="-6.76100015640259" calcext:value-type="float">
            <text:p>-6.76100015640259</text:p>
          </table:table-cell>
          <table:table-cell office:value-type="float" office:value="-6.38700008392334" calcext:value-type="float">
            <text:p>-6.38700008392334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-235.486844581933" calcext:value-type="float">
            <text:p>-235.4868445819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3.8810005187988" calcext:value-type="float">
            <text:p>43.8810005187988</text:p>
          </table:table-cell>
          <table:table-cell office:value-type="float" office:value="-7.16599988937378" calcext:value-type="float">
            <text:p>-7.16599988937378</text:p>
          </table:table-cell>
          <table:table-cell office:value-type="float" office:value="-6.04199981689453" calcext:value-type="float">
            <text:p>-6.04199981689453</text:p>
          </table:table-cell>
          <table:table-cell office:value-type="float" office:value="100.835998535156" calcext:value-type="float">
            <text:p>100.835998535156</text:p>
          </table:table-cell>
          <table:table-cell office:value-type="float" office:value="-233.782540889655" calcext:value-type="float">
            <text:p>-233.78254088965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6.7439994812012" calcext:value-type="float">
            <text:p>46.7439994812012</text:p>
          </table:table-cell>
          <table:table-cell office:value-type="float" office:value="-6.67500019073486" calcext:value-type="float">
            <text:p>-6.67500019073486</text:p>
          </table:table-cell>
          <table:table-cell office:value-type="float" office:value="-5.99700021743774" calcext:value-type="float">
            <text:p>-5.99700021743774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31.291589526407" calcext:value-type="float">
            <text:p>-231.2915895264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2.476001739502" calcext:value-type="float">
            <text:p>52.476001739502</text:p>
          </table:table-cell>
          <table:table-cell office:value-type="float" office:value="-7.19999980926514" calcext:value-type="float">
            <text:p>-7.19999980926514</text:p>
          </table:table-cell>
          <table:table-cell office:value-type="float" office:value="-6.55999994277954" calcext:value-type="float">
            <text:p>-6.55999994277954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29.869111924158" calcext:value-type="float">
            <text:p>-229.86911192415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0.4230003356934" calcext:value-type="float">
            <text:p>60.4230003356934</text:p>
          </table:table-cell>
          <table:table-cell office:value-type="float" office:value="-6.13600015640259" calcext:value-type="float">
            <text:p>-6.13600015640259</text:p>
          </table:table-cell>
          <table:table-cell office:value-type="float" office:value="-5.82999992370606" calcext:value-type="float">
            <text:p>-5.82999992370606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23.085821395021" calcext:value-type="float">
            <text:p>-223.0858213950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5.9169998168945" calcext:value-type="float">
            <text:p>65.9169998168945</text:p>
          </table:table-cell>
          <table:table-cell office:value-type="float" office:value="-7.04699993133545" calcext:value-type="float">
            <text:p>-7.04699993133545</text:p>
          </table:table-cell>
          <table:table-cell office:value-type="float" office:value="-6.89900016784668" calcext:value-type="float">
            <text:p>-6.89900016784668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23.129945977764" calcext:value-type="float">
            <text:p>-223.12994597776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9.6669998168945" calcext:value-type="float">
            <text:p>69.6669998168945</text:p>
          </table:table-cell>
          <table:table-cell office:value-type="float" office:value="-6.62900018692017" calcext:value-type="float">
            <text:p>-6.62900018692017</text:p>
          </table:table-cell>
          <table:table-cell office:value-type="float" office:value="-5.85599994659424" calcext:value-type="float">
            <text:p>-5.85599994659424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20.632651496804" calcext:value-type="float">
            <text:p>-220.63265149680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.2350006103516" calcext:value-type="float">
            <text:p>73.2350006103516</text:p>
          </table:table-cell>
          <table:table-cell office:value-type="float" office:value="-6.13500022888184" calcext:value-type="float">
            <text:p>-6.13500022888184</text:p>
          </table:table-cell>
          <table:table-cell office:value-type="float" office:value="-6.83199977874756" calcext:value-type="float">
            <text:p>-6.83199977874756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19.26262916163" calcext:value-type="float">
            <text:p>-219.2626291616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6.0940017700195" calcext:value-type="float">
            <text:p>76.0940017700195</text:p>
          </table:table-cell>
          <table:table-cell office:value-type="float" office:value="-6.82999992370606" calcext:value-type="float">
            <text:p>-6.82999992370606</text:p>
          </table:table-cell>
          <table:table-cell office:value-type="float" office:value="-6.07000017166138" calcext:value-type="float">
            <text:p>-6.07000017166138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18.712088684138" calcext:value-type="float">
            <text:p>-218.7120886841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9.7699966430664" calcext:value-type="float">
            <text:p>79.7699966430664</text:p>
          </table:table-cell>
          <table:table-cell office:value-type="float" office:value="-6.74700021743774" calcext:value-type="float">
            <text:p>-6.74700021743774</text:p>
          </table:table-cell>
          <table:table-cell office:value-type="float" office:value="-6.50799989700317" calcext:value-type="float">
            <text:p>-6.50799989700317</text:p>
          </table:table-cell>
          <table:table-cell office:value-type="float" office:value="100.852996826172" calcext:value-type="float">
            <text:p>100.852996826172</text:p>
          </table:table-cell>
          <table:table-cell office:value-type="float" office:value="-215.406108771922" calcext:value-type="float">
            <text:p>-215.40610877192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.7710037231445" calcext:value-type="float">
            <text:p>83.7710037231445</text:p>
          </table:table-cell>
          <table:table-cell office:value-type="float" office:value="-6.31599998474121" calcext:value-type="float">
            <text:p>-6.31599998474121</text:p>
          </table:table-cell>
          <table:table-cell office:value-type="float" office:value="-5.90500020980835" calcext:value-type="float">
            <text:p>-5.90500020980835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14.060585342519" calcext:value-type="float">
            <text:p>-214.06058534251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7.6669998168945" calcext:value-type="float">
            <text:p>87.6669998168945</text:p>
          </table:table-cell>
          <table:table-cell office:value-type="float" office:value="-7.10500001907349" calcext:value-type="float">
            <text:p>-7.10500001907349</text:p>
          </table:table-cell>
          <table:table-cell office:value-type="float" office:value="-6.53599977493286" calcext:value-type="float">
            <text:p>-6.53599977493286</text:p>
          </table:table-cell>
          <table:table-cell office:value-type="float" office:value="100.813003540039" calcext:value-type="float">
            <text:p>100.813003540039</text:p>
          </table:table-cell>
          <table:table-cell office:value-type="float" office:value="-214.776766389579" calcext:value-type="float">
            <text:p>-214.77676638957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0.9789962768555" calcext:value-type="float">
            <text:p>90.9789962768555</text:p>
          </table:table-cell>
          <table:table-cell office:value-type="float" office:value="-6.22300004959106" calcext:value-type="float">
            <text:p>-6.22300004959106</text:p>
          </table:table-cell>
          <table:table-cell office:value-type="float" office:value="-5.98600006103516" calcext:value-type="float">
            <text:p>-5.98600006103516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10.82639841716" calcext:value-type="float">
            <text:p>-210.826398417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3.1360015869141" calcext:value-type="float">
            <text:p>93.1360015869141</text:p>
          </table:table-cell>
          <table:table-cell office:value-type="float" office:value="-6.39599990844727" calcext:value-type="float">
            <text:p>-6.39599990844727</text:p>
          </table:table-cell>
          <table:table-cell office:value-type="float" office:value="-6.9229998588562" calcext:value-type="float">
            <text:p>-6.9229998588562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1.210792874371" calcext:value-type="float">
            <text:p>-211.21079287437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.4020004272461" calcext:value-type="float">
            <text:p>91.4020004272461</text:p>
          </table:table-cell>
          <table:table-cell office:value-type="float" office:value="-5.99599981307983" calcext:value-type="float">
            <text:p>-5.99599981307983</text:p>
          </table:table-cell>
          <table:table-cell office:value-type="float" office:value="-6.52299976348877" calcext:value-type="float">
            <text:p>-6.52299976348877</text:p>
          </table:table-cell>
          <table:table-cell office:value-type="float" office:value="100.825996398926" calcext:value-type="float">
            <text:p>100.825996398926</text:p>
          </table:table-cell>
          <table:table-cell office:value-type="float" office:value="-211.416415766263" calcext:value-type="float">
            <text:p>-211.41641576626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8.7060012817383" calcext:value-type="float">
            <text:p>88.7060012817383</text:p>
          </table:table-cell>
          <table:table-cell office:value-type="float" office:value="-5.56899976730347" calcext:value-type="float">
            <text:p>-5.56899976730347</text:p>
          </table:table-cell>
          <table:table-cell office:value-type="float" office:value="-7.14400005340576" calcext:value-type="float">
            <text:p>-7.14400005340576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12.245694512983" calcext:value-type="float">
            <text:p>-212.24569451298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7.1760025024414" calcext:value-type="float">
            <text:p>87.1760025024414</text:p>
          </table:table-cell>
          <table:table-cell office:value-type="float" office:value="-5.72200012207031" calcext:value-type="float">
            <text:p>-5.72200012207031</text:p>
          </table:table-cell>
          <table:table-cell office:value-type="float" office:value="-6.33199977874756" calcext:value-type="float">
            <text:p>-6.33199977874756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13.081211666636" calcext:value-type="float">
            <text:p>-213.0812116666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7.8310012817383" calcext:value-type="float">
            <text:p>87.8310012817383</text:p>
          </table:table-cell>
          <table:table-cell office:value-type="float" office:value="-6.55600023269653" calcext:value-type="float">
            <text:p>-6.55600023269653</text:p>
          </table:table-cell>
          <table:table-cell office:value-type="float" office:value="-6.49399995803833" calcext:value-type="float">
            <text:p>-6.49399995803833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14.005626529278" calcext:value-type="float">
            <text:p>-214.00562652927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9.6309967041016" calcext:value-type="float">
            <text:p>89.6309967041016</text:p>
          </table:table-cell>
          <table:table-cell office:value-type="float" office:value="-3.66700005531311" calcext:value-type="float">
            <text:p>-3.66700005531311</text:p>
          </table:table-cell>
          <table:table-cell office:value-type="float" office:value="-6.10400009155273" calcext:value-type="float">
            <text:p>-6.10400009155273</text:p>
          </table:table-cell>
          <table:table-cell office:value-type="float" office:value="100.839996337891" calcext:value-type="float">
            <text:p>100.839996337891</text:p>
          </table:table-cell>
          <table:table-cell office:value-type="float" office:value="-208.939906623612" calcext:value-type="float">
            <text:p>-208.9399066236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1.4029998779297" calcext:value-type="float">
            <text:p>91.4029998779297</text:p>
          </table:table-cell>
          <table:table-cell office:value-type="float" office:value="-6.44899988174439" calcext:value-type="float">
            <text:p>-6.44899988174439</text:p>
          </table:table-cell>
          <table:table-cell office:value-type="float" office:value="-6.72599983215332" calcext:value-type="float">
            <text:p>-6.72599983215332</text:p>
          </table:table-cell>
          <table:table-cell office:value-type="float" office:value="100.830001831055" calcext:value-type="float">
            <text:p>100.830001831055</text:p>
          </table:table-cell>
          <table:table-cell office:value-type="float" office:value="-213.466424785049" calcext:value-type="float">
            <text:p>-213.46642478504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1.536003112793" calcext:value-type="float">
            <text:p>91.536003112793</text:p>
          </table:table-cell>
          <table:table-cell office:value-type="float" office:value="-4.33799982070923" calcext:value-type="float">
            <text:p>-4.33799982070923</text:p>
          </table:table-cell>
          <table:table-cell office:value-type="float" office:value="-5.60300016403198" calcext:value-type="float">
            <text:p>-5.60300016403198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0.165059336924" calcext:value-type="float">
            <text:p>-210.16505933692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1.0240020751953" calcext:value-type="float">
            <text:p>91.0240020751953</text:p>
          </table:table-cell>
          <table:table-cell office:value-type="float" office:value="-5.62400007247925" calcext:value-type="float">
            <text:p>-5.62400007247925</text:p>
          </table:table-cell>
          <table:table-cell office:value-type="float" office:value="-6.11700010299683" calcext:value-type="float">
            <text:p>-6.11700010299683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2.851400491414" calcext:value-type="float">
            <text:p>-212.8514004914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2.6389999389648" calcext:value-type="float">
            <text:p>92.6389999389648</text:p>
          </table:table-cell>
          <table:table-cell office:value-type="float" office:value="-6.09299993515015" calcext:value-type="float">
            <text:p>-6.09299993515015</text:p>
          </table:table-cell>
          <table:table-cell office:value-type="float" office:value="-7.20599985122681" calcext:value-type="float">
            <text:p>-7.20599985122681</text:p>
          </table:table-cell>
          <table:table-cell office:value-type="float" office:value="100.830001831055" calcext:value-type="float">
            <text:p>100.830001831055</text:p>
          </table:table-cell>
          <table:table-cell office:value-type="float" office:value="-212.7258276525" calcext:value-type="float">
            <text:p>-212.72582765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3.552001953125" calcext:value-type="float">
            <text:p>93.552001953125</text:p>
          </table:table-cell>
          <table:table-cell office:value-type="float" office:value="-5.37799978256226" calcext:value-type="float">
            <text:p>-5.37799978256226</text:p>
          </table:table-cell>
          <table:table-cell office:value-type="float" office:value="-5.40399980545044" calcext:value-type="float">
            <text:p>-5.40399980545044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0.997855162555" calcext:value-type="float">
            <text:p>-210.99785516255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3.5029983520508" calcext:value-type="float">
            <text:p>93.5029983520508</text:p>
          </table:table-cell>
          <table:table-cell office:value-type="float" office:value="-4.91699981689453" calcext:value-type="float">
            <text:p>-4.91699981689453</text:p>
          </table:table-cell>
          <table:table-cell office:value-type="float" office:value="-5.9229998588562" calcext:value-type="float">
            <text:p>-5.9229998588562</text:p>
          </table:table-cell>
          <table:table-cell office:value-type="float" office:value="100.830001831055" calcext:value-type="float">
            <text:p>100.830001831055</text:p>
          </table:table-cell>
          <table:table-cell office:value-type="float" office:value="-210.527650676817" calcext:value-type="float">
            <text:p>-210.5276506768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2.7819976806641" calcext:value-type="float">
            <text:p>92.7819976806641</text:p>
          </table:table-cell>
          <table:table-cell office:value-type="float" office:value="-5.76200008392334" calcext:value-type="float">
            <text:p>-5.76200008392334</text:p>
          </table:table-cell>
          <table:table-cell office:value-type="float" office:value="-6.17600011825562" calcext:value-type="float">
            <text:p>-6.17600011825562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1.333492988427" calcext:value-type="float">
            <text:p>-211.3334929884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4.4980010986328" calcext:value-type="float">
            <text:p>94.4980010986328</text:p>
          </table:table-cell>
          <table:table-cell office:value-type="float" office:value="-5.26900005340576" calcext:value-type="float">
            <text:p>-5.26900005340576</text:p>
          </table:table-cell>
          <table:table-cell office:value-type="float" office:value="-7.35699987411499" calcext:value-type="float">
            <text:p>-7.35699987411499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11.303183123327" calcext:value-type="float">
            <text:p>-211.30318312332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5.6669998168945" calcext:value-type="float">
            <text:p>95.6669998168945</text:p>
          </table:table-cell>
          <table:table-cell office:value-type="float" office:value="-5.99900007247925" calcext:value-type="float">
            <text:p>-5.99900007247925</text:p>
          </table:table-cell>
          <table:table-cell office:value-type="float" office:value="-6.69700002670288" calcext:value-type="float">
            <text:p>-6.69700002670288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211.744051246362" calcext:value-type="float">
            <text:p>-211.74405124636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6.6630020141602" calcext:value-type="float">
            <text:p>96.6630020141602</text:p>
          </table:table-cell>
          <table:table-cell office:value-type="float" office:value="-5.32800006866455" calcext:value-type="float">
            <text:p>-5.32800006866455</text:p>
          </table:table-cell>
          <table:table-cell office:value-type="float" office:value="-6.38800001144409" calcext:value-type="float">
            <text:p>-6.38800001144409</text:p>
          </table:table-cell>
          <table:table-cell office:value-type="float" office:value="100.830001831055" calcext:value-type="float">
            <text:p>100.830001831055</text:p>
          </table:table-cell>
          <table:table-cell office:value-type="float" office:value="-209.985593300762" calcext:value-type="float">
            <text:p>-209.98559330076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6.9759979248047" calcext:value-type="float">
            <text:p>96.9759979248047</text:p>
          </table:table-cell>
          <table:table-cell office:value-type="float" office:value="-5.54500007629395" calcext:value-type="float">
            <text:p>-5.54500007629395</text:p>
          </table:table-cell>
          <table:table-cell office:value-type="float" office:value="-7.06099987030029" calcext:value-type="float">
            <text:p>-7.06099987030029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1.436596986437" calcext:value-type="float">
            <text:p>-211.43659698643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6.2210006713867" calcext:value-type="float">
            <text:p>96.2210006713867</text:p>
          </table:table-cell>
          <table:table-cell office:value-type="float" office:value="-5.53800010681152" calcext:value-type="float">
            <text:p>-5.53800010681152</text:p>
          </table:table-cell>
          <table:table-cell office:value-type="float" office:value="-6.5310001373291" calcext:value-type="float">
            <text:p>-6.5310001373291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11.009234736758" calcext:value-type="float">
            <text:p>-211.0092347367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4.6019973754883" calcext:value-type="float">
            <text:p>94.6019973754883</text:p>
          </table:table-cell>
          <table:table-cell office:value-type="float" office:value="-5.36499977111816" calcext:value-type="float">
            <text:p>-5.36499977111816</text:p>
          </table:table-cell>
          <table:table-cell office:value-type="float" office:value="-5.85500001907349" calcext:value-type="float">
            <text:p>-5.85500001907349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10.705548618548" calcext:value-type="float">
            <text:p>-210.7055486185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5.1279983520508" calcext:value-type="float">
            <text:p>95.1279983520508</text:p>
          </table:table-cell>
          <table:table-cell office:value-type="float" office:value="-3.91000008583069" calcext:value-type="float">
            <text:p>-3.91000008583069</text:p>
          </table:table-cell>
          <table:table-cell office:value-type="float" office:value="-6.70100021362305" calcext:value-type="float">
            <text:p>-6.70100021362305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8.894246733868" calcext:value-type="float">
            <text:p>-208.8942467338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8.9400024414062" calcext:value-type="float">
            <text:p>98.9400024414062</text:p>
          </table:table-cell>
          <table:table-cell office:value-type="float" office:value="-3.56299996376038" calcext:value-type="float">
            <text:p>-3.56299996376038</text:p>
          </table:table-cell>
          <table:table-cell office:value-type="float" office:value="-6.09000015258789" calcext:value-type="float">
            <text:p>-6.09000015258789</text:p>
          </table:table-cell>
          <table:table-cell office:value-type="float" office:value="100.843002319336" calcext:value-type="float">
            <text:p>100.843002319336</text:p>
          </table:table-cell>
          <table:table-cell office:value-type="float" office:value="-207.595341182833" calcext:value-type="float">
            <text:p>-207.5953411828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0.552001953125" calcext:value-type="float">
            <text:p>100.552001953125</text:p>
          </table:table-cell>
          <table:table-cell office:value-type="float" office:value="-4.56699991226196" calcext:value-type="float">
            <text:p>-4.56699991226196</text:p>
          </table:table-cell>
          <table:table-cell office:value-type="float" office:value="-5.18499994277954" calcext:value-type="float">
            <text:p>-5.18499994277954</text:p>
          </table:table-cell>
          <table:table-cell office:value-type="float" office:value="100.830001831055" calcext:value-type="float">
            <text:p>100.830001831055</text:p>
          </table:table-cell>
          <table:table-cell office:value-type="float" office:value="-206.731838192267" calcext:value-type="float">
            <text:p>-206.7318381922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1.424003601074" calcext:value-type="float">
            <text:p>101.424003601074</text:p>
          </table:table-cell>
          <table:table-cell office:value-type="float" office:value="-5.13199996948242" calcext:value-type="float">
            <text:p>-5.13199996948242</text:p>
          </table:table-cell>
          <table:table-cell office:value-type="float" office:value="-6.81300020217896" calcext:value-type="float">
            <text:p>-6.81300020217896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7.741556595312" calcext:value-type="float">
            <text:p>-207.7415565953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1.75" calcext:value-type="float">
            <text:p>101.75</text:p>
          </table:table-cell>
          <table:table-cell office:value-type="float" office:value="-5.83599996566772" calcext:value-type="float">
            <text:p>-5.83599996566772</text:p>
          </table:table-cell>
          <table:table-cell office:value-type="float" office:value="-7.82399988174439" calcext:value-type="float">
            <text:p>-7.82399988174439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09.622843671112" calcext:value-type="float">
            <text:p>-209.6228436711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1.921997070313" calcext:value-type="float">
            <text:p>101.921997070313</text:p>
          </table:table-cell>
          <table:table-cell office:value-type="float" office:value="-5.36700010299683" calcext:value-type="float">
            <text:p>-5.36700010299683</text:p>
          </table:table-cell>
          <table:table-cell office:value-type="float" office:value="-6.21199989318848" calcext:value-type="float">
            <text:p>-6.21199989318848</text:p>
          </table:table-cell>
          <table:table-cell office:value-type="float" office:value="100.820999145508" calcext:value-type="float">
            <text:p>100.820999145508</text:p>
          </table:table-cell>
          <table:table-cell office:value-type="float" office:value="-207.617886016686" calcext:value-type="float">
            <text:p>-207.61788601668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1.661003112793" calcext:value-type="float">
            <text:p>101.661003112793</text:p>
          </table:table-cell>
          <table:table-cell office:value-type="float" office:value="-6.17500019073486" calcext:value-type="float">
            <text:p>-6.17500019073486</text:p>
          </table:table-cell>
          <table:table-cell office:value-type="float" office:value="-7.64300012588501" calcext:value-type="float">
            <text:p>-7.64300012588501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209.501796790054" calcext:value-type="float">
            <text:p>-209.50179679005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2.279998779297" calcext:value-type="float">
            <text:p>102.279998779297</text:p>
          </table:table-cell>
          <table:table-cell office:value-type="float" office:value="-5.74700021743774" calcext:value-type="float">
            <text:p>-5.74700021743774</text:p>
          </table:table-cell>
          <table:table-cell office:value-type="float" office:value="-7.19700002670288" calcext:value-type="float">
            <text:p>-7.19700002670288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208.389464227148" calcext:value-type="float">
            <text:p>-208.38946422714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3.766998291016" calcext:value-type="float">
            <text:p>103.766998291016</text:p>
          </table:table-cell>
          <table:table-cell office:value-type="float" office:value="-5.75600004196167" calcext:value-type="float">
            <text:p>-5.75600004196167</text:p>
          </table:table-cell>
          <table:table-cell office:value-type="float" office:value="-6.98999977111816" calcext:value-type="float">
            <text:p>-6.98999977111816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206.423739919046" calcext:value-type="float">
            <text:p>-206.42373991904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5.236000061035" calcext:value-type="float">
            <text:p>105.236000061035</text:p>
          </table:table-cell>
          <table:table-cell office:value-type="float" office:value="-5.30000019073486" calcext:value-type="float">
            <text:p>-5.30000019073486</text:p>
          </table:table-cell>
          <table:table-cell office:value-type="float" office:value="-6.94099998474121" calcext:value-type="float">
            <text:p>-6.94099998474121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6.775387923808" calcext:value-type="float">
            <text:p>-206.7753879238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5.801002502441" calcext:value-type="float">
            <text:p>105.801002502441</text:p>
          </table:table-cell>
          <table:table-cell office:value-type="float" office:value="-6.2649998664856" calcext:value-type="float">
            <text:p>-6.2649998664856</text:p>
          </table:table-cell>
          <table:table-cell office:value-type="float" office:value="-7.44000005722046" calcext:value-type="float">
            <text:p>-7.44000005722046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7.944734351637" calcext:value-type="float">
            <text:p>-207.94473435163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6.99299621582" calcext:value-type="float">
            <text:p>106.99299621582</text:p>
          </table:table-cell>
          <table:table-cell office:value-type="float" office:value="-6.29400014877319" calcext:value-type="float">
            <text:p>-6.29400014877319</text:p>
          </table:table-cell>
          <table:table-cell office:value-type="float" office:value="-6.88899993896484" calcext:value-type="float">
            <text:p>-6.88899993896484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7.595341182833" calcext:value-type="float">
            <text:p>-207.5953411828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9.403999328613" calcext:value-type="float">
            <text:p>109.403999328613</text:p>
          </table:table-cell>
          <table:table-cell office:value-type="float" office:value="-5.98400020599365" calcext:value-type="float">
            <text:p>-5.98400020599365</text:p>
          </table:table-cell>
          <table:table-cell office:value-type="float" office:value="-7.22200012207031" calcext:value-type="float">
            <text:p>-7.22200012207031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6.40775783721" calcext:value-type="float">
            <text:p>-206.407757837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9.841003417969" calcext:value-type="float">
            <text:p>109.841003417969</text:p>
          </table:table-cell>
          <table:table-cell office:value-type="float" office:value="-5.79699993133545" calcext:value-type="float">
            <text:p>-5.79699993133545</text:p>
          </table:table-cell>
          <table:table-cell office:value-type="float" office:value="-6.74399995803833" calcext:value-type="float">
            <text:p>-6.74399995803833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5.609955997178" calcext:value-type="float">
            <text:p>-205.60995599717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7.986000061035" calcext:value-type="float">
            <text:p>107.986000061035</text:p>
          </table:table-cell>
          <table:table-cell office:value-type="float" office:value="-6.36100006103516" calcext:value-type="float">
            <text:p>-6.36100006103516</text:p>
          </table:table-cell>
          <table:table-cell office:value-type="float" office:value="-6.68100023269653" calcext:value-type="float">
            <text:p>-6.68100023269653</text:p>
          </table:table-cell>
          <table:table-cell office:value-type="float" office:value="100.84700012207" calcext:value-type="float">
            <text:p>100.84700012207</text:p>
          </table:table-cell>
          <table:table-cell office:value-type="float" office:value="-206.875311254737" calcext:value-type="float">
            <text:p>-206.87531125473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6.472999572754" calcext:value-type="float">
            <text:p>106.472999572754</text:p>
          </table:table-cell>
          <table:table-cell office:value-type="float" office:value="-6.05399990081787" calcext:value-type="float">
            <text:p>-6.05399990081787</text:p>
          </table:table-cell>
          <table:table-cell office:value-type="float" office:value="-7.01700019836426" calcext:value-type="float">
            <text:p>-7.01700019836426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207.331140589746" calcext:value-type="float">
            <text:p>-207.3311405897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4.138999938965" calcext:value-type="float">
            <text:p>104.138999938965</text:p>
          </table:table-cell>
          <table:table-cell office:value-type="float" office:value="-6.01399993896484" calcext:value-type="float">
            <text:p>-6.01399993896484</text:p>
          </table:table-cell>
          <table:table-cell office:value-type="float" office:value="-6.87900018692017" calcext:value-type="float">
            <text:p>-6.87900018692017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08.173229807413" calcext:value-type="float">
            <text:p>-208.1732298074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3.888999938965" calcext:value-type="float">
            <text:p>103.888999938965</text:p>
          </table:table-cell>
          <table:table-cell office:value-type="float" office:value="-5.7960000038147" calcext:value-type="float">
            <text:p>-5.7960000038147</text:p>
          </table:table-cell>
          <table:table-cell office:value-type="float" office:value="-7.30100011825562" calcext:value-type="float">
            <text:p>-7.30100011825562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07.604530708858" calcext:value-type="float">
            <text:p>-207.60453070885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4.925003051758" calcext:value-type="float">
            <text:p>104.925003051758</text:p>
          </table:table-cell>
          <table:table-cell office:value-type="float" office:value="-6.10400009155273" calcext:value-type="float">
            <text:p>-6.10400009155273</text:p>
          </table:table-cell>
          <table:table-cell office:value-type="float" office:value="-6.64400005340576" calcext:value-type="float">
            <text:p>-6.64400005340576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207.428582109352" calcext:value-type="float">
            <text:p>-207.42858210935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3.76000213623" calcext:value-type="float">
            <text:p>103.76000213623</text:p>
          </table:table-cell>
          <table:table-cell office:value-type="float" office:value="-5.625" calcext:value-type="float">
            <text:p>-5.625</text:p>
          </table:table-cell>
          <table:table-cell office:value-type="float" office:value="-7.27899980545044" calcext:value-type="float">
            <text:p>-7.27899980545044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207.447571135716" calcext:value-type="float">
            <text:p>-207.4475711357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0.678001403809" calcext:value-type="float">
            <text:p>100.678001403809</text:p>
          </table:table-cell>
          <table:table-cell office:value-type="float" office:value="-6.31199979782105" calcext:value-type="float">
            <text:p>-6.31199979782105</text:p>
          </table:table-cell>
          <table:table-cell office:value-type="float" office:value="-6.95100021362305" calcext:value-type="float">
            <text:p>-6.95100021362305</text:p>
          </table:table-cell>
          <table:table-cell office:value-type="float" office:value="100.833999633789" calcext:value-type="float">
            <text:p>100.833999633789</text:p>
          </table:table-cell>
          <table:table-cell office:value-type="float" office:value="-209.670638063393" calcext:value-type="float">
            <text:p>-209.67063806339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7.6600036621094" calcext:value-type="float">
            <text:p>97.6600036621094</text:p>
          </table:table-cell>
          <table:table-cell office:value-type="float" office:value="-6.00099992752075" calcext:value-type="float">
            <text:p>-6.00099992752075</text:p>
          </table:table-cell>
          <table:table-cell office:value-type="float" office:value="-7.28000020980835" calcext:value-type="float">
            <text:p>-7.28000020980835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0.647426932398" calcext:value-type="float">
            <text:p>-210.64742693239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6.4160003662109" calcext:value-type="float">
            <text:p>96.4160003662109</text:p>
          </table:table-cell>
          <table:table-cell office:value-type="float" office:value="-4.60599994659424" calcext:value-type="float">
            <text:p>-4.60599994659424</text:p>
          </table:table-cell>
          <table:table-cell office:value-type="float" office:value="-7.68599987030029" calcext:value-type="float">
            <text:p>-7.68599987030029</text:p>
          </table:table-cell>
          <table:table-cell office:value-type="float" office:value="100.824996948242" calcext:value-type="float">
            <text:p>100.824996948242</text:p>
          </table:table-cell>
          <table:table-cell office:value-type="float" office:value="-209.239177952703" calcext:value-type="float">
            <text:p>-209.2391779527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5.6910018920899" calcext:value-type="float">
            <text:p>95.6910018920899</text:p>
          </table:table-cell>
          <table:table-cell office:value-type="float" office:value="-6.43599987030029" calcext:value-type="float">
            <text:p>-6.43599987030029</text:p>
          </table:table-cell>
          <table:table-cell office:value-type="float" office:value="-6.82200002670288" calcext:value-type="float">
            <text:p>-6.82200002670288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1.318363598221" calcext:value-type="float">
            <text:p>-211.3183635982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4.4540023803711" calcext:value-type="float">
            <text:p>94.4540023803711</text:p>
          </table:table-cell>
          <table:table-cell office:value-type="float" office:value="-5.84000015258789" calcext:value-type="float">
            <text:p>-5.84000015258789</text:p>
          </table:table-cell>
          <table:table-cell office:value-type="float" office:value="-7.49700021743774" calcext:value-type="float">
            <text:p>-7.49700021743774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1.156450382599" calcext:value-type="float">
            <text:p>-211.15645038259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2.1620025634766" calcext:value-type="float">
            <text:p>92.1620025634766</text:p>
          </table:table-cell>
          <table:table-cell office:value-type="float" office:value="-4.55200004577637" calcext:value-type="float">
            <text:p>-4.55200004577637</text:p>
          </table:table-cell>
          <table:table-cell office:value-type="float" office:value="-6.35400009155273" calcext:value-type="float">
            <text:p>-6.35400009155273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210.103691588065" calcext:value-type="float">
            <text:p>-210.10369158806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9.7369995117188" calcext:value-type="float">
            <text:p>89.7369995117188</text:p>
          </table:table-cell>
          <table:table-cell office:value-type="float" office:value="-5.48699998855591" calcext:value-type="float">
            <text:p>-5.48699998855591</text:p>
          </table:table-cell>
          <table:table-cell office:value-type="float" office:value="-7.70599985122681" calcext:value-type="float">
            <text:p>-7.70599985122681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212.748608662626" calcext:value-type="float">
            <text:p>-212.74860866262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0.1129989624024" calcext:value-type="float">
            <text:p>90.1129989624024</text:p>
          </table:table-cell>
          <table:table-cell office:value-type="float" office:value="-5.74399995803833" calcext:value-type="float">
            <text:p>-5.74399995803833</text:p>
          </table:table-cell>
          <table:table-cell office:value-type="float" office:value="-6.89400005340576" calcext:value-type="float">
            <text:p>-6.89400005340576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0.918565508315" calcext:value-type="float">
            <text:p>-210.9185655083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1.8450012207031" calcext:value-type="float">
            <text:p>91.8450012207031</text:p>
          </table:table-cell>
          <table:table-cell office:value-type="float" office:value="-5.83799982070923" calcext:value-type="float">
            <text:p>-5.83799982070923</text:p>
          </table:table-cell>
          <table:table-cell office:value-type="float" office:value="-7.86600017547607" calcext:value-type="float">
            <text:p>-7.86600017547607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2.88806451934" calcext:value-type="float">
            <text:p>-212.8880645193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1.588996887207" calcext:value-type="float">
            <text:p>91.588996887207</text:p>
          </table:table-cell>
          <table:table-cell office:value-type="float" office:value="-6.05100011825562" calcext:value-type="float">
            <text:p>-6.05100011825562</text:p>
          </table:table-cell>
          <table:table-cell office:value-type="float" office:value="-6.60200023651123" calcext:value-type="float">
            <text:p>-6.60200023651123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2.092237477386" calcext:value-type="float">
            <text:p>-212.09223747738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0.3430023193359" calcext:value-type="float">
            <text:p>90.3430023193359</text:p>
          </table:table-cell>
          <table:table-cell office:value-type="float" office:value="-5.86399984359741" calcext:value-type="float">
            <text:p>-5.86399984359741</text:p>
          </table:table-cell>
          <table:table-cell office:value-type="float" office:value="-7.70699977874756" calcext:value-type="float">
            <text:p>-7.70699977874756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2.626617111668" calcext:value-type="float">
            <text:p>-212.6266171116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8.7959976196289" calcext:value-type="float">
            <text:p>88.7959976196289</text:p>
          </table:table-cell>
          <table:table-cell office:value-type="float" office:value="-5.625" calcext:value-type="float">
            <text:p>-5.625</text:p>
          </table:table-cell>
          <table:table-cell office:value-type="float" office:value="-7.17799997329712" calcext:value-type="float">
            <text:p>-7.17799997329712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212.635880584841" calcext:value-type="float">
            <text:p>-212.63588058484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8.0400009155273" calcext:value-type="float">
            <text:p>88.0400009155273</text:p>
          </table:table-cell>
          <table:table-cell office:value-type="float" office:value="-5.53999996185303" calcext:value-type="float">
            <text:p>-5.53999996185303</text:p>
          </table:table-cell>
          <table:table-cell office:value-type="float" office:value="-6.5019998550415" calcext:value-type="float">
            <text:p>-6.5019998550415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3.004160894342" calcext:value-type="float">
            <text:p>-213.00416089434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6.3509979248047" calcext:value-type="float">
            <text:p>86.3509979248047</text:p>
          </table:table-cell>
          <table:table-cell office:value-type="float" office:value="-5.28499984741211" calcext:value-type="float">
            <text:p>-5.28499984741211</text:p>
          </table:table-cell>
          <table:table-cell office:value-type="float" office:value="-7.28599977493286" calcext:value-type="float">
            <text:p>-7.28599977493286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4.036515918837" calcext:value-type="float">
            <text:p>-214.03651591883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3.7220001220703" calcext:value-type="float">
            <text:p>83.7220001220703</text:p>
          </table:table-cell>
          <table:table-cell office:value-type="float" office:value="-5.5" calcext:value-type="float">
            <text:p>-5.5</text:p>
          </table:table-cell>
          <table:table-cell office:value-type="float" office:value="-6.9210000038147" calcext:value-type="float">
            <text:p>-6.9210000038147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4.836229865649" calcext:value-type="float">
            <text:p>-214.83622986564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3.7239990234375" calcext:value-type="float">
            <text:p>83.7239990234375</text:p>
          </table:table-cell>
          <table:table-cell office:value-type="float" office:value="-5.39799976348877" calcext:value-type="float">
            <text:p>-5.39799976348877</text:p>
          </table:table-cell>
          <table:table-cell office:value-type="float" office:value="-6.51000022888184" calcext:value-type="float">
            <text:p>-6.51000022888184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4.692894758643" calcext:value-type="float">
            <text:p>-214.6928947586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5.3679962158203" calcext:value-type="float">
            <text:p>85.3679962158203</text:p>
          </table:table-cell>
          <table:table-cell office:value-type="float" office:value="-6.17399978637695" calcext:value-type="float">
            <text:p>-6.17399978637695</text:p>
          </table:table-cell>
          <table:table-cell office:value-type="float" office:value="-7.59100008010864" calcext:value-type="float">
            <text:p>-7.59100008010864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5.472060705332" calcext:value-type="float">
            <text:p>-215.47206070533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5.0479965209961" calcext:value-type="float">
            <text:p>85.0479965209961</text:p>
          </table:table-cell>
          <table:table-cell office:value-type="float" office:value="-5.24499988555908" calcext:value-type="float">
            <text:p>-5.24499988555908</text:p>
          </table:table-cell>
          <table:table-cell office:value-type="float" office:value="-6.06500005722046" calcext:value-type="float">
            <text:p>-6.06500005722046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2.609287595971" calcext:value-type="float">
            <text:p>-212.60928759597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4.8840026855469" calcext:value-type="float">
            <text:p>84.8840026855469</text:p>
          </table:table-cell>
          <table:table-cell office:value-type="float" office:value="-6.19299983978272" calcext:value-type="float">
            <text:p>-6.19299983978272</text:p>
          </table:table-cell>
          <table:table-cell office:value-type="float" office:value="-8.18400001525879" calcext:value-type="float">
            <text:p>-8.18400001525879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16.338371481455" calcext:value-type="float">
            <text:p>-216.33837148145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3.8679962158203" calcext:value-type="float">
            <text:p>83.8679962158203</text:p>
          </table:table-cell>
          <table:table-cell office:value-type="float" office:value="-5.96700000762939" calcext:value-type="float">
            <text:p>-5.96700000762939</text:p>
          </table:table-cell>
          <table:table-cell office:value-type="float" office:value="-6.51100015640259" calcext:value-type="float">
            <text:p>-6.51100015640259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5.244283254842" calcext:value-type="float">
            <text:p>-215.24428325484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3.4420013427734" calcext:value-type="float">
            <text:p>83.4420013427734</text:p>
          </table:table-cell>
          <table:table-cell office:value-type="float" office:value="-6.11700010299683" calcext:value-type="float">
            <text:p>-6.11700010299683</text:p>
          </table:table-cell>
          <table:table-cell office:value-type="float" office:value="-7.9539999961853" calcext:value-type="float">
            <text:p>-7.9539999961853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5.909292346702" calcext:value-type="float">
            <text:p>-215.90929234670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3.7320022583008" calcext:value-type="float">
            <text:p>83.7320022583008</text:p>
          </table:table-cell>
          <table:table-cell office:value-type="float" office:value="-5.92199993133545" calcext:value-type="float">
            <text:p>-5.92199993133545</text:p>
          </table:table-cell>
          <table:table-cell office:value-type="float" office:value="-6.87599992752075" calcext:value-type="float">
            <text:p>-6.87599992752075</text:p>
          </table:table-cell>
          <table:table-cell office:value-type="float" office:value="100.837997436523" calcext:value-type="float">
            <text:p>100.837997436523</text:p>
          </table:table-cell>
          <table:table-cell office:value-type="float" office:value="-215.370717874396" calcext:value-type="float">
            <text:p>-215.37071787439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3.9329986572266" calcext:value-type="float">
            <text:p>83.9329986572266</text:p>
          </table:table-cell>
          <table:table-cell office:value-type="float" office:value="-6.12599992752075" calcext:value-type="float">
            <text:p>-6.12599992752075</text:p>
          </table:table-cell>
          <table:table-cell office:value-type="float" office:value="-7.25099992752075" calcext:value-type="float">
            <text:p>-7.25099992752075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6.285542785751" calcext:value-type="float">
            <text:p>-216.28554278575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3.7060012817383" calcext:value-type="float">
            <text:p>83.7060012817383</text:p>
          </table:table-cell>
          <table:table-cell office:value-type="float" office:value="-6.0460000038147" calcext:value-type="float">
            <text:p>-6.0460000038147</text:p>
          </table:table-cell>
          <table:table-cell office:value-type="float" office:value="-7.24399995803833" calcext:value-type="float">
            <text:p>-7.24399995803833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5.393795224336" calcext:value-type="float">
            <text:p>-215.3937952243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2.7710037231445" calcext:value-type="float">
            <text:p>82.7710037231445</text:p>
          </table:table-cell>
          <table:table-cell office:value-type="float" office:value="-6.34000015258789" calcext:value-type="float">
            <text:p>-6.34000015258789</text:p>
          </table:table-cell>
          <table:table-cell office:value-type="float" office:value="-7.30900001525879" calcext:value-type="float">
            <text:p>-7.30900001525879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5.289201227498" calcext:value-type="float">
            <text:p>-215.28920122749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1.390998840332" calcext:value-type="float">
            <text:p>81.390998840332</text:p>
          </table:table-cell>
          <table:table-cell office:value-type="float" office:value="-5.79300022125244" calcext:value-type="float">
            <text:p>-5.79300022125244</text:p>
          </table:table-cell>
          <table:table-cell office:value-type="float" office:value="-7.41200017929077" calcext:value-type="float">
            <text:p>-7.41200017929077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5.870172356751" calcext:value-type="float">
            <text:p>-215.87017235675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0.4290008544922" calcext:value-type="float">
            <text:p>80.4290008544922</text:p>
          </table:table-cell>
          <table:table-cell office:value-type="float" office:value="-6.2519998550415" calcext:value-type="float">
            <text:p>-6.2519998550415</text:p>
          </table:table-cell>
          <table:table-cell office:value-type="float" office:value="-7.22700023651123" calcext:value-type="float">
            <text:p>-7.22700023651123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16.933999489092" calcext:value-type="float">
            <text:p>-216.93399948909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9.4919967651367" calcext:value-type="float">
            <text:p>79.4919967651367</text:p>
          </table:table-cell>
          <table:table-cell office:value-type="float" office:value="-5.85099983215332" calcext:value-type="float">
            <text:p>-5.85099983215332</text:p>
          </table:table-cell>
          <table:table-cell office:value-type="float" office:value="-7.57100009918213" calcext:value-type="float">
            <text:p>-7.57100009918213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7.596628901214" calcext:value-type="float">
            <text:p>-217.5966289012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8.7320022583008" calcext:value-type="float">
            <text:p>78.7320022583008</text:p>
          </table:table-cell>
          <table:table-cell office:value-type="float" office:value="-5.92799997329712" calcext:value-type="float">
            <text:p>-5.92799997329712</text:p>
          </table:table-cell>
          <table:table-cell office:value-type="float" office:value="-7.21000003814697" calcext:value-type="float">
            <text:p>-7.21000003814697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7.481140562521" calcext:value-type="float">
            <text:p>-217.4811405625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7.4660034179688" calcext:value-type="float">
            <text:p>77.4660034179688</text:p>
          </table:table-cell>
          <table:table-cell office:value-type="float" office:value="-6.37599992752075" calcext:value-type="float">
            <text:p>-6.37599992752075</text:p>
          </table:table-cell>
          <table:table-cell office:value-type="float" office:value="-7.51000022888184" calcext:value-type="float">
            <text:p>-7.51000022888184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8.078221784304" calcext:value-type="float">
            <text:p>-218.07822178430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6.1839981079102" calcext:value-type="float">
            <text:p>76.1839981079102</text:p>
          </table:table-cell>
          <table:table-cell office:value-type="float" office:value="-6.01200008392334" calcext:value-type="float">
            <text:p>-6.01200008392334</text:p>
          </table:table-cell>
          <table:table-cell office:value-type="float" office:value="-7.29899978637695" calcext:value-type="float">
            <text:p>-7.29899978637695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18.356301846291" calcext:value-type="float">
            <text:p>-218.3563018462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5.1050033569336" calcext:value-type="float">
            <text:p>75.1050033569336</text:p>
          </table:table-cell>
          <table:table-cell office:value-type="float" office:value="-5.80499982833862" calcext:value-type="float">
            <text:p>-5.80499982833862</text:p>
          </table:table-cell>
          <table:table-cell office:value-type="float" office:value="-7.63800001144409" calcext:value-type="float">
            <text:p>-7.63800001144409</text:p>
          </table:table-cell>
          <table:table-cell office:value-type="float" office:value="100.842002868652" calcext:value-type="float">
            <text:p>100.842002868652</text:p>
          </table:table-cell>
          <table:table-cell office:value-type="float" office:value="-217.4940718621" calcext:value-type="float">
            <text:p>-217.494071862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4.7760009765625" calcext:value-type="float">
            <text:p>74.7760009765625</text:p>
          </table:table-cell>
          <table:table-cell office:value-type="float" office:value="-6.42199993133545" calcext:value-type="float">
            <text:p>-6.42199993133545</text:p>
          </table:table-cell>
          <table:table-cell office:value-type="float" office:value="-7.35799980163574" calcext:value-type="float">
            <text:p>-7.35799980163574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9.1339891585" calcext:value-type="float">
            <text:p>-219.133989158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5.2020034790039" calcext:value-type="float">
            <text:p>75.2020034790039</text:p>
          </table:table-cell>
          <table:table-cell office:value-type="float" office:value="-6.0770001411438" calcext:value-type="float">
            <text:p>-6.0770001411438</text:p>
          </table:table-cell>
          <table:table-cell office:value-type="float" office:value="-7.2979998588562" calcext:value-type="float">
            <text:p>-7.2979998588562</text:p>
          </table:table-cell>
          <table:table-cell office:value-type="float" office:value="100.829002380371" calcext:value-type="float">
            <text:p>100.829002380371</text:p>
          </table:table-cell>
          <table:table-cell office:value-type="float" office:value="-217.296225224684" calcext:value-type="float">
            <text:p>-217.29622522468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4.7259979248047" calcext:value-type="float">
            <text:p>74.7259979248047</text:p>
          </table:table-cell>
          <table:table-cell office:value-type="float" office:value="-6.35599994659424" calcext:value-type="float">
            <text:p>-6.35599994659424</text:p>
          </table:table-cell>
          <table:table-cell office:value-type="float" office:value="-7.13500022888184" calcext:value-type="float">
            <text:p>-7.13500022888184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18.339367034474" calcext:value-type="float">
            <text:p>-218.33936703447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7.8659973144531" calcext:value-type="float">
            <text:p>77.8659973144531</text:p>
          </table:table-cell>
          <table:table-cell office:value-type="float" office:value="-5.69500017166138" calcext:value-type="float">
            <text:p>-5.69500017166138</text:p>
          </table:table-cell>
          <table:table-cell office:value-type="float" office:value="-7.81500005722046" calcext:value-type="float">
            <text:p>-7.81500005722046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7.225030715459" calcext:value-type="float">
            <text:p>-217.2250307154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1.4599990844727" calcext:value-type="float">
            <text:p>81.4599990844727</text:p>
          </table:table-cell>
          <table:table-cell office:value-type="float" office:value="-6.35300016403198" calcext:value-type="float">
            <text:p>-6.35300016403198</text:p>
          </table:table-cell>
          <table:table-cell office:value-type="float" office:value="-6.95100021362305" calcext:value-type="float">
            <text:p>-6.95100021362305</text:p>
          </table:table-cell>
          <table:table-cell office:value-type="float" office:value="100.859001159668" calcext:value-type="float">
            <text:p>100.859001159668</text:p>
          </table:table-cell>
          <table:table-cell office:value-type="float" office:value="-215.289201227498" calcext:value-type="float">
            <text:p>-215.28920122749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4.5960006713867" calcext:value-type="float">
            <text:p>84.5960006713867</text:p>
          </table:table-cell>
          <table:table-cell office:value-type="float" office:value="-6.13100004196167" calcext:value-type="float">
            <text:p>-6.13100004196167</text:p>
          </table:table-cell>
          <table:table-cell office:value-type="float" office:value="-7.41099977493286" calcext:value-type="float">
            <text:p>-7.41099977493286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13.805973286372" calcext:value-type="float">
            <text:p>-213.80597328637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7.7409973144531" calcext:value-type="float">
            <text:p>87.7409973144531</text:p>
          </table:table-cell>
          <table:table-cell office:value-type="float" office:value="-6.38100004196167" calcext:value-type="float">
            <text:p>-6.38100004196167</text:p>
          </table:table-cell>
          <table:table-cell office:value-type="float" office:value="-7.54199981689453" calcext:value-type="float">
            <text:p>-7.54199981689453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4.274588235795" calcext:value-type="float">
            <text:p>-214.27458823579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0.0559997558594" calcext:value-type="float">
            <text:p>90.0559997558594</text:p>
          </table:table-cell>
          <table:table-cell office:value-type="float" office:value="-6.23699998855591" calcext:value-type="float">
            <text:p>-6.23699998855591</text:p>
          </table:table-cell>
          <table:table-cell office:value-type="float" office:value="-7.07399988174439" calcext:value-type="float">
            <text:p>-7.07399988174439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11.984459890812" calcext:value-type="float">
            <text:p>-211.9844598908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2.9010009765625" calcext:value-type="float">
            <text:p>92.9010009765625</text:p>
          </table:table-cell>
          <table:table-cell office:value-type="float" office:value="-5.07999992370606" calcext:value-type="float">
            <text:p>-5.07999992370606</text:p>
          </table:table-cell>
          <table:table-cell office:value-type="float" office:value="-7.1560001373291" calcext:value-type="float">
            <text:p>-7.1560001373291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09.30344999928" calcext:value-type="float">
            <text:p>-209.303449999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0.5350036621094" calcext:value-type="float">
            <text:p>90.5350036621094</text:p>
          </table:table-cell>
          <table:table-cell office:value-type="float" office:value="-6.43599987030029" calcext:value-type="float">
            <text:p>-6.43599987030029</text:p>
          </table:table-cell>
          <table:table-cell office:value-type="float" office:value="-7.97399997711182" calcext:value-type="float">
            <text:p>-7.97399997711182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1.224745812037" calcext:value-type="float">
            <text:p>-211.22474581203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8.5240020751953" calcext:value-type="float">
            <text:p>88.5240020751953</text:p>
          </table:table-cell>
          <table:table-cell office:value-type="float" office:value="-5.13899993896484" calcext:value-type="float">
            <text:p>-5.13899993896484</text:p>
          </table:table-cell>
          <table:table-cell office:value-type="float" office:value="-7.58500003814697" calcext:value-type="float">
            <text:p>-7.58500003814697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1.559864303124" calcext:value-type="float">
            <text:p>-211.55986430312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7.6289978027344" calcext:value-type="float">
            <text:p>87.6289978027344</text:p>
          </table:table-cell>
          <table:table-cell office:value-type="float" office:value="-7.15899991989136" calcext:value-type="float">
            <text:p>-7.15899991989136</text:p>
          </table:table-cell>
          <table:table-cell office:value-type="float" office:value="-7.53200006484985" calcext:value-type="float">
            <text:p>-7.53200006484985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3.317539361019" calcext:value-type="float">
            <text:p>-213.31753936101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.8089981079102" calcext:value-type="float">
            <text:p>86.8089981079102</text:p>
          </table:table-cell>
          <table:table-cell office:value-type="float" office:value="-5.19700002670288" calcext:value-type="float">
            <text:p>-5.19700002670288</text:p>
          </table:table-cell>
          <table:table-cell office:value-type="float" office:value="-7.39400005340576" calcext:value-type="float">
            <text:p>-7.39400005340576</text:p>
          </table:table-cell>
          <table:table-cell office:value-type="float" office:value="100.859001159668" calcext:value-type="float">
            <text:p>100.859001159668</text:p>
          </table:table-cell>
          <table:table-cell office:value-type="float" office:value="-212.753713608209" calcext:value-type="float">
            <text:p>-212.75371360820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7.3489990234375" calcext:value-type="float">
            <text:p>87.3489990234375</text:p>
          </table:table-cell>
          <table:table-cell office:value-type="float" office:value="-4.74700021743774" calcext:value-type="float">
            <text:p>-4.74700021743774</text:p>
          </table:table-cell>
          <table:table-cell office:value-type="float" office:value="-7.69700002670288" calcext:value-type="float">
            <text:p>-7.69700002670288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11.944104316544" calcext:value-type="float">
            <text:p>-211.94410431654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7.9459991455078" calcext:value-type="float">
            <text:p>87.9459991455078</text:p>
          </table:table-cell>
          <table:table-cell office:value-type="float" office:value="-5.85200023651123" calcext:value-type="float">
            <text:p>-5.85200023651123</text:p>
          </table:table-cell>
          <table:table-cell office:value-type="float" office:value="-7.45800018310547" calcext:value-type="float">
            <text:p>-7.45800018310547</text:p>
          </table:table-cell>
          <table:table-cell office:value-type="float" office:value="100.846000671387" calcext:value-type="float">
            <text:p>100.846000671387</text:p>
          </table:table-cell>
          <table:table-cell office:value-type="float" office:value="-213.71946879954" calcext:value-type="float">
            <text:p>-213.7194687995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7.4700012207031" calcext:value-type="float">
            <text:p>87.4700012207031</text:p>
          </table:table-cell>
          <table:table-cell office:value-type="float" office:value="-6.7810001373291" calcext:value-type="float">
            <text:p>-6.7810001373291</text:p>
          </table:table-cell>
          <table:table-cell office:value-type="float" office:value="-7.5789999961853" calcext:value-type="float">
            <text:p>-7.5789999961853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14.888229163705" calcext:value-type="float">
            <text:p>-214.88822916370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8.1589965820313" calcext:value-type="float">
            <text:p>88.1589965820313</text:p>
          </table:table-cell>
          <table:table-cell office:value-type="float" office:value="-5.02699995040894" calcext:value-type="float">
            <text:p>-5.02699995040894</text:p>
          </table:table-cell>
          <table:table-cell office:value-type="float" office:value="-7.48099994659424" calcext:value-type="float">
            <text:p>-7.48099994659424</text:p>
          </table:table-cell>
          <table:table-cell office:value-type="float" office:value="100.862998962402" calcext:value-type="float">
            <text:p>100.862998962402</text:p>
          </table:table-cell>
          <table:table-cell office:value-type="float" office:value="-213.172126887922" calcext:value-type="float">
            <text:p>-213.17212688792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7.9499969482422" calcext:value-type="float">
            <text:p>87.9499969482422</text:p>
          </table:table-cell>
          <table:table-cell office:value-type="float" office:value="-6.18200016021729" calcext:value-type="float">
            <text:p>-6.18200016021729</text:p>
          </table:table-cell>
          <table:table-cell office:value-type="float" office:value="-7.14699983596802" calcext:value-type="float">
            <text:p>-7.14699983596802</text:p>
          </table:table-cell>
          <table:table-cell office:value-type="float" office:value="100.833000183105" calcext:value-type="float">
            <text:p>100.833000183105</text:p>
          </table:table-cell>
          <table:table-cell office:value-type="float" office:value="-214.387285549507" calcext:value-type="float">
            <text:p>-214.38728554950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8.3079986572266" calcext:value-type="float">
            <text:p>88.3079986572266</text:p>
          </table:table-cell>
          <table:table-cell office:value-type="float" office:value="-5.95599985122681" calcext:value-type="float">
            <text:p>-5.95599985122681</text:p>
          </table:table-cell>
          <table:table-cell office:value-type="float" office:value="-8.0939998626709" calcext:value-type="float">
            <text:p>-8.0939998626709</text:p>
          </table:table-cell>
          <table:table-cell office:value-type="float" office:value="100.862998962402" calcext:value-type="float">
            <text:p>100.862998962402</text:p>
          </table:table-cell>
          <table:table-cell office:value-type="float" office:value="-214.210479318695" calcext:value-type="float">
            <text:p>-214.21047931869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8.3679962158203" calcext:value-type="float">
            <text:p>88.3679962158203</text:p>
          </table:table-cell>
          <table:table-cell office:value-type="float" office:value="-5.49700021743774" calcext:value-type="float">
            <text:p>-5.49700021743774</text:p>
          </table:table-cell>
          <table:table-cell office:value-type="float" office:value="-6.80999994277954" calcext:value-type="float">
            <text:p>-6.80999994277954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12.209226128414" calcext:value-type="float">
            <text:p>-212.2092261284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1.1380004882813" calcext:value-type="float">
            <text:p>91.1380004882813</text:p>
          </table:table-cell>
          <table:table-cell office:value-type="float" office:value="-6.36999988555908" calcext:value-type="float">
            <text:p>-6.36999988555908</text:p>
          </table:table-cell>
          <table:table-cell office:value-type="float" office:value="-8.06900024414063" calcext:value-type="float">
            <text:p>-8.06900024414063</text:p>
          </table:table-cell>
          <table:table-cell office:value-type="float" office:value="100.83699798584" calcext:value-type="float">
            <text:p>100.83699798584</text:p>
          </table:table-cell>
          <table:table-cell office:value-type="float" office:value="-213.350708450169" calcext:value-type="float">
            <text:p>-213.35070845016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7.1949996948242" calcext:value-type="float">
            <text:p>87.1949996948242</text:p>
          </table:table-cell>
          <table:table-cell office:value-type="float" office:value="-7.26399993896484" calcext:value-type="float">
            <text:p>-7.26399993896484</text:p>
          </table:table-cell>
          <table:table-cell office:value-type="float" office:value="-6.25299978256226" calcext:value-type="float">
            <text:p>-6.25299978256226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16.078083510491" calcext:value-type="float">
            <text:p>-216.07808351049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0.5519981384277" calcext:value-type="float">
            <text:p>60.5519981384277</text:p>
          </table:table-cell>
          <table:table-cell office:value-type="float" office:value="-6.05999994277954" calcext:value-type="float">
            <text:p>-6.05999994277954</text:p>
          </table:table-cell>
          <table:table-cell office:value-type="float" office:value="-10.206000328064" calcext:value-type="float">
            <text:p>-10.206000328064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23.24582527663" calcext:value-type="float">
            <text:p>-223.2458252766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6.5769996643066" calcext:value-type="float">
            <text:p>46.5769996643066</text:p>
          </table:table-cell>
          <table:table-cell office:value-type="float" office:value="-5.86199998855591" calcext:value-type="float">
            <text:p>-5.86199998855591</text:p>
          </table:table-cell>
          <table:table-cell office:value-type="float" office:value="-6.51599979400635" calcext:value-type="float">
            <text:p>-6.51599979400635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24.927221399334" calcext:value-type="float">
            <text:p>-224.92722139933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7.7890014648437" calcext:value-type="float">
            <text:p>37.7890014648437</text:p>
          </table:table-cell>
          <table:table-cell office:value-type="float" office:value="-5.71299982070923" calcext:value-type="float">
            <text:p>-5.71299982070923</text:p>
          </table:table-cell>
          <table:table-cell office:value-type="float" office:value="-8.32699966430664" calcext:value-type="float">
            <text:p>-8.32699966430664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22.994172130677" calcext:value-type="float">
            <text:p>-222.99417213067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1.3239994049072" calcext:value-type="float">
            <text:p>31.3239994049072</text:p>
          </table:table-cell>
          <table:table-cell office:value-type="float" office:value="-6.43900012969971" calcext:value-type="float">
            <text:p>-6.43900012969971</text:p>
          </table:table-cell>
          <table:table-cell office:value-type="float" office:value="-7.28399991989136" calcext:value-type="float">
            <text:p>-7.28399991989136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18.430622665621" calcext:value-type="float">
            <text:p>-218.4306226656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8.0729999542236" calcext:value-type="float">
            <text:p>28.0729999542236</text:p>
          </table:table-cell>
          <table:table-cell office:value-type="float" office:value="-5.9520001411438" calcext:value-type="float">
            <text:p>-5.9520001411438</text:p>
          </table:table-cell>
          <table:table-cell office:value-type="float" office:value="-7.69000005722046" calcext:value-type="float">
            <text:p>-7.69000005722046</text:p>
          </table:table-cell>
          <table:table-cell office:value-type="float" office:value="100.853996276855" calcext:value-type="float">
            <text:p>100.853996276855</text:p>
          </table:table-cell>
          <table:table-cell office:value-type="float" office:value="-214.259291754217" calcext:value-type="float">
            <text:p>-214.25929175421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8.2719993591309" calcext:value-type="float">
            <text:p>28.2719993591309</text:p>
          </table:table-cell>
          <table:table-cell office:value-type="float" office:value="-6.38100004196167" calcext:value-type="float">
            <text:p>-6.38100004196167</text:p>
          </table:table-cell>
          <table:table-cell office:value-type="float" office:value="-7.31599998474121" calcext:value-type="float">
            <text:p>-7.31599998474121</text:p>
          </table:table-cell>
          <table:table-cell office:value-type="float" office:value="100.83699798584" calcext:value-type="float">
            <text:p>100.83699798584</text:p>
          </table:table-cell>
          <table:table-cell office:value-type="float" office:value="-214.337170156445" calcext:value-type="float">
            <text:p>-214.33717015644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1.8120002746582" calcext:value-type="float">
            <text:p>31.8120002746582</text:p>
          </table:table-cell>
          <table:table-cell office:value-type="float" office:value="-7.0789999961853" calcext:value-type="float">
            <text:p>-7.0789999961853</text:p>
          </table:table-cell>
          <table:table-cell office:value-type="float" office:value="-8.48400020599365" calcext:value-type="float">
            <text:p>-8.48400020599365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25.79512975025" calcext:value-type="float">
            <text:p>-225.795129750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1.2560005187988" calcext:value-type="float">
            <text:p>31.2560005187988</text:p>
          </table:table-cell>
          <table:table-cell office:value-type="float" office:value="-4.59999990463257" calcext:value-type="float">
            <text:p>-4.59999990463257</text:p>
          </table:table-cell>
          <table:table-cell office:value-type="float" office:value="-7.0789999961853" calcext:value-type="float">
            <text:p>-7.0789999961853</text:p>
          </table:table-cell>
          <table:table-cell office:value-type="float" office:value="100.853996276855" calcext:value-type="float">
            <text:p>100.853996276855</text:p>
          </table:table-cell>
          <table:table-cell office:value-type="float" office:value="-215.469189105339" calcext:value-type="float">
            <text:p>-215.46918910533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3.6529998779297" calcext:value-type="float">
            <text:p>33.6529998779297</text:p>
          </table:table-cell>
          <table:table-cell office:value-type="float" office:value="-5.56799983978272" calcext:value-type="float">
            <text:p>-5.56799983978272</text:p>
          </table:table-cell>
          <table:table-cell office:value-type="float" office:value="-9.26500034332275" calcext:value-type="float">
            <text:p>-9.26500034332275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26.580574297341" calcext:value-type="float">
            <text:p>-226.58057429734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.0060005187988" calcext:value-type="float">
            <text:p>34.0060005187988</text:p>
          </table:table-cell>
          <table:table-cell office:value-type="float" office:value="-6.27799987792969" calcext:value-type="float">
            <text:p>-6.27799987792969</text:p>
          </table:table-cell>
          <table:table-cell office:value-type="float" office:value="-6.57499980926514" calcext:value-type="float">
            <text:p>-6.57499980926514</text:p>
          </table:table-cell>
          <table:table-cell office:value-type="float" office:value="100.853996276855" calcext:value-type="float">
            <text:p>100.853996276855</text:p>
          </table:table-cell>
          <table:table-cell office:value-type="float" office:value="-224.913646488055" calcext:value-type="float">
            <text:p>-224.91364648805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5.4830017089844" calcext:value-type="float">
            <text:p>35.4830017089844</text:p>
          </table:table-cell>
          <table:table-cell office:value-type="float" office:value="-5.6269998550415" calcext:value-type="float">
            <text:p>-5.6269998550415</text:p>
          </table:table-cell>
          <table:table-cell office:value-type="float" office:value="-9.00899982452393" calcext:value-type="float">
            <text:p>-9.00899982452393</text:p>
          </table:table-cell>
          <table:table-cell office:value-type="float" office:value="100.879997253418" calcext:value-type="float">
            <text:p>100.879997253418</text:p>
          </table:table-cell>
          <table:table-cell office:value-type="float" office:value="-228.509323871017" calcext:value-type="float">
            <text:p>-228.50932387101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5.431999206543" calcext:value-type="float">
            <text:p>35.431999206543</text:p>
          </table:table-cell>
          <table:table-cell office:value-type="float" office:value="-5.14400005340576" calcext:value-type="float">
            <text:p>-5.14400005340576</text:p>
          </table:table-cell>
          <table:table-cell office:value-type="float" office:value="-7.32499980926514" calcext:value-type="float">
            <text:p>-7.32499980926514</text:p>
          </table:table-cell>
          <table:table-cell office:value-type="float" office:value="100.862998962402" calcext:value-type="float">
            <text:p>100.862998962402</text:p>
          </table:table-cell>
          <table:table-cell office:value-type="float" office:value="-230.065902104112" calcext:value-type="float">
            <text:p>-230.0659021041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6.7350006103516" calcext:value-type="float">
            <text:p>36.7350006103516</text:p>
          </table:table-cell>
          <table:table-cell office:value-type="float" office:value="-6.13899993896484" calcext:value-type="float">
            <text:p>-6.13899993896484</text:p>
          </table:table-cell>
          <table:table-cell office:value-type="float" office:value="-8.11200046539307" calcext:value-type="float">
            <text:p>-8.11200046539307</text:p>
          </table:table-cell>
          <table:table-cell office:value-type="float" office:value="100.853996276855" calcext:value-type="float">
            <text:p>100.853996276855</text:p>
          </table:table-cell>
          <table:table-cell office:value-type="float" office:value="-232.708604602771" calcext:value-type="float">
            <text:p>-232.70860460277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9.1440010070801" calcext:value-type="float">
            <text:p>39.1440010070801</text:p>
          </table:table-cell>
          <table:table-cell office:value-type="float" office:value="-6.79300022125244" calcext:value-type="float">
            <text:p>-6.79300022125244</text:p>
          </table:table-cell>
          <table:table-cell office:value-type="float" office:value="-7.30600023269653" calcext:value-type="float">
            <text:p>-7.30600023269653</text:p>
          </table:table-cell>
          <table:table-cell office:value-type="float" office:value="100.841003417969" calcext:value-type="float">
            <text:p>100.841003417969</text:p>
          </table:table-cell>
          <table:table-cell office:value-type="float" office:value="-235.954799930175" calcext:value-type="float">
            <text:p>-235.95479993017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9.2099990844727" calcext:value-type="float">
            <text:p>39.2099990844727</text:p>
          </table:table-cell>
          <table:table-cell office:value-type="float" office:value="-5.30700016021729" calcext:value-type="float">
            <text:p>-5.30700016021729</text:p>
          </table:table-cell>
          <table:table-cell office:value-type="float" office:value="-7.62599992752075" calcext:value-type="float">
            <text:p>-7.62599992752075</text:p>
          </table:table-cell>
          <table:table-cell office:value-type="float" office:value="100.83699798584" calcext:value-type="float">
            <text:p>100.83699798584</text:p>
          </table:table-cell>
          <table:table-cell office:value-type="float" office:value="-232.942153236905" calcext:value-type="float">
            <text:p>-232.94215323690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0.6839981079102" calcext:value-type="float">
            <text:p>40.6839981079102</text:p>
          </table:table-cell>
          <table:table-cell office:value-type="float" office:value="-6.59899997711182" calcext:value-type="float">
            <text:p>-6.59899997711182</text:p>
          </table:table-cell>
          <table:table-cell office:value-type="float" office:value="-7.85200023651123" calcext:value-type="float">
            <text:p>-7.85200023651123</text:p>
          </table:table-cell>
          <table:table-cell office:value-type="float" office:value="100.849998474121" calcext:value-type="float">
            <text:p>100.849998474121</text:p>
          </table:table-cell>
          <table:table-cell office:value-type="float" office:value="-236.953873702878" calcext:value-type="float">
            <text:p>-236.95387370287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1.8689994812012" calcext:value-type="float">
            <text:p>41.8689994812012</text:p>
          </table:table-cell>
          <table:table-cell office:value-type="float" office:value="-5.91900014877319" calcext:value-type="float">
            <text:p>-5.91900014877319</text:p>
          </table:table-cell>
          <table:table-cell office:value-type="float" office:value="-6.86800003051758" calcext:value-type="float">
            <text:p>-6.86800003051758</text:p>
          </table:table-cell>
          <table:table-cell office:value-type="float" office:value="100.83699798584" calcext:value-type="float">
            <text:p>100.83699798584</text:p>
          </table:table-cell>
          <table:table-cell office:value-type="float" office:value="-236.059484650686" calcext:value-type="float">
            <text:p>-236.05948465068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2.609001159668" calcext:value-type="float">
            <text:p>42.609001159668</text:p>
          </table:table-cell>
          <table:table-cell office:value-type="float" office:value="-2.08200001716614" calcext:value-type="float">
            <text:p>-2.08200001716614</text:p>
          </table:table-cell>
          <table:table-cell office:value-type="float" office:value="-8.91300010681152" calcext:value-type="float">
            <text:p>-8.91300010681152</text:p>
          </table:table-cell>
          <table:table-cell office:value-type="float" office:value="100.841003417969" calcext:value-type="float">
            <text:p>100.841003417969</text:p>
          </table:table-cell>
          <table:table-cell office:value-type="float" office:value="-222.659291702624" calcext:value-type="float">
            <text:p>-222.6592917026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3.2330017089844" calcext:value-type="float">
            <text:p>43.2330017089844</text:p>
          </table:table-cell>
          <table:table-cell office:value-type="float" office:value="4.69999980926514" calcext:value-type="float">
            <text:p>4.69999980926514</text:p>
          </table:table-cell>
          <table:table-cell office:value-type="float" office:value="-10.6070003509522" calcext:value-type="float">
            <text:p>-10.6070003509522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07.800258082876" calcext:value-type="float">
            <text:p>-207.8002580828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3.1300010681152" calcext:value-type="float">
            <text:p>43.1300010681152</text:p>
          </table:table-cell>
          <table:table-cell office:value-type="float" office:value="-4.60099983215332" calcext:value-type="float">
            <text:p>-4.60099983215332</text:p>
          </table:table-cell>
          <table:table-cell office:value-type="float" office:value="-8.63300037384033" calcext:value-type="float">
            <text:p>-8.63300037384033</text:p>
          </table:table-cell>
          <table:table-cell office:value-type="float" office:value="100.919998168945" calcext:value-type="float">
            <text:p>100.919998168945</text:p>
          </table:table-cell>
          <table:table-cell office:value-type="float" office:value="-226.389031570834" calcext:value-type="float">
            <text:p>-226.38903157083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0.8419990539551" calcext:value-type="float">
            <text:p>40.8419990539551</text:p>
          </table:table-cell>
          <table:table-cell office:value-type="float" office:value="-6.0460000038147" calcext:value-type="float">
            <text:p>-6.0460000038147</text:p>
          </table:table-cell>
          <table:table-cell office:value-type="float" office:value="-9.11499977111816" calcext:value-type="float">
            <text:p>-9.11499977111816</text:p>
          </table:table-cell>
          <table:table-cell office:value-type="float" office:value="100.932998657227" calcext:value-type="float">
            <text:p>100.932998657227</text:p>
          </table:table-cell>
          <table:table-cell office:value-type="float" office:value="-231.048304841502" calcext:value-type="float">
            <text:p>-231.0483048415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6.4259986877441" calcext:value-type="float">
            <text:p>36.4259986877441</text:p>
          </table:table-cell>
          <table:table-cell office:value-type="float" office:value="-2.93899989128113" calcext:value-type="float">
            <text:p>-2.93899989128113</text:p>
          </table:table-cell>
          <table:table-cell office:value-type="float" office:value="-9.60299968719482" calcext:value-type="float">
            <text:p>-9.60299968719482</text:p>
          </table:table-cell>
          <table:table-cell office:value-type="float" office:value="100.945999145508" calcext:value-type="float">
            <text:p>100.945999145508</text:p>
          </table:table-cell>
          <table:table-cell office:value-type="float" office:value="-216.590597911638" calcext:value-type="float">
            <text:p>-216.5905979116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7.7200012207031" calcext:value-type="float">
            <text:p>37.7200012207031</text:p>
          </table:table-cell>
          <table:table-cell office:value-type="float" office:value="7.91300010681152" calcext:value-type="float">
            <text:p>7.91300010681152</text:p>
          </table:table-cell>
          <table:table-cell office:value-type="float" office:value="-11.8889999389648" calcext:value-type="float">
            <text:p>-11.8889999389648</text:p>
          </table:table-cell>
          <table:table-cell office:value-type="float" office:value="100.906997680664" calcext:value-type="float">
            <text:p>100.906997680664</text:p>
          </table:table-cell>
          <table:table-cell office:value-type="float" office:value="-199.097441039954" calcext:value-type="float">
            <text:p>-199.0974410399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7.9129981994629" calcext:value-type="float">
            <text:p>37.9129981994629</text:p>
          </table:table-cell>
          <table:table-cell office:value-type="float" office:value="10.2629995346069" calcext:value-type="float">
            <text:p>10.2629995346069</text:p>
          </table:table-cell>
          <table:table-cell office:value-type="float" office:value="-13.5369997024536" calcext:value-type="float">
            <text:p>-13.5369997024536</text:p>
          </table:table-cell>
          <table:table-cell office:value-type="float" office:value="100.919998168945" calcext:value-type="float">
            <text:p>100.919998168945</text:p>
          </table:table-cell>
          <table:table-cell office:value-type="float" office:value="-196.888188089132" calcext:value-type="float">
            <text:p>-196.88818808913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8.3219985961914" calcext:value-type="float">
            <text:p>38.3219985961914</text:p>
          </table:table-cell>
          <table:table-cell office:value-type="float" office:value="-5.89200019836426" calcext:value-type="float">
            <text:p>-5.89200019836426</text:p>
          </table:table-cell>
          <table:table-cell office:value-type="float" office:value="-10.1770000457764" calcext:value-type="float">
            <text:p>-10.1770000457764</text:p>
          </table:table-cell>
          <table:table-cell office:value-type="float" office:value="100.911003112793" calcext:value-type="float">
            <text:p>100.911003112793</text:p>
          </table:table-cell>
          <table:table-cell office:value-type="float" office:value="-231.373471896126" calcext:value-type="float">
            <text:p>-231.37347189612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9.7910003662109" calcext:value-type="float">
            <text:p>39.7910003662109</text:p>
          </table:table-cell>
          <table:table-cell office:value-type="float" office:value="-3.90000009536743" calcext:value-type="float">
            <text:p>-3.90000009536743</text:p>
          </table:table-cell>
          <table:table-cell office:value-type="float" office:value="-6.32299995422363" calcext:value-type="float">
            <text:p>-6.32299995422363</text:p>
          </table:table-cell>
          <table:table-cell office:value-type="float" office:value="100.919998168945" calcext:value-type="float">
            <text:p>100.919998168945</text:p>
          </table:table-cell>
          <table:table-cell office:value-type="float" office:value="-220.632260619645" calcext:value-type="float">
            <text:p>-220.63226061964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8.6310005187988" calcext:value-type="float">
            <text:p>38.6310005187988</text:p>
          </table:table-cell>
          <table:table-cell office:value-type="float" office:value="-8.48799991607666" calcext:value-type="float">
            <text:p>-8.48799991607666</text:p>
          </table:table-cell>
          <table:table-cell office:value-type="float" office:value="-6.90999984741211" calcext:value-type="float">
            <text:p>-6.90999984741211</text:p>
          </table:table-cell>
          <table:table-cell office:value-type="float" office:value="100.906997680664" calcext:value-type="float">
            <text:p>100.906997680664</text:p>
          </table:table-cell>
          <table:table-cell office:value-type="float" office:value="119.666403900497" calcext:value-type="float">
            <text:p>119.6664039004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.1319999694824" calcext:value-type="float">
            <text:p>40.1319999694824</text:p>
          </table:table-cell>
          <table:table-cell office:value-type="float" office:value="-10.6490001678467" calcext:value-type="float">
            <text:p>-10.6490001678467</text:p>
          </table:table-cell>
          <table:table-cell office:value-type="float" office:value="-5.84000015258789" calcext:value-type="float">
            <text:p>-5.84000015258789</text:p>
          </table:table-cell>
          <table:table-cell office:value-type="float" office:value="100.919998168945" calcext:value-type="float">
            <text:p>100.919998168945</text:p>
          </table:table-cell>
          <table:table-cell office:value-type="float" office:value="112.598424524888" calcext:value-type="float">
            <text:p>112.59842452488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1.7770004272461" calcext:value-type="float">
            <text:p>41.7770004272461</text:p>
          </table:table-cell>
          <table:table-cell office:value-type="float" office:value="-12.5979995727539" calcext:value-type="float">
            <text:p>-12.5979995727539</text:p>
          </table:table-cell>
          <table:table-cell office:value-type="float" office:value="-1.8289999961853" calcext:value-type="float">
            <text:p>-1.8289999961853</text:p>
          </table:table-cell>
          <table:table-cell office:value-type="float" office:value="100.919998168945" calcext:value-type="float">
            <text:p>100.919998168945</text:p>
          </table:table-cell>
          <table:table-cell office:value-type="float" office:value="101.430868244649" calcext:value-type="float">
            <text:p>101.43086824464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1.9939994812012" calcext:value-type="float">
            <text:p>41.9939994812012</text:p>
          </table:table-cell>
          <table:table-cell office:value-type="float" office:value="-10.8179998397827" calcext:value-type="float">
            <text:p>-10.8179998397827</text:p>
          </table:table-cell>
          <table:table-cell office:value-type="float" office:value="-6.94000005722046" calcext:value-type="float">
            <text:p>-6.94000005722046</text:p>
          </table:table-cell>
          <table:table-cell office:value-type="float" office:value="100.945999145508" calcext:value-type="float">
            <text:p>100.945999145508</text:p>
          </table:table-cell>
          <table:table-cell office:value-type="float" office:value="115.634742053726" calcext:value-type="float">
            <text:p>115.6347420537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2.9850006103516" calcext:value-type="float">
            <text:p>42.9850006103516</text:p>
          </table:table-cell>
          <table:table-cell office:value-type="float" office:value="-16.7560005187988" calcext:value-type="float">
            <text:p>-16.7560005187988</text:p>
          </table:table-cell>
          <table:table-cell office:value-type="float" office:value="-4.69600009918213" calcext:value-type="float">
            <text:p>-4.69600009918213</text:p>
          </table:table-cell>
          <table:table-cell office:value-type="float" office:value="100.958999633789" calcext:value-type="float">
            <text:p>100.958999633789</text:p>
          </table:table-cell>
          <table:table-cell office:value-type="float" office:value="93.2483178966303" calcext:value-type="float">
            <text:p>93.248317896630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9.0130004882812" calcext:value-type="float">
            <text:p>39.0130004882812</text:p>
          </table:table-cell>
          <table:table-cell office:value-type="float" office:value="-23.7800006866455" calcext:value-type="float">
            <text:p>-23.7800006866455</text:p>
          </table:table-cell>
          <table:table-cell office:value-type="float" office:value="1.51300001144409" calcext:value-type="float">
            <text:p>1.51300001144409</text:p>
          </table:table-cell>
          <table:table-cell office:value-type="float" office:value="100.932998657227" calcext:value-type="float">
            <text:p>100.932998657227</text:p>
          </table:table-cell>
          <table:table-cell office:value-type="float" office:value="51.8465716014857" calcext:value-type="float">
            <text:p>51.846571601485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7.310001373291" calcext:value-type="float">
            <text:p>37.310001373291</text:p>
          </table:table-cell>
          <table:table-cell office:value-type="float" office:value="-19.1000003814697" calcext:value-type="float">
            <text:p>-19.1000003814697</text:p>
          </table:table-cell>
          <table:table-cell office:value-type="float" office:value="-3.21499991416931" calcext:value-type="float">
            <text:p>-3.21499991416931</text:p>
          </table:table-cell>
          <table:table-cell office:value-type="float" office:value="100.919998168945" calcext:value-type="float">
            <text:p>100.919998168945</text:p>
          </table:table-cell>
          <table:table-cell office:value-type="float" office:value="79.1191276106678" calcext:value-type="float">
            <text:p>79.119127610667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5.185001373291" calcext:value-type="float">
            <text:p>35.185001373291</text:p>
          </table:table-cell>
          <table:table-cell office:value-type="float" office:value="-23.0060005187988" calcext:value-type="float">
            <text:p>-23.0060005187988</text:p>
          </table:table-cell>
          <table:table-cell office:value-type="float" office:value="3.17899990081787" calcext:value-type="float">
            <text:p>3.17899990081787</text:p>
          </table:table-cell>
          <table:table-cell office:value-type="float" office:value="100.911003112793" calcext:value-type="float">
            <text:p>100.911003112793</text:p>
          </table:table-cell>
          <table:table-cell office:value-type="float" office:value="46.1062727694955" calcext:value-type="float">
            <text:p>46.106272769495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3.1839981079102" calcext:value-type="float">
            <text:p>33.1839981079102</text:p>
          </table:table-cell>
          <table:table-cell office:value-type="float" office:value="-26.621000289917" calcext:value-type="float">
            <text:p>-26.621000289917</text:p>
          </table:table-cell>
          <table:table-cell office:value-type="float" office:value="-5.08799982070923" calcext:value-type="float">
            <text:p>-5.08799982070923</text:p>
          </table:table-cell>
          <table:table-cell office:value-type="float" office:value="100.936996459961" calcext:value-type="float">
            <text:p>100.936996459961</text:p>
          </table:table-cell>
          <table:table-cell office:value-type="float" office:value="62.871114057171" calcext:value-type="float">
            <text:p>62.8711140571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9.617000579834" calcext:value-type="float">
            <text:p>29.617000579834</text:p>
          </table:table-cell>
          <table:table-cell office:value-type="float" office:value="-35.1069984436035" calcext:value-type="float">
            <text:p>-35.1069984436035</text:p>
          </table:table-cell>
          <table:table-cell office:value-type="float" office:value="0.745999991893768" calcext:value-type="float">
            <text:p>0.745999991893768</text:p>
          </table:table-cell>
          <table:table-cell office:value-type="float" office:value="100.949996948242" calcext:value-type="float">
            <text:p>100.949996948242</text:p>
          </table:table-cell>
          <table:table-cell office:value-type="float" office:value="42.6995846239145" calcext:value-type="float">
            <text:p>42.69958462391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8.128999710083" calcext:value-type="float">
            <text:p>28.128999710083</text:p>
          </table:table-cell>
          <table:table-cell office:value-type="float" office:value="-39.1580009460449" calcext:value-type="float">
            <text:p>-39.1580009460449</text:p>
          </table:table-cell>
          <table:table-cell office:value-type="float" office:value="2.24499988555908" calcext:value-type="float">
            <text:p>2.24499988555908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38.0839973351204" calcext:value-type="float">
            <text:p>38.083997335120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7.1900005340576" calcext:value-type="float">
            <text:p>27.1900005340576</text:p>
          </table:table-cell>
          <table:table-cell office:value-type="float" office:value="-38.9959983825684" calcext:value-type="float">
            <text:p>-38.9959983825684</text:p>
          </table:table-cell>
          <table:table-cell office:value-type="float" office:value="2.61400008201599" calcext:value-type="float">
            <text:p>2.61400008201599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40.0190312462998" calcext:value-type="float">
            <text:p>40.019031246299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4.1979999542236" calcext:value-type="float">
            <text:p>24.1979999542236</text:p>
          </table:table-cell>
          <table:table-cell office:value-type="float" office:value="-34.8470001220703" calcext:value-type="float">
            <text:p>-34.8470001220703</text:p>
          </table:table-cell>
          <table:table-cell office:value-type="float" office:value="4.30299997329712" calcext:value-type="float">
            <text:p>4.30299997329712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31.9056260943957" calcext:value-type="float">
            <text:p>31.905626094395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6.2019996643066" calcext:value-type="float">
            <text:p>26.2019996643066</text:p>
          </table:table-cell>
          <table:table-cell office:value-type="float" office:value="-27.0410003662109" calcext:value-type="float">
            <text:p>-27.0410003662109</text:p>
          </table:table-cell>
          <table:table-cell office:value-type="float" office:value="-0.722000002861023" calcext:value-type="float">
            <text:p>-0.722000002861023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50.6027729818405" calcext:value-type="float">
            <text:p>50.602772981840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8.2070007324219" calcext:value-type="float">
            <text:p>28.2070007324219</text:p>
          </table:table-cell>
          <table:table-cell office:value-type="float" office:value="-13.5679998397827" calcext:value-type="float">
            <text:p>-13.5679998397827</text:p>
          </table:table-cell>
          <table:table-cell office:value-type="float" office:value="-4.82100009918213" calcext:value-type="float">
            <text:p>-4.82100009918213</text:p>
          </table:table-cell>
          <table:table-cell office:value-type="float" office:value="100.949996948242" calcext:value-type="float">
            <text:p>100.949996948242</text:p>
          </table:table-cell>
          <table:table-cell office:value-type="float" office:value="100.282745963865" calcext:value-type="float">
            <text:p>100.28274596386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9.9710006713867" calcext:value-type="float">
            <text:p>29.9710006713867</text:p>
          </table:table-cell>
          <table:table-cell office:value-type="float" office:value="-1.73000001907349" calcext:value-type="float">
            <text:p>-1.73000001907349</text:p>
          </table:table-cell>
          <table:table-cell office:value-type="float" office:value="-12.2220001220703" calcext:value-type="float">
            <text:p>-12.2220001220703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-218.261712161563" calcext:value-type="float">
            <text:p>-218.2617121615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8.9360008239746" calcext:value-type="float">
            <text:p>28.9360008239746</text:p>
          </table:table-cell>
          <table:table-cell office:value-type="float" office:value="10.3489999771118" calcext:value-type="float">
            <text:p>10.3489999771118</text:p>
          </table:table-cell>
          <table:table-cell office:value-type="float" office:value="-17.2740001678467" calcext:value-type="float">
            <text:p>-17.2740001678467</text:p>
          </table:table-cell>
          <table:table-cell office:value-type="float" office:value="100.97200012207" calcext:value-type="float">
            <text:p>100.97200012207</text:p>
          </table:table-cell>
          <table:table-cell office:value-type="float" office:value="-198.748811175375" calcext:value-type="float">
            <text:p>-198.74881117537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.8059997558594" calcext:value-type="float">
            <text:p>28.8059997558594</text:p>
          </table:table-cell>
          <table:table-cell office:value-type="float" office:value="20.0149993896484" calcext:value-type="float">
            <text:p>20.0149993896484</text:p>
          </table:table-cell>
          <table:table-cell office:value-type="float" office:value="-18.8110008239746" calcext:value-type="float">
            <text:p>-18.8110008239746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-188.564181540985" calcext:value-type="float">
            <text:p>-188.56418154098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.5919990539551" calcext:value-type="float">
            <text:p>30.5919990539551</text:p>
          </table:table-cell>
          <table:table-cell office:value-type="float" office:value="19.9150009155273" calcext:value-type="float">
            <text:p>19.9150009155273</text:p>
          </table:table-cell>
          <table:table-cell office:value-type="float" office:value="-21.056999206543" calcext:value-type="float">
            <text:p>-21.056999206543</text:p>
          </table:table-cell>
          <table:table-cell office:value-type="float" office:value="100.949996948242" calcext:value-type="float">
            <text:p>100.949996948242</text:p>
          </table:table-cell>
          <table:table-cell office:value-type="float" office:value="-190.49592378594" calcext:value-type="float">
            <text:p>-190.4959237859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1.863000869751" calcext:value-type="float">
            <text:p>31.863000869751</text:p>
          </table:table-cell>
          <table:table-cell office:value-type="float" office:value="18.9220008850098" calcext:value-type="float">
            <text:p>18.9220008850098</text:p>
          </table:table-cell>
          <table:table-cell office:value-type="float" office:value="-20.4169998168945" calcext:value-type="float">
            <text:p>-20.4169998168945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-189.378687424866" calcext:value-type="float">
            <text:p>-189.37868742486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5.523998260498" calcext:value-type="float">
            <text:p>35.523998260498</text:p>
          </table:table-cell>
          <table:table-cell office:value-type="float" office:value="6.85400009155273" calcext:value-type="float">
            <text:p>6.85400009155273</text:p>
          </table:table-cell>
          <table:table-cell office:value-type="float" office:value="-16.2210006713867" calcext:value-type="float">
            <text:p>-16.2210006713867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-198.422167607745" calcext:value-type="float">
            <text:p>-198.4221676077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8.0660018920898" calcext:value-type="float">
            <text:p>38.0660018920898</text:p>
          </table:table-cell>
          <table:table-cell office:value-type="float" office:value="-0.512000024318695" calcext:value-type="float">
            <text:p>-0.512000024318695</text:p>
          </table:table-cell>
          <table:table-cell office:value-type="float" office:value="-8.34000015258789" calcext:value-type="float">
            <text:p>-8.34000015258789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-200.245106735711" calcext:value-type="float">
            <text:p>-200.2451067357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5.2270011901855" calcext:value-type="float">
            <text:p>35.2270011901855</text:p>
          </table:table-cell>
          <table:table-cell office:value-type="float" office:value="-3.92199993133545" calcext:value-type="float">
            <text:p>-3.92199993133545</text:p>
          </table:table-cell>
          <table:table-cell office:value-type="float" office:value="-8.52299976348877" calcext:value-type="float">
            <text:p>-8.52299976348877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-205.154265428444" calcext:value-type="float">
            <text:p>-205.15426542844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9.8479995727539" calcext:value-type="float">
            <text:p>29.8479995727539</text:p>
          </table:table-cell>
          <table:table-cell office:value-type="float" office:value="-4.07999992370606" calcext:value-type="float">
            <text:p>-4.07999992370606</text:p>
          </table:table-cell>
          <table:table-cell office:value-type="float" office:value="-7.91499996185303" calcext:value-type="float">
            <text:p>-7.91499996185303</text:p>
          </table:table-cell>
          <table:table-cell office:value-type="float" office:value="100.954002380371" calcext:value-type="float">
            <text:p>100.954002380371</text:p>
          </table:table-cell>
          <table:table-cell office:value-type="float" office:value="-201.180629032484" calcext:value-type="float">
            <text:p>-201.18062903248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7.7530002593994" calcext:value-type="float">
            <text:p>27.7530002593994</text:p>
          </table:table-cell>
          <table:table-cell office:value-type="float" office:value="-2.61199998855591" calcext:value-type="float">
            <text:p>-2.61199998855591</text:p>
          </table:table-cell>
          <table:table-cell office:value-type="float" office:value="-8.01299953460693" calcext:value-type="float">
            <text:p>-8.01299953460693</text:p>
          </table:table-cell>
          <table:table-cell office:value-type="float" office:value="100.949996948242" calcext:value-type="float">
            <text:p>100.949996948242</text:p>
          </table:table-cell>
          <table:table-cell office:value-type="float" office:value="-197.826441804565" calcext:value-type="float">
            <text:p>-197.82644180456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.0499992370605" calcext:value-type="float">
            <text:p>28.0499992370605</text:p>
          </table:table-cell>
          <table:table-cell office:value-type="float" office:value="-3.80299997329712" calcext:value-type="float">
            <text:p>-3.80299997329712</text:p>
          </table:table-cell>
          <table:table-cell office:value-type="float" office:value="-7.74200010299683" calcext:value-type="float">
            <text:p>-7.74200010299683</text:p>
          </table:table-cell>
          <table:table-cell office:value-type="float" office:value="100.936996459961" calcext:value-type="float">
            <text:p>100.936996459961</text:p>
          </table:table-cell>
          <table:table-cell office:value-type="float" office:value="-202.047168424648" calcext:value-type="float">
            <text:p>-202.04716842464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6.507999420166" calcext:value-type="float">
            <text:p>26.507999420166</text:p>
          </table:table-cell>
          <table:table-cell office:value-type="float" office:value="-4.76000022888184" calcext:value-type="float">
            <text:p>-4.76000022888184</text:p>
          </table:table-cell>
          <table:table-cell office:value-type="float" office:value="0.934000015258789" calcext:value-type="float">
            <text:p>0.934000015258789</text:p>
          </table:table-cell>
          <table:table-cell office:value-type="float" office:value="100.949996948242" calcext:value-type="float">
            <text:p>100.949996948242</text:p>
          </table:table-cell>
          <table:table-cell office:value-type="float" office:value="-143.012524826273" calcext:value-type="float">
            <text:p>-143.01252482627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4.6720008850098" calcext:value-type="float">
            <text:p>24.6720008850098</text:p>
          </table:table-cell>
          <table:table-cell office:value-type="float" office:value="-5.39499998092651" calcext:value-type="float">
            <text:p>-5.39499998092651</text:p>
          </table:table-cell>
          <table:table-cell office:value-type="float" office:value="13.1879997253418" calcext:value-type="float">
            <text:p>13.1879997253418</text:p>
          </table:table-cell>
          <table:table-cell office:value-type="float" office:value="100.967002868652" calcext:value-type="float">
            <text:p>100.967002868652</text:p>
          </table:table-cell>
          <table:table-cell office:value-type="float" office:value="-78.9832169574353" calcext:value-type="float">
            <text:p>-78.983216957435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.8659992218018" calcext:value-type="float">
            <text:p>21.8659992218018</text:p>
          </table:table-cell>
          <table:table-cell office:value-type="float" office:value="-4.62900018692017" calcext:value-type="float">
            <text:p>-4.62900018692017</text:p>
          </table:table-cell>
          <table:table-cell office:value-type="float" office:value="18.6870002746582" calcext:value-type="float">
            <text:p>18.6870002746582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-79.309019083379" calcext:value-type="float">
            <text:p>-79.30901908337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.1560001373291" calcext:value-type="float">
            <text:p>20.1560001373291</text:p>
          </table:table-cell>
          <table:table-cell office:value-type="float" office:value="-4.68100023269653" calcext:value-type="float">
            <text:p>-4.68100023269653</text:p>
          </table:table-cell>
          <table:table-cell office:value-type="float" office:value="23.8139991760254" calcext:value-type="float">
            <text:p>23.8139991760254</text:p>
          </table:table-cell>
          <table:table-cell office:value-type="float" office:value="100.962997436523" calcext:value-type="float">
            <text:p>100.962997436523</text:p>
          </table:table-cell>
          <table:table-cell office:value-type="float" office:value="-77.8748133466563" calcext:value-type="float">
            <text:p>-77.874813346656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.9969997406006" calcext:value-type="float">
            <text:p>20.9969997406006</text:p>
          </table:table-cell>
          <table:table-cell office:value-type="float" office:value="-5.67700004577637" calcext:value-type="float">
            <text:p>-5.67700004577637</text:p>
          </table:table-cell>
          <table:table-cell office:value-type="float" office:value="19.4680004119873" calcext:value-type="float">
            <text:p>19.4680004119873</text:p>
          </table:table-cell>
          <table:table-cell office:value-type="float" office:value="100.980003356934" calcext:value-type="float">
            <text:p>100.980003356934</text:p>
          </table:table-cell>
          <table:table-cell office:value-type="float" office:value="-80.0976884827795" calcext:value-type="float">
            <text:p>-80.09768848277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.371000289917" calcext:value-type="float">
            <text:p>18.371000289917</text:p>
          </table:table-cell>
          <table:table-cell office:value-type="float" office:value="-10.6759996414185" calcext:value-type="float">
            <text:p>-10.6759996414185</text:p>
          </table:table-cell>
          <table:table-cell office:value-type="float" office:value="-1.83399999141693" calcext:value-type="float">
            <text:p>-1.83399999141693</text:p>
          </table:table-cell>
          <table:table-cell office:value-type="float" office:value="100.949996948242" calcext:value-type="float">
            <text:p>100.949996948242</text:p>
          </table:table-cell>
          <table:table-cell office:value-type="float" office:value="-162.608606749375" calcext:value-type="float">
            <text:p>-162.6086067493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1.7049999237061" calcext:value-type="float">
            <text:p>21.7049999237061</text:p>
          </table:table-cell>
          <table:table-cell office:value-type="float" office:value="-5.34000015258789" calcext:value-type="float">
            <text:p>-5.34000015258789</text:p>
          </table:table-cell>
          <table:table-cell office:value-type="float" office:value="-3.01900005340576" calcext:value-type="float">
            <text:p>-3.01900005340576</text:p>
          </table:table-cell>
          <table:table-cell office:value-type="float" office:value="100.94100189209" calcext:value-type="float">
            <text:p>100.94100189209</text:p>
          </table:table-cell>
          <table:table-cell office:value-type="float" office:value="-174.299897001951" calcext:value-type="float">
            <text:p>-174.29989700195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4.57200050354" calcext:value-type="float">
            <text:p>24.57200050354</text:p>
          </table:table-cell>
          <table:table-cell office:value-type="float" office:value="-6.54400014877319" calcext:value-type="float">
            <text:p>-6.54400014877319</text:p>
          </table:table-cell>
          <table:table-cell office:value-type="float" office:value="-5.66400003433228" calcext:value-type="float">
            <text:p>-5.66400003433228</text:p>
          </table:table-cell>
          <table:table-cell office:value-type="float" office:value="100.967002868652" calcext:value-type="float">
            <text:p>100.967002868652</text:p>
          </table:table-cell>
          <table:table-cell office:value-type="float" office:value="-204.139616234115" calcext:value-type="float">
            <text:p>-204.1396162341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3.6209983825684" calcext:value-type="float">
            <text:p>33.6209983825684</text:p>
          </table:table-cell>
          <table:table-cell office:value-type="float" office:value="-13.1750001907349" calcext:value-type="float">
            <text:p>-13.1750001907349</text:p>
          </table:table-cell>
          <table:table-cell office:value-type="float" office:value="-18.6280002593994" calcext:value-type="float">
            <text:p>-18.6280002593994</text:p>
          </table:table-cell>
          <table:table-cell office:value-type="float" office:value="100.99299621582" calcext:value-type="float">
            <text:p>100.99299621582</text:p>
          </table:table-cell>
          <table:table-cell office:value-type="float" office:value="119.804285038315" calcext:value-type="float">
            <text:p>119.8042850383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4.5419998168945" calcext:value-type="float">
            <text:p>34.5419998168945</text:p>
          </table:table-cell>
          <table:table-cell office:value-type="float" office:value="-10.6909999847412" calcext:value-type="float">
            <text:p>-10.6909999847412</text:p>
          </table:table-cell>
          <table:table-cell office:value-type="float" office:value="-26.4270000457764" calcext:value-type="float">
            <text:p>-26.4270000457764</text:p>
          </table:table-cell>
          <table:table-cell office:value-type="float" office:value="100.980003356934" calcext:value-type="float">
            <text:p>100.980003356934</text:p>
          </table:table-cell>
          <table:table-cell office:value-type="float" office:value="-236.857783762956" calcext:value-type="float">
            <text:p>-236.85778376295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8.6199989318848" calcext:value-type="float">
            <text:p>38.6199989318848</text:p>
          </table:table-cell>
          <table:table-cell office:value-type="float" office:value="-13.7440004348755" calcext:value-type="float">
            <text:p>-13.7440004348755</text:p>
          </table:table-cell>
          <table:table-cell office:value-type="float" office:value="-37.939998626709" calcext:value-type="float">
            <text:p>-37.939998626709</text:p>
          </table:table-cell>
          <table:table-cell office:value-type="float" office:value="100.99299621582" calcext:value-type="float">
            <text:p>100.99299621582</text:p>
          </table:table-cell>
          <table:table-cell office:value-type="float" office:value="118.602150722032" calcext:value-type="float">
            <text:p>118.60215072203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9.2569999694824" calcext:value-type="float">
            <text:p>39.2569999694824</text:p>
          </table:table-cell>
          <table:table-cell office:value-type="float" office:value="-13.3699998855591" calcext:value-type="float">
            <text:p>-13.3699998855591</text:p>
          </table:table-cell>
          <table:table-cell office:value-type="float" office:value="-36.6370010375977" calcext:value-type="float">
            <text:p>-36.6370010375977</text:p>
          </table:table-cell>
          <table:table-cell office:value-type="float" office:value="100.99299621582" calcext:value-type="float">
            <text:p>100.99299621582</text:p>
          </table:table-cell>
          <table:table-cell office:value-type="float" office:value="118.54055062587" calcext:value-type="float">
            <text:p>118.5405506258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3.3689994812012" calcext:value-type="float">
            <text:p>33.3689994812012</text:p>
          </table:table-cell>
          <table:table-cell office:value-type="float" office:value="-3.92300009727478" calcext:value-type="float">
            <text:p>-3.92300009727478</text:p>
          </table:table-cell>
          <table:table-cell office:value-type="float" office:value="-7.56400012969971" calcext:value-type="float">
            <text:p>-7.56400012969971</text:p>
          </table:table-cell>
          <table:table-cell office:value-type="float" office:value="100.980003356934" calcext:value-type="float">
            <text:p>100.980003356934</text:p>
          </table:table-cell>
          <table:table-cell office:value-type="float" office:value="-203.250689360543" calcext:value-type="float">
            <text:p>-203.25068936054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5.1380004882812" calcext:value-type="float">
            <text:p>35.1380004882812</text:p>
          </table:table-cell>
          <table:table-cell office:value-type="float" office:value="-3.97099995613098" calcext:value-type="float">
            <text:p>-3.97099995613098</text:p>
          </table:table-cell>
          <table:table-cell office:value-type="float" office:value="-8.30000019073486" calcext:value-type="float">
            <text:p>-8.30000019073486</text:p>
          </table:table-cell>
          <table:table-cell office:value-type="float" office:value="100.967002868652" calcext:value-type="float">
            <text:p>100.967002868652</text:p>
          </table:table-cell>
          <table:table-cell office:value-type="float" office:value="-210.312817188298" calcext:value-type="float">
            <text:p>-210.31281718829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3.6629981994629" calcext:value-type="float">
            <text:p>33.6629981994629</text:p>
          </table:table-cell>
          <table:table-cell office:value-type="float" office:value="-3.34200000762939" calcext:value-type="float">
            <text:p>-3.34200000762939</text:p>
          </table:table-cell>
          <table:table-cell office:value-type="float" office:value="-7.39599990844727" calcext:value-type="float">
            <text:p>-7.39599990844727</text:p>
          </table:table-cell>
          <table:table-cell office:value-type="float" office:value="100.958000183105" calcext:value-type="float">
            <text:p>100.958000183105</text:p>
          </table:table-cell>
          <table:table-cell office:value-type="float" office:value="-203.594561484073" calcext:value-type="float">
            <text:p>-203.59456148407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.4440002441406" calcext:value-type="float">
            <text:p>32.4440002441406</text:p>
          </table:table-cell>
          <table:table-cell office:value-type="float" office:value="-4.67899990081787" calcext:value-type="float">
            <text:p>-4.67899990081787</text:p>
          </table:table-cell>
          <table:table-cell office:value-type="float" office:value="-9.02799987792969" calcext:value-type="float">
            <text:p>-9.02799987792969</text:p>
          </table:table-cell>
          <table:table-cell office:value-type="float" office:value="100.954002380371" calcext:value-type="float">
            <text:p>100.954002380371</text:p>
          </table:table-cell>
          <table:table-cell office:value-type="float" office:value="-217.188951902407" calcext:value-type="float">
            <text:p>-217.1889519024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1.0270004272461" calcext:value-type="float">
            <text:p>31.0270004272461</text:p>
          </table:table-cell>
          <table:table-cell office:value-type="float" office:value="-3.32800006866455" calcext:value-type="float">
            <text:p>-3.32800006866455</text:p>
          </table:table-cell>
          <table:table-cell office:value-type="float" office:value="-7.46000003814697" calcext:value-type="float">
            <text:p>-7.46000003814697</text:p>
          </table:table-cell>
          <table:table-cell office:value-type="float" office:value="100.931999206543" calcext:value-type="float">
            <text:p>100.931999206543</text:p>
          </table:table-cell>
          <table:table-cell office:value-type="float" office:value="-206.55871899199" calcext:value-type="float">
            <text:p>-206.5587189919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.3810005187988" calcext:value-type="float">
            <text:p>30.3810005187988</text:p>
          </table:table-cell>
          <table:table-cell office:value-type="float" office:value="-4.48099994659424" calcext:value-type="float">
            <text:p>-4.48099994659424</text:p>
          </table:table-cell>
          <table:table-cell office:value-type="float" office:value="-8.71399974822998" calcext:value-type="float">
            <text:p>-8.71399974822998</text:p>
          </table:table-cell>
          <table:table-cell office:value-type="float" office:value="100.915000915527" calcext:value-type="float">
            <text:p>100.915000915527</text:p>
          </table:table-cell>
          <table:table-cell office:value-type="float" office:value="-215.389164284602" calcext:value-type="float">
            <text:p>-215.3891642846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.5149993896484" calcext:value-type="float">
            <text:p>30.5149993896484</text:p>
          </table:table-cell>
          <table:table-cell office:value-type="float" office:value="-5.37599992752075" calcext:value-type="float">
            <text:p>-5.37599992752075</text:p>
          </table:table-cell>
          <table:table-cell office:value-type="float" office:value="-7.15700006484985" calcext:value-type="float">
            <text:p>-7.15700006484985</text:p>
          </table:table-cell>
          <table:table-cell office:value-type="float" office:value="100.888000488281" calcext:value-type="float">
            <text:p>100.888000488281</text:p>
          </table:table-cell>
          <table:table-cell office:value-type="float" office:value="-215.275579466178" calcext:value-type="float">
            <text:p>-215.27557946617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1.798999786377" calcext:value-type="float">
            <text:p>31.798999786377</text:p>
          </table:table-cell>
          <table:table-cell office:value-type="float" office:value="-3.55900001525879" calcext:value-type="float">
            <text:p>-3.55900001525879</text:p>
          </table:table-cell>
          <table:table-cell office:value-type="float" office:value="-8.70899963378906" calcext:value-type="float">
            <text:p>-8.70899963378906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16.951905361951" calcext:value-type="float">
            <text:p>-216.95190536195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2.234001159668" calcext:value-type="float">
            <text:p>32.234001159668</text:p>
          </table:table-cell>
          <table:table-cell office:value-type="float" office:value="-6.07800006866455" calcext:value-type="float">
            <text:p>-6.07800006866455</text:p>
          </table:table-cell>
          <table:table-cell office:value-type="float" office:value="-7.51100015640259" calcext:value-type="float">
            <text:p>-7.51100015640259</text:p>
          </table:table-cell>
          <table:table-cell office:value-type="float" office:value="100.875" calcext:value-type="float">
            <text:p>100.875</text:p>
          </table:table-cell>
          <table:table-cell office:value-type="float" office:value="-229.284281186207" calcext:value-type="float">
            <text:p>-229.2842811862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.25" calcext:value-type="float">
            <text:p>32.25</text:p>
          </table:table-cell>
          <table:table-cell office:value-type="float" office:value="-4.40700006484985" calcext:value-type="float">
            <text:p>-4.40700006484985</text:p>
          </table:table-cell>
          <table:table-cell office:value-type="float" office:value="-8.28499984741211" calcext:value-type="float">
            <text:p>-8.28499984741211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19.030528608893" calcext:value-type="float">
            <text:p>-219.03052860889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2.0880012512207" calcext:value-type="float">
            <text:p>32.0880012512207</text:p>
          </table:table-cell>
          <table:table-cell office:value-type="float" office:value="-3.76399993896484" calcext:value-type="float">
            <text:p>-3.76399993896484</text:p>
          </table:table-cell>
          <table:table-cell office:value-type="float" office:value="-8.20400047302246" calcext:value-type="float">
            <text:p>-8.20400047302246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19.668182904441" calcext:value-type="float">
            <text:p>-219.66818290444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1.2530002593994" calcext:value-type="float">
            <text:p>31.2530002593994</text:p>
          </table:table-cell>
          <table:table-cell office:value-type="float" office:value="-4.2649998664856" calcext:value-type="float">
            <text:p>-4.2649998664856</text:p>
          </table:table-cell>
          <table:table-cell office:value-type="float" office:value="-8.30200004577637" calcext:value-type="float">
            <text:p>-8.30200004577637</text:p>
          </table:table-cell>
          <table:table-cell office:value-type="float" office:value="100.861999511719" calcext:value-type="float">
            <text:p>100.861999511719</text:p>
          </table:table-cell>
          <table:table-cell office:value-type="float" office:value="-218.07144328286" calcext:value-type="float">
            <text:p>-218.0714432828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.6319999694824" calcext:value-type="float">
            <text:p>30.6319999694824</text:p>
          </table:table-cell>
          <table:table-cell office:value-type="float" office:value="-4.62900018692017" calcext:value-type="float">
            <text:p>-4.62900018692017</text:p>
          </table:table-cell>
          <table:table-cell office:value-type="float" office:value="-8.17099952697754" calcext:value-type="float">
            <text:p>-8.17099952697754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0.862787751209" calcext:value-type="float">
            <text:p>-220.8627877512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.636999130249" calcext:value-type="float">
            <text:p>30.636999130249</text:p>
          </table:table-cell>
          <table:table-cell office:value-type="float" office:value="-4.17000007629395" calcext:value-type="float">
            <text:p>-4.17000007629395</text:p>
          </table:table-cell>
          <table:table-cell office:value-type="float" office:value="-9.60999965667725" calcext:value-type="float">
            <text:p>-9.60999965667725</text:p>
          </table:table-cell>
          <table:table-cell office:value-type="float" office:value="100.861999511719" calcext:value-type="float">
            <text:p>100.861999511719</text:p>
          </table:table-cell>
          <table:table-cell office:value-type="float" office:value="-221.714000673527" calcext:value-type="float">
            <text:p>-221.71400067352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.2250003814697" calcext:value-type="float">
            <text:p>29.2250003814697</text:p>
          </table:table-cell>
          <table:table-cell office:value-type="float" office:value="-6.51100015640259" calcext:value-type="float">
            <text:p>-6.51100015640259</text:p>
          </table:table-cell>
          <table:table-cell office:value-type="float" office:value="-8.60700035095215" calcext:value-type="float">
            <text:p>-8.60700035095215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32.538246856256" calcext:value-type="float">
            <text:p>-232.53824685625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8.2469997406006" calcext:value-type="float">
            <text:p>28.2469997406006</text:p>
          </table:table-cell>
          <table:table-cell office:value-type="float" office:value="-5.61100006103516" calcext:value-type="float">
            <text:p>-5.61100006103516</text:p>
          </table:table-cell>
          <table:table-cell office:value-type="float" office:value="-8.73499965667725" calcext:value-type="float">
            <text:p>-8.73499965667725</text:p>
          </table:table-cell>
          <table:table-cell office:value-type="float" office:value="100.852996826172" calcext:value-type="float">
            <text:p>100.852996826172</text:p>
          </table:table-cell>
          <table:table-cell office:value-type="float" office:value="-225.092928383246" calcext:value-type="float">
            <text:p>-225.09292838324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7.7049999237061" calcext:value-type="float">
            <text:p>27.7049999237061</text:p>
          </table:table-cell>
          <table:table-cell office:value-type="float" office:value="-5.43300008773804" calcext:value-type="float">
            <text:p>-5.43300008773804</text:p>
          </table:table-cell>
          <table:table-cell office:value-type="float" office:value="-8.58199977874756" calcext:value-type="float">
            <text:p>-8.58199977874756</text:p>
          </table:table-cell>
          <table:table-cell office:value-type="float" office:value="100.861999511719" calcext:value-type="float">
            <text:p>100.861999511719</text:p>
          </table:table-cell>
          <table:table-cell office:value-type="float" office:value="-224.288351505011" calcext:value-type="float">
            <text:p>-224.2883515050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7.9759998321533" calcext:value-type="float">
            <text:p>27.9759998321533</text:p>
          </table:table-cell>
          <table:table-cell office:value-type="float" office:value="-4.19600009918213" calcext:value-type="float">
            <text:p>-4.19600009918213</text:p>
          </table:table-cell>
          <table:table-cell office:value-type="float" office:value="-9.04699993133545" calcext:value-type="float">
            <text:p>-9.04699993133545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18.604115791727" calcext:value-type="float">
            <text:p>-218.6041157917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9.1720008850098" calcext:value-type="float">
            <text:p>29.1720008850098</text:p>
          </table:table-cell>
          <table:table-cell office:value-type="float" office:value="-7.25500011444092" calcext:value-type="float">
            <text:p>-7.25500011444092</text:p>
          </table:table-cell>
          <table:table-cell office:value-type="float" office:value="-9.78699970245361" calcext:value-type="float">
            <text:p>-9.78699970245361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34.842146478073" calcext:value-type="float">
            <text:p>-234.84214647807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7.6060009002686" calcext:value-type="float">
            <text:p>27.6060009002686</text:p>
          </table:table-cell>
          <table:table-cell office:value-type="float" office:value="-6.96099996566772" calcext:value-type="float">
            <text:p>-6.96099996566772</text:p>
          </table:table-cell>
          <table:table-cell office:value-type="float" office:value="-8.70499992370606" calcext:value-type="float">
            <text:p>-8.70499992370606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7.730390700771" calcext:value-type="float">
            <text:p>-227.73039070077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.9080009460449" calcext:value-type="float">
            <text:p>26.9080009460449</text:p>
          </table:table-cell>
          <table:table-cell office:value-type="float" office:value="-7.26800012588501" calcext:value-type="float">
            <text:p>-7.26800012588501</text:p>
          </table:table-cell>
          <table:table-cell office:value-type="float" office:value="-10.0050001144409" calcext:value-type="float">
            <text:p>-10.0050001144409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8.439868853042" calcext:value-type="float">
            <text:p>-228.43986885304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8.1439990997314" calcext:value-type="float">
            <text:p>28.1439990997314</text:p>
          </table:table-cell>
          <table:table-cell office:value-type="float" office:value="-4.52299976348877" calcext:value-type="float">
            <text:p>-4.52299976348877</text:p>
          </table:table-cell>
          <table:table-cell office:value-type="float" office:value="-10.6750001907349" calcext:value-type="float">
            <text:p>-10.6750001907349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0.271668283091" calcext:value-type="float">
            <text:p>-220.27166828309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1.1229991912842" calcext:value-type="float">
            <text:p>31.1229991912842</text:p>
          </table:table-cell>
          <table:table-cell office:value-type="float" office:value="-7.54500007629395" calcext:value-type="float">
            <text:p>-7.54500007629395</text:p>
          </table:table-cell>
          <table:table-cell office:value-type="float" office:value="-9.10599994659424" calcext:value-type="float">
            <text:p>-9.10599994659424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31.963010735042" calcext:value-type="float">
            <text:p>-231.9630107350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1.2800006866455" calcext:value-type="float">
            <text:p>31.2800006866455</text:p>
          </table:table-cell>
          <table:table-cell office:value-type="float" office:value="-6.90299987792969" calcext:value-type="float">
            <text:p>-6.90299987792969</text:p>
          </table:table-cell>
          <table:table-cell office:value-type="float" office:value="-9.37399959564209" calcext:value-type="float">
            <text:p>-9.37399959564209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6.715133236531" calcext:value-type="float">
            <text:p>-226.71513323653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1.3889999389648" calcext:value-type="float">
            <text:p>31.3889999389648</text:p>
          </table:table-cell>
          <table:table-cell office:value-type="float" office:value="-7.01200008392334" calcext:value-type="float">
            <text:p>-7.01200008392334</text:p>
          </table:table-cell>
          <table:table-cell office:value-type="float" office:value="-9.05399990081787" calcext:value-type="float">
            <text:p>-9.05399990081787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9.515489550788" calcext:value-type="float">
            <text:p>-229.51548955078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.9139995574951" calcext:value-type="float">
            <text:p>30.9139995574951</text:p>
          </table:table-cell>
          <table:table-cell office:value-type="float" office:value="-7.28299999237061" calcext:value-type="float">
            <text:p>-7.28299999237061</text:p>
          </table:table-cell>
          <table:table-cell office:value-type="float" office:value="-9.83399963378906" calcext:value-type="float">
            <text:p>-9.83399963378906</text:p>
          </table:table-cell>
          <table:table-cell office:value-type="float" office:value="100.891998291016" calcext:value-type="float">
            <text:p>100.891998291016</text:p>
          </table:table-cell>
          <table:table-cell office:value-type="float" office:value="-225.141386105755" calcext:value-type="float">
            <text:p>-225.1413861057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.1499996185303" calcext:value-type="float">
            <text:p>30.1499996185303</text:p>
          </table:table-cell>
          <table:table-cell office:value-type="float" office:value="-6.65199995040894" calcext:value-type="float">
            <text:p>-6.65199995040894</text:p>
          </table:table-cell>
          <table:table-cell office:value-type="float" office:value="-8.40299987792969" calcext:value-type="float">
            <text:p>-8.40299987792969</text:p>
          </table:table-cell>
          <table:table-cell office:value-type="float" office:value="100.896003723145" calcext:value-type="float">
            <text:p>100.896003723145</text:p>
          </table:table-cell>
          <table:table-cell office:value-type="float" office:value="-219.786251256274" calcext:value-type="float">
            <text:p>-219.78625125627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.1590003967285" calcext:value-type="float">
            <text:p>29.1590003967285</text:p>
          </table:table-cell>
          <table:table-cell office:value-type="float" office:value="-7.03399991989136" calcext:value-type="float">
            <text:p>-7.03399991989136</text:p>
          </table:table-cell>
          <table:table-cell office:value-type="float" office:value="-9.95600032806397" calcext:value-type="float">
            <text:p>-9.95600032806397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2.708408434663" calcext:value-type="float">
            <text:p>-222.70840843466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8.1380004882812" calcext:value-type="float">
            <text:p>28.1380004882812</text:p>
          </table:table-cell>
          <table:table-cell office:value-type="float" office:value="-6.84200000762939" calcext:value-type="float">
            <text:p>-6.84200000762939</text:p>
          </table:table-cell>
          <table:table-cell office:value-type="float" office:value="-8.85999965667725" calcext:value-type="float">
            <text:p>-8.85999965667725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18.444302311191" calcext:value-type="float">
            <text:p>-218.44430231119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.326000213623" calcext:value-type="float">
            <text:p>27.326000213623</text:p>
          </table:table-cell>
          <table:table-cell office:value-type="float" office:value="-6.83500003814697" calcext:value-type="float">
            <text:p>-6.83500003814697</text:p>
          </table:table-cell>
          <table:table-cell office:value-type="float" office:value="-9.27200031280518" calcext:value-type="float">
            <text:p>-9.27200031280518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17.43961430065" calcext:value-type="float">
            <text:p>-217.4396143006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.2290000915527" calcext:value-type="float">
            <text:p>26.2290000915527</text:p>
          </table:table-cell>
          <table:table-cell office:value-type="float" office:value="-6.58099985122681" calcext:value-type="float">
            <text:p>-6.58099985122681</text:p>
          </table:table-cell>
          <table:table-cell office:value-type="float" office:value="-9.75" calcext:value-type="float">
            <text:p>-9.75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19.642249958983" calcext:value-type="float">
            <text:p>-219.64224995898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.818000793457" calcext:value-type="float">
            <text:p>22.818000793457</text:p>
          </table:table-cell>
          <table:table-cell office:value-type="float" office:value="-8.20699977874756" calcext:value-type="float">
            <text:p>-8.20699977874756</text:p>
          </table:table-cell>
          <table:table-cell office:value-type="float" office:value="-8.66300010681152" calcext:value-type="float">
            <text:p>-8.66300010681152</text:p>
          </table:table-cell>
          <table:table-cell office:value-type="float" office:value="100.857002258301" calcext:value-type="float">
            <text:p>100.857002258301</text:p>
          </table:table-cell>
          <table:table-cell office:value-type="float" office:value="-214.903750266549" calcext:value-type="float">
            <text:p>-214.90375026654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8.0729999542236" calcext:value-type="float">
            <text:p>28.0729999542236</text:p>
          </table:table-cell>
          <table:table-cell office:value-type="float" office:value="-8.96100044250488" calcext:value-type="float">
            <text:p>-8.96100044250488</text:p>
          </table:table-cell>
          <table:table-cell office:value-type="float" office:value="-9.70600032806397" calcext:value-type="float">
            <text:p>-9.70600032806397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25.885554526753" calcext:value-type="float">
            <text:p>-225.88555452675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5.2140007019043" calcext:value-type="float">
            <text:p>35.2140007019043</text:p>
          </table:table-cell>
          <table:table-cell office:value-type="float" office:value="-6.92199993133545" calcext:value-type="float">
            <text:p>-6.92199993133545</text:p>
          </table:table-cell>
          <table:table-cell office:value-type="float" office:value="-7.44500017166138" calcext:value-type="float">
            <text:p>-7.44500017166138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0.424988025224" calcext:value-type="float">
            <text:p>-220.4249880252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8.5989990234375" calcext:value-type="float">
            <text:p>38.5989990234375</text:p>
          </table:table-cell>
          <table:table-cell office:value-type="float" office:value="-7.19600009918213" calcext:value-type="float">
            <text:p>-7.19600009918213</text:p>
          </table:table-cell>
          <table:table-cell office:value-type="float" office:value="-10.2340002059937" calcext:value-type="float">
            <text:p>-10.2340002059937</text:p>
          </table:table-cell>
          <table:table-cell office:value-type="float" office:value="100.878997802734" calcext:value-type="float">
            <text:p>100.878997802734</text:p>
          </table:table-cell>
          <table:table-cell office:value-type="float" office:value="-225.385395707144" calcext:value-type="float">
            <text:p>-225.38539570714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.9900016784668" calcext:value-type="float">
            <text:p>40.9900016784668</text:p>
          </table:table-cell>
          <table:table-cell office:value-type="float" office:value="-6.6230001449585" calcext:value-type="float">
            <text:p>-6.6230001449585</text:p>
          </table:table-cell>
          <table:table-cell office:value-type="float" office:value="-8.45699977874756" calcext:value-type="float">
            <text:p>-8.45699977874756</text:p>
          </table:table-cell>
          <table:table-cell office:value-type="float" office:value="100.896003723145" calcext:value-type="float">
            <text:p>100.896003723145</text:p>
          </table:table-cell>
          <table:table-cell office:value-type="float" office:value="-225.352624498304" calcext:value-type="float">
            <text:p>-225.3526244983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2.7480010986328" calcext:value-type="float">
            <text:p>42.7480010986328</text:p>
          </table:table-cell>
          <table:table-cell office:value-type="float" office:value="-6.93599987030029" calcext:value-type="float">
            <text:p>-6.93599987030029</text:p>
          </table:table-cell>
          <table:table-cell office:value-type="float" office:value="-9.33800029754639" calcext:value-type="float">
            <text:p>-9.33800029754639</text:p>
          </table:table-cell>
          <table:table-cell office:value-type="float" office:value="100.883003234863" calcext:value-type="float">
            <text:p>100.883003234863</text:p>
          </table:table-cell>
          <table:table-cell office:value-type="float" office:value="-225.765673725052" calcext:value-type="float">
            <text:p>-225.76567372505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4.9819984436035" calcext:value-type="float">
            <text:p>44.9819984436035</text:p>
          </table:table-cell>
          <table:table-cell office:value-type="float" office:value="-5.9520001411438" calcext:value-type="float">
            <text:p>-5.9520001411438</text:p>
          </table:table-cell>
          <table:table-cell office:value-type="float" office:value="-9.78600025177002" calcext:value-type="float">
            <text:p>-9.78600025177002</text:p>
          </table:table-cell>
          <table:table-cell office:value-type="float" office:value="100.883003234863" calcext:value-type="float">
            <text:p>100.883003234863</text:p>
          </table:table-cell>
          <table:table-cell office:value-type="float" office:value="-222.409088660712" calcext:value-type="float">
            <text:p>-222.4090886607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3.5519981384277" calcext:value-type="float">
            <text:p>53.5519981384277</text:p>
          </table:table-cell>
          <table:table-cell office:value-type="float" office:value="-6.95100021362305" calcext:value-type="float">
            <text:p>-6.95100021362305</text:p>
          </table:table-cell>
          <table:table-cell office:value-type="float" office:value="-9.13099956512451" calcext:value-type="float">
            <text:p>-9.13099956512451</text:p>
          </table:table-cell>
          <table:table-cell office:value-type="float" office:value="100.883003234863" calcext:value-type="float">
            <text:p>100.883003234863</text:p>
          </table:table-cell>
          <table:table-cell office:value-type="float" office:value="-226.035718182479" calcext:value-type="float">
            <text:p>-226.03571818247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7.257999420166" calcext:value-type="float">
            <text:p>57.257999420166</text:p>
          </table:table-cell>
          <table:table-cell office:value-type="float" office:value="-7.59600019454956" calcext:value-type="float">
            <text:p>-7.59600019454956</text:p>
          </table:table-cell>
          <table:table-cell office:value-type="float" office:value="-8.63000011444092" calcext:value-type="float">
            <text:p>-8.63000011444092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25.742482107557" calcext:value-type="float">
            <text:p>-225.74248210755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8.6879997253418" calcext:value-type="float">
            <text:p>58.6879997253418</text:p>
          </table:table-cell>
          <table:table-cell office:value-type="float" office:value="-6.81500005722046" calcext:value-type="float">
            <text:p>-6.81500005722046</text:p>
          </table:table-cell>
          <table:table-cell office:value-type="float" office:value="-9.74699974060059" calcext:value-type="float">
            <text:p>-9.74699974060059</text:p>
          </table:table-cell>
          <table:table-cell office:value-type="float" office:value="100.887001037598" calcext:value-type="float">
            <text:p>100.887001037598</text:p>
          </table:table-cell>
          <table:table-cell office:value-type="float" office:value="-222.380780526886" calcext:value-type="float">
            <text:p>-222.38078052688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9.3930015563965" calcext:value-type="float">
            <text:p>59.3930015563965</text:p>
          </table:table-cell>
          <table:table-cell office:value-type="float" office:value="-7.45499992370606" calcext:value-type="float">
            <text:p>-7.45499992370606</text:p>
          </table:table-cell>
          <table:table-cell office:value-type="float" office:value="-8.53499984741211" calcext:value-type="float">
            <text:p>-8.53499984741211</text:p>
          </table:table-cell>
          <table:table-cell office:value-type="float" office:value="100.883003234863" calcext:value-type="float">
            <text:p>100.883003234863</text:p>
          </table:table-cell>
          <table:table-cell office:value-type="float" office:value="-219.234531981367" calcext:value-type="float">
            <text:p>-219.23453198136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1.5900001525879" calcext:value-type="float">
            <text:p>61.5900001525879</text:p>
          </table:table-cell>
          <table:table-cell office:value-type="float" office:value="-5.87400007247925" calcext:value-type="float">
            <text:p>-5.87400007247925</text:p>
          </table:table-cell>
          <table:table-cell office:value-type="float" office:value="-10.2480001449585" calcext:value-type="float">
            <text:p>-10.2480001449585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18.26536804549" calcext:value-type="float">
            <text:p>-218.2653680454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2.5299987792969" calcext:value-type="float">
            <text:p>62.5299987792969</text:p>
          </table:table-cell>
          <table:table-cell office:value-type="float" office:value="-7.27699995040894" calcext:value-type="float">
            <text:p>-7.27699995040894</text:p>
          </table:table-cell>
          <table:table-cell office:value-type="float" office:value="-9.375" calcext:value-type="float">
            <text:p>-9.375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21.128147199406" calcext:value-type="float">
            <text:p>-221.12814719940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5.3870010375977" calcext:value-type="float">
            <text:p>65.3870010375977</text:p>
          </table:table-cell>
          <table:table-cell office:value-type="float" office:value="-7.33699989318848" calcext:value-type="float">
            <text:p>-7.33699989318848</text:p>
          </table:table-cell>
          <table:table-cell office:value-type="float" office:value="-9.14700031280518" calcext:value-type="float">
            <text:p>-9.14700031280518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20.443377310432" calcext:value-type="float">
            <text:p>-220.44337731043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5.2539978027344" calcext:value-type="float">
            <text:p>65.2539978027344</text:p>
          </table:table-cell>
          <table:table-cell office:value-type="float" office:value="-6.12900018692017" calcext:value-type="float">
            <text:p>-6.12900018692017</text:p>
          </table:table-cell>
          <table:table-cell office:value-type="float" office:value="-9.24499988555908" calcext:value-type="float">
            <text:p>-9.24499988555908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17.150473882859" calcext:value-type="float">
            <text:p>-217.1504738828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7.7030029296875" calcext:value-type="float">
            <text:p>67.7030029296875</text:p>
          </table:table-cell>
          <table:table-cell office:value-type="float" office:value="-7.37900018692017" calcext:value-type="float">
            <text:p>-7.37900018692017</text:p>
          </table:table-cell>
          <table:table-cell office:value-type="float" office:value="-10.6969995498657" calcext:value-type="float">
            <text:p>-10.6969995498657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19.75551846763" calcext:value-type="float">
            <text:p>-219.7555184676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5.5839996337891" calcext:value-type="float">
            <text:p>75.5839996337891</text:p>
          </table:table-cell>
          <table:table-cell office:value-type="float" office:value="-6.64599990844727" calcext:value-type="float">
            <text:p>-6.64599990844727</text:p>
          </table:table-cell>
          <table:table-cell office:value-type="float" office:value="-11.2279996871948" calcext:value-type="float">
            <text:p>-11.2279996871948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6.892332414642" calcext:value-type="float">
            <text:p>-216.89233241464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6.3639984130859" calcext:value-type="float">
            <text:p>76.3639984130859</text:p>
          </table:table-cell>
          <table:table-cell office:value-type="float" office:value="-7.26100015640259" calcext:value-type="float">
            <text:p>-7.26100015640259</text:p>
          </table:table-cell>
          <table:table-cell office:value-type="float" office:value="-9.79599952697754" calcext:value-type="float">
            <text:p>-9.79599952697754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17.726895204705" calcext:value-type="float">
            <text:p>-217.72689520470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8.7289962768555" calcext:value-type="float">
            <text:p>78.7289962768555</text:p>
          </table:table-cell>
          <table:table-cell office:value-type="float" office:value="-6.69700002670288" calcext:value-type="float">
            <text:p>-6.69700002670288</text:p>
          </table:table-cell>
          <table:table-cell office:value-type="float" office:value="-11.1660003662109" calcext:value-type="float">
            <text:p>-11.1660003662109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15.041528591281" calcext:value-type="float">
            <text:p>-215.04152859128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1.3889999389648" calcext:value-type="float">
            <text:p>81.3889999389648</text:p>
          </table:table-cell>
          <table:table-cell office:value-type="float" office:value="-6.09899997711182" calcext:value-type="float">
            <text:p>-6.09899997711182</text:p>
          </table:table-cell>
          <table:table-cell office:value-type="float" office:value="-9.06700038909912" calcext:value-type="float">
            <text:p>-9.06700038909912</text:p>
          </table:table-cell>
          <table:table-cell office:value-type="float" office:value="100.870002746582" calcext:value-type="float">
            <text:p>100.870002746582</text:p>
          </table:table-cell>
          <table:table-cell office:value-type="float" office:value="-214.340120100999" calcext:value-type="float">
            <text:p>-214.34012010099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2.5530014038086" calcext:value-type="float">
            <text:p>82.5530014038086</text:p>
          </table:table-cell>
          <table:table-cell office:value-type="float" office:value="-7.23600006103516" calcext:value-type="float">
            <text:p>-7.23600006103516</text:p>
          </table:table-cell>
          <table:table-cell office:value-type="float" office:value="-8.65200042724609" calcext:value-type="float">
            <text:p>-8.65200042724609</text:p>
          </table:table-cell>
          <table:table-cell office:value-type="float" office:value="100.865997314453" calcext:value-type="float">
            <text:p>100.865997314453</text:p>
          </table:table-cell>
          <table:table-cell office:value-type="float" office:value="-216.344456294313" calcext:value-type="float">
            <text:p>-216.3444562943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6.2379989624023" calcext:value-type="float">
            <text:p>86.2379989624023</text:p>
          </table:table-cell>
          <table:table-cell office:value-type="float" office:value="-7.15199995040894" calcext:value-type="float">
            <text:p>-7.15199995040894</text:p>
          </table:table-cell>
          <table:table-cell office:value-type="float" office:value="-10.9350004196167" calcext:value-type="float">
            <text:p>-10.9350004196167</text:p>
          </table:table-cell>
          <table:table-cell office:value-type="float" office:value="100.857002258301" calcext:value-type="float">
            <text:p>100.857002258301</text:p>
          </table:table-cell>
          <table:table-cell office:value-type="float" office:value="-215.949962898932" calcext:value-type="float">
            <text:p>-215.94996289893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0.3679962158203" calcext:value-type="float">
            <text:p>90.3679962158203</text:p>
          </table:table-cell>
          <table:table-cell office:value-type="float" office:value="-6.05299997329712" calcext:value-type="float">
            <text:p>-6.05299997329712</text:p>
          </table:table-cell>
          <table:table-cell office:value-type="float" office:value="-10.1669998168945" calcext:value-type="float">
            <text:p>-10.1669998168945</text:p>
          </table:table-cell>
          <table:table-cell office:value-type="float" office:value="100.883003234863" calcext:value-type="float">
            <text:p>100.883003234863</text:p>
          </table:table-cell>
          <table:table-cell office:value-type="float" office:value="-214.353296919227" calcext:value-type="float">
            <text:p>-214.35329691922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4.5719985961914" calcext:value-type="float">
            <text:p>94.5719985961914</text:p>
          </table:table-cell>
          <table:table-cell office:value-type="float" office:value="-6.46099996566772" calcext:value-type="float">
            <text:p>-6.46099996566772</text:p>
          </table:table-cell>
          <table:table-cell office:value-type="float" office:value="-9.81599998474121" calcext:value-type="float">
            <text:p>-9.81599998474121</text:p>
          </table:table-cell>
          <table:table-cell office:value-type="float" office:value="100.857002258301" calcext:value-type="float">
            <text:p>100.857002258301</text:p>
          </table:table-cell>
          <table:table-cell office:value-type="float" office:value="-214.900772686595" calcext:value-type="float">
            <text:p>-214.90077268659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8.1660003662109" calcext:value-type="float">
            <text:p>98.1660003662109</text:p>
          </table:table-cell>
          <table:table-cell office:value-type="float" office:value="-6.89699983596802" calcext:value-type="float">
            <text:p>-6.89699983596802</text:p>
          </table:table-cell>
          <table:table-cell office:value-type="float" office:value="-9.65299987792969" calcext:value-type="float">
            <text:p>-9.65299987792969</text:p>
          </table:table-cell>
          <table:table-cell office:value-type="float" office:value="100.887001037598" calcext:value-type="float">
            <text:p>100.887001037598</text:p>
          </table:table-cell>
          <table:table-cell office:value-type="float" office:value="-215.457952700279" calcext:value-type="float">
            <text:p>-215.45795270027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0.863998413086" calcext:value-type="float">
            <text:p>100.863998413086</text:p>
          </table:table-cell>
          <table:table-cell office:value-type="float" office:value="-7.83099985122681" calcext:value-type="float">
            <text:p>-7.83099985122681</text:p>
          </table:table-cell>
          <table:table-cell office:value-type="float" office:value="-8.6879997253418" calcext:value-type="float">
            <text:p>-8.6879997253418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6.16476570958" calcext:value-type="float">
            <text:p>-216.164765709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6.319999694824" calcext:value-type="float">
            <text:p>106.319999694824</text:p>
          </table:table-cell>
          <table:table-cell office:value-type="float" office:value="-5.24599981307983" calcext:value-type="float">
            <text:p>-5.24599981307983</text:p>
          </table:table-cell>
          <table:table-cell office:value-type="float" office:value="-8.20499992370606" calcext:value-type="float">
            <text:p>-8.20499992370606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1.894961262968" calcext:value-type="float">
            <text:p>-211.89496126296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0.11799621582" calcext:value-type="float">
            <text:p>110.11799621582</text:p>
          </table:table-cell>
          <table:table-cell office:value-type="float" office:value="-6.64400005340576" calcext:value-type="float">
            <text:p>-6.64400005340576</text:p>
          </table:table-cell>
          <table:table-cell office:value-type="float" office:value="-10.4289999008179" calcext:value-type="float">
            <text:p>-10.4289999008179</text:p>
          </table:table-cell>
          <table:table-cell office:value-type="float" office:value="100.857002258301" calcext:value-type="float">
            <text:p>100.857002258301</text:p>
          </table:table-cell>
          <table:table-cell office:value-type="float" office:value="-216.398054549494" calcext:value-type="float">
            <text:p>-216.3980545494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3.662002563477" calcext:value-type="float">
            <text:p>113.662002563477</text:p>
          </table:table-cell>
          <table:table-cell office:value-type="float" office:value="-5.72200012207031" calcext:value-type="float">
            <text:p>-5.72200012207031</text:p>
          </table:table-cell>
          <table:table-cell office:value-type="float" office:value="-9.52600002288818" calcext:value-type="float">
            <text:p>-9.52600002288818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3.735316629218" calcext:value-type="float">
            <text:p>-213.7353166292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1.41300201416" calcext:value-type="float">
            <text:p>121.41300201416</text:p>
          </table:table-cell>
          <table:table-cell office:value-type="float" office:value="-6.82499980926514" calcext:value-type="float">
            <text:p>-6.82499980926514</text:p>
          </table:table-cell>
          <table:table-cell office:value-type="float" office:value="-10.5240001678467" calcext:value-type="float">
            <text:p>-10.5240001678467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4.14315850317" calcext:value-type="float">
            <text:p>-214.143158503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7.035003662109" calcext:value-type="float">
            <text:p>127.035003662109</text:p>
          </table:table-cell>
          <table:table-cell office:value-type="float" office:value="-7.0310001373291" calcext:value-type="float">
            <text:p>-7.0310001373291</text:p>
          </table:table-cell>
          <table:table-cell office:value-type="float" office:value="-8.9399995803833" calcext:value-type="float">
            <text:p>-8.9399995803833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1.860673148785" calcext:value-type="float">
            <text:p>-211.86067314878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6.802001953125" calcext:value-type="float">
            <text:p>126.802001953125</text:p>
          </table:table-cell>
          <table:table-cell office:value-type="float" office:value="-5.78000020980835" calcext:value-type="float">
            <text:p>-5.78000020980835</text:p>
          </table:table-cell>
          <table:table-cell office:value-type="float" office:value="-11.6719999313354" calcext:value-type="float">
            <text:p>-11.6719999313354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2.204685269872" calcext:value-type="float">
            <text:p>-212.20468526987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7.34400177002" calcext:value-type="float">
            <text:p>127.34400177002</text:p>
          </table:table-cell>
          <table:table-cell office:value-type="float" office:value="-6.69700002670288" calcext:value-type="float">
            <text:p>-6.69700002670288</text:p>
          </table:table-cell>
          <table:table-cell office:value-type="float" office:value="-7.85200023651123" calcext:value-type="float">
            <text:p>-7.85200023651123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09.844770924522" calcext:value-type="float">
            <text:p>-209.84477092452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5.246002197266" calcext:value-type="float">
            <text:p>125.246002197266</text:p>
          </table:table-cell>
          <table:table-cell office:value-type="float" office:value="-6.38399982452393" calcext:value-type="float">
            <text:p>-6.38399982452393</text:p>
          </table:table-cell>
          <table:table-cell office:value-type="float" office:value="-12.0329999923706" calcext:value-type="float">
            <text:p>-12.0329999923706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2.891878504807" calcext:value-type="float">
            <text:p>-212.8918785048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20.428001403809" calcext:value-type="float">
            <text:p>120.428001403809</text:p>
          </table:table-cell>
          <table:table-cell office:value-type="float" office:value="-5.72399997711182" calcext:value-type="float">
            <text:p>-5.72399997711182</text:p>
          </table:table-cell>
          <table:table-cell office:value-type="float" office:value="-7.85300016403198" calcext:value-type="float">
            <text:p>-7.85300016403198</text:p>
          </table:table-cell>
          <table:table-cell office:value-type="float" office:value="100.857002258301" calcext:value-type="float">
            <text:p>100.857002258301</text:p>
          </table:table-cell>
          <table:table-cell office:value-type="float" office:value="-210.019304854754" calcext:value-type="float">
            <text:p>-210.0193048547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4.130996704102" calcext:value-type="float">
            <text:p>114.130996704102</text:p>
          </table:table-cell>
          <table:table-cell office:value-type="float" office:value="-7.02600002288818" calcext:value-type="float">
            <text:p>-7.02600002288818</text:p>
          </table:table-cell>
          <table:table-cell office:value-type="float" office:value="-10.201000213623" calcext:value-type="float">
            <text:p>-10.201000213623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4.14591125816" calcext:value-type="float">
            <text:p>-214.145911258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4.035003662109" calcext:value-type="float">
            <text:p>114.035003662109</text:p>
          </table:table-cell>
          <table:table-cell office:value-type="float" office:value="-5.72399997711182" calcext:value-type="float">
            <text:p>-5.72399997711182</text:p>
          </table:table-cell>
          <table:table-cell office:value-type="float" office:value="-11.3149995803833" calcext:value-type="float">
            <text:p>-11.3149995803833</text:p>
          </table:table-cell>
          <table:table-cell office:value-type="float" office:value="100.887001037598" calcext:value-type="float">
            <text:p>100.887001037598</text:p>
          </table:table-cell>
          <table:table-cell office:value-type="float" office:value="-214.856292341215" calcext:value-type="float">
            <text:p>-214.8562923412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6.206001281738" calcext:value-type="float">
            <text:p>126.206001281738</text:p>
          </table:table-cell>
          <table:table-cell office:value-type="float" office:value="-7.02799987792969" calcext:value-type="float">
            <text:p>-7.02799987792969</text:p>
          </table:table-cell>
          <table:table-cell office:value-type="float" office:value="-7.91099977493286" calcext:value-type="float">
            <text:p>-7.91099977493286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5.046742003509" calcext:value-type="float">
            <text:p>-215.04674200350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0.977005004883" calcext:value-type="float">
            <text:p>140.977005004883</text:p>
          </table:table-cell>
          <table:table-cell office:value-type="float" office:value="-4.70599985122681" calcext:value-type="float">
            <text:p>-4.70599985122681</text:p>
          </table:table-cell>
          <table:table-cell office:value-type="float" office:value="-11.4429998397827" calcext:value-type="float">
            <text:p>-11.4429998397827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10.04067812833" calcext:value-type="float">
            <text:p>-210.040678128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0.863006591797" calcext:value-type="float">
            <text:p>150.863006591797</text:p>
          </table:table-cell>
          <table:table-cell office:value-type="float" office:value="-6.2960000038147" calcext:value-type="float">
            <text:p>-6.2960000038147</text:p>
          </table:table-cell>
          <table:table-cell office:value-type="float" office:value="-8.97799968719482" calcext:value-type="float">
            <text:p>-8.97799968719482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08.7054910636" calcext:value-type="float">
            <text:p>-208.705491063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6.462005615234" calcext:value-type="float">
            <text:p>156.462005615234</text:p>
          </table:table-cell>
          <table:table-cell office:value-type="float" office:value="-8.53499984741211" calcext:value-type="float">
            <text:p>-8.53499984741211</text:p>
          </table:table-cell>
          <table:table-cell office:value-type="float" office:value="-9.14599990844727" calcext:value-type="float">
            <text:p>-9.14599990844727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09.368315880148" calcext:value-type="float">
            <text:p>-209.3683158801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0.248992919922" calcext:value-type="float">
            <text:p>160.248992919922</text:p>
          </table:table-cell>
          <table:table-cell office:value-type="float" office:value="-5.76599979400635" calcext:value-type="float">
            <text:p>-5.76599979400635</text:p>
          </table:table-cell>
          <table:table-cell office:value-type="float" office:value="-10.2019996643066" calcext:value-type="float">
            <text:p>-10.2019996643066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206.282487063355" calcext:value-type="float">
            <text:p>-206.2824870633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3.242004394531" calcext:value-type="float">
            <text:p>163.242004394531</text:p>
          </table:table-cell>
          <table:table-cell office:value-type="float" office:value="-8.77099990844727" calcext:value-type="float">
            <text:p>-8.77099990844727</text:p>
          </table:table-cell>
          <table:table-cell office:value-type="float" office:value="-8.44499969482422" calcext:value-type="float">
            <text:p>-8.44499969482422</text:p>
          </table:table-cell>
          <table:table-cell office:value-type="float" office:value="100.874000549316" calcext:value-type="float">
            <text:p>100.874000549316</text:p>
          </table:table-cell>
          <table:table-cell office:value-type="float" office:value="-206.292963207434" calcext:value-type="float">
            <text:p>-206.29296320743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66.675994873047" calcext:value-type="float">
            <text:p>166.675994873047</text:p>
          </table:table-cell>
          <table:table-cell office:value-type="float" office:value="-6.4210000038147" calcext:value-type="float">
            <text:p>-6.4210000038147</text:p>
          </table:table-cell>
          <table:table-cell office:value-type="float" office:value="-10.0979995727539" calcext:value-type="float">
            <text:p>-10.0979995727539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203.679248018626" calcext:value-type="float">
            <text:p>-203.67924801862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69.72200012207" calcext:value-type="float">
            <text:p>169.72200012207</text:p>
          </table:table-cell>
          <table:table-cell office:value-type="float" office:value="-6.65700006484985" calcext:value-type="float">
            <text:p>-6.65700006484985</text:p>
          </table:table-cell>
          <table:table-cell office:value-type="float" office:value="-9.41399955749512" calcext:value-type="float">
            <text:p>-9.41399955749512</text:p>
          </table:table-cell>
          <table:table-cell office:value-type="float" office:value="100.887001037598" calcext:value-type="float">
            <text:p>100.887001037598</text:p>
          </table:table-cell>
          <table:table-cell office:value-type="float" office:value="-202.466823188356" calcext:value-type="float">
            <text:p>-202.46682318835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73.88200378418" calcext:value-type="float">
            <text:p>173.88200378418</text:p>
          </table:table-cell>
          <table:table-cell office:value-type="float" office:value="-7.88500022888184" calcext:value-type="float">
            <text:p>-7.88500022888184</text:p>
          </table:table-cell>
          <table:table-cell office:value-type="float" office:value="-8.70600032806397" calcext:value-type="float">
            <text:p>-8.70600032806397</text:p>
          </table:table-cell>
          <table:table-cell office:value-type="float" office:value="100.887001037598" calcext:value-type="float">
            <text:p>100.887001037598</text:p>
          </table:table-cell>
          <table:table-cell office:value-type="float" office:value="-200.633309990157" calcext:value-type="float">
            <text:p>-200.63330999015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78.787994384766" calcext:value-type="float">
            <text:p>178.787994384766</text:p>
          </table:table-cell>
          <table:table-cell office:value-type="float" office:value="-8.76200008392334" calcext:value-type="float">
            <text:p>-8.76200008392334</text:p>
          </table:table-cell>
          <table:table-cell office:value-type="float" office:value="-9.61699962615967" calcext:value-type="float">
            <text:p>-9.61699962615967</text:p>
          </table:table-cell>
          <table:table-cell office:value-type="float" office:value="100.887001037598" calcext:value-type="float">
            <text:p>100.887001037598</text:p>
          </table:table-cell>
          <table:table-cell office:value-type="float" office:value="-200.456397415139" calcext:value-type="float">
            <text:p>-200.45639741513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76.333999633789" calcext:value-type="float">
            <text:p>-176.333999633789</text:p>
          </table:table-cell>
          <table:table-cell office:value-type="float" office:value="-6.96299982070923" calcext:value-type="float">
            <text:p>-6.96299982070923</text:p>
          </table:table-cell>
          <table:table-cell office:value-type="float" office:value="-9.2189998626709" calcext:value-type="float">
            <text:p>-9.2189998626709</text:p>
          </table:table-cell>
          <table:table-cell office:value-type="float" office:value="100.903999328613" calcext:value-type="float">
            <text:p>100.903999328613</text:p>
          </table:table-cell>
          <table:table-cell office:value-type="float" office:value="-195.985080446141" calcext:value-type="float">
            <text:p>-195.98508044614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77.039993286133" calcext:value-type="float">
            <text:p>-177.039993286133</text:p>
          </table:table-cell>
          <table:table-cell office:value-type="float" office:value="-5.15700006484985" calcext:value-type="float">
            <text:p>-5.15700006484985</text:p>
          </table:table-cell>
          <table:table-cell office:value-type="float" office:value="-11.753999710083" calcext:value-type="float">
            <text:p>-11.753999710083</text:p>
          </table:table-cell>
          <table:table-cell office:value-type="float" office:value="100.903999328613" calcext:value-type="float">
            <text:p>100.903999328613</text:p>
          </table:table-cell>
          <table:table-cell office:value-type="float" office:value="-196.655487172515" calcext:value-type="float">
            <text:p>-196.6554871725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78.591003417969" calcext:value-type="float">
            <text:p>178.591003417969</text:p>
          </table:table-cell>
          <table:table-cell office:value-type="float" office:value="-6.34200000762939" calcext:value-type="float">
            <text:p>-6.34200000762939</text:p>
          </table:table-cell>
          <table:table-cell office:value-type="float" office:value="-9.45199966430664" calcext:value-type="float">
            <text:p>-9.45199966430664</text:p>
          </table:table-cell>
          <table:table-cell office:value-type="float" office:value="100.890998840332" calcext:value-type="float">
            <text:p>100.890998840332</text:p>
          </table:table-cell>
          <table:table-cell office:value-type="float" office:value="-198.519104175673" calcext:value-type="float">
            <text:p>-198.51910417567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8.136993408203" calcext:value-type="float">
            <text:p>178.136993408203</text:p>
          </table:table-cell>
          <table:table-cell office:value-type="float" office:value="-7.4520001411438" calcext:value-type="float">
            <text:p>-7.4520001411438</text:p>
          </table:table-cell>
          <table:table-cell office:value-type="float" office:value="-9.30399990081787" calcext:value-type="float">
            <text:p>-9.30399990081787</text:p>
          </table:table-cell>
          <table:table-cell office:value-type="float" office:value="100.890998840332" calcext:value-type="float">
            <text:p>100.890998840332</text:p>
          </table:table-cell>
          <table:table-cell office:value-type="float" office:value="-199.406745046984" calcext:value-type="float">
            <text:p>-199.40674504698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79.565994262695" calcext:value-type="float">
            <text:p>179.565994262695</text:p>
          </table:table-cell>
          <table:table-cell office:value-type="float" office:value="-6.97200012207031" calcext:value-type="float">
            <text:p>-6.97200012207031</text:p>
          </table:table-cell>
          <table:table-cell office:value-type="float" office:value="-9.14700031280518" calcext:value-type="float">
            <text:p>-9.14700031280518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7.953167938093" calcext:value-type="float">
            <text:p>-197.95316793809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77.92399597168" calcext:value-type="float">
            <text:p>-177.92399597168</text:p>
          </table:table-cell>
          <table:table-cell office:value-type="float" office:value="-4.92199993133545" calcext:value-type="float">
            <text:p>-4.92199993133545</text:p>
          </table:table-cell>
          <table:table-cell office:value-type="float" office:value="-9.68299961090088" calcext:value-type="float">
            <text:p>-9.68299961090088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6.067499456664" calcext:value-type="float">
            <text:p>-196.0674994566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6.873992919922" calcext:value-type="float">
            <text:p>-176.873992919922</text:p>
          </table:table-cell>
          <table:table-cell office:value-type="float" office:value="-7.80999994277954" calcext:value-type="float">
            <text:p>-7.80999994277954</text:p>
          </table:table-cell>
          <table:table-cell office:value-type="float" office:value="-8.05599975585938" calcext:value-type="float">
            <text:p>-8.05599975585938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6.721697060654" calcext:value-type="float">
            <text:p>-196.7216970606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75.492004394531" calcext:value-type="float">
            <text:p>-175.492004394531</text:p>
          </table:table-cell>
          <table:table-cell office:value-type="float" office:value="-7.75799989700317" calcext:value-type="float">
            <text:p>-7.75799989700317</text:p>
          </table:table-cell>
          <table:table-cell office:value-type="float" office:value="-9.81999969482422" calcext:value-type="float">
            <text:p>-9.81999969482422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7.165401988359" calcext:value-type="float">
            <text:p>-197.1654019883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75.02099609375" calcext:value-type="float">
            <text:p>-175.02099609375</text:p>
          </table:table-cell>
          <table:table-cell office:value-type="float" office:value="-6.25600004196167" calcext:value-type="float">
            <text:p>-6.25600004196167</text:p>
          </table:table-cell>
          <table:table-cell office:value-type="float" office:value="-9.24499988555908" calcext:value-type="float">
            <text:p>-9.24499988555908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5.334046456102" calcext:value-type="float">
            <text:p>-195.33404645610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73.658996582031" calcext:value-type="float">
            <text:p>-173.658996582031</text:p>
          </table:table-cell>
          <table:table-cell office:value-type="float" office:value="-7.01900005340576" calcext:value-type="float">
            <text:p>-7.01900005340576</text:p>
          </table:table-cell>
          <table:table-cell office:value-type="float" office:value="-9.69200038909912" calcext:value-type="float">
            <text:p>-9.69200038909912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6.343683728251" calcext:value-type="float">
            <text:p>-196.34368372825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72.837997436523" calcext:value-type="float">
            <text:p>-172.837997436523</text:p>
          </table:table-cell>
          <table:table-cell office:value-type="float" office:value="-6.48099994659424" calcext:value-type="float">
            <text:p>-6.48099994659424</text:p>
          </table:table-cell>
          <table:table-cell office:value-type="float" office:value="-10.2700004577637" calcext:value-type="float">
            <text:p>-10.2700004577637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5.922655767131" calcext:value-type="float">
            <text:p>-195.92265576713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74.630996704102" calcext:value-type="float">
            <text:p>-174.630996704102</text:p>
          </table:table-cell>
          <table:table-cell office:value-type="float" office:value="-7.12599992752075" calcext:value-type="float">
            <text:p>-7.12599992752075</text:p>
          </table:table-cell>
          <table:table-cell office:value-type="float" office:value="-8.83899974822998" calcext:value-type="float">
            <text:p>-8.83899974822998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6.230088717331" calcext:value-type="float">
            <text:p>-196.23008871733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78.164993286133" calcext:value-type="float">
            <text:p>-178.164993286133</text:p>
          </table:table-cell>
          <table:table-cell office:value-type="float" office:value="-5.97599983215332" calcext:value-type="float">
            <text:p>-5.97599983215332</text:p>
          </table:table-cell>
          <table:table-cell office:value-type="float" office:value="-10.1230001449585" calcext:value-type="float">
            <text:p>-10.1230001449585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7.777277456162" calcext:value-type="float">
            <text:p>-197.77727745616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79.703994750977" calcext:value-type="float">
            <text:p>179.703994750977</text:p>
          </table:table-cell>
          <table:table-cell office:value-type="float" office:value="-7.08799982070923" calcext:value-type="float">
            <text:p>-7.08799982070923</text:p>
          </table:table-cell>
          <table:table-cell office:value-type="float" office:value="-9.47399997711182" calcext:value-type="float">
            <text:p>-9.47399997711182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9.083821817715" calcext:value-type="float">
            <text:p>-199.0838218177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77.236999511719" calcext:value-type="float">
            <text:p>-177.236999511719</text:p>
          </table:table-cell>
          <table:table-cell office:value-type="float" office:value="-6.49399995803833" calcext:value-type="float">
            <text:p>-6.49399995803833</text:p>
          </table:table-cell>
          <table:table-cell office:value-type="float" office:value="-10.5019998550415" calcext:value-type="float">
            <text:p>-10.5019998550415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7.651598709686" calcext:value-type="float">
            <text:p>-197.65159870968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74.723999023438" calcext:value-type="float">
            <text:p>-174.723999023438</text:p>
          </table:table-cell>
          <table:table-cell office:value-type="float" office:value="-6.55299997329712" calcext:value-type="float">
            <text:p>-6.55299997329712</text:p>
          </table:table-cell>
          <table:table-cell office:value-type="float" office:value="-8.99600028991699" calcext:value-type="float">
            <text:p>-8.99600028991699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5.760242967906" calcext:value-type="float">
            <text:p>-195.76024296790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73.276992797852" calcext:value-type="float">
            <text:p>-173.276992797852</text:p>
          </table:table-cell>
          <table:table-cell office:value-type="float" office:value="-6.0019998550415" calcext:value-type="float">
            <text:p>-6.0019998550415</text:p>
          </table:table-cell>
          <table:table-cell office:value-type="float" office:value="-9.84200000762939" calcext:value-type="float">
            <text:p>-9.84200000762939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4.722395344342" calcext:value-type="float">
            <text:p>-194.72239534434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170.860000610352" calcext:value-type="float">
            <text:p>-170.860000610352</text:p>
          </table:table-cell>
          <table:table-cell office:value-type="float" office:value="-6.16300010681152" calcext:value-type="float">
            <text:p>-6.16300010681152</text:p>
          </table:table-cell>
          <table:table-cell office:value-type="float" office:value="-9.53699970245361" calcext:value-type="float">
            <text:p>-9.53699970245361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3.740955109903" calcext:value-type="float">
            <text:p>-193.7409551099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71.856994628906" calcext:value-type="float">
            <text:p>-171.856994628906</text:p>
          </table:table-cell>
          <table:table-cell office:value-type="float" office:value="-6.72100019454956" calcext:value-type="float">
            <text:p>-6.72100019454956</text:p>
          </table:table-cell>
          <table:table-cell office:value-type="float" office:value="-9.00699996948242" calcext:value-type="float">
            <text:p>-9.00699996948242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3.575641578951" calcext:value-type="float">
            <text:p>-193.57564157895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71.434997558594" calcext:value-type="float">
            <text:p>-171.434997558594</text:p>
          </table:table-cell>
          <table:table-cell office:value-type="float" office:value="-6.58300018310547" calcext:value-type="float">
            <text:p>-6.58300018310547</text:p>
          </table:table-cell>
          <table:table-cell office:value-type="float" office:value="-9.58300018310547" calcext:value-type="float">
            <text:p>-9.58300018310547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193.434662762767" calcext:value-type="float">
            <text:p>-193.43466276276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72.147003173828" calcext:value-type="float">
            <text:p>-172.147003173828</text:p>
          </table:table-cell>
          <table:table-cell office:value-type="float" office:value="-6.0789999961853" calcext:value-type="float">
            <text:p>-6.0789999961853</text:p>
          </table:table-cell>
          <table:table-cell office:value-type="float" office:value="-9.09799957275391" calcext:value-type="float">
            <text:p>-9.09799957275391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3.454473291199" calcext:value-type="float">
            <text:p>-193.45447329119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73.373001098633" calcext:value-type="float">
            <text:p>-173.373001098633</text:p>
          </table:table-cell>
          <table:table-cell office:value-type="float" office:value="-7.11100006103516" calcext:value-type="float">
            <text:p>-7.11100006103516</text:p>
          </table:table-cell>
          <table:table-cell office:value-type="float" office:value="-9.44999980926514" calcext:value-type="float">
            <text:p>-9.44999980926514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195.167670388748" calcext:value-type="float">
            <text:p>-195.16767038874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72.910003662109" calcext:value-type="float">
            <text:p>-172.910003662109</text:p>
          </table:table-cell>
          <table:table-cell office:value-type="float" office:value="-7.93400001525879" calcext:value-type="float">
            <text:p>-7.93400001525879</text:p>
          </table:table-cell>
          <table:table-cell office:value-type="float" office:value="-8.94299983978272" calcext:value-type="float">
            <text:p>-8.94299983978272</text:p>
          </table:table-cell>
          <table:table-cell office:value-type="float" office:value="100.86499786377" calcext:value-type="float">
            <text:p>100.86499786377</text:p>
          </table:table-cell>
          <table:table-cell office:value-type="float" office:value="-195.764885358369" calcext:value-type="float">
            <text:p>-195.76488535836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74.88200378418" calcext:value-type="float">
            <text:p>-174.88200378418</text:p>
          </table:table-cell>
          <table:table-cell office:value-type="float" office:value="-5.52099990844727" calcext:value-type="float">
            <text:p>-5.52099990844727</text:p>
          </table:table-cell>
          <table:table-cell office:value-type="float" office:value="-9.41899967193604" calcext:value-type="float">
            <text:p>-9.41899967193604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195.154180793031" calcext:value-type="float">
            <text:p>-195.15418079303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74.977005004883" calcext:value-type="float">
            <text:p>-174.977005004883</text:p>
          </table:table-cell>
          <table:table-cell office:value-type="float" office:value="-7.7480001449585" calcext:value-type="float">
            <text:p>-7.7480001449585</text:p>
          </table:table-cell>
          <table:table-cell office:value-type="float" office:value="-10.0950002670288" calcext:value-type="float">
            <text:p>-10.0950002670288</text:p>
          </table:table-cell>
          <table:table-cell office:value-type="float" office:value="100.877998352051" calcext:value-type="float">
            <text:p>100.877998352051</text:p>
          </table:table-cell>
          <table:table-cell office:value-type="float" office:value="-196.9026519705" calcext:value-type="float">
            <text:p>-196.902651970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73.707000732422" calcext:value-type="float">
            <text:p>-173.707000732422</text:p>
          </table:table-cell>
          <table:table-cell office:value-type="float" office:value="-6.19000005722046" calcext:value-type="float">
            <text:p>-6.19000005722046</text:p>
          </table:table-cell>
          <table:table-cell office:value-type="float" office:value="-8.87100028991699" calcext:value-type="float">
            <text:p>-8.87100028991699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193.579735738707" calcext:value-type="float">
            <text:p>-193.5797357387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75.666000366211" calcext:value-type="float">
            <text:p>-175.666000366211</text:p>
          </table:table-cell>
          <table:table-cell office:value-type="float" office:value="-7.88800001144409" calcext:value-type="float">
            <text:p>-7.88800001144409</text:p>
          </table:table-cell>
          <table:table-cell office:value-type="float" office:value="-10.2320003509521" calcext:value-type="float">
            <text:p>-10.2320003509521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196.838315312828" calcext:value-type="float">
            <text:p>-196.8383153128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75.856994628906" calcext:value-type="float">
            <text:p>-175.856994628906</text:p>
          </table:table-cell>
          <table:table-cell office:value-type="float" office:value="-7.30000019073486" calcext:value-type="float">
            <text:p>-7.30000019073486</text:p>
          </table:table-cell>
          <table:table-cell office:value-type="float" office:value="-8.61900043487549" calcext:value-type="float">
            <text:p>-8.61900043487549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194.854826341683" calcext:value-type="float">
            <text:p>-194.85482634168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76.445007324219" calcext:value-type="float">
            <text:p>-176.445007324219</text:p>
          </table:table-cell>
          <table:table-cell office:value-type="float" office:value="-8.14999961853027" calcext:value-type="float">
            <text:p>-8.14999961853027</text:p>
          </table:table-cell>
          <table:table-cell office:value-type="float" office:value="-9.6230001449585" calcext:value-type="float">
            <text:p>-9.6230001449585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195.856924177344" calcext:value-type="float">
            <text:p>-195.85692417734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177.574996948242" calcext:value-type="float">
            <text:p>-177.574996948242</text:p>
          </table:table-cell>
          <table:table-cell office:value-type="float" office:value="-5.49599981307983" calcext:value-type="float">
            <text:p>-5.49599981307983</text:p>
          </table:table-cell>
          <table:table-cell office:value-type="float" office:value="-9.27499961853027" calcext:value-type="float">
            <text:p>-9.27499961853027</text:p>
          </table:table-cell>
          <table:table-cell office:value-type="float" office:value="100.894996643066" calcext:value-type="float">
            <text:p>100.894996643066</text:p>
          </table:table-cell>
          <table:table-cell office:value-type="float" office:value="-193.760622442761" calcext:value-type="float">
            <text:p>-193.76062244276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78.986999511719" calcext:value-type="float">
            <text:p>178.986999511719</text:p>
          </table:table-cell>
          <table:table-cell office:value-type="float" office:value="-7.89599990844727" calcext:value-type="float">
            <text:p>-7.89599990844727</text:p>
          </table:table-cell>
          <table:table-cell office:value-type="float" office:value="-9.29300022125244" calcext:value-type="float">
            <text:p>-9.29300022125244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196.13897864931" calcext:value-type="float">
            <text:p>-196.1389786493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76.539001464844" calcext:value-type="float">
            <text:p>176.539001464844</text:p>
          </table:table-cell>
          <table:table-cell office:value-type="float" office:value="-6.03800010681152" calcext:value-type="float">
            <text:p>-6.03800010681152</text:p>
          </table:table-cell>
          <table:table-cell office:value-type="float" office:value="-9.89099979400635" calcext:value-type="float">
            <text:p>-9.89099979400635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197.298029251944" calcext:value-type="float">
            <text:p>-197.29802925194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74.434005737305" calcext:value-type="float">
            <text:p>174.434005737305</text:p>
          </table:table-cell>
          <table:table-cell office:value-type="float" office:value="-6.21999979019165" calcext:value-type="float">
            <text:p>-6.21999979019165</text:p>
          </table:table-cell>
          <table:table-cell office:value-type="float" office:value="-10.423999786377" calcext:value-type="float">
            <text:p>-10.423999786377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197.694555768083" calcext:value-type="float">
            <text:p>-197.69455576808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62.014007568359" calcext:value-type="float">
            <text:p>162.014007568359</text:p>
          </table:table-cell>
          <table:table-cell office:value-type="float" office:value="-7.01599979400635" calcext:value-type="float">
            <text:p>-7.01599979400635</text:p>
          </table:table-cell>
          <table:table-cell office:value-type="float" office:value="-10.6450004577637" calcext:value-type="float">
            <text:p>-10.6450004577637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4.805663609048" calcext:value-type="float">
            <text:p>-204.80566360904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9.223007202148" calcext:value-type="float">
            <text:p>159.223007202148</text:p>
          </table:table-cell>
          <table:table-cell office:value-type="float" office:value="-6.13100004196167" calcext:value-type="float">
            <text:p>-6.13100004196167</text:p>
          </table:table-cell>
          <table:table-cell office:value-type="float" office:value="-11.3079996109009" calcext:value-type="float">
            <text:p>-11.3079996109009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206.094622381596" calcext:value-type="float">
            <text:p>-206.094622381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.397003173828" calcext:value-type="float">
            <text:p>160.397003173828</text:p>
          </table:table-cell>
          <table:table-cell office:value-type="float" office:value="-7.76599979400635" calcext:value-type="float">
            <text:p>-7.76599979400635</text:p>
          </table:table-cell>
          <table:table-cell office:value-type="float" office:value="-9.10900020599365" calcext:value-type="float">
            <text:p>-9.10900020599365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5.372143548879" calcext:value-type="float">
            <text:p>-205.37214354887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62.869003295898" calcext:value-type="float">
            <text:p>162.869003295898</text:p>
          </table:table-cell>
          <table:table-cell office:value-type="float" office:value="-7.41400003433228" calcext:value-type="float">
            <text:p>-7.41400003433228</text:p>
          </table:table-cell>
          <table:table-cell office:value-type="float" office:value="-10.0550003051758" calcext:value-type="float">
            <text:p>-10.0550003051758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4.104980741456" calcext:value-type="float">
            <text:p>-204.10498074145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3.570999145508" calcext:value-type="float">
            <text:p>163.570999145508</text:p>
          </table:table-cell>
          <table:table-cell office:value-type="float" office:value="-6.96799993515015" calcext:value-type="float">
            <text:p>-6.96799993515015</text:p>
          </table:table-cell>
          <table:table-cell office:value-type="float" office:value="-8.8730001449585" calcext:value-type="float">
            <text:p>-8.8730001449585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202.661310815216" calcext:value-type="float">
            <text:p>-202.66131081521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63.522994995117" calcext:value-type="float">
            <text:p>163.522994995117</text:p>
          </table:table-cell>
          <table:table-cell office:value-type="float" office:value="-7.24399995803833" calcext:value-type="float">
            <text:p>-7.24399995803833</text:p>
          </table:table-cell>
          <table:table-cell office:value-type="float" office:value="-10.4049997329712" calcext:value-type="float">
            <text:p>-10.4049997329712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203.97385871047" calcext:value-type="float">
            <text:p>-203.9738587104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63.699996948242" calcext:value-type="float">
            <text:p>163.699996948242</text:p>
          </table:table-cell>
          <table:table-cell office:value-type="float" office:value="-7.06899976730347" calcext:value-type="float">
            <text:p>-7.06899976730347</text:p>
          </table:table-cell>
          <table:table-cell office:value-type="float" office:value="-9.2480001449585" calcext:value-type="float">
            <text:p>-9.2480001449585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2.794823137534" calcext:value-type="float">
            <text:p>-202.79482313753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64.292007446289" calcext:value-type="float">
            <text:p>164.292007446289</text:p>
          </table:table-cell>
          <table:table-cell office:value-type="float" office:value="-6.59999990463257" calcext:value-type="float">
            <text:p>-6.59999990463257</text:p>
          </table:table-cell>
          <table:table-cell office:value-type="float" office:value="-10.2700004577637" calcext:value-type="float">
            <text:p>-10.2700004577637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2.669504225479" calcext:value-type="float">
            <text:p>-202.66950422547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63.125" calcext:value-type="float">
            <text:p>163.125</text:p>
          </table:table-cell>
          <table:table-cell office:value-type="float" office:value="-6.80999994277954" calcext:value-type="float">
            <text:p>-6.80999994277954</text:p>
          </table:table-cell>
          <table:table-cell office:value-type="float" office:value="-9.42899990081787" calcext:value-type="float">
            <text:p>-9.42899990081787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3.157436956114" calcext:value-type="float">
            <text:p>-203.15743695611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60.255004882813" calcext:value-type="float">
            <text:p>160.255004882813</text:p>
          </table:table-cell>
          <table:table-cell office:value-type="float" office:value="-8.01700019836426" calcext:value-type="float">
            <text:p>-8.01700019836426</text:p>
          </table:table-cell>
          <table:table-cell office:value-type="float" office:value="-9.43299961090088" calcext:value-type="float">
            <text:p>-9.43299961090088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5.099470634411" calcext:value-type="float">
            <text:p>-205.0994706344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7.636993408203" calcext:value-type="float">
            <text:p>157.636993408203</text:p>
          </table:table-cell>
          <table:table-cell office:value-type="float" office:value="-7.19700002670288" calcext:value-type="float">
            <text:p>-7.19700002670288</text:p>
          </table:table-cell>
          <table:table-cell office:value-type="float" office:value="-8.85200023651123" calcext:value-type="float">
            <text:p>-8.85200023651123</text:p>
          </table:table-cell>
          <table:table-cell office:value-type="float" office:value="100.873001098633" calcext:value-type="float">
            <text:p>100.873001098633</text:p>
          </table:table-cell>
          <table:table-cell office:value-type="float" office:value="-205.293759306401" calcext:value-type="float">
            <text:p>-205.29375930640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7.787002563477" calcext:value-type="float">
            <text:p>157.787002563477</text:p>
          </table:table-cell>
          <table:table-cell office:value-type="float" office:value="-7.41400003433228" calcext:value-type="float">
            <text:p>-7.41400003433228</text:p>
          </table:table-cell>
          <table:table-cell office:value-type="float" office:value="-9.97200012207031" calcext:value-type="float">
            <text:p>-9.97200012207031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6.380320865488" calcext:value-type="float">
            <text:p>-206.38032086548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1.738006591797" calcext:value-type="float">
            <text:p>161.738006591797</text:p>
          </table:table-cell>
          <table:table-cell office:value-type="float" office:value="-7.06199979782105" calcext:value-type="float">
            <text:p>-7.06199979782105</text:p>
          </table:table-cell>
          <table:table-cell office:value-type="float" office:value="-9.94900035858154" calcext:value-type="float">
            <text:p>-9.94900035858154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203.736206357853" calcext:value-type="float">
            <text:p>-203.73620635785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67.647994995117" calcext:value-type="float">
            <text:p>167.647994995117</text:p>
          </table:table-cell>
          <table:table-cell office:value-type="float" office:value="-7.49399995803833" calcext:value-type="float">
            <text:p>-7.49399995803833</text:p>
          </table:table-cell>
          <table:table-cell office:value-type="float" office:value="-8.89099979400635" calcext:value-type="float">
            <text:p>-8.89099979400635</text:p>
          </table:table-cell>
          <table:table-cell office:value-type="float" office:value="100.869003295898" calcext:value-type="float">
            <text:p>100.869003295898</text:p>
          </table:table-cell>
          <table:table-cell office:value-type="float" office:value="-200.436301930567" calcext:value-type="float">
            <text:p>-200.43630193056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71.699005126953" calcext:value-type="float">
            <text:p>171.699005126953</text:p>
          </table:table-cell>
          <table:table-cell office:value-type="float" office:value="-7.5" calcext:value-type="float">
            <text:p>-7.5</text:p>
          </table:table-cell>
          <table:table-cell office:value-type="float" office:value="-9.80399990081787" calcext:value-type="float">
            <text:p>-9.80399990081787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199.467899894241" calcext:value-type="float">
            <text:p>-199.46789989424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74.688003540039" calcext:value-type="float">
            <text:p>174.688003540039</text:p>
          </table:table-cell>
          <table:table-cell office:value-type="float" office:value="-7.17899990081787" calcext:value-type="float">
            <text:p>-7.17899990081787</text:p>
          </table:table-cell>
          <table:table-cell office:value-type="float" office:value="-9.27299976348877" calcext:value-type="float">
            <text:p>-9.27299976348877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196.808489486285" calcext:value-type="float">
            <text:p>-196.80848948628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76.880996704102" calcext:value-type="float">
            <text:p>176.880996704102</text:p>
          </table:table-cell>
          <table:table-cell office:value-type="float" office:value="-8.44600009918213" calcext:value-type="float">
            <text:p>-8.44600009918213</text:p>
          </table:table-cell>
          <table:table-cell office:value-type="float" office:value="-9.60299968719482" calcext:value-type="float">
            <text:p>-9.60299968719482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197.217255507366" calcext:value-type="float">
            <text:p>-197.21725550736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79.285995483398" calcext:value-type="float">
            <text:p>179.285995483398</text:p>
          </table:table-cell>
          <table:table-cell office:value-type="float" office:value="-5.38700008392334" calcext:value-type="float">
            <text:p>-5.38700008392334</text:p>
          </table:table-cell>
          <table:table-cell office:value-type="float" office:value="-9.14299964904785" calcext:value-type="float">
            <text:p>-9.14299964904785</text:p>
          </table:table-cell>
          <table:table-cell office:value-type="float" office:value="100.88200378418" calcext:value-type="float">
            <text:p>100.88200378418</text:p>
          </table:table-cell>
          <table:table-cell office:value-type="float" office:value="-193.469124626469" calcext:value-type="float">
            <text:p>-193.46912462646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75.792999267578" calcext:value-type="float">
            <text:p>175.792999267578</text:p>
          </table:table-cell>
          <table:table-cell office:value-type="float" office:value="-7.74700021743774" calcext:value-type="float">
            <text:p>-7.74700021743774</text:p>
          </table:table-cell>
          <table:table-cell office:value-type="float" office:value="-9.86699962615967" calcext:value-type="float">
            <text:p>-9.86699962615967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197.637456561188" calcext:value-type="float">
            <text:p>-197.63745656118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73.27799987793" calcext:value-type="float">
            <text:p>173.27799987793</text:p>
          </table:table-cell>
          <table:table-cell office:value-type="float" office:value="-6.9980001449585" calcext:value-type="float">
            <text:p>-6.9980001449585</text:p>
          </table:table-cell>
          <table:table-cell office:value-type="float" office:value="-9.25" calcext:value-type="float">
            <text:p>-9.25</text:p>
          </table:table-cell>
          <table:table-cell office:value-type="float" office:value="100.873001098633" calcext:value-type="float">
            <text:p>100.873001098633</text:p>
          </table:table-cell>
          <table:table-cell office:value-type="float" office:value="-197.626189203197" calcext:value-type="float">
            <text:p>-197.62618920319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71.990005493164" calcext:value-type="float">
            <text:p>171.990005493164</text:p>
          </table:table-cell>
          <table:table-cell office:value-type="float" office:value="-7.85099983215332" calcext:value-type="float">
            <text:p>-7.85099983215332</text:p>
          </table:table-cell>
          <table:table-cell office:value-type="float" office:value="-9.9980001449585" calcext:value-type="float">
            <text:p>-9.9980001449585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199.31513668369" calcext:value-type="float">
            <text:p>-199.3151366836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70.796997070313" calcext:value-type="float">
            <text:p>170.796997070313</text:p>
          </table:table-cell>
          <table:table-cell office:value-type="float" office:value="-6.90799999237061" calcext:value-type="float">
            <text:p>-6.90799999237061</text:p>
          </table:table-cell>
          <table:table-cell office:value-type="float" office:value="-9.36999988555908" calcext:value-type="float">
            <text:p>-9.36999988555908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199.563117715626" calcext:value-type="float">
            <text:p>-199.56311771562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70.138000488281" calcext:value-type="float">
            <text:p>170.138000488281</text:p>
          </table:table-cell>
          <table:table-cell office:value-type="float" office:value="-7.34899997711182" calcext:value-type="float">
            <text:p>-7.34899997711182</text:p>
          </table:table-cell>
          <table:table-cell office:value-type="float" office:value="-9.5629997253418" calcext:value-type="float">
            <text:p>-9.5629997253418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199.928340987335" calcext:value-type="float">
            <text:p>-199.92834098733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67.533996582031" calcext:value-type="float">
            <text:p>167.533996582031</text:p>
          </table:table-cell>
          <table:table-cell office:value-type="float" office:value="-7.23899984359741" calcext:value-type="float">
            <text:p>-7.23899984359741</text:p>
          </table:table-cell>
          <table:table-cell office:value-type="float" office:value="-8.94299983978272" calcext:value-type="float">
            <text:p>-8.94299983978272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0.711767726154" calcext:value-type="float">
            <text:p>-200.71176772615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65.865997314453" calcext:value-type="float">
            <text:p>165.865997314453</text:p>
          </table:table-cell>
          <table:table-cell office:value-type="float" office:value="-6.6710000038147" calcext:value-type="float">
            <text:p>-6.6710000038147</text:p>
          </table:table-cell>
          <table:table-cell office:value-type="float" office:value="-9.51099967956543" calcext:value-type="float">
            <text:p>-9.51099967956543</text:p>
          </table:table-cell>
          <table:table-cell office:value-type="float" office:value="100.873001098633" calcext:value-type="float">
            <text:p>100.873001098633</text:p>
          </table:table-cell>
          <table:table-cell office:value-type="float" office:value="-201.559784669788" calcext:value-type="float">
            <text:p>-201.55978466978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62.485000610352" calcext:value-type="float">
            <text:p>162.485000610352</text:p>
          </table:table-cell>
          <table:table-cell office:value-type="float" office:value="-6.39699983596802" calcext:value-type="float">
            <text:p>-6.39699983596802</text:p>
          </table:table-cell>
          <table:table-cell office:value-type="float" office:value="-9.07699966430664" calcext:value-type="float">
            <text:p>-9.07699966430664</text:p>
          </table:table-cell>
          <table:table-cell office:value-type="float" office:value="100.873001098633" calcext:value-type="float">
            <text:p>100.873001098633</text:p>
          </table:table-cell>
          <table:table-cell office:value-type="float" office:value="-202.936681440005" calcext:value-type="float">
            <text:p>-202.9366814400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1.018997192383" calcext:value-type="float">
            <text:p>161.018997192383</text:p>
          </table:table-cell>
          <table:table-cell office:value-type="float" office:value="-7.23799991607666" calcext:value-type="float">
            <text:p>-7.23799991607666</text:p>
          </table:table-cell>
          <table:table-cell office:value-type="float" office:value="-8.76599979400635" calcext:value-type="float">
            <text:p>-8.76599979400635</text:p>
          </table:table-cell>
          <table:table-cell office:value-type="float" office:value="100.873001098633" calcext:value-type="float">
            <text:p>100.873001098633</text:p>
          </table:table-cell>
          <table:table-cell office:value-type="float" office:value="-204.609492512269" calcext:value-type="float">
            <text:p>-204.60949251226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57.746994018555" calcext:value-type="float">
            <text:p>157.746994018555</text:p>
          </table:table-cell>
          <table:table-cell office:value-type="float" office:value="-6.6729998588562" calcext:value-type="float">
            <text:p>-6.6729998588562</text:p>
          </table:table-cell>
          <table:table-cell office:value-type="float" office:value="-9.26500034332275" calcext:value-type="float">
            <text:p>-9.26500034332275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5.652738877432" calcext:value-type="float">
            <text:p>-205.65273887743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6.410003662109" calcext:value-type="float">
            <text:p>156.410003662109</text:p>
          </table:table-cell>
          <table:table-cell office:value-type="float" office:value="-6.4060001373291" calcext:value-type="float">
            <text:p>-6.4060001373291</text:p>
          </table:table-cell>
          <table:table-cell office:value-type="float" office:value="-10.3430004119873" calcext:value-type="float">
            <text:p>-10.3430004119873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6.767803837472" calcext:value-type="float">
            <text:p>-206.76780383747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57.988006591797" calcext:value-type="float">
            <text:p>157.988006591797</text:p>
          </table:table-cell>
          <table:table-cell office:value-type="float" office:value="-6.69999980926514" calcext:value-type="float">
            <text:p>-6.69999980926514</text:p>
          </table:table-cell>
          <table:table-cell office:value-type="float" office:value="-9.55000019073486" calcext:value-type="float">
            <text:p>-9.55000019073486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5.086200803465" calcext:value-type="float">
            <text:p>-205.08620080346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60.149993896484" calcext:value-type="float">
            <text:p>160.149993896484</text:p>
          </table:table-cell>
          <table:table-cell office:value-type="float" office:value="-7.08300018310547" calcext:value-type="float">
            <text:p>-7.08300018310547</text:p>
          </table:table-cell>
          <table:table-cell office:value-type="float" office:value="-8.05399990081787" calcext:value-type="float">
            <text:p>-8.05399990081787</text:p>
          </table:table-cell>
          <table:table-cell office:value-type="float" office:value="100.873001098633" calcext:value-type="float">
            <text:p>100.873001098633</text:p>
          </table:table-cell>
          <table:table-cell office:value-type="float" office:value="-204.589442700967" calcext:value-type="float">
            <text:p>-204.58944270096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61.341995239258" calcext:value-type="float">
            <text:p>161.341995239258</text:p>
          </table:table-cell>
          <table:table-cell office:value-type="float" office:value="-7.77099990844727" calcext:value-type="float">
            <text:p>-7.77099990844727</text:p>
          </table:table-cell>
          <table:table-cell office:value-type="float" office:value="-6.81099987030029" calcext:value-type="float">
            <text:p>-6.81099987030029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4.357200698096" calcext:value-type="float">
            <text:p>-204.35720069809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3.115005493164" calcext:value-type="float">
            <text:p>163.115005493164</text:p>
          </table:table-cell>
          <table:table-cell office:value-type="float" office:value="-7.98099994659424" calcext:value-type="float">
            <text:p>-7.98099994659424</text:p>
          </table:table-cell>
          <table:table-cell office:value-type="float" office:value="-11.7530002593994" calcext:value-type="float">
            <text:p>-11.7530002593994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5.987771045877" calcext:value-type="float">
            <text:p>-205.98777104587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4.285003662109" calcext:value-type="float">
            <text:p>164.285003662109</text:p>
          </table:table-cell>
          <table:table-cell office:value-type="float" office:value="-6.81799983978272" calcext:value-type="float">
            <text:p>-6.81799983978272</text:p>
          </table:table-cell>
          <table:table-cell office:value-type="float" office:value="-8.44999980926514" calcext:value-type="float">
            <text:p>-8.44999980926514</text:p>
          </table:table-cell>
          <table:table-cell office:value-type="float" office:value="100.889999389648" calcext:value-type="float">
            <text:p>100.889999389648</text:p>
          </table:table-cell>
          <table:table-cell office:value-type="float" office:value="-202.462255026518" calcext:value-type="float">
            <text:p>-202.46225502651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5.531005859375" calcext:value-type="float">
            <text:p>165.531005859375</text:p>
          </table:table-cell>
          <table:table-cell office:value-type="float" office:value="-7.13600015640259" calcext:value-type="float">
            <text:p>-7.13600015640259</text:p>
          </table:table-cell>
          <table:table-cell office:value-type="float" office:value="-10.6429996490479" calcext:value-type="float">
            <text:p>-10.6429996490479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3.631620363645" calcext:value-type="float">
            <text:p>-203.63162036364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6.128005981445" calcext:value-type="float">
            <text:p>166.128005981445</text:p>
          </table:table-cell>
          <table:table-cell office:value-type="float" office:value="-7.25600004196167" calcext:value-type="float">
            <text:p>-7.25600004196167</text:p>
          </table:table-cell>
          <table:table-cell office:value-type="float" office:value="-9.39900016784668" calcext:value-type="float">
            <text:p>-9.39900016784668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1.920568952883" calcext:value-type="float">
            <text:p>-201.92056895288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6.611999511719" calcext:value-type="float">
            <text:p>166.611999511719</text:p>
          </table:table-cell>
          <table:table-cell office:value-type="float" office:value="-7.27199983596802" calcext:value-type="float">
            <text:p>-7.27199983596802</text:p>
          </table:table-cell>
          <table:table-cell office:value-type="float" office:value="-9.81999969482422" calcext:value-type="float">
            <text:p>-9.81999969482422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1.69466991051" calcext:value-type="float">
            <text:p>-201.6946699105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7.240997314453" calcext:value-type="float">
            <text:p>167.240997314453</text:p>
          </table:table-cell>
          <table:table-cell office:value-type="float" office:value="-7.39599990844727" calcext:value-type="float">
            <text:p>-7.39599990844727</text:p>
          </table:table-cell>
          <table:table-cell office:value-type="float" office:value="-9.7790002822876" calcext:value-type="float">
            <text:p>-9.7790002822876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2.47384355243" calcext:value-type="float">
            <text:p>-202.4738435524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7.483993530273" calcext:value-type="float">
            <text:p>167.483993530273</text:p>
          </table:table-cell>
          <table:table-cell office:value-type="float" office:value="-7.1230001449585" calcext:value-type="float">
            <text:p>-7.1230001449585</text:p>
          </table:table-cell>
          <table:table-cell office:value-type="float" office:value="-9.72700023651123" calcext:value-type="float">
            <text:p>-9.72700023651123</text:p>
          </table:table-cell>
          <table:table-cell office:value-type="float" office:value="100.886001586914" calcext:value-type="float">
            <text:p>100.886001586914</text:p>
          </table:table-cell>
          <table:table-cell office:value-type="float" office:value="-202.213684370321" calcext:value-type="float">
            <text:p>-202.21368437032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7.529006958008" calcext:value-type="float">
            <text:p>167.529006958008</text:p>
          </table:table-cell>
          <table:table-cell office:value-type="float" office:value="-7.20900011062622" calcext:value-type="float">
            <text:p>-7.20900011062622</text:p>
          </table:table-cell>
          <table:table-cell office:value-type="float" office:value="-9.96199989318848" calcext:value-type="float">
            <text:p>-9.96199989318848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2.248595784314" calcext:value-type="float">
            <text:p>-202.2485957843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7.285995483398" calcext:value-type="float">
            <text:p>167.285995483398</text:p>
          </table:table-cell>
          <table:table-cell office:value-type="float" office:value="-7.19199991226196" calcext:value-type="float">
            <text:p>-7.19199991226196</text:p>
          </table:table-cell>
          <table:table-cell office:value-type="float" office:value="-9.59200000762939" calcext:value-type="float">
            <text:p>-9.59200000762939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1.774849232382" calcext:value-type="float">
            <text:p>-201.77484923238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7.75" calcext:value-type="float">
            <text:p>167.75</text:p>
          </table:table-cell>
          <table:table-cell office:value-type="float" office:value="-6.65700006484985" calcext:value-type="float">
            <text:p>-6.65700006484985</text:p>
          </table:table-cell>
          <table:table-cell office:value-type="float" office:value="-9.85499954223633" calcext:value-type="float">
            <text:p>-9.85499954223633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1.741842838866" calcext:value-type="float">
            <text:p>-201.74184283886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0.009002685547" calcext:value-type="float">
            <text:p>170.009002685547</text:p>
          </table:table-cell>
          <table:table-cell office:value-type="float" office:value="-7.02400016784668" calcext:value-type="float">
            <text:p>-7.02400016784668</text:p>
          </table:table-cell>
          <table:table-cell office:value-type="float" office:value="-9.59200000762939" calcext:value-type="float">
            <text:p>-9.59200000762939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0.854203411521" calcext:value-type="float">
            <text:p>-200.85420341152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1.602996826172" calcext:value-type="float">
            <text:p>171.602996826172</text:p>
          </table:table-cell>
          <table:table-cell office:value-type="float" office:value="-7.02699995040894" calcext:value-type="float">
            <text:p>-7.02699995040894</text:p>
          </table:table-cell>
          <table:table-cell office:value-type="float" office:value="-9.55700016021729" calcext:value-type="float">
            <text:p>-9.55700016021729</text:p>
          </table:table-cell>
          <table:table-cell office:value-type="float" office:value="100.889999389648" calcext:value-type="float">
            <text:p>100.889999389648</text:p>
          </table:table-cell>
          <table:table-cell office:value-type="float" office:value="-200.277686891417" calcext:value-type="float">
            <text:p>-200.27768689141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73.781005859375" calcext:value-type="float">
            <text:p>173.781005859375</text:p>
          </table:table-cell>
          <table:table-cell office:value-type="float" office:value="-7.11899995803833" calcext:value-type="float">
            <text:p>-7.11899995803833</text:p>
          </table:table-cell>
          <table:table-cell office:value-type="float" office:value="-9.78899955749512" calcext:value-type="float">
            <text:p>-9.78899955749512</text:p>
          </table:table-cell>
          <table:table-cell office:value-type="float" office:value="100.889999389648" calcext:value-type="float">
            <text:p>100.889999389648</text:p>
          </table:table-cell>
          <table:table-cell office:value-type="float" office:value="-198.942721207923" calcext:value-type="float">
            <text:p>-198.94272120792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75.22200012207" calcext:value-type="float">
            <text:p>175.22200012207</text:p>
          </table:table-cell>
          <table:table-cell office:value-type="float" office:value="-7.58500003814697" calcext:value-type="float">
            <text:p>-7.58500003814697</text:p>
          </table:table-cell>
          <table:table-cell office:value-type="float" office:value="-9.85499954223633" calcext:value-type="float">
            <text:p>-9.85499954223633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199.116462046349" calcext:value-type="float">
            <text:p>-199.11646204634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76.792999267578" calcext:value-type="float">
            <text:p>176.792999267578</text:p>
          </table:table-cell>
          <table:table-cell office:value-type="float" office:value="-4.01399993896484" calcext:value-type="float">
            <text:p>-4.01399993896484</text:p>
          </table:table-cell>
          <table:table-cell office:value-type="float" office:value="-10.9079999923706" calcext:value-type="float">
            <text:p>-10.9079999923706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195.784822652942" calcext:value-type="float">
            <text:p>-195.78482265294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72.610000610352" calcext:value-type="float">
            <text:p>172.610000610352</text:p>
          </table:table-cell>
          <table:table-cell office:value-type="float" office:value="4.24100017547607" calcext:value-type="float">
            <text:p>4.24100017547607</text:p>
          </table:table-cell>
          <table:table-cell office:value-type="float" office:value="-13.4209995269775" calcext:value-type="float">
            <text:p>-13.4209995269775</text:p>
          </table:table-cell>
          <table:table-cell office:value-type="float" office:value="100.850997924805" calcext:value-type="float">
            <text:p>100.850997924805</text:p>
          </table:table-cell>
          <table:table-cell office:value-type="float" office:value="-193.290338734415" calcext:value-type="float">
            <text:p>-193.29033873441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8.541000366211" calcext:value-type="float">
            <text:p>168.541000366211</text:p>
          </table:table-cell>
          <table:table-cell office:value-type="float" office:value="-9.15799999237061" calcext:value-type="float">
            <text:p>-9.15799999237061</text:p>
          </table:table-cell>
          <table:table-cell office:value-type="float" office:value="-9.67800045013428" calcext:value-type="float">
            <text:p>-9.67800045013428</text:p>
          </table:table-cell>
          <table:table-cell office:value-type="float" office:value="100.876998901367" calcext:value-type="float">
            <text:p>100.876998901367</text:p>
          </table:table-cell>
          <table:table-cell office:value-type="float" office:value="-203.588742478149" calcext:value-type="float">
            <text:p>-203.58874247814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7.494003295898" calcext:value-type="float">
            <text:p>167.494003295898</text:p>
          </table:table-cell>
          <table:table-cell office:value-type="float" office:value="-6.10599994659424" calcext:value-type="float">
            <text:p>-6.10599994659424</text:p>
          </table:table-cell>
          <table:table-cell office:value-type="float" office:value="-10.0640001296997" calcext:value-type="float">
            <text:p>-10.0640001296997</text:p>
          </table:table-cell>
          <table:table-cell office:value-type="float" office:value="100.889999389648" calcext:value-type="float">
            <text:p>100.889999389648</text:p>
          </table:table-cell>
          <table:table-cell office:value-type="float" office:value="-200.675126847828" calcext:value-type="float">
            <text:p>-200.67512684782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5.244995117188" calcext:value-type="float">
            <text:p>165.244995117188</text:p>
          </table:table-cell>
          <table:table-cell office:value-type="float" office:value="-7.30499982833862" calcext:value-type="float">
            <text:p>-7.30499982833862</text:p>
          </table:table-cell>
          <table:table-cell office:value-type="float" office:value="-11.2880001068115" calcext:value-type="float">
            <text:p>-11.2880001068115</text:p>
          </table:table-cell>
          <table:table-cell office:value-type="float" office:value="100.916000366211" calcext:value-type="float">
            <text:p>100.916000366211</text:p>
          </table:table-cell>
          <table:table-cell office:value-type="float" office:value="-203.736997695246" calcext:value-type="float">
            <text:p>-203.73699769524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64.333999633789" calcext:value-type="float">
            <text:p>164.333999633789</text:p>
          </table:table-cell>
          <table:table-cell office:value-type="float" office:value="-3.66599988937378" calcext:value-type="float">
            <text:p>-3.66599988937378</text:p>
          </table:table-cell>
          <table:table-cell office:value-type="float" office:value="-11.1359996795654" calcext:value-type="float">
            <text:p>-11.1359996795654</text:p>
          </table:table-cell>
          <table:table-cell office:value-type="float" office:value="100.945999145508" calcext:value-type="float">
            <text:p>100.945999145508</text:p>
          </table:table-cell>
          <table:table-cell office:value-type="float" office:value="-201.146987142254" calcext:value-type="float">
            <text:p>-201.14698714225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9.115005493164" calcext:value-type="float">
            <text:p>169.115005493164</text:p>
          </table:table-cell>
          <table:table-cell office:value-type="float" office:value="-3.81800007820129" calcext:value-type="float">
            <text:p>-3.81800007820129</text:p>
          </table:table-cell>
          <table:table-cell office:value-type="float" office:value="-10.1569995880127" calcext:value-type="float">
            <text:p>-10.1569995880127</text:p>
          </table:table-cell>
          <table:table-cell office:value-type="float" office:value="101.008003234863" calcext:value-type="float">
            <text:p>101.008003234863</text:p>
          </table:table-cell>
          <table:table-cell office:value-type="float" office:value="-199.282242017541" calcext:value-type="float">
            <text:p>-199.28224201754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74.208999633789" calcext:value-type="float">
            <text:p>174.208999633789</text:p>
          </table:table-cell>
          <table:table-cell office:value-type="float" office:value="3.95900011062622" calcext:value-type="float">
            <text:p>3.95900011062622</text:p>
          </table:table-cell>
          <table:table-cell office:value-type="float" office:value="-10.3999996185303" calcext:value-type="float">
            <text:p>-10.3999996185303</text:p>
          </table:table-cell>
          <table:table-cell office:value-type="float" office:value="101.025001525879" calcext:value-type="float">
            <text:p>101.025001525879</text:p>
          </table:table-cell>
          <table:table-cell office:value-type="float" office:value="-190.895222981761" calcext:value-type="float">
            <text:p>-190.89522298176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78.970993041992" calcext:value-type="float">
            <text:p>178.970993041992</text:p>
          </table:table-cell>
          <table:table-cell office:value-type="float" office:value="-0.654999971389771" calcext:value-type="float">
            <text:p>-0.654999971389771</text:p>
          </table:table-cell>
          <table:table-cell office:value-type="float" office:value="-10.7910003662109" calcext:value-type="float">
            <text:p>-10.7910003662109</text:p>
          </table:table-cell>
          <table:table-cell office:value-type="float" office:value="101.008003234863" calcext:value-type="float">
            <text:p>101.008003234863</text:p>
          </table:table-cell>
          <table:table-cell office:value-type="float" office:value="-191.982353959969" calcext:value-type="float">
            <text:p>-191.98235395996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64.042999267578" calcext:value-type="float">
            <text:p>-164.042999267578</text:p>
          </table:table-cell>
          <table:table-cell office:value-type="float" office:value="-4.51000022888184" calcext:value-type="float">
            <text:p>-4.51000022888184</text:p>
          </table:table-cell>
          <table:table-cell office:value-type="float" office:value="-9.45600032806397" calcext:value-type="float">
            <text:p>-9.45600032806397</text:p>
          </table:table-cell>
          <table:table-cell office:value-type="float" office:value="100.995002746582" calcext:value-type="float">
            <text:p>100.995002746582</text:p>
          </table:table-cell>
          <table:table-cell office:value-type="float" office:value="-185.390765735892" calcext:value-type="float">
            <text:p>-185.39076573589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153.776992797852" calcext:value-type="float">
            <text:p>-153.776992797852</text:p>
          </table:table-cell>
          <table:table-cell office:value-type="float" office:value="-5.64900016784668" calcext:value-type="float">
            <text:p>-5.64900016784668</text:p>
          </table:table-cell>
          <table:table-cell office:value-type="float" office:value="-9.46199989318848" calcext:value-type="float">
            <text:p>-9.46199989318848</text:p>
          </table:table-cell>
          <table:table-cell office:value-type="float" office:value="100.97200012207" calcext:value-type="float">
            <text:p>100.97200012207</text:p>
          </table:table-cell>
          <table:table-cell office:value-type="float" office:value="-180.822568361813" calcext:value-type="float">
            <text:p>-180.82256836181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37.240005493164" calcext:value-type="float">
            <text:p>-137.240005493164</text:p>
          </table:table-cell>
          <table:table-cell office:value-type="float" office:value="6.42799997329712" calcext:value-type="float">
            <text:p>6.42799997329712</text:p>
          </table:table-cell>
          <table:table-cell office:value-type="float" office:value="-10.9569997787476" calcext:value-type="float">
            <text:p>-10.9569997787476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168.736304355825" calcext:value-type="float">
            <text:p>-168.73630435582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136.968002319336" calcext:value-type="float">
            <text:p>-136.968002319336</text:p>
          </table:table-cell>
          <table:table-cell office:value-type="float" office:value="17.9190006256104" calcext:value-type="float">
            <text:p>17.9190006256104</text:p>
          </table:table-cell>
          <table:table-cell office:value-type="float" office:value="-17.4090003967285" calcext:value-type="float">
            <text:p>-17.4090003967285</text:p>
          </table:table-cell>
          <table:table-cell office:value-type="float" office:value="100.982002258301" calcext:value-type="float">
            <text:p>100.982002258301</text:p>
          </table:table-cell>
          <table:table-cell office:value-type="float" office:value="-169.374272811402" calcext:value-type="float">
            <text:p>-169.37427281140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35.40299987793" calcext:value-type="float">
            <text:p>-135.40299987793</text:p>
          </table:table-cell>
          <table:table-cell office:value-type="float" office:value="22.2199993133545" calcext:value-type="float">
            <text:p>22.2199993133545</text:p>
          </table:table-cell>
          <table:table-cell office:value-type="float" office:value="-17.5629997253418" calcext:value-type="float">
            <text:p>-17.5629997253418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168.438832980589" calcext:value-type="float">
            <text:p>-168.43883298058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132.983001708984" calcext:value-type="float">
            <text:p>-132.983001708984</text:p>
          </table:table-cell>
          <table:table-cell office:value-type="float" office:value="24.9039993286133" calcext:value-type="float">
            <text:p>24.9039993286133</text:p>
          </table:table-cell>
          <table:table-cell office:value-type="float" office:value="-17.3479995727539" calcext:value-type="float">
            <text:p>-17.3479995727539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66.54887494756" calcext:value-type="float">
            <text:p>-166.5488749475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33.126007080078" calcext:value-type="float">
            <text:p>-133.126007080078</text:p>
          </table:table-cell>
          <table:table-cell office:value-type="float" office:value="21.2320003509521" calcext:value-type="float">
            <text:p>21.2320003509521</text:p>
          </table:table-cell>
          <table:table-cell office:value-type="float" office:value="-15.6309995651245" calcext:value-type="float">
            <text:p>-15.6309995651245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66.965129982537" calcext:value-type="float">
            <text:p>-166.96512998253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-135.175994873047" calcext:value-type="float">
            <text:p>-135.175994873047</text:p>
          </table:table-cell>
          <table:table-cell office:value-type="float" office:value="1.54999995231628" calcext:value-type="float">
            <text:p>1.54999995231628</text:p>
          </table:table-cell>
          <table:table-cell office:value-type="float" office:value="-7.16200017929077" calcext:value-type="float">
            <text:p>-7.16200017929077</text:p>
          </table:table-cell>
          <table:table-cell office:value-type="float" office:value="100.995002746582" calcext:value-type="float">
            <text:p>100.995002746582</text:p>
          </table:table-cell>
          <table:table-cell office:value-type="float" office:value="-166.959735140961" calcext:value-type="float">
            <text:p>-166.95973514096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33.367004394531" calcext:value-type="float">
            <text:p>-133.367004394531</text:p>
          </table:table-cell>
          <table:table-cell office:value-type="float" office:value="-13.293999671936" calcext:value-type="float">
            <text:p>-13.293999671936</text:p>
          </table:table-cell>
          <table:table-cell office:value-type="float" office:value="-5.69399976730347" calcext:value-type="float">
            <text:p>-5.69399976730347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69.097542907335" calcext:value-type="float">
            <text:p>-169.09754290733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125.021003723145" calcext:value-type="float">
            <text:p>-125.021003723145</text:p>
          </table:table-cell>
          <table:table-cell office:value-type="float" office:value="-22.3490009307861" calcext:value-type="float">
            <text:p>-22.3490009307861</text:p>
          </table:table-cell>
          <table:table-cell office:value-type="float" office:value="2.70099997520447" calcext:value-type="float">
            <text:p>2.70099997520447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53.167287249279" calcext:value-type="float">
            <text:p>-153.16728724927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2.595001220703" calcext:value-type="float">
            <text:p>-122.595001220703</text:p>
          </table:table-cell>
          <table:table-cell office:value-type="float" office:value="-30.5510005950928" calcext:value-type="float">
            <text:p>-30.5510005950928</text:p>
          </table:table-cell>
          <table:table-cell office:value-type="float" office:value="5.16699981689453" calcext:value-type="float">
            <text:p>5.16699981689453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41.413871937838" calcext:value-type="float">
            <text:p>-141.41387193783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119.348999023438" calcext:value-type="float">
            <text:p>-119.348999023438</text:p>
          </table:table-cell>
          <table:table-cell office:value-type="float" office:value="-35.068000793457" calcext:value-type="float">
            <text:p>-35.068000793457</text:p>
          </table:table-cell>
          <table:table-cell office:value-type="float" office:value="4.83099985122681" calcext:value-type="float">
            <text:p>4.83099985122681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39.748800360322" calcext:value-type="float">
            <text:p>-139.74880036032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3.384002685547" calcext:value-type="float">
            <text:p>-113.384002685547</text:p>
          </table:table-cell>
          <table:table-cell office:value-type="float" office:value="-15.4270000457764" calcext:value-type="float">
            <text:p>-15.4270000457764</text:p>
          </table:table-cell>
          <table:table-cell office:value-type="float" office:value="-5.16099977493286" calcext:value-type="float">
            <text:p>-5.16099977493286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157.398615481961" calcext:value-type="float">
            <text:p>-157.39861548196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89.1579971313477" calcext:value-type="float">
            <text:p>-89.1579971313477</text:p>
          </table:table-cell>
          <table:table-cell office:value-type="float" office:value="-11.2019996643066" calcext:value-type="float">
            <text:p>-11.2019996643066</text:p>
          </table:table-cell>
          <table:table-cell office:value-type="float" office:value="-4.80100011825562" calcext:value-type="float">
            <text:p>-4.80100011825562</text:p>
          </table:table-cell>
          <table:table-cell office:value-type="float" office:value="101.008003234863" calcext:value-type="float">
            <text:p>101.008003234863</text:p>
          </table:table-cell>
          <table:table-cell office:value-type="float" office:value="-140.975143313663" calcext:value-type="float">
            <text:p>-140.97514331366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66.2710037231445" calcext:value-type="float">
            <text:p>-66.2710037231445</text:p>
          </table:table-cell>
          <table:table-cell office:value-type="float" office:value="-4.65199995040894" calcext:value-type="float">
            <text:p>-4.65199995040894</text:p>
          </table:table-cell>
          <table:table-cell office:value-type="float" office:value="-10.1490001678467" calcext:value-type="float">
            <text:p>-10.1490001678467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139.155511220292" calcext:value-type="float">
            <text:p>-139.15551122029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59.0019989013672" calcext:value-type="float">
            <text:p>-59.0019989013672</text:p>
          </table:table-cell>
          <table:table-cell office:value-type="float" office:value="-11.6319999694824" calcext:value-type="float">
            <text:p>-11.6319999694824</text:p>
          </table:table-cell>
          <table:table-cell office:value-type="float" office:value="3.8970000743866" calcext:value-type="float">
            <text:p>3.8970000743866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104.325961425005" calcext:value-type="float">
            <text:p>-104.32596142500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54.7919998168945" calcext:value-type="float">
            <text:p>-54.7919998168945</text:p>
          </table:table-cell>
          <table:table-cell office:value-type="float" office:value="-9.1870002746582" calcext:value-type="float">
            <text:p>-9.1870002746582</text:p>
          </table:table-cell>
          <table:table-cell office:value-type="float" office:value="27.8770008087158" calcext:value-type="float">
            <text:p>27.8770008087158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88.3563612755303" calcext:value-type="float">
            <text:p>-88.356361275530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56.0219993591309" calcext:value-type="float">
            <text:p>-56.0219993591309</text:p>
          </table:table-cell>
          <table:table-cell office:value-type="float" office:value="-7.1710000038147" calcext:value-type="float">
            <text:p>-7.1710000038147</text:p>
          </table:table-cell>
          <table:table-cell office:value-type="float" office:value="33.7290000915527" calcext:value-type="float">
            <text:p>33.7290000915527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89.0880705301293" calcext:value-type="float">
            <text:p>-89.088070530129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56.2220001220703" calcext:value-type="float">
            <text:p>-56.2220001220703</text:p>
          </table:table-cell>
          <table:table-cell office:value-type="float" office:value="-7.39099979400635" calcext:value-type="float">
            <text:p>-7.39099979400635</text:p>
          </table:table-cell>
          <table:table-cell office:value-type="float" office:value="34.984001159668" calcext:value-type="float">
            <text:p>34.984001159668</text:p>
          </table:table-cell>
          <table:table-cell office:value-type="float" office:value="101.015998840332" calcext:value-type="float">
            <text:p>101.015998840332</text:p>
          </table:table-cell>
          <table:table-cell office:value-type="float" office:value="-87.9558871578267" calcext:value-type="float">
            <text:p>-87.955887157826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56.8499984741211" calcext:value-type="float">
            <text:p>-56.8499984741211</text:p>
          </table:table-cell>
          <table:table-cell office:value-type="float" office:value="-8.86900043487549" calcext:value-type="float">
            <text:p>-8.86900043487549</text:p>
          </table:table-cell>
          <table:table-cell office:value-type="float" office:value="18.2759990692139" calcext:value-type="float">
            <text:p>18.2759990692139</text:p>
          </table:table-cell>
          <table:table-cell office:value-type="float" office:value="101.021003723145" calcext:value-type="float">
            <text:p>101.021003723145</text:p>
          </table:table-cell>
          <table:table-cell office:value-type="float" office:value="-93.4780929335579" calcext:value-type="float">
            <text:p>-93.478092933557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55.1539993286133" calcext:value-type="float">
            <text:p>-55.1539993286133</text:p>
          </table:table-cell>
          <table:table-cell office:value-type="float" office:value="-8.34200000762939" calcext:value-type="float">
            <text:p>-8.34200000762939</text:p>
          </table:table-cell>
          <table:table-cell office:value-type="float" office:value="-0.112999998033047" calcext:value-type="float">
            <text:p>-0.112999998033047</text:p>
          </table:table-cell>
          <table:table-cell office:value-type="float" office:value="101.025001525879" calcext:value-type="float">
            <text:p>101.025001525879</text:p>
          </table:table-cell>
          <table:table-cell office:value-type="float" office:value="-112.667232189562" calcext:value-type="float">
            <text:p>-112.66723218956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59.109001159668" calcext:value-type="float">
            <text:p>-59.109001159668</text:p>
          </table:table-cell>
          <table:table-cell office:value-type="float" office:value="-7.74200010299683" calcext:value-type="float">
            <text:p>-7.74200010299683</text:p>
          </table:table-cell>
          <table:table-cell office:value-type="float" office:value="-8.21000003814697" calcext:value-type="float">
            <text:p>-8.21000003814697</text:p>
          </table:table-cell>
          <table:table-cell office:value-type="float" office:value="101.025001525879" calcext:value-type="float">
            <text:p>101.025001525879</text:p>
          </table:table-cell>
          <table:table-cell office:value-type="float" office:value="-128.940608649247" calcext:value-type="float">
            <text:p>-128.94060864924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51.4469985961914" calcext:value-type="float">
            <text:p>-51.4469985961914</text:p>
          </table:table-cell>
          <table:table-cell office:value-type="float" office:value="-14.0869998931885" calcext:value-type="float">
            <text:p>-14.0869998931885</text:p>
          </table:table-cell>
          <table:table-cell office:value-type="float" office:value="-20.1180000305176" calcext:value-type="float">
            <text:p>-20.1180000305176</text:p>
          </table:table-cell>
          <table:table-cell office:value-type="float" office:value="101.025001525879" calcext:value-type="float">
            <text:p>101.025001525879</text:p>
          </table:table-cell>
          <table:table-cell office:value-type="float" office:value="-161.008568690973" calcext:value-type="float">
            <text:p>-161.00856869097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45.7220001220703" calcext:value-type="float">
            <text:p>-45.7220001220703</text:p>
          </table:table-cell>
          <table:table-cell office:value-type="float" office:value="-16.3780002593994" calcext:value-type="float">
            <text:p>-16.3780002593994</text:p>
          </table:table-cell>
          <table:table-cell office:value-type="float" office:value="-40.7270011901855" calcext:value-type="float">
            <text:p>-40.7270011901855</text:p>
          </table:table-cell>
          <table:table-cell office:value-type="float" office:value="100.995002746582" calcext:value-type="float">
            <text:p>100.995002746582</text:p>
          </table:table-cell>
          <table:table-cell office:value-type="float" office:value="-215.677166335465" calcext:value-type="float">
            <text:p>-215.67716633546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46.9300003051758" calcext:value-type="float">
            <text:p>-46.9300003051758</text:p>
          </table:table-cell>
          <table:table-cell office:value-type="float" office:value="-18.7770004272461" calcext:value-type="float">
            <text:p>-18.7770004272461</text:p>
          </table:table-cell>
          <table:table-cell office:value-type="float" office:value="-44.9129981994629" calcext:value-type="float">
            <text:p>-44.9129981994629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222.318239282891" calcext:value-type="float">
            <text:p>-222.31823928289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43.1749992370605" calcext:value-type="float">
            <text:p>-43.1749992370605</text:p>
          </table:table-cell>
          <table:table-cell office:value-type="float" office:value="-21.07200050354" calcext:value-type="float">
            <text:p>-21.07200050354</text:p>
          </table:table-cell>
          <table:table-cell office:value-type="float" office:value="-50.4850006103516" calcext:value-type="float">
            <text:p>-50.4850006103516</text:p>
          </table:table-cell>
          <table:table-cell office:value-type="float" office:value="101.012001037598" calcext:value-type="float">
            <text:p>101.012001037598</text:p>
          </table:table-cell>
          <table:table-cell office:value-type="float" office:value="-230.893089101114" calcext:value-type="float">
            <text:p>-230.89308910111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43.8849983215332" calcext:value-type="float">
            <text:p>-43.8849983215332</text:p>
          </table:table-cell>
          <table:table-cell office:value-type="float" office:value="-15.5839996337891" calcext:value-type="float">
            <text:p>-15.5839996337891</text:p>
          </table:table-cell>
          <table:table-cell office:value-type="float" office:value="-28.07200050354" calcext:value-type="float">
            <text:p>-28.07200050354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188.473910842271" calcext:value-type="float">
            <text:p>-188.47391084227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40.6790008544922" calcext:value-type="float">
            <text:p>-40.6790008544922</text:p>
          </table:table-cell>
          <table:table-cell office:value-type="float" office:value="-10.9329996109009" calcext:value-type="float">
            <text:p>-10.9329996109009</text:p>
          </table:table-cell>
          <table:table-cell office:value-type="float" office:value="-9.45600032806397" calcext:value-type="float">
            <text:p>-9.45600032806397</text:p>
          </table:table-cell>
          <table:table-cell office:value-type="float" office:value="100.999000549316" calcext:value-type="float">
            <text:p>100.999000549316</text:p>
          </table:table-cell>
          <table:table-cell office:value-type="float" office:value="-116.898314186575" calcext:value-type="float">
            <text:p>-116.8983141865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23.2830009460449" calcext:value-type="float">
            <text:p>-23.2830009460449</text:p>
          </table:table-cell>
          <table:table-cell office:value-type="float" office:value="-9.64000034332275" calcext:value-type="float">
            <text:p>-9.64000034332275</text:p>
          </table:table-cell>
          <table:table-cell office:value-type="float" office:value="-10.8369998931885" calcext:value-type="float">
            <text:p>-10.8369998931885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-114.973660737402" calcext:value-type="float">
            <text:p>-114.97366073740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0.948000013828278" calcext:value-type="float">
            <text:p>-0.948000013828278</text:p>
          </table:table-cell>
          <table:table-cell office:value-type="float" office:value="-7.41300010681152" calcext:value-type="float">
            <text:p>-7.41300010681152</text:p>
          </table:table-cell>
          <table:table-cell office:value-type="float" office:value="-10.5920000076294" calcext:value-type="float">
            <text:p>-10.5920000076294</text:p>
          </table:table-cell>
          <table:table-cell office:value-type="float" office:value="100.958999633789" calcext:value-type="float">
            <text:p>100.958999633789</text:p>
          </table:table-cell>
          <table:table-cell office:value-type="float" office:value="-177.621073170585" calcext:value-type="float">
            <text:p>-177.62107317058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8.7119998931885" calcext:value-type="float">
            <text:p>18.7119998931885</text:p>
          </table:table-cell>
          <table:table-cell office:value-type="float" office:value="-8.7790002822876" calcext:value-type="float">
            <text:p>-8.7790002822876</text:p>
          </table:table-cell>
          <table:table-cell office:value-type="float" office:value="-10.6129999160767" calcext:value-type="float">
            <text:p>-10.6129999160767</text:p>
          </table:table-cell>
          <table:table-cell office:value-type="float" office:value="100.924003601074" calcext:value-type="float">
            <text:p>100.924003601074</text:p>
          </table:table-cell>
          <table:table-cell office:value-type="float" office:value="85.825982334576" calcext:value-type="float">
            <text:p>85.82598233457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8.4620018005371" calcext:value-type="float">
            <text:p>38.4620018005371</text:p>
          </table:table-cell>
          <table:table-cell office:value-type="float" office:value="-7.11299991607666" calcext:value-type="float">
            <text:p>-7.11299991607666</text:p>
          </table:table-cell>
          <table:table-cell office:value-type="float" office:value="-8.96599960327148" calcext:value-type="float">
            <text:p>-8.96599960327148</text:p>
          </table:table-cell>
          <table:table-cell office:value-type="float" office:value="100.906997680664" calcext:value-type="float">
            <text:p>100.906997680664</text:p>
          </table:table-cell>
          <table:table-cell office:value-type="float" office:value="97.9113447206438" calcext:value-type="float">
            <text:p>97.911344720643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9.9150009155273" calcext:value-type="float">
            <text:p>49.9150009155273</text:p>
          </table:table-cell>
          <table:table-cell office:value-type="float" office:value="-8.0649995803833" calcext:value-type="float">
            <text:p>-8.0649995803833</text:p>
          </table:table-cell>
          <table:table-cell office:value-type="float" office:value="-9.3730001449585" calcext:value-type="float">
            <text:p>-9.3730001449585</text:p>
          </table:table-cell>
          <table:table-cell office:value-type="float" office:value="100.88500213623" calcext:value-type="float">
            <text:p>100.88500213623</text:p>
          </table:table-cell>
          <table:table-cell office:value-type="float" office:value="102.407575473873" calcext:value-type="float">
            <text:p>102.40757547387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9.8949966430664" calcext:value-type="float">
            <text:p>69.8949966430664</text:p>
          </table:table-cell>
          <table:table-cell office:value-type="float" office:value="-6.73299980163574" calcext:value-type="float">
            <text:p>-6.73299980163574</text:p>
          </table:table-cell>
          <table:table-cell office:value-type="float" office:value="-9.2519998550415" calcext:value-type="float">
            <text:p>-9.2519998550415</text:p>
          </table:table-cell>
          <table:table-cell office:value-type="float" office:value="100.880996704102" calcext:value-type="float">
            <text:p>100.880996704102</text:p>
          </table:table-cell>
          <table:table-cell office:value-type="float" office:value="117.15806947546" calcext:value-type="float">
            <text:p>117.1580694754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1.748001098633" calcext:value-type="float">
            <text:p>101.748001098633</text:p>
          </table:table-cell>
          <table:table-cell office:value-type="float" office:value="-7.2350001335144" calcext:value-type="float">
            <text:p>-7.2350001335144</text:p>
          </table:table-cell>
          <table:table-cell office:value-type="float" office:value="-9.54699993133545" calcext:value-type="float">
            <text:p>-9.54699993133545</text:p>
          </table:table-cell>
          <table:table-cell office:value-type="float" office:value="100.898002624512" calcext:value-type="float">
            <text:p>100.898002624512</text:p>
          </table:table-cell>
          <table:table-cell office:value-type="float" office:value="-228.788403978706" calcext:value-type="float">
            <text:p>-228.78840397870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36.192001342773" calcext:value-type="float">
            <text:p>136.192001342773</text:p>
          </table:table-cell>
          <table:table-cell office:value-type="float" office:value="-8.13599967956543" calcext:value-type="float">
            <text:p>-8.13599967956543</text:p>
          </table:table-cell>
          <table:table-cell office:value-type="float" office:value="-8.53299999237061" calcext:value-type="float">
            <text:p>-8.53299999237061</text:p>
          </table:table-cell>
          <table:table-cell office:value-type="float" office:value="100.880996704102" calcext:value-type="float">
            <text:p>100.880996704102</text:p>
          </table:table-cell>
          <table:table-cell office:value-type="float" office:value="-213.111903164023" calcext:value-type="float">
            <text:p>-213.11190316402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58.320007324219" calcext:value-type="float">
            <text:p>158.320007324219</text:p>
          </table:table-cell>
          <table:table-cell office:value-type="float" office:value="-7.38000011444092" calcext:value-type="float">
            <text:p>-7.38000011444092</text:p>
          </table:table-cell>
          <table:table-cell office:value-type="float" office:value="-9.73799991607666" calcext:value-type="float">
            <text:p>-9.73799991607666</text:p>
          </table:table-cell>
          <table:table-cell office:value-type="float" office:value="100.898002624512" calcext:value-type="float">
            <text:p>100.898002624512</text:p>
          </table:table-cell>
          <table:table-cell office:value-type="float" office:value="-201.202655528966" calcext:value-type="float">
            <text:p>-201.20265552896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3.992004394531" calcext:value-type="float">
            <text:p>173.992004394531</text:p>
          </table:table-cell>
          <table:table-cell office:value-type="float" office:value="-7.77099990844727" calcext:value-type="float">
            <text:p>-7.77099990844727</text:p>
          </table:table-cell>
          <table:table-cell office:value-type="float" office:value="-9.33600044250488" calcext:value-type="float">
            <text:p>-9.33600044250488</text:p>
          </table:table-cell>
          <table:table-cell office:value-type="float" office:value="100.893997192383" calcext:value-type="float">
            <text:p>100.893997192383</text:p>
          </table:table-cell>
          <table:table-cell office:value-type="float" office:value="-193.974415311426" calcext:value-type="float">
            <text:p>-193.97441531142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73.671005249023" calcext:value-type="float">
            <text:p>-173.671005249023</text:p>
          </table:table-cell>
          <table:table-cell office:value-type="float" office:value="-7.31799983978272" calcext:value-type="float">
            <text:p>-7.31799983978272</text:p>
          </table:table-cell>
          <table:table-cell office:value-type="float" office:value="-9.51900005340576" calcext:value-type="float">
            <text:p>-9.51900005340576</text:p>
          </table:table-cell>
          <table:table-cell office:value-type="float" office:value="100.906997680664" calcext:value-type="float">
            <text:p>100.906997680664</text:p>
          </table:table-cell>
          <table:table-cell office:value-type="float" office:value="-186.489815066279" calcext:value-type="float">
            <text:p>-186.48981506627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162.947006225586" calcext:value-type="float">
            <text:p>-162.947006225586</text:p>
          </table:table-cell>
          <table:table-cell office:value-type="float" office:value="-7.46099996566772" calcext:value-type="float">
            <text:p>-7.46099996566772</text:p>
          </table:table-cell>
          <table:table-cell office:value-type="float" office:value="-9.41899967193604" calcext:value-type="float">
            <text:p>-9.41899967193604</text:p>
          </table:table-cell>
          <table:table-cell office:value-type="float" office:value="100.893997192383" calcext:value-type="float">
            <text:p>100.893997192383</text:p>
          </table:table-cell>
          <table:table-cell office:value-type="float" office:value="-182.642431132195" calcext:value-type="float">
            <text:p>-182.64243113219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54.337997436523" calcext:value-type="float">
            <text:p>-154.337997436523</text:p>
          </table:table-cell>
          <table:table-cell office:value-type="float" office:value="-14.1549997329712" calcext:value-type="float">
            <text:p>-14.1549997329712</text:p>
          </table:table-cell>
          <table:table-cell office:value-type="float" office:value="-9.61999988555908" calcext:value-type="float">
            <text:p>-9.61999988555908</text:p>
          </table:table-cell>
          <table:table-cell office:value-type="float" office:value="100.911003112793" calcext:value-type="float">
            <text:p>100.911003112793</text:p>
          </table:table-cell>
          <table:table-cell office:value-type="float" office:value="-181.966520845181" calcext:value-type="float">
            <text:p>-181.96652084518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156.225006103516" calcext:value-type="float">
            <text:p>-156.225006103516</text:p>
          </table:table-cell>
          <table:table-cell office:value-type="float" office:value="-27.9220008850098" calcext:value-type="float">
            <text:p>-27.9220008850098</text:p>
          </table:table-cell>
          <table:table-cell office:value-type="float" office:value="-2.84599995613098" calcext:value-type="float">
            <text:p>-2.84599995613098</text:p>
          </table:table-cell>
          <table:table-cell office:value-type="float" office:value="100.945999145508" calcext:value-type="float">
            <text:p>100.945999145508</text:p>
          </table:table-cell>
          <table:table-cell office:value-type="float" office:value="-186.847367322612" calcext:value-type="float">
            <text:p>-186.84736732261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56.13200378418" calcext:value-type="float">
            <text:p>-156.13200378418</text:p>
          </table:table-cell>
          <table:table-cell office:value-type="float" office:value="-26.7360000610352" calcext:value-type="float">
            <text:p>-26.7360000610352</text:p>
          </table:table-cell>
          <table:table-cell office:value-type="float" office:value="-2.88199996948242" calcext:value-type="float">
            <text:p>-2.88199996948242</text:p>
          </table:table-cell>
          <table:table-cell office:value-type="float" office:value="101.002998352051" calcext:value-type="float">
            <text:p>101.002998352051</text:p>
          </table:table-cell>
          <table:table-cell office:value-type="float" office:value="-185.639375005409" calcext:value-type="float">
            <text:p>-185.63937500540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153.266006469727" calcext:value-type="float">
            <text:p>-153.266006469727</text:p>
          </table:table-cell>
          <table:table-cell office:value-type="float" office:value="-3.95799994468689" calcext:value-type="float">
            <text:p>-3.95799994468689</text:p>
          </table:table-cell>
          <table:table-cell office:value-type="float" office:value="-9.70699977874756" calcext:value-type="float">
            <text:p>-9.70699977874756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75.227362852702" calcext:value-type="float">
            <text:p>-175.22736285270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52.315002441406" calcext:value-type="float">
            <text:p>-152.315002441406</text:p>
          </table:table-cell>
          <table:table-cell office:value-type="float" office:value="10.5069999694824" calcext:value-type="float">
            <text:p>10.5069999694824</text:p>
          </table:table-cell>
          <table:table-cell office:value-type="float" office:value="-15.8739995956421" calcext:value-type="float">
            <text:p>-15.8739995956421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73.682514379677" calcext:value-type="float">
            <text:p>-173.68251437967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153.02799987793" calcext:value-type="float">
            <text:p>-153.02799987793</text:p>
          </table:table-cell>
          <table:table-cell office:value-type="float" office:value="-7.68200016021729" calcext:value-type="float">
            <text:p>-7.68200016021729</text:p>
          </table:table-cell>
          <table:table-cell office:value-type="float" office:value="-9.16800022125244" calcext:value-type="float">
            <text:p>-9.16800022125244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-177.308094484355" calcext:value-type="float">
            <text:p>-177.30809448435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37.938995361328" calcext:value-type="float">
            <text:p>-137.938995361328</text:p>
          </table:table-cell>
          <table:table-cell office:value-type="float" office:value="-9.70300006866455" calcext:value-type="float">
            <text:p>-9.70300006866455</text:p>
          </table:table-cell>
          <table:table-cell office:value-type="float" office:value="-10.0659999847412" calcext:value-type="float">
            <text:p>-10.0659999847412</text:p>
          </table:table-cell>
          <table:table-cell office:value-type="float" office:value="100.936996459961" calcext:value-type="float">
            <text:p>100.936996459961</text:p>
          </table:table-cell>
          <table:table-cell office:value-type="float" office:value="-170.418942158778" calcext:value-type="float">
            <text:p>-170.4189421587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19.200996398926" calcext:value-type="float">
            <text:p>-119.200996398926</text:p>
          </table:table-cell>
          <table:table-cell office:value-type="float" office:value="1.05200004577637" calcext:value-type="float">
            <text:p>1.05200004577637</text:p>
          </table:table-cell>
          <table:table-cell office:value-type="float" office:value="-10.664999961853" calcext:value-type="float">
            <text:p>-10.664999961853</text:p>
          </table:table-cell>
          <table:table-cell office:value-type="float" office:value="100.936996459961" calcext:value-type="float">
            <text:p>100.936996459961</text:p>
          </table:table-cell>
          <table:table-cell office:value-type="float" office:value="-159.640012380516" calcext:value-type="float">
            <text:p>-159.64001238051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4.640998840332" calcext:value-type="float">
            <text:p>-114.640998840332</text:p>
          </table:table-cell>
          <table:table-cell office:value-type="float" office:value="17.2390003204346" calcext:value-type="float">
            <text:p>17.2390003204346</text:p>
          </table:table-cell>
          <table:table-cell office:value-type="float" office:value="-14.793999671936" calcext:value-type="float">
            <text:p>-14.793999671936</text:p>
          </table:table-cell>
          <table:table-cell office:value-type="float" office:value="100.975997924805" calcext:value-type="float">
            <text:p>100.975997924805</text:p>
          </table:table-cell>
          <table:table-cell office:value-type="float" office:value="-156.867751245706" calcext:value-type="float">
            <text:p>-156.86775124570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108.309997558594" calcext:value-type="float">
            <text:p>-108.309997558594</text:p>
          </table:table-cell>
          <table:table-cell office:value-type="float" office:value="29.7670001983643" calcext:value-type="float">
            <text:p>29.7670001983643</text:p>
          </table:table-cell>
          <table:table-cell office:value-type="float" office:value="-10.7360000610352" calcext:value-type="float">
            <text:p>-10.7360000610352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50.875419170416" calcext:value-type="float">
            <text:p>-150.87541917041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3.629997253418" calcext:value-type="float">
            <text:p>-113.629997253418</text:p>
          </table:table-cell>
          <table:table-cell office:value-type="float" office:value="26.1429996490479" calcext:value-type="float">
            <text:p>26.1429996490479</text:p>
          </table:table-cell>
          <table:table-cell office:value-type="float" office:value="-13.9259996414185" calcext:value-type="float">
            <text:p>-13.9259996414185</text:p>
          </table:table-cell>
          <table:table-cell office:value-type="float" office:value="101.015998840332" calcext:value-type="float">
            <text:p>101.015998840332</text:p>
          </table:table-cell>
          <table:table-cell office:value-type="float" office:value="-153.623061789273" calcext:value-type="float">
            <text:p>-153.62306178927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114.841003417969" calcext:value-type="float">
            <text:p>-114.841003417969</text:p>
          </table:table-cell>
          <table:table-cell office:value-type="float" office:value="-9.61499977111816" calcext:value-type="float">
            <text:p>-9.61499977111816</text:p>
          </table:table-cell>
          <table:table-cell office:value-type="float" office:value="-9.96500015258789" calcext:value-type="float">
            <text:p>-9.96500015258789</text:p>
          </table:table-cell>
          <table:table-cell office:value-type="float" office:value="101.002998352051" calcext:value-type="float">
            <text:p>101.002998352051</text:p>
          </table:table-cell>
          <table:table-cell office:value-type="float" office:value="-158.496332305409" calcext:value-type="float">
            <text:p>-158.49633230540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0.634002685547" calcext:value-type="float">
            <text:p>-110.634002685547</text:p>
          </table:table-cell>
          <table:table-cell office:value-type="float" office:value="-4.41900014877319" calcext:value-type="float">
            <text:p>-4.41900014877319</text:p>
          </table:table-cell>
          <table:table-cell office:value-type="float" office:value="-9.5629997253418" calcext:value-type="float">
            <text:p>-9.5629997253418</text:p>
          </table:table-cell>
          <table:table-cell office:value-type="float" office:value="101.041999816895" calcext:value-type="float">
            <text:p>101.041999816895</text:p>
          </table:table-cell>
          <table:table-cell office:value-type="float" office:value="-154.218934394562" calcext:value-type="float">
            <text:p>-154.21893439456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109.936996459961" calcext:value-type="float">
            <text:p>-109.936996459961</text:p>
          </table:table-cell>
          <table:table-cell office:value-type="float" office:value="-2.08200001716614" calcext:value-type="float">
            <text:p>-2.08200001716614</text:p>
          </table:table-cell>
          <table:table-cell office:value-type="float" office:value="-1.00199997425079" calcext:value-type="float">
            <text:p>-1.00199997425079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43.542954712707" calcext:value-type="float">
            <text:p>-143.54295471270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0.05899810791" calcext:value-type="float">
            <text:p>-110.05899810791</text:p>
          </table:table-cell>
          <table:table-cell office:value-type="float" office:value="-3.1159999370575" calcext:value-type="float">
            <text:p>-3.1159999370575</text:p>
          </table:table-cell>
          <table:table-cell office:value-type="float" office:value="0.316000014543533" calcext:value-type="float">
            <text:p>0.316000014543533</text:p>
          </table:table-cell>
          <table:table-cell office:value-type="float" office:value="101.002998352051" calcext:value-type="float">
            <text:p>101.002998352051</text:p>
          </table:table-cell>
          <table:table-cell office:value-type="float" office:value="-140.385430756205" calcext:value-type="float">
            <text:p>-140.38543075620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112.177001953125" calcext:value-type="float">
            <text:p>-112.177001953125</text:p>
          </table:table-cell>
          <table:table-cell office:value-type="float" office:value="6.12200021743774" calcext:value-type="float">
            <text:p>6.12200021743774</text:p>
          </table:table-cell>
          <table:table-cell office:value-type="float" office:value="13.378999710083" calcext:value-type="float">
            <text:p>13.378999710083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31.182627111601" calcext:value-type="float">
            <text:p>-131.18262711160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4.69100189209" calcext:value-type="float">
            <text:p>-114.69100189209</text:p>
          </table:table-cell>
          <table:table-cell office:value-type="float" office:value="7.76599979400635" calcext:value-type="float">
            <text:p>7.76599979400635</text:p>
          </table:table-cell>
          <table:table-cell office:value-type="float" office:value="16.3239994049072" calcext:value-type="float">
            <text:p>16.3239994049072</text:p>
          </table:table-cell>
          <table:table-cell office:value-type="float" office:value="101.068000793457" calcext:value-type="float">
            <text:p>101.068000793457</text:p>
          </table:table-cell>
          <table:table-cell office:value-type="float" office:value="-130.401296382212" calcext:value-type="float">
            <text:p>-130.40129638221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117.180000305176" calcext:value-type="float">
            <text:p>-117.180000305176</text:p>
          </table:table-cell>
          <table:table-cell office:value-type="float" office:value="-2.66700005531311" calcext:value-type="float">
            <text:p>-2.66700005531311</text:p>
          </table:table-cell>
          <table:table-cell office:value-type="float" office:value="-9.57100009918213" calcext:value-type="float">
            <text:p>-9.57100009918213</text:p>
          </table:table-cell>
          <table:table-cell office:value-type="float" office:value="101.045997619629" calcext:value-type="float">
            <text:p>101.045997619629</text:p>
          </table:table-cell>
          <table:table-cell office:value-type="float" office:value="-155.558953188437" calcext:value-type="float">
            <text:p>-155.55895318843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9.589996337891" calcext:value-type="float">
            <text:p>-119.589996337891</text:p>
          </table:table-cell>
          <table:table-cell office:value-type="float" office:value="-11.3070001602173" calcext:value-type="float">
            <text:p>-11.3070001602173</text:p>
          </table:table-cell>
          <table:table-cell office:value-type="float" office:value="-20.2859992980957" calcext:value-type="float">
            <text:p>-20.2859992980957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73.504981407695" calcext:value-type="float">
            <text:p>-173.50498140769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114.036003112793" calcext:value-type="float">
            <text:p>-114.036003112793</text:p>
          </table:table-cell>
          <table:table-cell office:value-type="float" office:value="-15.5469999313355" calcext:value-type="float">
            <text:p>-15.5469999313355</text:p>
          </table:table-cell>
          <table:table-cell office:value-type="float" office:value="-33.6889991760254" calcext:value-type="float">
            <text:p>-33.6889991760254</text:p>
          </table:table-cell>
          <table:table-cell office:value-type="float" office:value="101.032997131348" calcext:value-type="float">
            <text:p>101.032997131348</text:p>
          </table:table-cell>
          <table:table-cell office:value-type="float" office:value="-190.390689005163" calcext:value-type="float">
            <text:p>-190.39068900516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3.167999267578" calcext:value-type="float">
            <text:p>-113.167999267578</text:p>
          </table:table-cell>
          <table:table-cell office:value-type="float" office:value="-15.0790004730225" calcext:value-type="float">
            <text:p>-15.0790004730225</text:p>
          </table:table-cell>
          <table:table-cell office:value-type="float" office:value="-32.117000579834" calcext:value-type="float">
            <text:p>-32.117000579834</text:p>
          </table:table-cell>
          <table:table-cell office:value-type="float" office:value="101.015998840332" calcext:value-type="float">
            <text:p>101.015998840332</text:p>
          </table:table-cell>
          <table:table-cell office:value-type="float" office:value="-188.460149403571" calcext:value-type="float">
            <text:p>-188.46014940357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115.129997253418" calcext:value-type="float">
            <text:p>-115.129997253418</text:p>
          </table:table-cell>
          <table:table-cell office:value-type="float" office:value="-8.19699954986572" calcext:value-type="float">
            <text:p>-8.19699954986572</text:p>
          </table:table-cell>
          <table:table-cell office:value-type="float" office:value="-10.1700000762939" calcext:value-type="float">
            <text:p>-10.1700000762939</text:p>
          </table:table-cell>
          <table:table-cell office:value-type="float" office:value="101.028999328613" calcext:value-type="float">
            <text:p>101.028999328613</text:p>
          </table:table-cell>
          <table:table-cell office:value-type="float" office:value="-156.610747187698" calcext:value-type="float">
            <text:p>-156.61074718769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09.234001159668" calcext:value-type="float">
            <text:p>-109.234001159668</text:p>
          </table:table-cell>
          <table:table-cell office:value-type="float" office:value="-3.79900002479553" calcext:value-type="float">
            <text:p>-3.79900002479553</text:p>
          </table:table-cell>
          <table:table-cell office:value-type="float" office:value="-7.48299980163574" calcext:value-type="float">
            <text:p>-7.48299980163574</text:p>
          </table:table-cell>
          <table:table-cell office:value-type="float" office:value="101.015998840332" calcext:value-type="float">
            <text:p>101.015998840332</text:p>
          </table:table-cell>
          <table:table-cell office:value-type="float" office:value="-151.46462978799" calcext:value-type="float">
            <text:p>-151.4646297879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104.914001464844" calcext:value-type="float">
            <text:p>-104.914001464844</text:p>
          </table:table-cell>
          <table:table-cell office:value-type="float" office:value="-6.75600004196167" calcext:value-type="float">
            <text:p>-6.75600004196167</text:p>
          </table:table-cell>
          <table:table-cell office:value-type="float" office:value="-9.97000026702881" calcext:value-type="float">
            <text:p>-9.97000026702881</text:p>
          </table:table-cell>
          <table:table-cell office:value-type="float" office:value="101.015998840332" calcext:value-type="float">
            <text:p>101.015998840332</text:p>
          </table:table-cell>
          <table:table-cell office:value-type="float" office:value="-152.525460654561" calcext:value-type="float">
            <text:p>-152.52546065456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01.474998474121" calcext:value-type="float">
            <text:p>-101.474998474121</text:p>
          </table:table-cell>
          <table:table-cell office:value-type="float" office:value="-5.5939998626709" calcext:value-type="float">
            <text:p>-5.5939998626709</text:p>
          </table:table-cell>
          <table:table-cell office:value-type="float" office:value="-9.57900047302246" calcext:value-type="float">
            <text:p>-9.57900047302246</text:p>
          </table:table-cell>
          <table:table-cell office:value-type="float" office:value="101.00700378418" calcext:value-type="float">
            <text:p>101.00700378418</text:p>
          </table:table-cell>
          <table:table-cell office:value-type="float" office:value="-150.410388518716" calcext:value-type="float">
            <text:p>-150.4103885187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98.8710021972656" calcext:value-type="float">
            <text:p>-98.8710021972656</text:p>
          </table:table-cell>
          <table:table-cell office:value-type="float" office:value="-6.09800004959106" calcext:value-type="float">
            <text:p>-6.09800004959106</text:p>
          </table:table-cell>
          <table:table-cell office:value-type="float" office:value="-9.38099956512451" calcext:value-type="float">
            <text:p>-9.38099956512451</text:p>
          </table:table-cell>
          <table:table-cell office:value-type="float" office:value="101.00700378418" calcext:value-type="float">
            <text:p>101.00700378418</text:p>
          </table:table-cell>
          <table:table-cell office:value-type="float" office:value="-147.944589875087" calcext:value-type="float">
            <text:p>-147.94458987508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96.3430023193359" calcext:value-type="float">
            <text:p>-96.3430023193359</text:p>
          </table:table-cell>
          <table:table-cell office:value-type="float" office:value="-6.09000015258789" calcext:value-type="float">
            <text:p>-6.09000015258789</text:p>
          </table:table-cell>
          <table:table-cell office:value-type="float" office:value="-9.78299999237061" calcext:value-type="float">
            <text:p>-9.78299999237061</text:p>
          </table:table-cell>
          <table:table-cell office:value-type="float" office:value="100.98999786377" calcext:value-type="float">
            <text:p>100.98999786377</text:p>
          </table:table-cell>
          <table:table-cell office:value-type="float" office:value="-148.500079208859" calcext:value-type="float">
            <text:p>-148.50007920885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93.7939987182617" calcext:value-type="float">
            <text:p>-93.7939987182617</text:p>
          </table:table-cell>
          <table:table-cell office:value-type="float" office:value="-5.7960000038147" calcext:value-type="float">
            <text:p>-5.7960000038147</text:p>
          </table:table-cell>
          <table:table-cell office:value-type="float" office:value="-9.18099975585938" calcext:value-type="float">
            <text:p>-9.18099975585938</text:p>
          </table:table-cell>
          <table:table-cell office:value-type="float" office:value="100.980003356934" calcext:value-type="float">
            <text:p>100.980003356934</text:p>
          </table:table-cell>
          <table:table-cell office:value-type="float" office:value="-146.754868752147" calcext:value-type="float">
            <text:p>-146.75486875214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91.3369979858399" calcext:value-type="float">
            <text:p>-91.3369979858399</text:p>
          </table:table-cell>
          <table:table-cell office:value-type="float" office:value="-6.28399991989136" calcext:value-type="float">
            <text:p>-6.28399991989136</text:p>
          </table:table-cell>
          <table:table-cell office:value-type="float" office:value="-9.8100004196167" calcext:value-type="float">
            <text:p>-9.8100004196167</text:p>
          </table:table-cell>
          <table:table-cell office:value-type="float" office:value="100.980003356934" calcext:value-type="float">
            <text:p>100.980003356934</text:p>
          </table:table-cell>
          <table:table-cell office:value-type="float" office:value="-146.079005235874" calcext:value-type="float">
            <text:p>-146.07900523587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89.1549987792969" calcext:value-type="float">
            <text:p>-89.1549987792969</text:p>
          </table:table-cell>
          <table:table-cell office:value-type="float" office:value="-5.76800012588501" calcext:value-type="float">
            <text:p>-5.76800012588501</text:p>
          </table:table-cell>
          <table:table-cell office:value-type="float" office:value="-9.25300025939941" calcext:value-type="float">
            <text:p>-9.25300025939941</text:p>
          </table:table-cell>
          <table:table-cell office:value-type="float" office:value="100.967002868652" calcext:value-type="float">
            <text:p>100.967002868652</text:p>
          </table:table-cell>
          <table:table-cell office:value-type="float" office:value="-144.90049863845" calcext:value-type="float">
            <text:p>-144.9004986384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86.9599990844727" calcext:value-type="float">
            <text:p>-86.9599990844727</text:p>
          </table:table-cell>
          <table:table-cell office:value-type="float" office:value="-6.18200016021729" calcext:value-type="float">
            <text:p>-6.18200016021729</text:p>
          </table:table-cell>
          <table:table-cell office:value-type="float" office:value="-9.67500019073486" calcext:value-type="float">
            <text:p>-9.67500019073486</text:p>
          </table:table-cell>
          <table:table-cell office:value-type="float" office:value="100.936996459961" calcext:value-type="float">
            <text:p>100.936996459961</text:p>
          </table:table-cell>
          <table:table-cell office:value-type="float" office:value="-144.021401281247" calcext:value-type="float">
            <text:p>-144.02140128124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84.9410018920898" calcext:value-type="float">
            <text:p>-84.9410018920898</text:p>
          </table:table-cell>
          <table:table-cell office:value-type="float" office:value="-5.93699979782105" calcext:value-type="float">
            <text:p>-5.93699979782105</text:p>
          </table:table-cell>
          <table:table-cell office:value-type="float" office:value="-9.58399963378906" calcext:value-type="float">
            <text:p>-9.58399963378906</text:p>
          </table:table-cell>
          <table:table-cell office:value-type="float" office:value="100.928001403809" calcext:value-type="float">
            <text:p>100.928001403809</text:p>
          </table:table-cell>
          <table:table-cell office:value-type="float" office:value="-143.184026278421" calcext:value-type="float">
            <text:p>-143.1840262784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83.1060028076172" calcext:value-type="float">
            <text:p>-83.1060028076172</text:p>
          </table:table-cell>
          <table:table-cell office:value-type="float" office:value="-6.06699991226196" calcext:value-type="float">
            <text:p>-6.06699991226196</text:p>
          </table:table-cell>
          <table:table-cell office:value-type="float" office:value="-9.54800033569336" calcext:value-type="float">
            <text:p>-9.54800033569336</text:p>
          </table:table-cell>
          <table:table-cell office:value-type="float" office:value="100.915000915527" calcext:value-type="float">
            <text:p>100.915000915527</text:p>
          </table:table-cell>
          <table:table-cell office:value-type="float" office:value="-140.976870112408" calcext:value-type="float">
            <text:p>-140.97687011240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81.552001953125" calcext:value-type="float">
            <text:p>-81.552001953125</text:p>
          </table:table-cell>
          <table:table-cell office:value-type="float" office:value="-6.1710000038147" calcext:value-type="float">
            <text:p>-6.1710000038147</text:p>
          </table:table-cell>
          <table:table-cell office:value-type="float" office:value="-9.6899995803833" calcext:value-type="float">
            <text:p>-9.6899995803833</text:p>
          </table:table-cell>
          <table:table-cell office:value-type="float" office:value="100.898002624512" calcext:value-type="float">
            <text:p>100.898002624512</text:p>
          </table:table-cell>
          <table:table-cell office:value-type="float" office:value="-141.557020020087" calcext:value-type="float">
            <text:p>-141.55702002008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80.1969985961914" calcext:value-type="float">
            <text:p>-80.1969985961914</text:p>
          </table:table-cell>
          <table:table-cell office:value-type="float" office:value="-7.10500001907349" calcext:value-type="float">
            <text:p>-7.10500001907349</text:p>
          </table:table-cell>
          <table:table-cell office:value-type="float" office:value="-9.25399971008301" calcext:value-type="float">
            <text:p>-9.25399971008301</text:p>
          </table:table-cell>
          <table:table-cell office:value-type="float" office:value="100.902000427246" calcext:value-type="float">
            <text:p>100.902000427246</text:p>
          </table:table-cell>
          <table:table-cell office:value-type="float" office:value="-141.419505866133" calcext:value-type="float">
            <text:p>-141.41950586613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78.6660003662109" calcext:value-type="float">
            <text:p>-78.6660003662109</text:p>
          </table:table-cell>
          <table:table-cell office:value-type="float" office:value="-6.16699981689453" calcext:value-type="float">
            <text:p>-6.16699981689453</text:p>
          </table:table-cell>
          <table:table-cell office:value-type="float" office:value="-9.61100006103516" calcext:value-type="float">
            <text:p>-9.61100006103516</text:p>
          </table:table-cell>
          <table:table-cell office:value-type="float" office:value="100.902000427246" calcext:value-type="float">
            <text:p>100.902000427246</text:p>
          </table:table-cell>
          <table:table-cell office:value-type="float" office:value="-140.598293751019" calcext:value-type="float">
            <text:p>-140.59829375101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77.161003112793" calcext:value-type="float">
            <text:p>-77.161003112793</text:p>
          </table:table-cell>
          <table:table-cell office:value-type="float" office:value="-6.02500009536743" calcext:value-type="float">
            <text:p>-6.02500009536743</text:p>
          </table:table-cell>
          <table:table-cell office:value-type="float" office:value="-9.58899974822998" calcext:value-type="float">
            <text:p>-9.58899974822998</text:p>
          </table:table-cell>
          <table:table-cell office:value-type="float" office:value="100.902000427246" calcext:value-type="float">
            <text:p>100.902000427246</text:p>
          </table:table-cell>
          <table:table-cell office:value-type="float" office:value="-139.527175601835" calcext:value-type="float">
            <text:p>-139.5271756018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75.4899978637695" calcext:value-type="float">
            <text:p>-75.4899978637695</text:p>
          </table:table-cell>
          <table:table-cell office:value-type="float" office:value="-6.1100001335144" calcext:value-type="float">
            <text:p>-6.1100001335144</text:p>
          </table:table-cell>
          <table:table-cell office:value-type="float" office:value="-9.57800006866455" calcext:value-type="float">
            <text:p>-9.57800006866455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9.312388752852" calcext:value-type="float">
            <text:p>-139.31238875285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73.9400024414063" calcext:value-type="float">
            <text:p>-73.9400024414063</text:p>
          </table:table-cell>
          <table:table-cell office:value-type="float" office:value="-6.29899978637695" calcext:value-type="float">
            <text:p>-6.29899978637695</text:p>
          </table:table-cell>
          <table:table-cell office:value-type="float" office:value="-9.24699974060059" calcext:value-type="float">
            <text:p>-9.24699974060059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6.500774722094" calcext:value-type="float">
            <text:p>-136.50077472209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72.0910034179687" calcext:value-type="float">
            <text:p>-72.0910034179687</text:p>
          </table:table-cell>
          <table:table-cell office:value-type="float" office:value="-6.56400012969971" calcext:value-type="float">
            <text:p>-6.56400012969971</text:p>
          </table:table-cell>
          <table:table-cell office:value-type="float" office:value="-9.54699993133545" calcext:value-type="float">
            <text:p>-9.54699993133545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7.000804961911" calcext:value-type="float">
            <text:p>-137.00080496191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70.1179962158203" calcext:value-type="float">
            <text:p>-70.1179962158203</text:p>
          </table:table-cell>
          <table:table-cell office:value-type="float" office:value="-6.32600021362305" calcext:value-type="float">
            <text:p>-6.32600021362305</text:p>
          </table:table-cell>
          <table:table-cell office:value-type="float" office:value="-9.35499954223633" calcext:value-type="float">
            <text:p>-9.35499954223633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35.971326455122" calcext:value-type="float">
            <text:p>-135.97132645512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68.4059982299805" calcext:value-type="float">
            <text:p>-68.4059982299805</text:p>
          </table:table-cell>
          <table:table-cell office:value-type="float" office:value="-6.10099983215332" calcext:value-type="float">
            <text:p>-6.10099983215332</text:p>
          </table:table-cell>
          <table:table-cell office:value-type="float" office:value="-9.61600017547607" calcext:value-type="float">
            <text:p>-9.61600017547607</text:p>
          </table:table-cell>
          <table:table-cell office:value-type="float" office:value="100.902000427246" calcext:value-type="float">
            <text:p>100.902000427246</text:p>
          </table:table-cell>
          <table:table-cell office:value-type="float" office:value="-134.254286318098" calcext:value-type="float">
            <text:p>-134.25428631809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66.9039993286133" calcext:value-type="float">
            <text:p>-66.9039993286133</text:p>
          </table:table-cell>
          <table:table-cell office:value-type="float" office:value="-6.23299980163574" calcext:value-type="float">
            <text:p>-6.23299980163574</text:p>
          </table:table-cell>
          <table:table-cell office:value-type="float" office:value="-9.47599983215332" calcext:value-type="float">
            <text:p>-9.47599983215332</text:p>
          </table:table-cell>
          <table:table-cell office:value-type="float" office:value="100.902000427246" calcext:value-type="float">
            <text:p>100.902000427246</text:p>
          </table:table-cell>
          <table:table-cell office:value-type="float" office:value="-134.630803009596" calcext:value-type="float">
            <text:p>-134.63080300959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65.4660034179688" calcext:value-type="float">
            <text:p>-65.4660034179688</text:p>
          </table:table-cell>
          <table:table-cell office:value-type="float" office:value="-6.3270001411438" calcext:value-type="float">
            <text:p>-6.3270001411438</text:p>
          </table:table-cell>
          <table:table-cell office:value-type="float" office:value="-9.69999980926514" calcext:value-type="float">
            <text:p>-9.69999980926514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3.972778817961" calcext:value-type="float">
            <text:p>-133.97277881796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64.109001159668" calcext:value-type="float">
            <text:p>-64.109001159668</text:p>
          </table:table-cell>
          <table:table-cell office:value-type="float" office:value="-6.23999977111816" calcext:value-type="float">
            <text:p>-6.23999977111816</text:p>
          </table:table-cell>
          <table:table-cell office:value-type="float" office:value="-9.39599990844727" calcext:value-type="float">
            <text:p>-9.39599990844727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4.144789213479" calcext:value-type="float">
            <text:p>-134.14478921347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62.7949981689453" calcext:value-type="float">
            <text:p>-62.7949981689453</text:p>
          </table:table-cell>
          <table:table-cell office:value-type="float" office:value="-6.34899997711182" calcext:value-type="float">
            <text:p>-6.34899997711182</text:p>
          </table:table-cell>
          <table:table-cell office:value-type="float" office:value="-9.4709997177124" calcext:value-type="float">
            <text:p>-9.4709997177124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1.852190225756" calcext:value-type="float">
            <text:p>-131.85219022575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61.5509986877441" calcext:value-type="float">
            <text:p>-61.5509986877441</text:p>
          </table:table-cell>
          <table:table-cell office:value-type="float" office:value="-6.15700006484985" calcext:value-type="float">
            <text:p>-6.15700006484985</text:p>
          </table:table-cell>
          <table:table-cell office:value-type="float" office:value="-9.50100040435791" calcext:value-type="float">
            <text:p>-9.50100040435791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0.919524173436" calcext:value-type="float">
            <text:p>-130.91952417343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60.4539985656738" calcext:value-type="float">
            <text:p>-60.4539985656738</text:p>
          </table:table-cell>
          <table:table-cell office:value-type="float" office:value="-6.2020001411438" calcext:value-type="float">
            <text:p>-6.2020001411438</text:p>
          </table:table-cell>
          <table:table-cell office:value-type="float" office:value="-9.46199989318848" calcext:value-type="float">
            <text:p>-9.46199989318848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1.360667494383" calcext:value-type="float">
            <text:p>-131.36066749438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59.523998260498" calcext:value-type="float">
            <text:p>-59.523998260498</text:p>
          </table:table-cell>
          <table:table-cell office:value-type="float" office:value="-6.25500011444092" calcext:value-type="float">
            <text:p>-6.25500011444092</text:p>
          </table:table-cell>
          <table:table-cell office:value-type="float" office:value="-9.53699970245361" calcext:value-type="float">
            <text:p>-9.53699970245361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32.05886847661" calcext:value-type="float">
            <text:p>-132.0588684766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58.5579986572266" calcext:value-type="float">
            <text:p>-58.5579986572266</text:p>
          </table:table-cell>
          <table:table-cell office:value-type="float" office:value="-6.43800020217896" calcext:value-type="float">
            <text:p>-6.43800020217896</text:p>
          </table:table-cell>
          <table:table-cell office:value-type="float" office:value="-9.60099983215332" calcext:value-type="float">
            <text:p>-9.60099983215332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30.570349965562" calcext:value-type="float">
            <text:p>-130.57034996556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58.2169990539551" calcext:value-type="float">
            <text:p>-58.2169990539551</text:p>
          </table:table-cell>
          <table:table-cell office:value-type="float" office:value="-6.41599988937378" calcext:value-type="float">
            <text:p>-6.41599988937378</text:p>
          </table:table-cell>
          <table:table-cell office:value-type="float" office:value="-9.39500045776367" calcext:value-type="float">
            <text:p>-9.39500045776367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31.422227946141" calcext:value-type="float">
            <text:p>-131.42222794614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57.8009986877441" calcext:value-type="float">
            <text:p>-57.8009986877441</text:p>
          </table:table-cell>
          <table:table-cell office:value-type="float" office:value="-6.27199983596802" calcext:value-type="float">
            <text:p>-6.27199983596802</text:p>
          </table:table-cell>
          <table:table-cell office:value-type="float" office:value="-9.46700000762939" calcext:value-type="float">
            <text:p>-9.46700000762939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0.88313187419" calcext:value-type="float">
            <text:p>-130.8831318741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57.5069999694824" calcext:value-type="float">
            <text:p>-57.5069999694824</text:p>
          </table:table-cell>
          <table:table-cell office:value-type="float" office:value="-6.10200023651123" calcext:value-type="float">
            <text:p>-6.10200023651123</text:p>
          </table:table-cell>
          <table:table-cell office:value-type="float" office:value="-9.66499996185303" calcext:value-type="float">
            <text:p>-9.66499996185303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31.325320787763" calcext:value-type="float">
            <text:p>-131.3253207877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57.3769989013672" calcext:value-type="float">
            <text:p>-57.3769989013672</text:p>
          </table:table-cell>
          <table:table-cell office:value-type="float" office:value="-6.06899976730347" calcext:value-type="float">
            <text:p>-6.06899976730347</text:p>
          </table:table-cell>
          <table:table-cell office:value-type="float" office:value="-9.47299957275391" calcext:value-type="float">
            <text:p>-9.47299957275391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32.817352826701" calcext:value-type="float">
            <text:p>-132.81735282670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57.2980003356934" calcext:value-type="float">
            <text:p>-57.2980003356934</text:p>
          </table:table-cell>
          <table:table-cell office:value-type="float" office:value="-6.13399982452393" calcext:value-type="float">
            <text:p>-6.13399982452393</text:p>
          </table:table-cell>
          <table:table-cell office:value-type="float" office:value="-9.53299999237061" calcext:value-type="float">
            <text:p>-9.53299999237061</text:p>
          </table:table-cell>
          <table:table-cell office:value-type="float" office:value="100.875999450684" calcext:value-type="float">
            <text:p>100.875999450684</text:p>
          </table:table-cell>
          <table:table-cell office:value-type="float" office:value="-130.029752542644" calcext:value-type="float">
            <text:p>-130.02975254264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57.3040008544922" calcext:value-type="float">
            <text:p>-57.3040008544922</text:p>
          </table:table-cell>
          <table:table-cell office:value-type="float" office:value="-6.15999984741211" calcext:value-type="float">
            <text:p>-6.15999984741211</text:p>
          </table:table-cell>
          <table:table-cell office:value-type="float" office:value="-9.51299953460693" calcext:value-type="float">
            <text:p>-9.51299953460693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30.745907524696" calcext:value-type="float">
            <text:p>-130.74590752469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57.4510002136231" calcext:value-type="float">
            <text:p>-57.4510002136231</text:p>
          </table:table-cell>
          <table:table-cell office:value-type="float" office:value="-6.19099998474121" calcext:value-type="float">
            <text:p>-6.19099998474121</text:p>
          </table:table-cell>
          <table:table-cell office:value-type="float" office:value="-9.50800037384033" calcext:value-type="float">
            <text:p>-9.50800037384033</text:p>
          </table:table-cell>
          <table:table-cell office:value-type="float" office:value="100.879997253418" calcext:value-type="float">
            <text:p>100.879997253418</text:p>
          </table:table-cell>
          <table:table-cell office:value-type="float" office:value="-131.919554435415" calcext:value-type="float">
            <text:p>-131.91955443541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57.1040000915527" calcext:value-type="float">
            <text:p>-57.1040000915527</text:p>
          </table:table-cell>
          <table:table-cell office:value-type="float" office:value="-6.05000019073486" calcext:value-type="float">
            <text:p>-6.05000019073486</text:p>
          </table:table-cell>
          <table:table-cell office:value-type="float" office:value="-9.65200042724609" calcext:value-type="float">
            <text:p>-9.65200042724609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2.191472326394" calcext:value-type="float">
            <text:p>-132.19147232639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56.859001159668" calcext:value-type="float">
            <text:p>-56.859001159668</text:p>
          </table:table-cell>
          <table:table-cell office:value-type="float" office:value="-6.02199983596802" calcext:value-type="float">
            <text:p>-6.02199983596802</text:p>
          </table:table-cell>
          <table:table-cell office:value-type="float" office:value="-9.6269998550415" calcext:value-type="float">
            <text:p>-9.6269998550415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29.874375018432" calcext:value-type="float">
            <text:p>-129.87437501843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56.9370002746582" calcext:value-type="float">
            <text:p>-56.9370002746582</text:p>
          </table:table-cell>
          <table:table-cell office:value-type="float" office:value="-6.07399988174439" calcext:value-type="float">
            <text:p>-6.07399988174439</text:p>
          </table:table-cell>
          <table:table-cell office:value-type="float" office:value="-9.57800006866455" calcext:value-type="float">
            <text:p>-9.57800006866455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32.361626360563" calcext:value-type="float">
            <text:p>-132.36162636056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60.4529991149902" calcext:value-type="float">
            <text:p>-60.4529991149902</text:p>
          </table:table-cell>
          <table:table-cell office:value-type="float" office:value="-6.31300020217896" calcext:value-type="float">
            <text:p>-6.31300020217896</text:p>
          </table:table-cell>
          <table:table-cell office:value-type="float" office:value="-9.5" calcext:value-type="float">
            <text:p>-9.5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34.934183292458" calcext:value-type="float">
            <text:p>-134.93418329245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68.5339965820313" calcext:value-type="float">
            <text:p>-68.5339965820313</text:p>
          </table:table-cell>
          <table:table-cell office:value-type="float" office:value="-6.47399997711182" calcext:value-type="float">
            <text:p>-6.47399997711182</text:p>
          </table:table-cell>
          <table:table-cell office:value-type="float" office:value="-9.75899982452393" calcext:value-type="float">
            <text:p>-9.75899982452393</text:p>
          </table:table-cell>
          <table:table-cell office:value-type="float" office:value="100.888999938965" calcext:value-type="float">
            <text:p>100.888999938965</text:p>
          </table:table-cell>
          <table:table-cell office:value-type="float" office:value="-138.36266671019" calcext:value-type="float">
            <text:p>-138.3626667101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84.7750015258789" calcext:value-type="float">
            <text:p>-84.7750015258789</text:p>
          </table:table-cell>
          <table:table-cell office:value-type="float" office:value="-6.40000009536743" calcext:value-type="float">
            <text:p>-6.40000009536743</text:p>
          </table:table-cell>
          <table:table-cell office:value-type="float" office:value="-9.55500030517578" calcext:value-type="float">
            <text:p>-9.55500030517578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45.653770598165" calcext:value-type="float">
            <text:p>-145.65377059816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108.627998352051" calcext:value-type="float">
            <text:p>-108.627998352051</text:p>
          </table:table-cell>
          <table:table-cell office:value-type="float" office:value="-5.75400018692017" calcext:value-type="float">
            <text:p>-5.75400018692017</text:p>
          </table:table-cell>
          <table:table-cell office:value-type="float" office:value="-9.23499965667725" calcext:value-type="float">
            <text:p>-9.23499965667725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56.541062916133" calcext:value-type="float">
            <text:p>-156.54106291613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29.649993896484" calcext:value-type="float">
            <text:p>-129.649993896484</text:p>
          </table:table-cell>
          <table:table-cell office:value-type="float" office:value="-6.44999980926514" calcext:value-type="float">
            <text:p>-6.44999980926514</text:p>
          </table:table-cell>
          <table:table-cell office:value-type="float" office:value="-10.4790000915527" calcext:value-type="float">
            <text:p>-10.4790000915527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67.742436766902" calcext:value-type="float">
            <text:p>-167.74243676690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143.671005249023" calcext:value-type="float">
            <text:p>-143.671005249023</text:p>
          </table:table-cell>
          <table:table-cell office:value-type="float" office:value="-6.61499977111816" calcext:value-type="float">
            <text:p>-6.61499977111816</text:p>
          </table:table-cell>
          <table:table-cell office:value-type="float" office:value="-9.54699993133545" calcext:value-type="float">
            <text:p>-9.54699993133545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72.633173390272" calcext:value-type="float">
            <text:p>-172.63317339027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55.82600402832" calcext:value-type="float">
            <text:p>-155.82600402832</text:p>
          </table:table-cell>
          <table:table-cell office:value-type="float" office:value="-6.81300020217896" calcext:value-type="float">
            <text:p>-6.81300020217896</text:p>
          </table:table-cell>
          <table:table-cell office:value-type="float" office:value="-10.0749998092651" calcext:value-type="float">
            <text:p>-10.0749998092651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79.685228959701" calcext:value-type="float">
            <text:p>-179.6852289597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164.919006347656" calcext:value-type="float">
            <text:p>-164.919006347656</text:p>
          </table:table-cell>
          <table:table-cell office:value-type="float" office:value="-7.08300018310547" calcext:value-type="float">
            <text:p>-7.08300018310547</text:p>
          </table:table-cell>
          <table:table-cell office:value-type="float" office:value="-9.36800003051758" calcext:value-type="float">
            <text:p>-9.36800003051758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82.980495899521" calcext:value-type="float">
            <text:p>-182.98049589952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73.184005737305" calcext:value-type="float">
            <text:p>-173.184005737305</text:p>
          </table:table-cell>
          <table:table-cell office:value-type="float" office:value="-6.88800001144409" calcext:value-type="float">
            <text:p>-6.88800001144409</text:p>
          </table:table-cell>
          <table:table-cell office:value-type="float" office:value="-10.1780004501343" calcext:value-type="float">
            <text:p>-10.1780004501343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87.980353969544" calcext:value-type="float">
            <text:p>-187.98035396954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75.876007080078" calcext:value-type="float">
            <text:p>175.876007080078</text:p>
          </table:table-cell>
          <table:table-cell office:value-type="float" office:value="-7.0460000038147" calcext:value-type="float">
            <text:p>-7.0460000038147</text:p>
          </table:table-cell>
          <table:table-cell office:value-type="float" office:value="-10.0830001831055" calcext:value-type="float">
            <text:p>-10.0830001831055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92.410368679565" calcext:value-type="float">
            <text:p>-192.41036867956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60.830993652344" calcext:value-type="float">
            <text:p>160.830993652344</text:p>
          </table:table-cell>
          <table:table-cell office:value-type="float" office:value="-6.50799989700317" calcext:value-type="float">
            <text:p>-6.50799989700317</text:p>
          </table:table-cell>
          <table:table-cell office:value-type="float" office:value="-10.5260000228882" calcext:value-type="float">
            <text:p>-10.5260000228882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199.130499022687" calcext:value-type="float">
            <text:p>-199.13049902268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6.464996337891" calcext:value-type="float">
            <text:p>146.464996337891</text:p>
          </table:table-cell>
          <table:table-cell office:value-type="float" office:value="-6.76100015640259" calcext:value-type="float">
            <text:p>-6.76100015640259</text:p>
          </table:table-cell>
          <table:table-cell office:value-type="float" office:value="-10" calcext:value-type="float">
            <text:p>-10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-205.75300454159" calcext:value-type="float">
            <text:p>-205.7530045415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34.893005371094" calcext:value-type="float">
            <text:p>134.893005371094</text:p>
          </table:table-cell>
          <table:table-cell office:value-type="float" office:value="-5.79099988937378" calcext:value-type="float">
            <text:p>-5.79099988937378</text:p>
          </table:table-cell>
          <table:table-cell office:value-type="float" office:value="-9.57499980926514" calcext:value-type="float">
            <text:p>-9.57499980926514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09.706259684736" calcext:value-type="float">
            <text:p>-209.70625968473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2.680000305176" calcext:value-type="float">
            <text:p>122.680000305176</text:p>
          </table:table-cell>
          <table:table-cell office:value-type="float" office:value="-7.68400001525879" calcext:value-type="float">
            <text:p>-7.68400001525879</text:p>
          </table:table-cell>
          <table:table-cell office:value-type="float" office:value="-10.7749996185303" calcext:value-type="float">
            <text:p>-10.7749996185303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18.423278164688" calcext:value-type="float">
            <text:p>-218.42327816468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9.898002624512" calcext:value-type="float">
            <text:p>109.898002624512</text:p>
          </table:table-cell>
          <table:table-cell office:value-type="float" office:value="-4.86999988555908" calcext:value-type="float">
            <text:p>-4.86999988555908</text:p>
          </table:table-cell>
          <table:table-cell office:value-type="float" office:value="-9.38799953460693" calcext:value-type="float">
            <text:p>-9.38799953460693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19.312623805692" calcext:value-type="float">
            <text:p>-219.31262380569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1.588996887207" calcext:value-type="float">
            <text:p>101.588996887207</text:p>
          </table:table-cell>
          <table:table-cell office:value-type="float" office:value="-6.73000001907349" calcext:value-type="float">
            <text:p>-6.73000001907349</text:p>
          </table:table-cell>
          <table:table-cell office:value-type="float" office:value="-10.0059995651245" calcext:value-type="float">
            <text:p>-10.0059995651245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26.274697204071" calcext:value-type="float">
            <text:p>-226.27469720407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4.3560028076172" calcext:value-type="float">
            <text:p>94.3560028076172</text:p>
          </table:table-cell>
          <table:table-cell office:value-type="float" office:value="-6.78299999237061" calcext:value-type="float">
            <text:p>-6.78299999237061</text:p>
          </table:table-cell>
          <table:table-cell office:value-type="float" office:value="-9.31999969482422" calcext:value-type="float">
            <text:p>-9.31999969482422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29.474892082765" calcext:value-type="float">
            <text:p>-229.47489208276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0.568000793457" calcext:value-type="float">
            <text:p>80.568000793457</text:p>
          </table:table-cell>
          <table:table-cell office:value-type="float" office:value="-6.19299983978272" calcext:value-type="float">
            <text:p>-6.19299983978272</text:p>
          </table:table-cell>
          <table:table-cell office:value-type="float" office:value="-9.57400035858154" calcext:value-type="float">
            <text:p>-9.57400035858154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234.694890039035" calcext:value-type="float">
            <text:p>-234.69489003903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6.3209991455078" calcext:value-type="float">
            <text:p>66.3209991455078</text:p>
          </table:table-cell>
          <table:table-cell office:value-type="float" office:value="-6.30999994277954" calcext:value-type="float">
            <text:p>-6.30999994277954</text:p>
          </table:table-cell>
          <table:table-cell office:value-type="float" office:value="-9.54100036621094" calcext:value-type="float">
            <text:p>-9.54100036621094</text:p>
          </table:table-cell>
          <table:table-cell office:value-type="float" office:value="100.879997253418" calcext:value-type="float">
            <text:p>100.879997253418</text:p>
          </table:table-cell>
          <table:table-cell office:value-type="float" office:value="119.107058319015" calcext:value-type="float">
            <text:p>119.10705831901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4.7760009765625" calcext:value-type="float">
            <text:p>54.7760009765625</text:p>
          </table:table-cell>
          <table:table-cell office:value-type="float" office:value="-5.81899976730347" calcext:value-type="float">
            <text:p>-5.81899976730347</text:p>
          </table:table-cell>
          <table:table-cell office:value-type="float" office:value="-9.36999988555908" calcext:value-type="float">
            <text:p>-9.36999988555908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114.578145524448" calcext:value-type="float">
            <text:p>114.57814552444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4.048999786377" calcext:value-type="float">
            <text:p>44.048999786377</text:p>
          </table:table-cell>
          <table:table-cell office:value-type="float" office:value="-5.94500017166138" calcext:value-type="float">
            <text:p>-5.94500017166138</text:p>
          </table:table-cell>
          <table:table-cell office:value-type="float" office:value="-9.85299968719482" calcext:value-type="float">
            <text:p>-9.85299968719482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108.308698919574" calcext:value-type="float">
            <text:p>108.30869891957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3.0029983520508" calcext:value-type="float">
            <text:p>33.0029983520508</text:p>
          </table:table-cell>
          <table:table-cell office:value-type="float" office:value="-6.09100008010864" calcext:value-type="float">
            <text:p>-6.09100008010864</text:p>
          </table:table-cell>
          <table:table-cell office:value-type="float" office:value="-9.34700012207031" calcext:value-type="float">
            <text:p>-9.34700012207031</text:p>
          </table:table-cell>
          <table:table-cell office:value-type="float" office:value="100.879997253418" calcext:value-type="float">
            <text:p>100.879997253418</text:p>
          </table:table-cell>
          <table:table-cell office:value-type="float" office:value="105.890907643833" calcext:value-type="float">
            <text:p>105.89090764383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3.992000579834" calcext:value-type="float">
            <text:p>23.992000579834</text:p>
          </table:table-cell>
          <table:table-cell office:value-type="float" office:value="-6.04699993133545" calcext:value-type="float">
            <text:p>-6.04699993133545</text:p>
          </table:table-cell>
          <table:table-cell office:value-type="float" office:value="-9.70899963378906" calcext:value-type="float">
            <text:p>-9.70899963378906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103.113208097065" calcext:value-type="float">
            <text:p>103.11320809706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7.2490005493164" calcext:value-type="float">
            <text:p>17.2490005493164</text:p>
          </table:table-cell>
          <table:table-cell office:value-type="float" office:value="-6.5149998664856" calcext:value-type="float">
            <text:p>-6.5149998664856</text:p>
          </table:table-cell>
          <table:table-cell office:value-type="float" office:value="-9.62600040435791" calcext:value-type="float">
            <text:p>-9.62600040435791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103.565836349115" calcext:value-type="float">
            <text:p>103.56583634911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.0290002822876" calcext:value-type="float">
            <text:p>12.0290002822876</text:p>
          </table:table-cell>
          <table:table-cell office:value-type="float" office:value="-6.36600017547607" calcext:value-type="float">
            <text:p>-6.36600017547607</text:p>
          </table:table-cell>
          <table:table-cell office:value-type="float" office:value="-9.5649995803833" calcext:value-type="float">
            <text:p>-9.5649995803833</text:p>
          </table:table-cell>
          <table:table-cell office:value-type="float" office:value="100.90599822998" calcext:value-type="float">
            <text:p>100.90599822998</text:p>
          </table:table-cell>
          <table:table-cell office:value-type="float" office:value="114.897834522562" calcext:value-type="float">
            <text:p>114.89783452256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.08099985122681" calcext:value-type="float">
            <text:p>7.08099985122681</text:p>
          </table:table-cell>
          <table:table-cell office:value-type="float" office:value="-5.95300006866455" calcext:value-type="float">
            <text:p>-5.95300006866455</text:p>
          </table:table-cell>
          <table:table-cell office:value-type="float" office:value="-9.60799980163574" calcext:value-type="float">
            <text:p>-9.60799980163574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66.361076907472" calcext:value-type="float">
            <text:p>-166.36107690747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.79099988937378" calcext:value-type="float">
            <text:p>2.79099988937378</text:p>
          </table:table-cell>
          <table:table-cell office:value-type="float" office:value="-5.90500020980835" calcext:value-type="float">
            <text:p>-5.90500020980835</text:p>
          </table:table-cell>
          <table:table-cell office:value-type="float" office:value="-9.75399971008301" calcext:value-type="float">
            <text:p>-9.75399971008301</text:p>
          </table:table-cell>
          <table:table-cell office:value-type="float" office:value="100.892997741699" calcext:value-type="float">
            <text:p>100.892997741699</text:p>
          </table:table-cell>
          <table:table-cell office:value-type="float" office:value="-135.644740359417" calcext:value-type="float">
            <text:p>-135.64474035941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.14600002765656" calcext:value-type="float">
            <text:p>-1.14600002765656</text:p>
          </table:table-cell>
          <table:table-cell office:value-type="float" office:value="-6.13700008392334" calcext:value-type="float">
            <text:p>-6.13700008392334</text:p>
          </table:table-cell>
          <table:table-cell office:value-type="float" office:value="-9.40499973297119" calcext:value-type="float">
            <text:p>-9.40499973297119</text:p>
          </table:table-cell>
          <table:table-cell office:value-type="float" office:value="100.884002685547" calcext:value-type="float">
            <text:p>100.884002685547</text:p>
          </table:table-cell>
          <table:table-cell office:value-type="float" office:value="-124.148137702897" calcext:value-type="float">
            <text:p>-124.14813770289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3.3739995956421" calcext:value-type="float">
            <text:p>-13.3739995956421</text:p>
          </table:table-cell>
          <table:table-cell office:value-type="float" office:value="-6.14400005340576" calcext:value-type="float">
            <text:p>-6.14400005340576</text:p>
          </table:table-cell>
          <table:table-cell office:value-type="float" office:value="-9.48400020599365" calcext:value-type="float">
            <text:p>-9.48400020599365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15.852490793929" calcext:value-type="float">
            <text:p>-115.85249079392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31.4379997253418" calcext:value-type="float">
            <text:p>-31.4379997253418</text:p>
          </table:table-cell>
          <table:table-cell office:value-type="float" office:value="-5.69600009918213" calcext:value-type="float">
            <text:p>-5.69600009918213</text:p>
          </table:table-cell>
          <table:table-cell office:value-type="float" office:value="-8.44299983978272" calcext:value-type="float">
            <text:p>-8.44299983978272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23.434948822922" calcext:value-type="float">
            <text:p>-123.43494882292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57.4480018615723" calcext:value-type="float">
            <text:p>-57.4480018615723</text:p>
          </table:table-cell>
          <table:table-cell office:value-type="float" office:value="-6.06899976730347" calcext:value-type="float">
            <text:p>-6.06899976730347</text:p>
          </table:table-cell>
          <table:table-cell office:value-type="float" office:value="-8.90499973297119" calcext:value-type="float">
            <text:p>-8.90499973297119</text:p>
          </table:table-cell>
          <table:table-cell office:value-type="float" office:value="100.910003662109" calcext:value-type="float">
            <text:p>100.910003662109</text:p>
          </table:table-cell>
          <table:table-cell office:value-type="float" office:value="-135.196223902132" calcext:value-type="float">
            <text:p>-135.19622390213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76.0380020141602" calcext:value-type="float">
            <text:p>-76.0380020141602</text:p>
          </table:table-cell>
          <table:table-cell office:value-type="float" office:value="-6.51100015640259" calcext:value-type="float">
            <text:p>-6.51100015640259</text:p>
          </table:table-cell>
          <table:table-cell office:value-type="float" office:value="-10.4029998779297" calcext:value-type="float">
            <text:p>-10.4029998779297</text:p>
          </table:table-cell>
          <table:table-cell office:value-type="float" office:value="100.922996520996" calcext:value-type="float">
            <text:p>100.922996520996</text:p>
          </table:table-cell>
          <table:table-cell office:value-type="float" office:value="-145.855375904739" calcext:value-type="float">
            <text:p>-145.85537590473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89.1689987182617" calcext:value-type="float">
            <text:p>-89.1689987182617</text:p>
          </table:table-cell>
          <table:table-cell office:value-type="float" office:value="-6.44199991226196" calcext:value-type="float">
            <text:p>-6.44199991226196</text:p>
          </table:table-cell>
          <table:table-cell office:value-type="float" office:value="-9.6269998550415" calcext:value-type="float">
            <text:p>-9.6269998550415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52.684445200919" calcext:value-type="float">
            <text:p>-152.6844452009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99.7559967041016" calcext:value-type="float">
            <text:p>-99.7559967041016</text:p>
          </table:table-cell>
          <table:table-cell office:value-type="float" office:value="-6.35799980163574" calcext:value-type="float">
            <text:p>-6.35799980163574</text:p>
          </table:table-cell>
          <table:table-cell office:value-type="float" office:value="-9.76200008392334" calcext:value-type="float">
            <text:p>-9.76200008392334</text:p>
          </table:table-cell>
          <table:table-cell office:value-type="float" office:value="100.910003662109" calcext:value-type="float">
            <text:p>100.910003662109</text:p>
          </table:table-cell>
          <table:table-cell office:value-type="float" office:value="-158.053095432552" calcext:value-type="float">
            <text:p>-158.05309543255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08.529998779297" calcext:value-type="float">
            <text:p>-108.529998779297</text:p>
          </table:table-cell>
          <table:table-cell office:value-type="float" office:value="-6.38500022888184" calcext:value-type="float">
            <text:p>-6.38500022888184</text:p>
          </table:table-cell>
          <table:table-cell office:value-type="float" office:value="-9.92399978637695" calcext:value-type="float">
            <text:p>-9.92399978637695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63.132788275957" calcext:value-type="float">
            <text:p>-163.13278827595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116.236999511719" calcext:value-type="float">
            <text:p>-116.236999511719</text:p>
          </table:table-cell>
          <table:table-cell office:value-type="float" office:value="-6.14499998092651" calcext:value-type="float">
            <text:p>-6.14499998092651</text:p>
          </table:table-cell>
          <table:table-cell office:value-type="float" office:value="-9.61499977111816" calcext:value-type="float">
            <text:p>-9.61499977111816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67.822026244991" calcext:value-type="float">
            <text:p>-167.82202624499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23.248001098633" calcext:value-type="float">
            <text:p>-123.248001098633</text:p>
          </table:table-cell>
          <table:table-cell office:value-type="float" office:value="-6.37400007247925" calcext:value-type="float">
            <text:p>-6.37400007247925</text:p>
          </table:table-cell>
          <table:table-cell office:value-type="float" office:value="-9.88300037384033" calcext:value-type="float">
            <text:p>-9.88300037384033</text:p>
          </table:table-cell>
          <table:table-cell office:value-type="float" office:value="100.884002685547" calcext:value-type="float">
            <text:p>100.884002685547</text:p>
          </table:table-cell>
          <table:table-cell office:value-type="float" office:value="-171.985349689773" calcext:value-type="float">
            <text:p>-171.98534968977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127.889999389648" calcext:value-type="float">
            <text:p>-127.889999389648</text:p>
          </table:table-cell>
          <table:table-cell office:value-type="float" office:value="-10.5329999923706" calcext:value-type="float">
            <text:p>-10.5329999923706</text:p>
          </table:table-cell>
          <table:table-cell office:value-type="float" office:value="-7.88800001144409" calcext:value-type="float">
            <text:p>-7.88800001144409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174.861103645235" calcext:value-type="float">
            <text:p>-174.86110364523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26.080001831055" calcext:value-type="float">
            <text:p>-126.080001831055</text:p>
          </table:table-cell>
          <table:table-cell office:value-type="float" office:value="-25.0620002746582" calcext:value-type="float">
            <text:p>-25.0620002746582</text:p>
          </table:table-cell>
          <table:table-cell office:value-type="float" office:value="-5.48799991607666" calcext:value-type="float">
            <text:p>-5.48799991607666</text:p>
          </table:table-cell>
          <table:table-cell office:value-type="float" office:value="100.948997497559" calcext:value-type="float">
            <text:p>100.948997497559</text:p>
          </table:table-cell>
          <table:table-cell office:value-type="float" office:value="-179.430707467122" calcext:value-type="float">
            <text:p>-179.43070746712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123.611999511719" calcext:value-type="float">
            <text:p>-123.611999511719</text:p>
          </table:table-cell>
          <table:table-cell office:value-type="float" office:value="-4.94099998474121" calcext:value-type="float">
            <text:p>-4.94099998474121</text:p>
          </table:table-cell>
          <table:table-cell office:value-type="float" office:value="-10.423999786377" calcext:value-type="float">
            <text:p>-10.423999786377</text:p>
          </table:table-cell>
          <table:table-cell office:value-type="float" office:value="101.014999389648" calcext:value-type="float">
            <text:p>101.014999389648</text:p>
          </table:table-cell>
          <table:table-cell office:value-type="float" office:value="-171.32192935739" calcext:value-type="float">
            <text:p>-171.3219293573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24.391998291016" calcext:value-type="float">
            <text:p>-124.391998291016</text:p>
          </table:table-cell>
          <table:table-cell office:value-type="float" office:value="-5.64099979400635" calcext:value-type="float">
            <text:p>-5.64099979400635</text:p>
          </table:table-cell>
          <table:table-cell office:value-type="float" office:value="-9.70199966430664" calcext:value-type="float">
            <text:p>-9.70199966430664</text:p>
          </table:table-cell>
          <table:table-cell office:value-type="float" office:value="101.054000854492" calcext:value-type="float">
            <text:p>101.054000854492</text:p>
          </table:table-cell>
          <table:table-cell office:value-type="float" office:value="-171.999322648359" calcext:value-type="float">
            <text:p>-171.99932264835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123.974998474121" calcext:value-type="float">
            <text:p>-123.974998474121</text:p>
          </table:table-cell>
          <table:table-cell office:value-type="float" office:value="-4.8600001335144" calcext:value-type="float">
            <text:p>-4.8600001335144</text:p>
          </table:table-cell>
          <table:table-cell office:value-type="float" office:value="-10.1490001678467" calcext:value-type="float">
            <text:p>-10.1490001678467</text:p>
          </table:table-cell>
          <table:table-cell office:value-type="float" office:value="101.080001831055" calcext:value-type="float">
            <text:p>101.080001831055</text:p>
          </table:table-cell>
          <table:table-cell office:value-type="float" office:value="-172.952523932936" calcext:value-type="float">
            <text:p>-172.95252393293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23.52799987793" calcext:value-type="float">
            <text:p>-123.52799987793</text:p>
          </table:table-cell>
          <table:table-cell office:value-type="float" office:value="-6.95300006866455" calcext:value-type="float">
            <text:p>-6.95300006866455</text:p>
          </table:table-cell>
          <table:table-cell office:value-type="float" office:value="-9.38799953460693" calcext:value-type="float">
            <text:p>-9.38799953460693</text:p>
          </table:table-cell>
          <table:table-cell office:value-type="float" office:value="101.119003295898" calcext:value-type="float">
            <text:p>101.119003295898</text:p>
          </table:table-cell>
          <table:table-cell office:value-type="float" office:value="-172.039608374773" calcext:value-type="float">
            <text:p>-172.03960837477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122.660003662109" calcext:value-type="float">
            <text:p>-122.660003662109</text:p>
          </table:table-cell>
          <table:table-cell office:value-type="float" office:value="-2.46600008010864" calcext:value-type="float">
            <text:p>-2.46600008010864</text:p>
          </table:table-cell>
          <table:table-cell office:value-type="float" office:value="-10.8529996871948" calcext:value-type="float">
            <text:p>-10.8529996871948</text:p>
          </table:table-cell>
          <table:table-cell office:value-type="float" office:value="101.13200378418" calcext:value-type="float">
            <text:p>101.13200378418</text:p>
          </table:table-cell>
          <table:table-cell office:value-type="float" office:value="-171.539714671951" calcext:value-type="float">
            <text:p>-171.53971467195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24.129997253418" calcext:value-type="float">
            <text:p>-124.129997253418</text:p>
          </table:table-cell>
          <table:table-cell office:value-type="float" office:value="1.23000001907349" calcext:value-type="float">
            <text:p>1.23000001907349</text:p>
          </table:table-cell>
          <table:table-cell office:value-type="float" office:value="-11.0419998168945" calcext:value-type="float">
            <text:p>-11.0419998168945</text:p>
          </table:table-cell>
          <table:table-cell office:value-type="float" office:value="101.093002319336" calcext:value-type="float">
            <text:p>101.093002319336</text:p>
          </table:table-cell>
          <table:table-cell office:value-type="float" office:value="-170.891744734177" calcext:value-type="float">
            <text:p>-170.89174473417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126.799003601074" calcext:value-type="float">
            <text:p>-126.799003601074</text:p>
          </table:table-cell>
          <table:table-cell office:value-type="float" office:value="0.152999997138977" calcext:value-type="float">
            <text:p>0.152999997138977</text:p>
          </table:table-cell>
          <table:table-cell office:value-type="float" office:value="-10.581000328064" calcext:value-type="float">
            <text:p>-10.581000328064</text:p>
          </table:table-cell>
          <table:table-cell office:value-type="float" office:value="100.974998474121" calcext:value-type="float">
            <text:p>100.974998474121</text:p>
          </table:table-cell>
          <table:table-cell office:value-type="float" office:value="-172.76594419992" calcext:value-type="float">
            <text:p>-172.7659441999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30.789001464844" calcext:value-type="float">
            <text:p>-130.789001464844</text:p>
          </table:table-cell>
          <table:table-cell office:value-type="float" office:value="-1.43299996852875" calcext:value-type="float">
            <text:p>-1.43299996852875</text:p>
          </table:table-cell>
          <table:table-cell office:value-type="float" office:value="-9.8730001449585" calcext:value-type="float">
            <text:p>-9.8730001449585</text:p>
          </table:table-cell>
          <table:table-cell office:value-type="float" office:value="100.888000488281" calcext:value-type="float">
            <text:p>100.888000488281</text:p>
          </table:table-cell>
          <table:table-cell office:value-type="float" office:value="-175.372626645853" calcext:value-type="float">
            <text:p>-175.3726266458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34.246994018555" calcext:value-type="float">
            <text:p>-134.246994018555</text:p>
          </table:table-cell>
          <table:table-cell office:value-type="float" office:value="-3.84299993515015" calcext:value-type="float">
            <text:p>-3.84299993515015</text:p>
          </table:table-cell>
          <table:table-cell office:value-type="float" office:value="-9.13700008392334" calcext:value-type="float">
            <text:p>-9.13700008392334</text:p>
          </table:table-cell>
          <table:table-cell office:value-type="float" office:value="100.871002197266" calcext:value-type="float">
            <text:p>100.871002197266</text:p>
          </table:table-cell>
          <table:table-cell office:value-type="float" office:value="-178.948492978918" calcext:value-type="float">
            <text:p>-178.94849297891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37.647994995117" calcext:value-type="float">
            <text:p>-137.647994995117</text:p>
          </table:table-cell>
          <table:table-cell office:value-type="float" office:value="-3.68499994277954" calcext:value-type="float">
            <text:p>-3.68499994277954</text:p>
          </table:table-cell>
          <table:table-cell office:value-type="float" office:value="-9.68599987030029" calcext:value-type="float">
            <text:p>-9.68599987030029</text:p>
          </table:table-cell>
          <table:table-cell office:value-type="float" office:value="100.871002197266" calcext:value-type="float">
            <text:p>100.871002197266</text:p>
          </table:table-cell>
          <table:table-cell office:value-type="float" office:value="-182.811548012447" calcext:value-type="float">
            <text:p>-182.81154801244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135.944000244141" calcext:value-type="float">
            <text:p>-135.944000244141</text:p>
          </table:table-cell>
          <table:table-cell office:value-type="float" office:value="-1.94400000572205" calcext:value-type="float">
            <text:p>-1.94400000572205</text:p>
          </table:table-cell>
          <table:table-cell office:value-type="float" office:value="-8.01500034332275" calcext:value-type="float">
            <text:p>-8.01500034332275</text:p>
          </table:table-cell>
          <table:table-cell office:value-type="float" office:value="100.871002197266" calcext:value-type="float">
            <text:p>100.871002197266</text:p>
          </table:table-cell>
          <table:table-cell office:value-type="float" office:value="-182.637052941201" calcext:value-type="float">
            <text:p>-182.63705294120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46.595993041992" calcext:value-type="float">
            <text:p>-146.595993041992</text:p>
          </table:table-cell>
          <table:table-cell office:value-type="float" office:value="-2.51900005340576" calcext:value-type="float">
            <text:p>-2.51900005340576</text:p>
          </table:table-cell>
          <table:table-cell office:value-type="float" office:value="-6.14200019836426" calcext:value-type="float">
            <text:p>-6.14200019836426</text:p>
          </table:table-cell>
          <table:table-cell office:value-type="float" office:value="100.858001708984" calcext:value-type="float">
            <text:p>100.858001708984</text:p>
          </table:table-cell>
          <table:table-cell office:value-type="float" office:value="-189.91938132139" calcext:value-type="float">
            <text:p>-189.919381321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53.074005126953" calcext:value-type="float">
            <text:p>-153.074005126953</text:p>
          </table:table-cell>
          <table:table-cell office:value-type="float" office:value="-1.13199996948242" calcext:value-type="float">
            <text:p>-1.13199996948242</text:p>
          </table:table-cell>
          <table:table-cell office:value-type="float" office:value="-8.65900039672852" calcext:value-type="float">
            <text:p>-8.65900039672852</text:p>
          </table:table-cell>
          <table:table-cell office:value-type="float" office:value="100.858001708984" calcext:value-type="float">
            <text:p>100.858001708984</text:p>
          </table:table-cell>
          <table:table-cell office:value-type="float" office:value="-196.48942085781" calcext:value-type="float">
            <text:p>-196.4894208578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60.593994140625" calcext:value-type="float">
            <text:p>-160.593994140625</text:p>
          </table:table-cell>
          <table:table-cell office:value-type="float" office:value="-2.35599994659424" calcext:value-type="float">
            <text:p>-2.35599994659424</text:p>
          </table:table-cell>
          <table:table-cell office:value-type="float" office:value="-1.68799996376038" calcext:value-type="float">
            <text:p>-1.68799996376038</text:p>
          </table:table-cell>
          <table:table-cell office:value-type="float" office:value="100.831001281738" calcext:value-type="float">
            <text:p>100.831001281738</text:p>
          </table:table-cell>
          <table:table-cell office:value-type="float" office:value="-202.951521824558" calcext:value-type="float">
            <text:p>-202.95152182455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62.460006713867" calcext:value-type="float">
            <text:p>-162.460006713867</text:p>
          </table:table-cell>
          <table:table-cell office:value-type="float" office:value="-3.40300011634827" calcext:value-type="float">
            <text:p>-3.40300011634827</text:p>
          </table:table-cell>
          <table:table-cell office:value-type="float" office:value="-0.740000009536743" calcext:value-type="float">
            <text:p>-0.740000009536743</text:p>
          </table:table-cell>
          <table:table-cell office:value-type="float" office:value="100.847999572754" calcext:value-type="float">
            <text:p>100.847999572754</text:p>
          </table:table-cell>
          <table:table-cell office:value-type="float" office:value="-205.136405532328" calcext:value-type="float">
            <text:p>-205.13640553232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70.272003173828" calcext:value-type="float">
            <text:p>-170.272003173828</text:p>
          </table:table-cell>
          <table:table-cell office:value-type="float" office:value="-5.29099988937378" calcext:value-type="float">
            <text:p>-5.29099988937378</text:p>
          </table:table-cell>
          <table:table-cell office:value-type="float" office:value="2.15100002288818" calcext:value-type="float">
            <text:p>2.15100002288818</text:p>
          </table:table-cell>
          <table:table-cell office:value-type="float" office:value="100.834999084473" calcext:value-type="float">
            <text:p>100.834999084473</text:p>
          </table:table-cell>
          <table:table-cell office:value-type="float" office:value="-209.127366391482" calcext:value-type="float">
            <text:p>-209.12736639148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177.328994750977" calcext:value-type="float">
            <text:p>-177.328994750977</text:p>
          </table:table-cell>
          <table:table-cell office:value-type="float" office:value="-4.98000001907349" calcext:value-type="float">
            <text:p>-4.98000001907349</text:p>
          </table:table-cell>
          <table:table-cell office:value-type="float" office:value="22.9629993438721" calcext:value-type="float">
            <text:p>22.9629993438721</text:p>
          </table:table-cell>
          <table:table-cell office:value-type="float" office:value="100.769996643066" calcext:value-type="float">
            <text:p>100.769996643066</text:p>
          </table:table-cell>
          <table:table-cell office:value-type="float" office:value="-191.280255057663" calcext:value-type="float">
            <text:p>-191.28025505766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68.154006958008" calcext:value-type="float">
            <text:p>-168.154006958008</text:p>
          </table:table-cell>
          <table:table-cell office:value-type="float" office:value="11.4350004196167" calcext:value-type="float">
            <text:p>11.4350004196167</text:p>
          </table:table-cell>
          <table:table-cell office:value-type="float" office:value="25.32200050354" calcext:value-type="float">
            <text:p>25.32200050354</text:p>
          </table:table-cell>
          <table:table-cell office:value-type="float" office:value="100.752998352051" calcext:value-type="float">
            <text:p>100.752998352051</text:p>
          </table:table-cell>
          <table:table-cell office:value-type="float" office:value="-177.728954257349" calcext:value-type="float">
            <text:p>-177.72895425734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158.179992675781" calcext:value-type="float">
            <text:p>-158.179992675781</text:p>
          </table:table-cell>
          <table:table-cell office:value-type="float" office:value="4.97399997711182" calcext:value-type="float">
            <text:p>4.97399997711182</text:p>
          </table:table-cell>
          <table:table-cell office:value-type="float" office:value="17.7310009002686" calcext:value-type="float">
            <text:p>17.7310009002686</text:p>
          </table:table-cell>
          <table:table-cell office:value-type="float" office:value="100.765998840332" calcext:value-type="float">
            <text:p>100.765998840332</text:p>
          </table:table-cell>
          <table:table-cell office:value-type="float" office:value="-181.194003260386" calcext:value-type="float">
            <text:p>-181.19400326038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59.350997924805" calcext:value-type="float">
            <text:p>-159.350997924805</text:p>
          </table:table-cell>
          <table:table-cell office:value-type="float" office:value="3.34100008010864" calcext:value-type="float">
            <text:p>3.34100008010864</text:p>
          </table:table-cell>
          <table:table-cell office:value-type="float" office:value="10.2589998245239" calcext:value-type="float">
            <text:p>10.2589998245239</text:p>
          </table:table-cell>
          <table:table-cell office:value-type="float" office:value="100.75700378418" calcext:value-type="float">
            <text:p>100.75700378418</text:p>
          </table:table-cell>
          <table:table-cell office:value-type="float" office:value="-194.977248527204" calcext:value-type="float">
            <text:p>-194.97724852720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148.453002929688" calcext:value-type="float">
            <text:p>-148.453002929688</text:p>
          </table:table-cell>
          <table:table-cell office:value-type="float" office:value="-9.36100006103516" calcext:value-type="float">
            <text:p>-9.36100006103516</text:p>
          </table:table-cell>
          <table:table-cell office:value-type="float" office:value="-6.34499979019165" calcext:value-type="float">
            <text:p>-6.34499979019165</text:p>
          </table:table-cell>
          <table:table-cell office:value-type="float" office:value="100.73999786377" calcext:value-type="float">
            <text:p>100.73999786377</text:p>
          </table:table-cell>
          <table:table-cell office:value-type="float" office:value="-209.711731729988" calcext:value-type="float">
            <text:p>-209.71173172998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45.126998901367" calcext:value-type="float">
            <text:p>-145.126998901367</text:p>
          </table:table-cell>
          <table:table-cell office:value-type="float" office:value="-7.96999979019165" calcext:value-type="float">
            <text:p>-7.96999979019165</text:p>
          </table:table-cell>
          <table:table-cell office:value-type="float" office:value="-9.88799953460693" calcext:value-type="float">
            <text:p>-9.88799953460693</text:p>
          </table:table-cell>
          <table:table-cell office:value-type="float" office:value="100.744003295898" calcext:value-type="float">
            <text:p>100.744003295898</text:p>
          </table:table-cell>
          <table:table-cell office:value-type="float" office:value="-209.542400738174" calcext:value-type="float">
            <text:p>-209.54240073817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145.078002929688" calcext:value-type="float">
            <text:p>-145.078002929688</text:p>
          </table:table-cell>
          <table:table-cell office:value-type="float" office:value="-7.9210000038147" calcext:value-type="float">
            <text:p>-7.9210000038147</text:p>
          </table:table-cell>
          <table:table-cell office:value-type="float" office:value="-9.86299991607666" calcext:value-type="float">
            <text:p>-9.86299991607666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209.494237492292" calcext:value-type="float">
            <text:p>-209.49423749229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45.033996582031" calcext:value-type="float">
            <text:p>-145.033996582031</text:p>
          </table:table-cell>
          <table:table-cell office:value-type="float" office:value="-7.79899978637695" calcext:value-type="float">
            <text:p>-7.79899978637695</text:p>
          </table:table-cell>
          <table:table-cell office:value-type="float" office:value="-9.87800025939941" calcext:value-type="float">
            <text:p>-9.87800025939941</text:p>
          </table:table-cell>
          <table:table-cell office:value-type="float" office:value="100.726997375488" calcext:value-type="float">
            <text:p>100.726997375488</text:p>
          </table:table-cell>
          <table:table-cell office:value-type="float" office:value="-209.887396644007" calcext:value-type="float">
            <text:p>-209.88739664400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144.986999511719" calcext:value-type="float">
            <text:p>-144.986999511719</text:p>
          </table:table-cell>
          <table:table-cell office:value-type="float" office:value="-7.68300008773804" calcext:value-type="float">
            <text:p>-7.68300008773804</text:p>
          </table:table-cell>
          <table:table-cell office:value-type="float" office:value="-9.89700031280518" calcext:value-type="float">
            <text:p>-9.89700031280518</text:p>
          </table:table-cell>
          <table:table-cell office:value-type="float" office:value="100.704002380371" calcext:value-type="float">
            <text:p>100.704002380371</text:p>
          </table:table-cell>
          <table:table-cell office:value-type="float" office:value="-209.258729494138" calcext:value-type="float">
            <text:p>-209.25872949413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44.791000366211" calcext:value-type="float">
            <text:p>-144.791000366211</text:p>
          </table:table-cell>
          <table:table-cell office:value-type="float" office:value="-7.51100015640259" calcext:value-type="float">
            <text:p>-7.51100015640259</text:p>
          </table:table-cell>
          <table:table-cell office:value-type="float" office:value="-9.91800022125244" calcext:value-type="float">
            <text:p>-9.91800022125244</text:p>
          </table:table-cell>
          <table:table-cell office:value-type="float" office:value="100.69100189209" calcext:value-type="float">
            <text:p>100.69100189209</text:p>
          </table:table-cell>
          <table:table-cell office:value-type="float" office:value="-208.792279186208" calcext:value-type="float">
            <text:p>-208.79227918620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145.839004516602" calcext:value-type="float">
            <text:p>-145.839004516602</text:p>
          </table:table-cell>
          <table:table-cell office:value-type="float" office:value="-0.888000011444092" calcext:value-type="float">
            <text:p>-0.888000011444092</text:p>
          </table:table-cell>
          <table:table-cell office:value-type="float" office:value="-11.4370002746582" calcext:value-type="float">
            <text:p>-11.4370002746582</text:p>
          </table:table-cell>
          <table:table-cell office:value-type="float" office:value="100.69100189209" calcext:value-type="float">
            <text:p>100.69100189209</text:p>
          </table:table-cell>
          <table:table-cell office:value-type="float" office:value="-206.444958369101" calcext:value-type="float">
            <text:p>-206.4449583691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46.964004516602" calcext:value-type="float">
            <text:p>-146.964004516602</text:p>
          </table:table-cell>
          <table:table-cell office:value-type="float" office:value="-4.30000019073486" calcext:value-type="float">
            <text:p>-4.30000019073486</text:p>
          </table:table-cell>
          <table:table-cell office:value-type="float" office:value="-10.6339998245239" calcext:value-type="float">
            <text:p>-10.6339998245239</text:p>
          </table:table-cell>
          <table:table-cell office:value-type="float" office:value="100.661003112793" calcext:value-type="float">
            <text:p>100.661003112793</text:p>
          </table:table-cell>
          <table:table-cell office:value-type="float" office:value="-209.148222960642" calcext:value-type="float">
            <text:p>-209.14822296064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147.065994262695" calcext:value-type="float">
            <text:p>-147.065994262695</text:p>
          </table:table-cell>
          <table:table-cell office:value-type="float" office:value="-0.382999986410141" calcext:value-type="float">
            <text:p>-0.382999986410141</text:p>
          </table:table-cell>
          <table:table-cell office:value-type="float" office:value="-11.5" calcext:value-type="float">
            <text:p>-11.5</text:p>
          </table:table-cell>
          <table:table-cell office:value-type="float" office:value="100.69100189209" calcext:value-type="float">
            <text:p>100.69100189209</text:p>
          </table:table-cell>
          <table:table-cell office:value-type="float" office:value="-206.920354706842" calcext:value-type="float">
            <text:p>-206.92035470684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46.367004394531" calcext:value-type="float">
            <text:p>-146.367004394531</text:p>
          </table:table-cell>
          <table:table-cell office:value-type="float" office:value="0.152999997138977" calcext:value-type="float">
            <text:p>0.152999997138977</text:p>
          </table:table-cell>
          <table:table-cell office:value-type="float" office:value="-11.6180000305176" calcext:value-type="float">
            <text:p>-11.6180000305176</text:p>
          </table:table-cell>
          <table:table-cell office:value-type="float" office:value="100.665000915527" calcext:value-type="float">
            <text:p>100.665000915527</text:p>
          </table:table-cell>
          <table:table-cell office:value-type="float" office:value="-206.148236763721" calcext:value-type="float">
            <text:p>-206.14823676372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146.401992797852" calcext:value-type="float">
            <text:p>-146.401992797852</text:p>
          </table:table-cell>
          <table:table-cell office:value-type="float" office:value="-0.395000010728836" calcext:value-type="float">
            <text:p>-0.395000010728836</text:p>
          </table:table-cell>
          <table:table-cell office:value-type="float" office:value="-12.3290004730225" calcext:value-type="float">
            <text:p>-12.3290004730225</text:p>
          </table:table-cell>
          <table:table-cell office:value-type="float" office:value="100.652000427246" calcext:value-type="float">
            <text:p>100.652000427246</text:p>
          </table:table-cell>
          <table:table-cell office:value-type="float" office:value="-206.508448847111" calcext:value-type="float">
            <text:p>-206.50844884711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41.835006713867" calcext:value-type="float">
            <text:p>-141.835006713867</text:p>
          </table:table-cell>
          <table:table-cell office:value-type="float" office:value="-8.08500003814697" calcext:value-type="float">
            <text:p>-8.08500003814697</text:p>
          </table:table-cell>
          <table:table-cell office:value-type="float" office:value="-21.5149993896484" calcext:value-type="float">
            <text:p>-21.5149993896484</text:p>
          </table:table-cell>
          <table:table-cell office:value-type="float" office:value="100.638999938965" calcext:value-type="float">
            <text:p>100.638999938965</text:p>
          </table:table-cell>
          <table:table-cell office:value-type="float" office:value="-209.864953203799" calcext:value-type="float">
            <text:p>-209.86495320379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142.223007202148" calcext:value-type="float">
            <text:p>-142.223007202148</text:p>
          </table:table-cell>
          <table:table-cell office:value-type="float" office:value="-7.48099994659424" calcext:value-type="float">
            <text:p>-7.48099994659424</text:p>
          </table:table-cell>
          <table:table-cell office:value-type="float" office:value="-20.242000579834" calcext:value-type="float">
            <text:p>-20.242000579834</text:p>
          </table:table-cell>
          <table:table-cell office:value-type="float" office:value="100.63500213623" calcext:value-type="float">
            <text:p>100.63500213623</text:p>
          </table:table-cell>
          <table:table-cell office:value-type="float" office:value="-209.312457823913" calcext:value-type="float">
            <text:p>-209.31245782391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42.393005371094" calcext:value-type="float">
            <text:p>-142.393005371094</text:p>
          </table:table-cell>
          <table:table-cell office:value-type="float" office:value="-7.07600021362305" calcext:value-type="float">
            <text:p>-7.07600021362305</text:p>
          </table:table-cell>
          <table:table-cell office:value-type="float" office:value="-18.5860004425049" calcext:value-type="float">
            <text:p>-18.5860004425049</text:p>
          </table:table-cell>
          <table:table-cell office:value-type="float" office:value="100.625999450684" calcext:value-type="float">
            <text:p>100.625999450684</text:p>
          </table:table-cell>
          <table:table-cell office:value-type="float" office:value="-209.650319851535" calcext:value-type="float">
            <text:p>-209.6503198515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141.281997680664" calcext:value-type="float">
            <text:p>-141.281997680664</text:p>
          </table:table-cell>
          <table:table-cell office:value-type="float" office:value="-5.82100009918213" calcext:value-type="float">
            <text:p>-5.82100009918213</text:p>
          </table:table-cell>
          <table:table-cell office:value-type="float" office:value="-19.4179992675781" calcext:value-type="float">
            <text:p>-19.4179992675781</text:p>
          </table:table-cell>
          <table:table-cell office:value-type="float" office:value="100.625999450684" calcext:value-type="float">
            <text:p>100.625999450684</text:p>
          </table:table-cell>
          <table:table-cell office:value-type="float" office:value="-207.938281868736" calcext:value-type="float">
            <text:p>-207.93828186873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40.345993041992" calcext:value-type="float">
            <text:p>-140.345993041992</text:p>
          </table:table-cell>
          <table:table-cell office:value-type="float" office:value="-8.05700016021729" calcext:value-type="float">
            <text:p>-8.05700016021729</text:p>
          </table:table-cell>
          <table:table-cell office:value-type="float" office:value="-18.3889999389648" calcext:value-type="float">
            <text:p>-18.3889999389648</text:p>
          </table:table-cell>
          <table:table-cell office:value-type="float" office:value="100.612998962402" calcext:value-type="float">
            <text:p>100.612998962402</text:p>
          </table:table-cell>
          <table:table-cell office:value-type="float" office:value="-208.793706826417" calcext:value-type="float">
            <text:p>-208.79370682641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140.720001220703" calcext:value-type="float">
            <text:p>-140.720001220703</text:p>
          </table:table-cell>
          <table:table-cell office:value-type="float" office:value="-8.67500019073486" calcext:value-type="float">
            <text:p>-8.67500019073486</text:p>
          </table:table-cell>
          <table:table-cell office:value-type="float" office:value="-15.0159997940063" calcext:value-type="float">
            <text:p>-15.0159997940063</text:p>
          </table:table-cell>
          <table:table-cell office:value-type="float" office:value="100.625999450684" calcext:value-type="float">
            <text:p>100.625999450684</text:p>
          </table:table-cell>
          <table:table-cell office:value-type="float" office:value="-209.300952143459" calcext:value-type="float">
            <text:p>-209.30095214345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40.858993530273" calcext:value-type="float">
            <text:p>-140.858993530273</text:p>
          </table:table-cell>
          <table:table-cell office:value-type="float" office:value="-8.62100028991699" calcext:value-type="float">
            <text:p>-8.62100028991699</text:p>
          </table:table-cell>
          <table:table-cell office:value-type="float" office:value="-14.6479997634888" calcext:value-type="float">
            <text:p>-14.6479997634888</text:p>
          </table:table-cell>
          <table:table-cell office:value-type="float" office:value="100.612998962402" calcext:value-type="float">
            <text:p>100.612998962402</text:p>
          </table:table-cell>
          <table:table-cell office:value-type="float" office:value="-208.689825076189" calcext:value-type="float">
            <text:p>-208.68982507618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140.815002441406" calcext:value-type="float">
            <text:p>-140.815002441406</text:p>
          </table:table-cell>
          <table:table-cell office:value-type="float" office:value="-8.26000022888184" calcext:value-type="float">
            <text:p>-8.26000022888184</text:p>
          </table:table-cell>
          <table:table-cell office:value-type="float" office:value="-14.1470003128052" calcext:value-type="float">
            <text:p>-14.1470003128052</text:p>
          </table:table-cell>
          <table:table-cell office:value-type="float" office:value="100.612998962402" calcext:value-type="float">
            <text:p>100.612998962402</text:p>
          </table:table-cell>
          <table:table-cell office:value-type="float" office:value="-209.146497813414" calcext:value-type="float">
            <text:p>-209.14649781341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42.067993164063" calcext:value-type="float">
            <text:p>-142.067993164063</text:p>
          </table:table-cell>
          <table:table-cell office:value-type="float" office:value="-7.7960000038147" calcext:value-type="float">
            <text:p>-7.7960000038147</text:p>
          </table:table-cell>
          <table:table-cell office:value-type="float" office:value="-13.8159999847412" calcext:value-type="float">
            <text:p>-13.8159999847412</text:p>
          </table:table-cell>
          <table:table-cell office:value-type="float" office:value="100.599998474121" calcext:value-type="float">
            <text:p>100.599998474121</text:p>
          </table:table-cell>
          <table:table-cell office:value-type="float" office:value="-209.32955267153" calcext:value-type="float">
            <text:p>-209.3295526715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141.119995117187" calcext:value-type="float">
            <text:p>-141.119995117187</text:p>
          </table:table-cell>
          <table:table-cell office:value-type="float" office:value="-7.7649998664856" calcext:value-type="float">
            <text:p>-7.7649998664856</text:p>
          </table:table-cell>
          <table:table-cell office:value-type="float" office:value="-13.3420000076294" calcext:value-type="float">
            <text:p>-13.3420000076294</text:p>
          </table:table-cell>
          <table:table-cell office:value-type="float" office:value="100.58699798584" calcext:value-type="float">
            <text:p>100.58699798584</text:p>
          </table:table-cell>
          <table:table-cell office:value-type="float" office:value="-208.864861467691" calcext:value-type="float">
            <text:p>-208.86486146769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40.912994384766" calcext:value-type="float">
            <text:p>-140.912994384766</text:p>
          </table:table-cell>
          <table:table-cell office:value-type="float" office:value="-7.77799987792969" calcext:value-type="float">
            <text:p>-7.77799987792969</text:p>
          </table:table-cell>
          <table:table-cell office:value-type="float" office:value="-13.1669998168945" calcext:value-type="float">
            <text:p>-13.1669998168945</text:p>
          </table:table-cell>
          <table:table-cell office:value-type="float" office:value="100.599998474121" calcext:value-type="float">
            <text:p>100.599998474121</text:p>
          </table:table-cell>
          <table:table-cell office:value-type="float" office:value="-208.813606697983" calcext:value-type="float">
            <text:p>-208.81360669798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141.041000366211" calcext:value-type="float">
            <text:p>-141.041000366211</text:p>
          </table:table-cell>
          <table:table-cell office:value-type="float" office:value="-7.81799983978272" calcext:value-type="float">
            <text:p>-7.81799983978272</text:p>
          </table:table-cell>
          <table:table-cell office:value-type="float" office:value="-13.168999671936" calcext:value-type="float">
            <text:p>-13.168999671936</text:p>
          </table:table-cell>
          <table:table-cell office:value-type="float" office:value="100.58699798584" calcext:value-type="float">
            <text:p>100.58699798584</text:p>
          </table:table-cell>
          <table:table-cell office:value-type="float" office:value="-208.948325286133" calcext:value-type="float">
            <text:p>-208.94832528613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40.996002197266" calcext:value-type="float">
            <text:p>-140.996002197266</text:p>
          </table:table-cell>
          <table:table-cell office:value-type="float" office:value="-7.54099988937378" calcext:value-type="float">
            <text:p>-7.54099988937378</text:p>
          </table:table-cell>
          <table:table-cell office:value-type="float" office:value="-12.8059997558594" calcext:value-type="float">
            <text:p>-12.8059997558594</text:p>
          </table:table-cell>
          <table:table-cell office:value-type="float" office:value="100.573997497559" calcext:value-type="float">
            <text:p>100.573997497559</text:p>
          </table:table-cell>
          <table:table-cell office:value-type="float" office:value="-208.786197043047" calcext:value-type="float">
            <text:p>-208.78619704304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140.953002929688" calcext:value-type="float">
            <text:p>-140.953002929688</text:p>
          </table:table-cell>
          <table:table-cell office:value-type="float" office:value="-7.41800022125244" calcext:value-type="float">
            <text:p>-7.41800022125244</text:p>
          </table:table-cell>
          <table:table-cell office:value-type="float" office:value="-12.5989999771118" calcext:value-type="float">
            <text:p>-12.5989999771118</text:p>
          </table:table-cell>
          <table:table-cell office:value-type="float" office:value="100.58699798584" calcext:value-type="float">
            <text:p>100.58699798584</text:p>
          </table:table-cell>
          <table:table-cell office:value-type="float" office:value="-208.661272117485" calcext:value-type="float">
            <text:p>-208.66127211748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40.906005859375" calcext:value-type="float">
            <text:p>-140.906005859375</text:p>
          </table:table-cell>
          <table:table-cell office:value-type="float" office:value="-7.30600023269653" calcext:value-type="float">
            <text:p>-7.30600023269653</text:p>
          </table:table-cell>
          <table:table-cell office:value-type="float" office:value="-12.5570001602173" calcext:value-type="float">
            <text:p>-12.5570001602173</text:p>
          </table:table-cell>
          <table:table-cell office:value-type="float" office:value="100.564002990723" calcext:value-type="float">
            <text:p>100.564002990723</text:p>
          </table:table-cell>
          <table:table-cell office:value-type="float" office:value="-209.192492513675" calcext:value-type="float">
            <text:p>-209.19249251367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140.908004760742" calcext:value-type="float">
            <text:p>-140.908004760742</text:p>
          </table:table-cell>
          <table:table-cell office:value-type="float" office:value="-7.50400018692017" calcext:value-type="float">
            <text:p>-7.50400018692017</text:p>
          </table:table-cell>
          <table:table-cell office:value-type="float" office:value="-12.6429996490479" calcext:value-type="float">
            <text:p>-12.6429996490479</text:p>
          </table:table-cell>
          <table:table-cell office:value-type="float" office:value="100.564002990723" calcext:value-type="float">
            <text:p>100.564002990723</text:p>
          </table:table-cell>
          <table:table-cell office:value-type="float" office:value="-208.581264566435" calcext:value-type="float">
            <text:p>-208.58126456643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41.175994873047" calcext:value-type="float">
            <text:p>-141.175994873047</text:p>
          </table:table-cell>
          <table:table-cell office:value-type="float" office:value="-7.48400020599365" calcext:value-type="float">
            <text:p>-7.48400020599365</text:p>
          </table:table-cell>
          <table:table-cell office:value-type="float" office:value="-12.7259998321533" calcext:value-type="float">
            <text:p>-12.7259998321533</text:p>
          </table:table-cell>
          <table:table-cell office:value-type="float" office:value="100.53800201416" calcext:value-type="float">
            <text:p>100.53800201416</text:p>
          </table:table-cell>
          <table:table-cell office:value-type="float" office:value="-208.700571933684" calcext:value-type="float">
            <text:p>-208.70057193368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140.891006469727" calcext:value-type="float">
            <text:p>-140.891006469727</text:p>
          </table:table-cell>
          <table:table-cell office:value-type="float" office:value="-7.37799978256226" calcext:value-type="float">
            <text:p>-7.37799978256226</text:p>
          </table:table-cell>
          <table:table-cell office:value-type="float" office:value="-12.6219997406006" calcext:value-type="float">
            <text:p>-12.6219997406006</text:p>
          </table:table-cell>
          <table:table-cell office:value-type="float" office:value="100.546997070313" calcext:value-type="float">
            <text:p>100.546997070313</text:p>
          </table:table-cell>
          <table:table-cell office:value-type="float" office:value="-208.302395967261" calcext:value-type="float">
            <text:p>-208.3023959672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40.779998779297" calcext:value-type="float">
            <text:p>-140.779998779297</text:p>
          </table:table-cell>
          <table:table-cell office:value-type="float" office:value="-7.38500022888184" calcext:value-type="float">
            <text:p>-7.38500022888184</text:p>
          </table:table-cell>
          <table:table-cell office:value-type="float" office:value="-12.6239995956421" calcext:value-type="float">
            <text:p>-12.6239995956421</text:p>
          </table:table-cell>
          <table:table-cell office:value-type="float" office:value="100.551002502441" calcext:value-type="float">
            <text:p>100.551002502441</text:p>
          </table:table-cell>
          <table:table-cell office:value-type="float" office:value="-208.389168848737" calcext:value-type="float">
            <text:p>-208.38916884873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140.628005981445" calcext:value-type="float">
            <text:p>-140.628005981445</text:p>
          </table:table-cell>
          <table:table-cell office:value-type="float" office:value="-7.37200021743774" calcext:value-type="float">
            <text:p>-7.37200021743774</text:p>
          </table:table-cell>
          <table:table-cell office:value-type="float" office:value="-12.6680002212524" calcext:value-type="float">
            <text:p>-12.6680002212524</text:p>
          </table:table-cell>
          <table:table-cell office:value-type="float" office:value="100.53800201416" calcext:value-type="float">
            <text:p>100.53800201416</text:p>
          </table:table-cell>
          <table:table-cell office:value-type="float" office:value="-208.916492438569" calcext:value-type="float">
            <text:p>-208.91649243856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40.591995239258" calcext:value-type="float">
            <text:p>-140.591995239258</text:p>
          </table:table-cell>
          <table:table-cell office:value-type="float" office:value="-7.39400005340576" calcext:value-type="float">
            <text:p>-7.39400005340576</text:p>
          </table:table-cell>
          <table:table-cell office:value-type="float" office:value="-12.7449998855591" calcext:value-type="float">
            <text:p>-12.7449998855591</text:p>
          </table:table-cell>
          <table:table-cell office:value-type="float" office:value="100.533996582031" calcext:value-type="float">
            <text:p>100.533996582031</text:p>
          </table:table-cell>
          <table:table-cell office:value-type="float" office:value="-208.656259749647" calcext:value-type="float">
            <text:p>-208.65625974964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140.957000732422" calcext:value-type="float">
            <text:p>-140.957000732422</text:p>
          </table:table-cell>
          <table:table-cell office:value-type="float" office:value="-8.34000015258789" calcext:value-type="float">
            <text:p>-8.34000015258789</text:p>
          </table:table-cell>
          <table:table-cell office:value-type="float" office:value="-13.5780000686646" calcext:value-type="float">
            <text:p>-13.5780000686646</text:p>
          </table:table-cell>
          <table:table-cell office:value-type="float" office:value="100.533996582031" calcext:value-type="float">
            <text:p>100.533996582031</text:p>
          </table:table-cell>
          <table:table-cell office:value-type="float" office:value="-209.456008499347" calcext:value-type="float">
            <text:p>-209.45600849934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43.759994506836" calcext:value-type="float">
            <text:p>-143.759994506836</text:p>
          </table:table-cell>
          <table:table-cell office:value-type="float" office:value="-8.73600006103516" calcext:value-type="float">
            <text:p>-8.73600006103516</text:p>
          </table:table-cell>
          <table:table-cell office:value-type="float" office:value="-15.0860004425049" calcext:value-type="float">
            <text:p>-15.0860004425049</text:p>
          </table:table-cell>
          <table:table-cell office:value-type="float" office:value="100.521003723145" calcext:value-type="float">
            <text:p>100.521003723145</text:p>
          </table:table-cell>
          <table:table-cell office:value-type="float" office:value="-212.254981197748" calcext:value-type="float">
            <text:p>-212.25498119774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47.147003173828" calcext:value-type="float">
            <text:p>-147.147003173828</text:p>
          </table:table-cell>
          <table:table-cell office:value-type="float" office:value="-8.76500034332275" calcext:value-type="float">
            <text:p>-8.76500034332275</text:p>
          </table:table-cell>
          <table:table-cell office:value-type="float" office:value="-14.6800003051758" calcext:value-type="float">
            <text:p>-14.6800003051758</text:p>
          </table:table-cell>
          <table:table-cell office:value-type="float" office:value="100.508003234863" calcext:value-type="float">
            <text:p>100.508003234863</text:p>
          </table:table-cell>
          <table:table-cell office:value-type="float" office:value="-213.981581568028" calcext:value-type="float">
            <text:p>-213.98158156802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47.018005371094" calcext:value-type="float">
            <text:p>-147.018005371094</text:p>
          </table:table-cell>
          <table:table-cell office:value-type="float" office:value="-8.86299991607666" calcext:value-type="float">
            <text:p>-8.86299991607666</text:p>
          </table:table-cell>
          <table:table-cell office:value-type="float" office:value="-15.1379995346069" calcext:value-type="float">
            <text:p>-15.1379995346069</text:p>
          </table:table-cell>
          <table:table-cell office:value-type="float" office:value="100.525001525879" calcext:value-type="float">
            <text:p>100.525001525879</text:p>
          </table:table-cell>
          <table:table-cell office:value-type="float" office:value="-213.672666650933" calcext:value-type="float">
            <text:p>-213.67266665093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146.813003540039" calcext:value-type="float">
            <text:p>-146.813003540039</text:p>
          </table:table-cell>
          <table:table-cell office:value-type="float" office:value="-8.85099983215332" calcext:value-type="float">
            <text:p>-8.85099983215332</text:p>
          </table:table-cell>
          <table:table-cell office:value-type="float" office:value="-14.9540004730225" calcext:value-type="float">
            <text:p>-14.9540004730225</text:p>
          </table:table-cell>
          <table:table-cell office:value-type="float" office:value="100.512001037598" calcext:value-type="float">
            <text:p>100.512001037598</text:p>
          </table:table-cell>
          <table:table-cell office:value-type="float" office:value="-213.651351961326" calcext:value-type="float">
            <text:p>-213.65135196132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46.565994262695" calcext:value-type="float">
            <text:p>-146.565994262695</text:p>
          </table:table-cell>
          <table:table-cell office:value-type="float" office:value="-8.90200042724609" calcext:value-type="float">
            <text:p>-8.90200042724609</text:p>
          </table:table-cell>
          <table:table-cell office:value-type="float" office:value="-14.8629999160767" calcext:value-type="float">
            <text:p>-14.8629999160767</text:p>
          </table:table-cell>
          <table:table-cell office:value-type="float" office:value="100.508003234863" calcext:value-type="float">
            <text:p>100.508003234863</text:p>
          </table:table-cell>
          <table:table-cell office:value-type="float" office:value="-213.452058290106" calcext:value-type="float">
            <text:p>-213.45205829010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46.660995483398" calcext:value-type="float">
            <text:p>-146.660995483398</text:p>
          </table:table-cell>
          <table:table-cell office:value-type="float" office:value="-8.72399997711182" calcext:value-type="float">
            <text:p>-8.72399997711182</text:p>
          </table:table-cell>
          <table:table-cell office:value-type="float" office:value="-14.4849996566772" calcext:value-type="float">
            <text:p>-14.4849996566772</text:p>
          </table:table-cell>
          <table:table-cell office:value-type="float" office:value="100.499000549316" calcext:value-type="float">
            <text:p>100.499000549316</text:p>
          </table:table-cell>
          <table:table-cell office:value-type="float" office:value="-213.255774937813" calcext:value-type="float">
            <text:p>-213.25577493781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46.733001708984" calcext:value-type="float">
            <text:p>-146.733001708984</text:p>
          </table:table-cell>
          <table:table-cell office:value-type="float" office:value="-8.77099990844727" calcext:value-type="float">
            <text:p>-8.77099990844727</text:p>
          </table:table-cell>
          <table:table-cell office:value-type="float" office:value="-14.5100002288818" calcext:value-type="float">
            <text:p>-14.5100002288818</text:p>
          </table:table-cell>
          <table:table-cell office:value-type="float" office:value="100.512001037598" calcext:value-type="float">
            <text:p>100.512001037598</text:p>
          </table:table-cell>
          <table:table-cell office:value-type="float" office:value="-213.651351961326" calcext:value-type="float">
            <text:p>-213.65135196132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146.682998657227" calcext:value-type="float">
            <text:p>-146.682998657227</text:p>
          </table:table-cell>
          <table:table-cell office:value-type="float" office:value="-8.75300025939941" calcext:value-type="float">
            <text:p>-8.75300025939941</text:p>
          </table:table-cell>
          <table:table-cell office:value-type="float" office:value="-14.3299999237061" calcext:value-type="float">
            <text:p>-14.3299999237061</text:p>
          </table:table-cell>
          <table:table-cell office:value-type="float" office:value="100.486000061035" calcext:value-type="float">
            <text:p>100.486000061035</text:p>
          </table:table-cell>
          <table:table-cell office:value-type="float" office:value="-213.457895057062" calcext:value-type="float">
            <text:p>-213.45789505706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46.509002685547" calcext:value-type="float">
            <text:p>-146.509002685547</text:p>
          </table:table-cell>
          <table:table-cell office:value-type="float" office:value="-8.72900009155273" calcext:value-type="float">
            <text:p>-8.72900009155273</text:p>
          </table:table-cell>
          <table:table-cell office:value-type="float" office:value="-14.2700004577637" calcext:value-type="float">
            <text:p>-14.2700004577637</text:p>
          </table:table-cell>
          <table:table-cell office:value-type="float" office:value="100.499000549316" calcext:value-type="float">
            <text:p>100.499000549316</text:p>
          </table:table-cell>
          <table:table-cell office:value-type="float" office:value="-212.909471022966" calcext:value-type="float">
            <text:p>-212.90947102296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146.281997680664" calcext:value-type="float">
            <text:p>-146.281997680664</text:p>
          </table:table-cell>
          <table:table-cell office:value-type="float" office:value="-8.72599983215332" calcext:value-type="float">
            <text:p>-8.72599983215332</text:p>
          </table:table-cell>
          <table:table-cell office:value-type="float" office:value="-14.0710000991821" calcext:value-type="float">
            <text:p>-14.0710000991821</text:p>
          </table:table-cell>
          <table:table-cell office:value-type="float" office:value="100.486000061035" calcext:value-type="float">
            <text:p>100.486000061035</text:p>
          </table:table-cell>
          <table:table-cell office:value-type="float" office:value="-213.50847056884" calcext:value-type="float">
            <text:p>-213.5084705688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46.003005981445" calcext:value-type="float">
            <text:p>-146.003005981445</text:p>
          </table:table-cell>
          <table:table-cell office:value-type="float" office:value="-8.64599990844727" calcext:value-type="float">
            <text:p>-8.64599990844727</text:p>
          </table:table-cell>
          <table:table-cell office:value-type="float" office:value="-13.793999671936" calcext:value-type="float">
            <text:p>-13.793999671936</text:p>
          </table:table-cell>
          <table:table-cell office:value-type="float" office:value="100.486000061035" calcext:value-type="float">
            <text:p>100.486000061035</text:p>
          </table:table-cell>
          <table:table-cell office:value-type="float" office:value="-212.714356873672" calcext:value-type="float">
            <text:p>-212.71435687367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146.065994262695" calcext:value-type="float">
            <text:p>-146.065994262695</text:p>
          </table:table-cell>
          <table:table-cell office:value-type="float" office:value="-8.51799964904785" calcext:value-type="float">
            <text:p>-8.51799964904785</text:p>
          </table:table-cell>
          <table:table-cell office:value-type="float" office:value="-13.3509998321533" calcext:value-type="float">
            <text:p>-13.3509998321533</text:p>
          </table:table-cell>
          <table:table-cell office:value-type="float" office:value="100.472999572754" calcext:value-type="float">
            <text:p>100.472999572754</text:p>
          </table:table-cell>
          <table:table-cell office:value-type="float" office:value="-212.846566274315" calcext:value-type="float">
            <text:p>-212.84656627431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46.067993164063" calcext:value-type="float">
            <text:p>-146.067993164063</text:p>
          </table:table-cell>
          <table:table-cell office:value-type="float" office:value="-8.49400043487549" calcext:value-type="float">
            <text:p>-8.49400043487549</text:p>
          </table:table-cell>
          <table:table-cell office:value-type="float" office:value="-13.2030000686646" calcext:value-type="float">
            <text:p>-13.2030000686646</text:p>
          </table:table-cell>
          <table:table-cell office:value-type="float" office:value="100.472999572754" calcext:value-type="float">
            <text:p>100.472999572754</text:p>
          </table:table-cell>
          <table:table-cell office:value-type="float" office:value="-212.441714001748" calcext:value-type="float">
            <text:p>-212.44171400174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145.606002807617" calcext:value-type="float">
            <text:p>-145.606002807617</text:p>
          </table:table-cell>
          <table:table-cell office:value-type="float" office:value="-8.18099975585938" calcext:value-type="float">
            <text:p>-8.18099975585938</text:p>
          </table:table-cell>
          <table:table-cell office:value-type="float" office:value="-12.5220003128052" calcext:value-type="float">
            <text:p>-12.5220003128052</text:p>
          </table:table-cell>
          <table:table-cell office:value-type="float" office:value="100.459999084473" calcext:value-type="float">
            <text:p>100.459999084473</text:p>
          </table:table-cell>
          <table:table-cell office:value-type="float" office:value="-211.902412702436" calcext:value-type="float">
            <text:p>-211.90241270243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45.649002075195" calcext:value-type="float">
            <text:p>-145.649002075195</text:p>
          </table:table-cell>
          <table:table-cell office:value-type="float" office:value="-8.51700019836426" calcext:value-type="float">
            <text:p>-8.51700019836426</text:p>
          </table:table-cell>
          <table:table-cell office:value-type="float" office:value="-13.164999961853" calcext:value-type="float">
            <text:p>-13.164999961853</text:p>
          </table:table-cell>
          <table:table-cell office:value-type="float" office:value="100.472999572754" calcext:value-type="float">
            <text:p>100.472999572754</text:p>
          </table:table-cell>
          <table:table-cell office:value-type="float" office:value="-212.245050573563" calcext:value-type="float">
            <text:p>-212.24505057356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143.529006958008" calcext:value-type="float">
            <text:p>-143.529006958008</text:p>
          </table:table-cell>
          <table:table-cell office:value-type="float" office:value="-9.04199981689453" calcext:value-type="float">
            <text:p>-9.04199981689453</text:p>
          </table:table-cell>
          <table:table-cell office:value-type="float" office:value="-14.0150003433228" calcext:value-type="float">
            <text:p>-14.0150003433228</text:p>
          </table:table-cell>
          <table:table-cell office:value-type="float" office:value="100.459999084473" calcext:value-type="float">
            <text:p>100.459999084473</text:p>
          </table:table-cell>
          <table:table-cell office:value-type="float" office:value="-211.588066724387" calcext:value-type="float">
            <text:p>-211.58806672438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43.406005859375" calcext:value-type="float">
            <text:p>-143.406005859375</text:p>
          </table:table-cell>
          <table:table-cell office:value-type="float" office:value="-8.58300018310547" calcext:value-type="float">
            <text:p>-8.58300018310547</text:p>
          </table:table-cell>
          <table:table-cell office:value-type="float" office:value="-12.4010000228882" calcext:value-type="float">
            <text:p>-12.4010000228882</text:p>
          </table:table-cell>
          <table:table-cell office:value-type="float" office:value="100.459999084473" calcext:value-type="float">
            <text:p>100.459999084473</text:p>
          </table:table-cell>
          <table:table-cell office:value-type="float" office:value="-211.219235365144" calcext:value-type="float">
            <text:p>-211.21923536514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142.238006591797" calcext:value-type="float">
            <text:p>-142.238006591797</text:p>
          </table:table-cell>
          <table:table-cell office:value-type="float" office:value="-7.44000005722046" calcext:value-type="float">
            <text:p>-7.44000005722046</text:p>
          </table:table-cell>
          <table:table-cell office:value-type="float" office:value="-9.64000034332275" calcext:value-type="float">
            <text:p>-9.64000034332275</text:p>
          </table:table-cell>
          <table:table-cell office:value-type="float" office:value="100.446998596191" calcext:value-type="float">
            <text:p>100.446998596191</text:p>
          </table:table-cell>
          <table:table-cell office:value-type="float" office:value="-209.115265508276" calcext:value-type="float">
            <text:p>-209.11526550827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42.240005493164" calcext:value-type="float">
            <text:p>-142.240005493164</text:p>
          </table:table-cell>
          <table:table-cell office:value-type="float" office:value="-7.40399980545044" calcext:value-type="float">
            <text:p>-7.40399980545044</text:p>
          </table:table-cell>
          <table:table-cell office:value-type="float" office:value="-9.66399955749512" calcext:value-type="float">
            <text:p>-9.66399955749512</text:p>
          </table:table-cell>
          <table:table-cell office:value-type="float" office:value="100.43399810791" calcext:value-type="float">
            <text:p>100.43399810791</text:p>
          </table:table-cell>
          <table:table-cell office:value-type="float" office:value="-209.713636724223" calcext:value-type="float">
            <text:p>-209.71363672422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142.235992431641" calcext:value-type="float">
            <text:p>-142.235992431641</text:p>
          </table:table-cell>
          <table:table-cell office:value-type="float" office:value="-7.38600015640259" calcext:value-type="float">
            <text:p>-7.38600015640259</text:p>
          </table:table-cell>
          <table:table-cell office:value-type="float" office:value="-9.6870002746582" calcext:value-type="float">
            <text:p>-9.6870002746582</text:p>
          </table:table-cell>
          <table:table-cell office:value-type="float" office:value="100.446998596191" calcext:value-type="float">
            <text:p>100.446998596191</text:p>
          </table:table-cell>
          <table:table-cell office:value-type="float" office:value="-209.438521927858" calcext:value-type="float">
            <text:p>-209.43852192785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42.246994018555" calcext:value-type="float">
            <text:p>-142.246994018555</text:p>
          </table:table-cell>
          <table:table-cell office:value-type="float" office:value="-7.36700010299683" calcext:value-type="float">
            <text:p>-7.36700010299683</text:p>
          </table:table-cell>
          <table:table-cell office:value-type="float" office:value="-9.69499969482422" calcext:value-type="float">
            <text:p>-9.69499969482422</text:p>
          </table:table-cell>
          <table:table-cell office:value-type="float" office:value="100.43399810791" calcext:value-type="float">
            <text:p>100.43399810791</text:p>
          </table:table-cell>
          <table:table-cell office:value-type="float" office:value="-209.255223824081" calcext:value-type="float">
            <text:p>-209.25522382408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142.251998901367" calcext:value-type="float">
            <text:p>-142.251998901367</text:p>
          </table:table-cell>
          <table:table-cell office:value-type="float" office:value="-7.37900018692017" calcext:value-type="float">
            <text:p>-7.37900018692017</text:p>
          </table:table-cell>
          <table:table-cell office:value-type="float" office:value="-9.71800041198731" calcext:value-type="float">
            <text:p>-9.71800041198731</text:p>
          </table:table-cell>
          <table:table-cell office:value-type="float" office:value="100.43399810791" calcext:value-type="float">
            <text:p>100.43399810791</text:p>
          </table:table-cell>
          <table:table-cell office:value-type="float" office:value="-209.236484931368" calcext:value-type="float">
            <text:p>-209.23648493136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42.261001586914" calcext:value-type="float">
            <text:p>-142.261001586914</text:p>
          </table:table-cell>
          <table:table-cell office:value-type="float" office:value="-7.37900018692017" calcext:value-type="float">
            <text:p>-7.37900018692017</text:p>
          </table:table-cell>
          <table:table-cell office:value-type="float" office:value="-9.72399997711182" calcext:value-type="float">
            <text:p>-9.72399997711182</text:p>
          </table:table-cell>
          <table:table-cell office:value-type="float" office:value="100.43399810791" calcext:value-type="float">
            <text:p>100.43399810791</text:p>
          </table:table-cell>
          <table:table-cell office:value-type="float" office:value="-208.946928702524" calcext:value-type="float">
            <text:p>-208.94692870252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142.264999389648" calcext:value-type="float">
            <text:p>-142.264999389648</text:p>
          </table:table-cell>
          <table:table-cell office:value-type="float" office:value="-7.37400007247925" calcext:value-type="float">
            <text:p>-7.37400007247925</text:p>
          </table:table-cell>
          <table:table-cell office:value-type="float" office:value="-9.73700046539307" calcext:value-type="float">
            <text:p>-9.73700046539307</text:p>
          </table:table-cell>
          <table:table-cell office:value-type="float" office:value="100.420997619629" calcext:value-type="float">
            <text:p>100.420997619629</text:p>
          </table:table-cell>
          <table:table-cell office:value-type="float" office:value="-209.456270314197" calcext:value-type="float">
            <text:p>-209.45627031419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42.272994995117" calcext:value-type="float">
            <text:p>-142.272994995117</text:p>
          </table:table-cell>
          <table:table-cell office:value-type="float" office:value="-7.36700010299683" calcext:value-type="float">
            <text:p>-7.36700010299683</text:p>
          </table:table-cell>
          <table:table-cell office:value-type="float" office:value="-9.74400043487549" calcext:value-type="float">
            <text:p>-9.74400043487549</text:p>
          </table:table-cell>
          <table:table-cell office:value-type="float" office:value="100.420997619629" calcext:value-type="float">
            <text:p>100.420997619629</text:p>
          </table:table-cell>
          <table:table-cell office:value-type="float" office:value="-209.167836178839" calcext:value-type="float">
            <text:p>-209.16783617883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142.279006958008" calcext:value-type="float">
            <text:p>-142.279006958008</text:p>
          </table:table-cell>
          <table:table-cell office:value-type="float" office:value="-7.37099981307983" calcext:value-type="float">
            <text:p>-7.37099981307983</text:p>
          </table:table-cell>
          <table:table-cell office:value-type="float" office:value="-9.74100017547607" calcext:value-type="float">
            <text:p>-9.74100017547607</text:p>
          </table:table-cell>
          <table:table-cell office:value-type="float" office:value="100.420997619629" calcext:value-type="float">
            <text:p>100.420997619629</text:p>
          </table:table-cell>
          <table:table-cell office:value-type="float" office:value="-209.141710625928" calcext:value-type="float">
            <text:p>-209.14171062592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42.289001464844" calcext:value-type="float">
            <text:p>-142.289001464844</text:p>
          </table:table-cell>
          <table:table-cell office:value-type="float" office:value="-7.3769998550415" calcext:value-type="float">
            <text:p>-7.3769998550415</text:p>
          </table:table-cell>
          <table:table-cell office:value-type="float" office:value="-9.73999977111816" calcext:value-type="float">
            <text:p>-9.73999977111816</text:p>
          </table:table-cell>
          <table:table-cell office:value-type="float" office:value="100.406997680664" calcext:value-type="float">
            <text:p>100.406997680664</text:p>
          </table:table-cell>
          <table:table-cell office:value-type="float" office:value="-209.493564956274" calcext:value-type="float">
            <text:p>-209.49356495627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42.302001953125" calcext:value-type="float">
            <text:p>-142.302001953125</text:p>
          </table:table-cell>
          <table:table-cell office:value-type="float" office:value="-7.37799978256226" calcext:value-type="float">
            <text:p>-7.37799978256226</text:p>
          </table:table-cell>
          <table:table-cell office:value-type="float" office:value="-9.73299980163574" calcext:value-type="float">
            <text:p>-9.73299980163574</text:p>
          </table:table-cell>
          <table:table-cell office:value-type="float" office:value="100.406997680664" calcext:value-type="float">
            <text:p>100.406997680664</text:p>
          </table:table-cell>
          <table:table-cell office:value-type="float" office:value="-209.651301483068" calcext:value-type="float">
            <text:p>-209.65130148306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42.311004638672" calcext:value-type="float">
            <text:p>-142.311004638672</text:p>
          </table:table-cell>
          <table:table-cell office:value-type="float" office:value="-7.39400005340576" calcext:value-type="float">
            <text:p>-7.39400005340576</text:p>
          </table:table-cell>
          <table:table-cell office:value-type="float" office:value="-9.74100017547607" calcext:value-type="float">
            <text:p>-9.74100017547607</text:p>
          </table:table-cell>
          <table:table-cell office:value-type="float" office:value="100.406997680664" calcext:value-type="float">
            <text:p>100.406997680664</text:p>
          </table:table-cell>
          <table:table-cell office:value-type="float" office:value="-209.414140860361" calcext:value-type="float">
            <text:p>-209.41414086036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142.305999755859" calcext:value-type="float">
            <text:p>-142.305999755859</text:p>
          </table:table-cell>
          <table:table-cell office:value-type="float" office:value="-7.39400005340576" calcext:value-type="float">
            <text:p>-7.39400005340576</text:p>
          </table:table-cell>
          <table:table-cell office:value-type="float" office:value="-9.75399971008301" calcext:value-type="float">
            <text:p>-9.75399971008301</text:p>
          </table:table-cell>
          <table:table-cell office:value-type="float" office:value="100.393997192383" calcext:value-type="float">
            <text:p>100.393997192383</text:p>
          </table:table-cell>
          <table:table-cell office:value-type="float" office:value="-209.236484931368" calcext:value-type="float">
            <text:p>-209.23648493136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42.233993530273" calcext:value-type="float">
            <text:p>-142.233993530273</text:p>
          </table:table-cell>
          <table:table-cell office:value-type="float" office:value="-7.38600015640259" calcext:value-type="float">
            <text:p>-7.38600015640259</text:p>
          </table:table-cell>
          <table:table-cell office:value-type="float" office:value="-9.76599979400635" calcext:value-type="float">
            <text:p>-9.76599979400635</text:p>
          </table:table-cell>
          <table:table-cell office:value-type="float" office:value="100.406997680664" calcext:value-type="float">
            <text:p>100.406997680664</text:p>
          </table:table-cell>
          <table:table-cell office:value-type="float" office:value="-208.856109764248" calcext:value-type="float">
            <text:p>-208.85610976424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142.167999267578" calcext:value-type="float">
            <text:p>-142.167999267578</text:p>
          </table:table-cell>
          <table:table-cell office:value-type="float" office:value="-7.36499977111816" calcext:value-type="float">
            <text:p>-7.36499977111816</text:p>
          </table:table-cell>
          <table:table-cell office:value-type="float" office:value="-9.72799968719482" calcext:value-type="float">
            <text:p>-9.72799968719482</text:p>
          </table:table-cell>
          <table:table-cell office:value-type="float" office:value="100.411003112793" calcext:value-type="float">
            <text:p>100.411003112793</text:p>
          </table:table-cell>
          <table:table-cell office:value-type="float" office:value="-209.315927867114" calcext:value-type="float">
            <text:p>-209.31592786711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42.089996337891" calcext:value-type="float">
            <text:p>-142.089996337891</text:p>
          </table:table-cell>
          <table:table-cell office:value-type="float" office:value="-7.39599990844727" calcext:value-type="float">
            <text:p>-7.39599990844727</text:p>
          </table:table-cell>
          <table:table-cell office:value-type="float" office:value="-9.79199981689453" calcext:value-type="float">
            <text:p>-9.79199981689453</text:p>
          </table:table-cell>
          <table:table-cell office:value-type="float" office:value="100.393997192383" calcext:value-type="float">
            <text:p>100.393997192383</text:p>
          </table:table-cell>
          <table:table-cell office:value-type="float" office:value="-209.060594538653" calcext:value-type="float">
            <text:p>-209.0605945386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142.029006958008" calcext:value-type="float">
            <text:p>-142.029006958008</text:p>
          </table:table-cell>
          <table:table-cell office:value-type="float" office:value="-7.38700008392334" calcext:value-type="float">
            <text:p>-7.38700008392334</text:p>
          </table:table-cell>
          <table:table-cell office:value-type="float" office:value="-9.75800037384033" calcext:value-type="float">
            <text:p>-9.75800037384033</text:p>
          </table:table-cell>
          <table:table-cell office:value-type="float" office:value="100.406997680664" calcext:value-type="float">
            <text:p>100.406997680664</text:p>
          </table:table-cell>
          <table:table-cell office:value-type="float" office:value="-209.517411355426" calcext:value-type="float">
            <text:p>-209.51741135542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41.968002319336" calcext:value-type="float">
            <text:p>-141.968002319336</text:p>
          </table:table-cell>
          <table:table-cell office:value-type="float" office:value="-7.39499998092651" calcext:value-type="float">
            <text:p>-7.39499998092651</text:p>
          </table:table-cell>
          <table:table-cell office:value-type="float" office:value="-9.7810001373291" calcext:value-type="float">
            <text:p>-9.7810001373291</text:p>
          </table:table-cell>
          <table:table-cell office:value-type="float" office:value="100.393997192383" calcext:value-type="float">
            <text:p>100.393997192383</text:p>
          </table:table-cell>
          <table:table-cell office:value-type="float" office:value="-208.802953167521" calcext:value-type="float">
            <text:p>-208.80295316752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41.912994384766" calcext:value-type="float">
            <text:p>-141.912994384766</text:p>
          </table:table-cell>
          <table:table-cell office:value-type="float" office:value="-7.2960000038147" calcext:value-type="float">
            <text:p>-7.2960000038147</text:p>
          </table:table-cell>
          <table:table-cell office:value-type="float" office:value="-9.72500038146973" calcext:value-type="float">
            <text:p>-9.72500038146973</text:p>
          </table:table-cell>
          <table:table-cell office:value-type="float" office:value="100.393997192383" calcext:value-type="float">
            <text:p>100.393997192383</text:p>
          </table:table-cell>
          <table:table-cell office:value-type="float" office:value="-209.102897574032" calcext:value-type="float">
            <text:p>-209.10289757403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42" calcext:value-type="float">
            <text:p>-142</text:p>
          </table:table-cell>
          <table:table-cell office:value-type="float" office:value="-7.31099987030029" calcext:value-type="float">
            <text:p>-7.31099987030029</text:p>
          </table:table-cell>
          <table:table-cell office:value-type="float" office:value="-9.78999996185303" calcext:value-type="float">
            <text:p>-9.78999996185303</text:p>
          </table:table-cell>
          <table:table-cell office:value-type="float" office:value="100.398002624512" calcext:value-type="float">
            <text:p>100.398002624512</text:p>
          </table:table-cell>
          <table:table-cell office:value-type="float" office:value="-209.519043279465" calcext:value-type="float">
            <text:p>-209.51904327946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141.718994140625" calcext:value-type="float">
            <text:p>-141.718994140625</text:p>
          </table:table-cell>
          <table:table-cell office:value-type="float" office:value="-7.29699993133545" calcext:value-type="float">
            <text:p>-7.29699993133545</text:p>
          </table:table-cell>
          <table:table-cell office:value-type="float" office:value="-9.79899978637695" calcext:value-type="float">
            <text:p>-9.79899978637695</text:p>
          </table:table-cell>
          <table:table-cell office:value-type="float" office:value="100.380996704102" calcext:value-type="float">
            <text:p>100.380996704102</text:p>
          </table:table-cell>
          <table:table-cell office:value-type="float" office:value="-209.034017184737" calcext:value-type="float">
            <text:p>-209.03401718473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41.731002807617" calcext:value-type="float">
            <text:p>-141.731002807617</text:p>
          </table:table-cell>
          <table:table-cell office:value-type="float" office:value="-7.44299983978272" calcext:value-type="float">
            <text:p>-7.44299983978272</text:p>
          </table:table-cell>
          <table:table-cell office:value-type="float" office:value="-9.76099967956543" calcext:value-type="float">
            <text:p>-9.76099967956543</text:p>
          </table:table-cell>
          <table:table-cell office:value-type="float" office:value="100.393997192383" calcext:value-type="float">
            <text:p>100.393997192383</text:p>
          </table:table-cell>
          <table:table-cell office:value-type="float" office:value="-209.837203107255" calcext:value-type="float">
            <text:p>-209.83720310725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141.615997314453" calcext:value-type="float">
            <text:p>-141.615997314453</text:p>
          </table:table-cell>
          <table:table-cell office:value-type="float" office:value="-7.38100004196167" calcext:value-type="float">
            <text:p>-7.38100004196167</text:p>
          </table:table-cell>
          <table:table-cell office:value-type="float" office:value="-9.75" calcext:value-type="float">
            <text:p>-9.75</text:p>
          </table:table-cell>
          <table:table-cell office:value-type="float" office:value="100.380996704102" calcext:value-type="float">
            <text:p>100.380996704102</text:p>
          </table:table-cell>
          <table:table-cell office:value-type="float" office:value="-209.18254107164" calcext:value-type="float">
            <text:p>-209.1825410716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41.610992431641" calcext:value-type="float">
            <text:p>-141.610992431641</text:p>
          </table:table-cell>
          <table:table-cell office:value-type="float" office:value="-7.30000019073486" calcext:value-type="float">
            <text:p>-7.30000019073486</text:p>
          </table:table-cell>
          <table:table-cell office:value-type="float" office:value="-9.76500034332275" calcext:value-type="float">
            <text:p>-9.76500034332275</text:p>
          </table:table-cell>
          <table:table-cell office:value-type="float" office:value="100.38500213623" calcext:value-type="float">
            <text:p>100.38500213623</text:p>
          </table:table-cell>
          <table:table-cell office:value-type="float" office:value="-210.045627519303" calcext:value-type="float">
            <text:p>-210.0456275193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141.600006103516" calcext:value-type="float">
            <text:p>-141.600006103516</text:p>
          </table:table-cell>
          <table:table-cell office:value-type="float" office:value="-7.37900018692017" calcext:value-type="float">
            <text:p>-7.37900018692017</text:p>
          </table:table-cell>
          <table:table-cell office:value-type="float" office:value="-9.76700019836426" calcext:value-type="float">
            <text:p>-9.76700019836426</text:p>
          </table:table-cell>
          <table:table-cell office:value-type="float" office:value="100.393997192383" calcext:value-type="float">
            <text:p>100.393997192383</text:p>
          </table:table-cell>
          <table:table-cell office:value-type="float" office:value="-209.087662089089" calcext:value-type="float">
            <text:p>-209.08766208908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41.524002075195" calcext:value-type="float">
            <text:p>-141.524002075195</text:p>
          </table:table-cell>
          <table:table-cell office:value-type="float" office:value="-7.29300022125244" calcext:value-type="float">
            <text:p>-7.29300022125244</text:p>
          </table:table-cell>
          <table:table-cell office:value-type="float" office:value="-9.80000019073486" calcext:value-type="float">
            <text:p>-9.80000019073486</text:p>
          </table:table-cell>
          <table:table-cell office:value-type="float" office:value="100.36799621582" calcext:value-type="float">
            <text:p>100.36799621582</text:p>
          </table:table-cell>
          <table:table-cell office:value-type="float" office:value="-208.856109764248" calcext:value-type="float">
            <text:p>-208.85610976424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141.470001220703" calcext:value-type="float">
            <text:p>-141.470001220703</text:p>
          </table:table-cell>
          <table:table-cell office:value-type="float" office:value="-7.33900022506714" calcext:value-type="float">
            <text:p>-7.33900022506714</text:p>
          </table:table-cell>
          <table:table-cell office:value-type="float" office:value="-9.72200012207031" calcext:value-type="float">
            <text:p>-9.72200012207031</text:p>
          </table:table-cell>
          <table:table-cell office:value-type="float" office:value="100.372001647949" calcext:value-type="float">
            <text:p>100.372001647949</text:p>
          </table:table-cell>
          <table:table-cell office:value-type="float" office:value="-208.95364254494" calcext:value-type="float">
            <text:p>-208.9536425449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41.388000488281" calcext:value-type="float">
            <text:p>-141.388000488281</text:p>
          </table:table-cell>
          <table:table-cell office:value-type="float" office:value="-7.32800006866455" calcext:value-type="float">
            <text:p>-7.32800006866455</text:p>
          </table:table-cell>
          <table:table-cell office:value-type="float" office:value="-9.77499961853027" calcext:value-type="float">
            <text:p>-9.77499961853027</text:p>
          </table:table-cell>
          <table:table-cell office:value-type="float" office:value="100.355003356934" calcext:value-type="float">
            <text:p>100.355003356934</text:p>
          </table:table-cell>
          <table:table-cell office:value-type="float" office:value="-209.060594538653" calcext:value-type="float">
            <text:p>-209.06059453865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141.429000854492" calcext:value-type="float">
            <text:p>-141.429000854492</text:p>
          </table:table-cell>
          <table:table-cell office:value-type="float" office:value="-7.34600019454956" calcext:value-type="float">
            <text:p>-7.34600019454956</text:p>
          </table:table-cell>
          <table:table-cell office:value-type="float" office:value="-9.77700042724609" calcext:value-type="float">
            <text:p>-9.77700042724609</text:p>
          </table:table-cell>
          <table:table-cell office:value-type="float" office:value="100.36799621582" calcext:value-type="float">
            <text:p>100.36799621582</text:p>
          </table:table-cell>
          <table:table-cell office:value-type="float" office:value="-209.634820809505" calcext:value-type="float">
            <text:p>-209.63482080950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41.449005126953" calcext:value-type="float">
            <text:p>-141.449005126953</text:p>
          </table:table-cell>
          <table:table-cell office:value-type="float" office:value="-7.37200021743774" calcext:value-type="float">
            <text:p>-7.37200021743774</text:p>
          </table:table-cell>
          <table:table-cell office:value-type="float" office:value="-9.76099967956543" calcext:value-type="float">
            <text:p>-9.76099967956543</text:p>
          </table:table-cell>
          <table:table-cell office:value-type="float" office:value="100.372001647949" calcext:value-type="float">
            <text:p>100.372001647949</text:p>
          </table:table-cell>
          <table:table-cell office:value-type="float" office:value="-209.290830458123" calcext:value-type="float">
            <text:p>-209.29083045812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141.429000854492" calcext:value-type="float">
            <text:p>-141.429000854492</text:p>
          </table:table-cell>
          <table:table-cell office:value-type="float" office:value="-7.38800001144409" calcext:value-type="float">
            <text:p>-7.38800001144409</text:p>
          </table:table-cell>
          <table:table-cell office:value-type="float" office:value="-9.76500034332275" calcext:value-type="float">
            <text:p>-9.76500034332275</text:p>
          </table:table-cell>
          <table:table-cell office:value-type="float" office:value="100.372001647949" calcext:value-type="float">
            <text:p>100.372001647949</text:p>
          </table:table-cell>
          <table:table-cell office:value-type="float" office:value="-209.476075051051" calcext:value-type="float">
            <text:p>-209.47607505105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41.417999267578" calcext:value-type="float">
            <text:p>-141.417999267578</text:p>
          </table:table-cell>
          <table:table-cell office:value-type="float" office:value="-7.34999990463257" calcext:value-type="float">
            <text:p>-7.34999990463257</text:p>
          </table:table-cell>
          <table:table-cell office:value-type="float" office:value="-9.79300022125244" calcext:value-type="float">
            <text:p>-9.79300022125244</text:p>
          </table:table-cell>
          <table:table-cell office:value-type="float" office:value="100.372001647949" calcext:value-type="float">
            <text:p>100.372001647949</text:p>
          </table:table-cell>
          <table:table-cell office:value-type="float" office:value="-208.872893554201" calcext:value-type="float">
            <text:p>-208.87289355420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141.554992675781" calcext:value-type="float">
            <text:p>-141.554992675781</text:p>
          </table:table-cell>
          <table:table-cell office:value-type="float" office:value="-7.40399980545044" calcext:value-type="float">
            <text:p>-7.40399980545044</text:p>
          </table:table-cell>
          <table:table-cell office:value-type="float" office:value="-9.74499988555908" calcext:value-type="float">
            <text:p>-9.74499988555908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690869543695" calcext:value-type="float">
            <text:p>-209.69086954369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41.649002075195" calcext:value-type="float">
            <text:p>-141.649002075195</text:p>
          </table:table-cell>
          <table:table-cell office:value-type="float" office:value="-7.36499977111816" calcext:value-type="float">
            <text:p>-7.36499977111816</text:p>
          </table:table-cell>
          <table:table-cell office:value-type="float" office:value="-9.75699996948242" calcext:value-type="float">
            <text:p>-9.75699996948242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122023065956" calcext:value-type="float">
            <text:p>-209.12202306595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41.733993530273" calcext:value-type="float">
            <text:p>-141.733993530273</text:p>
          </table:table-cell>
          <table:table-cell office:value-type="float" office:value="-7.37799978256226" calcext:value-type="float">
            <text:p>-7.37799978256226</text:p>
          </table:table-cell>
          <table:table-cell office:value-type="float" office:value="-9.80700016021729" calcext:value-type="float">
            <text:p>-9.80700016021729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634820809505" calcext:value-type="float">
            <text:p>-209.63482080950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41.830001831055" calcext:value-type="float">
            <text:p>-141.830001831055</text:p>
          </table:table-cell>
          <table:table-cell office:value-type="float" office:value="-7.30200004577637" calcext:value-type="float">
            <text:p>-7.30200004577637</text:p>
          </table:table-cell>
          <table:table-cell office:value-type="float" office:value="-9.77700042724609" calcext:value-type="float">
            <text:p>-9.77700042724609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236484931368" calcext:value-type="float">
            <text:p>-209.23648493136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141.904006958008" calcext:value-type="float">
            <text:p>-141.904006958008</text:p>
          </table:table-cell>
          <table:table-cell office:value-type="float" office:value="-7.33099985122681" calcext:value-type="float">
            <text:p>-7.33099985122681</text:p>
          </table:table-cell>
          <table:table-cell office:value-type="float" office:value="-9.7810001373291" calcext:value-type="float">
            <text:p>-9.7810001373291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10.06611488996" calcext:value-type="float">
            <text:p>-210.0661148899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41.886001586914" calcext:value-type="float">
            <text:p>-141.886001586914</text:p>
          </table:table-cell>
          <table:table-cell office:value-type="float" office:value="-7.38000011444092" calcext:value-type="float">
            <text:p>-7.38000011444092</text:p>
          </table:table-cell>
          <table:table-cell office:value-type="float" office:value="-9.7819995880127" calcext:value-type="float">
            <text:p>-9.7819995880127</text:p>
          </table:table-cell>
          <table:table-cell office:value-type="float" office:value="100.346000671387" calcext:value-type="float">
            <text:p>100.346000671387</text:p>
          </table:table-cell>
          <table:table-cell office:value-type="float" office:value="-209.236484931368" calcext:value-type="float">
            <text:p>-209.2364849313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41.835006713867" calcext:value-type="float">
            <text:p>-141.835006713867</text:p>
          </table:table-cell>
          <table:table-cell office:value-type="float" office:value="-7.37400007247925" calcext:value-type="float">
            <text:p>-7.37400007247925</text:p>
          </table:table-cell>
          <table:table-cell office:value-type="float" office:value="-9.79399967193604" calcext:value-type="float">
            <text:p>-9.79399967193604</text:p>
          </table:table-cell>
          <table:table-cell office:value-type="float" office:value="100.346000671387" calcext:value-type="float">
            <text:p>100.346000671387</text:p>
          </table:table-cell>
          <table:table-cell office:value-type="float" office:value="-209.431997328134" calcext:value-type="float">
            <text:p>-209.43199732813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41.819000244141" calcext:value-type="float">
            <text:p>-141.819000244141</text:p>
          </table:table-cell>
          <table:table-cell office:value-type="float" office:value="-7.3289999961853" calcext:value-type="float">
            <text:p>-7.3289999961853</text:p>
          </table:table-cell>
          <table:table-cell office:value-type="float" office:value="-9.8100004196167" calcext:value-type="float">
            <text:p>-9.8100004196167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202892286492" calcext:value-type="float">
            <text:p>-209.20289228649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141.783004760742" calcext:value-type="float">
            <text:p>-141.783004760742</text:p>
          </table:table-cell>
          <table:table-cell office:value-type="float" office:value="-7.34499979019165" calcext:value-type="float">
            <text:p>-7.34499979019165</text:p>
          </table:table-cell>
          <table:table-cell office:value-type="float" office:value="-9.81099987030029" calcext:value-type="float">
            <text:p>-9.81099987030029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486414496571" calcext:value-type="float">
            <text:p>-209.48641449657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41.772994995117" calcext:value-type="float">
            <text:p>-141.772994995117</text:p>
          </table:table-cell>
          <table:table-cell office:value-type="float" office:value="-7.31300020217896" calcext:value-type="float">
            <text:p>-7.31300020217896</text:p>
          </table:table-cell>
          <table:table-cell office:value-type="float" office:value="-9.80700016021729" calcext:value-type="float">
            <text:p>-9.80700016021729</text:p>
          </table:table-cell>
          <table:table-cell office:value-type="float" office:value="100.359001159668" calcext:value-type="float">
            <text:p>100.359001159668</text:p>
          </table:table-cell>
          <table:table-cell office:value-type="float" office:value="-209.352247384199" calcext:value-type="float">
            <text:p>-209.35224738419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141.761993408203" calcext:value-type="float">
            <text:p>-141.761993408203</text:p>
          </table:table-cell>
          <table:table-cell office:value-type="float" office:value="-7.36499977111816" calcext:value-type="float">
            <text:p>-7.36499977111816</text:p>
          </table:table-cell>
          <table:table-cell office:value-type="float" office:value="-9.79199981689453" calcext:value-type="float">
            <text:p>-9.79199981689453</text:p>
          </table:table-cell>
          <table:table-cell office:value-type="float" office:value="100.342002868652" calcext:value-type="float">
            <text:p>100.342002868652</text:p>
          </table:table-cell>
          <table:table-cell office:value-type="float" office:value="-209.18254107164" calcext:value-type="float">
            <text:p>-209.1825410716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41.675003051758" calcext:value-type="float">
            <text:p>-141.675003051758</text:p>
          </table:table-cell>
          <table:table-cell office:value-type="float" office:value="-7.36100006103516" calcext:value-type="float">
            <text:p>-7.36100006103516</text:p>
          </table:table-cell>
          <table:table-cell office:value-type="float" office:value="-9.76299953460693" calcext:value-type="float">
            <text:p>-9.76299953460693</text:p>
          </table:table-cell>
          <table:table-cell office:value-type="float" office:value="100.346000671387" calcext:value-type="float">
            <text:p>100.346000671387</text:p>
          </table:table-cell>
          <table:table-cell office:value-type="float" office:value="-208.841211505314" calcext:value-type="float">
            <text:p>-208.84121150531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141.565002441406" calcext:value-type="float">
            <text:p>-141.565002441406</text:p>
          </table:table-cell>
          <table:table-cell office:value-type="float" office:value="-7.34999990463257" calcext:value-type="float">
            <text:p>-7.34999990463257</text:p>
          </table:table-cell>
          <table:table-cell office:value-type="float" office:value="-9.73999977111816" calcext:value-type="float">
            <text:p>-9.73999977111816</text:p>
          </table:table-cell>
          <table:table-cell office:value-type="float" office:value="100.346000671387" calcext:value-type="float">
            <text:p>100.346000671387</text:p>
          </table:table-cell>
          <table:table-cell office:value-type="float" office:value="-208.95364254494" calcext:value-type="float">
            <text:p>-208.9536425449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41.522994995117" calcext:value-type="float">
            <text:p>-141.522994995117</text:p>
          </table:table-cell>
          <table:table-cell office:value-type="float" office:value="-7.40100002288818" calcext:value-type="float">
            <text:p>-7.40100002288818</text:p>
          </table:table-cell>
          <table:table-cell office:value-type="float" office:value="-9.75899982452393" calcext:value-type="float">
            <text:p>-9.75899982452393</text:p>
          </table:table-cell>
          <table:table-cell office:value-type="float" office:value="100.333000183105" calcext:value-type="float">
            <text:p>100.333000183105</text:p>
          </table:table-cell>
          <table:table-cell office:value-type="float" office:value="-209.445111114368" calcext:value-type="float">
            <text:p>-209.44511111436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141.526992797852" calcext:value-type="float">
            <text:p>-141.526992797852</text:p>
          </table:table-cell>
          <table:table-cell office:value-type="float" office:value="-7.34299993515015" calcext:value-type="float">
            <text:p>-7.34299993515015</text:p>
          </table:table-cell>
          <table:table-cell office:value-type="float" office:value="-9.80200004577637" calcext:value-type="float">
            <text:p>-9.80200004577637</text:p>
          </table:table-cell>
          <table:table-cell office:value-type="float" office:value="100.346000671387" calcext:value-type="float">
            <text:p>100.346000671387</text:p>
          </table:table-cell>
          <table:table-cell office:value-type="float" office:value="-209.322532547544" calcext:value-type="float">
            <text:p>-209.32253254754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41.5" calcext:value-type="float">
            <text:p>-141.5</text:p>
          </table:table-cell>
          <table:table-cell office:value-type="float" office:value="-7.34200000762939" calcext:value-type="float">
            <text:p>-7.34200000762939</text:p>
          </table:table-cell>
          <table:table-cell office:value-type="float" office:value="-9.80599975585938" calcext:value-type="float">
            <text:p>-9.80599975585938</text:p>
          </table:table-cell>
          <table:table-cell office:value-type="float" office:value="100.333000183105" calcext:value-type="float">
            <text:p>100.333000183105</text:p>
          </table:table-cell>
          <table:table-cell office:value-type="float" office:value="-208.697823722762" calcext:value-type="float">
            <text:p>-208.69782372276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141.440002441406" calcext:value-type="float">
            <text:p>-141.440002441406</text:p>
          </table:table-cell>
          <table:table-cell office:value-type="float" office:value="-7.40299987792969" calcext:value-type="float">
            <text:p>-7.40299987792969</text:p>
          </table:table-cell>
          <table:table-cell office:value-type="float" office:value="-9.81900024414063" calcext:value-type="float">
            <text:p>-9.81900024414063</text:p>
          </table:table-cell>
          <table:table-cell office:value-type="float" office:value="100.333000183105" calcext:value-type="float">
            <text:p>100.333000183105</text:p>
          </table:table-cell>
          <table:table-cell office:value-type="float" office:value="-209.060594538653" calcext:value-type="float">
            <text:p>-209.06059453865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41.358001708984" calcext:value-type="float">
            <text:p>-141.358001708984</text:p>
          </table:table-cell>
          <table:table-cell office:value-type="float" office:value="-7.41900014877319" calcext:value-type="float">
            <text:p>-7.41900014877319</text:p>
          </table:table-cell>
          <table:table-cell office:value-type="float" office:value="-9.79399967193604" calcext:value-type="float">
            <text:p>-9.79399967193604</text:p>
          </table:table-cell>
          <table:table-cell office:value-type="float" office:value="100.319999694824" calcext:value-type="float">
            <text:p>100.319999694824</text:p>
          </table:table-cell>
          <table:table-cell office:value-type="float" office:value="-208.741666081698" calcext:value-type="float">
            <text:p>-208.74166608169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141.291000366211" calcext:value-type="float">
            <text:p>-141.291000366211</text:p>
          </table:table-cell>
          <table:table-cell office:value-type="float" office:value="-7.32000017166138" calcext:value-type="float">
            <text:p>-7.32000017166138</text:p>
          </table:table-cell>
          <table:table-cell office:value-type="float" office:value="-9.84000015258789" calcext:value-type="float">
            <text:p>-9.84000015258789</text:p>
          </table:table-cell>
          <table:table-cell office:value-type="float" office:value="100.33699798584" calcext:value-type="float">
            <text:p>100.33699798584</text:p>
          </table:table-cell>
          <table:table-cell office:value-type="float" office:value="-209.38389021421" calcext:value-type="float">
            <text:p>-209.3838902142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41.266998291016" calcext:value-type="float">
            <text:p>-141.266998291016</text:p>
          </table:table-cell>
          <table:table-cell office:value-type="float" office:value="-7.36299991607666" calcext:value-type="float">
            <text:p>-7.36299991607666</text:p>
          </table:table-cell>
          <table:table-cell office:value-type="float" office:value="-9.81599998474121" calcext:value-type="float">
            <text:p>-9.81599998474121</text:p>
          </table:table-cell>
          <table:table-cell office:value-type="float" office:value="100.319999694824" calcext:value-type="float">
            <text:p>100.319999694824</text:p>
          </table:table-cell>
          <table:table-cell office:value-type="float" office:value="-209.445111114368" calcext:value-type="float">
            <text:p>-209.44511111436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141.264007568359" calcext:value-type="float">
            <text:p>-141.264007568359</text:p>
          </table:table-cell>
          <table:table-cell office:value-type="float" office:value="-7.36999988555908" calcext:value-type="float">
            <text:p>-7.36999988555908</text:p>
          </table:table-cell>
          <table:table-cell office:value-type="float" office:value="-9.81900024414063" calcext:value-type="float">
            <text:p>-9.81900024414063</text:p>
          </table:table-cell>
          <table:table-cell office:value-type="float" office:value="100.333000183105" calcext:value-type="float">
            <text:p>100.333000183105</text:p>
          </table:table-cell>
          <table:table-cell office:value-type="float" office:value="-208.697823722762" calcext:value-type="float">
            <text:p>-208.69782372276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41.276992797852" calcext:value-type="float">
            <text:p>-141.276992797852</text:p>
          </table:table-cell>
          <table:table-cell office:value-type="float" office:value="-7.26599979400635" calcext:value-type="float">
            <text:p>-7.26599979400635</text:p>
          </table:table-cell>
          <table:table-cell office:value-type="float" office:value="-9.87100028991699" calcext:value-type="float">
            <text:p>-9.87100028991699</text:p>
          </table:table-cell>
          <table:table-cell office:value-type="float" office:value="100.33699798584" calcext:value-type="float">
            <text:p>100.33699798584</text:p>
          </table:table-cell>
          <table:table-cell office:value-type="float" office:value="-208.767502836987" calcext:value-type="float">
            <text:p>-208.76750283698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141.320007324219" calcext:value-type="float">
            <text:p>-141.320007324219</text:p>
          </table:table-cell>
          <table:table-cell office:value-type="float" office:value="-7.46199989318848" calcext:value-type="float">
            <text:p>-7.46199989318848</text:p>
          </table:table-cell>
          <table:table-cell office:value-type="float" office:value="-9.83500003814697" calcext:value-type="float">
            <text:p>-9.83500003814697</text:p>
          </table:table-cell>
          <table:table-cell office:value-type="float" office:value="100.333000183105" calcext:value-type="float">
            <text:p>100.333000183105</text:p>
          </table:table-cell>
          <table:table-cell office:value-type="float" office:value="-209.322532547544" calcext:value-type="float">
            <text:p>-209.32253254754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41.363006591797" calcext:value-type="float">
            <text:p>-141.363006591797</text:p>
          </table:table-cell>
          <table:table-cell office:value-type="float" office:value="-7.24200010299683" calcext:value-type="float">
            <text:p>-7.24200010299683</text:p>
          </table:table-cell>
          <table:table-cell office:value-type="float" office:value="-9.7810001373291" calcext:value-type="float">
            <text:p>-9.7810001373291</text:p>
          </table:table-cell>
          <table:table-cell office:value-type="float" office:value="100.333000183105" calcext:value-type="float">
            <text:p>100.333000183105</text:p>
          </table:table-cell>
          <table:table-cell office:value-type="float" office:value="-208.95364254494" calcext:value-type="float">
            <text:p>-208.9536425449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141.378997802734" calcext:value-type="float">
            <text:p>-141.378997802734</text:p>
          </table:table-cell>
          <table:table-cell office:value-type="float" office:value="-7.35099983215332" calcext:value-type="float">
            <text:p>-7.35099983215332</text:p>
          </table:table-cell>
          <table:table-cell office:value-type="float" office:value="-9.8149995803833" calcext:value-type="float">
            <text:p>-9.8149995803833</text:p>
          </table:table-cell>
          <table:table-cell office:value-type="float" office:value="100.323997497559" calcext:value-type="float">
            <text:p>100.323997497559</text:p>
          </table:table-cell>
          <table:table-cell office:value-type="float" office:value="-209.53844958277" calcext:value-type="float">
            <text:p>-209.5384495827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41.399002075195" calcext:value-type="float">
            <text:p>-141.399002075195</text:p>
          </table:table-cell>
          <table:table-cell office:value-type="float" office:value="-7.35900020599365" calcext:value-type="float">
            <text:p>-7.35900020599365</text:p>
          </table:table-cell>
          <table:table-cell office:value-type="float" office:value="-9.8149995803833" calcext:value-type="float">
            <text:p>-9.8149995803833</text:p>
          </table:table-cell>
          <table:table-cell office:value-type="float" office:value="100.323997497559" calcext:value-type="float">
            <text:p>100.323997497559</text:p>
          </table:table-cell>
          <table:table-cell office:value-type="float" office:value="-209.462613151537" calcext:value-type="float">
            <text:p>-209.46261315153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141.440994262695" calcext:value-type="float">
            <text:p>-141.440994262695</text:p>
          </table:table-cell>
          <table:table-cell office:value-type="float" office:value="-7.36600017547607" calcext:value-type="float">
            <text:p>-7.36600017547607</text:p>
          </table:table-cell>
          <table:table-cell office:value-type="float" office:value="-9.80500030517578" calcext:value-type="float">
            <text:p>-9.80500030517578</text:p>
          </table:table-cell>
          <table:table-cell office:value-type="float" office:value="100.319999694824" calcext:value-type="float">
            <text:p>100.319999694824</text:p>
          </table:table-cell>
          <table:table-cell office:value-type="float" office:value="-209.290830458123" calcext:value-type="float">
            <text:p>-209.29083045812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41.404006958008" calcext:value-type="float">
            <text:p>-141.404006958008</text:p>
          </table:table-cell>
          <table:table-cell office:value-type="float" office:value="-7.35799980163574" calcext:value-type="float">
            <text:p>-7.35799980163574</text:p>
          </table:table-cell>
          <table:table-cell office:value-type="float" office:value="-9.82100009918213" calcext:value-type="float">
            <text:p>-9.82100009918213</text:p>
          </table:table-cell>
          <table:table-cell office:value-type="float" office:value="100.33699798584" calcext:value-type="float">
            <text:p>100.33699798584</text:p>
          </table:table-cell>
          <table:table-cell office:value-type="float" office:value="-208.708691878824" calcext:value-type="float">
            <text:p>-208.70869187882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141.292999267578" calcext:value-type="float">
            <text:p>-141.292999267578</text:p>
          </table:table-cell>
          <table:table-cell office:value-type="float" office:value="-7.31599998474121" calcext:value-type="float">
            <text:p>-7.31599998474121</text:p>
          </table:table-cell>
          <table:table-cell office:value-type="float" office:value="-9.77200031280518" calcext:value-type="float">
            <text:p>-9.77200031280518</text:p>
          </table:table-cell>
          <table:table-cell office:value-type="float" office:value="100.319999694824" calcext:value-type="float">
            <text:p>100.319999694824</text:p>
          </table:table-cell>
          <table:table-cell office:value-type="float" office:value="-208.476789917832" calcext:value-type="float">
            <text:p>-208.47678991783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41.069000244141" calcext:value-type="float">
            <text:p>-141.069000244141</text:p>
          </table:table-cell>
          <table:table-cell office:value-type="float" office:value="-7.33199977874756" calcext:value-type="float">
            <text:p>-7.33199977874756</text:p>
          </table:table-cell>
          <table:table-cell office:value-type="float" office:value="-9.82800006866455" calcext:value-type="float">
            <text:p>-9.82800006866455</text:p>
          </table:table-cell>
          <table:table-cell office:value-type="float" office:value="100.33699798584" calcext:value-type="float">
            <text:p>100.33699798584</text:p>
          </table:table-cell>
          <table:table-cell office:value-type="float" office:value="-208.406153807884" calcext:value-type="float">
            <text:p>-208.40615380788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140.813995361328" calcext:value-type="float">
            <text:p>-140.813995361328</text:p>
          </table:table-cell>
          <table:table-cell office:value-type="float" office:value="-7.35900020599365" calcext:value-type="float">
            <text:p>-7.35900020599365</text:p>
          </table:table-cell>
          <table:table-cell office:value-type="float" office:value="-9.79599952697754" calcext:value-type="float">
            <text:p>-9.79599952697754</text:p>
          </table:table-cell>
          <table:table-cell office:value-type="float" office:value="100.306999206543" calcext:value-type="float">
            <text:p>100.306999206543</text:p>
          </table:table-cell>
          <table:table-cell office:value-type="float" office:value="-208.528381633396" calcext:value-type="float">
            <text:p>-208.52838163339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40.921005249023" calcext:value-type="float">
            <text:p>-140.921005249023</text:p>
          </table:table-cell>
          <table:table-cell office:value-type="float" office:value="-7.36600017547607" calcext:value-type="float">
            <text:p>-7.36600017547607</text:p>
          </table:table-cell>
          <table:table-cell office:value-type="float" office:value="-9.80300045013428" calcext:value-type="float">
            <text:p>-9.80300045013428</text:p>
          </table:table-cell>
          <table:table-cell office:value-type="float" office:value="100.306999206543" calcext:value-type="float">
            <text:p>100.306999206543</text:p>
          </table:table-cell>
          <table:table-cell office:value-type="float" office:value="-207.67333716086" calcext:value-type="float">
            <text:p>-207.6733371608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140.981002807617" calcext:value-type="float">
            <text:p>-140.981002807617</text:p>
          </table:table-cell>
          <table:table-cell office:value-type="float" office:value="-7.3769998550415" calcext:value-type="float">
            <text:p>-7.3769998550415</text:p>
          </table:table-cell>
          <table:table-cell office:value-type="float" office:value="-9.82699966430664" calcext:value-type="float">
            <text:p>-9.82699966430664</text:p>
          </table:table-cell>
          <table:table-cell office:value-type="float" office:value="100.319999694824" calcext:value-type="float">
            <text:p>100.319999694824</text:p>
          </table:table-cell>
          <table:table-cell office:value-type="float" office:value="-207.12875525674" calcext:value-type="float">
            <text:p>-207.1287552567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40.789001464844" calcext:value-type="float">
            <text:p>-140.789001464844</text:p>
          </table:table-cell>
          <table:table-cell office:value-type="float" office:value="-7.38199996948242" calcext:value-type="float">
            <text:p>-7.38199996948242</text:p>
          </table:table-cell>
          <table:table-cell office:value-type="float" office:value="-9.82699966430664" calcext:value-type="float">
            <text:p>-9.82699966430664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8.176782458705" calcext:value-type="float">
            <text:p>-208.17678245870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140.878005981445" calcext:value-type="float">
            <text:p>-140.878005981445</text:p>
          </table:table-cell>
          <table:table-cell office:value-type="float" office:value="-7.35900020599365" calcext:value-type="float">
            <text:p>-7.35900020599365</text:p>
          </table:table-cell>
          <table:table-cell office:value-type="float" office:value="-9.85299968719482" calcext:value-type="float">
            <text:p>-9.85299968719482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8.981632765856" calcext:value-type="float">
            <text:p>-208.98163276585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41.003997802734" calcext:value-type="float">
            <text:p>-141.003997802734</text:p>
          </table:table-cell>
          <table:table-cell office:value-type="float" office:value="-7.3769998550415" calcext:value-type="float">
            <text:p>-7.3769998550415</text:p>
          </table:table-cell>
          <table:table-cell office:value-type="float" office:value="-9.83600044250488" calcext:value-type="float">
            <text:p>-9.83600044250488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9.272135197431" calcext:value-type="float">
            <text:p>-209.27213519743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141.160995483398" calcext:value-type="float">
            <text:p>-141.160995483398</text:p>
          </table:table-cell>
          <table:table-cell office:value-type="float" office:value="-7.38500022888184" calcext:value-type="float">
            <text:p>-7.38500022888184</text:p>
          </table:table-cell>
          <table:table-cell office:value-type="float" office:value="-9.82900047302246" calcext:value-type="float">
            <text:p>-9.82900047302246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9.959421816843" calcext:value-type="float">
            <text:p>-209.95942181684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41.49299621582" calcext:value-type="float">
            <text:p>-141.49299621582</text:p>
          </table:table-cell>
          <table:table-cell office:value-type="float" office:value="-7.40700006484985" calcext:value-type="float">
            <text:p>-7.40700006484985</text:p>
          </table:table-cell>
          <table:table-cell office:value-type="float" office:value="-9.83600044250488" calcext:value-type="float">
            <text:p>-9.83600044250488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10.608772675699" calcext:value-type="float">
            <text:p>-210.60877267569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141.848999023438" calcext:value-type="float">
            <text:p>-141.848999023438</text:p>
          </table:table-cell>
          <table:table-cell office:value-type="float" office:value="-7.29899978637695" calcext:value-type="float">
            <text:p>-7.29899978637695</text:p>
          </table:table-cell>
          <table:table-cell office:value-type="float" office:value="-9.82400035858154" calcext:value-type="float">
            <text:p>-9.82400035858154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9.807011981543" calcext:value-type="float">
            <text:p>-209.80701198154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42.067001342773" calcext:value-type="float">
            <text:p>-142.067001342773</text:p>
          </table:table-cell>
          <table:table-cell office:value-type="float" office:value="-7.32499980926514" calcext:value-type="float">
            <text:p>-7.32499980926514</text:p>
          </table:table-cell>
          <table:table-cell office:value-type="float" office:value="-9.85599994659424" calcext:value-type="float">
            <text:p>-9.85599994659424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11.194036210221" calcext:value-type="float">
            <text:p>-211.19403621022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142.352996826172" calcext:value-type="float">
            <text:p>-142.352996826172</text:p>
          </table:table-cell>
          <table:table-cell office:value-type="float" office:value="-7.34000015258789" calcext:value-type="float">
            <text:p>-7.34000015258789</text:p>
          </table:table-cell>
          <table:table-cell office:value-type="float" office:value="-9.85200023651123" calcext:value-type="float">
            <text:p>-9.85200023651123</text:p>
          </table:table-cell>
          <table:table-cell office:value-type="float" office:value="100.323997497559" calcext:value-type="float">
            <text:p>100.323997497559</text:p>
          </table:table-cell>
          <table:table-cell office:value-type="float" office:value="-203.032896980849" calcext:value-type="float">
            <text:p>-203.03289698084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42.451995849609" calcext:value-type="float">
            <text:p>-142.451995849609</text:p>
          </table:table-cell>
          <table:table-cell office:value-type="float" office:value="-7.36899995803833" calcext:value-type="float">
            <text:p>-7.36899995803833</text:p>
          </table:table-cell>
          <table:table-cell office:value-type="float" office:value="-9.86299991607666" calcext:value-type="float">
            <text:p>-9.86299991607666</text:p>
          </table:table-cell>
          <table:table-cell office:value-type="float" office:value="100.297996520996" calcext:value-type="float">
            <text:p>100.297996520996</text:p>
          </table:table-cell>
          <table:table-cell office:value-type="float" office:value="-219.228134652312" calcext:value-type="float">
            <text:p>-219.22813465231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142.460998535156" calcext:value-type="float">
            <text:p>-142.460998535156</text:p>
          </table:table-cell>
          <table:table-cell office:value-type="float" office:value="-7.40299987792969" calcext:value-type="float">
            <text:p>-7.40299987792969</text:p>
          </table:table-cell>
          <table:table-cell office:value-type="float" office:value="-9.83300018310547" calcext:value-type="float">
            <text:p>-9.83300018310547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9.125846233364" calcext:value-type="float">
            <text:p>-209.12584623336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42.481002807617" calcext:value-type="float">
            <text:p>-142.481002807617</text:p>
          </table:table-cell>
          <table:table-cell office:value-type="float" office:value="-7.40700006484985" calcext:value-type="float">
            <text:p>-7.40700006484985</text:p>
          </table:table-cell>
          <table:table-cell office:value-type="float" office:value="-9.84200000762939" calcext:value-type="float">
            <text:p>-9.84200000762939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198.303381569088" calcext:value-type="float">
            <text:p>-198.30338156908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142.496002197266" calcext:value-type="float">
            <text:p>-142.496002197266</text:p>
          </table:table-cell>
          <table:table-cell office:value-type="float" office:value="-7.38800001144409" calcext:value-type="float">
            <text:p>-7.38800001144409</text:p>
          </table:table-cell>
          <table:table-cell office:value-type="float" office:value="-9.85200023651123" calcext:value-type="float">
            <text:p>-9.85200023651123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1.151710025204" calcext:value-type="float">
            <text:p>-201.15171002520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42.513000488281" calcext:value-type="float">
            <text:p>-142.513000488281</text:p>
          </table:table-cell>
          <table:table-cell office:value-type="float" office:value="-7.40500020980835" calcext:value-type="float">
            <text:p>-7.40500020980835</text:p>
          </table:table-cell>
          <table:table-cell office:value-type="float" office:value="-9.84000015258789" calcext:value-type="float">
            <text:p>-9.84000015258789</text:p>
          </table:table-cell>
          <table:table-cell office:value-type="float" office:value="100.297996520996" calcext:value-type="float">
            <text:p>100.297996520996</text:p>
          </table:table-cell>
          <table:table-cell office:value-type="float" office:value="-204.712932799797" calcext:value-type="float">
            <text:p>-204.71293279979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142.524002075195" calcext:value-type="float">
            <text:p>-142.524002075195</text:p>
          </table:table-cell>
          <table:table-cell office:value-type="float" office:value="-7.39699983596802" calcext:value-type="float">
            <text:p>-7.39699983596802</text:p>
          </table:table-cell>
          <table:table-cell office:value-type="float" office:value="-9.82999992370606" calcext:value-type="float">
            <text:p>-9.82999992370606</text:p>
          </table:table-cell>
          <table:table-cell office:value-type="float" office:value="100.310997009277" calcext:value-type="float">
            <text:p>100.310997009277</text:p>
          </table:table-cell>
          <table:table-cell office:value-type="float" office:value="-202.817276501014" calcext:value-type="float">
            <text:p>-202.81727650101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42.546005249023" calcext:value-type="float">
            <text:p>-142.546005249023</text:p>
          </table:table-cell>
          <table:table-cell office:value-type="float" office:value="-7.39900016784668" calcext:value-type="float">
            <text:p>-7.39900016784668</text:p>
          </table:table-cell>
          <table:table-cell office:value-type="float" office:value="-9.82199954986572" calcext:value-type="float">
            <text:p>-9.82199954986572</text:p>
          </table:table-cell>
          <table:table-cell office:value-type="float" office:value="100.301002502441" calcext:value-type="float">
            <text:p>100.301002502441</text:p>
          </table:table-cell>
          <table:table-cell office:value-type="float" office:value="-209.27063449641" calcext:value-type="float">
            <text:p>-209.2706344964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142.559005737305" calcext:value-type="float">
            <text:p>-142.559005737305</text:p>
          </table:table-cell>
          <table:table-cell office:value-type="float" office:value="-7.40500020980835" calcext:value-type="float">
            <text:p>-7.40500020980835</text:p>
          </table:table-cell>
          <table:table-cell office:value-type="float" office:value="-9.83500003814697" calcext:value-type="float">
            <text:p>-9.83500003814697</text:p>
          </table:table-cell>
          <table:table-cell office:value-type="float" office:value="100.297996520996" calcext:value-type="float">
            <text:p>100.297996520996</text:p>
          </table:table-cell>
          <table:table-cell office:value-type="float" office:value="-206.534620959352" calcext:value-type="float">
            <text:p>-206.53462095935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42.576995849609" calcext:value-type="float">
            <text:p>-142.576995849609</text:p>
          </table:table-cell>
          <table:table-cell office:value-type="float" office:value="-7.37799978256226" calcext:value-type="float">
            <text:p>-7.37799978256226</text:p>
          </table:table-cell>
          <table:table-cell office:value-type="float" office:value="-9.86600017547607" calcext:value-type="float">
            <text:p>-9.86600017547607</text:p>
          </table:table-cell>
          <table:table-cell office:value-type="float" office:value="100.297996520996" calcext:value-type="float">
            <text:p>100.297996520996</text:p>
          </table:table-cell>
          <table:table-cell office:value-type="float" office:value="-205.786351238647" calcext:value-type="float">
            <text:p>-205.78635123864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142.589004516602" calcext:value-type="float">
            <text:p>-142.589004516602</text:p>
          </table:table-cell>
          <table:table-cell office:value-type="float" office:value="-7.36999988555908" calcext:value-type="float">
            <text:p>-7.36999988555908</text:p>
          </table:table-cell>
          <table:table-cell office:value-type="float" office:value="-9.85000038146973" calcext:value-type="float">
            <text:p>-9.85000038146973</text:p>
          </table:table-cell>
          <table:table-cell office:value-type="float" office:value="100.297996520996" calcext:value-type="float">
            <text:p>100.297996520996</text:p>
          </table:table-cell>
          <table:table-cell office:value-type="float" office:value="-207.564551936543" calcext:value-type="float">
            <text:p>-207.56455193654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42.606002807617" calcext:value-type="float">
            <text:p>-142.606002807617</text:p>
          </table:table-cell>
          <table:table-cell office:value-type="float" office:value="-7.38600015640259" calcext:value-type="float">
            <text:p>-7.38600015640259</text:p>
          </table:table-cell>
          <table:table-cell office:value-type="float" office:value="-9.83699989318848" calcext:value-type="float">
            <text:p>-9.83699989318848</text:p>
          </table:table-cell>
          <table:table-cell office:value-type="float" office:value="100.297996520996" calcext:value-type="float">
            <text:p>100.297996520996</text:p>
          </table:table-cell>
          <table:table-cell office:value-type="float" office:value="-196.034107660955" calcext:value-type="float">
            <text:p>-196.03410766095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142.621994018555" calcext:value-type="float">
            <text:p>-142.621994018555</text:p>
          </table:table-cell>
          <table:table-cell office:value-type="float" office:value="-7.36600017547607" calcext:value-type="float">
            <text:p>-7.36600017547607</text:p>
          </table:table-cell>
          <table:table-cell office:value-type="float" office:value="-9.83800029754639" calcext:value-type="float">
            <text:p>-9.83800029754639</text:p>
          </table:table-cell>
          <table:table-cell office:value-type="float" office:value="100.283996582031" calcext:value-type="float">
            <text:p>100.283996582031</text:p>
          </table:table-cell>
          <table:table-cell office:value-type="float" office:value="-193.838290621244" calcext:value-type="float">
            <text:p>-193.83829062124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42.634002685547" calcext:value-type="float">
            <text:p>-142.634002685547</text:p>
          </table:table-cell>
          <table:table-cell office:value-type="float" office:value="-7.38500022888184" calcext:value-type="float">
            <text:p>-7.38500022888184</text:p>
          </table:table-cell>
          <table:table-cell office:value-type="float" office:value="-9.84899997711182" calcext:value-type="float">
            <text:p>-9.84899997711182</text:p>
          </table:table-cell>
          <table:table-cell office:value-type="float" office:value="100.301002502441" calcext:value-type="float">
            <text:p>100.301002502441</text:p>
          </table:table-cell>
          <table:table-cell office:value-type="float" office:value="-192.49580962333" calcext:value-type="float">
            <text:p>-192.4958096233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142.65299987793" calcext:value-type="float">
            <text:p>-142.65299987793</text:p>
          </table:table-cell>
          <table:table-cell office:value-type="float" office:value="-7.36199998855591" calcext:value-type="float">
            <text:p>-7.36199998855591</text:p>
          </table:table-cell>
          <table:table-cell office:value-type="float" office:value="-9.85299968719482" calcext:value-type="float">
            <text:p>-9.85299968719482</text:p>
          </table:table-cell>
          <table:table-cell office:value-type="float" office:value="100.301002502441" calcext:value-type="float">
            <text:p>100.301002502441</text:p>
          </table:table-cell>
          <table:table-cell office:value-type="float" office:value="-197.698139664805" calcext:value-type="float">
            <text:p>-197.69813966480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42.662994384766" calcext:value-type="float">
            <text:p>-142.662994384766</text:p>
          </table:table-cell>
          <table:table-cell office:value-type="float" office:value="-7.3600001335144" calcext:value-type="float">
            <text:p>-7.3600001335144</text:p>
          </table:table-cell>
          <table:table-cell office:value-type="float" office:value="-9.83800029754639" calcext:value-type="float">
            <text:p>-9.83800029754639</text:p>
          </table:table-cell>
          <table:table-cell office:value-type="float" office:value="100.28800201416" calcext:value-type="float">
            <text:p>100.28800201416</text:p>
          </table:table-cell>
          <table:table-cell office:value-type="float" office:value="-202.605878615551" calcext:value-type="float">
            <text:p>-202.60587861555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42.67399597168" calcext:value-type="float">
            <text:p>-142.67399597168</text:p>
          </table:table-cell>
          <table:table-cell office:value-type="float" office:value="-7.36600017547607" calcext:value-type="float">
            <text:p>-7.36600017547607</text:p>
          </table:table-cell>
          <table:table-cell office:value-type="float" office:value="-9.84799957275391" calcext:value-type="float">
            <text:p>-9.84799957275391</text:p>
          </table:table-cell>
          <table:table-cell office:value-type="float" office:value="100.283996582031" calcext:value-type="float">
            <text:p>100.283996582031</text:p>
          </table:table-cell>
          <table:table-cell office:value-type="float" office:value="-203.89826297636" calcext:value-type="float">
            <text:p>-203.8982629763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42.686004638672" calcext:value-type="float">
            <text:p>-142.686004638672</text:p>
          </table:table-cell>
          <table:table-cell office:value-type="float" office:value="-7.36299991607666" calcext:value-type="float">
            <text:p>-7.36299991607666</text:p>
          </table:table-cell>
          <table:table-cell office:value-type="float" office:value="-9.86400032043457" calcext:value-type="float">
            <text:p>-9.86400032043457</text:p>
          </table:table-cell>
          <table:table-cell office:value-type="float" office:value="100.283996582031" calcext:value-type="float">
            <text:p>100.283996582031</text:p>
          </table:table-cell>
          <table:table-cell office:value-type="float" office:value="-173.562308919376" calcext:value-type="float">
            <text:p>-173.56230891937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142.70100402832" calcext:value-type="float">
            <text:p>-142.70100402832</text:p>
          </table:table-cell>
          <table:table-cell office:value-type="float" office:value="-7.3769998550415" calcext:value-type="float">
            <text:p>-7.3769998550415</text:p>
          </table:table-cell>
          <table:table-cell office:value-type="float" office:value="-9.86400032043457" calcext:value-type="float">
            <text:p>-9.86400032043457</text:p>
          </table:table-cell>
          <table:table-cell office:value-type="float" office:value="100.283996582031" calcext:value-type="float">
            <text:p>100.283996582031</text:p>
          </table:table-cell>
          <table:table-cell office:value-type="float" office:value="-205.538531222356" calcext:value-type="float">
            <text:p>-205.53853122235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42.716995239258" calcext:value-type="float">
            <text:p>-142.716995239258</text:p>
          </table:table-cell>
          <table:table-cell office:value-type="float" office:value="-7.3769998550415" calcext:value-type="float">
            <text:p>-7.3769998550415</text:p>
          </table:table-cell>
          <table:table-cell office:value-type="float" office:value="-9.87100028991699" calcext:value-type="float">
            <text:p>-9.87100028991699</text:p>
          </table:table-cell>
          <table:table-cell office:value-type="float" office:value="100.283996582031" calcext:value-type="float">
            <text:p>100.283996582031</text:p>
          </table:table-cell>
          <table:table-cell office:value-type="float" office:value="-208.708691878824" calcext:value-type="float">
            <text:p>-208.70869187882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142.725997924805" calcext:value-type="float">
            <text:p>-142.725997924805</text:p>
          </table:table-cell>
          <table:table-cell office:value-type="float" office:value="-7.37799978256226" calcext:value-type="float">
            <text:p>-7.37799978256226</text:p>
          </table:table-cell>
          <table:table-cell office:value-type="float" office:value="-9.88099956512451" calcext:value-type="float">
            <text:p>-9.88099956512451</text:p>
          </table:table-cell>
          <table:table-cell office:value-type="float" office:value="100.283996582031" calcext:value-type="float">
            <text:p>100.283996582031</text:p>
          </table:table-cell>
          <table:table-cell office:value-type="float" office:value="-206.108455866255" calcext:value-type="float">
            <text:p>-206.10845586625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42.735000610352" calcext:value-type="float">
            <text:p>-142.735000610352</text:p>
          </table:table-cell>
          <table:table-cell office:value-type="float" office:value="-7.22700023651123" calcext:value-type="float">
            <text:p>-7.22700023651123</text:p>
          </table:table-cell>
          <table:table-cell office:value-type="float" office:value="-9.92399978637695" calcext:value-type="float">
            <text:p>-9.92399978637695</text:p>
          </table:table-cell>
          <table:table-cell office:value-type="float" office:value="100.271003723145" calcext:value-type="float">
            <text:p>100.271003723145</text:p>
          </table:table-cell>
          <table:table-cell office:value-type="float" office:value="-200.935469158158" calcext:value-type="float">
            <text:p>-200.93546915815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142.875" calcext:value-type="float">
            <text:p>-142.875</text:p>
          </table:table-cell>
          <table:table-cell office:value-type="float" office:value="-7.11999988555908" calcext:value-type="float">
            <text:p>-7.11999988555908</text:p>
          </table:table-cell>
          <table:table-cell office:value-type="float" office:value="-9.83100032806397" calcext:value-type="float">
            <text:p>-9.83100032806397</text:p>
          </table:table-cell>
          <table:table-cell office:value-type="float" office:value="99.9089965820312" calcext:value-type="float">
            <text:p>99.9089965820312</text:p>
          </table:table-cell>
          <table:table-cell office:value-type="float" office:value="-200.646258012907" calcext:value-type="float">
            <text:p>-200.64625801290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42.856002807617" calcext:value-type="float">
            <text:p>-142.856002807617</text:p>
          </table:table-cell>
          <table:table-cell office:value-type="float" office:value="-7.1560001373291" calcext:value-type="float">
            <text:p>-7.1560001373291</text:p>
          </table:table-cell>
          <table:table-cell office:value-type="float" office:value="-9.85299968719482" calcext:value-type="float">
            <text:p>-9.85299968719482</text:p>
          </table:table-cell>
          <table:table-cell office:value-type="float" office:value="99.9440002441406" calcext:value-type="float">
            <text:p>99.9440002441406</text:p>
          </table:table-cell>
          <table:table-cell office:value-type="float" office:value="-229.546279916687" calcext:value-type="float">
            <text:p>-229.54627991668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142.951995849609" calcext:value-type="float">
            <text:p>-142.951995849609</text:p>
          </table:table-cell>
          <table:table-cell office:value-type="float" office:value="-7.14099979400635" calcext:value-type="float">
            <text:p>-7.14099979400635</text:p>
          </table:table-cell>
          <table:table-cell office:value-type="float" office:value="-9.82299995422363" calcext:value-type="float">
            <text:p>-9.82299995422363</text:p>
          </table:table-cell>
          <table:table-cell office:value-type="float" office:value="99.8570022583008" calcext:value-type="float">
            <text:p>99.8570022583008</text:p>
          </table:table-cell>
          <table:table-cell office:value-type="float" office:value="-231.867756591498" calcext:value-type="float">
            <text:p>-231.86775659149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42.964004516602" calcext:value-type="float">
            <text:p>-142.964004516602</text:p>
          </table:table-cell>
          <table:table-cell office:value-type="float" office:value="-7.0479998588562" calcext:value-type="float">
            <text:p>-7.0479998588562</text:p>
          </table:table-cell>
          <table:table-cell office:value-type="float" office:value="-9.84099960327148" calcext:value-type="float">
            <text:p>-9.84099960327148</text:p>
          </table:table-cell>
          <table:table-cell office:value-type="float" office:value="99.8659973144531" calcext:value-type="float">
            <text:p>99.8659973144531</text:p>
          </table:table-cell>
          <table:table-cell office:value-type="float" office:value="-204.544023698147" calcext:value-type="float">
            <text:p>-204.54402369814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142.981994628906" calcext:value-type="float">
            <text:p>-142.981994628906</text:p>
          </table:table-cell>
          <table:table-cell office:value-type="float" office:value="-7.26599979400635" calcext:value-type="float">
            <text:p>-7.26599979400635</text:p>
          </table:table-cell>
          <table:table-cell office:value-type="float" office:value="-9.79100036621094" calcext:value-type="float">
            <text:p>-9.79100036621094</text:p>
          </table:table-cell>
          <table:table-cell office:value-type="float" office:value="99.8570022583008" calcext:value-type="float">
            <text:p>99.8570022583008</text:p>
          </table:table-cell>
          <table:table-cell office:value-type="float" office:value="-203.734769937117" calcext:value-type="float">
            <text:p>-203.73476993711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43.128005981445" calcext:value-type="float">
            <text:p>-143.128005981445</text:p>
          </table:table-cell>
          <table:table-cell office:value-type="float" office:value="-6.95300006866455" calcext:value-type="float">
            <text:p>-6.95300006866455</text:p>
          </table:table-cell>
          <table:table-cell office:value-type="float" office:value="-9.87399959564209" calcext:value-type="float">
            <text:p>-9.87399959564209</text:p>
          </table:table-cell>
          <table:table-cell office:value-type="float" office:value="99.8040008544922" calcext:value-type="float">
            <text:p>99.8040008544922</text:p>
          </table:table-cell>
          <table:table-cell office:value-type="float" office:value="-206.086978467378" calcext:value-type="float">
            <text:p>-206.08697846737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143.13200378418" calcext:value-type="float">
            <text:p>-143.13200378418</text:p>
          </table:table-cell>
          <table:table-cell office:value-type="float" office:value="-6.94700002670288" calcext:value-type="float">
            <text:p>-6.94700002670288</text:p>
          </table:table-cell>
          <table:table-cell office:value-type="float" office:value="-9.86699962615967" calcext:value-type="float">
            <text:p>-9.86699962615967</text:p>
          </table:table-cell>
          <table:table-cell office:value-type="float" office:value="99.8040008544922" calcext:value-type="float">
            <text:p>99.8040008544922</text:p>
          </table:table-cell>
          <table:table-cell office:value-type="float" office:value="-233.911268016353" calcext:value-type="float">
            <text:p>-233.91126801635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43.145004272461" calcext:value-type="float">
            <text:p>-143.145004272461</text:p>
          </table:table-cell>
          <table:table-cell office:value-type="float" office:value="-6.93200016021729" calcext:value-type="float">
            <text:p>-6.93200016021729</text:p>
          </table:table-cell>
          <table:table-cell office:value-type="float" office:value="-9.86800003051758" calcext:value-type="float">
            <text:p>-9.86800003051758</text:p>
          </table:table-cell>
          <table:table-cell office:value-type="float" office:value="99.8130035400391" calcext:value-type="float">
            <text:p>99.8130035400391</text:p>
          </table:table-cell>
          <table:table-cell office:value-type="float" office:value="-233.693503354169" calcext:value-type="float">
            <text:p>-233.69350335416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43.156997680664" calcext:value-type="float">
            <text:p>-143.156997680664</text:p>
          </table:table-cell>
          <table:table-cell office:value-type="float" office:value="-6.92199993133545" calcext:value-type="float">
            <text:p>-6.92199993133545</text:p>
          </table:table-cell>
          <table:table-cell office:value-type="float" office:value="-9.85200023651123" calcext:value-type="float">
            <text:p>-9.85200023651123</text:p>
          </table:table-cell>
          <table:table-cell office:value-type="float" office:value="99.838996887207" calcext:value-type="float">
            <text:p>99.838996887207</text:p>
          </table:table-cell>
          <table:table-cell office:value-type="float" office:value="-232.380217133357" calcext:value-type="float">
            <text:p>-232.38021713335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43.169006347656" calcext:value-type="float">
            <text:p>-143.169006347656</text:p>
          </table:table-cell>
          <table:table-cell office:value-type="float" office:value="-6.97900009155273" calcext:value-type="float">
            <text:p>-6.97900009155273</text:p>
          </table:table-cell>
          <table:table-cell office:value-type="float" office:value="-9.85400009155273" calcext:value-type="float">
            <text:p>-9.85400009155273</text:p>
          </table:table-cell>
          <table:table-cell office:value-type="float" office:value="99.8430023193359" calcext:value-type="float">
            <text:p>99.8430023193359</text:p>
          </table:table-cell>
          <table:table-cell office:value-type="float" office:value="-219.908172895239" calcext:value-type="float">
            <text:p>-219.90817289523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43.184005737305" calcext:value-type="float">
            <text:p>-143.184005737305</text:p>
          </table:table-cell>
          <table:table-cell office:value-type="float" office:value="-6.96500015258789" calcext:value-type="float">
            <text:p>-6.96500015258789</text:p>
          </table:table-cell>
          <table:table-cell office:value-type="float" office:value="-9.8459997177124" calcext:value-type="float">
            <text:p>-9.8459997177124</text:p>
          </table:table-cell>
          <table:table-cell office:value-type="float" office:value="99.8570022583008" calcext:value-type="float">
            <text:p>99.8570022583008</text:p>
          </table:table-cell>
          <table:table-cell office:value-type="float" office:value="-218.351127481734" calcext:value-type="float">
            <text:p>-218.35112748173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43.201995849609" calcext:value-type="float">
            <text:p>-143.201995849609</text:p>
          </table:table-cell>
          <table:table-cell office:value-type="float" office:value="-6.92199993133545" calcext:value-type="float">
            <text:p>-6.92199993133545</text:p>
          </table:table-cell>
          <table:table-cell office:value-type="float" office:value="-9.87899971008301" calcext:value-type="float">
            <text:p>-9.87899971008301</text:p>
          </table:table-cell>
          <table:table-cell office:value-type="float" office:value="99.870002746582" calcext:value-type="float">
            <text:p>99.870002746582</text:p>
          </table:table-cell>
          <table:table-cell office:value-type="float" office:value="-224.432542450349" calcext:value-type="float">
            <text:p>-224.43254245034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143.218994140625" calcext:value-type="float">
            <text:p>-143.218994140625</text:p>
          </table:table-cell>
          <table:table-cell office:value-type="float" office:value="-6.93200016021729" calcext:value-type="float">
            <text:p>-6.93200016021729</text:p>
          </table:table-cell>
          <table:table-cell office:value-type="float" office:value="-9.86400032043457" calcext:value-type="float">
            <text:p>-9.86400032043457</text:p>
          </table:table-cell>
          <table:table-cell office:value-type="float" office:value="99.8659973144531" calcext:value-type="float">
            <text:p>99.8659973144531</text:p>
          </table:table-cell>
          <table:table-cell office:value-type="float" office:value="-223.111255325969" calcext:value-type="float">
            <text:p>-223.11125532596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43.272994995117" calcext:value-type="float">
            <text:p>-143.272994995117</text:p>
          </table:table-cell>
          <table:table-cell office:value-type="float" office:value="-6.90000009536743" calcext:value-type="float">
            <text:p>-6.90000009536743</text:p>
          </table:table-cell>
          <table:table-cell office:value-type="float" office:value="-9.89299964904785" calcext:value-type="float">
            <text:p>-9.89299964904785</text:p>
          </table:table-cell>
          <table:table-cell office:value-type="float" office:value="99.7519989013672" calcext:value-type="float">
            <text:p>99.7519989013672</text:p>
          </table:table-cell>
          <table:table-cell office:value-type="float" office:value="-222.559403879263" calcext:value-type="float">
            <text:p>-222.55940387926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43.272994995117" calcext:value-type="float">
            <text:p>-143.272994995117</text:p>
          </table:table-cell>
          <table:table-cell office:value-type="float" office:value="-6.92199993133545" calcext:value-type="float">
            <text:p>-6.92199993133545</text:p>
          </table:table-cell>
          <table:table-cell office:value-type="float" office:value="-9.9060001373291" calcext:value-type="float">
            <text:p>-9.9060001373291</text:p>
          </table:table-cell>
          <table:table-cell office:value-type="float" office:value="99.7779998779297" calcext:value-type="float">
            <text:p>99.7779998779297</text:p>
          </table:table-cell>
          <table:table-cell office:value-type="float" office:value="-207.598972895587" calcext:value-type="float">
            <text:p>-207.59897289558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43.292999267578" calcext:value-type="float">
            <text:p>-143.292999267578</text:p>
          </table:table-cell>
          <table:table-cell office:value-type="float" office:value="-6.98400020599365" calcext:value-type="float">
            <text:p>-6.98400020599365</text:p>
          </table:table-cell>
          <table:table-cell office:value-type="float" office:value="-9.89400005340576" calcext:value-type="float">
            <text:p>-9.89400005340576</text:p>
          </table:table-cell>
          <table:table-cell office:value-type="float" office:value="99.7910003662109" calcext:value-type="float">
            <text:p>99.7910003662109</text:p>
          </table:table-cell>
          <table:table-cell office:value-type="float" office:value="-197.639019535242" calcext:value-type="float">
            <text:p>-197.63901953524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143.305999755859" calcext:value-type="float">
            <text:p>-143.305999755859</text:p>
          </table:table-cell>
          <table:table-cell office:value-type="float" office:value="-7.04699993133545" calcext:value-type="float">
            <text:p>-7.04699993133545</text:p>
          </table:table-cell>
          <table:table-cell office:value-type="float" office:value="-9.89000034332275" calcext:value-type="float">
            <text:p>-9.89000034332275</text:p>
          </table:table-cell>
          <table:table-cell office:value-type="float" office:value="99.6859970092774" calcext:value-type="float">
            <text:p>99.6859970092774</text:p>
          </table:table-cell>
          <table:table-cell office:value-type="float" office:value="-201.449193446538" calcext:value-type="float">
            <text:p>-201.44919344653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43.309005737305" calcext:value-type="float">
            <text:p>-143.309005737305</text:p>
          </table:table-cell>
          <table:table-cell office:value-type="float" office:value="-7.32100009918213" calcext:value-type="float">
            <text:p>-7.32100009918213</text:p>
          </table:table-cell>
          <table:table-cell office:value-type="float" office:value="-9.90799999237061" calcext:value-type="float">
            <text:p>-9.90799999237061</text:p>
          </table:table-cell>
          <table:table-cell office:value-type="float" office:value="99.6989974975586" calcext:value-type="float">
            <text:p>99.6989974975586</text:p>
          </table:table-cell>
          <table:table-cell office:value-type="float" office:value="-201.344647428992" calcext:value-type="float">
            <text:p>-201.34464742899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143.300003051758" calcext:value-type="float">
            <text:p>-143.300003051758</text:p>
          </table:table-cell>
          <table:table-cell office:value-type="float" office:value="-6.84000015258789" calcext:value-type="float">
            <text:p>-6.84000015258789</text:p>
          </table:table-cell>
          <table:table-cell office:value-type="float" office:value="-9.91899967193604" calcext:value-type="float">
            <text:p>-9.91899967193604</text:p>
          </table:table-cell>
          <table:table-cell office:value-type="float" office:value="99.5289993286133" calcext:value-type="float">
            <text:p>99.5289993286133</text:p>
          </table:table-cell>
          <table:table-cell office:value-type="float" office:value="-202.223766744543" calcext:value-type="float">
            <text:p>-202.22376674454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43.389007568359" calcext:value-type="float">
            <text:p>-143.389007568359</text:p>
          </table:table-cell>
          <table:table-cell office:value-type="float" office:value="-6.68200016021729" calcext:value-type="float">
            <text:p>-6.68200016021729</text:p>
          </table:table-cell>
          <table:table-cell office:value-type="float" office:value="-9.90799999237061" calcext:value-type="float">
            <text:p>-9.90799999237061</text:p>
          </table:table-cell>
          <table:table-cell office:value-type="float" office:value="99.5690002441406" calcext:value-type="float">
            <text:p>99.5690002441406</text:p>
          </table:table-cell>
          <table:table-cell office:value-type="float" office:value="-226.219059811096" calcext:value-type="float">
            <text:p>-226.21905981109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143.401000976563" calcext:value-type="float">
            <text:p>-143.401000976563</text:p>
          </table:table-cell>
          <table:table-cell office:value-type="float" office:value="-7.19099998474121" calcext:value-type="float">
            <text:p>-7.19099998474121</text:p>
          </table:table-cell>
          <table:table-cell office:value-type="float" office:value="-9.72799968719482" calcext:value-type="float">
            <text:p>-9.72799968719482</text:p>
          </table:table-cell>
          <table:table-cell office:value-type="float" office:value="99.5820007324219" calcext:value-type="float">
            <text:p>99.5820007324219</text:p>
          </table:table-cell>
          <table:table-cell office:value-type="float" office:value="-228.320897336791" calcext:value-type="float">
            <text:p>-228.32089733679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43.595001220703" calcext:value-type="float">
            <text:p>-143.595001220703</text:p>
          </table:table-cell>
          <table:table-cell office:value-type="float" office:value="-6.05200004577637" calcext:value-type="float">
            <text:p>-6.05200004577637</text:p>
          </table:table-cell>
          <table:table-cell office:value-type="float" office:value="-9.92000007629395" calcext:value-type="float">
            <text:p>-9.92000007629395</text:p>
          </table:table-cell>
          <table:table-cell office:value-type="float" office:value="99.2539978027344" calcext:value-type="float">
            <text:p>99.2539978027344</text:p>
          </table:table-cell>
          <table:table-cell office:value-type="float" office:value="-212.269758696259" calcext:value-type="float">
            <text:p>-212.26975869625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143.565002441406" calcext:value-type="float">
            <text:p>-143.565002441406</text:p>
          </table:table-cell>
          <table:table-cell office:value-type="float" office:value="-6.16699981689453" calcext:value-type="float">
            <text:p>-6.16699981689453</text:p>
          </table:table-cell>
          <table:table-cell office:value-type="float" office:value="-10" calcext:value-type="float">
            <text:p>-10</text:p>
          </table:table-cell>
          <table:table-cell office:value-type="float" office:value="99.3460006713867" calcext:value-type="float">
            <text:p>99.3460006713867</text:p>
          </table:table-cell>
          <table:table-cell office:value-type="float" office:value="-200.448027980321" calcext:value-type="float">
            <text:p>-200.44802798032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43.315994262695" calcext:value-type="float">
            <text:p>-143.315994262695</text:p>
          </table:table-cell>
          <table:table-cell office:value-type="float" office:value="-6.70900011062622" calcext:value-type="float">
            <text:p>-6.70900011062622</text:p>
          </table:table-cell>
          <table:table-cell office:value-type="float" office:value="-9.96700000762939" calcext:value-type="float">
            <text:p>-9.96700000762939</text:p>
          </table:table-cell>
          <table:table-cell office:value-type="float" office:value="99.306999206543" calcext:value-type="float">
            <text:p>99.306999206543</text:p>
          </table:table-cell>
          <table:table-cell office:value-type="float" office:value="-196.719168537689" calcext:value-type="float">
            <text:p>-196.71916853768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143.410995483398" calcext:value-type="float">
            <text:p>-143.410995483398</text:p>
          </table:table-cell>
          <table:table-cell office:value-type="float" office:value="-6.64599990844727" calcext:value-type="float">
            <text:p>-6.64599990844727</text:p>
          </table:table-cell>
          <table:table-cell office:value-type="float" office:value="-9.91600036621094" calcext:value-type="float">
            <text:p>-9.91600036621094</text:p>
          </table:table-cell>
          <table:table-cell office:value-type="float" office:value="99.3460006713867" calcext:value-type="float">
            <text:p>99.3460006713867</text:p>
          </table:table-cell>
          <table:table-cell office:value-type="float" office:value="-208.965435892079" calcext:value-type="float">
            <text:p>-208.96543589207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43.350006103516" calcext:value-type="float">
            <text:p>-143.350006103516</text:p>
          </table:table-cell>
          <table:table-cell office:value-type="float" office:value="-6.8289999961853" calcext:value-type="float">
            <text:p>-6.8289999961853</text:p>
          </table:table-cell>
          <table:table-cell office:value-type="float" office:value="-9.98900032043457" calcext:value-type="float">
            <text:p>-9.98900032043457</text:p>
          </table:table-cell>
          <table:table-cell office:value-type="float" office:value="99.3720016479492" calcext:value-type="float">
            <text:p>99.3720016479492</text:p>
          </table:table-cell>
          <table:table-cell office:value-type="float" office:value="-218.923741011615" calcext:value-type="float">
            <text:p>-218.92374101161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143.356994628906" calcext:value-type="float">
            <text:p>-143.356994628906</text:p>
          </table:table-cell>
          <table:table-cell office:value-type="float" office:value="-6.74200010299683" calcext:value-type="float">
            <text:p>-6.74200010299683</text:p>
          </table:table-cell>
          <table:table-cell office:value-type="float" office:value="-9.9980001449585" calcext:value-type="float">
            <text:p>-9.9980001449585</text:p>
          </table:table-cell>
          <table:table-cell office:value-type="float" office:value="99.3980026245117" calcext:value-type="float">
            <text:p>99.3980026245117</text:p>
          </table:table-cell>
          <table:table-cell office:value-type="float" office:value="-201.187212131443" calcext:value-type="float">
            <text:p>-201.18721213144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43.378005981445" calcext:value-type="float">
            <text:p>-143.378005981445</text:p>
          </table:table-cell>
          <table:table-cell office:value-type="float" office:value="-6.83400011062622" calcext:value-type="float">
            <text:p>-6.83400011062622</text:p>
          </table:table-cell>
          <table:table-cell office:value-type="float" office:value="-9.94600009918213" calcext:value-type="float">
            <text:p>-9.94600009918213</text:p>
          </table:table-cell>
          <table:table-cell office:value-type="float" office:value="99.4420013427734" calcext:value-type="float">
            <text:p>99.4420013427734</text:p>
          </table:table-cell>
          <table:table-cell office:value-type="float" office:value="-202.746620219281" calcext:value-type="float">
            <text:p>-202.74662021928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144.602005004883" calcext:value-type="float">
            <text:p>-144.602005004883</text:p>
          </table:table-cell>
          <table:table-cell office:value-type="float" office:value="-4.50600004196167" calcext:value-type="float">
            <text:p>-4.50600004196167</text:p>
          </table:table-cell>
          <table:table-cell office:value-type="float" office:value="-9.375" calcext:value-type="float">
            <text:p>-9.375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197.501251879098" calcext:value-type="float">
            <text:p>-197.50125187909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44.488998413086" calcext:value-type="float">
            <text:p>-144.488998413086</text:p>
          </table:table-cell>
          <table:table-cell office:value-type="float" office:value="-4.66699981689453" calcext:value-type="float">
            <text:p>-4.66699981689453</text:p>
          </table:table-cell>
          <table:table-cell office:value-type="float" office:value="-9.41399955749512" calcext:value-type="float">
            <text:p>-9.41399955749512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11.027800465281" calcext:value-type="float">
            <text:p>-211.02780046528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144.207992553711" calcext:value-type="float">
            <text:p>-144.207992553711</text:p>
          </table:table-cell>
          <table:table-cell office:value-type="float" office:value="-5.05499982833862" calcext:value-type="float">
            <text:p>-5.05499982833862</text:p>
          </table:table-cell>
          <table:table-cell office:value-type="float" office:value="-9.42800045013428" calcext:value-type="float">
            <text:p>-9.42800045013428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7.611557983874" calcext:value-type="float">
            <text:p>-207.61155798387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44.214004516602" calcext:value-type="float">
            <text:p>-144.214004516602</text:p>
          </table:table-cell>
          <table:table-cell office:value-type="float" office:value="-5.06899976730347" calcext:value-type="float">
            <text:p>-5.06899976730347</text:p>
          </table:table-cell>
          <table:table-cell office:value-type="float" office:value="-9.42700004577637" calcext:value-type="float">
            <text:p>-9.42700004577637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221812440492" calcext:value-type="float">
            <text:p>-208.22181244049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144.22900390625" calcext:value-type="float">
            <text:p>-144.22900390625</text:p>
          </table:table-cell>
          <table:table-cell office:value-type="float" office:value="-5.08500003814697" calcext:value-type="float">
            <text:p>-5.08500003814697</text:p>
          </table:table-cell>
          <table:table-cell office:value-type="float" office:value="-9.4379997253418" calcext:value-type="float">
            <text:p>-9.4379997253418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778295146073" calcext:value-type="float">
            <text:p>-208.77829514607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44.240005493164" calcext:value-type="float">
            <text:p>-144.240005493164</text:p>
          </table:table-cell>
          <table:table-cell office:value-type="float" office:value="-5.0939998626709" calcext:value-type="float">
            <text:p>-5.0939998626709</text:p>
          </table:table-cell>
          <table:table-cell office:value-type="float" office:value="-9.4370002746582" calcext:value-type="float">
            <text:p>-9.4370002746582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190332778372" calcext:value-type="float">
            <text:p>-208.19033277837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44.253997802734" calcext:value-type="float">
            <text:p>-144.253997802734</text:p>
          </table:table-cell>
          <table:table-cell office:value-type="float" office:value="-5.09999990463257" calcext:value-type="float">
            <text:p>-5.09999990463257</text:p>
          </table:table-cell>
          <table:table-cell office:value-type="float" office:value="-9.44099998474121" calcext:value-type="float">
            <text:p>-9.44099998474121</text:p>
          </table:table-cell>
          <table:table-cell office:value-type="float" office:value="100.236000061035" calcext:value-type="float">
            <text:p>100.236000061035</text:p>
          </table:table-cell>
          <table:table-cell office:value-type="float" office:value="-208.190332778372" calcext:value-type="float">
            <text:p>-208.19033277837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44.27099609375" calcext:value-type="float">
            <text:p>-144.27099609375</text:p>
          </table:table-cell>
          <table:table-cell office:value-type="float" office:value="-5.10799980163574" calcext:value-type="float">
            <text:p>-5.10799980163574</text:p>
          </table:table-cell>
          <table:table-cell office:value-type="float" office:value="-9.44400024414063" calcext:value-type="float">
            <text:p>-9.44400024414063</text:p>
          </table:table-cell>
          <table:table-cell office:value-type="float" office:value="100.232002258301" calcext:value-type="float">
            <text:p>100.232002258301</text:p>
          </table:table-cell>
          <table:table-cell office:value-type="float" office:value="-208.05885048935" calcext:value-type="float">
            <text:p>-208.0588504893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144.298004150391" calcext:value-type="float">
            <text:p>-144.298004150391</text:p>
          </table:table-cell>
          <table:table-cell office:value-type="float" office:value="-5.10799980163574" calcext:value-type="float">
            <text:p>-5.10799980163574</text:p>
          </table:table-cell>
          <table:table-cell office:value-type="float" office:value="-9.44699954986572" calcext:value-type="float">
            <text:p>-9.44699954986572</text:p>
          </table:table-cell>
          <table:table-cell office:value-type="float" office:value="100.236000061035" calcext:value-type="float">
            <text:p>100.236000061035</text:p>
          </table:table-cell>
          <table:table-cell office:value-type="float" office:value="-208.311186175975" calcext:value-type="float">
            <text:p>-208.31118617597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44.294006347656" calcext:value-type="float">
            <text:p>-144.294006347656</text:p>
          </table:table-cell>
          <table:table-cell office:value-type="float" office:value="-5.11199998855591" calcext:value-type="float">
            <text:p>-5.11199998855591</text:p>
          </table:table-cell>
          <table:table-cell office:value-type="float" office:value="-9.4399995803833" calcext:value-type="float">
            <text:p>-9.4399995803833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909279833054" calcext:value-type="float">
            <text:p>-208.90927983305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144.309005737305" calcext:value-type="float">
            <text:p>-144.309005737305</text:p>
          </table:table-cell>
          <table:table-cell office:value-type="float" office:value="-5.11800003051758" calcext:value-type="float">
            <text:p>-5.11800003051758</text:p>
          </table:table-cell>
          <table:table-cell office:value-type="float" office:value="-9.43900012969971" calcext:value-type="float">
            <text:p>-9.43900012969971</text:p>
          </table:table-cell>
          <table:table-cell office:value-type="float" office:value="100.23999786377" calcext:value-type="float">
            <text:p>100.23999786377</text:p>
          </table:table-cell>
          <table:table-cell office:value-type="float" office:value="-208.629929032502" calcext:value-type="float">
            <text:p>-208.62992903250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44.322998046875" calcext:value-type="float">
            <text:p>-144.322998046875</text:p>
          </table:table-cell>
          <table:table-cell office:value-type="float" office:value="-5.11700010299683" calcext:value-type="float">
            <text:p>-5.11700010299683</text:p>
          </table:table-cell>
          <table:table-cell office:value-type="float" office:value="-9.44099998474121" calcext:value-type="float">
            <text:p>-9.44099998474121</text:p>
          </table:table-cell>
          <table:table-cell office:value-type="float" office:value="100.265998840332" calcext:value-type="float">
            <text:p>100.265998840332</text:p>
          </table:table-cell>
          <table:table-cell office:value-type="float" office:value="-208.341983923826" calcext:value-type="float">
            <text:p>-208.34198392382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144.333999633789" calcext:value-type="float">
            <text:p>-144.333999633789</text:p>
          </table:table-cell>
          <table:table-cell office:value-type="float" office:value="-5.11899995803833" calcext:value-type="float">
            <text:p>-5.11899995803833</text:p>
          </table:table-cell>
          <table:table-cell office:value-type="float" office:value="-9.44099998474121" calcext:value-type="float">
            <text:p>-9.4409999847412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681332296234" calcext:value-type="float">
            <text:p>-208.68133229623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44.339004516602" calcext:value-type="float">
            <text:p>-144.339004516602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3400001525879" calcext:value-type="float">
            <text:p>-9.43400001525879</text:p>
          </table:table-cell>
          <table:table-cell office:value-type="float" office:value="100.236000061035" calcext:value-type="float">
            <text:p>100.236000061035</text:p>
          </table:table-cell>
          <table:table-cell office:value-type="float" office:value="-208.81995067455" calcext:value-type="float">
            <text:p>-208.8199506745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144.352996826172" calcext:value-type="float">
            <text:p>-144.352996826172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3299961090088" calcext:value-type="float">
            <text:p>-9.43299961090088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372413005376" calcext:value-type="float">
            <text:p>-208.37241300537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44.248001098633" calcext:value-type="float">
            <text:p>-144.248001098633</text:p>
          </table:table-cell>
          <table:table-cell office:value-type="float" office:value="-5.12400007247925" calcext:value-type="float">
            <text:p>-5.12400007247925</text:p>
          </table:table-cell>
          <table:table-cell office:value-type="float" office:value="-9.4370002746582" calcext:value-type="float">
            <text:p>-9.4370002746582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291841259243" calcext:value-type="float">
            <text:p>-208.29184125924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44.283004760742" calcext:value-type="float">
            <text:p>-144.283004760742</text:p>
          </table:table-cell>
          <table:table-cell office:value-type="float" office:value="-5.11800003051758" calcext:value-type="float">
            <text:p>-5.11800003051758</text:p>
          </table:table-cell>
          <table:table-cell office:value-type="float" office:value="-9.43200016021729" calcext:value-type="float">
            <text:p>-9.43200016021729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709744124211" calcext:value-type="float">
            <text:p>-208.70974412421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44.270004272461" calcext:value-type="float">
            <text:p>-144.270004272461</text:p>
          </table:table-cell>
          <table:table-cell office:value-type="float" office:value="-5.11600017547607" calcext:value-type="float">
            <text:p>-5.11600017547607</text:p>
          </table:table-cell>
          <table:table-cell office:value-type="float" office:value="-9.43400001525879" calcext:value-type="float">
            <text:p>-9.43400001525879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278588449901" calcext:value-type="float">
            <text:p>-208.27858844990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144.281005859375" calcext:value-type="float">
            <text:p>-144.281005859375</text:p>
          </table:table-cell>
          <table:table-cell office:value-type="float" office:value="-5.11499977111816" calcext:value-type="float">
            <text:p>-5.11499977111816</text:p>
          </table:table-cell>
          <table:table-cell office:value-type="float" office:value="-9.43900012969971" calcext:value-type="float">
            <text:p>-9.43900012969971</text:p>
          </table:table-cell>
          <table:table-cell office:value-type="float" office:value="100.23999786377" calcext:value-type="float">
            <text:p>100.23999786377</text:p>
          </table:table-cell>
          <table:table-cell office:value-type="float" office:value="-207.635821049662" calcext:value-type="float">
            <text:p>-207.63582104966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44.268997192383" calcext:value-type="float">
            <text:p>-144.268997192383</text:p>
          </table:table-cell>
          <table:table-cell office:value-type="float" office:value="-5.11600017547607" calcext:value-type="float">
            <text:p>-5.11600017547607</text:p>
          </table:table-cell>
          <table:table-cell office:value-type="float" office:value="-9.4379997253418" calcext:value-type="float">
            <text:p>-9.4379997253418</text:p>
          </table:table-cell>
          <table:table-cell office:value-type="float" office:value="100.236000061035" calcext:value-type="float">
            <text:p>100.236000061035</text:p>
          </table:table-cell>
          <table:table-cell office:value-type="float" office:value="-208.399255829858" calcext:value-type="float">
            <text:p>-208.39925582985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144.272994995117" calcext:value-type="float">
            <text:p>-144.272994995117</text:p>
          </table:table-cell>
          <table:table-cell office:value-type="float" office:value="-5.11999988555908" calcext:value-type="float">
            <text:p>-5.11999988555908</text:p>
          </table:table-cell>
          <table:table-cell office:value-type="float" office:value="-9.43200016021729" calcext:value-type="float">
            <text:p>-9.43200016021729</text:p>
          </table:table-cell>
          <table:table-cell office:value-type="float" office:value="100.265998840332" calcext:value-type="float">
            <text:p>100.265998840332</text:p>
          </table:table-cell>
          <table:table-cell office:value-type="float" office:value="-208.480161092562" calcext:value-type="float">
            <text:p>-208.48016109256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44.279006958008" calcext:value-type="float">
            <text:p>-144.279006958008</text:p>
          </table:table-cell>
          <table:table-cell office:value-type="float" office:value="-5.11800003051758" calcext:value-type="float">
            <text:p>-5.11800003051758</text:p>
          </table:table-cell>
          <table:table-cell office:value-type="float" office:value="-9.43200016021729" calcext:value-type="float">
            <text:p>-9.43200016021729</text:p>
          </table:table-cell>
          <table:table-cell office:value-type="float" office:value="100.23999786377" calcext:value-type="float">
            <text:p>100.23999786377</text:p>
          </table:table-cell>
          <table:table-cell office:value-type="float" office:value="-208.450864761308" calcext:value-type="float">
            <text:p>-208.45086476130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44.292999267578" calcext:value-type="float">
            <text:p>-144.292999267578</text:p>
          </table:table-cell>
          <table:table-cell office:value-type="float" office:value="-5.11600017547607" calcext:value-type="float">
            <text:p>-5.11600017547607</text:p>
          </table:table-cell>
          <table:table-cell office:value-type="float" office:value="-9.42599964141846" calcext:value-type="float">
            <text:p>-9.42599964141846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240519367846" calcext:value-type="float">
            <text:p>-208.24051936784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44.341995239258" calcext:value-type="float">
            <text:p>-144.341995239258</text:p>
          </table:table-cell>
          <table:table-cell office:value-type="float" office:value="-5.11700010299683" calcext:value-type="float">
            <text:p>-5.11700010299683</text:p>
          </table:table-cell>
          <table:table-cell office:value-type="float" office:value="-9.42099952697754" calcext:value-type="float">
            <text:p>-9.42099952697754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9.01419197623" calcext:value-type="float">
            <text:p>-209.0141919762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44.337005615234" calcext:value-type="float">
            <text:p>-144.337005615234</text:p>
          </table:table-cell>
          <table:table-cell office:value-type="float" office:value="-5.12099981307983" calcext:value-type="float">
            <text:p>-5.12099981307983</text:p>
          </table:table-cell>
          <table:table-cell office:value-type="float" office:value="-9.42599964141846" calcext:value-type="float">
            <text:p>-9.42599964141846</text:p>
          </table:table-cell>
          <table:table-cell office:value-type="float" office:value="100.262001037598" calcext:value-type="float">
            <text:p>100.262001037598</text:p>
          </table:table-cell>
          <table:table-cell office:value-type="float" office:value="-207.970569309918" calcext:value-type="float">
            <text:p>-207.97056930991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44.335998535156" calcext:value-type="float">
            <text:p>-144.335998535156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2399978637695" calcext:value-type="float">
            <text:p>-9.42399978637695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681332296234" calcext:value-type="float">
            <text:p>-208.68133229623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44.343994140625" calcext:value-type="float">
            <text:p>-144.343994140625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1800022125244" calcext:value-type="float">
            <text:p>-9.4180002212524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168126348983" calcext:value-type="float">
            <text:p>-208.16812634898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44.345001220703" calcext:value-type="float">
            <text:p>-144.345001220703</text:p>
          </table:table-cell>
          <table:table-cell office:value-type="float" office:value="-5.12599992752075" calcext:value-type="float">
            <text:p>-5.12599992752075</text:p>
          </table:table-cell>
          <table:table-cell office:value-type="float" office:value="-9.41499996185303" calcext:value-type="float">
            <text:p>-9.41499996185303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909279833054" calcext:value-type="float">
            <text:p>-208.90927983305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144.352005004883" calcext:value-type="float">
            <text:p>-144.352005004883</text:p>
          </table:table-cell>
          <table:table-cell office:value-type="float" office:value="-5.11800003051758" calcext:value-type="float">
            <text:p>-5.11800003051758</text:p>
          </table:table-cell>
          <table:table-cell office:value-type="float" office:value="-9.41899967193604" calcext:value-type="float">
            <text:p>-9.41899967193604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473434018529" calcext:value-type="float">
            <text:p>-208.47343401852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44.363998413086" calcext:value-type="float">
            <text:p>-144.363998413086</text:p>
          </table:table-cell>
          <table:table-cell office:value-type="float" office:value="-5.11199998855591" calcext:value-type="float">
            <text:p>-5.11199998855591</text:p>
          </table:table-cell>
          <table:table-cell office:value-type="float" office:value="-9.42300033569336" calcext:value-type="float">
            <text:p>-9.42300033569336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7.773859395594" calcext:value-type="float">
            <text:p>-207.77385939559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144.389999389648" calcext:value-type="float">
            <text:p>-144.389999389648</text:p>
          </table:table-cell>
          <table:table-cell office:value-type="float" office:value="-5.11600017547607" calcext:value-type="float">
            <text:p>-5.11600017547607</text:p>
          </table:table-cell>
          <table:table-cell office:value-type="float" office:value="-9.42199993133545" calcext:value-type="float">
            <text:p>-9.42199993133545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882092707409" calcext:value-type="float">
            <text:p>-208.88209270740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44.47900390625" calcext:value-type="float">
            <text:p>-144.47900390625</text:p>
          </table:table-cell>
          <table:table-cell office:value-type="float" office:value="-5.15299987792969" calcext:value-type="float">
            <text:p>-5.15299987792969</text:p>
          </table:table-cell>
          <table:table-cell office:value-type="float" office:value="-9.41100025177002" calcext:value-type="float">
            <text:p>-9.41100025177002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76370638457" calcext:value-type="float">
            <text:p>-208.7637063845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144.490997314453" calcext:value-type="float">
            <text:p>-144.490997314453</text:p>
          </table:table-cell>
          <table:table-cell office:value-type="float" office:value="-5.11800003051758" calcext:value-type="float">
            <text:p>-5.11800003051758</text:p>
          </table:table-cell>
          <table:table-cell office:value-type="float" office:value="-9.41600036621094" calcext:value-type="float">
            <text:p>-9.4160003662109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297919210904" calcext:value-type="float">
            <text:p>-208.29791921090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44.455001831055" calcext:value-type="float">
            <text:p>-144.455001831055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1100025177002" calcext:value-type="float">
            <text:p>-9.41100025177002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429450639321" calcext:value-type="float">
            <text:p>-208.42945063932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144.453994750977" calcext:value-type="float">
            <text:p>-144.453994750977</text:p>
          </table:table-cell>
          <table:table-cell office:value-type="float" office:value="-5.11899995803833" calcext:value-type="float">
            <text:p>-5.11899995803833</text:p>
          </table:table-cell>
          <table:table-cell office:value-type="float" office:value="-9.40999984741211" calcext:value-type="float">
            <text:p>-9.4099998474121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857399756604" calcext:value-type="float">
            <text:p>-208.85739975660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44.455993652344" calcext:value-type="float">
            <text:p>-144.455993652344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1100025177002" calcext:value-type="float">
            <text:p>-9.41100025177002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594257250693" calcext:value-type="float">
            <text:p>-208.59425725069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44.494995117188" calcext:value-type="float">
            <text:p>-144.494995117188</text:p>
          </table:table-cell>
          <table:table-cell office:value-type="float" office:value="-5.11999988555908" calcext:value-type="float">
            <text:p>-5.11999988555908</text:p>
          </table:table-cell>
          <table:table-cell office:value-type="float" office:value="-9.41800022125244" calcext:value-type="float">
            <text:p>-9.4180002212524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441755779094" calcext:value-type="float">
            <text:p>-208.44175577909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44.468994140625" calcext:value-type="float">
            <text:p>-144.468994140625</text:p>
          </table:table-cell>
          <table:table-cell office:value-type="float" office:value="-5.11899995803833" calcext:value-type="float">
            <text:p>-5.11899995803833</text:p>
          </table:table-cell>
          <table:table-cell office:value-type="float" office:value="-9.41199970245361" calcext:value-type="float">
            <text:p>-9.4119997024536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830001165216" calcext:value-type="float">
            <text:p>-208.83000116521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144.442001342773" calcext:value-type="float">
            <text:p>-144.442001342773</text:p>
          </table:table-cell>
          <table:table-cell office:value-type="float" office:value="-5.11899995803833" calcext:value-type="float">
            <text:p>-5.11899995803833</text:p>
          </table:table-cell>
          <table:table-cell office:value-type="float" office:value="-9.41199970245361" calcext:value-type="float">
            <text:p>-9.4119997024536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240519367846" calcext:value-type="float">
            <text:p>-208.24051936784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44.421005249023" calcext:value-type="float">
            <text:p>-144.421005249023</text:p>
          </table:table-cell>
          <table:table-cell office:value-type="float" office:value="-5.1230001449585" calcext:value-type="float">
            <text:p>-5.1230001449585</text:p>
          </table:table-cell>
          <table:table-cell office:value-type="float" office:value="-9.42099952697754" calcext:value-type="float">
            <text:p>-9.4209995269775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709744124211" calcext:value-type="float">
            <text:p>-208.70974412421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144.410003662109" calcext:value-type="float">
            <text:p>-144.410003662109</text:p>
          </table:table-cell>
          <table:table-cell office:value-type="float" office:value="-5.11199998855591" calcext:value-type="float">
            <text:p>-5.11199998855591</text:p>
          </table:table-cell>
          <table:table-cell office:value-type="float" office:value="-9.41800022125244" calcext:value-type="float">
            <text:p>-9.4180002212524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761323975228" calcext:value-type="float">
            <text:p>-208.76132397522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44.389999389648" calcext:value-type="float">
            <text:p>-144.389999389648</text:p>
          </table:table-cell>
          <table:table-cell office:value-type="float" office:value="-5.12900018692017" calcext:value-type="float">
            <text:p>-5.12900018692017</text:p>
          </table:table-cell>
          <table:table-cell office:value-type="float" office:value="-9.42599964141846" calcext:value-type="float">
            <text:p>-9.42599964141846</text:p>
          </table:table-cell>
          <table:table-cell office:value-type="float" office:value="100.262001037598" calcext:value-type="float">
            <text:p>100.262001037598</text:p>
          </table:table-cell>
          <table:table-cell office:value-type="float" office:value="-208.733116914588" calcext:value-type="float">
            <text:p>-208.73311691458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144.382995605469" calcext:value-type="float">
            <text:p>-144.382995605469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1499996185303" calcext:value-type="float">
            <text:p>-9.41499996185303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961541752316" calcext:value-type="float">
            <text:p>-208.96154175231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44.376998901367" calcext:value-type="float">
            <text:p>-144.376998901367</text:p>
          </table:table-cell>
          <table:table-cell office:value-type="float" office:value="-5.1230001449585" calcext:value-type="float">
            <text:p>-5.1230001449585</text:p>
          </table:table-cell>
          <table:table-cell office:value-type="float" office:value="-9.41600036621094" calcext:value-type="float">
            <text:p>-9.41600036621094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69218874327" calcext:value-type="float">
            <text:p>-208.6921887432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144.371002197266" calcext:value-type="float">
            <text:p>-144.371002197266</text:p>
          </table:table-cell>
          <table:table-cell office:value-type="float" office:value="-5.12099981307983" calcext:value-type="float">
            <text:p>-5.12099981307983</text:p>
          </table:table-cell>
          <table:table-cell office:value-type="float" office:value="-9.4069995880127" calcext:value-type="float">
            <text:p>-9.4069995880127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215712653095" calcext:value-type="float">
            <text:p>-208.21571265309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44.361999511719" calcext:value-type="float">
            <text:p>-144.361999511719</text:p>
          </table:table-cell>
          <table:table-cell office:value-type="float" office:value="-5.11700010299683" calcext:value-type="float">
            <text:p>-5.11700010299683</text:p>
          </table:table-cell>
          <table:table-cell office:value-type="float" office:value="-9.4060001373291" calcext:value-type="float">
            <text:p>-9.4060001373291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578901730272" calcext:value-type="float">
            <text:p>-208.57890173027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44.354995727539" calcext:value-type="float">
            <text:p>-144.354995727539</text:p>
          </table:table-cell>
          <table:table-cell office:value-type="float" office:value="-5.11700010299683" calcext:value-type="float">
            <text:p>-5.11700010299683</text:p>
          </table:table-cell>
          <table:table-cell office:value-type="float" office:value="-9.4069995880127" calcext:value-type="float">
            <text:p>-9.4069995880127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422736741562" calcext:value-type="float">
            <text:p>-208.42273674156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44.352005004883" calcext:value-type="float">
            <text:p>-144.352005004883</text:p>
          </table:table-cell>
          <table:table-cell office:value-type="float" office:value="-5.13000011444092" calcext:value-type="float">
            <text:p>-5.13000011444092</text:p>
          </table:table-cell>
          <table:table-cell office:value-type="float" office:value="-9.40499973297119" calcext:value-type="float">
            <text:p>-9.40499973297119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560697492065" calcext:value-type="float">
            <text:p>-208.56069749206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144.352005004883" calcext:value-type="float">
            <text:p>-144.352005004883</text:p>
          </table:table-cell>
          <table:table-cell office:value-type="float" office:value="-5.12599992752075" calcext:value-type="float">
            <text:p>-5.12599992752075</text:p>
          </table:table-cell>
          <table:table-cell office:value-type="float" office:value="-9.4069995880127" calcext:value-type="float">
            <text:p>-9.4069995880127</text:p>
          </table:table-cell>
          <table:table-cell office:value-type="float" office:value="100.23999786377" calcext:value-type="float">
            <text:p>100.23999786377</text:p>
          </table:table-cell>
          <table:table-cell office:value-type="float" office:value="-208.651918650009" calcext:value-type="float">
            <text:p>-208.65191865000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44.358001708984" calcext:value-type="float">
            <text:p>-144.358001708984</text:p>
          </table:table-cell>
          <table:table-cell office:value-type="float" office:value="-5.1269998550415" calcext:value-type="float">
            <text:p>-5.1269998550415</text:p>
          </table:table-cell>
          <table:table-cell office:value-type="float" office:value="-9.41199970245361" calcext:value-type="float">
            <text:p>-9.41199970245361</text:p>
          </table:table-cell>
          <table:table-cell office:value-type="float" office:value="100.236000061035" calcext:value-type="float">
            <text:p>100.236000061035</text:p>
          </table:table-cell>
          <table:table-cell office:value-type="float" office:value="-208.009594706626" calcext:value-type="float">
            <text:p>-208.00959470662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144.352005004883" calcext:value-type="float">
            <text:p>-144.352005004883</text:p>
          </table:table-cell>
          <table:table-cell office:value-type="float" office:value="-5.12599992752075" calcext:value-type="float">
            <text:p>-5.12599992752075</text:p>
          </table:table-cell>
          <table:table-cell office:value-type="float" office:value="-9.40999984741211" calcext:value-type="float">
            <text:p>-9.4099998474121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311186175975" calcext:value-type="float">
            <text:p>-208.31118617597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44.352996826172" calcext:value-type="float">
            <text:p>-144.352996826172</text:p>
          </table:table-cell>
          <table:table-cell office:value-type="float" office:value="-5.11700010299683" calcext:value-type="float">
            <text:p>-5.11700010299683</text:p>
          </table:table-cell>
          <table:table-cell office:value-type="float" office:value="-9.40999984741211" calcext:value-type="float">
            <text:p>-9.40999984741211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9.239893322129" calcext:value-type="float">
            <text:p>-209.23989332212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144.350006103516" calcext:value-type="float">
            <text:p>-144.350006103516</text:p>
          </table:table-cell>
          <table:table-cell office:value-type="float" office:value="-5.12200021743774" calcext:value-type="float">
            <text:p>-5.12200021743774</text:p>
          </table:table-cell>
          <table:table-cell office:value-type="float" office:value="-9.40799999237061" calcext:value-type="float">
            <text:p>-9.40799999237061</text:p>
          </table:table-cell>
          <table:table-cell office:value-type="float" office:value="100.265998840332" calcext:value-type="float">
            <text:p>100.265998840332</text:p>
          </table:table-cell>
          <table:table-cell office:value-type="float" office:value="-208.341983923826" calcext:value-type="float">
            <text:p>-208.34198392382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44.354995727539" calcext:value-type="float">
            <text:p>-144.354995727539</text:p>
          </table:table-cell>
          <table:table-cell office:value-type="float" office:value="-5.13100004196167" calcext:value-type="float">
            <text:p>-5.13100004196167</text:p>
          </table:table-cell>
          <table:table-cell office:value-type="float" office:value="-9.4069995880127" calcext:value-type="float">
            <text:p>-9.4069995880127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140518930388" calcext:value-type="float">
            <text:p>-208.14051893038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144.343994140625" calcext:value-type="float">
            <text:p>-144.343994140625</text:p>
          </table:table-cell>
          <table:table-cell office:value-type="float" office:value="-5.13299989700317" calcext:value-type="float">
            <text:p>-5.13299989700317</text:p>
          </table:table-cell>
          <table:table-cell office:value-type="float" office:value="-9.41100025177002" calcext:value-type="float">
            <text:p>-9.41100025177002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450163594916" calcext:value-type="float">
            <text:p>-208.45016359491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44.350006103516" calcext:value-type="float">
            <text:p>-144.350006103516</text:p>
          </table:table-cell>
          <table:table-cell office:value-type="float" office:value="-5.12799978256226" calcext:value-type="float">
            <text:p>-5.12799978256226</text:p>
          </table:table-cell>
          <table:table-cell office:value-type="float" office:value="-9.40999984741211" calcext:value-type="float">
            <text:p>-9.40999984741211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531252468172" calcext:value-type="float">
            <text:p>-208.5312524681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44.354995727539" calcext:value-type="float">
            <text:p>-144.354995727539</text:p>
          </table:table-cell>
          <table:table-cell office:value-type="float" office:value="-5.13000011444092" calcext:value-type="float">
            <text:p>-5.13000011444092</text:p>
          </table:table-cell>
          <table:table-cell office:value-type="float" office:value="-9.41100025177002" calcext:value-type="float">
            <text:p>-9.41100025177002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884473332082" calcext:value-type="float">
            <text:p>-208.88447333208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44.363006591797" calcext:value-type="float">
            <text:p>-144.363006591797</text:p>
          </table:table-cell>
          <table:table-cell office:value-type="float" office:value="-5.12799978256226" calcext:value-type="float">
            <text:p>-5.12799978256226</text:p>
          </table:table-cell>
          <table:table-cell office:value-type="float" office:value="-9.41199970245361" calcext:value-type="float">
            <text:p>-9.4119997024536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652577170122" calcext:value-type="float">
            <text:p>-208.65257717012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144.363998413086" calcext:value-type="float">
            <text:p>-144.363998413086</text:p>
          </table:table-cell>
          <table:table-cell office:value-type="float" office:value="-5.12599992752075" calcext:value-type="float">
            <text:p>-5.12599992752075</text:p>
          </table:table-cell>
          <table:table-cell office:value-type="float" office:value="-9.41600036621094" calcext:value-type="float">
            <text:p>-9.41600036621094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882092707409" calcext:value-type="float">
            <text:p>-208.88209270740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44.358993530273" calcext:value-type="float">
            <text:p>-144.358993530273</text:p>
          </table:table-cell>
          <table:table-cell office:value-type="float" office:value="-5.12599992752075" calcext:value-type="float">
            <text:p>-5.12599992752075</text:p>
          </table:table-cell>
          <table:table-cell office:value-type="float" office:value="-9.41499996185303" calcext:value-type="float">
            <text:p>-9.41499996185303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372413005376" calcext:value-type="float">
            <text:p>-208.37241300537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144.354995727539" calcext:value-type="float">
            <text:p>-144.354995727539</text:p>
          </table:table-cell>
          <table:table-cell office:value-type="float" office:value="-5.11700010299683" calcext:value-type="float">
            <text:p>-5.11700010299683</text:p>
          </table:table-cell>
          <table:table-cell office:value-type="float" office:value="-9.41199970245361" calcext:value-type="float">
            <text:p>-9.41199970245361</text:p>
          </table:table-cell>
          <table:table-cell office:value-type="float" office:value="100.252998352051" calcext:value-type="float">
            <text:p>100.252998352051</text:p>
          </table:table-cell>
          <table:table-cell office:value-type="float" office:value="-208.681332296234" calcext:value-type="float">
            <text:p>-208.68133229623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44.386001586914" calcext:value-type="float">
            <text:p>-144.386001586914</text:p>
          </table:table-cell>
          <table:table-cell office:value-type="float" office:value="-5.11899995803833" calcext:value-type="float">
            <text:p>-5.11899995803833</text:p>
          </table:table-cell>
          <table:table-cell office:value-type="float" office:value="-9.41699981689453" calcext:value-type="float">
            <text:p>-9.41699981689453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854577664642" calcext:value-type="float">
            <text:p>-208.85457766464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144.389007568359" calcext:value-type="float">
            <text:p>-144.389007568359</text:p>
          </table:table-cell>
          <table:table-cell office:value-type="float" office:value="-5.125" calcext:value-type="float">
            <text:p>-5.125</text:p>
          </table:table-cell>
          <table:table-cell office:value-type="float" office:value="-9.41300010681152" calcext:value-type="float">
            <text:p>-9.41300010681152</text:p>
          </table:table-cell>
          <table:table-cell office:value-type="float" office:value="100.262001037598" calcext:value-type="float">
            <text:p>100.262001037598</text:p>
          </table:table-cell>
          <table:table-cell office:value-type="float" office:value="-208.399255829858" calcext:value-type="float">
            <text:p>-208.39925582985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44.365005493164" calcext:value-type="float">
            <text:p>-144.365005493164</text:p>
          </table:table-cell>
          <table:table-cell office:value-type="float" office:value="-5.13000011444092" calcext:value-type="float">
            <text:p>-5.13000011444092</text:p>
          </table:table-cell>
          <table:table-cell office:value-type="float" office:value="-9.42099952697754" calcext:value-type="float">
            <text:p>-9.42099952697754</text:p>
          </table:table-cell>
          <table:table-cell office:value-type="float" office:value="100.236000061035" calcext:value-type="float">
            <text:p>100.236000061035</text:p>
          </table:table-cell>
          <table:table-cell office:value-type="float" office:value="-208.271816059074" calcext:value-type="float">
            <text:p>-208.27181605907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144.345993041992" calcext:value-type="float">
            <text:p>-144.345993041992</text:p>
          </table:table-cell>
          <table:table-cell office:value-type="float" office:value="-5.12900018692017" calcext:value-type="float">
            <text:p>-5.12900018692017</text:p>
          </table:table-cell>
          <table:table-cell office:value-type="float" office:value="-9.41800022125244" calcext:value-type="float">
            <text:p>-9.4180002212524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422736741562" calcext:value-type="float">
            <text:p>-208.42273674156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44.337005615234" calcext:value-type="float">
            <text:p>-144.337005615234</text:p>
          </table:table-cell>
          <table:table-cell office:value-type="float" office:value="-5.12900018692017" calcext:value-type="float">
            <text:p>-5.12900018692017</text:p>
          </table:table-cell>
          <table:table-cell office:value-type="float" office:value="-9.41699981689453" calcext:value-type="float">
            <text:p>-9.41699981689453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778295146073" calcext:value-type="float">
            <text:p>-208.77829514607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144.328994750977" calcext:value-type="float">
            <text:p>-144.328994750977</text:p>
          </table:table-cell>
          <table:table-cell office:value-type="float" office:value="-5.13299989700317" calcext:value-type="float">
            <text:p>-5.13299989700317</text:p>
          </table:table-cell>
          <table:table-cell office:value-type="float" office:value="-9.42099952697754" calcext:value-type="float">
            <text:p>-9.42099952697754</text:p>
          </table:table-cell>
          <table:table-cell office:value-type="float" office:value="100.249000549316" calcext:value-type="float">
            <text:p>100.249000549316</text:p>
          </table:table-cell>
          <table:table-cell office:value-type="float" office:value="-208.190332778372" calcext:value-type="float">
            <text:p>-208.190332778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4T14:09:37.223142374</dc:date>
    <meta:editing-duration>PT2M39S</meta:editing-duration>
    <meta:editing-cycles>1</meta:editing-cycles>
    <meta:document-statistic meta:table-count="1" meta:cell-count="8699" meta:object-count="0"/>
    <meta:generator>LibreOffice/6.0.7.3$Linux_AARCH64 LibreOffice_project/00m0$Build-3</meta:generator>
  </office:meta>
</office:document-meta>
</file>